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33mm"/>
    </style:style>
    <style:style style:name="co2" style:family="table-column">
      <style:table-column-properties fo:break-before="auto" style:column-width="19.42mm"/>
    </style:style>
    <style:style style:name="co3" style:family="table-column">
      <style:table-column-properties fo:break-before="auto" style:column-width="17.78mm"/>
    </style:style>
    <style:style style:name="co4" style:family="table-column">
      <style:table-column-properties fo:break-before="auto" style:column-width="18.59mm"/>
    </style:style>
    <style:style style:name="co5" style:family="table-column">
      <style:table-column-properties fo:break-before="auto" style:column-width="22.95mm"/>
    </style:style>
    <style:style style:name="co6" style:family="table-column">
      <style:table-column-properties fo:break-before="auto" style:column-width="20.23mm"/>
    </style:style>
    <style:style style:name="co7" style:family="table-column">
      <style:table-column-properties fo:break-before="auto" style:column-width="24.59mm"/>
    </style:style>
    <style:style style:name="co8" style:family="table-column">
      <style:table-column-properties fo:break-before="auto" style:column-width="21.33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18.8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IS_Lidar" table:style-name="ta1">
        <table:shapes>
          <draw:frame draw:z-index="0" draw:style-name="gr1" draw:text-style-name="P1" svg:width="159.93mm" svg:height="90.05mm" svg:x="186.72mm" svg:y="31.35mm">
            <loext:p draw:notify-on-update-of-ranges="NIS_Lidar.B1:NIS_Lidar.B1 NIS_Lidar.B2:NIS_Lidar.B251 NIS_Lidar.S1:NIS_Lidar.S1 NIS_Lidar.S2:NIS_Lidar.S251 NIS_Lidar.B1:NIS_Lidar.B1 NIS_Lidar.B2:NIS_Lidar.B251 NIS_Lidar.T1:NIS_Lidar.T1 NIS_Lidar.T2:NIS_Lidar.T25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<text:s text:c="5"/>count </text:p>
          </table:table-cell>
          <table:table-cell office:value-type="string" calcext:value-type="string">
            <text:p><text:s text:c="4"/>time(s) </text:p>
          </table:table-cell>
          <table:table-cell office:value-type="string" calcext:value-type="string">
            <text:p><text:s text:c="6"/>dt(s) </text:p>
          </table:table-cell>
          <table:table-cell office:value-type="string" calcext:value-type="string">
            <text:p><text:s text:c="7"/>type </text:p>
          </table:table-cell>
          <table:table-cell office:value-type="string" calcext:value-type="string">
            <text:p><text:s text:c="4"/>meas_px </text:p>
          </table:table-cell>
          <table:table-cell office:value-type="string" calcext:value-type="string">
            <text:p><text:s text:c="5"/>est_px </text:p>
          </table:table-cell>
          <table:table-cell office:value-type="string" calcext:value-type="string">
            <text:p><text:s text:c="6"/>gt_px </text:p>
          </table:table-cell>
          <table:table-cell office:value-type="string" calcext:value-type="string">
            <text:p><text:s text:c="4"/>RMSE_px </text:p>
          </table:table-cell>
          <table:table-cell office:value-type="string" calcext:value-type="string">
            <text:p><text:s text:c="4"/>meas_py </text:p>
          </table:table-cell>
          <table:table-cell office:value-type="string" calcext:value-type="string">
            <text:p><text:s text:c="5"/>est_py </text:p>
          </table:table-cell>
          <table:table-cell office:value-type="string" calcext:value-type="string">
            <text:p><text:s text:c="6"/>gt_py </text:p>
          </table:table-cell>
          <table:table-cell office:value-type="string" calcext:value-type="string">
            <text:p><text:s text:c="4"/>RMSE_py </text:p>
          </table:table-cell>
          <table:table-cell office:value-type="string" calcext:value-type="string">
            <text:p><text:s text:c="5"/>est_vx </text:p>
          </table:table-cell>
          <table:table-cell office:value-type="string" calcext:value-type="string">
            <text:p><text:s text:c="6"/>gt_vx </text:p>
          </table:table-cell>
          <table:table-cell office:value-type="string" calcext:value-type="string">
            <text:p><text:s text:c="4"/>RMSE_vx </text:p>
          </table:table-cell>
          <table:table-cell office:value-type="string" calcext:value-type="string">
            <text:p><text:s text:c="5"/>est_vy </text:p>
          </table:table-cell>
          <table:table-cell office:value-type="string" calcext:value-type="string">
            <text:p><text:s text:c="6"/>gt_vy </text:p>
          </table:table-cell>
          <table:table-cell office:value-type="string" calcext:value-type="string">
            <text:p><text:s text:c="4"/>RMSE_vy </text:p>
          </table:table-cell>
          <table:table-cell table:style-name="ce1" office:value-type="string" calcext:value-type="string">
            <text:p>NIS Lidar </text:p>
          </table:table-cell>
          <table:table-cell office:value-type="string" calcext:value-type="string">
            <text:p>95% Value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 text:c="6"/>Lidar </text:p>
          </table:table-cell>
          <table:table-cell table:number-columns-repeated="2" office:value-type="float" office:value="0.312243" calcext:value-type="float">
            <text:p>0.312243</text:p>
          </table:table-cell>
          <table:table-cell office:value-type="float" office:value="0.6" calcext:value-type="float">
            <text:p>0.6</text:p>
          </table:table-cell>
          <table:table-cell office:value-type="float" office:value="0.287757" calcext:value-type="float">
            <text:p>0.287757</text:p>
          </table:table-cell>
          <table:table-cell table:number-columns-repeated="2" office:value-type="float" office:value="0.58034" calcext:value-type="float">
            <text:p>0.58034</text:p>
          </table:table-cell>
          <table:table-cell office:value-type="float" office:value="0.6" calcext:value-type="float">
            <text:p>0.6</text:p>
          </table:table-cell>
          <table:table-cell office:value-type="float" office:value="0.0196602" calcext:value-type="float">
            <text:p>0.01966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.19994" calcext:value-type="float">
            <text:p>5.199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table:number-columns-repeated="2" office:value-type="float" office:value="1.17385" calcext:value-type="float">
            <text:p>1.17385</text:p>
          </table:table-cell>
          <table:table-cell office:value-type="float" office:value="1.11998" calcext:value-type="float">
            <text:p>1.11998</text:p>
          </table:table-cell>
          <table:table-cell office:value-type="float" office:value="0.169031" calcext:value-type="float">
            <text:p>0.169031</text:p>
          </table:table-cell>
          <table:table-cell table:number-columns-repeated="2" office:value-type="float" office:value="0.481073" calcext:value-type="float">
            <text:p>0.481073</text:p>
          </table:table-cell>
          <table:table-cell office:value-type="float" office:value="0.600225" calcext:value-type="float">
            <text:p>0.600225</text:p>
          </table:table-cell>
          <table:table-cell office:value-type="float" office:value="0.0794096" calcext:value-type="float">
            <text:p>0.0794096</text:p>
          </table:table-cell>
          <table:table-cell office:value-type="float" office:value="6.21865" calcext:value-type="float">
            <text:p>6.21865</text:p>
          </table:table-cell>
          <table:table-cell office:value-type="float" office:value="5.19943" calcext:value-type="float">
            <text:p>5.19943</text:p>
          </table:table-cell>
          <table:table-cell office:value-type="float" office:value="4.28624" calcext:value-type="float">
            <text:p>4.28624</text:p>
          </table:table-cell>
          <table:table-cell office:value-type="float" office:value="-1.06278" calcext:value-type="float">
            <text:p>-1.06278</text:p>
          </table:table-cell>
          <table:table-cell office:value-type="float" office:value="0.00538996" calcext:value-type="float">
            <text:p>0.00538996</text:p>
          </table:table-cell>
          <table:table-cell office:value-type="float" office:value="0.616708" calcext:value-type="float">
            <text:p>0.616708</text:p>
          </table:table-cell>
          <table:table-cell office:value-type="float" office:value="0" calcext:value-type="float">
            <text:p>0</text:p>
          </table:table-cell>
          <table:table-cell table:formula="of:=[.T2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1.65063" calcext:value-type="float">
            <text:p>1.65063</text:p>
          </table:table-cell>
          <table:table-cell office:value-type="float" office:value="1.64652" calcext:value-type="float">
            <text:p>1.64652</text:p>
          </table:table-cell>
          <table:table-cell office:value-type="float" office:value="1.6399" calcext:value-type="float">
            <text:p>1.6399</text:p>
          </table:table-cell>
          <table:table-cell office:value-type="float" office:value="0.133815" calcext:value-type="float">
            <text:p>0.133815</text:p>
          </table:table-cell>
          <table:table-cell office:value-type="float" office:value="0.62469" calcext:value-type="float">
            <text:p>0.62469</text:p>
          </table:table-cell>
          <table:table-cell office:value-type="float" office:value="0.479947" calcext:value-type="float">
            <text:p>0.479947</text:p>
          </table:table-cell>
          <table:table-cell office:value-type="float" office:value="0.601347" calcext:value-type="float">
            <text:p>0.601347</text:p>
          </table:table-cell>
          <table:table-cell office:value-type="float" office:value="0.0853552" calcext:value-type="float">
            <text:p>0.0853552</text:p>
          </table:table-cell>
          <table:table-cell office:value-type="float" office:value="5.93186" calcext:value-type="float">
            <text:p>5.93186</text:p>
          </table:table-cell>
          <table:table-cell office:value-type="float" office:value="5.19839" calcext:value-type="float">
            <text:p>5.19839</text:p>
          </table:table-cell>
          <table:table-cell office:value-type="float" office:value="3.35063" calcext:value-type="float">
            <text:p>3.35063</text:p>
          </table:table-cell>
          <table:table-cell office:value-type="float" office:value="-1.86465" calcext:value-type="float">
            <text:p>-1.86465</text:p>
          </table:table-cell>
          <table:table-cell office:value-type="float" office:value="0.0179597" calcext:value-type="float">
            <text:p>0.0179597</text:p>
          </table:table-cell>
          <table:table-cell office:value-type="float" office:value="1.32629" calcext:value-type="float">
            <text:p>1.32629</text:p>
          </table:table-cell>
          <table:table-cell office:value-type="float" office:value="1.14804" calcext:value-type="float">
            <text:p>1.14804</text:p>
          </table:table-cell>
          <table:table-cell table:formula="of:=[.T3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2.18882" calcext:value-type="float">
            <text:p>2.18882</text:p>
          </table:table-cell>
          <table:table-cell office:value-type="float" office:value="2.22588" calcext:value-type="float">
            <text:p>2.22588</text:p>
          </table:table-cell>
          <table:table-cell office:value-type="float" office:value="2.1597" calcext:value-type="float">
            <text:p>2.1597</text:p>
          </table:table-cell>
          <table:table-cell office:value-type="float" office:value="0.116253" calcext:value-type="float">
            <text:p>0.116253</text:p>
          </table:table-cell>
          <table:table-cell office:value-type="float" office:value="0.648739" calcext:value-type="float">
            <text:p>0.648739</text:p>
          </table:table-cell>
          <table:table-cell office:value-type="float" office:value="0.467854" calcext:value-type="float">
            <text:p>0.467854</text:p>
          </table:table-cell>
          <table:table-cell office:value-type="float" office:value="0.604086" calcext:value-type="float">
            <text:p>0.604086</text:p>
          </table:table-cell>
          <table:table-cell office:value-type="float" office:value="0.0967619" calcext:value-type="float">
            <text:p>0.0967619</text:p>
          </table:table-cell>
          <table:table-cell office:value-type="float" office:value="5.97359" calcext:value-type="float">
            <text:p>5.97359</text:p>
          </table:table-cell>
          <table:table-cell office:value-type="float" office:value="5.19678" calcext:value-type="float">
            <text:p>5.19678</text:p>
          </table:table-cell>
          <table:table-cell office:value-type="float" office:value="2.86172" calcext:value-type="float">
            <text:p>2.86172</text:p>
          </table:table-cell>
          <table:table-cell office:value-type="float" office:value="-1.09302" calcext:value-type="float">
            <text:p>-1.09302</text:p>
          </table:table-cell>
          <table:table-cell office:value-type="float" office:value="0.0376932" calcext:value-type="float">
            <text:p>0.0376932</text:p>
          </table:table-cell>
          <table:table-cell office:value-type="float" office:value="1.29508" calcext:value-type="float">
            <text:p>1.29508</text:p>
          </table:table-cell>
          <table:table-cell office:value-type="float" office:value="1.7639" calcext:value-type="float">
            <text:p>1.7639</text:p>
          </table:table-cell>
          <table:table-cell table:formula="of:=[.T4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2.65526" calcext:value-type="float">
            <text:p>2.65526</text:p>
          </table:table-cell>
          <table:table-cell office:value-type="float" office:value="2.74916" calcext:value-type="float">
            <text:p>2.74916</text:p>
          </table:table-cell>
          <table:table-cell office:value-type="float" office:value="2.67932" calcext:value-type="float">
            <text:p>2.67932</text:p>
          </table:table-cell>
          <table:table-cell office:value-type="float" office:value="0.107008" calcext:value-type="float">
            <text:p>0.107008</text:p>
          </table:table-cell>
          <table:table-cell office:value-type="float" office:value="0.66598" calcext:value-type="float">
            <text:p>0.66598</text:p>
          </table:table-cell>
          <table:table-cell office:value-type="float" office:value="0.538572" calcext:value-type="float">
            <text:p>0.538572</text:p>
          </table:table-cell>
          <table:table-cell office:value-type="float" office:value="0.609155" calcext:value-type="float">
            <text:p>0.609155</text:p>
          </table:table-cell>
          <table:table-cell office:value-type="float" office:value="0.0911474" calcext:value-type="float">
            <text:p>0.0911474</text:p>
          </table:table-cell>
          <table:table-cell office:value-type="float" office:value="5.79566" calcext:value-type="float">
            <text:p>5.79566</text:p>
          </table:table-cell>
          <table:table-cell office:value-type="float" office:value="5.1945" calcext:value-type="float">
            <text:p>5.1945</text:p>
          </table:table-cell>
          <table:table-cell office:value-type="float" office:value="2.54015" calcext:value-type="float">
            <text:p>2.54015</text:p>
          </table:table-cell>
          <table:table-cell office:value-type="float" office:value="-0.384997" calcext:value-type="float">
            <text:p>-0.384997</text:p>
          </table:table-cell>
          <table:table-cell office:value-type="float" office:value="0.0645654" calcext:value-type="float">
            <text:p>0.0645654</text:p>
          </table:table-cell>
          <table:table-cell office:value-type="float" office:value="1.16648" calcext:value-type="float">
            <text:p>1.16648</text:p>
          </table:table-cell>
          <table:table-cell office:value-type="float" office:value="1.32621" calcext:value-type="float">
            <text:p>1.32621</text:p>
          </table:table-cell>
          <table:table-cell table:formula="of:=[.T5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3.01222" calcext:value-type="float">
            <text:p>3.01222</text:p>
          </table:table-cell>
          <table:table-cell office:value-type="float" office:value="3.24799" calcext:value-type="float">
            <text:p>3.24799</text:p>
          </table:table-cell>
          <table:table-cell office:value-type="float" office:value="3.19869" calcext:value-type="float">
            <text:p>3.19869</text:p>
          </table:table-cell>
          <table:table-cell office:value-type="float" office:value="0.100654" calcext:value-type="float">
            <text:p>0.100654</text:p>
          </table:table-cell>
          <table:table-cell office:value-type="float" office:value="0.637046" calcext:value-type="float">
            <text:p>0.637046</text:p>
          </table:table-cell>
          <table:table-cell office:value-type="float" office:value="0.57703" calcext:value-type="float">
            <text:p>0.57703</text:p>
          </table:table-cell>
          <table:table-cell office:value-type="float" office:value="0.617267" calcext:value-type="float">
            <text:p>0.617267</text:p>
          </table:table-cell>
          <table:table-cell office:value-type="float" office:value="0.0840405" calcext:value-type="float">
            <text:p>0.0840405</text:p>
          </table:table-cell>
          <table:table-cell office:value-type="float" office:value="5.64238" calcext:value-type="float">
            <text:p>5.64238</text:p>
          </table:table-cell>
          <table:table-cell office:value-type="float" office:value="5.19147" calcext:value-type="float">
            <text:p>5.19147</text:p>
          </table:table-cell>
          <table:table-cell office:value-type="float" office:value="2.30645" calcext:value-type="float">
            <text:p>2.30645</text:p>
          </table:table-cell>
          <table:table-cell office:value-type="float" office:value="-0.103288" calcext:value-type="float">
            <text:p>-0.103288</text:p>
          </table:table-cell>
          <table:table-cell office:value-type="float" office:value="0.0985415" calcext:value-type="float">
            <text:p>0.0985415</text:p>
          </table:table-cell>
          <table:table-cell office:value-type="float" office:value="1.05968" calcext:value-type="float">
            <text:p>1.05968</text:p>
          </table:table-cell>
          <table:table-cell office:value-type="float" office:value="3.20047" calcext:value-type="float">
            <text:p>3.20047</text:p>
          </table:table-cell>
          <table:table-cell table:formula="of:=[.T6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.6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3.89365" calcext:value-type="float">
            <text:p>3.89365</text:p>
          </table:table-cell>
          <table:table-cell office:value-type="float" office:value="3.814" calcext:value-type="float">
            <text:p>3.814</text:p>
          </table:table-cell>
          <table:table-cell office:value-type="float" office:value="3.71772" calcext:value-type="float">
            <text:p>3.71772</text:p>
          </table:table-cell>
          <table:table-cell office:value-type="float" office:value="0.0979021" calcext:value-type="float">
            <text:p>0.0979021</text:p>
          </table:table-cell>
          <table:table-cell office:value-type="float" office:value="0.311793" calcext:value-type="float">
            <text:p>0.311793</text:p>
          </table:table-cell>
          <table:table-cell office:value-type="float" office:value="0.488745" calcext:value-type="float">
            <text:p>0.488745</text:p>
          </table:table-cell>
          <table:table-cell office:value-type="float" office:value="0.62913" calcext:value-type="float">
            <text:p>0.62913</text:p>
          </table:table-cell>
          <table:table-cell office:value-type="float" office:value="0.089405" calcext:value-type="float">
            <text:p>0.089405</text:p>
          </table:table-cell>
          <table:table-cell office:value-type="float" office:value="5.60256" calcext:value-type="float">
            <text:p>5.60256</text:p>
          </table:table-cell>
          <table:table-cell office:value-type="float" office:value="5.18754" calcext:value-type="float">
            <text:p>5.18754</text:p>
          </table:table-cell>
          <table:table-cell office:value-type="float" office:value="2.12757" calcext:value-type="float">
            <text:p>2.12757</text:p>
          </table:table-cell>
          <table:table-cell office:value-type="float" office:value="-0.365032" calcext:value-type="float">
            <text:p>-0.365032</text:p>
          </table:table-cell>
          <table:table-cell office:value-type="float" office:value="0.139576" calcext:value-type="float">
            <text:p>0.139576</text:p>
          </table:table-cell>
          <table:table-cell office:value-type="float" office:value="0.989089" calcext:value-type="float">
            <text:p>0.989089</text:p>
          </table:table-cell>
          <table:table-cell office:value-type="float" office:value="2.05902" calcext:value-type="float">
            <text:p>2.05902</text:p>
          </table:table-cell>
          <table:table-cell table:formula="of:=[.T7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.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4.30935" calcext:value-type="float">
            <text:p>4.30935</text:p>
          </table:table-cell>
          <table:table-cell office:value-type="float" office:value="4.36113" calcext:value-type="float">
            <text:p>4.36113</text:p>
          </table:table-cell>
          <table:table-cell office:value-type="float" office:value="4.23632" calcext:value-type="float">
            <text:p>4.23632</text:p>
          </table:table-cell>
          <table:table-cell office:value-type="float" office:value="0.101117" calcext:value-type="float">
            <text:p>0.101117</text:p>
          </table:table-cell>
          <table:table-cell office:value-type="float" office:value="0.578564" calcext:value-type="float">
            <text:p>0.578564</text:p>
          </table:table-cell>
          <table:table-cell office:value-type="float" office:value="0.533577" calcext:value-type="float">
            <text:p>0.533577</text:p>
          </table:table-cell>
          <table:table-cell office:value-type="float" office:value="0.645449" calcext:value-type="float">
            <text:p>0.645449</text:p>
          </table:table-cell>
          <table:table-cell office:value-type="float" office:value="0.0922969" calcext:value-type="float">
            <text:p>0.0922969</text:p>
          </table:table-cell>
          <table:table-cell office:value-type="float" office:value="5.57218" calcext:value-type="float">
            <text:p>5.57218</text:p>
          </table:table-cell>
          <table:table-cell office:value-type="float" office:value="5.18256" calcext:value-type="float">
            <text:p>5.18256</text:p>
          </table:table-cell>
          <table:table-cell office:value-type="float" office:value="1.98587" calcext:value-type="float">
            <text:p>1.98587</text:p>
          </table:table-cell>
          <table:table-cell office:value-type="float" office:value="-0.130105" calcext:value-type="float">
            <text:p>-0.130105</text:p>
          </table:table-cell>
          <table:table-cell office:value-type="float" office:value="0.187614" calcext:value-type="float">
            <text:p>0.187614</text:p>
          </table:table-cell>
          <table:table-cell office:value-type="float" office:value="0.928634" calcext:value-type="float">
            <text:p>0.928634</text:p>
          </table:table-cell>
          <table:table-cell office:value-type="float" office:value="0.255662" calcext:value-type="float">
            <text:p>0.255662</text:p>
          </table:table-cell>
          <table:table-cell table:formula="of:=[.T8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" calcext:value-type="float">
            <text:p>0.8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4.35143" calcext:value-type="float">
            <text:p>4.35143</text:p>
          </table:table-cell>
          <table:table-cell office:value-type="float" office:value="4.81301" calcext:value-type="float">
            <text:p>4.81301</text:p>
          </table:table-cell>
          <table:table-cell office:value-type="float" office:value="4.75437" calcext:value-type="float">
            <text:p>4.75437</text:p>
          </table:table-cell>
          <table:table-cell office:value-type="float" office:value="0.100752" calcext:value-type="float">
            <text:p>0.100752</text:p>
          </table:table-cell>
          <table:table-cell office:value-type="float" office:value="0.899174" calcext:value-type="float">
            <text:p>0.899174</text:p>
          </table:table-cell>
          <table:table-cell office:value-type="float" office:value="0.646681" calcext:value-type="float">
            <text:p>0.646681</text:p>
          </table:table-cell>
          <table:table-cell office:value-type="float" office:value="0.666921" calcext:value-type="float">
            <text:p>0.666921</text:p>
          </table:table-cell>
          <table:table-cell office:value-type="float" office:value="0.0894839" calcext:value-type="float">
            <text:p>0.0894839</text:p>
          </table:table-cell>
          <table:table-cell office:value-type="float" office:value="5.39179" calcext:value-type="float">
            <text:p>5.39179</text:p>
          </table:table-cell>
          <table:table-cell office:value-type="float" office:value="5.17634" calcext:value-type="float">
            <text:p>5.17634</text:p>
          </table:table-cell>
          <table:table-cell office:value-type="float" office:value="1.86774" calcext:value-type="float">
            <text:p>1.86774</text:p>
          </table:table-cell>
          <table:table-cell office:value-type="float" office:value="0.280129" calcext:value-type="float">
            <text:p>0.280129</text:p>
          </table:table-cell>
          <table:table-cell office:value-type="float" office:value="0.242587" calcext:value-type="float">
            <text:p>0.242587</text:p>
          </table:table-cell>
          <table:table-cell office:value-type="float" office:value="0.874045" calcext:value-type="float">
            <text:p>0.874045</text:p>
          </table:table-cell>
          <table:table-cell office:value-type="float" office:value="14.8964" calcext:value-type="float">
            <text:p>14.8964</text:p>
          </table:table-cell>
          <table:table-cell table:formula="of:=[.T9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" calcext:value-type="float">
            <text:p>0.9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5.51894" calcext:value-type="float">
            <text:p>5.51894</text:p>
          </table:table-cell>
          <table:table-cell office:value-type="float" office:value="5.35791" calcext:value-type="float">
            <text:p>5.35791</text:p>
          </table:table-cell>
          <table:table-cell office:value-type="float" office:value="5.27175" calcext:value-type="float">
            <text:p>5.27175</text:p>
          </table:table-cell>
          <table:table-cell office:value-type="float" office:value="0.0980601" calcext:value-type="float">
            <text:p>0.0980601</text:p>
          </table:table-cell>
          <table:table-cell office:value-type="float" office:value="0.648233" calcext:value-type="float">
            <text:p>0.648233</text:p>
          </table:table-cell>
          <table:table-cell office:value-type="float" office:value="0.665695" calcext:value-type="float">
            <text:p>0.665695</text:p>
          </table:table-cell>
          <table:table-cell office:value-type="float" office:value="0.694234" calcext:value-type="float">
            <text:p>0.694234</text:p>
          </table:table-cell>
          <table:table-cell office:value-type="float" office:value="0.0850423" calcext:value-type="float">
            <text:p>0.0850423</text:p>
          </table:table-cell>
          <table:table-cell office:value-type="float" office:value="5.34022" calcext:value-type="float">
            <text:p>5.34022</text:p>
          </table:table-cell>
          <table:table-cell office:value-type="float" office:value="5.16867" calcext:value-type="float">
            <text:p>5.16867</text:p>
          </table:table-cell>
          <table:table-cell office:value-type="float" office:value="1.76742" calcext:value-type="float">
            <text:p>1.76742</text:p>
          </table:table-cell>
          <table:table-cell office:value-type="float" office:value="0.292826" calcext:value-type="float">
            <text:p>0.292826</text:p>
          </table:table-cell>
          <table:table-cell office:value-type="float" office:value="0.304413" calcext:value-type="float">
            <text:p>0.304413</text:p>
          </table:table-cell>
          <table:table-cell office:value-type="float" office:value="0.826774" calcext:value-type="float">
            <text:p>0.826774</text:p>
          </table:table-cell>
          <table:table-cell office:value-type="float" office:value="1.37044" calcext:value-type="float">
            <text:p>1.37044</text:p>
          </table:table-cell>
          <table:table-cell table:formula="of:=[.T10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6.022" calcext:value-type="float">
            <text:p>6.022</text:p>
          </table:table-cell>
          <table:table-cell office:value-type="float" office:value="5.89993" calcext:value-type="float">
            <text:p>5.89993</text:p>
          </table:table-cell>
          <table:table-cell office:value-type="float" office:value="5.78828" calcext:value-type="float">
            <text:p>5.78828</text:p>
          </table:table-cell>
          <table:table-cell office:value-type="float" office:value="0.0980925" calcext:value-type="float">
            <text:p>0.0980925</text:p>
          </table:table-cell>
          <table:table-cell office:value-type="float" office:value="0.708619" calcext:value-type="float">
            <text:p>0.708619</text:p>
          </table:table-cell>
          <table:table-cell office:value-type="float" office:value="0.699217" calcext:value-type="float">
            <text:p>0.699217</text:p>
          </table:table-cell>
          <table:table-cell office:value-type="float" office:value="0.728072" calcext:value-type="float">
            <text:p>0.728072</text:p>
          </table:table-cell>
          <table:table-cell office:value-type="float" office:value="0.0813982" calcext:value-type="float">
            <text:p>0.0813982</text:p>
          </table:table-cell>
          <table:table-cell office:value-type="float" office:value="5.35791" calcext:value-type="float">
            <text:p>5.35791</text:p>
          </table:table-cell>
          <table:table-cell office:value-type="float" office:value="5.15932" calcext:value-type="float">
            <text:p>5.15932</text:p>
          </table:table-cell>
          <table:table-cell office:value-type="float" office:value="1.68212" calcext:value-type="float">
            <text:p>1.68212</text:p>
          </table:table-cell>
          <table:table-cell office:value-type="float" office:value="0.360597" calcext:value-type="float">
            <text:p>0.360597</text:p>
          </table:table-cell>
          <table:table-cell office:value-type="float" office:value="0.372999" calcext:value-type="float">
            <text:p>0.372999</text:p>
          </table:table-cell>
          <table:table-cell office:value-type="float" office:value="0.786428" calcext:value-type="float">
            <text:p>0.786428</text:p>
          </table:table-cell>
          <table:table-cell office:value-type="float" office:value="0.777822" calcext:value-type="float">
            <text:p>0.777822</text:p>
          </table:table-cell>
          <table:table-cell table:formula="of:=[.T11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1" calcext:value-type="float">
            <text:p>1.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6.34249" calcext:value-type="float">
            <text:p>6.34249</text:p>
          </table:table-cell>
          <table:table-cell office:value-type="float" office:value="6.39447" calcext:value-type="float">
            <text:p>6.39447</text:p>
          </table:table-cell>
          <table:table-cell office:value-type="float" office:value="6.30379" calcext:value-type="float">
            <text:p>6.30379</text:p>
          </table:table-cell>
          <table:table-cell office:value-type="float" office:value="0.0977077" calcext:value-type="float">
            <text:p>0.0977077</text:p>
          </table:table-cell>
          <table:table-cell office:value-type="float" office:value="0.948833" calcext:value-type="float">
            <text:p>0.948833</text:p>
          </table:table-cell>
          <table:table-cell office:value-type="float" office:value="0.743641" calcext:value-type="float">
            <text:p>0.743641</text:p>
          </table:table-cell>
          <table:table-cell office:value-type="float" office:value="0.769103" calcext:value-type="float">
            <text:p>0.769103</text:p>
          </table:table-cell>
          <table:table-cell office:value-type="float" office:value="0.0805153" calcext:value-type="float">
            <text:p>0.0805153</text:p>
          </table:table-cell>
          <table:table-cell office:value-type="float" office:value="5.2593" calcext:value-type="float">
            <text:p>5.2593</text:p>
          </table:table-cell>
          <table:table-cell office:value-type="float" office:value="5.14803" calcext:value-type="float">
            <text:p>5.14803</text:p>
          </table:table-cell>
          <table:table-cell office:value-type="float" office:value="1.60773" calcext:value-type="float">
            <text:p>1.60773</text:p>
          </table:table-cell>
          <table:table-cell office:value-type="float" office:value="0.443509" calcext:value-type="float">
            <text:p>0.443509</text:p>
          </table:table-cell>
          <table:table-cell office:value-type="float" office:value="0.448233" calcext:value-type="float">
            <text:p>0.448233</text:p>
          </table:table-cell>
          <table:table-cell office:value-type="float" office:value="0.75292" calcext:value-type="float">
            <text:p>0.75292</text:p>
          </table:table-cell>
          <table:table-cell office:value-type="float" office:value="2.77494" calcext:value-type="float">
            <text:p>2.77494</text:p>
          </table:table-cell>
          <table:table-cell table:formula="of:=[.T12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2" calcext:value-type="float">
            <text:p>1.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6.78214" calcext:value-type="float">
            <text:p>6.78214</text:p>
          </table:table-cell>
          <table:table-cell office:value-type="float" office:value="6.88776" calcext:value-type="float">
            <text:p>6.88776</text:p>
          </table:table-cell>
          <table:table-cell office:value-type="float" office:value="6.81808" calcext:value-type="float">
            <text:p>6.81808</text:p>
          </table:table-cell>
          <table:table-cell office:value-type="float" office:value="0.096184" calcext:value-type="float">
            <text:p>0.096184</text:p>
          </table:table-cell>
          <table:table-cell office:value-type="float" office:value="0.714036" calcext:value-type="float">
            <text:p>0.714036</text:p>
          </table:table-cell>
          <table:table-cell office:value-type="float" office:value="0.779517" calcext:value-type="float">
            <text:p>0.779517</text:p>
          </table:table-cell>
          <table:table-cell office:value-type="float" office:value="0.817988" calcext:value-type="float">
            <text:p>0.817988</text:p>
          </table:table-cell>
          <table:table-cell office:value-type="float" office:value="0.0776612" calcext:value-type="float">
            <text:p>0.0776612</text:p>
          </table:table-cell>
          <table:table-cell office:value-type="float" office:value="5.19369" calcext:value-type="float">
            <text:p>5.19369</text:p>
          </table:table-cell>
          <table:table-cell office:value-type="float" office:value="5.13452" calcext:value-type="float">
            <text:p>5.13452</text:p>
          </table:table-cell>
          <table:table-cell office:value-type="float" office:value="1.54219" calcext:value-type="float">
            <text:p>1.54219</text:p>
          </table:table-cell>
          <table:table-cell office:value-type="float" office:value="0.474083" calcext:value-type="float">
            <text:p>0.474083</text:p>
          </table:table-cell>
          <table:table-cell office:value-type="float" office:value="0.52999" calcext:value-type="float">
            <text:p>0.52999</text:p>
          </table:table-cell>
          <table:table-cell office:value-type="float" office:value="0.722271" calcext:value-type="float">
            <text:p>0.722271</text:p>
          </table:table-cell>
          <table:table-cell office:value-type="float" office:value="0.835331" calcext:value-type="float">
            <text:p>0.835331</text:p>
          </table:table-cell>
          <table:table-cell table:formula="of:=[.T13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3" calcext:value-type="float">
            <text:p>1.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7.13735" calcext:value-type="float">
            <text:p>7.13735</text:p>
          </table:table-cell>
          <table:table-cell office:value-type="float" office:value="7.34921" calcext:value-type="float">
            <text:p>7.34921</text:p>
          </table:table-cell>
          <table:table-cell office:value-type="float" office:value="7.3309" calcext:value-type="float">
            <text:p>7.3309</text:p>
          </table:table-cell>
          <table:table-cell office:value-type="float" office:value="0.093254" calcext:value-type="float">
            <text:p>0.093254</text:p>
          </table:table-cell>
          <table:table-cell office:value-type="float" office:value="0.957217" calcext:value-type="float">
            <text:p>0.957217</text:p>
          </table:table-cell>
          <table:table-cell office:value-type="float" office:value="0.846681" calcext:value-type="float">
            <text:p>0.846681</text:p>
          </table:table-cell>
          <table:table-cell office:value-type="float" office:value="0.875373" calcext:value-type="float">
            <text:p>0.875373</text:p>
          </table:table-cell>
          <table:table-cell office:value-type="float" office:value="0.0761954" calcext:value-type="float">
            <text:p>0.0761954</text:p>
          </table:table-cell>
          <table:table-cell office:value-type="float" office:value="5.06376" calcext:value-type="float">
            <text:p>5.06376</text:p>
          </table:table-cell>
          <table:table-cell office:value-type="float" office:value="5.11851" calcext:value-type="float">
            <text:p>5.11851</text:p>
          </table:table-cell>
          <table:table-cell office:value-type="float" office:value="1.48401" calcext:value-type="float">
            <text:p>1.48401</text:p>
          </table:table-cell>
          <table:table-cell office:value-type="float" office:value="0.578929" calcext:value-type="float">
            <text:p>0.578929</text:p>
          </table:table-cell>
          <table:table-cell office:value-type="float" office:value="0.618123" calcext:value-type="float">
            <text:p>0.618123</text:p>
          </table:table-cell>
          <table:table-cell office:value-type="float" office:value="0.69569" calcext:value-type="float">
            <text:p>0.69569</text:p>
          </table:table-cell>
          <table:table-cell office:value-type="float" office:value="3.14351" calcext:value-type="float">
            <text:p>3.14351</text:p>
          </table:table-cell>
          <table:table-cell table:formula="of:=[.T14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4" calcext:value-type="float">
            <text:p>1.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7.80533" calcext:value-type="float">
            <text:p>7.80533</text:p>
          </table:table-cell>
          <table:table-cell office:value-type="float" office:value="7.88267" calcext:value-type="float">
            <text:p>7.88267</text:p>
          </table:table-cell>
          <table:table-cell office:value-type="float" office:value="7.84199" calcext:value-type="float">
            <text:p>7.84199</text:p>
          </table:table-cell>
          <table:table-cell office:value-type="float" office:value="0.090759" calcext:value-type="float">
            <text:p>0.090759</text:p>
          </table:table-cell>
          <table:table-cell office:value-type="float" office:value="0.719126" calcext:value-type="float">
            <text:p>0.719126</text:p>
          </table:table-cell>
          <table:table-cell office:value-type="float" office:value="0.843666" calcext:value-type="float">
            <text:p>0.843666</text:p>
          </table:table-cell>
          <table:table-cell office:value-type="float" office:value="0.941886" calcext:value-type="float">
            <text:p>0.941886</text:p>
          </table:table-cell>
          <table:table-cell office:value-type="float" office:value="0.0761637" calcext:value-type="float">
            <text:p>0.0761637</text:p>
          </table:table-cell>
          <table:table-cell office:value-type="float" office:value="5.13195" calcext:value-type="float">
            <text:p>5.13195</text:p>
          </table:table-cell>
          <table:table-cell office:value-type="float" office:value="5.09966" calcext:value-type="float">
            <text:p>5.09966</text:p>
          </table:table-cell>
          <table:table-cell office:value-type="float" office:value="1.43195" calcext:value-type="float">
            <text:p>1.43195</text:p>
          </table:table-cell>
          <table:table-cell office:value-type="float" office:value="0.488969" calcext:value-type="float">
            <text:p>0.488969</text:p>
          </table:table-cell>
          <table:table-cell office:value-type="float" office:value="0.712469" calcext:value-type="float">
            <text:p>0.712469</text:p>
          </table:table-cell>
          <table:table-cell office:value-type="float" office:value="0.672718" calcext:value-type="float">
            <text:p>0.672718</text:p>
          </table:table-cell>
          <table:table-cell office:value-type="float" office:value="1.27126" calcext:value-type="float">
            <text:p>1.27126</text:p>
          </table:table-cell>
          <table:table-cell table:formula="of:=[.T15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5" calcext:value-type="float">
            <text:p>1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8.24796" calcext:value-type="float">
            <text:p>8.24796</text:p>
          </table:table-cell>
          <table:table-cell office:value-type="float" office:value="8.36697" calcext:value-type="float">
            <text:p>8.36697</text:p>
          </table:table-cell>
          <table:table-cell office:value-type="float" office:value="8.35106" calcext:value-type="float">
            <text:p>8.35106</text:p>
          </table:table-cell>
          <table:table-cell office:value-type="float" office:value="0.0880555" calcext:value-type="float">
            <text:p>0.0880555</text:p>
          </table:table-cell>
          <table:table-cell office:value-type="float" office:value="0.840322" calcext:value-type="float">
            <text:p>0.840322</text:p>
          </table:table-cell>
          <table:table-cell office:value-type="float" office:value="0.87902" calcext:value-type="float">
            <text:p>0.87902</text:p>
          </table:table-cell>
          <table:table-cell office:value-type="float" office:value="1.01814" calcext:value-type="float">
            <text:p>1.01814</text:p>
          </table:table-cell>
          <table:table-cell office:value-type="float" office:value="0.0803471" calcext:value-type="float">
            <text:p>0.0803471</text:p>
          </table:table-cell>
          <table:table-cell office:value-type="float" office:value="5.05885" calcext:value-type="float">
            <text:p>5.05885</text:p>
          </table:table-cell>
          <table:table-cell office:value-type="float" office:value="5.07766" calcext:value-type="float">
            <text:p>5.07766</text:p>
          </table:table-cell>
          <table:table-cell office:value-type="float" office:value="1.38499" calcext:value-type="float">
            <text:p>1.38499</text:p>
          </table:table-cell>
          <table:table-cell office:value-type="float" office:value="0.497425" calcext:value-type="float">
            <text:p>0.497425</text:p>
          </table:table-cell>
          <table:table-cell office:value-type="float" office:value="0.812843" calcext:value-type="float">
            <text:p>0.812843</text:p>
          </table:table-cell>
          <table:table-cell office:value-type="float" office:value="0.654753" calcext:value-type="float">
            <text:p>0.654753</text:p>
          </table:table-cell>
          <table:table-cell office:value-type="float" office:value="0.818163" calcext:value-type="float">
            <text:p>0.818163</text:p>
          </table:table-cell>
          <table:table-cell table:formula="of:=[.T16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6" calcext:value-type="float">
            <text:p>1.6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8.74615" calcext:value-type="float">
            <text:p>8.74615</text:p>
          </table:table-cell>
          <table:table-cell office:value-type="float" office:value="8.8656" calcext:value-type="float">
            <text:p>8.8656</text:p>
          </table:table-cell>
          <table:table-cell office:value-type="float" office:value="8.85775" calcext:value-type="float">
            <text:p>8.85775</text:p>
          </table:table-cell>
          <table:table-cell office:value-type="float" office:value="0.085481" calcext:value-type="float">
            <text:p>0.085481</text:p>
          </table:table-cell>
          <table:table-cell office:value-type="float" office:value="1.04858" calcext:value-type="float">
            <text:p>1.04858</text:p>
          </table:table-cell>
          <table:table-cell office:value-type="float" office:value="1.01617" calcext:value-type="float">
            <text:p>1.01617</text:p>
          </table:table-cell>
          <table:table-cell office:value-type="float" office:value="1.10473" calcext:value-type="float">
            <text:p>1.10473</text:p>
          </table:table-cell>
          <table:table-cell office:value-type="float" office:value="0.0810953" calcext:value-type="float">
            <text:p>0.0810953</text:p>
          </table:table-cell>
          <table:table-cell office:value-type="float" office:value="5.0757" calcext:value-type="float">
            <text:p>5.0757</text:p>
          </table:table-cell>
          <table:table-cell office:value-type="float" office:value="5.05216" calcext:value-type="float">
            <text:p>5.05216</text:p>
          </table:table-cell>
          <table:table-cell office:value-type="float" office:value="1.34239" calcext:value-type="float">
            <text:p>1.34239</text:p>
          </table:table-cell>
          <table:table-cell office:value-type="float" office:value="0.740347" calcext:value-type="float">
            <text:p>0.740347</text:p>
          </table:table-cell>
          <table:table-cell office:value-type="float" office:value="0.919037" calcext:value-type="float">
            <text:p>0.919037</text:p>
          </table:table-cell>
          <table:table-cell office:value-type="float" office:value="0.636285" calcext:value-type="float">
            <text:p>0.636285</text:p>
          </table:table-cell>
          <table:table-cell office:value-type="float" office:value="0.815042" calcext:value-type="float">
            <text:p>0.815042</text:p>
          </table:table-cell>
          <table:table-cell table:formula="of:=[.T17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7" calcext:value-type="float">
            <text:p>1.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9.25579" calcext:value-type="float">
            <text:p>9.25579</text:p>
          </table:table-cell>
          <table:table-cell office:value-type="float" office:value="9.38638" calcext:value-type="float">
            <text:p>9.38638</text:p>
          </table:table-cell>
          <table:table-cell office:value-type="float" office:value="9.36172" calcext:value-type="float">
            <text:p>9.36172</text:p>
          </table:table-cell>
          <table:table-cell office:value-type="float" office:value="0.0834003" calcext:value-type="float">
            <text:p>0.0834003</text:p>
          </table:table-cell>
          <table:table-cell office:value-type="float" office:value="1.04913" calcext:value-type="float">
            <text:p>1.04913</text:p>
          </table:table-cell>
          <table:table-cell office:value-type="float" office:value="1.08555" calcext:value-type="float">
            <text:p>1.08555</text:p>
          </table:table-cell>
          <table:table-cell office:value-type="float" office:value="1.20223" calcext:value-type="float">
            <text:p>1.20223</text:p>
          </table:table-cell>
          <table:table-cell office:value-type="float" office:value="0.0827358" calcext:value-type="float">
            <text:p>0.0827358</text:p>
          </table:table-cell>
          <table:table-cell office:value-type="float" office:value="5.09167" calcext:value-type="float">
            <text:p>5.09167</text:p>
          </table:table-cell>
          <table:table-cell office:value-type="float" office:value="5.0228" calcext:value-type="float">
            <text:p>5.0228</text:p>
          </table:table-cell>
          <table:table-cell office:value-type="float" office:value="1.3036" calcext:value-type="float">
            <text:p>1.3036</text:p>
          </table:table-cell>
          <table:table-cell office:value-type="float" office:value="0.787712" calcext:value-type="float">
            <text:p>0.787712</text:p>
          </table:table-cell>
          <table:table-cell office:value-type="float" office:value="1.03082" calcext:value-type="float">
            <text:p>1.03082</text:p>
          </table:table-cell>
          <table:table-cell office:value-type="float" office:value="0.620071" calcext:value-type="float">
            <text:p>0.620071</text:p>
          </table:table-cell>
          <table:table-cell office:value-type="float" office:value="0.955408" calcext:value-type="float">
            <text:p>0.955408</text:p>
          </table:table-cell>
          <table:table-cell table:formula="of:=[.T18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8" calcext:value-type="float">
            <text:p>1.8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10.0484" calcext:value-type="float">
            <text:p>10.0484</text:p>
          </table:table-cell>
          <table:table-cell office:value-type="float" office:value="9.93195" calcext:value-type="float">
            <text:p>9.93195</text:p>
          </table:table-cell>
          <table:table-cell office:value-type="float" office:value="9.86254" calcext:value-type="float">
            <text:p>9.86254</text:p>
          </table:table-cell>
          <table:table-cell office:value-type="float" office:value="0.0823241" calcext:value-type="float">
            <text:p>0.0823241</text:p>
          </table:table-cell>
          <table:table-cell office:value-type="float" office:value="1.44598" calcext:value-type="float">
            <text:p>1.44598</text:p>
          </table:table-cell>
          <table:table-cell office:value-type="float" office:value="1.27324" calcext:value-type="float">
            <text:p>1.27324</text:p>
          </table:table-cell>
          <table:table-cell office:value-type="float" office:value="1.31118" calcext:value-type="float">
            <text:p>1.31118</text:p>
          </table:table-cell>
          <table:table-cell office:value-type="float" office:value="0.0822946" calcext:value-type="float">
            <text:p>0.0822946</text:p>
          </table:table-cell>
          <table:table-cell office:value-type="float" office:value="5.11319" calcext:value-type="float">
            <text:p>5.11319</text:p>
          </table:table-cell>
          <table:table-cell office:value-type="float" office:value="4.98922" calcext:value-type="float">
            <text:p>4.98922</text:p>
          </table:table-cell>
          <table:table-cell office:value-type="float" office:value="1.26818" calcext:value-type="float">
            <text:p>1.26818</text:p>
          </table:table-cell>
          <table:table-cell office:value-type="float" office:value="1.08492" calcext:value-type="float">
            <text:p>1.08492</text:p>
          </table:table-cell>
          <table:table-cell office:value-type="float" office:value="1.14794" calcext:value-type="float">
            <text:p>1.14794</text:p>
          </table:table-cell>
          <table:table-cell office:value-type="float" office:value="0.604038" calcext:value-type="float">
            <text:p>0.604038</text:p>
          </table:table-cell>
          <table:table-cell office:value-type="float" office:value="2.54035" calcext:value-type="float">
            <text:p>2.54035</text:p>
          </table:table-cell>
          <table:table-cell table:formula="of:=[.T19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9" calcext:value-type="float">
            <text:p>1.9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10.2492" calcext:value-type="float">
            <text:p>10.2492</text:p>
          </table:table-cell>
          <table:table-cell office:value-type="float" office:value="10.406" calcext:value-type="float">
            <text:p>10.406</text:p>
          </table:table-cell>
          <table:table-cell office:value-type="float" office:value="10.3598" calcext:value-type="float">
            <text:p>10.3598</text:p>
          </table:table-cell>
          <table:table-cell office:value-type="float" office:value="0.0812941" calcext:value-type="float">
            <text:p>0.0812941</text:p>
          </table:table-cell>
          <table:table-cell office:value-type="float" office:value="1.45907" calcext:value-type="float">
            <text:p>1.45907</text:p>
          </table:table-cell>
          <table:table-cell office:value-type="float" office:value="1.43615" calcext:value-type="float">
            <text:p>1.43615</text:p>
          </table:table-cell>
          <table:table-cell office:value-type="float" office:value="1.4321" calcext:value-type="float">
            <text:p>1.4321</text:p>
          </table:table-cell>
          <table:table-cell office:value-type="float" office:value="0.0801767" calcext:value-type="float">
            <text:p>0.0801767</text:p>
          </table:table-cell>
          <table:table-cell office:value-type="float" office:value="4.9977" calcext:value-type="float">
            <text:p>4.9977</text:p>
          </table:table-cell>
          <table:table-cell office:value-type="float" office:value="4.95106" calcext:value-type="float">
            <text:p>4.95106</text:p>
          </table:table-cell>
          <table:table-cell office:value-type="float" office:value="1.23532" calcext:value-type="float">
            <text:p>1.23532</text:p>
          </table:table-cell>
          <table:table-cell office:value-type="float" office:value="1.27766" calcext:value-type="float">
            <text:p>1.27766</text:p>
          </table:table-cell>
          <table:table-cell office:value-type="float" office:value="1.2701" calcext:value-type="float">
            <text:p>1.2701</text:p>
          </table:table-cell>
          <table:table-cell office:value-type="float" office:value="0.588351" calcext:value-type="float">
            <text:p>0.588351</text:p>
          </table:table-cell>
          <table:table-cell office:value-type="float" office:value="1.32049" calcext:value-type="float">
            <text:p>1.32049</text:p>
          </table:table-cell>
          <table:table-cell table:formula="of:=[.T20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10.7313" calcext:value-type="float">
            <text:p>10.7313</text:p>
          </table:table-cell>
          <table:table-cell office:value-type="float" office:value="10.8659" calcext:value-type="float">
            <text:p>10.8659</text:p>
          </table:table-cell>
          <table:table-cell office:value-type="float" office:value="10.853" calcext:value-type="float">
            <text:p>10.853</text:p>
          </table:table-cell>
          <table:table-cell office:value-type="float" office:value="0.0794795" calcext:value-type="float">
            <text:p>0.0794795</text:p>
          </table:table-cell>
          <table:table-cell office:value-type="float" office:value="1.45265" calcext:value-type="float">
            <text:p>1.45265</text:p>
          </table:table-cell>
          <table:table-cell office:value-type="float" office:value="1.55079" calcext:value-type="float">
            <text:p>1.55079</text:p>
          </table:table-cell>
          <table:table-cell office:value-type="float" office:value="1.56549" calcext:value-type="float">
            <text:p>1.56549</text:p>
          </table:table-cell>
          <table:table-cell office:value-type="float" office:value="0.0782976" calcext:value-type="float">
            <text:p>0.0782976</text:p>
          </table:table-cell>
          <table:table-cell office:value-type="float" office:value="4.88053" calcext:value-type="float">
            <text:p>4.88053</text:p>
          </table:table-cell>
          <table:table-cell office:value-type="float" office:value="4.90794" calcext:value-type="float">
            <text:p>4.90794</text:p>
          </table:table-cell>
          <table:table-cell office:value-type="float" office:value="1.20483" calcext:value-type="float">
            <text:p>1.20483</text:p>
          </table:table-cell>
          <table:table-cell office:value-type="float" office:value="1.33539" calcext:value-type="float">
            <text:p>1.33539</text:p>
          </table:table-cell>
          <table:table-cell office:value-type="float" office:value="1.39701" calcext:value-type="float">
            <text:p>1.39701</text:p>
          </table:table-cell>
          <table:table-cell office:value-type="float" office:value="0.573918" calcext:value-type="float">
            <text:p>0.573918</text:p>
          </table:table-cell>
          <table:table-cell office:value-type="float" office:value="1.50457" calcext:value-type="float">
            <text:p>1.50457</text:p>
          </table:table-cell>
          <table:table-cell table:formula="of:=[.T21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.1" calcext:value-type="float">
            <text:p>2.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11.587" calcext:value-type="float">
            <text:p>11.587</text:p>
          </table:table-cell>
          <table:table-cell office:value-type="float" office:value="11.4064" calcext:value-type="float">
            <text:p>11.4064</text:p>
          </table:table-cell>
          <table:table-cell office:value-type="float" office:value="11.3416" calcext:value-type="float">
            <text:p>11.3416</text:p>
          </table:table-cell>
          <table:table-cell office:value-type="float" office:value="0.0783838" calcext:value-type="float">
            <text:p>0.0783838</text:p>
          </table:table-cell>
          <table:table-cell office:value-type="float" office:value="1.61462" calcext:value-type="float">
            <text:p>1.61462</text:p>
          </table:table-cell>
          <table:table-cell office:value-type="float" office:value="1.64964" calcext:value-type="float">
            <text:p>1.64964</text:p>
          </table:table-cell>
          <table:table-cell office:value-type="float" office:value="1.71179" calcext:value-type="float">
            <text:p>1.71179</text:p>
          </table:table-cell>
          <table:table-cell office:value-type="float" office:value="0.0772073" calcext:value-type="float">
            <text:p>0.0772073</text:p>
          </table:table-cell>
          <table:table-cell office:value-type="float" office:value="4.94277" calcext:value-type="float">
            <text:p>4.94277</text:p>
          </table:table-cell>
          <table:table-cell office:value-type="float" office:value="4.85948" calcext:value-type="float">
            <text:p>4.85948</text:p>
          </table:table-cell>
          <table:table-cell office:value-type="float" office:value="1.17655" calcext:value-type="float">
            <text:p>1.17655</text:p>
          </table:table-cell>
          <table:table-cell office:value-type="float" office:value="1.34578" calcext:value-type="float">
            <text:p>1.34578</text:p>
          </table:table-cell>
          <table:table-cell office:value-type="float" office:value="1.52832" calcext:value-type="float">
            <text:p>1.52832</text:p>
          </table:table-cell>
          <table:table-cell office:value-type="float" office:value="0.561359" calcext:value-type="float">
            <text:p>0.561359</text:p>
          </table:table-cell>
          <table:table-cell office:value-type="float" office:value="1.79624" calcext:value-type="float">
            <text:p>1.79624</text:p>
          </table:table-cell>
          <table:table-cell table:formula="of:=[.T22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.2" calcext:value-type="float">
            <text:p>2.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11.7788" calcext:value-type="float">
            <text:p>11.7788</text:p>
          </table:table-cell>
          <table:table-cell office:value-type="float" office:value="11.8686" calcext:value-type="float">
            <text:p>11.8686</text:p>
          </table:table-cell>
          <table:table-cell office:value-type="float" office:value="11.8251" calcext:value-type="float">
            <text:p>11.8251</text:p>
          </table:table-cell>
          <table:table-cell office:value-type="float" office:value="0.0773234" calcext:value-type="float">
            <text:p>0.0773234</text:p>
          </table:table-cell>
          <table:table-cell office:value-type="float" office:value="1.74591" calcext:value-type="float">
            <text:p>1.74591</text:p>
          </table:table-cell>
          <table:table-cell office:value-type="float" office:value="1.7709" calcext:value-type="float">
            <text:p>1.7709</text:p>
          </table:table-cell>
          <table:table-cell office:value-type="float" office:value="1.87144" calcext:value-type="float">
            <text:p>1.87144</text:p>
          </table:table-cell>
          <table:table-cell office:value-type="float" office:value="0.0779075" calcext:value-type="float">
            <text:p>0.0779075</text:p>
          </table:table-cell>
          <table:table-cell office:value-type="float" office:value="4.86825" calcext:value-type="float">
            <text:p>4.86825</text:p>
          </table:table-cell>
          <table:table-cell office:value-type="float" office:value="4.80531" calcext:value-type="float">
            <text:p>4.80531</text:p>
          </table:table-cell>
          <table:table-cell office:value-type="float" office:value="1.15019" calcext:value-type="float">
            <text:p>1.15019</text:p>
          </table:table-cell>
          <table:table-cell office:value-type="float" office:value="1.39732" calcext:value-type="float">
            <text:p>1.39732</text:p>
          </table:table-cell>
          <table:table-cell office:value-type="float" office:value="1.66366" calcext:value-type="float">
            <text:p>1.66366</text:p>
          </table:table-cell>
          <table:table-cell office:value-type="float" office:value="0.551225" calcext:value-type="float">
            <text:p>0.551225</text:p>
          </table:table-cell>
          <table:table-cell office:value-type="float" office:value="0.450032" calcext:value-type="float">
            <text:p>0.450032</text:p>
          </table:table-cell>
          <table:table-cell table:formula="of:=[.T23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.3" calcext:value-type="float">
            <text:p>2.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12.3226" calcext:value-type="float">
            <text:p>12.3226</text:p>
          </table:table-cell>
          <table:table-cell office:value-type="float" office:value="12.3645" calcext:value-type="float">
            <text:p>12.3645</text:p>
          </table:table-cell>
          <table:table-cell office:value-type="float" office:value="12.3029" calcext:value-type="float">
            <text:p>12.3029</text:p>
          </table:table-cell>
          <table:table-cell office:value-type="float" office:value="0.0766573" calcext:value-type="float">
            <text:p>0.0766573</text:p>
          </table:table-cell>
          <table:table-cell office:value-type="float" office:value="1.78353" calcext:value-type="float">
            <text:p>1.78353</text:p>
          </table:table-cell>
          <table:table-cell office:value-type="float" office:value="1.88992" calcext:value-type="float">
            <text:p>1.88992</text:p>
          </table:table-cell>
          <table:table-cell office:value-type="float" office:value="2.04482" calcext:value-type="float">
            <text:p>2.04482</text:p>
          </table:table-cell>
          <table:table-cell office:value-type="float" office:value="0.0807766" calcext:value-type="float">
            <text:p>0.0807766</text:p>
          </table:table-cell>
          <table:table-cell office:value-type="float" office:value="4.88713" calcext:value-type="float">
            <text:p>4.88713</text:p>
          </table:table-cell>
          <table:table-cell office:value-type="float" office:value="4.74508" calcext:value-type="float">
            <text:p>4.74508</text:p>
          </table:table-cell>
          <table:table-cell office:value-type="float" office:value="1.12576" calcext:value-type="float">
            <text:p>1.12576</text:p>
          </table:table-cell>
          <table:table-cell office:value-type="float" office:value="1.42656" calcext:value-type="float">
            <text:p>1.42656</text:p>
          </table:table-cell>
          <table:table-cell office:value-type="float" office:value="1.80265" calcext:value-type="float">
            <text:p>1.80265</text:p>
          </table:table-cell>
          <table:table-cell office:value-type="float" office:value="0.543451" calcext:value-type="float">
            <text:p>0.543451</text:p>
          </table:table-cell>
          <table:table-cell office:value-type="float" office:value="0.790679" calcext:value-type="float">
            <text:p>0.790679</text:p>
          </table:table-cell>
          <table:table-cell table:formula="of:=[.T24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.4" calcext:value-type="float">
            <text:p>2.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12.5924" calcext:value-type="float">
            <text:p>12.5924</text:p>
          </table:table-cell>
          <table:table-cell office:value-type="float" office:value="12.8199" calcext:value-type="float">
            <text:p>12.8199</text:p>
          </table:table-cell>
          <table:table-cell office:value-type="float" office:value="12.7743" calcext:value-type="float">
            <text:p>12.7743</text:p>
          </table:table-cell>
          <table:table-cell office:value-type="float" office:value="0.0762021" calcext:value-type="float">
            <text:p>0.0762021</text:p>
          </table:table-cell>
          <table:table-cell office:value-type="float" office:value="2.17509" calcext:value-type="float">
            <text:p>2.17509</text:p>
          </table:table-cell>
          <table:table-cell office:value-type="float" office:value="2.07841" calcext:value-type="float">
            <text:p>2.07841</text:p>
          </table:table-cell>
          <table:table-cell office:value-type="float" office:value="2.23227" calcext:value-type="float">
            <text:p>2.23227</text:p>
          </table:table-cell>
          <table:table-cell office:value-type="float" office:value="0.0862506" calcext:value-type="float">
            <text:p>0.0862506</text:p>
          </table:table-cell>
          <table:table-cell office:value-type="float" office:value="4.83585" calcext:value-type="float">
            <text:p>4.83585</text:p>
          </table:table-cell>
          <table:table-cell office:value-type="float" office:value="4.67842" calcext:value-type="float">
            <text:p>4.67842</text:p>
          </table:table-cell>
          <table:table-cell office:value-type="float" office:value="1.10317" calcext:value-type="float">
            <text:p>1.10317</text:p>
          </table:table-cell>
          <table:table-cell office:value-type="float" office:value="1.59781" calcext:value-type="float">
            <text:p>1.59781</text:p>
          </table:table-cell>
          <table:table-cell office:value-type="float" office:value="1.94485" calcext:value-type="float">
            <text:p>1.94485</text:p>
          </table:table-cell>
          <table:table-cell office:value-type="float" office:value="0.538066" calcext:value-type="float">
            <text:p>0.538066</text:p>
          </table:table-cell>
          <table:table-cell office:value-type="float" office:value="3.39085" calcext:value-type="float">
            <text:p>3.39085</text:p>
          </table:table-cell>
          <table:table-cell table:formula="of:=[.T25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5" calcext:value-type="float">
            <text:p>2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13.0875" calcext:value-type="float">
            <text:p>13.0875</text:p>
          </table:table-cell>
          <table:table-cell office:value-type="float" office:value="13.288" calcext:value-type="float">
            <text:p>13.288</text:p>
          </table:table-cell>
          <table:table-cell office:value-type="float" office:value="13.2388" calcext:value-type="float">
            <text:p>13.2388</text:p>
          </table:table-cell>
          <table:table-cell office:value-type="float" office:value="0.0757755" calcext:value-type="float">
            <text:p>0.0757755</text:p>
          </table:table-cell>
          <table:table-cell office:value-type="float" office:value="2.40708" calcext:value-type="float">
            <text:p>2.40708</text:p>
          </table:table-cell>
          <table:table-cell office:value-type="float" office:value="2.31757" calcext:value-type="float">
            <text:p>2.31757</text:p>
          </table:table-cell>
          <table:table-cell office:value-type="float" office:value="2.43409" calcext:value-type="float">
            <text:p>2.43409</text:p>
          </table:table-cell>
          <table:table-cell office:value-type="float" office:value="0.0886061" calcext:value-type="float">
            <text:p>0.0886061</text:p>
          </table:table-cell>
          <table:table-cell office:value-type="float" office:value="4.79909" calcext:value-type="float">
            <text:p>4.79909</text:p>
          </table:table-cell>
          <table:table-cell office:value-type="float" office:value="4.605" calcext:value-type="float">
            <text:p>4.605</text:p>
          </table:table-cell>
          <table:table-cell office:value-type="float" office:value="1.08219" calcext:value-type="float">
            <text:p>1.08219</text:p>
          </table:table-cell>
          <table:table-cell office:value-type="float" office:value="1.84178" calcext:value-type="float">
            <text:p>1.84178</text:p>
          </table:table-cell>
          <table:table-cell office:value-type="float" office:value="2.08981" calcext:value-type="float">
            <text:p>2.08981</text:p>
          </table:table-cell>
          <table:table-cell office:value-type="float" office:value="0.530554" calcext:value-type="float">
            <text:p>0.530554</text:p>
          </table:table-cell>
          <table:table-cell office:value-type="float" office:value="2.69691" calcext:value-type="float">
            <text:p>2.69691</text:p>
          </table:table-cell>
          <table:table-cell table:formula="of:=[.T26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.6" calcext:value-type="float">
            <text:p>2.6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13.836" calcext:value-type="float">
            <text:p>13.836</text:p>
          </table:table-cell>
          <table:table-cell office:value-type="float" office:value="13.721" calcext:value-type="float">
            <text:p>13.721</text:p>
          </table:table-cell>
          <table:table-cell office:value-type="float" office:value="13.6955" calcext:value-type="float">
            <text:p>13.6955</text:p>
          </table:table-cell>
          <table:table-cell office:value-type="float" office:value="0.0744175" calcext:value-type="float">
            <text:p>0.0744175</text:p>
          </table:table-cell>
          <table:table-cell office:value-type="float" office:value="2.62479" calcext:value-type="float">
            <text:p>2.62479</text:p>
          </table:table-cell>
          <table:table-cell office:value-type="float" office:value="2.5708" calcext:value-type="float">
            <text:p>2.5708</text:p>
          </table:table-cell>
          <table:table-cell office:value-type="float" office:value="2.65053" calcext:value-type="float">
            <text:p>2.65053</text:p>
          </table:table-cell>
          <table:table-cell office:value-type="float" office:value="0.0884118" calcext:value-type="float">
            <text:p>0.0884118</text:p>
          </table:table-cell>
          <table:table-cell office:value-type="float" office:value="4.634" calcext:value-type="float">
            <text:p>4.634</text:p>
          </table:table-cell>
          <table:table-cell office:value-type="float" office:value="4.52448" calcext:value-type="float">
            <text:p>4.52448</text:p>
          </table:table-cell>
          <table:table-cell office:value-type="float" office:value="1.06174" calcext:value-type="float">
            <text:p>1.06174</text:p>
          </table:table-cell>
          <table:table-cell office:value-type="float" office:value="2.07017" calcext:value-type="float">
            <text:p>2.07017</text:p>
          </table:table-cell>
          <table:table-cell office:value-type="float" office:value="2.23703" calcext:value-type="float">
            <text:p>2.23703</text:p>
          </table:table-cell>
          <table:table-cell office:value-type="float" office:value="0.521545" calcext:value-type="float">
            <text:p>0.521545</text:p>
          </table:table-cell>
          <table:table-cell office:value-type="float" office:value="0.842889" calcext:value-type="float">
            <text:p>0.842889</text:p>
          </table:table-cell>
          <table:table-cell table:formula="of:=[.T27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.7" calcext:value-type="float">
            <text:p>2.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14.2106" calcext:value-type="float">
            <text:p>14.2106</text:p>
          </table:table-cell>
          <table:table-cell office:value-type="float" office:value="14.1703" calcext:value-type="float">
            <text:p>14.1703</text:p>
          </table:table-cell>
          <table:table-cell office:value-type="float" office:value="14.1439" calcext:value-type="float">
            <text:p>14.1439</text:p>
          </table:table-cell>
          <table:table-cell office:value-type="float" office:value="0.0731947" calcext:value-type="float">
            <text:p>0.0731947</text:p>
          </table:table-cell>
          <table:table-cell office:value-type="float" office:value="2.94205" calcext:value-type="float">
            <text:p>2.94205</text:p>
          </table:table-cell>
          <table:table-cell office:value-type="float" office:value="2.83306" calcext:value-type="float">
            <text:p>2.83306</text:p>
          </table:table-cell>
          <table:table-cell office:value-type="float" office:value="2.88179" calcext:value-type="float">
            <text:p>2.88179</text:p>
          </table:table-cell>
          <table:table-cell office:value-type="float" office:value="0.0877749" calcext:value-type="float">
            <text:p>0.0877749</text:p>
          </table:table-cell>
          <table:table-cell office:value-type="float" office:value="4.53453" calcext:value-type="float">
            <text:p>4.53453</text:p>
          </table:table-cell>
          <table:table-cell office:value-type="float" office:value="4.43656" calcext:value-type="float">
            <text:p>4.43656</text:p>
          </table:table-cell>
          <table:table-cell office:value-type="float" office:value="1.04243" calcext:value-type="float">
            <text:p>1.04243</text:p>
          </table:table-cell>
          <table:table-cell office:value-type="float" office:value="2.28405" calcext:value-type="float">
            <text:p>2.28405</text:p>
          </table:table-cell>
          <table:table-cell office:value-type="float" office:value="2.38601" calcext:value-type="float">
            <text:p>2.38601</text:p>
          </table:table-cell>
          <table:table-cell office:value-type="float" office:value="0.512703" calcext:value-type="float">
            <text:p>0.512703</text:p>
          </table:table-cell>
          <table:table-cell office:value-type="float" office:value="0.817241" calcext:value-type="float">
            <text:p>0.817241</text:p>
          </table:table-cell>
          <table:table-cell table:formula="of:=[.T28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.8" calcext:value-type="float">
            <text:p>2.8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14.4616" calcext:value-type="float">
            <text:p>14.4616</text:p>
          </table:table-cell>
          <table:table-cell office:value-type="float" office:value="14.6245" calcext:value-type="float">
            <text:p>14.6245</text:p>
          </table:table-cell>
          <table:table-cell office:value-type="float" office:value="14.583" calcext:value-type="float">
            <text:p>14.583</text:p>
          </table:table-cell>
          <table:table-cell office:value-type="float" office:value="0.0724596" calcext:value-type="float">
            <text:p>0.0724596</text:p>
          </table:table-cell>
          <table:table-cell office:value-type="float" office:value="2.90734" calcext:value-type="float">
            <text:p>2.90734</text:p>
          </table:table-cell>
          <table:table-cell office:value-type="float" office:value="3.02038" calcext:value-type="float">
            <text:p>3.02038</text:p>
          </table:table-cell>
          <table:table-cell office:value-type="float" office:value="3.12802" calcext:value-type="float">
            <text:p>3.12802</text:p>
          </table:table-cell>
          <table:table-cell office:value-type="float" office:value="0.0877847" calcext:value-type="float">
            <text:p>0.0877847</text:p>
          </table:table-cell>
          <table:table-cell office:value-type="float" office:value="4.53079" calcext:value-type="float">
            <text:p>4.53079</text:p>
          </table:table-cell>
          <table:table-cell office:value-type="float" office:value="4.34097" calcext:value-type="float">
            <text:p>4.34097</text:p>
          </table:table-cell>
          <table:table-cell office:value-type="float" office:value="1.02457" calcext:value-type="float">
            <text:p>1.02457</text:p>
          </table:table-cell>
          <table:table-cell office:value-type="float" office:value="2.31059" calcext:value-type="float">
            <text:p>2.31059</text:p>
          </table:table-cell>
          <table:table-cell office:value-type="float" office:value="2.5362" calcext:value-type="float">
            <text:p>2.5362</text:p>
          </table:table-cell>
          <table:table-cell office:value-type="float" office:value="0.50483" calcext:value-type="float">
            <text:p>0.50483</text:p>
          </table:table-cell>
          <table:table-cell office:value-type="float" office:value="2.09176" calcext:value-type="float">
            <text:p>2.09176</text:p>
          </table:table-cell>
          <table:table-cell table:formula="of:=[.T29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.9" calcext:value-type="float">
            <text:p>2.9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15.0261" calcext:value-type="float">
            <text:p>15.0261</text:p>
          </table:table-cell>
          <table:table-cell office:value-type="float" office:value="15.0627" calcext:value-type="float">
            <text:p>15.0627</text:p>
          </table:table-cell>
          <table:table-cell office:value-type="float" office:value="15.0122" calcext:value-type="float">
            <text:p>15.0122</text:p>
          </table:table-cell>
          <table:table-cell office:value-type="float" office:value="0.0719006" calcext:value-type="float">
            <text:p>0.0719006</text:p>
          </table:table-cell>
          <table:table-cell office:value-type="float" office:value="3.5067" calcext:value-type="float">
            <text:p>3.5067</text:p>
          </table:table-cell>
          <table:table-cell office:value-type="float" office:value="3.3575" calcext:value-type="float">
            <text:p>3.3575</text:p>
          </table:table-cell>
          <table:table-cell office:value-type="float" office:value="3.38932" calcext:value-type="float">
            <text:p>3.38932</text:p>
          </table:table-cell>
          <table:table-cell office:value-type="float" office:value="0.0871663" calcext:value-type="float">
            <text:p>0.0871663</text:p>
          </table:table-cell>
          <table:table-cell office:value-type="float" office:value="4.43368" calcext:value-type="float">
            <text:p>4.43368</text:p>
          </table:table-cell>
          <table:table-cell office:value-type="float" office:value="4.23744" calcext:value-type="float">
            <text:p>4.23744</text:p>
          </table:table-cell>
          <table:table-cell office:value-type="float" office:value="1.00783" calcext:value-type="float">
            <text:p>1.00783</text:p>
          </table:table-cell>
          <table:table-cell office:value-type="float" office:value="2.62207" calcext:value-type="float">
            <text:p>2.62207</text:p>
          </table:table-cell>
          <table:table-cell office:value-type="float" office:value="2.68703" calcext:value-type="float">
            <text:p>2.68703</text:p>
          </table:table-cell>
          <table:table-cell office:value-type="float" office:value="0.496853" calcext:value-type="float">
            <text:p>0.496853</text:p>
          </table:table-cell>
          <table:table-cell office:value-type="float" office:value="1.52596" calcext:value-type="float">
            <text:p>1.52596</text:p>
          </table:table-cell>
          <table:table-cell table:formula="of:=[.T30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15.5236" calcext:value-type="float">
            <text:p>15.5236</text:p>
          </table:table-cell>
          <table:table-cell office:value-type="float" office:value="15.4888" calcext:value-type="float">
            <text:p>15.4888</text:p>
          </table:table-cell>
          <table:table-cell office:value-type="float" office:value="15.4306" calcext:value-type="float">
            <text:p>15.4306</text:p>
          </table:table-cell>
          <table:table-cell office:value-type="float" office:value="0.0714283" calcext:value-type="float">
            <text:p>0.0714283</text:p>
          </table:table-cell>
          <table:table-cell office:value-type="float" office:value="3.82936" calcext:value-type="float">
            <text:p>3.82936</text:p>
          </table:table-cell>
          <table:table-cell office:value-type="float" office:value="3.70589" calcext:value-type="float">
            <text:p>3.70589</text:p>
          </table:table-cell>
          <table:table-cell office:value-type="float" office:value="3.66572" calcext:value-type="float">
            <text:p>3.66572</text:p>
          </table:table-cell>
          <table:table-cell office:value-type="float" office:value="0.085887" calcext:value-type="float">
            <text:p>0.085887</text:p>
          </table:table-cell>
          <table:table-cell office:value-type="float" office:value="4.27527" calcext:value-type="float">
            <text:p>4.27527</text:p>
          </table:table-cell>
          <table:table-cell office:value-type="float" office:value="4.12575" calcext:value-type="float">
            <text:p>4.12575</text:p>
          </table:table-cell>
          <table:table-cell office:value-type="float" office:value="0.991587" calcext:value-type="float">
            <text:p>0.991587</text:p>
          </table:table-cell>
          <table:table-cell office:value-type="float" office:value="2.90333" calcext:value-type="float">
            <text:p>2.90333</text:p>
          </table:table-cell>
          <table:table-cell office:value-type="float" office:value="2.83789" calcext:value-type="float">
            <text:p>2.83789</text:p>
          </table:table-cell>
          <table:table-cell office:value-type="float" office:value="0.488722" calcext:value-type="float">
            <text:p>0.488722</text:p>
          </table:table-cell>
          <table:table-cell office:value-type="float" office:value="1.00381" calcext:value-type="float">
            <text:p>1.00381</text:p>
          </table:table-cell>
          <table:table-cell table:formula="of:=[.T31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.1" calcext:value-type="float">
            <text:p>3.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15.9774" calcext:value-type="float">
            <text:p>15.9774</text:p>
          </table:table-cell>
          <table:table-cell office:value-type="float" office:value="15.9211" calcext:value-type="float">
            <text:p>15.9211</text:p>
          </table:table-cell>
          <table:table-cell office:value-type="float" office:value="15.8375" calcext:value-type="float">
            <text:p>15.8375</text:p>
          </table:table-cell>
          <table:table-cell office:value-type="float" office:value="0.07155" calcext:value-type="float">
            <text:p>0.07155</text:p>
          </table:table-cell>
          <table:table-cell office:value-type="float" office:value="4.00094" calcext:value-type="float">
            <text:p>4.00094</text:p>
          </table:table-cell>
          <table:table-cell office:value-type="float" office:value="3.98737" calcext:value-type="float">
            <text:p>3.98737</text:p>
          </table:table-cell>
          <table:table-cell office:value-type="float" office:value="3.95719" calcext:value-type="float">
            <text:p>3.95719</text:p>
          </table:table-cell>
          <table:table-cell office:value-type="float" office:value="0.0846726" calcext:value-type="float">
            <text:p>0.0846726</text:p>
          </table:table-cell>
          <table:table-cell office:value-type="float" office:value="4.20069" calcext:value-type="float">
            <text:p>4.20069</text:p>
          </table:table-cell>
          <table:table-cell office:value-type="float" office:value="4.00571" calcext:value-type="float">
            <text:p>4.00571</text:p>
          </table:table-cell>
          <table:table-cell office:value-type="float" office:value="0.976259" calcext:value-type="float">
            <text:p>0.976259</text:p>
          </table:table-cell>
          <table:table-cell office:value-type="float" office:value="3.00843" calcext:value-type="float">
            <text:p>3.00843</text:p>
          </table:table-cell>
          <table:table-cell office:value-type="float" office:value="2.98817" calcext:value-type="float">
            <text:p>2.98817</text:p>
          </table:table-cell>
          <table:table-cell office:value-type="float" office:value="0.480922" calcext:value-type="float">
            <text:p>0.480922</text:p>
          </table:table-cell>
          <table:table-cell office:value-type="float" office:value="0.173984" calcext:value-type="float">
            <text:p>0.173984</text:p>
          </table:table-cell>
          <table:table-cell table:formula="of:=[.T32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2" calcext:value-type="float">
            <text:p>3.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16.3313" calcext:value-type="float">
            <text:p>16.3313</text:p>
          </table:table-cell>
          <table:table-cell office:value-type="float" office:value="16.3161" calcext:value-type="float">
            <text:p>16.3161</text:p>
          </table:table-cell>
          <table:table-cell office:value-type="float" office:value="16.2319" calcext:value-type="float">
            <text:p>16.2319</text:p>
          </table:table-cell>
          <table:table-cell office:value-type="float" office:value="0.0719447" calcext:value-type="float">
            <text:p>0.0719447</text:p>
          </table:table-cell>
          <table:table-cell office:value-type="float" office:value="4.44499" calcext:value-type="float">
            <text:p>4.44499</text:p>
          </table:table-cell>
          <table:table-cell office:value-type="float" office:value="4.34448" calcext:value-type="float">
            <text:p>4.34448</text:p>
          </table:table-cell>
          <table:table-cell office:value-type="float" office:value="4.26363" calcext:value-type="float">
            <text:p>4.26363</text:p>
          </table:table-cell>
          <table:table-cell office:value-type="float" office:value="0.0840978" calcext:value-type="float">
            <text:p>0.0840978</text:p>
          </table:table-cell>
          <table:table-cell office:value-type="float" office:value="4.01089" calcext:value-type="float">
            <text:p>4.01089</text:p>
          </table:table-cell>
          <table:table-cell office:value-type="float" office:value="3.87716" calcext:value-type="float">
            <text:p>3.87716</text:p>
          </table:table-cell>
          <table:table-cell office:value-type="float" office:value="0.961451" calcext:value-type="float">
            <text:p>0.961451</text:p>
          </table:table-cell>
          <table:table-cell office:value-type="float" office:value="3.23576" calcext:value-type="float">
            <text:p>3.23576</text:p>
          </table:table-cell>
          <table:table-cell office:value-type="float" office:value="3.13723" calcext:value-type="float">
            <text:p>3.13723</text:p>
          </table:table-cell>
          <table:table-cell office:value-type="float" office:value="0.473635" calcext:value-type="float">
            <text:p>0.473635</text:p>
          </table:table-cell>
          <table:table-cell office:value-type="float" office:value="0.639389" calcext:value-type="float">
            <text:p>0.639389</text:p>
          </table:table-cell>
          <table:table-cell table:formula="of:=[.T33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.3" calcext:value-type="float">
            <text:p>3.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16.6039" calcext:value-type="float">
            <text:p>16.6039</text:p>
          </table:table-cell>
          <table:table-cell office:value-type="float" office:value="16.7041" calcext:value-type="float">
            <text:p>16.7041</text:p>
          </table:table-cell>
          <table:table-cell office:value-type="float" office:value="16.613" calcext:value-type="float">
            <text:p>16.613</text:p>
          </table:table-cell>
          <table:table-cell office:value-type="float" office:value="0.0728095" calcext:value-type="float">
            <text:p>0.0728095</text:p>
          </table:table-cell>
          <table:table-cell office:value-type="float" office:value="4.67344" calcext:value-type="float">
            <text:p>4.67344</text:p>
          </table:table-cell>
          <table:table-cell office:value-type="float" office:value="4.67933" calcext:value-type="float">
            <text:p>4.67933</text:p>
          </table:table-cell>
          <table:table-cell office:value-type="float" office:value="4.5849" calcext:value-type="float">
            <text:p>4.5849</text:p>
          </table:table-cell>
          <table:table-cell office:value-type="float" office:value="0.0842522" calcext:value-type="float">
            <text:p>0.0842522</text:p>
          </table:table-cell>
          <table:table-cell office:value-type="float" office:value="3.88765" calcext:value-type="float">
            <text:p>3.88765</text:p>
          </table:table-cell>
          <table:table-cell office:value-type="float" office:value="3.74" calcext:value-type="float">
            <text:p>3.74</text:p>
          </table:table-cell>
          <table:table-cell office:value-type="float" office:value="0.947382" calcext:value-type="float">
            <text:p>0.947382</text:p>
          </table:table-cell>
          <table:table-cell office:value-type="float" office:value="3.38194" calcext:value-type="float">
            <text:p>3.38194</text:p>
          </table:table-cell>
          <table:table-cell office:value-type="float" office:value="3.28438" calcext:value-type="float">
            <text:p>3.28438</text:p>
          </table:table-cell>
          <table:table-cell office:value-type="float" office:value="0.466787" calcext:value-type="float">
            <text:p>0.466787</text:p>
          </table:table-cell>
          <table:table-cell office:value-type="float" office:value="0.532024" calcext:value-type="float">
            <text:p>0.532024</text:p>
          </table:table-cell>
          <table:table-cell table:formula="of:=[.T34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.4" calcext:value-type="float">
            <text:p>3.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16.9955" calcext:value-type="float">
            <text:p>16.9955</text:p>
          </table:table-cell>
          <table:table-cell office:value-type="float" office:value="17.0262" calcext:value-type="float">
            <text:p>17.0262</text:p>
          </table:table-cell>
          <table:table-cell office:value-type="float" office:value="16.9799" calcext:value-type="float">
            <text:p>16.9799</text:p>
          </table:table-cell>
          <table:table-cell office:value-type="float" office:value="0.0723589" calcext:value-type="float">
            <text:p>0.0723589</text:p>
          </table:table-cell>
          <table:table-cell office:value-type="float" office:value="5.21099" calcext:value-type="float">
            <text:p>5.21099</text:p>
          </table:table-cell>
          <table:table-cell office:value-type="float" office:value="5.09547" calcext:value-type="float">
            <text:p>5.09547</text:p>
          </table:table-cell>
          <table:table-cell office:value-type="float" office:value="4.92077" calcext:value-type="float">
            <text:p>4.92077</text:p>
          </table:table-cell>
          <table:table-cell office:value-type="float" office:value="0.0868177" calcext:value-type="float">
            <text:p>0.0868177</text:p>
          </table:table-cell>
          <table:table-cell office:value-type="float" office:value="3.5647" calcext:value-type="float">
            <text:p>3.5647</text:p>
          </table:table-cell>
          <table:table-cell office:value-type="float" office:value="3.59416" calcext:value-type="float">
            <text:p>3.59416</text:p>
          </table:table-cell>
          <table:table-cell office:value-type="float" office:value="0.933561" calcext:value-type="float">
            <text:p>0.933561</text:p>
          </table:table-cell>
          <table:table-cell office:value-type="float" office:value="3.64957" calcext:value-type="float">
            <text:p>3.64957</text:p>
          </table:table-cell>
          <table:table-cell office:value-type="float" office:value="3.42897" calcext:value-type="float">
            <text:p>3.42897</text:p>
          </table:table-cell>
          <table:table-cell office:value-type="float" office:value="0.461001" calcext:value-type="float">
            <text:p>0.461001</text:p>
          </table:table-cell>
          <table:table-cell office:value-type="float" office:value="0.917659" calcext:value-type="float">
            <text:p>0.917659</text:p>
          </table:table-cell>
          <table:table-cell table:formula="of:=[.T35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.5" calcext:value-type="float">
            <text:p>3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17.2894" calcext:value-type="float">
            <text:p>17.2894</text:p>
          </table:table-cell>
          <table:table-cell office:value-type="float" office:value="17.356" calcext:value-type="float">
            <text:p>17.356</text:p>
          </table:table-cell>
          <table:table-cell office:value-type="float" office:value="17.3319" calcext:value-type="float">
            <text:p>17.3319</text:p>
          </table:table-cell>
          <table:table-cell office:value-type="float" office:value="0.071538" calcext:value-type="float">
            <text:p>0.071538</text:p>
          </table:table-cell>
          <table:table-cell office:value-type="float" office:value="5.43542" calcext:value-type="float">
            <text:p>5.43542</text:p>
          </table:table-cell>
          <table:table-cell office:value-type="float" office:value="5.45242" calcext:value-type="float">
            <text:p>5.45242</text:p>
          </table:table-cell>
          <table:table-cell office:value-type="float" office:value="5.27094" calcext:value-type="float">
            <text:p>5.27094</text:p>
          </table:table-cell>
          <table:table-cell office:value-type="float" office:value="0.0905859" calcext:value-type="float">
            <text:p>0.0905859</text:p>
          </table:table-cell>
          <table:table-cell office:value-type="float" office:value="3.37564" calcext:value-type="float">
            <text:p>3.37564</text:p>
          </table:table-cell>
          <table:table-cell office:value-type="float" office:value="3.4396" calcext:value-type="float">
            <text:p>3.4396</text:p>
          </table:table-cell>
          <table:table-cell office:value-type="float" office:value="0.920368" calcext:value-type="float">
            <text:p>0.920368</text:p>
          </table:table-cell>
          <table:table-cell office:value-type="float" office:value="3.76798" calcext:value-type="float">
            <text:p>3.76798</text:p>
          </table:table-cell>
          <table:table-cell office:value-type="float" office:value="3.57028" calcext:value-type="float">
            <text:p>3.57028</text:p>
          </table:table-cell>
          <table:table-cell office:value-type="float" office:value="0.455666" calcext:value-type="float">
            <text:p>0.455666</text:p>
          </table:table-cell>
          <table:table-cell office:value-type="float" office:value="0.245336" calcext:value-type="float">
            <text:p>0.245336</text:p>
          </table:table-cell>
          <table:table-cell table:formula="of:=[.T36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.6" calcext:value-type="float">
            <text:p>3.6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17.7853" calcext:value-type="float">
            <text:p>17.7853</text:p>
          </table:table-cell>
          <table:table-cell office:value-type="float" office:value="17.7037" calcext:value-type="float">
            <text:p>17.7037</text:p>
          </table:table-cell>
          <table:table-cell office:value-type="float" office:value="17.6679" calcext:value-type="float">
            <text:p>17.6679</text:p>
          </table:table-cell>
          <table:table-cell office:value-type="float" office:value="0.0706862" calcext:value-type="float">
            <text:p>0.0706862</text:p>
          </table:table-cell>
          <table:table-cell office:value-type="float" office:value="5.62476" calcext:value-type="float">
            <text:p>5.62476</text:p>
          </table:table-cell>
          <table:table-cell office:value-type="float" office:value="5.75626" calcext:value-type="float">
            <text:p>5.75626</text:p>
          </table:table-cell>
          <table:table-cell office:value-type="float" office:value="5.63506" calcext:value-type="float">
            <text:p>5.63506</text:p>
          </table:table-cell>
          <table:table-cell office:value-type="float" office:value="0.0926837" calcext:value-type="float">
            <text:p>0.0926837</text:p>
          </table:table-cell>
          <table:table-cell office:value-type="float" office:value="3.26724" calcext:value-type="float">
            <text:p>3.26724</text:p>
          </table:table-cell>
          <table:table-cell office:value-type="float" office:value="3.27637" calcext:value-type="float">
            <text:p>3.27637</text:p>
          </table:table-cell>
          <table:table-cell office:value-type="float" office:value="0.907738" calcext:value-type="float">
            <text:p>0.907738</text:p>
          </table:table-cell>
          <table:table-cell office:value-type="float" office:value="3.76404" calcext:value-type="float">
            <text:p>3.76404</text:p>
          </table:table-cell>
          <table:table-cell office:value-type="float" office:value="3.70762" calcext:value-type="float">
            <text:p>3.70762</text:p>
          </table:table-cell>
          <table:table-cell office:value-type="float" office:value="0.449842" calcext:value-type="float">
            <text:p>0.449842</text:p>
          </table:table-cell>
          <table:table-cell office:value-type="float" office:value="1.52088" calcext:value-type="float">
            <text:p>1.52088</text:p>
          </table:table-cell>
          <table:table-cell table:formula="of:=[.T37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.7" calcext:value-type="float">
            <text:p>3.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18.1263" calcext:value-type="float">
            <text:p>18.1263</text:p>
          </table:table-cell>
          <table:table-cell office:value-type="float" office:value="18.0213" calcext:value-type="float">
            <text:p>18.0213</text:p>
          </table:table-cell>
          <table:table-cell office:value-type="float" office:value="17.9872" calcext:value-type="float">
            <text:p>17.9872</text:p>
          </table:table-cell>
          <table:table-cell office:value-type="float" office:value="0.0698794" calcext:value-type="float">
            <text:p>0.0698794</text:p>
          </table:table-cell>
          <table:table-cell office:value-type="float" office:value="6.16985" calcext:value-type="float">
            <text:p>6.16985</text:p>
          </table:table-cell>
          <table:table-cell office:value-type="float" office:value="6.14584" calcext:value-type="float">
            <text:p>6.14584</text:p>
          </table:table-cell>
          <table:table-cell office:value-type="float" office:value="6.01269" calcext:value-type="float">
            <text:p>6.01269</text:p>
          </table:table-cell>
          <table:table-cell office:value-type="float" office:value="0.0939623" calcext:value-type="float">
            <text:p>0.0939623</text:p>
          </table:table-cell>
          <table:table-cell office:value-type="float" office:value="3.07445" calcext:value-type="float">
            <text:p>3.07445</text:p>
          </table:table-cell>
          <table:table-cell office:value-type="float" office:value="3.10453" calcext:value-type="float">
            <text:p>3.10453</text:p>
          </table:table-cell>
          <table:table-cell office:value-type="float" office:value="0.895595" calcext:value-type="float">
            <text:p>0.895595</text:p>
          </table:table-cell>
          <table:table-cell office:value-type="float" office:value="3.8978" calcext:value-type="float">
            <text:p>3.8978</text:p>
          </table:table-cell>
          <table:table-cell office:value-type="float" office:value="3.84027" calcext:value-type="float">
            <text:p>3.84027</text:p>
          </table:table-cell>
          <table:table-cell office:value-type="float" office:value="0.443918" calcext:value-type="float">
            <text:p>0.443918</text:p>
          </table:table-cell>
          <table:table-cell office:value-type="float" office:value="0.606041" calcext:value-type="float">
            <text:p>0.606041</text:p>
          </table:table-cell>
          <table:table-cell table:formula="of:=[.T38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.8" calcext:value-type="float">
            <text:p>3.8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18.2164" calcext:value-type="float">
            <text:p>18.2164</text:p>
          </table:table-cell>
          <table:table-cell office:value-type="float" office:value="18.2929" calcext:value-type="float">
            <text:p>18.2929</text:p>
          </table:table-cell>
          <table:table-cell office:value-type="float" office:value="18.2888" calcext:value-type="float">
            <text:p>18.2888</text:p>
          </table:table-cell>
          <table:table-cell office:value-type="float" office:value="0.0690517" calcext:value-type="float">
            <text:p>0.0690517</text:p>
          </table:table-cell>
          <table:table-cell office:value-type="float" office:value="6.66138" calcext:value-type="float">
            <text:p>6.66138</text:p>
          </table:table-cell>
          <table:table-cell office:value-type="float" office:value="6.58855" calcext:value-type="float">
            <text:p>6.58855</text:p>
          </table:table-cell>
          <table:table-cell office:value-type="float" office:value="6.40332" calcext:value-type="float">
            <text:p>6.40332</text:p>
          </table:table-cell>
          <table:table-cell office:value-type="float" office:value="0.0965647" calcext:value-type="float">
            <text:p>0.0965647</text:p>
          </table:table-cell>
          <table:table-cell office:value-type="float" office:value="2.83889" calcext:value-type="float">
            <text:p>2.83889</text:p>
          </table:table-cell>
          <table:table-cell office:value-type="float" office:value="2.92421" calcext:value-type="float">
            <text:p>2.92421</text:p>
          </table:table-cell>
          <table:table-cell office:value-type="float" office:value="0.88395" calcext:value-type="float">
            <text:p>0.88395</text:p>
          </table:table-cell>
          <table:table-cell office:value-type="float" office:value="4.1001" calcext:value-type="float">
            <text:p>4.1001</text:p>
          </table:table-cell>
          <table:table-cell office:value-type="float" office:value="3.96753" calcext:value-type="float">
            <text:p>3.96753</text:p>
          </table:table-cell>
          <table:table-cell office:value-type="float" office:value="0.438454" calcext:value-type="float">
            <text:p>0.438454</text:p>
          </table:table-cell>
          <table:table-cell office:value-type="float" office:value="0.690735" calcext:value-type="float">
            <text:p>0.690735</text:p>
          </table:table-cell>
          <table:table-cell table:formula="of:=[.T39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.9" calcext:value-type="float">
            <text:p>3.9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18.5422" calcext:value-type="float">
            <text:p>18.5422</text:p>
          </table:table-cell>
          <table:table-cell office:value-type="float" office:value="18.571" calcext:value-type="float">
            <text:p>18.571</text:p>
          </table:table-cell>
          <table:table-cell office:value-type="float" office:value="18.572" calcext:value-type="float">
            <text:p>18.572</text:p>
          </table:table-cell>
          <table:table-cell office:value-type="float" office:value="0.0681787" calcext:value-type="float">
            <text:p>0.0681787</text:p>
          </table:table-cell>
          <table:table-cell office:value-type="float" office:value="6.76013" calcext:value-type="float">
            <text:p>6.76013</text:p>
          </table:table-cell>
          <table:table-cell office:value-type="float" office:value="6.94667" calcext:value-type="float">
            <text:p>6.94667</text:p>
          </table:table-cell>
          <table:table-cell office:value-type="float" office:value="6.80638" calcext:value-type="float">
            <text:p>6.80638</text:p>
          </table:table-cell>
          <table:table-cell office:value-type="float" office:value="0.0991851" calcext:value-type="float">
            <text:p>0.0991851</text:p>
          </table:table-cell>
          <table:table-cell office:value-type="float" office:value="2.68627" calcext:value-type="float">
            <text:p>2.68627</text:p>
          </table:table-cell>
          <table:table-cell office:value-type="float" office:value="2.7356" calcext:value-type="float">
            <text:p>2.7356</text:p>
          </table:table-cell>
          <table:table-cell office:value-type="float" office:value="0.872799" calcext:value-type="float">
            <text:p>0.872799</text:p>
          </table:table-cell>
          <table:table-cell office:value-type="float" office:value="4.12086" calcext:value-type="float">
            <text:p>4.12086</text:p>
          </table:table-cell>
          <table:table-cell office:value-type="float" office:value="4.08867" calcext:value-type="float">
            <text:p>4.08867</text:p>
          </table:table-cell>
          <table:table-cell office:value-type="float" office:value="0.433181" calcext:value-type="float">
            <text:p>0.433181</text:p>
          </table:table-cell>
          <table:table-cell office:value-type="float" office:value="2.10763" calcext:value-type="float">
            <text:p>2.10763</text:p>
          </table:table-cell>
          <table:table-cell table:formula="of:=[.T40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19.1441" calcext:value-type="float">
            <text:p>19.1441</text:p>
          </table:table-cell>
          <table:table-cell office:value-type="float" office:value="18.9121" calcext:value-type="float">
            <text:p>18.9121</text:p>
          </table:table-cell>
          <table:table-cell office:value-type="float" office:value="18.8359" calcext:value-type="float">
            <text:p>18.8359</text:p>
          </table:table-cell>
          <table:table-cell office:value-type="float" office:value="0.0678752" calcext:value-type="float">
            <text:p>0.0678752</text:p>
          </table:table-cell>
          <table:table-cell office:value-type="float" office:value="7.18344" calcext:value-type="float">
            <text:p>7.18344</text:p>
          </table:table-cell>
          <table:table-cell office:value-type="float" office:value="7.29789" calcext:value-type="float">
            <text:p>7.29789</text:p>
          </table:table-cell>
          <table:table-cell office:value-type="float" office:value="7.22122" calcext:value-type="float">
            <text:p>7.22122</text:p>
          </table:table-cell>
          <table:table-cell office:value-type="float" office:value="0.0995671" calcext:value-type="float">
            <text:p>0.0995671</text:p>
          </table:table-cell>
          <table:table-cell office:value-type="float" office:value="2.69708" calcext:value-type="float">
            <text:p>2.69708</text:p>
          </table:table-cell>
          <table:table-cell office:value-type="float" office:value="2.53893" calcext:value-type="float">
            <text:p>2.53893</text:p>
          </table:table-cell>
          <table:table-cell office:value-type="float" office:value="0.862136" calcext:value-type="float">
            <text:p>0.862136</text:p>
          </table:table-cell>
          <table:table-cell office:value-type="float" office:value="4.10807" calcext:value-type="float">
            <text:p>4.10807</text:p>
          </table:table-cell>
          <table:table-cell office:value-type="float" office:value="4.20299" calcext:value-type="float">
            <text:p>4.20299</text:p>
          </table:table-cell>
          <table:table-cell office:value-type="float" office:value="0.427941" calcext:value-type="float">
            <text:p>0.427941</text:p>
          </table:table-cell>
          <table:table-cell office:value-type="float" office:value="3.96562" calcext:value-type="float">
            <text:p>3.96562</text:p>
          </table:table-cell>
          <table:table-cell table:formula="of:=[.T41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.1" calcext:value-type="float">
            <text:p>4.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19.0138" calcext:value-type="float">
            <text:p>19.0138</text:p>
          </table:table-cell>
          <table:table-cell office:value-type="float" office:value="19.0942" calcext:value-type="float">
            <text:p>19.0942</text:p>
          </table:table-cell>
          <table:table-cell office:value-type="float" office:value="19.0798" calcext:value-type="float">
            <text:p>19.0798</text:p>
          </table:table-cell>
          <table:table-cell office:value-type="float" office:value="0.0672186" calcext:value-type="float">
            <text:p>0.0672186</text:p>
          </table:table-cell>
          <table:table-cell office:value-type="float" office:value="7.8688" calcext:value-type="float">
            <text:p>7.8688</text:p>
          </table:table-cell>
          <table:table-cell office:value-type="float" office:value="7.76096" calcext:value-type="float">
            <text:p>7.76096</text:p>
          </table:table-cell>
          <table:table-cell office:value-type="float" office:value="7.64712" calcext:value-type="float">
            <text:p>7.64712</text:p>
          </table:table-cell>
          <table:table-cell office:value-type="float" office:value="0.099467" calcext:value-type="float">
            <text:p>0.099467</text:p>
          </table:table-cell>
          <table:table-cell office:value-type="float" office:value="2.34894" calcext:value-type="float">
            <text:p>2.34894</text:p>
          </table:table-cell>
          <table:table-cell office:value-type="float" office:value="2.3345" calcext:value-type="float">
            <text:p>2.3345</text:p>
          </table:table-cell>
          <table:table-cell office:value-type="float" office:value="0.851718" calcext:value-type="float">
            <text:p>0.851718</text:p>
          </table:table-cell>
          <table:table-cell office:value-type="float" office:value="4.28719" calcext:value-type="float">
            <text:p>4.28719</text:p>
          </table:table-cell>
          <table:table-cell office:value-type="float" office:value="4.3098" calcext:value-type="float">
            <text:p>4.3098</text:p>
          </table:table-cell>
          <table:table-cell office:value-type="float" office:value="0.422897" calcext:value-type="float">
            <text:p>0.422897</text:p>
          </table:table-cell>
          <table:table-cell office:value-type="float" office:value="1.13527" calcext:value-type="float">
            <text:p>1.13527</text:p>
          </table:table-cell>
          <table:table-cell table:formula="of:=[.T42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.2" calcext:value-type="float">
            <text:p>4.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19.132" calcext:value-type="float">
            <text:p>19.132</text:p>
          </table:table-cell>
          <table:table-cell office:value-type="float" office:value="19.2938" calcext:value-type="float">
            <text:p>19.2938</text:p>
          </table:table-cell>
          <table:table-cell office:value-type="float" office:value="19.3028" calcext:value-type="float">
            <text:p>19.3028</text:p>
          </table:table-cell>
          <table:table-cell office:value-type="float" office:value="0.0664644" calcext:value-type="float">
            <text:p>0.0664644</text:p>
          </table:table-cell>
          <table:table-cell office:value-type="float" office:value="8.12845" calcext:value-type="float">
            <text:p>8.12845</text:p>
          </table:table-cell>
          <table:table-cell office:value-type="float" office:value="8.18497" calcext:value-type="float">
            <text:p>8.18497</text:p>
          </table:table-cell>
          <table:table-cell office:value-type="float" office:value="8.08329" calcext:value-type="float">
            <text:p>8.08329</text:p>
          </table:table-cell>
          <table:table-cell office:value-type="float" office:value="0.0995741" calcext:value-type="float">
            <text:p>0.0995741</text:p>
          </table:table-cell>
          <table:table-cell office:value-type="float" office:value="2.13575" calcext:value-type="float">
            <text:p>2.13575</text:p>
          </table:table-cell>
          <table:table-cell office:value-type="float" office:value="2.12266" calcext:value-type="float">
            <text:p>2.12266</text:p>
          </table:table-cell>
          <table:table-cell office:value-type="float" office:value="0.841654" calcext:value-type="float">
            <text:p>0.841654</text:p>
          </table:table-cell>
          <table:table-cell office:value-type="float" office:value="4.37123" calcext:value-type="float">
            <text:p>4.37123</text:p>
          </table:table-cell>
          <table:table-cell office:value-type="float" office:value="4.40842" calcext:value-type="float">
            <text:p>4.40842</text:p>
          </table:table-cell>
          <table:table-cell office:value-type="float" office:value="0.417929" calcext:value-type="float">
            <text:p>0.417929</text:p>
          </table:table-cell>
          <table:table-cell office:value-type="float" office:value="1.53408" calcext:value-type="float">
            <text:p>1.53408</text:p>
          </table:table-cell>
          <table:table-cell table:formula="of:=[.T43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.3" calcext:value-type="float">
            <text:p>4.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19.347" calcext:value-type="float">
            <text:p>19.347</text:p>
          </table:table-cell>
          <table:table-cell office:value-type="float" office:value="19.4855" calcext:value-type="float">
            <text:p>19.4855</text:p>
          </table:table-cell>
          <table:table-cell office:value-type="float" office:value="19.5042" calcext:value-type="float">
            <text:p>19.5042</text:p>
          </table:table-cell>
          <table:table-cell office:value-type="float" office:value="0.0657454" calcext:value-type="float">
            <text:p>0.0657454</text:p>
          </table:table-cell>
          <table:table-cell office:value-type="float" office:value="8.30741" calcext:value-type="float">
            <text:p>8.30741</text:p>
          </table:table-cell>
          <table:table-cell office:value-type="float" office:value="8.55066" calcext:value-type="float">
            <text:p>8.55066</text:p>
          </table:table-cell>
          <table:table-cell office:value-type="float" office:value="8.5289" calcext:value-type="float">
            <text:p>8.5289</text:p>
          </table:table-cell>
          <table:table-cell office:value-type="float" office:value="0.0989481" calcext:value-type="float">
            <text:p>0.0989481</text:p>
          </table:table-cell>
          <table:table-cell office:value-type="float" office:value="1.98876" calcext:value-type="float">
            <text:p>1.98876</text:p>
          </table:table-cell>
          <table:table-cell office:value-type="float" office:value="1.90381" calcext:value-type="float">
            <text:p>1.90381</text:p>
          </table:table-cell>
          <table:table-cell office:value-type="float" office:value="0.831984" calcext:value-type="float">
            <text:p>0.831984</text:p>
          </table:table-cell>
          <table:table-cell office:value-type="float" office:value="4.34558" calcext:value-type="float">
            <text:p>4.34558</text:p>
          </table:table-cell>
          <table:table-cell office:value-type="float" office:value="4.49819" calcext:value-type="float">
            <text:p>4.49819</text:p>
          </table:table-cell>
          <table:table-cell office:value-type="float" office:value="0.413452" calcext:value-type="float">
            <text:p>0.413452</text:p>
          </table:table-cell>
          <table:table-cell office:value-type="float" office:value="4.25647" calcext:value-type="float">
            <text:p>4.25647</text:p>
          </table:table-cell>
          <table:table-cell table:formula="of:=[.T44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.4" calcext:value-type="float">
            <text:p>4.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20.0039" calcext:value-type="float">
            <text:p>20.0039</text:p>
          </table:table-cell>
          <table:table-cell office:value-type="float" office:value="19.735" calcext:value-type="float">
            <text:p>19.735</text:p>
          </table:table-cell>
          <table:table-cell office:value-type="float" office:value="19.6835" calcext:value-type="float">
            <text:p>19.6835</text:p>
          </table:table-cell>
          <table:table-cell office:value-type="float" office:value="0.0652701" calcext:value-type="float">
            <text:p>0.0652701</text:p>
          </table:table-cell>
          <table:table-cell office:value-type="float" office:value="8.8906" calcext:value-type="float">
            <text:p>8.8906</text:p>
          </table:table-cell>
          <table:table-cell office:value-type="float" office:value="8.93766" calcext:value-type="float">
            <text:p>8.93766</text:p>
          </table:table-cell>
          <table:table-cell office:value-type="float" office:value="8.983" calcext:value-type="float">
            <text:p>8.983</text:p>
          </table:table-cell>
          <table:table-cell office:value-type="float" office:value="0.0979512" calcext:value-type="float">
            <text:p>0.0979512</text:p>
          </table:table-cell>
          <table:table-cell office:value-type="float" office:value="1.91969" calcext:value-type="float">
            <text:p>1.91969</text:p>
          </table:table-cell>
          <table:table-cell office:value-type="float" office:value="1.67841" calcext:value-type="float">
            <text:p>1.67841</text:p>
          </table:table-cell>
          <table:table-cell office:value-type="float" office:value="0.823031" calcext:value-type="float">
            <text:p>0.823031</text:p>
          </table:table-cell>
          <table:table-cell office:value-type="float" office:value="4.33473" calcext:value-type="float">
            <text:p>4.33473</text:p>
          </table:table-cell>
          <table:table-cell office:value-type="float" office:value="4.57848" calcext:value-type="float">
            <text:p>4.57848</text:p>
          </table:table-cell>
          <table:table-cell office:value-type="float" office:value="0.409976" calcext:value-type="float">
            <text:p>0.409976</text:p>
          </table:table-cell>
          <table:table-cell office:value-type="float" office:value="4.21842" calcext:value-type="float">
            <text:p>4.21842</text:p>
          </table:table-cell>
          <table:table-cell table:formula="of:=[.T45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.5" calcext:value-type="float">
            <text:p>4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20.1574" calcext:value-type="float">
            <text:p>20.1574</text:p>
          </table:table-cell>
          <table:table-cell office:value-type="float" office:value="19.938" calcext:value-type="float">
            <text:p>19.938</text:p>
          </table:table-cell>
          <table:table-cell office:value-type="float" office:value="19.8398" calcext:value-type="float">
            <text:p>19.8398</text:p>
          </table:table-cell>
          <table:table-cell office:value-type="float" office:value="0.0655225" calcext:value-type="float">
            <text:p>0.0655225</text:p>
          </table:table-cell>
          <table:table-cell office:value-type="float" office:value="9.45949" calcext:value-type="float">
            <text:p>9.45949</text:p>
          </table:table-cell>
          <table:table-cell office:value-type="float" office:value="9.38295" calcext:value-type="float">
            <text:p>9.38295</text:p>
          </table:table-cell>
          <table:table-cell office:value-type="float" office:value="9.44463" calcext:value-type="float">
            <text:p>9.44463</text:p>
          </table:table-cell>
          <table:table-cell office:value-type="float" office:value="0.0972342" calcext:value-type="float">
            <text:p>0.0972342</text:p>
          </table:table-cell>
          <table:table-cell office:value-type="float" office:value="1.75566" calcext:value-type="float">
            <text:p>1.75566</text:p>
          </table:table-cell>
          <table:table-cell office:value-type="float" office:value="1.44697" calcext:value-type="float">
            <text:p>1.44697</text:p>
          </table:table-cell>
          <table:table-cell office:value-type="float" office:value="0.814872" calcext:value-type="float">
            <text:p>0.814872</text:p>
          </table:table-cell>
          <table:table-cell office:value-type="float" office:value="4.40817" calcext:value-type="float">
            <text:p>4.40817</text:p>
          </table:table-cell>
          <table:table-cell office:value-type="float" office:value="4.64869" calcext:value-type="float">
            <text:p>4.64869</text:p>
          </table:table-cell>
          <table:table-cell office:value-type="float" office:value="0.406996" calcext:value-type="float">
            <text:p>0.406996</text:p>
          </table:table-cell>
          <table:table-cell office:value-type="float" office:value="2.83361" calcext:value-type="float">
            <text:p>2.83361</text:p>
          </table:table-cell>
          <table:table-cell table:formula="of:=[.T46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.6" calcext:value-type="float">
            <text:p>4.6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20.1573" calcext:value-type="float">
            <text:p>20.1573</text:p>
          </table:table-cell>
          <table:table-cell office:value-type="float" office:value="20.0726" calcext:value-type="float">
            <text:p>20.0726</text:p>
          </table:table-cell>
          <table:table-cell office:value-type="float" office:value="19.9728" calcext:value-type="float">
            <text:p>19.9728</text:p>
          </table:table-cell>
          <table:table-cell office:value-type="float" office:value="0.0660909" calcext:value-type="float">
            <text:p>0.0660909</text:p>
          </table:table-cell>
          <table:table-cell office:value-type="float" office:value="9.90876" calcext:value-type="float">
            <text:p>9.90876</text:p>
          </table:table-cell>
          <table:table-cell office:value-type="float" office:value="9.84212" calcext:value-type="float">
            <text:p>9.84212</text:p>
          </table:table-cell>
          <table:table-cell office:value-type="float" office:value="9.91275" calcext:value-type="float">
            <text:p>9.91275</text:p>
          </table:table-cell>
          <table:table-cell office:value-type="float" office:value="0.0967418" calcext:value-type="float">
            <text:p>0.0967418</text:p>
          </table:table-cell>
          <table:table-cell office:value-type="float" office:value="1.47906" calcext:value-type="float">
            <text:p>1.47906</text:p>
          </table:table-cell>
          <table:table-cell office:value-type="float" office:value="1.21005" calcext:value-type="float">
            <text:p>1.21005</text:p>
          </table:table-cell>
          <table:table-cell office:value-type="float" office:value="0.806887" calcext:value-type="float">
            <text:p>0.806887</text:p>
          </table:table-cell>
          <table:table-cell office:value-type="float" office:value="4.48784" calcext:value-type="float">
            <text:p>4.48784</text:p>
          </table:table-cell>
          <table:table-cell office:value-type="float" office:value="4.70826" calcext:value-type="float">
            <text:p>4.70826</text:p>
          </table:table-cell>
          <table:table-cell office:value-type="float" office:value="0.404016" calcext:value-type="float">
            <text:p>0.404016</text:p>
          </table:table-cell>
          <table:table-cell office:value-type="float" office:value="0.603837" calcext:value-type="float">
            <text:p>0.603837</text:p>
          </table:table-cell>
          <table:table-cell table:formula="of:=[.T47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.7" calcext:value-type="float">
            <text:p>4.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20.166" calcext:value-type="float">
            <text:p>20.166</text:p>
          </table:table-cell>
          <table:table-cell office:value-type="float" office:value="20.1825" calcext:value-type="float">
            <text:p>20.1825</text:p>
          </table:table-cell>
          <table:table-cell office:value-type="float" office:value="20.0818" calcext:value-type="float">
            <text:p>20.0818</text:p>
          </table:table-cell>
          <table:table-cell office:value-type="float" office:value="0.0670275" calcext:value-type="float">
            <text:p>0.0670275</text:p>
          </table:table-cell>
          <table:table-cell office:value-type="float" office:value="10.4687" calcext:value-type="float">
            <text:p>10.4687</text:p>
          </table:table-cell>
          <table:table-cell office:value-type="float" office:value="10.3553" calcext:value-type="float">
            <text:p>10.3553</text:p>
          </table:table-cell>
          <table:table-cell office:value-type="float" office:value="10.3863" calcext:value-type="float">
            <text:p>10.3863</text:p>
          </table:table-cell>
          <table:table-cell office:value-type="float" office:value="0.0959648" calcext:value-type="float">
            <text:p>0.0959648</text:p>
          </table:table-cell>
          <table:table-cell office:value-type="float" office:value="1.22791" calcext:value-type="float">
            <text:p>1.22791</text:p>
          </table:table-cell>
          <table:table-cell office:value-type="float" office:value="0.968259" calcext:value-type="float">
            <text:p>0.968259</text:p>
          </table:table-cell>
          <table:table-cell office:value-type="float" office:value="0.799308" calcext:value-type="float">
            <text:p>0.799308</text:p>
          </table:table-cell>
          <table:table-cell office:value-type="float" office:value="4.63713" calcext:value-type="float">
            <text:p>4.63713</text:p>
          </table:table-cell>
          <table:table-cell office:value-type="float" office:value="4.75666" calcext:value-type="float">
            <text:p>4.75666</text:p>
          </table:table-cell>
          <table:table-cell office:value-type="float" office:value="0.400353" calcext:value-type="float">
            <text:p>0.400353</text:p>
          </table:table-cell>
          <table:table-cell office:value-type="float" office:value="0.785143" calcext:value-type="float">
            <text:p>0.785143</text:p>
          </table:table-cell>
          <table:table-cell table:formula="of:=[.T48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.8" calcext:value-type="float">
            <text:p>4.8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20.371" calcext:value-type="float">
            <text:p>20.371</text:p>
          </table:table-cell>
          <table:table-cell office:value-type="float" office:value="20.2597" calcext:value-type="float">
            <text:p>20.2597</text:p>
          </table:table-cell>
          <table:table-cell office:value-type="float" office:value="20.1663" calcext:value-type="float">
            <text:p>20.1663</text:p>
          </table:table-cell>
          <table:table-cell office:value-type="float" office:value="0.0674161" calcext:value-type="float">
            <text:p>0.0674161</text:p>
          </table:table-cell>
          <table:table-cell office:value-type="float" office:value="11.0109" calcext:value-type="float">
            <text:p>11.0109</text:p>
          </table:table-cell>
          <table:table-cell office:value-type="float" office:value="10.8591" calcext:value-type="float">
            <text:p>10.8591</text:p>
          </table:table-cell>
          <table:table-cell office:value-type="float" office:value="10.864" calcext:value-type="float">
            <text:p>10.864</text:p>
          </table:table-cell>
          <table:table-cell office:value-type="float" office:value="0.0950349" calcext:value-type="float">
            <text:p>0.0950349</text:p>
          </table:table-cell>
          <table:table-cell office:value-type="float" office:value="0.90854" calcext:value-type="float">
            <text:p>0.90854</text:p>
          </table:table-cell>
          <table:table-cell office:value-type="float" office:value="0.722256" calcext:value-type="float">
            <text:p>0.722256</text:p>
          </table:table-cell>
          <table:table-cell office:value-type="float" office:value="0.791437" calcext:value-type="float">
            <text:p>0.791437</text:p>
          </table:table-cell>
          <table:table-cell office:value-type="float" office:value="4.7296" calcext:value-type="float">
            <text:p>4.7296</text:p>
          </table:table-cell>
          <table:table-cell office:value-type="float" office:value="4.7934" calcext:value-type="float">
            <text:p>4.7934</text:p>
          </table:table-cell>
          <table:table-cell office:value-type="float" office:value="0.39644" calcext:value-type="float">
            <text:p>0.39644</text:p>
          </table:table-cell>
          <table:table-cell office:value-type="float" office:value="1.8704" calcext:value-type="float">
            <text:p>1.8704</text:p>
          </table:table-cell>
          <table:table-cell table:formula="of:=[.T49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.9" calcext:value-type="float">
            <text:p>4.9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20.3164" calcext:value-type="float">
            <text:p>20.3164</text:p>
          </table:table-cell>
          <table:table-cell office:value-type="float" office:value="20.3232" calcext:value-type="float">
            <text:p>20.3232</text:p>
          </table:table-cell>
          <table:table-cell office:value-type="float" office:value="20.2261" calcext:value-type="float">
            <text:p>20.2261</text:p>
          </table:table-cell>
          <table:table-cell office:value-type="float" office:value="0.0680393" calcext:value-type="float">
            <text:p>0.0680393</text:p>
          </table:table-cell>
          <table:table-cell office:value-type="float" office:value="11.3483" calcext:value-type="float">
            <text:p>11.3483</text:p>
          </table:table-cell>
          <table:table-cell office:value-type="float" office:value="11.3517" calcext:value-type="float">
            <text:p>11.3517</text:p>
          </table:table-cell>
          <table:table-cell office:value-type="float" office:value="11.3449" calcext:value-type="float">
            <text:p>11.3449</text:p>
          </table:table-cell>
          <table:table-cell office:value-type="float" office:value="0.0940768" calcext:value-type="float">
            <text:p>0.0940768</text:p>
          </table:table-cell>
          <table:table-cell office:value-type="float" office:value="0.659027" calcext:value-type="float">
            <text:p>0.659027</text:p>
          </table:table-cell>
          <table:table-cell office:value-type="float" office:value="0.472738" calcext:value-type="float">
            <text:p>0.472738</text:p>
          </table:table-cell>
          <table:table-cell office:value-type="float" office:value="0.783823" calcext:value-type="float">
            <text:p>0.783823</text:p>
          </table:table-cell>
          <table:table-cell office:value-type="float" office:value="4.79101" calcext:value-type="float">
            <text:p>4.79101</text:p>
          </table:table-cell>
          <table:table-cell office:value-type="float" office:value="4.81807" calcext:value-type="float">
            <text:p>4.81807</text:p>
          </table:table-cell>
          <table:table-cell office:value-type="float" office:value="0.392438" calcext:value-type="float">
            <text:p>0.392438</text:p>
          </table:table-cell>
          <table:table-cell office:value-type="float" office:value="0.00301631" calcext:value-type="float">
            <text:p>0.00301631</text:p>
          </table:table-cell>
          <table:table-cell table:formula="of:=[.T50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20.6141" calcext:value-type="float">
            <text:p>20.6141</text:p>
          </table:table-cell>
          <table:table-cell office:value-type="float" office:value="20.3437" calcext:value-type="float">
            <text:p>20.3437</text:p>
          </table:table-cell>
          <table:table-cell office:value-type="float" office:value="20.2608" calcext:value-type="float">
            <text:p>20.2608</text:p>
          </table:table-cell>
          <table:table-cell office:value-type="float" office:value="0.0679166" calcext:value-type="float">
            <text:p>0.0679166</text:p>
          </table:table-cell>
          <table:table-cell office:value-type="float" office:value="11.9422" calcext:value-type="float">
            <text:p>11.9422</text:p>
          </table:table-cell>
          <table:table-cell office:value-type="float" office:value="11.8404" calcext:value-type="float">
            <text:p>11.8404</text:p>
          </table:table-cell>
          <table:table-cell office:value-type="float" office:value="11.8275" calcext:value-type="float">
            <text:p>11.8275</text:p>
          </table:table-cell>
          <table:table-cell office:value-type="float" office:value="0.0931575" calcext:value-type="float">
            <text:p>0.0931575</text:p>
          </table:table-cell>
          <table:table-cell office:value-type="float" office:value="0.290739" calcext:value-type="float">
            <text:p>0.290739</text:p>
          </table:table-cell>
          <table:table-cell office:value-type="float" office:value="0.220439" calcext:value-type="float">
            <text:p>0.220439</text:p>
          </table:table-cell>
          <table:table-cell office:value-type="float" office:value="0.776059" calcext:value-type="float">
            <text:p>0.776059</text:p>
          </table:table-cell>
          <table:table-cell office:value-type="float" office:value="4.80011" calcext:value-type="float">
            <text:p>4.80011</text:p>
          </table:table-cell>
          <table:table-cell office:value-type="float" office:value="4.83027" calcext:value-type="float">
            <text:p>4.83027</text:p>
          </table:table-cell>
          <table:table-cell office:value-type="float" office:value="0.388568" calcext:value-type="float">
            <text:p>0.388568</text:p>
          </table:table-cell>
          <table:table-cell office:value-type="float" office:value="4.41927" calcext:value-type="float">
            <text:p>4.41927</text:p>
          </table:table-cell>
          <table:table-cell table:formula="of:=[.T51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.1" calcext:value-type="float">
            <text:p>5.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20.3263" calcext:value-type="float">
            <text:p>20.3263</text:p>
          </table:table-cell>
          <table:table-cell office:value-type="float" office:value="20.3554" calcext:value-type="float">
            <text:p>20.3554</text:p>
          </table:table-cell>
          <table:table-cell office:value-type="float" office:value="20.2701" calcext:value-type="float">
            <text:p>20.2701</text:p>
          </table:table-cell>
          <table:table-cell office:value-type="float" office:value="0.0684662" calcext:value-type="float">
            <text:p>0.0684662</text:p>
          </table:table-cell>
          <table:table-cell office:value-type="float" office:value="12.4966" calcext:value-type="float">
            <text:p>12.4966</text:p>
          </table:table-cell>
          <table:table-cell office:value-type="float" office:value="12.3577" calcext:value-type="float">
            <text:p>12.3577</text:p>
          </table:table-cell>
          <table:table-cell office:value-type="float" office:value="12.3108" calcext:value-type="float">
            <text:p>12.3108</text:p>
          </table:table-cell>
          <table:table-cell office:value-type="float" office:value="0.0923661" calcext:value-type="float">
            <text:p>0.0923661</text:p>
          </table:table-cell>
          <table:table-cell office:value-type="float" office:value="0.0680976" calcext:value-type="float">
            <text:p>0.0680976</text:p>
          </table:table-cell>
          <table:table-cell office:value-type="float" office:value="-0.0338694" calcext:value-type="float">
            <text:p>-0.0338694</text:p>
          </table:table-cell>
          <table:table-cell office:value-type="float" office:value="0.76869" calcext:value-type="float">
            <text:p>0.76869</text:p>
          </table:table-cell>
          <table:table-cell office:value-type="float" office:value="4.87368" calcext:value-type="float">
            <text:p>4.87368</text:p>
          </table:table-cell>
          <table:table-cell office:value-type="float" office:value="4.82968" calcext:value-type="float">
            <text:p>4.82968</text:p>
          </table:table-cell>
          <table:table-cell office:value-type="float" office:value="0.384805" calcext:value-type="float">
            <text:p>0.384805</text:p>
          </table:table-cell>
          <table:table-cell office:value-type="float" office:value="1.1827" calcext:value-type="float">
            <text:p>1.1827</text:p>
          </table:table-cell>
          <table:table-cell table:formula="of:=[.T52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.2" calcext:value-type="float">
            <text:p>5.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20.498" calcext:value-type="float">
            <text:p>20.498</text:p>
          </table:table-cell>
          <table:table-cell office:value-type="float" office:value="20.3317" calcext:value-type="float">
            <text:p>20.3317</text:p>
          </table:table-cell>
          <table:table-cell office:value-type="float" office:value="20.254" calcext:value-type="float">
            <text:p>20.254</text:p>
          </table:table-cell>
          <table:table-cell office:value-type="float" office:value="0.0683589" calcext:value-type="float">
            <text:p>0.0683589</text:p>
          </table:table-cell>
          <table:table-cell office:value-type="float" office:value="12.8924" calcext:value-type="float">
            <text:p>12.8924</text:p>
          </table:table-cell>
          <table:table-cell office:value-type="float" office:value="12.8372" calcext:value-type="float">
            <text:p>12.8372</text:p>
          </table:table-cell>
          <table:table-cell office:value-type="float" office:value="12.7933" calcext:value-type="float">
            <text:p>12.7933</text:p>
          </table:table-cell>
          <table:table-cell office:value-type="float" office:value="0.0916812" calcext:value-type="float">
            <text:p>0.0916812</text:p>
          </table:table-cell>
          <table:table-cell office:value-type="float" office:value="-0.263321" calcext:value-type="float">
            <text:p>-0.263321</text:p>
          </table:table-cell>
          <table:table-cell office:value-type="float" office:value="-0.28939" calcext:value-type="float">
            <text:p>-0.28939</text:p>
          </table:table-cell>
          <table:table-cell office:value-type="float" office:value="0.761347" calcext:value-type="float">
            <text:p>0.761347</text:p>
          </table:table-cell>
          <table:table-cell office:value-type="float" office:value="4.83707" calcext:value-type="float">
            <text:p>4.83707</text:p>
          </table:table-cell>
          <table:table-cell office:value-type="float" office:value="4.81605" calcext:value-type="float">
            <text:p>4.81605</text:p>
          </table:table-cell>
          <table:table-cell office:value-type="float" office:value="0.381131" calcext:value-type="float">
            <text:p>0.381131</text:p>
          </table:table-cell>
          <table:table-cell office:value-type="float" office:value="1.64027" calcext:value-type="float">
            <text:p>1.64027</text:p>
          </table:table-cell>
          <table:table-cell table:formula="of:=[.T53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.3" calcext:value-type="float">
            <text:p>5.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20.1943" calcext:value-type="float">
            <text:p>20.1943</text:p>
          </table:table-cell>
          <table:table-cell office:value-type="float" office:value="20.2828" calcext:value-type="float">
            <text:p>20.2828</text:p>
          </table:table-cell>
          <table:table-cell office:value-type="float" office:value="20.2122" calcext:value-type="float">
            <text:p>20.2122</text:p>
          </table:table-cell>
          <table:table-cell office:value-type="float" office:value="0.0685178" calcext:value-type="float">
            <text:p>0.0685178</text:p>
          </table:table-cell>
          <table:table-cell office:value-type="float" office:value="13.1688" calcext:value-type="float">
            <text:p>13.1688</text:p>
          </table:table-cell>
          <table:table-cell office:value-type="float" office:value="13.2857" calcext:value-type="float">
            <text:p>13.2857</text:p>
          </table:table-cell>
          <table:table-cell office:value-type="float" office:value="13.2738" calcext:value-type="float">
            <text:p>13.2738</text:p>
          </table:table-cell>
          <table:table-cell office:value-type="float" office:value="0.0908919" calcext:value-type="float">
            <text:p>0.0908919</text:p>
          </table:table-cell>
          <table:table-cell office:value-type="float" office:value="-0.536278" calcext:value-type="float">
            <text:p>-0.536278</text:p>
          </table:table-cell>
          <table:table-cell office:value-type="float" office:value="-0.545298" calcext:value-type="float">
            <text:p>-0.545298</text:p>
          </table:table-cell>
          <table:table-cell office:value-type="float" office:value="0.754201" calcext:value-type="float">
            <text:p>0.754201</text:p>
          </table:table-cell>
          <table:table-cell office:value-type="float" office:value="4.76546" calcext:value-type="float">
            <text:p>4.76546</text:p>
          </table:table-cell>
          <table:table-cell office:value-type="float" office:value="4.78918" calcext:value-type="float">
            <text:p>4.78918</text:p>
          </table:table-cell>
          <table:table-cell office:value-type="float" office:value="0.377559" calcext:value-type="float">
            <text:p>0.377559</text:p>
          </table:table-cell>
          <table:table-cell office:value-type="float" office:value="1.1261" calcext:value-type="float">
            <text:p>1.1261</text:p>
          </table:table-cell>
          <table:table-cell table:formula="of:=[.T54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.4" calcext:value-type="float">
            <text:p>5.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20.3245" calcext:value-type="float">
            <text:p>20.3245</text:p>
          </table:table-cell>
          <table:table-cell office:value-type="float" office:value="20.2228" calcext:value-type="float">
            <text:p>20.2228</text:p>
          </table:table-cell>
          <table:table-cell office:value-type="float" office:value="20.1449" calcext:value-type="float">
            <text:p>20.1449</text:p>
          </table:table-cell>
          <table:table-cell office:value-type="float" office:value="0.0685492" calcext:value-type="float">
            <text:p>0.0685492</text:p>
          </table:table-cell>
          <table:table-cell office:value-type="float" office:value="13.8896" calcext:value-type="float">
            <text:p>13.8896</text:p>
          </table:table-cell>
          <table:table-cell office:value-type="float" office:value="13.7777" calcext:value-type="float">
            <text:p>13.7777</text:p>
          </table:table-cell>
          <table:table-cell office:value-type="float" office:value="13.7509" calcext:value-type="float">
            <text:p>13.7509</text:p>
          </table:table-cell>
          <table:table-cell office:value-type="float" office:value="0.0900934" calcext:value-type="float">
            <text:p>0.0900934</text:p>
          </table:table-cell>
          <table:table-cell office:value-type="float" office:value="-0.778596" calcext:value-type="float">
            <text:p>-0.778596</text:p>
          </table:table-cell>
          <table:table-cell office:value-type="float" office:value="-0.800753" calcext:value-type="float">
            <text:p>-0.800753</text:p>
          </table:table-cell>
          <table:table-cell office:value-type="float" office:value="0.747253" calcext:value-type="float">
            <text:p>0.747253</text:p>
          </table:table-cell>
          <table:table-cell office:value-type="float" office:value="4.75723" calcext:value-type="float">
            <text:p>4.75723</text:p>
          </table:table-cell>
          <table:table-cell office:value-type="float" office:value="4.74892" calcext:value-type="float">
            <text:p>4.74892</text:p>
          </table:table-cell>
          <table:table-cell office:value-type="float" office:value="0.374087" calcext:value-type="float">
            <text:p>0.374087</text:p>
          </table:table-cell>
          <table:table-cell office:value-type="float" office:value="1.19434" calcext:value-type="float">
            <text:p>1.19434</text:p>
          </table:table-cell>
          <table:table-cell table:formula="of:=[.T55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.5" calcext:value-type="float">
            <text:p>5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20.1216" calcext:value-type="float">
            <text:p>20.1216</text:p>
          </table:table-cell>
          <table:table-cell office:value-type="float" office:value="20.1121" calcext:value-type="float">
            <text:p>20.1121</text:p>
          </table:table-cell>
          <table:table-cell office:value-type="float" office:value="20.0521" calcext:value-type="float">
            <text:p>20.0521</text:p>
          </table:table-cell>
          <table:table-cell office:value-type="float" office:value="0.0684469" calcext:value-type="float">
            <text:p>0.0684469</text:p>
          </table:table-cell>
          <table:table-cell office:value-type="float" office:value="14.337" calcext:value-type="float">
            <text:p>14.337</text:p>
          </table:table-cell>
          <table:table-cell office:value-type="float" office:value="14.2596" calcext:value-type="float">
            <text:p>14.2596</text:p>
          </table:table-cell>
          <table:table-cell office:value-type="float" office:value="14.2233" calcext:value-type="float">
            <text:p>14.2233</text:p>
          </table:table-cell>
          <table:table-cell office:value-type="float" office:value="0.0893607" calcext:value-type="float">
            <text:p>0.0893607</text:p>
          </table:table-cell>
          <table:table-cell office:value-type="float" office:value="-1.09082" calcext:value-type="float">
            <text:p>-1.09082</text:p>
          </table:table-cell>
          <table:table-cell office:value-type="float" office:value="-1.0549" calcext:value-type="float">
            <text:p>-1.0549</text:p>
          </table:table-cell>
          <table:table-cell office:value-type="float" office:value="0.7405" calcext:value-type="float">
            <text:p>0.7405</text:p>
          </table:table-cell>
          <table:table-cell office:value-type="float" office:value="4.70661" calcext:value-type="float">
            <text:p>4.70661</text:p>
          </table:table-cell>
          <table:table-cell office:value-type="float" office:value="4.69521" calcext:value-type="float">
            <text:p>4.69521</text:p>
          </table:table-cell>
          <table:table-cell office:value-type="float" office:value="0.370706" calcext:value-type="float">
            <text:p>0.370706</text:p>
          </table:table-cell>
          <table:table-cell office:value-type="float" office:value="0.334972" calcext:value-type="float">
            <text:p>0.334972</text:p>
          </table:table-cell>
          <table:table-cell table:formula="of:=[.T56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.6" calcext:value-type="float">
            <text:p>5.6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19.781" calcext:value-type="float">
            <text:p>19.781</text:p>
          </table:table-cell>
          <table:table-cell office:value-type="float" office:value="19.9329" calcext:value-type="float">
            <text:p>19.9329</text:p>
          </table:table-cell>
          <table:table-cell office:value-type="float" office:value="19.934" calcext:value-type="float">
            <text:p>19.934</text:p>
          </table:table-cell>
          <table:table-cell office:value-type="float" office:value="0.0679633" calcext:value-type="float">
            <text:p>0.0679633</text:p>
          </table:table-cell>
          <table:table-cell office:value-type="float" office:value="14.773" calcext:value-type="float">
            <text:p>14.773</text:p>
          </table:table-cell>
          <table:table-cell office:value-type="float" office:value="14.7407" calcext:value-type="float">
            <text:p>14.7407</text:p>
          </table:table-cell>
          <table:table-cell office:value-type="float" office:value="14.6897" calcext:value-type="float">
            <text:p>14.6897</text:p>
          </table:table-cell>
          <table:table-cell office:value-type="float" office:value="0.0887438" calcext:value-type="float">
            <text:p>0.0887438</text:p>
          </table:table-cell>
          <table:table-cell office:value-type="float" office:value="-1.45013" calcext:value-type="float">
            <text:p>-1.45013</text:p>
          </table:table-cell>
          <table:table-cell office:value-type="float" office:value="-1.30687" calcext:value-type="float">
            <text:p>-1.30687</text:p>
          </table:table-cell>
          <table:table-cell office:value-type="float" office:value="0.734065" calcext:value-type="float">
            <text:p>0.734065</text:p>
          </table:table-cell>
          <table:table-cell office:value-type="float" office:value="4.64266" calcext:value-type="float">
            <text:p>4.64266</text:p>
          </table:table-cell>
          <table:table-cell office:value-type="float" office:value="4.62805" calcext:value-type="float">
            <text:p>4.62805</text:p>
          </table:table-cell>
          <table:table-cell office:value-type="float" office:value="0.367413" calcext:value-type="float">
            <text:p>0.367413</text:p>
          </table:table-cell>
          <table:table-cell office:value-type="float" office:value="1.38259" calcext:value-type="float">
            <text:p>1.38259</text:p>
          </table:table-cell>
          <table:table-cell table:formula="of:=[.T57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.7" calcext:value-type="float">
            <text:p>5.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20.0208" calcext:value-type="float">
            <text:p>20.0208</text:p>
          </table:table-cell>
          <table:table-cell office:value-type="float" office:value="19.8316" calcext:value-type="float">
            <text:p>19.8316</text:p>
          </table:table-cell>
          <table:table-cell office:value-type="float" office:value="19.7908" calcext:value-type="float">
            <text:p>19.7908</text:p>
          </table:table-cell>
          <table:table-cell office:value-type="float" office:value="0.0674771" calcext:value-type="float">
            <text:p>0.0674771</text:p>
          </table:table-cell>
          <table:table-cell office:value-type="float" office:value="15.2053" calcext:value-type="float">
            <text:p>15.2053</text:p>
          </table:table-cell>
          <table:table-cell office:value-type="float" office:value="15.1796" calcext:value-type="float">
            <text:p>15.1796</text:p>
          </table:table-cell>
          <table:table-cell office:value-type="float" office:value="15.1486" calcext:value-type="float">
            <text:p>15.1486</text:p>
          </table:table-cell>
          <table:table-cell office:value-type="float" office:value="0.0880907" calcext:value-type="float">
            <text:p>0.0880907</text:p>
          </table:table-cell>
          <table:table-cell office:value-type="float" office:value="-1.58389" calcext:value-type="float">
            <text:p>-1.58389</text:p>
          </table:table-cell>
          <table:table-cell office:value-type="float" office:value="-1.55581" calcext:value-type="float">
            <text:p>-1.55581</text:p>
          </table:table-cell>
          <table:table-cell office:value-type="float" office:value="0.727727" calcext:value-type="float">
            <text:p>0.727727</text:p>
          </table:table-cell>
          <table:table-cell office:value-type="float" office:value="4.5554" calcext:value-type="float">
            <text:p>4.5554</text:p>
          </table:table-cell>
          <table:table-cell office:value-type="float" office:value="4.54751" calcext:value-type="float">
            <text:p>4.54751</text:p>
          </table:table-cell>
          <table:table-cell office:value-type="float" office:value="0.364206" calcext:value-type="float">
            <text:p>0.364206</text:p>
          </table:table-cell>
          <table:table-cell office:value-type="float" office:value="2.00407" calcext:value-type="float">
            <text:p>2.00407</text:p>
          </table:table-cell>
          <table:table-cell table:formula="of:=[.T58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.8" calcext:value-type="float">
            <text:p>5.8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19.9131" calcext:value-type="float">
            <text:p>19.9131</text:p>
          </table:table-cell>
          <table:table-cell office:value-type="float" office:value="19.6684" calcext:value-type="float">
            <text:p>19.6684</text:p>
          </table:table-cell>
          <table:table-cell office:value-type="float" office:value="19.6229" calcext:value-type="float">
            <text:p>19.6229</text:p>
          </table:table-cell>
          <table:table-cell office:value-type="float" office:value="0.0670352" calcext:value-type="float">
            <text:p>0.0670352</text:p>
          </table:table-cell>
          <table:table-cell office:value-type="float" office:value="15.554" calcext:value-type="float">
            <text:p>15.554</text:p>
          </table:table-cell>
          <table:table-cell office:value-type="float" office:value="15.5849" calcext:value-type="float">
            <text:p>15.5849</text:p>
          </table:table-cell>
          <table:table-cell office:value-type="float" office:value="15.5989" calcext:value-type="float">
            <text:p>15.5989</text:p>
          </table:table-cell>
          <table:table-cell office:value-type="float" office:value="0.0873573" calcext:value-type="float">
            <text:p>0.0873573</text:p>
          </table:table-cell>
          <table:table-cell office:value-type="float" office:value="-1.90318" calcext:value-type="float">
            <text:p>-1.90318</text:p>
          </table:table-cell>
          <table:table-cell office:value-type="float" office:value="-1.80085" calcext:value-type="float">
            <text:p>-1.80085</text:p>
          </table:table-cell>
          <table:table-cell office:value-type="float" office:value="0.721795" calcext:value-type="float">
            <text:p>0.721795</text:p>
          </table:table-cell>
          <table:table-cell office:value-type="float" office:value="4.346" calcext:value-type="float">
            <text:p>4.346</text:p>
          </table:table-cell>
          <table:table-cell office:value-type="float" office:value="4.45372" calcext:value-type="float">
            <text:p>4.45372</text:p>
          </table:table-cell>
          <table:table-cell office:value-type="float" office:value="0.3613" calcext:value-type="float">
            <text:p>0.3613</text:p>
          </table:table-cell>
          <table:table-cell office:value-type="float" office:value="3.44891" calcext:value-type="float">
            <text:p>3.44891</text:p>
          </table:table-cell>
          <table:table-cell table:formula="of:=[.T59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.9" calcext:value-type="float">
            <text:p>5.9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19.4748" calcext:value-type="float">
            <text:p>19.4748</text:p>
          </table:table-cell>
          <table:table-cell office:value-type="float" office:value="19.4694" calcext:value-type="float">
            <text:p>19.4694</text:p>
          </table:table-cell>
          <table:table-cell office:value-type="float" office:value="19.4307" calcext:value-type="float">
            <text:p>19.4307</text:p>
          </table:table-cell>
          <table:table-cell office:value-type="float" office:value="0.0666791" calcext:value-type="float">
            <text:p>0.0666791</text:p>
          </table:table-cell>
          <table:table-cell office:value-type="float" office:value="16.0098" calcext:value-type="float">
            <text:p>16.0098</text:p>
          </table:table-cell>
          <table:table-cell office:value-type="float" office:value="16.0046" calcext:value-type="float">
            <text:p>16.0046</text:p>
          </table:table-cell>
          <table:table-cell office:value-type="float" office:value="16.039" calcext:value-type="float">
            <text:p>16.039</text:p>
          </table:table-cell>
          <table:table-cell office:value-type="float" office:value="0.086718" calcext:value-type="float">
            <text:p>0.086718</text:p>
          </table:table-cell>
          <table:table-cell office:value-type="float" office:value="-2.14448" calcext:value-type="float">
            <text:p>-2.14448</text:p>
          </table:table-cell>
          <table:table-cell office:value-type="float" office:value="-2.04114" calcext:value-type="float">
            <text:p>-2.04114</text:p>
          </table:table-cell>
          <table:table-cell office:value-type="float" office:value="0.715824" calcext:value-type="float">
            <text:p>0.715824</text:p>
          </table:table-cell>
          <table:table-cell office:value-type="float" office:value="4.21844" calcext:value-type="float">
            <text:p>4.21844</text:p>
          </table:table-cell>
          <table:table-cell office:value-type="float" office:value="4.3469" calcext:value-type="float">
            <text:p>4.3469</text:p>
          </table:table-cell>
          <table:table-cell office:value-type="float" office:value="0.358623" calcext:value-type="float">
            <text:p>0.358623</text:p>
          </table:table-cell>
          <table:table-cell office:value-type="float" office:value="0.00300024" calcext:value-type="float">
            <text:p>0.00300024</text:p>
          </table:table-cell>
          <table:table-cell table:formula="of:=[.T60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19.238" calcext:value-type="float">
            <text:p>19.238</text:p>
          </table:table-cell>
          <table:table-cell office:value-type="float" office:value="19.2557" calcext:value-type="float">
            <text:p>19.2557</text:p>
          </table:table-cell>
          <table:table-cell office:value-type="float" office:value="19.2148" calcext:value-type="float">
            <text:p>19.2148</text:p>
          </table:table-cell>
          <table:table-cell office:value-type="float" office:value="0.0663325" calcext:value-type="float">
            <text:p>0.0663325</text:p>
          </table:table-cell>
          <table:table-cell office:value-type="float" office:value="16.2719" calcext:value-type="float">
            <text:p>16.2719</text:p>
          </table:table-cell>
          <table:table-cell office:value-type="float" office:value="16.392" calcext:value-type="float">
            <text:p>16.392</text:p>
          </table:table-cell>
          <table:table-cell office:value-type="float" office:value="16.4679" calcext:value-type="float">
            <text:p>16.4679</text:p>
          </table:table-cell>
          <table:table-cell office:value-type="float" office:value="0.0863587" calcext:value-type="float">
            <text:p>0.0863587</text:p>
          </table:table-cell>
          <table:table-cell office:value-type="float" office:value="-2.33074" calcext:value-type="float">
            <text:p>-2.33074</text:p>
          </table:table-cell>
          <table:table-cell office:value-type="float" office:value="-2.27586" calcext:value-type="float">
            <text:p>-2.27586</text:p>
          </table:table-cell>
          <table:table-cell office:value-type="float" office:value="0.709927" calcext:value-type="float">
            <text:p>0.709927</text:p>
          </table:table-cell>
          <table:table-cell office:value-type="float" office:value="4.0725" calcext:value-type="float">
            <text:p>4.0725</text:p>
          </table:table-cell>
          <table:table-cell office:value-type="float" office:value="4.22731" calcext:value-type="float">
            <text:p>4.22731</text:p>
          </table:table-cell>
          <table:table-cell office:value-type="float" office:value="0.356079" calcext:value-type="float">
            <text:p>0.356079</text:p>
          </table:table-cell>
          <table:table-cell office:value-type="float" office:value="0.801659" calcext:value-type="float">
            <text:p>0.801659</text:p>
          </table:table-cell>
          <table:table-cell table:formula="of:=[.T61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.1" calcext:value-type="float">
            <text:p>6.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19.0029" calcext:value-type="float">
            <text:p>19.0029</text:p>
          </table:table-cell>
          <table:table-cell office:value-type="float" office:value="19.0074" calcext:value-type="float">
            <text:p>19.0074</text:p>
          </table:table-cell>
          <table:table-cell office:value-type="float" office:value="18.9757" calcext:value-type="float">
            <text:p>18.9757</text:p>
          </table:table-cell>
          <table:table-cell office:value-type="float" office:value="0.0659446" calcext:value-type="float">
            <text:p>0.0659446</text:p>
          </table:table-cell>
          <table:table-cell office:value-type="float" office:value="16.8387" calcext:value-type="float">
            <text:p>16.8387</text:p>
          </table:table-cell>
          <table:table-cell office:value-type="float" office:value="16.7977" calcext:value-type="float">
            <text:p>16.7977</text:p>
          </table:table-cell>
          <table:table-cell office:value-type="float" office:value="16.8841" calcext:value-type="float">
            <text:p>16.8841</text:p>
          </table:table-cell>
          <table:table-cell office:value-type="float" office:value="0.0863727" calcext:value-type="float">
            <text:p>0.0863727</text:p>
          </table:table-cell>
          <table:table-cell office:value-type="float" office:value="-2.57239" calcext:value-type="float">
            <text:p>-2.57239</text:p>
          </table:table-cell>
          <table:table-cell office:value-type="float" office:value="-2.50418" calcext:value-type="float">
            <text:p>-2.50418</text:p>
          </table:table-cell>
          <table:table-cell office:value-type="float" office:value="0.704178" calcext:value-type="float">
            <text:p>0.704178</text:p>
          </table:table-cell>
          <table:table-cell office:value-type="float" office:value="3.93546" calcext:value-type="float">
            <text:p>3.93546</text:p>
          </table:table-cell>
          <table:table-cell office:value-type="float" office:value="4.0953" calcext:value-type="float">
            <text:p>4.0953</text:p>
          </table:table-cell>
          <table:table-cell office:value-type="float" office:value="0.353789" calcext:value-type="float">
            <text:p>0.353789</text:p>
          </table:table-cell>
          <table:table-cell office:value-type="float" office:value="0.095123" calcext:value-type="float">
            <text:p>0.095123</text:p>
          </table:table-cell>
          <table:table-cell table:formula="of:=[.T62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.2" calcext:value-type="float">
            <text:p>6.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18.6148" calcext:value-type="float">
            <text:p>18.6148</text:p>
          </table:table-cell>
          <table:table-cell office:value-type="float" office:value="18.6814" calcext:value-type="float">
            <text:p>18.6814</text:p>
          </table:table-cell>
          <table:table-cell office:value-type="float" office:value="18.7142" calcext:value-type="float">
            <text:p>18.7142</text:p>
          </table:table-cell>
          <table:table-cell office:value-type="float" office:value="0.0654813" calcext:value-type="float">
            <text:p>0.0654813</text:p>
          </table:table-cell>
          <table:table-cell office:value-type="float" office:value="17.3832" calcext:value-type="float">
            <text:p>17.3832</text:p>
          </table:table-cell>
          <table:table-cell office:value-type="float" office:value="17.2212" calcext:value-type="float">
            <text:p>17.2212</text:p>
          </table:table-cell>
          <table:table-cell office:value-type="float" office:value="17.2866" calcext:value-type="float">
            <text:p>17.2866</text:p>
          </table:table-cell>
          <table:table-cell office:value-type="float" office:value="0.0863106" calcext:value-type="float">
            <text:p>0.0863106</text:p>
          </table:table-cell>
          <table:table-cell office:value-type="float" office:value="-2.95941" calcext:value-type="float">
            <text:p>-2.95941</text:p>
          </table:table-cell>
          <table:table-cell office:value-type="float" office:value="-2.72534" calcext:value-type="float">
            <text:p>-2.72534</text:p>
          </table:table-cell>
          <table:table-cell office:value-type="float" office:value="0.699007" calcext:value-type="float">
            <text:p>0.699007</text:p>
          </table:table-cell>
          <table:table-cell office:value-type="float" office:value="3.75848" calcext:value-type="float">
            <text:p>3.75848</text:p>
          </table:table-cell>
          <table:table-cell office:value-type="float" office:value="3.95127" calcext:value-type="float">
            <text:p>3.95127</text:p>
          </table:table-cell>
          <table:table-cell office:value-type="float" office:value="0.351948" calcext:value-type="float">
            <text:p>0.351948</text:p>
          </table:table-cell>
          <table:table-cell office:value-type="float" office:value="1.75301" calcext:value-type="float">
            <text:p>1.75301</text:p>
          </table:table-cell>
          <table:table-cell table:formula="of:=[.T63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.3" calcext:value-type="float">
            <text:p>6.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18.1023" calcext:value-type="float">
            <text:p>18.1023</text:p>
          </table:table-cell>
          <table:table-cell office:value-type="float" office:value="18.3644" calcext:value-type="float">
            <text:p>18.3644</text:p>
          </table:table-cell>
          <table:table-cell office:value-type="float" office:value="18.4309" calcext:value-type="float">
            <text:p>18.4309</text:p>
          </table:table-cell>
          <table:table-cell office:value-type="float" office:value="0.0652314" calcext:value-type="float">
            <text:p>0.0652314</text:p>
          </table:table-cell>
          <table:table-cell office:value-type="float" office:value="17.5529" calcext:value-type="float">
            <text:p>17.5529</text:p>
          </table:table-cell>
          <table:table-cell office:value-type="float" office:value="17.6127" calcext:value-type="float">
            <text:p>17.6127</text:p>
          </table:table-cell>
          <table:table-cell office:value-type="float" office:value="17.674" calcext:value-type="float">
            <text:p>17.674</text:p>
          </table:table-cell>
          <table:table-cell office:value-type="float" office:value="0.0859553" calcext:value-type="float">
            <text:p>0.0859553</text:p>
          </table:table-cell>
          <table:table-cell office:value-type="float" office:value="-3.12947" calcext:value-type="float">
            <text:p>-3.12947</text:p>
          </table:table-cell>
          <table:table-cell office:value-type="float" office:value="-2.93858" calcext:value-type="float">
            <text:p>-2.93858</text:p>
          </table:table-cell>
          <table:table-cell office:value-type="float" office:value="0.693737" calcext:value-type="float">
            <text:p>0.693737</text:p>
          </table:table-cell>
          <table:table-cell office:value-type="float" office:value="3.66338" calcext:value-type="float">
            <text:p>3.66338</text:p>
          </table:table-cell>
          <table:table-cell office:value-type="float" office:value="3.79568" calcext:value-type="float">
            <text:p>3.79568</text:p>
          </table:table-cell>
          <table:table-cell office:value-type="float" office:value="0.349492" calcext:value-type="float">
            <text:p>0.349492</text:p>
          </table:table-cell>
          <table:table-cell office:value-type="float" office:value="3.93678" calcext:value-type="float">
            <text:p>3.93678</text:p>
          </table:table-cell>
          <table:table-cell table:formula="of:=[.T64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.4" calcext:value-type="float">
            <text:p>6.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18.2094" calcext:value-type="float">
            <text:p>18.2094</text:p>
          </table:table-cell>
          <table:table-cell office:value-type="float" office:value="18.0937" calcext:value-type="float">
            <text:p>18.0937</text:p>
          </table:table-cell>
          <table:table-cell office:value-type="float" office:value="18.1268" calcext:value-type="float">
            <text:p>18.1268</text:p>
          </table:table-cell>
          <table:table-cell office:value-type="float" office:value="0.0649606" calcext:value-type="float">
            <text:p>0.0649606</text:p>
          </table:table-cell>
          <table:table-cell office:value-type="float" office:value="18.0461" calcext:value-type="float">
            <text:p>18.0461</text:p>
          </table:table-cell>
          <table:table-cell office:value-type="float" office:value="17.9886" calcext:value-type="float">
            <text:p>17.9886</text:p>
          </table:table-cell>
          <table:table-cell office:value-type="float" office:value="18.0453" calcext:value-type="float">
            <text:p>18.0453</text:p>
          </table:table-cell>
          <table:table-cell office:value-type="float" office:value="0.08559" calcext:value-type="float">
            <text:p>0.08559</text:p>
          </table:table-cell>
          <table:table-cell office:value-type="float" office:value="-3.20878" calcext:value-type="float">
            <text:p>-3.20878</text:p>
          </table:table-cell>
          <table:table-cell office:value-type="float" office:value="-3.14318" calcext:value-type="float">
            <text:p>-3.14318</text:p>
          </table:table-cell>
          <table:table-cell office:value-type="float" office:value="0.68843" calcext:value-type="float">
            <text:p>0.68843</text:p>
          </table:table-cell>
          <table:table-cell office:value-type="float" office:value="3.56645" calcext:value-type="float">
            <text:p>3.56645</text:p>
          </table:table-cell>
          <table:table-cell office:value-type="float" office:value="3.62906" calcext:value-type="float">
            <text:p>3.62906</text:p>
          </table:table-cell>
          <table:table-cell office:value-type="float" office:value="0.346887" calcext:value-type="float">
            <text:p>0.346887</text:p>
          </table:table-cell>
          <table:table-cell office:value-type="float" office:value="0.890676" calcext:value-type="float">
            <text:p>0.890676</text:p>
          </table:table-cell>
          <table:table-cell table:formula="of:=[.T65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5" calcext:value-type="float">
            <text:p>6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17.9018" calcext:value-type="float">
            <text:p>17.9018</text:p>
          </table:table-cell>
          <table:table-cell office:value-type="float" office:value="17.7836" calcext:value-type="float">
            <text:p>17.7836</text:p>
          </table:table-cell>
          <table:table-cell office:value-type="float" office:value="17.8026" calcext:value-type="float">
            <text:p>17.8026</text:p>
          </table:table-cell>
          <table:table-cell office:value-type="float" office:value="0.0646238" calcext:value-type="float">
            <text:p>0.0646238</text:p>
          </table:table-cell>
          <table:table-cell office:value-type="float" office:value="18.2183" calcext:value-type="float">
            <text:p>18.2183</text:p>
          </table:table-cell>
          <table:table-cell office:value-type="float" office:value="18.2901" calcext:value-type="float">
            <text:p>18.2901</text:p>
          </table:table-cell>
          <table:table-cell office:value-type="float" office:value="18.3994" calcext:value-type="float">
            <text:p>18.3994</text:p>
          </table:table-cell>
          <table:table-cell office:value-type="float" office:value="0.0857501" calcext:value-type="float">
            <text:p>0.0857501</text:p>
          </table:table-cell>
          <table:table-cell office:value-type="float" office:value="-3.37773" calcext:value-type="float">
            <text:p>-3.37773</text:p>
          </table:table-cell>
          <table:table-cell office:value-type="float" office:value="-3.3385" calcext:value-type="float">
            <text:p>-3.3385</text:p>
          </table:table-cell>
          <table:table-cell office:value-type="float" office:value="0.683218" calcext:value-type="float">
            <text:p>0.683218</text:p>
          </table:table-cell>
          <table:table-cell office:value-type="float" office:value="3.31205" calcext:value-type="float">
            <text:p>3.31205</text:p>
          </table:table-cell>
          <table:table-cell office:value-type="float" office:value="3.45199" calcext:value-type="float">
            <text:p>3.45199</text:p>
          </table:table-cell>
          <table:table-cell office:value-type="float" office:value="0.344592" calcext:value-type="float">
            <text:p>0.344592</text:p>
          </table:table-cell>
          <table:table-cell office:value-type="float" office:value="1.10716" calcext:value-type="float">
            <text:p>1.10716</text:p>
          </table:table-cell>
          <table:table-cell table:formula="of:=[.T66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.6" calcext:value-type="float">
            <text:p>6.6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17.3845" calcext:value-type="float">
            <text:p>17.3845</text:p>
          </table:table-cell>
          <table:table-cell office:value-type="float" office:value="17.4559" calcext:value-type="float">
            <text:p>17.4559</text:p>
          </table:table-cell>
          <table:table-cell office:value-type="float" office:value="17.4595" calcext:value-type="float">
            <text:p>17.4595</text:p>
          </table:table-cell>
          <table:table-cell office:value-type="float" office:value="0.0641515" calcext:value-type="float">
            <text:p>0.0641515</text:p>
          </table:table-cell>
          <table:table-cell office:value-type="float" office:value="18.7039" calcext:value-type="float">
            <text:p>18.7039</text:p>
          </table:table-cell>
          <table:table-cell office:value-type="float" office:value="18.65" calcext:value-type="float">
            <text:p>18.65</text:p>
          </table:table-cell>
          <table:table-cell office:value-type="float" office:value="18.7353" calcext:value-type="float">
            <text:p>18.7353</text:p>
          </table:table-cell>
          <table:table-cell office:value-type="float" office:value="0.0858458" calcext:value-type="float">
            <text:p>0.0858458</text:p>
          </table:table-cell>
          <table:table-cell office:value-type="float" office:value="-3.51616" calcext:value-type="float">
            <text:p>-3.51616</text:p>
          </table:table-cell>
          <table:table-cell office:value-type="float" office:value="-3.5239" calcext:value-type="float">
            <text:p>-3.5239</text:p>
          </table:table-cell>
          <table:table-cell office:value-type="float" office:value="0.678069" calcext:value-type="float">
            <text:p>0.678069</text:p>
          </table:table-cell>
          <table:table-cell office:value-type="float" office:value="3.20107" calcext:value-type="float">
            <text:p>3.20107</text:p>
          </table:table-cell>
          <table:table-cell office:value-type="float" office:value="3.26509" calcext:value-type="float">
            <text:p>3.26509</text:p>
          </table:table-cell>
          <table:table-cell office:value-type="float" office:value="0.342117" calcext:value-type="float">
            <text:p>0.342117</text:p>
          </table:table-cell>
          <table:table-cell office:value-type="float" office:value="0.464392" calcext:value-type="float">
            <text:p>0.464392</text:p>
          </table:table-cell>
          <table:table-cell table:formula="of:=[.T67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.7" calcext:value-type="float">
            <text:p>6.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17.1762" calcext:value-type="float">
            <text:p>17.1762</text:p>
          </table:table-cell>
          <table:table-cell office:value-type="float" office:value="17.1118" calcext:value-type="float">
            <text:p>17.1118</text:p>
          </table:table-cell>
          <table:table-cell office:value-type="float" office:value="17.0983" calcext:value-type="float">
            <text:p>17.0983</text:p>
          </table:table-cell>
          <table:table-cell office:value-type="float" office:value="0.0636872" calcext:value-type="float">
            <text:p>0.0636872</text:p>
          </table:table-cell>
          <table:table-cell office:value-type="float" office:value="18.8863" calcext:value-type="float">
            <text:p>18.8863</text:p>
          </table:table-cell>
          <table:table-cell office:value-type="float" office:value="18.9299" calcext:value-type="float">
            <text:p>18.9299</text:p>
          </table:table-cell>
          <table:table-cell office:value-type="float" office:value="19.0521" calcext:value-type="float">
            <text:p>19.0521</text:p>
          </table:table-cell>
          <table:table-cell office:value-type="float" office:value="0.0863147" calcext:value-type="float">
            <text:p>0.0863147</text:p>
          </table:table-cell>
          <table:table-cell office:value-type="float" office:value="-3.66051" calcext:value-type="float">
            <text:p>-3.66051</text:p>
          </table:table-cell>
          <table:table-cell office:value-type="float" office:value="-3.69883" calcext:value-type="float">
            <text:p>-3.69883</text:p>
          </table:table-cell>
          <table:table-cell office:value-type="float" office:value="0.673035" calcext:value-type="float">
            <text:p>0.673035</text:p>
          </table:table-cell>
          <table:table-cell office:value-type="float" office:value="2.9644" calcext:value-type="float">
            <text:p>2.9644</text:p>
          </table:table-cell>
          <table:table-cell office:value-type="float" office:value="3.06904" calcext:value-type="float">
            <text:p>3.06904</text:p>
          </table:table-cell>
          <table:table-cell office:value-type="float" office:value="0.339786" calcext:value-type="float">
            <text:p>0.339786</text:p>
          </table:table-cell>
          <table:table-cell office:value-type="float" office:value="0.350076" calcext:value-type="float">
            <text:p>0.350076</text:p>
          </table:table-cell>
          <table:table-cell table:formula="of:=[.T68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.8" calcext:value-type="float">
            <text:p>6.8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16.5734" calcext:value-type="float">
            <text:p>16.5734</text:p>
          </table:table-cell>
          <table:table-cell office:value-type="float" office:value="16.7279" calcext:value-type="float">
            <text:p>16.7279</text:p>
          </table:table-cell>
          <table:table-cell office:value-type="float" office:value="16.7201" calcext:value-type="float">
            <text:p>16.7201</text:p>
          </table:table-cell>
          <table:table-cell office:value-type="float" office:value="0.0632883" calcext:value-type="float">
            <text:p>0.0632883</text:p>
          </table:table-cell>
          <table:table-cell office:value-type="float" office:value="19.052" calcext:value-type="float">
            <text:p>19.052</text:p>
          </table:table-cell>
          <table:table-cell office:value-type="float" office:value="19.2147" calcext:value-type="float">
            <text:p>19.2147</text:p>
          </table:table-cell>
          <table:table-cell office:value-type="float" office:value="19.3488" calcext:value-type="float">
            <text:p>19.3488</text:p>
          </table:table-cell>
          <table:table-cell office:value-type="float" office:value="0.0868928" calcext:value-type="float">
            <text:p>0.0868928</text:p>
          </table:table-cell>
          <table:table-cell office:value-type="float" office:value="-3.81621" calcext:value-type="float">
            <text:p>-3.81621</text:p>
          </table:table-cell>
          <table:table-cell office:value-type="float" office:value="-3.86278" calcext:value-type="float">
            <text:p>-3.86278</text:p>
          </table:table-cell>
          <table:table-cell office:value-type="float" office:value="0.668151" calcext:value-type="float">
            <text:p>0.668151</text:p>
          </table:table-cell>
          <table:table-cell office:value-type="float" office:value="2.77164" calcext:value-type="float">
            <text:p>2.77164</text:p>
          </table:table-cell>
          <table:table-cell office:value-type="float" office:value="2.86455" calcext:value-type="float">
            <text:p>2.86455</text:p>
          </table:table-cell>
          <table:table-cell office:value-type="float" office:value="0.337413" calcext:value-type="float">
            <text:p>0.337413</text:p>
          </table:table-cell>
          <table:table-cell office:value-type="float" office:value="2.6503" calcext:value-type="float">
            <text:p>2.6503</text:p>
          </table:table-cell>
          <table:table-cell table:formula="of:=[.T69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.9" calcext:value-type="float">
            <text:p>6.9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16.2338" calcext:value-type="float">
            <text:p>16.2338</text:p>
          </table:table-cell>
          <table:table-cell office:value-type="float" office:value="16.3162" calcext:value-type="float">
            <text:p>16.3162</text:p>
          </table:table-cell>
          <table:table-cell office:value-type="float" office:value="16.3262" calcext:value-type="float">
            <text:p>16.3262</text:p>
          </table:table-cell>
          <table:table-cell office:value-type="float" office:value="0.0628477" calcext:value-type="float">
            <text:p>0.0628477</text:p>
          </table:table-cell>
          <table:table-cell office:value-type="float" office:value="19.6171" calcext:value-type="float">
            <text:p>19.6171</text:p>
          </table:table-cell>
          <table:table-cell office:value-type="float" office:value="19.5257" calcext:value-type="float">
            <text:p>19.5257</text:p>
          </table:table-cell>
          <table:table-cell office:value-type="float" office:value="19.6246" calcext:value-type="float">
            <text:p>19.6246</text:p>
          </table:table-cell>
          <table:table-cell office:value-type="float" office:value="0.0872851" calcext:value-type="float">
            <text:p>0.0872851</text:p>
          </table:table-cell>
          <table:table-cell office:value-type="float" office:value="-4.00189" calcext:value-type="float">
            <text:p>-4.00189</text:p>
          </table:table-cell>
          <table:table-cell office:value-type="float" office:value="-4.01531" calcext:value-type="float">
            <text:p>-4.01531</text:p>
          </table:table-cell>
          <table:table-cell office:value-type="float" office:value="0.663342" calcext:value-type="float">
            <text:p>0.663342</text:p>
          </table:table-cell>
          <table:table-cell office:value-type="float" office:value="2.61819" calcext:value-type="float">
            <text:p>2.61819</text:p>
          </table:table-cell>
          <table:table-cell office:value-type="float" office:value="2.65237" calcext:value-type="float">
            <text:p>2.65237</text:p>
          </table:table-cell>
          <table:table-cell office:value-type="float" office:value="0.335038" calcext:value-type="float">
            <text:p>0.335038</text:p>
          </table:table-cell>
          <table:table-cell office:value-type="float" office:value="0.874567" calcext:value-type="float">
            <text:p>0.874567</text:p>
          </table:table-cell>
          <table:table-cell table:formula="of:=[.T70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" calcext:value-type="float">
            <text:p>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15.9243" calcext:value-type="float">
            <text:p>15.9243</text:p>
          </table:table-cell>
          <table:table-cell office:value-type="float" office:value="15.8888" calcext:value-type="float">
            <text:p>15.8888</text:p>
          </table:table-cell>
          <table:table-cell office:value-type="float" office:value="15.9176" calcext:value-type="float">
            <text:p>15.9176</text:p>
          </table:table-cell>
          <table:table-cell office:value-type="float" office:value="0.0624993" calcext:value-type="float">
            <text:p>0.0624993</text:p>
          </table:table-cell>
          <table:table-cell office:value-type="float" office:value="19.8703" calcext:value-type="float">
            <text:p>19.8703</text:p>
          </table:table-cell>
          <table:table-cell office:value-type="float" office:value="19.7537" calcext:value-type="float">
            <text:p>19.7537</text:p>
          </table:table-cell>
          <table:table-cell office:value-type="float" office:value="19.8789" calcext:value-type="float">
            <text:p>19.8789</text:p>
          </table:table-cell>
          <table:table-cell office:value-type="float" office:value="0.0881389" calcext:value-type="float">
            <text:p>0.0881389</text:p>
          </table:table-cell>
          <table:table-cell office:value-type="float" office:value="-4.17458" calcext:value-type="float">
            <text:p>-4.17458</text:p>
          </table:table-cell>
          <table:table-cell office:value-type="float" office:value="-4.15602" calcext:value-type="float">
            <text:p>-4.15602</text:p>
          </table:table-cell>
          <table:table-cell office:value-type="float" office:value="0.658625" calcext:value-type="float">
            <text:p>0.658625</text:p>
          </table:table-cell>
          <table:table-cell office:value-type="float" office:value="2.34296" calcext:value-type="float">
            <text:p>2.34296</text:p>
          </table:table-cell>
          <table:table-cell office:value-type="float" office:value="2.43329" calcext:value-type="float">
            <text:p>2.43329</text:p>
          </table:table-cell>
          <table:table-cell office:value-type="float" office:value="0.332908" calcext:value-type="float">
            <text:p>0.332908</text:p>
          </table:table-cell>
          <table:table-cell office:value-type="float" office:value="0.7929" calcext:value-type="float">
            <text:p>0.7929</text:p>
          </table:table-cell>
          <table:table-cell table:formula="of:=[.T71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7.1" calcext:value-type="float">
            <text:p>7.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15.4332" calcext:value-type="float">
            <text:p>15.4332</text:p>
          </table:table-cell>
          <table:table-cell office:value-type="float" office:value="15.4707" calcext:value-type="float">
            <text:p>15.4707</text:p>
          </table:table-cell>
          <table:table-cell office:value-type="float" office:value="15.4956" calcext:value-type="float">
            <text:p>15.4956</text:p>
          </table:table-cell>
          <table:table-cell office:value-type="float" office:value="0.0621002" calcext:value-type="float">
            <text:p>0.0621002</text:p>
          </table:table-cell>
          <table:table-cell office:value-type="float" office:value="20.1836" calcext:value-type="float">
            <text:p>20.1836</text:p>
          </table:table-cell>
          <table:table-cell office:value-type="float" office:value="20.0278" calcext:value-type="float">
            <text:p>20.0278</text:p>
          </table:table-cell>
          <table:table-cell office:value-type="float" office:value="20.111" calcext:value-type="float">
            <text:p>20.111</text:p>
          </table:table-cell>
          <table:table-cell office:value-type="float" office:value="0.08837" calcext:value-type="float">
            <text:p>0.08837</text:p>
          </table:table-cell>
          <table:table-cell office:value-type="float" office:value="-4.26364" calcext:value-type="float">
            <text:p>-4.26364</text:p>
          </table:table-cell>
          <table:table-cell office:value-type="float" office:value="-4.28461" calcext:value-type="float">
            <text:p>-4.28461</text:p>
          </table:table-cell>
          <table:table-cell office:value-type="float" office:value="0.654017" calcext:value-type="float">
            <text:p>0.654017</text:p>
          </table:table-cell>
          <table:table-cell office:value-type="float" office:value="2.2411" calcext:value-type="float">
            <text:p>2.2411</text:p>
          </table:table-cell>
          <table:table-cell office:value-type="float" office:value="2.2081" calcext:value-type="float">
            <text:p>2.2081</text:p>
          </table:table-cell>
          <table:table-cell office:value-type="float" office:value="0.33059" calcext:value-type="float">
            <text:p>0.33059</text:p>
          </table:table-cell>
          <table:table-cell office:value-type="float" office:value="1.43645" calcext:value-type="float">
            <text:p>1.43645</text:p>
          </table:table-cell>
          <table:table-cell table:formula="of:=[.T72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.2" calcext:value-type="float">
            <text:p>7.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15.2016" calcext:value-type="float">
            <text:p>15.2016</text:p>
          </table:table-cell>
          <table:table-cell office:value-type="float" office:value="15.0704" calcext:value-type="float">
            <text:p>15.0704</text:p>
          </table:table-cell>
          <table:table-cell office:value-type="float" office:value="15.0613" calcext:value-type="float">
            <text:p>15.0613</text:p>
          </table:table-cell>
          <table:table-cell office:value-type="float" office:value="0.0616947" calcext:value-type="float">
            <text:p>0.0616947</text:p>
          </table:table-cell>
          <table:table-cell office:value-type="float" office:value="20.4385" calcext:value-type="float">
            <text:p>20.4385</text:p>
          </table:table-cell>
          <table:table-cell office:value-type="float" office:value="20.2998" calcext:value-type="float">
            <text:p>20.2998</text:p>
          </table:table-cell>
          <table:table-cell office:value-type="float" office:value="20.3203" calcext:value-type="float">
            <text:p>20.3203</text:p>
          </table:table-cell>
          <table:table-cell office:value-type="float" office:value="0.0878741" calcext:value-type="float">
            <text:p>0.0878741</text:p>
          </table:table-cell>
          <table:table-cell office:value-type="float" office:value="-4.32444" calcext:value-type="float">
            <text:p>-4.32444</text:p>
          </table:table-cell>
          <table:table-cell office:value-type="float" office:value="-4.4008" calcext:value-type="float">
            <text:p>-4.4008</text:p>
          </table:table-cell>
          <table:table-cell office:value-type="float" office:value="0.64953" calcext:value-type="float">
            <text:p>0.64953</text:p>
          </table:table-cell>
          <table:table-cell office:value-type="float" office:value="2.13993" calcext:value-type="float">
            <text:p>2.13993</text:p>
          </table:table-cell>
          <table:table-cell office:value-type="float" office:value="1.97763" calcext:value-type="float">
            <text:p>1.97763</text:p>
          </table:table-cell>
          <table:table-cell office:value-type="float" office:value="0.328694" calcext:value-type="float">
            <text:p>0.328694</text:p>
          </table:table-cell>
          <table:table-cell office:value-type="float" office:value="1.91976" calcext:value-type="float">
            <text:p>1.91976</text:p>
          </table:table-cell>
          <table:table-cell table:formula="of:=[.T73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7.3" calcext:value-type="float">
            <text:p>7.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14.6665" calcext:value-type="float">
            <text:p>14.6665</text:p>
          </table:table-cell>
          <table:table-cell office:value-type="float" office:value="14.6249" calcext:value-type="float">
            <text:p>14.6249</text:p>
          </table:table-cell>
          <table:table-cell office:value-type="float" office:value="14.6161" calcext:value-type="float">
            <text:p>14.6161</text:p>
          </table:table-cell>
          <table:table-cell office:value-type="float" office:value="0.0612779" calcext:value-type="float">
            <text:p>0.0612779</text:p>
          </table:table-cell>
          <table:table-cell office:value-type="float" office:value="20.6088" calcext:value-type="float">
            <text:p>20.6088</text:p>
          </table:table-cell>
          <table:table-cell office:value-type="float" office:value="20.5022" calcext:value-type="float">
            <text:p>20.5022</text:p>
          </table:table-cell>
          <table:table-cell office:value-type="float" office:value="20.5063" calcext:value-type="float">
            <text:p>20.5063</text:p>
          </table:table-cell>
          <table:table-cell office:value-type="float" office:value="0.0873165" calcext:value-type="float">
            <text:p>0.0873165</text:p>
          </table:table-cell>
          <table:table-cell office:value-type="float" office:value="-4.43951" calcext:value-type="float">
            <text:p>-4.43951</text:p>
          </table:table-cell>
          <table:table-cell office:value-type="float" office:value="-4.50443" calcext:value-type="float">
            <text:p>-4.50443</text:p>
          </table:table-cell>
          <table:table-cell office:value-type="float" office:value="0.645137" calcext:value-type="float">
            <text:p>0.645137</text:p>
          </table:table-cell>
          <table:table-cell office:value-type="float" office:value="1.91726" calcext:value-type="float">
            <text:p>1.91726</text:p>
          </table:table-cell>
          <table:table-cell office:value-type="float" office:value="1.74272" calcext:value-type="float">
            <text:p>1.74272</text:p>
          </table:table-cell>
          <table:table-cell office:value-type="float" office:value="0.326939" calcext:value-type="float">
            <text:p>0.326939</text:p>
          </table:table-cell>
          <table:table-cell office:value-type="float" office:value="0.694329" calcext:value-type="float">
            <text:p>0.694329</text:p>
          </table:table-cell>
          <table:table-cell table:formula="of:=[.T74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.4" calcext:value-type="float">
            <text:p>7.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14.0521" calcext:value-type="float">
            <text:p>14.0521</text:p>
          </table:table-cell>
          <table:table-cell office:value-type="float" office:value="14.1435" calcext:value-type="float">
            <text:p>14.1435</text:p>
          </table:table-cell>
          <table:table-cell office:value-type="float" office:value="14.1611" calcext:value-type="float">
            <text:p>14.1611</text:p>
          </table:table-cell>
          <table:table-cell office:value-type="float" office:value="0.0608824" calcext:value-type="float">
            <text:p>0.0608824</text:p>
          </table:table-cell>
          <table:table-cell office:value-type="float" office:value="20.5924" calcext:value-type="float">
            <text:p>20.5924</text:p>
          </table:table-cell>
          <table:table-cell office:value-type="float" office:value="20.6645" calcext:value-type="float">
            <text:p>20.6645</text:p>
          </table:table-cell>
          <table:table-cell office:value-type="float" office:value="20.6686" calcext:value-type="float">
            <text:p>20.6686</text:p>
          </table:table-cell>
          <table:table-cell office:value-type="float" office:value="0.0867292" calcext:value-type="float">
            <text:p>0.0867292</text:p>
          </table:table-cell>
          <table:table-cell office:value-type="float" office:value="-4.58252" calcext:value-type="float">
            <text:p>-4.58252</text:p>
          </table:table-cell>
          <table:table-cell office:value-type="float" office:value="-4.59537" calcext:value-type="float">
            <text:p>-4.59537</text:p>
          </table:table-cell>
          <table:table-cell office:value-type="float" office:value="0.6408" calcext:value-type="float">
            <text:p>0.6408</text:p>
          </table:table-cell>
          <table:table-cell office:value-type="float" office:value="1.63701" calcext:value-type="float">
            <text:p>1.63701</text:p>
          </table:table-cell>
          <table:table-cell office:value-type="float" office:value="1.50421" calcext:value-type="float">
            <text:p>1.50421</text:p>
          </table:table-cell>
          <table:table-cell office:value-type="float" office:value="0.325154" calcext:value-type="float">
            <text:p>0.325154</text:p>
          </table:table-cell>
          <table:table-cell office:value-type="float" office:value="0.718579" calcext:value-type="float">
            <text:p>0.718579</text:p>
          </table:table-cell>
          <table:table-cell table:formula="of:=[.T75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.5" calcext:value-type="float">
            <text:p>7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13.4686" calcext:value-type="float">
            <text:p>13.4686</text:p>
          </table:table-cell>
          <table:table-cell office:value-type="float" office:value="13.6352" calcext:value-type="float">
            <text:p>13.6352</text:p>
          </table:table-cell>
          <table:table-cell office:value-type="float" office:value="13.6977" calcext:value-type="float">
            <text:p>13.6977</text:p>
          </table:table-cell>
          <table:table-cell office:value-type="float" office:value="0.0607198" calcext:value-type="float">
            <text:p>0.0607198</text:p>
          </table:table-cell>
          <table:table-cell office:value-type="float" office:value="20.7253" calcext:value-type="float">
            <text:p>20.7253</text:p>
          </table:table-cell>
          <table:table-cell office:value-type="float" office:value="20.8002" calcext:value-type="float">
            <text:p>20.8002</text:p>
          </table:table-cell>
          <table:table-cell office:value-type="float" office:value="20.807" calcext:value-type="float">
            <text:p>20.807</text:p>
          </table:table-cell>
          <table:table-cell office:value-type="float" office:value="0.0861554" calcext:value-type="float">
            <text:p>0.0861554</text:p>
          </table:table-cell>
          <table:table-cell office:value-type="float" office:value="-4.73046" calcext:value-type="float">
            <text:p>-4.73046</text:p>
          </table:table-cell>
          <table:table-cell office:value-type="float" office:value="-4.67357" calcext:value-type="float">
            <text:p>-4.67357</text:p>
          </table:table-cell>
          <table:table-cell office:value-type="float" office:value="0.63656" calcext:value-type="float">
            <text:p>0.63656</text:p>
          </table:table-cell>
          <table:table-cell office:value-type="float" office:value="1.34058" calcext:value-type="float">
            <text:p>1.34058</text:p>
          </table:table-cell>
          <table:table-cell office:value-type="float" office:value="1.26294" calcext:value-type="float">
            <text:p>1.26294</text:p>
          </table:table-cell>
          <table:table-cell office:value-type="float" office:value="0.323163" calcext:value-type="float">
            <text:p>0.323163</text:p>
          </table:table-cell>
          <table:table-cell office:value-type="float" office:value="1.79811" calcext:value-type="float">
            <text:p>1.79811</text:p>
          </table:table-cell>
          <table:table-cell table:formula="of:=[.T76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7.6" calcext:value-type="float">
            <text:p>7.6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13.1072" calcext:value-type="float">
            <text:p>13.1072</text:p>
          </table:table-cell>
          <table:table-cell office:value-type="float" office:value="13.1407" calcext:value-type="float">
            <text:p>13.1407</text:p>
          </table:table-cell>
          <table:table-cell office:value-type="float" office:value="13.2271" calcext:value-type="float">
            <text:p>13.2271</text:p>
          </table:table-cell>
          <table:table-cell office:value-type="float" office:value="0.0610346" calcext:value-type="float">
            <text:p>0.0610346</text:p>
          </table:table-cell>
          <table:table-cell office:value-type="float" office:value="20.8294" calcext:value-type="float">
            <text:p>20.8294</text:p>
          </table:table-cell>
          <table:table-cell office:value-type="float" office:value="20.876" calcext:value-type="float">
            <text:p>20.876</text:p>
          </table:table-cell>
          <table:table-cell office:value-type="float" office:value="20.9211" calcext:value-type="float">
            <text:p>20.9211</text:p>
          </table:table-cell>
          <table:table-cell office:value-type="float" office:value="0.0857133" calcext:value-type="float">
            <text:p>0.0857133</text:p>
          </table:table-cell>
          <table:table-cell office:value-type="float" office:value="-4.83246" calcext:value-type="float">
            <text:p>-4.83246</text:p>
          </table:table-cell>
          <table:table-cell office:value-type="float" office:value="-4.73904" calcext:value-type="float">
            <text:p>-4.73904</text:p>
          </table:table-cell>
          <table:table-cell office:value-type="float" office:value="0.632472" calcext:value-type="float">
            <text:p>0.632472</text:p>
          </table:table-cell>
          <table:table-cell office:value-type="float" office:value="0.957815" calcext:value-type="float">
            <text:p>0.957815</text:p>
          </table:table-cell>
          <table:table-cell office:value-type="float" office:value="1.01975" calcext:value-type="float">
            <text:p>1.01975</text:p>
          </table:table-cell>
          <table:table-cell office:value-type="float" office:value="0.321094" calcext:value-type="float">
            <text:p>0.321094</text:p>
          </table:table-cell>
          <table:table-cell office:value-type="float" office:value="0.173286" calcext:value-type="float">
            <text:p>0.173286</text:p>
          </table:table-cell>
          <table:table-cell table:formula="of:=[.T77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7.7" calcext:value-type="float">
            <text:p>7.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12.8729" calcext:value-type="float">
            <text:p>12.8729</text:p>
          </table:table-cell>
          <table:table-cell office:value-type="float" office:value="12.705" calcext:value-type="float">
            <text:p>12.705</text:p>
          </table:table-cell>
          <table:table-cell office:value-type="float" office:value="12.7506" calcext:value-type="float">
            <text:p>12.7506</text:p>
          </table:table-cell>
          <table:table-cell office:value-type="float" office:value="0.0610999" calcext:value-type="float">
            <text:p>0.0610999</text:p>
          </table:table-cell>
          <table:table-cell office:value-type="float" office:value="21.0592" calcext:value-type="float">
            <text:p>21.0592</text:p>
          </table:table-cell>
          <table:table-cell office:value-type="float" office:value="20.9806" calcext:value-type="float">
            <text:p>20.9806</text:p>
          </table:table-cell>
          <table:table-cell office:value-type="float" office:value="21.0108" calcext:value-type="float">
            <text:p>21.0108</text:p>
          </table:table-cell>
          <table:table-cell office:value-type="float" office:value="0.0852401" calcext:value-type="float">
            <text:p>0.0852401</text:p>
          </table:table-cell>
          <table:table-cell office:value-type="float" office:value="-4.81949" calcext:value-type="float">
            <text:p>-4.81949</text:p>
          </table:table-cell>
          <table:table-cell office:value-type="float" office:value="-4.79186" calcext:value-type="float">
            <text:p>-4.79186</text:p>
          </table:table-cell>
          <table:table-cell office:value-type="float" office:value="0.628416" calcext:value-type="float">
            <text:p>0.628416</text:p>
          </table:table-cell>
          <table:table-cell office:value-type="float" office:value="0.734972" calcext:value-type="float">
            <text:p>0.734972</text:p>
          </table:table-cell>
          <table:table-cell office:value-type="float" office:value="0.775469" calcext:value-type="float">
            <text:p>0.775469</text:p>
          </table:table-cell>
          <table:table-cell office:value-type="float" office:value="0.319059" calcext:value-type="float">
            <text:p>0.319059</text:p>
          </table:table-cell>
          <table:table-cell office:value-type="float" office:value="1.85021" calcext:value-type="float">
            <text:p>1.85021</text:p>
          </table:table-cell>
          <table:table-cell table:formula="of:=[.T78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7.8" calcext:value-type="float">
            <text:p>7.8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12.2062" calcext:value-type="float">
            <text:p>12.2062</text:p>
          </table:table-cell>
          <table:table-cell office:value-type="float" office:value="12.2065" calcext:value-type="float">
            <text:p>12.2065</text:p>
          </table:table-cell>
          <table:table-cell office:value-type="float" office:value="12.2695" calcext:value-type="float">
            <text:p>12.2695</text:p>
          </table:table-cell>
          <table:table-cell office:value-type="float" office:value="0.0610912" calcext:value-type="float">
            <text:p>0.0610912</text:p>
          </table:table-cell>
          <table:table-cell office:value-type="float" office:value="21.11" calcext:value-type="float">
            <text:p>21.11</text:p>
          </table:table-cell>
          <table:table-cell office:value-type="float" office:value="21.0587" calcext:value-type="float">
            <text:p>21.0587</text:p>
          </table:table-cell>
          <table:table-cell office:value-type="float" office:value="21.0761" calcext:value-type="float">
            <text:p>21.0761</text:p>
          </table:table-cell>
          <table:table-cell office:value-type="float" office:value="0.0847322" calcext:value-type="float">
            <text:p>0.0847322</text:p>
          </table:table-cell>
          <table:table-cell office:value-type="float" office:value="-4.88157" calcext:value-type="float">
            <text:p>-4.88157</text:p>
          </table:table-cell>
          <table:table-cell office:value-type="float" office:value="-4.83219" calcext:value-type="float">
            <text:p>-4.83219</text:p>
          </table:table-cell>
          <table:table-cell office:value-type="float" office:value="0.624424" calcext:value-type="float">
            <text:p>0.624424</text:p>
          </table:table-cell>
          <table:table-cell office:value-type="float" office:value="0.481429" calcext:value-type="float">
            <text:p>0.481429</text:p>
          </table:table-cell>
          <table:table-cell office:value-type="float" office:value="0.530912" calcext:value-type="float">
            <text:p>0.530912</text:p>
          </table:table-cell>
          <table:table-cell office:value-type="float" office:value="0.317074" calcext:value-type="float">
            <text:p>0.317074</text:p>
          </table:table-cell>
          <table:table-cell office:value-type="float" office:value="0.14342" calcext:value-type="float">
            <text:p>0.14342</text:p>
          </table:table-cell>
          <table:table-cell table:formula="of:=[.T79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.9" calcext:value-type="float">
            <text:p>7.9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11.6814" calcext:value-type="float">
            <text:p>11.6814</text:p>
          </table:table-cell>
          <table:table-cell office:value-type="float" office:value="11.7227" calcext:value-type="float">
            <text:p>11.7227</text:p>
          </table:table-cell>
          <table:table-cell office:value-type="float" office:value="11.785" calcext:value-type="float">
            <text:p>11.785</text:p>
          </table:table-cell>
          <table:table-cell office:value-type="float" office:value="0.0610966" calcext:value-type="float">
            <text:p>0.0610966</text:p>
          </table:table-cell>
          <table:table-cell office:value-type="float" office:value="20.8651" calcext:value-type="float">
            <text:p>20.8651</text:p>
          </table:table-cell>
          <table:table-cell office:value-type="float" office:value="21.052" calcext:value-type="float">
            <text:p>21.052</text:p>
          </table:table-cell>
          <table:table-cell office:value-type="float" office:value="21.117" calcext:value-type="float">
            <text:p>21.117</text:p>
          </table:table-cell>
          <table:table-cell office:value-type="float" office:value="0.0843715" calcext:value-type="float">
            <text:p>0.0843715</text:p>
          </table:table-cell>
          <table:table-cell office:value-type="float" office:value="-4.88632" calcext:value-type="float">
            <text:p>-4.88632</text:p>
          </table:table-cell>
          <table:table-cell office:value-type="float" office:value="-4.86022" calcext:value-type="float">
            <text:p>-4.86022</text:p>
          </table:table-cell>
          <table:table-cell office:value-type="float" office:value="0.620498" calcext:value-type="float">
            <text:p>0.620498</text:p>
          </table:table-cell>
          <table:table-cell office:value-type="float" office:value="0.126002" calcext:value-type="float">
            <text:p>0.126002</text:p>
          </table:table-cell>
          <table:table-cell office:value-type="float" office:value="0.286869" calcext:value-type="float">
            <text:p>0.286869</text:p>
          </table:table-cell>
          <table:table-cell office:value-type="float" office:value="0.315394" calcext:value-type="float">
            <text:p>0.315394</text:p>
          </table:table-cell>
          <table:table-cell office:value-type="float" office:value="1.95747" calcext:value-type="float">
            <text:p>1.95747</text:p>
          </table:table-cell>
          <table:table-cell table:formula="of:=[.T80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11.363" calcext:value-type="float">
            <text:p>11.363</text:p>
          </table:table-cell>
          <table:table-cell office:value-type="float" office:value="11.2566" calcext:value-type="float">
            <text:p>11.2566</text:p>
          </table:table-cell>
          <table:table-cell office:value-type="float" office:value="11.2982" calcext:value-type="float">
            <text:p>11.2982</text:p>
          </table:table-cell>
          <table:table-cell office:value-type="float" office:value="0.0610362" calcext:value-type="float">
            <text:p>0.0610362</text:p>
          </table:table-cell>
          <table:table-cell office:value-type="float" office:value="21.0688" calcext:value-type="float">
            <text:p>21.0688</text:p>
          </table:table-cell>
          <table:table-cell office:value-type="float" office:value="21.034" calcext:value-type="float">
            <text:p>21.034</text:p>
          </table:table-cell>
          <table:table-cell office:value-type="float" office:value="21.1335" calcext:value-type="float">
            <text:p>21.1335</text:p>
          </table:table-cell>
          <table:table-cell office:value-type="float" office:value="0.0845068" calcext:value-type="float">
            <text:p>0.0845068</text:p>
          </table:table-cell>
          <table:table-cell office:value-type="float" office:value="-4.85153" calcext:value-type="float">
            <text:p>-4.85153</text:p>
          </table:table-cell>
          <table:table-cell office:value-type="float" office:value="-4.87623" calcext:value-type="float">
            <text:p>-4.87623</text:p>
          </table:table-cell>
          <table:table-cell office:value-type="float" office:value="0.616637" calcext:value-type="float">
            <text:p>0.616637</text:p>
          </table:table-cell>
          <table:table-cell office:value-type="float" office:value="-0.183392" calcext:value-type="float">
            <text:p>-0.183392</text:p>
          </table:table-cell>
          <table:table-cell office:value-type="float" office:value="0.0441057" calcext:value-type="float">
            <text:p>0.0441057</text:p>
          </table:table-cell>
          <table:table-cell office:value-type="float" office:value="0.314394" calcext:value-type="float">
            <text:p>0.314394</text:p>
          </table:table-cell>
          <table:table-cell office:value-type="float" office:value="0.684167" calcext:value-type="float">
            <text:p>0.684167</text:p>
          </table:table-cell>
          <table:table-cell table:formula="of:=[.T81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8.1" calcext:value-type="float">
            <text:p>8.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10.8903" calcext:value-type="float">
            <text:p>10.8903</text:p>
          </table:table-cell>
          <table:table-cell office:value-type="float" office:value="10.789" calcext:value-type="float">
            <text:p>10.789</text:p>
          </table:table-cell>
          <table:table-cell office:value-type="float" office:value="10.8105" calcext:value-type="float">
            <text:p>10.8105</text:p>
          </table:table-cell>
          <table:table-cell office:value-type="float" office:value="0.0608262" calcext:value-type="float">
            <text:p>0.0608262</text:p>
          </table:table-cell>
          <table:table-cell office:value-type="float" office:value="20.927" calcext:value-type="float">
            <text:p>20.927</text:p>
          </table:table-cell>
          <table:table-cell office:value-type="float" office:value="20.9594" calcext:value-type="float">
            <text:p>20.9594</text:p>
          </table:table-cell>
          <table:table-cell office:value-type="float" office:value="21.1259" calcext:value-type="float">
            <text:p>21.1259</text:p>
          </table:table-cell>
          <table:table-cell office:value-type="float" office:value="0.0856662" calcext:value-type="float">
            <text:p>0.0856662</text:p>
          </table:table-cell>
          <table:table-cell office:value-type="float" office:value="-4.79424" calcext:value-type="float">
            <text:p>-4.79424</text:p>
          </table:table-cell>
          <table:table-cell office:value-type="float" office:value="-4.88053" calcext:value-type="float">
            <text:p>-4.88053</text:p>
          </table:table-cell>
          <table:table-cell office:value-type="float" office:value="0.612883" calcext:value-type="float">
            <text:p>0.612883</text:p>
          </table:table-cell>
          <table:table-cell office:value-type="float" office:value="-0.53764" calcext:value-type="float">
            <text:p>-0.53764</text:p>
          </table:table-cell>
          <table:table-cell office:value-type="float" office:value="-0.196643" calcext:value-type="float">
            <text:p>-0.196643</text:p>
          </table:table-cell>
          <table:table-cell office:value-type="float" office:value="0.314478" calcext:value-type="float">
            <text:p>0.314478</text:p>
          </table:table-cell>
          <table:table-cell office:value-type="float" office:value="0.657432" calcext:value-type="float">
            <text:p>0.657432</text:p>
          </table:table-cell>
          <table:table-cell table:formula="of:=[.T82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8.2" calcext:value-type="float">
            <text:p>8.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10.189" calcext:value-type="float">
            <text:p>10.189</text:p>
          </table:table-cell>
          <table:table-cell office:value-type="float" office:value="10.2659" calcext:value-type="float">
            <text:p>10.2659</text:p>
          </table:table-cell>
          <table:table-cell office:value-type="float" office:value="10.3229" calcext:value-type="float">
            <text:p>10.3229</text:p>
          </table:table-cell>
          <table:table-cell office:value-type="float" office:value="0.0606507" calcext:value-type="float">
            <text:p>0.0606507</text:p>
          </table:table-cell>
          <table:table-cell office:value-type="float" office:value="21.209" calcext:value-type="float">
            <text:p>21.209</text:p>
          </table:table-cell>
          <table:table-cell office:value-type="float" office:value="20.9804" calcext:value-type="float">
            <text:p>20.9804</text:p>
          </table:table-cell>
          <table:table-cell office:value-type="float" office:value="21.0943" calcext:value-type="float">
            <text:p>21.0943</text:p>
          </table:table-cell>
          <table:table-cell office:value-type="float" office:value="0.0864721" calcext:value-type="float">
            <text:p>0.0864721</text:p>
          </table:table-cell>
          <table:table-cell office:value-type="float" office:value="-4.83587" calcext:value-type="float">
            <text:p>-4.83587</text:p>
          </table:table-cell>
          <table:table-cell office:value-type="float" office:value="-4.87349" calcext:value-type="float">
            <text:p>-4.87349</text:p>
          </table:table-cell>
          <table:table-cell office:value-type="float" office:value="0.609211" calcext:value-type="float">
            <text:p>0.609211</text:p>
          </table:table-cell>
          <table:table-cell office:value-type="float" office:value="-0.633688" calcext:value-type="float">
            <text:p>-0.633688</text:p>
          </table:table-cell>
          <table:table-cell office:value-type="float" office:value="-0.434674" calcext:value-type="float">
            <text:p>-0.434674</text:p>
          </table:table-cell>
          <table:table-cell office:value-type="float" office:value="0.313666" calcext:value-type="float">
            <text:p>0.313666</text:p>
          </table:table-cell>
          <table:table-cell office:value-type="float" office:value="3.2888" calcext:value-type="float">
            <text:p>3.2888</text:p>
          </table:table-cell>
          <table:table-cell table:formula="of:=[.T83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8.3" calcext:value-type="float">
            <text:p>8.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9.99634" calcext:value-type="float">
            <text:p>9.99634</text:p>
          </table:table-cell>
          <table:table-cell office:value-type="float" office:value="9.82993" calcext:value-type="float">
            <text:p>9.82993</text:p>
          </table:table-cell>
          <table:table-cell office:value-type="float" office:value="9.83658" calcext:value-type="float">
            <text:p>9.83658</text:p>
          </table:table-cell>
          <table:table-cell office:value-type="float" office:value="0.0604238" calcext:value-type="float">
            <text:p>0.0604238</text:p>
          </table:table-cell>
          <table:table-cell office:value-type="float" office:value="20.9797" calcext:value-type="float">
            <text:p>20.9797</text:p>
          </table:table-cell>
          <table:table-cell office:value-type="float" office:value="20.9229" calcext:value-type="float">
            <text:p>20.9229</text:p>
          </table:table-cell>
          <table:table-cell office:value-type="float" office:value="21.0391" calcext:value-type="float">
            <text:p>21.0391</text:p>
          </table:table-cell>
          <table:table-cell office:value-type="float" office:value="0.0868265" calcext:value-type="float">
            <text:p>0.0868265</text:p>
          </table:table-cell>
          <table:table-cell office:value-type="float" office:value="-4.73877" calcext:value-type="float">
            <text:p>-4.73877</text:p>
          </table:table-cell>
          <table:table-cell office:value-type="float" office:value="-4.85554" calcext:value-type="float">
            <text:p>-4.85554</text:p>
          </table:table-cell>
          <table:table-cell office:value-type="float" office:value="0.605631" calcext:value-type="float">
            <text:p>0.605631</text:p>
          </table:table-cell>
          <table:table-cell office:value-type="float" office:value="-0.854038" calcext:value-type="float">
            <text:p>-0.854038</text:p>
          </table:table-cell>
          <table:table-cell office:value-type="float" office:value="-0.669327" calcext:value-type="float">
            <text:p>-0.669327</text:p>
          </table:table-cell>
          <table:table-cell office:value-type="float" office:value="0.312417" calcext:value-type="float">
            <text:p>0.312417</text:p>
          </table:table-cell>
          <table:table-cell office:value-type="float" office:value="1.69385" calcext:value-type="float">
            <text:p>1.69385</text:p>
          </table:table-cell>
          <table:table-cell table:formula="of:=[.T84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8.4" calcext:value-type="float">
            <text:p>8.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9.53921" calcext:value-type="float">
            <text:p>9.53921</text:p>
          </table:table-cell>
          <table:table-cell office:value-type="float" office:value="9.40069" calcext:value-type="float">
            <text:p>9.40069</text:p>
          </table:table-cell>
          <table:table-cell office:value-type="float" office:value="9.35258" calcext:value-type="float">
            <text:p>9.35258</text:p>
          </table:table-cell>
          <table:table-cell office:value-type="float" office:value="0.0601795" calcext:value-type="float">
            <text:p>0.0601795</text:p>
          </table:table-cell>
          <table:table-cell office:value-type="float" office:value="20.8762" calcext:value-type="float">
            <text:p>20.8762</text:p>
          </table:table-cell>
          <table:table-cell office:value-type="float" office:value="20.8597" calcext:value-type="float">
            <text:p>20.8597</text:p>
          </table:table-cell>
          <table:table-cell office:value-type="float" office:value="20.9607" calcext:value-type="float">
            <text:p>20.9607</text:p>
          </table:table-cell>
          <table:table-cell office:value-type="float" office:value="0.0869401" calcext:value-type="float">
            <text:p>0.0869401</text:p>
          </table:table-cell>
          <table:table-cell office:value-type="float" office:value="-4.62907" calcext:value-type="float">
            <text:p>-4.62907</text:p>
          </table:table-cell>
          <table:table-cell office:value-type="float" office:value="-4.82714" calcext:value-type="float">
            <text:p>-4.82714</text:p>
          </table:table-cell>
          <table:table-cell office:value-type="float" office:value="0.602319" calcext:value-type="float">
            <text:p>0.602319</text:p>
          </table:table-cell>
          <table:table-cell office:value-type="float" office:value="-0.990956" calcext:value-type="float">
            <text:p>-0.990956</text:p>
          </table:table-cell>
          <table:table-cell office:value-type="float" office:value="-0.899977" calcext:value-type="float">
            <text:p>-0.899977</text:p>
          </table:table-cell>
          <table:table-cell office:value-type="float" office:value="0.310702" calcext:value-type="float">
            <text:p>0.310702</text:p>
          </table:table-cell>
          <table:table-cell office:value-type="float" office:value="1.09649" calcext:value-type="float">
            <text:p>1.09649</text:p>
          </table:table-cell>
          <table:table-cell table:formula="of:=[.T85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8.5" calcext:value-type="float">
            <text:p>8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8.70331" calcext:value-type="float">
            <text:p>8.70331</text:p>
          </table:table-cell>
          <table:table-cell office:value-type="float" office:value="8.89205" calcext:value-type="float">
            <text:p>8.89205</text:p>
          </table:table-cell>
          <table:table-cell office:value-type="float" office:value="8.87192" calcext:value-type="float">
            <text:p>8.87192</text:p>
          </table:table-cell>
          <table:table-cell office:value-type="float" office:value="0.0600633" calcext:value-type="float">
            <text:p>0.0600633</text:p>
          </table:table-cell>
          <table:table-cell office:value-type="float" office:value="20.8221" calcext:value-type="float">
            <text:p>20.8221</text:p>
          </table:table-cell>
          <table:table-cell office:value-type="float" office:value="20.7839" calcext:value-type="float">
            <text:p>20.7839</text:p>
          </table:table-cell>
          <table:table-cell office:value-type="float" office:value="20.8594" calcext:value-type="float">
            <text:p>20.8594</text:p>
          </table:table-cell>
          <table:table-cell office:value-type="float" office:value="0.0869205" calcext:value-type="float">
            <text:p>0.0869205</text:p>
          </table:table-cell>
          <table:table-cell office:value-type="float" office:value="-4.65478" calcext:value-type="float">
            <text:p>-4.65478</text:p>
          </table:table-cell>
          <table:table-cell office:value-type="float" office:value="-4.78881" calcext:value-type="float">
            <text:p>-4.78881</text:p>
          </table:table-cell>
          <table:table-cell office:value-type="float" office:value="0.599098" calcext:value-type="float">
            <text:p>0.599098</text:p>
          </table:table-cell>
          <table:table-cell office:value-type="float" office:value="-1.16912" calcext:value-type="float">
            <text:p>-1.16912</text:p>
          </table:table-cell>
          <table:table-cell office:value-type="float" office:value="-1.12605" calcext:value-type="float">
            <text:p>-1.12605</text:p>
          </table:table-cell>
          <table:table-cell office:value-type="float" office:value="0.30895" calcext:value-type="float">
            <text:p>0.30895</text:p>
          </table:table-cell>
          <table:table-cell office:value-type="float" office:value="2.16806" calcext:value-type="float">
            <text:p>2.16806</text:p>
          </table:table-cell>
          <table:table-cell table:formula="of:=[.T86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.6" calcext:value-type="float">
            <text:p>8.6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8.22277" calcext:value-type="float">
            <text:p>8.22277</text:p>
          </table:table-cell>
          <table:table-cell office:value-type="float" office:value="8.40372" calcext:value-type="float">
            <text:p>8.40372</text:p>
          </table:table-cell>
          <table:table-cell office:value-type="float" office:value="8.39557" calcext:value-type="float">
            <text:p>8.39557</text:p>
          </table:table-cell>
          <table:table-cell office:value-type="float" office:value="0.0598066" calcext:value-type="float">
            <text:p>0.0598066</text:p>
          </table:table-cell>
          <table:table-cell office:value-type="float" office:value="20.4839" calcext:value-type="float">
            <text:p>20.4839</text:p>
          </table:table-cell>
          <table:table-cell office:value-type="float" office:value="20.6207" calcext:value-type="float">
            <text:p>20.6207</text:p>
          </table:table-cell>
          <table:table-cell office:value-type="float" office:value="20.7358" calcext:value-type="float">
            <text:p>20.7358</text:p>
          </table:table-cell>
          <table:table-cell office:value-type="float" office:value="0.087154" calcext:value-type="float">
            <text:p>0.087154</text:p>
          </table:table-cell>
          <table:table-cell office:value-type="float" office:value="-4.61504" calcext:value-type="float">
            <text:p>-4.61504</text:p>
          </table:table-cell>
          <table:table-cell office:value-type="float" office:value="-4.74108" calcext:value-type="float">
            <text:p>-4.74108</text:p>
          </table:table-cell>
          <table:table-cell office:value-type="float" office:value="0.595841" calcext:value-type="float">
            <text:p>0.595841</text:p>
          </table:table-cell>
          <table:table-cell office:value-type="float" office:value="-1.45769" calcext:value-type="float">
            <text:p>-1.45769</text:p>
          </table:table-cell>
          <table:table-cell office:value-type="float" office:value="-1.34701" calcext:value-type="float">
            <text:p>-1.34701</text:p>
          </table:table-cell>
          <table:table-cell office:value-type="float" office:value="0.307328" calcext:value-type="float">
            <text:p>0.307328</text:p>
          </table:table-cell>
          <table:table-cell office:value-type="float" office:value="2.73804" calcext:value-type="float">
            <text:p>2.73804</text:p>
          </table:table-cell>
          <table:table-cell table:formula="of:=[.T87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8.7" calcext:value-type="float">
            <text:p>8.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7.88599" calcext:value-type="float">
            <text:p>7.88599</text:p>
          </table:table-cell>
          <table:table-cell office:value-type="float" office:value="7.93431" calcext:value-type="float">
            <text:p>7.93431</text:p>
          </table:table-cell>
          <table:table-cell office:value-type="float" office:value="7.92445" calcext:value-type="float">
            <text:p>7.92445</text:p>
          </table:table-cell>
          <table:table-cell office:value-type="float" office:value="0.0594813" calcext:value-type="float">
            <text:p>0.0594813</text:p>
          </table:table-cell>
          <table:table-cell office:value-type="float" office:value="20.45" calcext:value-type="float">
            <text:p>20.45</text:p>
          </table:table-cell>
          <table:table-cell office:value-type="float" office:value="20.4604" calcext:value-type="float">
            <text:p>20.4604</text:p>
          </table:table-cell>
          <table:table-cell office:value-type="float" office:value="20.5903" calcext:value-type="float">
            <text:p>20.5903</text:p>
          </table:table-cell>
          <table:table-cell office:value-type="float" office:value="0.0877165" calcext:value-type="float">
            <text:p>0.0877165</text:p>
          </table:table-cell>
          <table:table-cell office:value-type="float" office:value="-4.55275" calcext:value-type="float">
            <text:p>-4.55275</text:p>
          </table:table-cell>
          <table:table-cell office:value-type="float" office:value="-4.68453" calcext:value-type="float">
            <text:p>-4.68453</text:p>
          </table:table-cell>
          <table:table-cell office:value-type="float" office:value="0.592604" calcext:value-type="float">
            <text:p>0.592604</text:p>
          </table:table-cell>
          <table:table-cell office:value-type="float" office:value="-1.69887" calcext:value-type="float">
            <text:p>-1.69887</text:p>
          </table:table-cell>
          <table:table-cell office:value-type="float" office:value="-1.56237" calcext:value-type="float">
            <text:p>-1.56237</text:p>
          </table:table-cell>
          <table:table-cell office:value-type="float" office:value="0.3059" calcext:value-type="float">
            <text:p>0.3059</text:p>
          </table:table-cell>
          <table:table-cell office:value-type="float" office:value="0.137455" calcext:value-type="float">
            <text:p>0.137455</text:p>
          </table:table-cell>
          <table:table-cell table:formula="of:=[.T88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8.8" calcext:value-type="float">
            <text:p>8.8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7.18029" calcext:value-type="float">
            <text:p>7.18029</text:p>
          </table:table-cell>
          <table:table-cell office:value-type="float" office:value="7.4163" calcext:value-type="float">
            <text:p>7.4163</text:p>
          </table:table-cell>
          <table:table-cell office:value-type="float" office:value="7.45939" calcext:value-type="float">
            <text:p>7.45939</text:p>
          </table:table-cell>
          <table:table-cell office:value-type="float" office:value="0.0592669" calcext:value-type="float">
            <text:p>0.0592669</text:p>
          </table:table-cell>
          <table:table-cell office:value-type="float" office:value="20.392" calcext:value-type="float">
            <text:p>20.392</text:p>
          </table:table-cell>
          <table:table-cell office:value-type="float" office:value="20.315" calcext:value-type="float">
            <text:p>20.315</text:p>
          </table:table-cell>
          <table:table-cell office:value-type="float" office:value="20.4237" calcext:value-type="float">
            <text:p>20.4237</text:p>
          </table:table-cell>
          <table:table-cell office:value-type="float" office:value="0.0881821" calcext:value-type="float">
            <text:p>0.0881821</text:p>
          </table:table-cell>
          <table:table-cell office:value-type="float" office:value="-4.58015" calcext:value-type="float">
            <text:p>-4.58015</text:p>
          </table:table-cell>
          <table:table-cell office:value-type="float" office:value="-4.61975" calcext:value-type="float">
            <text:p>-4.61975</text:p>
          </table:table-cell>
          <table:table-cell office:value-type="float" office:value="0.589367" calcext:value-type="float">
            <text:p>0.589367</text:p>
          </table:table-cell>
          <table:table-cell office:value-type="float" office:value="-1.89444" calcext:value-type="float">
            <text:p>-1.89444</text:p>
          </table:table-cell>
          <table:table-cell office:value-type="float" office:value="-1.7717" calcext:value-type="float">
            <text:p>-1.7717</text:p>
          </table:table-cell>
          <table:table-cell office:value-type="float" office:value="0.304571" calcext:value-type="float">
            <text:p>0.304571</text:p>
          </table:table-cell>
          <table:table-cell office:value-type="float" office:value="3.67292" calcext:value-type="float">
            <text:p>3.67292</text:p>
          </table:table-cell>
          <table:table-cell table:formula="of:=[.T89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8.9" calcext:value-type="float">
            <text:p>8.9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6.81542" calcext:value-type="float">
            <text:p>6.81542</text:p>
          </table:table-cell>
          <table:table-cell office:value-type="float" office:value="6.92371" calcext:value-type="float">
            <text:p>6.92371</text:p>
          </table:table-cell>
          <table:table-cell office:value-type="float" office:value="7.00119" calcext:value-type="float">
            <text:p>7.00119</text:p>
          </table:table-cell>
          <table:table-cell office:value-type="float" office:value="0.0593049" calcext:value-type="float">
            <text:p>0.0593049</text:p>
          </table:table-cell>
          <table:table-cell office:value-type="float" office:value="20.1859" calcext:value-type="float">
            <text:p>20.1859</text:p>
          </table:table-cell>
          <table:table-cell office:value-type="float" office:value="20.1347" calcext:value-type="float">
            <text:p>20.1347</text:p>
          </table:table-cell>
          <table:table-cell office:value-type="float" office:value="20.2364" calcext:value-type="float">
            <text:p>20.2364</text:p>
          </table:table-cell>
          <table:table-cell office:value-type="float" office:value="0.0884332" calcext:value-type="float">
            <text:p>0.0884332</text:p>
          </table:table-cell>
          <table:table-cell office:value-type="float" office:value="-4.54839" calcext:value-type="float">
            <text:p>-4.54839</text:p>
          </table:table-cell>
          <table:table-cell office:value-type="float" office:value="-4.54738" calcext:value-type="float">
            <text:p>-4.54738</text:p>
          </table:table-cell>
          <table:table-cell office:value-type="float" office:value="0.586077" calcext:value-type="float">
            <text:p>0.586077</text:p>
          </table:table-cell>
          <table:table-cell office:value-type="float" office:value="-2.07248" calcext:value-type="float">
            <text:p>-2.07248</text:p>
          </table:table-cell>
          <table:table-cell office:value-type="float" office:value="-1.97462" calcext:value-type="float">
            <text:p>-1.97462</text:p>
          </table:table-cell>
          <table:table-cell office:value-type="float" office:value="0.303091" calcext:value-type="float">
            <text:p>0.303091</text:p>
          </table:table-cell>
          <table:table-cell office:value-type="float" office:value="0.862281" calcext:value-type="float">
            <text:p>0.862281</text:p>
          </table:table-cell>
          <table:table-cell table:formula="of:=[.T90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" calcext:value-type="float">
            <text:p>9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6.38914" calcext:value-type="float">
            <text:p>6.38914</text:p>
          </table:table-cell>
          <table:table-cell office:value-type="float" office:value="6.45232" calcext:value-type="float">
            <text:p>6.45232</text:p>
          </table:table-cell>
          <table:table-cell office:value-type="float" office:value="6.55059" calcext:value-type="float">
            <text:p>6.55059</text:p>
          </table:table-cell>
          <table:table-cell office:value-type="float" office:value="0.0596827" calcext:value-type="float">
            <text:p>0.0596827</text:p>
          </table:table-cell>
          <table:table-cell office:value-type="float" office:value="20.0137" calcext:value-type="float">
            <text:p>20.0137</text:p>
          </table:table-cell>
          <table:table-cell office:value-type="float" office:value="19.951" calcext:value-type="float">
            <text:p>19.951</text:p>
          </table:table-cell>
          <table:table-cell office:value-type="float" office:value="20.0292" calcext:value-type="float">
            <text:p>20.0292</text:p>
          </table:table-cell>
          <table:table-cell office:value-type="float" office:value="0.0884052" calcext:value-type="float">
            <text:p>0.0884052</text:p>
          </table:table-cell>
          <table:table-cell office:value-type="float" office:value="-4.49344" calcext:value-type="float">
            <text:p>-4.49344</text:p>
          </table:table-cell>
          <table:table-cell office:value-type="float" office:value="-4.46805" calcext:value-type="float">
            <text:p>-4.46805</text:p>
          </table:table-cell>
          <table:table-cell office:value-type="float" office:value="0.582834" calcext:value-type="float">
            <text:p>0.582834</text:p>
          </table:table-cell>
          <table:table-cell office:value-type="float" office:value="-2.21437" calcext:value-type="float">
            <text:p>-2.21437</text:p>
          </table:table-cell>
          <table:table-cell office:value-type="float" office:value="-2.17079" calcext:value-type="float">
            <text:p>-2.17079</text:p>
          </table:table-cell>
          <table:table-cell office:value-type="float" office:value="0.301472" calcext:value-type="float">
            <text:p>0.301472</text:p>
          </table:table-cell>
          <table:table-cell office:value-type="float" office:value="0.472306" calcext:value-type="float">
            <text:p>0.472306</text:p>
          </table:table-cell>
          <table:table-cell table:formula="of:=[.T91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.1" calcext:value-type="float">
            <text:p>9.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5.86119" calcext:value-type="float">
            <text:p>5.86119</text:p>
          </table:table-cell>
          <table:table-cell office:value-type="float" office:value="5.97477" calcext:value-type="float">
            <text:p>5.97477</text:p>
          </table:table-cell>
          <table:table-cell office:value-type="float" office:value="6.10823" calcext:value-type="float">
            <text:p>6.10823</text:p>
          </table:table-cell>
          <table:table-cell office:value-type="float" office:value="0.0605481" calcext:value-type="float">
            <text:p>0.0605481</text:p>
          </table:table-cell>
          <table:table-cell office:value-type="float" office:value="19.8306" calcext:value-type="float">
            <text:p>19.8306</text:p>
          </table:table-cell>
          <table:table-cell office:value-type="float" office:value="19.7634" calcext:value-type="float">
            <text:p>19.7634</text:p>
          </table:table-cell>
          <table:table-cell office:value-type="float" office:value="19.8027" calcext:value-type="float">
            <text:p>19.8027</text:p>
          </table:table-cell>
          <table:table-cell office:value-type="float" office:value="0.0880854" calcext:value-type="float">
            <text:p>0.0880854</text:p>
          </table:table-cell>
          <table:table-cell office:value-type="float" office:value="-4.46034" calcext:value-type="float">
            <text:p>-4.46034</text:p>
          </table:table-cell>
          <table:table-cell office:value-type="float" office:value="-4.38241" calcext:value-type="float">
            <text:p>-4.38241</text:p>
          </table:table-cell>
          <table:table-cell office:value-type="float" office:value="0.579669" calcext:value-type="float">
            <text:p>0.579669</text:p>
          </table:table-cell>
          <table:table-cell office:value-type="float" office:value="-2.34065" calcext:value-type="float">
            <text:p>-2.34065</text:p>
          </table:table-cell>
          <table:table-cell office:value-type="float" office:value="-2.35993" calcext:value-type="float">
            <text:p>-2.35993</text:p>
          </table:table-cell>
          <table:table-cell office:value-type="float" office:value="0.299826" calcext:value-type="float">
            <text:p>0.299826</text:p>
          </table:table-cell>
          <table:table-cell office:value-type="float" office:value="1.05249" calcext:value-type="float">
            <text:p>1.05249</text:p>
          </table:table-cell>
          <table:table-cell table:formula="of:=[.T92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.2" calcext:value-type="float">
            <text:p>9.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5.69089" calcext:value-type="float">
            <text:p>5.69089</text:p>
          </table:table-cell>
          <table:table-cell office:value-type="float" office:value="5.56431" calcext:value-type="float">
            <text:p>5.56431</text:p>
          </table:table-cell>
          <table:table-cell office:value-type="float" office:value="5.67472" calcext:value-type="float">
            <text:p>5.67472</text:p>
          </table:table-cell>
          <table:table-cell office:value-type="float" office:value="0.0616657" calcext:value-type="float">
            <text:p>0.0616657</text:p>
          </table:table-cell>
          <table:table-cell office:value-type="float" office:value="19.5755" calcext:value-type="float">
            <text:p>19.5755</text:p>
          </table:table-cell>
          <table:table-cell office:value-type="float" office:value="19.4978" calcext:value-type="float">
            <text:p>19.4978</text:p>
          </table:table-cell>
          <table:table-cell office:value-type="float" office:value="19.5577" calcext:value-type="float">
            <text:p>19.5577</text:p>
          </table:table-cell>
          <table:table-cell office:value-type="float" office:value="0.0878428" calcext:value-type="float">
            <text:p>0.0878428</text:p>
          </table:table-cell>
          <table:table-cell office:value-type="float" office:value="-4.29637" calcext:value-type="float">
            <text:p>-4.29637</text:p>
          </table:table-cell>
          <table:table-cell office:value-type="float" office:value="-4.29114" calcext:value-type="float">
            <text:p>-4.29114</text:p>
          </table:table-cell>
          <table:table-cell office:value-type="float" office:value="0.576549" calcext:value-type="float">
            <text:p>0.576549</text:p>
          </table:table-cell>
          <table:table-cell office:value-type="float" office:value="-2.60413" calcext:value-type="float">
            <text:p>-2.60413</text:p>
          </table:table-cell>
          <table:table-cell office:value-type="float" office:value="-2.5418" calcext:value-type="float">
            <text:p>-2.5418</text:p>
          </table:table-cell>
          <table:table-cell office:value-type="float" office:value="0.29827" calcext:value-type="float">
            <text:p>0.29827</text:p>
          </table:table-cell>
          <table:table-cell office:value-type="float" office:value="1.20427" calcext:value-type="float">
            <text:p>1.20427</text:p>
          </table:table-cell>
          <table:table-cell table:formula="of:=[.T93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9.3" calcext:value-type="float">
            <text:p>9.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5.17021" calcext:value-type="float">
            <text:p>5.17021</text:p>
          </table:table-cell>
          <table:table-cell office:value-type="float" office:value="5.14759" calcext:value-type="float">
            <text:p>5.14759</text:p>
          </table:table-cell>
          <table:table-cell office:value-type="float" office:value="5.25059" calcext:value-type="float">
            <text:p>5.25059</text:p>
          </table:table-cell>
          <table:table-cell office:value-type="float" office:value="0.0622146" calcext:value-type="float">
            <text:p>0.0622146</text:p>
          </table:table-cell>
          <table:table-cell office:value-type="float" office:value="19.4397" calcext:value-type="float">
            <text:p>19.4397</text:p>
          </table:table-cell>
          <table:table-cell office:value-type="float" office:value="19.2479" calcext:value-type="float">
            <text:p>19.2479</text:p>
          </table:table-cell>
          <table:table-cell office:value-type="float" office:value="19.2948" calcext:value-type="float">
            <text:p>19.2948</text:p>
          </table:table-cell>
          <table:table-cell office:value-type="float" office:value="0.0876316" calcext:value-type="float">
            <text:p>0.0876316</text:p>
          </table:table-cell>
          <table:table-cell office:value-type="float" office:value="-4.17342" calcext:value-type="float">
            <text:p>-4.17342</text:p>
          </table:table-cell>
          <table:table-cell office:value-type="float" office:value="-4.19488" calcext:value-type="float">
            <text:p>-4.19488</text:p>
          </table:table-cell>
          <table:table-cell office:value-type="float" office:value="0.573466" calcext:value-type="float">
            <text:p>0.573466</text:p>
          </table:table-cell>
          <table:table-cell office:value-type="float" office:value="-2.7746" calcext:value-type="float">
            <text:p>-2.7746</text:p>
          </table:table-cell>
          <table:table-cell office:value-type="float" office:value="-2.71622" calcext:value-type="float">
            <text:p>-2.71622</text:p>
          </table:table-cell>
          <table:table-cell office:value-type="float" office:value="0.296804" calcext:value-type="float">
            <text:p>0.296804</text:p>
          </table:table-cell>
          <table:table-cell office:value-type="float" office:value="1.97429" calcext:value-type="float">
            <text:p>1.97429</text:p>
          </table:table-cell>
          <table:table-cell table:formula="of:=[.T94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.4" calcext:value-type="float">
            <text:p>9.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4.89149" calcext:value-type="float">
            <text:p>4.89149</text:p>
          </table:table-cell>
          <table:table-cell office:value-type="float" office:value="4.78757" calcext:value-type="float">
            <text:p>4.78757</text:p>
          </table:table-cell>
          <table:table-cell office:value-type="float" office:value="4.8363" calcext:value-type="float">
            <text:p>4.8363</text:p>
          </table:table-cell>
          <table:table-cell office:value-type="float" office:value="0.062305" calcext:value-type="float">
            <text:p>0.062305</text:p>
          </table:table-cell>
          <table:table-cell office:value-type="float" office:value="18.982" calcext:value-type="float">
            <text:p>18.982</text:p>
          </table:table-cell>
          <table:table-cell office:value-type="float" office:value="18.9851" calcext:value-type="float">
            <text:p>18.9851</text:p>
          </table:table-cell>
          <table:table-cell office:value-type="float" office:value="19.015" calcext:value-type="float">
            <text:p>19.015</text:p>
          </table:table-cell>
          <table:table-cell office:value-type="float" office:value="0.0872084" calcext:value-type="float">
            <text:p>0.0872084</text:p>
          </table:table-cell>
          <table:table-cell office:value-type="float" office:value="-3.97757" calcext:value-type="float">
            <text:p>-3.97757</text:p>
          </table:table-cell>
          <table:table-cell office:value-type="float" office:value="-4.09432" calcext:value-type="float">
            <text:p>-4.09432</text:p>
          </table:table-cell>
          <table:table-cell office:value-type="float" office:value="0.570496" calcext:value-type="float">
            <text:p>0.570496</text:p>
          </table:table-cell>
          <table:table-cell office:value-type="float" office:value="-2.89878" calcext:value-type="float">
            <text:p>-2.89878</text:p>
          </table:table-cell>
          <table:table-cell office:value-type="float" office:value="-2.88305" calcext:value-type="float">
            <text:p>-2.88305</text:p>
          </table:table-cell>
          <table:table-cell office:value-type="float" office:value="0.295232" calcext:value-type="float">
            <text:p>0.295232</text:p>
          </table:table-cell>
          <table:table-cell office:value-type="float" office:value="0.644432" calcext:value-type="float">
            <text:p>0.644432</text:p>
          </table:table-cell>
          <table:table-cell table:formula="of:=[.T95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.5" calcext:value-type="float">
            <text:p>9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4.4685" calcext:value-type="float">
            <text:p>4.4685</text:p>
          </table:table-cell>
          <table:table-cell office:value-type="float" office:value="4.3995" calcext:value-type="float">
            <text:p>4.3995</text:p>
          </table:table-cell>
          <table:table-cell office:value-type="float" office:value="4.43224" calcext:value-type="float">
            <text:p>4.43224</text:p>
          </table:table-cell>
          <table:table-cell office:value-type="float" office:value="0.062143" calcext:value-type="float">
            <text:p>0.062143</text:p>
          </table:table-cell>
          <table:table-cell office:value-type="float" office:value="18.834" calcext:value-type="float">
            <text:p>18.834</text:p>
          </table:table-cell>
          <table:table-cell office:value-type="float" office:value="18.7042" calcext:value-type="float">
            <text:p>18.7042</text:p>
          </table:table-cell>
          <table:table-cell office:value-type="float" office:value="18.7188" calcext:value-type="float">
            <text:p>18.7188</text:p>
          </table:table-cell>
          <table:table-cell office:value-type="float" office:value="0.0867906" calcext:value-type="float">
            <text:p>0.0867906</text:p>
          </table:table-cell>
          <table:table-cell office:value-type="float" office:value="-3.84585" calcext:value-type="float">
            <text:p>-3.84585</text:p>
          </table:table-cell>
          <table:table-cell office:value-type="float" office:value="-3.99012" calcext:value-type="float">
            <text:p>-3.99012</text:p>
          </table:table-cell>
          <table:table-cell office:value-type="float" office:value="0.567659" calcext:value-type="float">
            <text:p>0.567659</text:p>
          </table:table-cell>
          <table:table-cell office:value-type="float" office:value="-3.06767" calcext:value-type="float">
            <text:p>-3.06767</text:p>
          </table:table-cell>
          <table:table-cell office:value-type="float" office:value="-3.0422" calcext:value-type="float">
            <text:p>-3.0422</text:p>
          </table:table-cell>
          <table:table-cell office:value-type="float" office:value="0.293707" calcext:value-type="float">
            <text:p>0.293707</text:p>
          </table:table-cell>
          <table:table-cell office:value-type="float" office:value="1.1265" calcext:value-type="float">
            <text:p>1.1265</text:p>
          </table:table-cell>
          <table:table-cell table:formula="of:=[.T96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9.6" calcext:value-type="float">
            <text:p>9.6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4.26269" calcext:value-type="float">
            <text:p>4.26269</text:p>
          </table:table-cell>
          <table:table-cell office:value-type="float" office:value="4.08622" calcext:value-type="float">
            <text:p>4.08622</text:p>
          </table:table-cell>
          <table:table-cell office:value-type="float" office:value="4.03876" calcext:value-type="float">
            <text:p>4.03876</text:p>
          </table:table-cell>
          <table:table-cell office:value-type="float" office:value="0.0619271" calcext:value-type="float">
            <text:p>0.0619271</text:p>
          </table:table-cell>
          <table:table-cell office:value-type="float" office:value="18.481" calcext:value-type="float">
            <text:p>18.481</text:p>
          </table:table-cell>
          <table:table-cell office:value-type="float" office:value="18.4067" calcext:value-type="float">
            <text:p>18.4067</text:p>
          </table:table-cell>
          <table:table-cell office:value-type="float" office:value="18.4071" calcext:value-type="float">
            <text:p>18.4071</text:p>
          </table:table-cell>
          <table:table-cell office:value-type="float" office:value="0.0863401" calcext:value-type="float">
            <text:p>0.0863401</text:p>
          </table:table-cell>
          <table:table-cell office:value-type="float" office:value="-3.61171" calcext:value-type="float">
            <text:p>-3.61171</text:p>
          </table:table-cell>
          <table:table-cell office:value-type="float" office:value="-3.88293" calcext:value-type="float">
            <text:p>-3.88293</text:p>
          </table:table-cell>
          <table:table-cell office:value-type="float" office:value="0.565175" calcext:value-type="float">
            <text:p>0.565175</text:p>
          </table:table-cell>
          <table:table-cell office:value-type="float" office:value="-3.18734" calcext:value-type="float">
            <text:p>-3.18734</text:p>
          </table:table-cell>
          <table:table-cell office:value-type="float" office:value="-3.19362" calcext:value-type="float">
            <text:p>-3.19362</text:p>
          </table:table-cell>
          <table:table-cell office:value-type="float" office:value="0.292184" calcext:value-type="float">
            <text:p>0.292184</text:p>
          </table:table-cell>
          <table:table-cell office:value-type="float" office:value="2.07705" calcext:value-type="float">
            <text:p>2.07705</text:p>
          </table:table-cell>
          <table:table-cell table:formula="of:=[.T97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9.7" calcext:value-type="float">
            <text:p>9.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3.45919" calcext:value-type="float">
            <text:p>3.45919</text:p>
          </table:table-cell>
          <table:table-cell office:value-type="float" office:value="3.65255" calcext:value-type="float">
            <text:p>3.65255</text:p>
          </table:table-cell>
          <table:table-cell office:value-type="float" office:value="3.65611" calcext:value-type="float">
            <text:p>3.65611</text:p>
          </table:table-cell>
          <table:table-cell office:value-type="float" office:value="0.0617338" calcext:value-type="float">
            <text:p>0.0617338</text:p>
          </table:table-cell>
          <table:table-cell office:value-type="float" office:value="18.167" calcext:value-type="float">
            <text:p>18.167</text:p>
          </table:table-cell>
          <table:table-cell office:value-type="float" office:value="18.094" calcext:value-type="float">
            <text:p>18.094</text:p>
          </table:table-cell>
          <table:table-cell office:value-type="float" office:value="18.0807" calcext:value-type="float">
            <text:p>18.0807</text:p>
          </table:table-cell>
          <table:table-cell office:value-type="float" office:value="0.0859043" calcext:value-type="float">
            <text:p>0.0859043</text:p>
          </table:table-cell>
          <table:table-cell office:value-type="float" office:value="-3.598" calcext:value-type="float">
            <text:p>-3.598</text:p>
          </table:table-cell>
          <table:table-cell office:value-type="float" office:value="-3.77339" calcext:value-type="float">
            <text:p>-3.77339</text:p>
          </table:table-cell>
          <table:table-cell office:value-type="float" office:value="0.562781" calcext:value-type="float">
            <text:p>0.562781</text:p>
          </table:table-cell>
          <table:table-cell office:value-type="float" office:value="-3.38782" calcext:value-type="float">
            <text:p>-3.38782</text:p>
          </table:table-cell>
          <table:table-cell office:value-type="float" office:value="-3.33732" calcext:value-type="float">
            <text:p>-3.33732</text:p>
          </table:table-cell>
          <table:table-cell office:value-type="float" office:value="0.290767" calcext:value-type="float">
            <text:p>0.290767</text:p>
          </table:table-cell>
          <table:table-cell office:value-type="float" office:value="2.61661" calcext:value-type="float">
            <text:p>2.61661</text:p>
          </table:table-cell>
          <table:table-cell table:formula="of:=[.T98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9.8" calcext:value-type="float">
            <text:p>9.8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3.12525" calcext:value-type="float">
            <text:p>3.12525</text:p>
          </table:table-cell>
          <table:table-cell office:value-type="float" office:value="3.26677" calcext:value-type="float">
            <text:p>3.26677</text:p>
          </table:table-cell>
          <table:table-cell office:value-type="float" office:value="3.28449" calcext:value-type="float">
            <text:p>3.28449</text:p>
          </table:table-cell>
          <table:table-cell office:value-type="float" office:value="0.0614498" calcext:value-type="float">
            <text:p>0.0614498</text:p>
          </table:table-cell>
          <table:table-cell office:value-type="float" office:value="17.7493" calcext:value-type="float">
            <text:p>17.7493</text:p>
          </table:table-cell>
          <table:table-cell office:value-type="float" office:value="17.7748" calcext:value-type="float">
            <text:p>17.7748</text:p>
          </table:table-cell>
          <table:table-cell office:value-type="float" office:value="17.7402" calcext:value-type="float">
            <text:p>17.7402</text:p>
          </table:table-cell>
          <table:table-cell office:value-type="float" office:value="0.0855294" calcext:value-type="float">
            <text:p>0.0855294</text:p>
          </table:table-cell>
          <table:table-cell office:value-type="float" office:value="-3.51836" calcext:value-type="float">
            <text:p>-3.51836</text:p>
          </table:table-cell>
          <table:table-cell office:value-type="float" office:value="-3.66215" calcext:value-type="float">
            <text:p>-3.66215</text:p>
          </table:table-cell>
          <table:table-cell office:value-type="float" office:value="0.560209" calcext:value-type="float">
            <text:p>0.560209</text:p>
          </table:table-cell>
          <table:table-cell office:value-type="float" office:value="-3.46705" calcext:value-type="float">
            <text:p>-3.46705</text:p>
          </table:table-cell>
          <table:table-cell office:value-type="float" office:value="-3.47331" calcext:value-type="float">
            <text:p>-3.47331</text:p>
          </table:table-cell>
          <table:table-cell office:value-type="float" office:value="0.289287" calcext:value-type="float">
            <text:p>0.289287</text:p>
          </table:table-cell>
          <table:table-cell office:value-type="float" office:value="1.22252" calcext:value-type="float">
            <text:p>1.22252</text:p>
          </table:table-cell>
          <table:table-cell table:formula="of:=[.T99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.9" calcext:value-type="float">
            <text:p>9.9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2.9449" calcext:value-type="float">
            <text:p>2.9449</text:p>
          </table:table-cell>
          <table:table-cell office:value-type="float" office:value="2.90784" calcext:value-type="float">
            <text:p>2.90784</text:p>
          </table:table-cell>
          <table:table-cell office:value-type="float" office:value="2.92405" calcext:value-type="float">
            <text:p>2.92405</text:p>
          </table:table-cell>
          <table:table-cell office:value-type="float" office:value="0.0611614" calcext:value-type="float">
            <text:p>0.0611614</text:p>
          </table:table-cell>
          <table:table-cell office:value-type="float" office:value="17.8154" calcext:value-type="float">
            <text:p>17.8154</text:p>
          </table:table-cell>
          <table:table-cell office:value-type="float" office:value="17.4739" calcext:value-type="float">
            <text:p>17.4739</text:p>
          </table:table-cell>
          <table:table-cell office:value-type="float" office:value="17.3866" calcext:value-type="float">
            <text:p>17.3866</text:p>
          </table:table-cell>
          <table:table-cell office:value-type="float" office:value="0.0853451" calcext:value-type="float">
            <text:p>0.0853451</text:p>
          </table:table-cell>
          <table:table-cell office:value-type="float" office:value="-3.41559" calcext:value-type="float">
            <text:p>-3.41559</text:p>
          </table:table-cell>
          <table:table-cell office:value-type="float" office:value="-3.54982" calcext:value-type="float">
            <text:p>-3.54982</text:p>
          </table:table-cell>
          <table:table-cell office:value-type="float" office:value="0.557582" calcext:value-type="float">
            <text:p>0.557582</text:p>
          </table:table-cell>
          <table:table-cell office:value-type="float" office:value="-3.57084" calcext:value-type="float">
            <text:p>-3.57084</text:p>
          </table:table-cell>
          <table:table-cell office:value-type="float" office:value="-3.60167" calcext:value-type="float">
            <text:p>-3.60167</text:p>
          </table:table-cell>
          <table:table-cell office:value-type="float" office:value="0.287862" calcext:value-type="float">
            <text:p>0.287862</text:p>
          </table:table-cell>
          <table:table-cell office:value-type="float" office:value="6.18047" calcext:value-type="float">
            <text:p>6.18047</text:p>
          </table:table-cell>
          <table:table-cell table:formula="of:=[.T100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2.55407" calcext:value-type="float">
            <text:p>2.55407</text:p>
          </table:table-cell>
          <table:table-cell office:value-type="float" office:value="2.58712" calcext:value-type="float">
            <text:p>2.58712</text:p>
          </table:table-cell>
          <table:table-cell office:value-type="float" office:value="2.57486" calcext:value-type="float">
            <text:p>2.57486</text:p>
          </table:table-cell>
          <table:table-cell office:value-type="float" office:value="0.0608701" calcext:value-type="float">
            <text:p>0.0608701</text:p>
          </table:table-cell>
          <table:table-cell office:value-type="float" office:value="17.0853" calcext:value-type="float">
            <text:p>17.0853</text:p>
          </table:table-cell>
          <table:table-cell office:value-type="float" office:value="17.075" calcext:value-type="float">
            <text:p>17.075</text:p>
          </table:table-cell>
          <table:table-cell office:value-type="float" office:value="17.0205" calcext:value-type="float">
            <text:p>17.0205</text:p>
          </table:table-cell>
          <table:table-cell office:value-type="float" office:value="0.0850946" calcext:value-type="float">
            <text:p>0.0850946</text:p>
          </table:table-cell>
          <table:table-cell office:value-type="float" office:value="-3.21626" calcext:value-type="float">
            <text:p>-3.21626</text:p>
          </table:table-cell>
          <table:table-cell office:value-type="float" office:value="-3.437" calcext:value-type="float">
            <text:p>-3.437</text:p>
          </table:table-cell>
          <table:table-cell office:value-type="float" office:value="0.55523" calcext:value-type="float">
            <text:p>0.55523</text:p>
          </table:table-cell>
          <table:table-cell office:value-type="float" office:value="-3.81376" calcext:value-type="float">
            <text:p>-3.81376</text:p>
          </table:table-cell>
          <table:table-cell office:value-type="float" office:value="-3.72251" calcext:value-type="float">
            <text:p>-3.72251</text:p>
          </table:table-cell>
          <table:table-cell office:value-type="float" office:value="0.286561" calcext:value-type="float">
            <text:p>0.286561</text:p>
          </table:table-cell>
          <table:table-cell office:value-type="float" office:value="0.0740466" calcext:value-type="float">
            <text:p>0.0740466</text:p>
          </table:table-cell>
          <table:table-cell table:formula="of:=[.T101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0.1" calcext:value-type="float">
            <text:p>10.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2.25371" calcext:value-type="float">
            <text:p>2.25371</text:p>
          </table:table-cell>
          <table:table-cell office:value-type="float" office:value="2.26059" calcext:value-type="float">
            <text:p>2.26059</text:p>
          </table:table-cell>
          <table:table-cell office:value-type="float" office:value="2.23695" calcext:value-type="float">
            <text:p>2.23695</text:p>
          </table:table-cell>
          <table:table-cell office:value-type="float" office:value="0.0606091" calcext:value-type="float">
            <text:p>0.0606091</text:p>
          </table:table-cell>
          <table:table-cell office:value-type="float" office:value="16.8334" calcext:value-type="float">
            <text:p>16.8334</text:p>
          </table:table-cell>
          <table:table-cell office:value-type="float" office:value="16.7344" calcext:value-type="float">
            <text:p>16.7344</text:p>
          </table:table-cell>
          <table:table-cell office:value-type="float" office:value="16.6427" calcext:value-type="float">
            <text:p>16.6427</text:p>
          </table:table-cell>
          <table:table-cell office:value-type="float" office:value="0.0850767" calcext:value-type="float">
            <text:p>0.0850767</text:p>
          </table:table-cell>
          <table:table-cell office:value-type="float" office:value="-3.0988" calcext:value-type="float">
            <text:p>-3.0988</text:p>
          </table:table-cell>
          <table:table-cell office:value-type="float" office:value="-3.32428" calcext:value-type="float">
            <text:p>-3.32428</text:p>
          </table:table-cell>
          <table:table-cell office:value-type="float" office:value="0.552941" calcext:value-type="float">
            <text:p>0.552941</text:p>
          </table:table-cell>
          <table:table-cell office:value-type="float" office:value="-3.83605" calcext:value-type="float">
            <text:p>-3.83605</text:p>
          </table:table-cell>
          <table:table-cell office:value-type="float" office:value="-3.83595" calcext:value-type="float">
            <text:p>-3.83595</text:p>
          </table:table-cell>
          <table:table-cell office:value-type="float" office:value="0.285149" calcext:value-type="float">
            <text:p>0.285149</text:p>
          </table:table-cell>
          <table:table-cell office:value-type="float" office:value="0.523373" calcext:value-type="float">
            <text:p>0.523373</text:p>
          </table:table-cell>
          <table:table-cell table:formula="of:=[.T102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0.2" calcext:value-type="float">
            <text:p>10.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1.88972" calcext:value-type="float">
            <text:p>1.88972</text:p>
          </table:table-cell>
          <table:table-cell office:value-type="float" office:value="1.93387" calcext:value-type="float">
            <text:p>1.93387</text:p>
          </table:table-cell>
          <table:table-cell office:value-type="float" office:value="1.91027" calcext:value-type="float">
            <text:p>1.91027</text:p>
          </table:table-cell>
          <table:table-cell office:value-type="float" office:value="0.0603473" calcext:value-type="float">
            <text:p>0.0603473</text:p>
          </table:table-cell>
          <table:table-cell office:value-type="float" office:value="16.1054" calcext:value-type="float">
            <text:p>16.1054</text:p>
          </table:table-cell>
          <table:table-cell office:value-type="float" office:value="16.3086" calcext:value-type="float">
            <text:p>16.3086</text:p>
          </table:table-cell>
          <table:table-cell office:value-type="float" office:value="16.254" calcext:value-type="float">
            <text:p>16.254</text:p>
          </table:table-cell>
          <table:table-cell office:value-type="float" office:value="0.0849714" calcext:value-type="float">
            <text:p>0.0849714</text:p>
          </table:table-cell>
          <table:table-cell office:value-type="float" office:value="-2.96734" calcext:value-type="float">
            <text:p>-2.96734</text:p>
          </table:table-cell>
          <table:table-cell office:value-type="float" office:value="-3.21219" calcext:value-type="float">
            <text:p>-3.21219</text:p>
          </table:table-cell>
          <table:table-cell office:value-type="float" office:value="0.550707" calcext:value-type="float">
            <text:p>0.550707</text:p>
          </table:table-cell>
          <table:table-cell office:value-type="float" office:value="-3.97733" calcext:value-type="float">
            <text:p>-3.97733</text:p>
          </table:table-cell>
          <table:table-cell office:value-type="float" office:value="-3.94216" calcext:value-type="float">
            <text:p>-3.94216</text:p>
          </table:table-cell>
          <table:table-cell office:value-type="float" office:value="0.283769" calcext:value-type="float">
            <text:p>0.283769</text:p>
          </table:table-cell>
          <table:table-cell office:value-type="float" office:value="2.24562" calcext:value-type="float">
            <text:p>2.24562</text:p>
          </table:table-cell>
          <table:table-cell table:formula="of:=[.T103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0.3" calcext:value-type="float">
            <text:p>10.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1.44745" calcext:value-type="float">
            <text:p>1.44745</text:p>
          </table:table-cell>
          <table:table-cell office:value-type="float" office:value="1.57854" calcext:value-type="float">
            <text:p>1.57854</text:p>
          </table:table-cell>
          <table:table-cell office:value-type="float" office:value="1.59474" calcext:value-type="float">
            <text:p>1.59474</text:p>
          </table:table-cell>
          <table:table-cell office:value-type="float" office:value="0.0600984" calcext:value-type="float">
            <text:p>0.0600984</text:p>
          </table:table-cell>
          <table:table-cell office:value-type="float" office:value="16.0853" calcext:value-type="float">
            <text:p>16.0853</text:p>
          </table:table-cell>
          <table:table-cell office:value-type="float" office:value="15.9614" calcext:value-type="float">
            <text:p>15.9614</text:p>
          </table:table-cell>
          <table:table-cell office:value-type="float" office:value="15.8549" calcext:value-type="float">
            <text:p>15.8549</text:p>
          </table:table-cell>
          <table:table-cell office:value-type="float" office:value="0.0850451" calcext:value-type="float">
            <text:p>0.0850451</text:p>
          </table:table-cell>
          <table:table-cell office:value-type="float" office:value="-2.95719" calcext:value-type="float">
            <text:p>-2.95719</text:p>
          </table:table-cell>
          <table:table-cell office:value-type="float" office:value="-3.10129" calcext:value-type="float">
            <text:p>-3.10129</text:p>
          </table:table-cell>
          <table:table-cell office:value-type="float" office:value="0.548386" calcext:value-type="float">
            <text:p>0.548386</text:p>
          </table:table-cell>
          <table:table-cell office:value-type="float" office:value="-3.97424" calcext:value-type="float">
            <text:p>-3.97424</text:p>
          </table:table-cell>
          <table:table-cell office:value-type="float" office:value="-4.04132" calcext:value-type="float">
            <text:p>-4.04132</text:p>
          </table:table-cell>
          <table:table-cell office:value-type="float" office:value="0.282438" calcext:value-type="float">
            <text:p>0.282438</text:p>
          </table:table-cell>
          <table:table-cell office:value-type="float" office:value="1.94497" calcext:value-type="float">
            <text:p>1.94497</text:p>
          </table:table-cell>
          <table:table-cell table:formula="of:=[.T104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.4" calcext:value-type="float">
            <text:p>10.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1.18395" calcext:value-type="float">
            <text:p>1.18395</text:p>
          </table:table-cell>
          <table:table-cell office:value-type="float" office:value="1.27741" calcext:value-type="float">
            <text:p>1.27741</text:p>
          </table:table-cell>
          <table:table-cell office:value-type="float" office:value="1.29021" calcext:value-type="float">
            <text:p>1.29021</text:p>
          </table:table-cell>
          <table:table-cell office:value-type="float" office:value="0.0598191" calcext:value-type="float">
            <text:p>0.0598191</text:p>
          </table:table-cell>
          <table:table-cell office:value-type="float" office:value="15.4284" calcext:value-type="float">
            <text:p>15.4284</text:p>
          </table:table-cell>
          <table:table-cell office:value-type="float" office:value="15.5152" calcext:value-type="float">
            <text:p>15.5152</text:p>
          </table:table-cell>
          <table:table-cell office:value-type="float" office:value="15.4463" calcext:value-type="float">
            <text:p>15.4463</text:p>
          </table:table-cell>
          <table:table-cell office:value-type="float" office:value="0.084956" calcext:value-type="float">
            <text:p>0.084956</text:p>
          </table:table-cell>
          <table:table-cell office:value-type="float" office:value="-2.80758" calcext:value-type="float">
            <text:p>-2.80758</text:p>
          </table:table-cell>
          <table:table-cell office:value-type="float" office:value="-2.99207" calcext:value-type="float">
            <text:p>-2.99207</text:p>
          </table:table-cell>
          <table:table-cell office:value-type="float" office:value="0.546103" calcext:value-type="float">
            <text:p>0.546103</text:p>
          </table:table-cell>
          <table:table-cell office:value-type="float" office:value="-4.17728" calcext:value-type="float">
            <text:p>-4.17728</text:p>
          </table:table-cell>
          <table:table-cell office:value-type="float" office:value="-4.13364" calcext:value-type="float">
            <text:p>-4.13364</text:p>
          </table:table-cell>
          <table:table-cell office:value-type="float" office:value="0.281105" calcext:value-type="float">
            <text:p>0.281105</text:p>
          </table:table-cell>
          <table:table-cell office:value-type="float" office:value="0.89618" calcext:value-type="float">
            <text:p>0.89618</text:p>
          </table:table-cell>
          <table:table-cell table:formula="of:=[.T105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.5" calcext:value-type="float">
            <text:p>1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0.722706" calcext:value-type="float">
            <text:p>0.722706</text:p>
          </table:table-cell>
          <table:table-cell office:value-type="float" office:value="0.916686" calcext:value-type="float">
            <text:p>0.916686</text:p>
          </table:table-cell>
          <table:table-cell office:value-type="float" office:value="0.996486" calcext:value-type="float">
            <text:p>0.996486</text:p>
          </table:table-cell>
          <table:table-cell office:value-type="float" office:value="0.0598003" calcext:value-type="float">
            <text:p>0.0598003</text:p>
          </table:table-cell>
          <table:table-cell office:value-type="float" office:value="15.0075" calcext:value-type="float">
            <text:p>15.0075</text:p>
          </table:table-cell>
          <table:table-cell office:value-type="float" office:value="15.1036" calcext:value-type="float">
            <text:p>15.1036</text:p>
          </table:table-cell>
          <table:table-cell office:value-type="float" office:value="15.0288" calcext:value-type="float">
            <text:p>15.0288</text:p>
          </table:table-cell>
          <table:table-cell office:value-type="float" office:value="0.084902" calcext:value-type="float">
            <text:p>0.084902</text:p>
          </table:table-cell>
          <table:table-cell office:value-type="float" office:value="-2.82014" calcext:value-type="float">
            <text:p>-2.82014</text:p>
          </table:table-cell>
          <table:table-cell office:value-type="float" office:value="-2.88503" calcext:value-type="float">
            <text:p>-2.88503</text:p>
          </table:table-cell>
          <table:table-cell office:value-type="float" office:value="0.543656" calcext:value-type="float">
            <text:p>0.543656</text:p>
          </table:table-cell>
          <table:table-cell office:value-type="float" office:value="-4.2392" calcext:value-type="float">
            <text:p>-4.2392</text:p>
          </table:table-cell>
          <table:table-cell office:value-type="float" office:value="-4.21933" calcext:value-type="float">
            <text:p>-4.21933</text:p>
          </table:table-cell>
          <table:table-cell office:value-type="float" office:value="0.279774" calcext:value-type="float">
            <text:p>0.279774</text:p>
          </table:table-cell>
          <table:table-cell office:value-type="float" office:value="2.72877" calcext:value-type="float">
            <text:p>2.72877</text:p>
          </table:table-cell>
          <table:table-cell table:formula="of:=[.T106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.6" calcext:value-type="float">
            <text:p>10.6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0.737301" calcext:value-type="float">
            <text:p>0.737301</text:p>
          </table:table-cell>
          <table:table-cell office:value-type="float" office:value="0.665364" calcext:value-type="float">
            <text:p>0.665364</text:p>
          </table:table-cell>
          <table:table-cell office:value-type="float" office:value="0.71333" calcext:value-type="float">
            <text:p>0.71333</text:p>
          </table:table-cell>
          <table:table-cell office:value-type="float" office:value="0.0598578" calcext:value-type="float">
            <text:p>0.0598578</text:p>
          </table:table-cell>
          <table:table-cell office:value-type="float" office:value="14.7047" calcext:value-type="float">
            <text:p>14.7047</text:p>
          </table:table-cell>
          <table:table-cell office:value-type="float" office:value="14.7069" calcext:value-type="float">
            <text:p>14.7069</text:p>
          </table:table-cell>
          <table:table-cell office:value-type="float" office:value="14.603" calcext:value-type="float">
            <text:p>14.603</text:p>
          </table:table-cell>
          <table:table-cell office:value-type="float" office:value="0.085105" calcext:value-type="float">
            <text:p>0.085105</text:p>
          </table:table-cell>
          <table:table-cell office:value-type="float" office:value="-2.65426" calcext:value-type="float">
            <text:p>-2.65426</text:p>
          </table:table-cell>
          <table:table-cell office:value-type="float" office:value="-2.78061" calcext:value-type="float">
            <text:p>-2.78061</text:p>
          </table:table-cell>
          <table:table-cell office:value-type="float" office:value="0.54118" calcext:value-type="float">
            <text:p>0.54118</text:p>
          </table:table-cell>
          <table:table-cell office:value-type="float" office:value="-4.25603" calcext:value-type="float">
            <text:p>-4.25603</text:p>
          </table:table-cell>
          <table:table-cell office:value-type="float" office:value="-4.29864" calcext:value-type="float">
            <text:p>-4.29864</text:p>
          </table:table-cell>
          <table:table-cell office:value-type="float" office:value="0.2785" calcext:value-type="float">
            <text:p>0.2785</text:p>
          </table:table-cell>
          <table:table-cell office:value-type="float" office:value="0.321136" calcext:value-type="float">
            <text:p>0.321136</text:p>
          </table:table-cell>
          <table:table-cell table:formula="of:=[.T107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.7" calcext:value-type="float">
            <text:p>10.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0.253435" calcext:value-type="float">
            <text:p>0.253435</text:p>
          </table:table-cell>
          <table:table-cell office:value-type="float" office:value="0.379126" calcext:value-type="float">
            <text:p>0.379126</text:p>
          </table:table-cell>
          <table:table-cell office:value-type="float" office:value="0.440459" calcext:value-type="float">
            <text:p>0.440459</text:p>
          </table:table-cell>
          <table:table-cell office:value-type="float" office:value="0.0597481" calcext:value-type="float">
            <text:p>0.0597481</text:p>
          </table:table-cell>
          <table:table-cell office:value-type="float" office:value="14.2029" calcext:value-type="float">
            <text:p>14.2029</text:p>
          </table:table-cell>
          <table:table-cell office:value-type="float" office:value="14.2459" calcext:value-type="float">
            <text:p>14.2459</text:p>
          </table:table-cell>
          <table:table-cell office:value-type="float" office:value="14.1696" calcext:value-type="float">
            <text:p>14.1696</text:p>
          </table:table-cell>
          <table:table-cell office:value-type="float" office:value="0.0850456" calcext:value-type="float">
            <text:p>0.0850456</text:p>
          </table:table-cell>
          <table:table-cell office:value-type="float" office:value="-2.54497" calcext:value-type="float">
            <text:p>-2.54497</text:p>
          </table:table-cell>
          <table:table-cell office:value-type="float" office:value="-2.67925" calcext:value-type="float">
            <text:p>-2.67925</text:p>
          </table:table-cell>
          <table:table-cell office:value-type="float" office:value="0.538903" calcext:value-type="float">
            <text:p>0.538903</text:p>
          </table:table-cell>
          <table:table-cell office:value-type="float" office:value="-4.41075" calcext:value-type="float">
            <text:p>-4.41075</text:p>
          </table:table-cell>
          <table:table-cell office:value-type="float" office:value="-4.37181" calcext:value-type="float">
            <text:p>-4.37181</text:p>
          </table:table-cell>
          <table:table-cell office:value-type="float" office:value="0.277223" calcext:value-type="float">
            <text:p>0.277223</text:p>
          </table:table-cell>
          <table:table-cell office:value-type="float" office:value="1.05608" calcext:value-type="float">
            <text:p>1.05608</text:p>
          </table:table-cell>
          <table:table-cell table:formula="of:=[.T108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.8" calcext:value-type="float">
            <text:p>10.8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0.459172" calcext:value-type="float">
            <text:p>0.459172</text:p>
          </table:table-cell>
          <table:table-cell office:value-type="float" office:value="0.230259" calcext:value-type="float">
            <text:p>0.230259</text:p>
          </table:table-cell>
          <table:table-cell office:value-type="float" office:value="0.177545" calcext:value-type="float">
            <text:p>0.177545</text:p>
          </table:table-cell>
          <table:table-cell office:value-type="float" office:value="0.0596793" calcext:value-type="float">
            <text:p>0.0596793</text:p>
          </table:table-cell>
          <table:table-cell office:value-type="float" office:value="13.6856" calcext:value-type="float">
            <text:p>13.6856</text:p>
          </table:table-cell>
          <table:table-cell office:value-type="float" office:value="13.7489" calcext:value-type="float">
            <text:p>13.7489</text:p>
          </table:table-cell>
          <table:table-cell office:value-type="float" office:value="13.7292" calcext:value-type="float">
            <text:p>13.7292</text:p>
          </table:table-cell>
          <table:table-cell office:value-type="float" office:value="0.0847212" calcext:value-type="float">
            <text:p>0.0847212</text:p>
          </table:table-cell>
          <table:table-cell office:value-type="float" office:value="-2.16363" calcext:value-type="float">
            <text:p>-2.16363</text:p>
          </table:table-cell>
          <table:table-cell office:value-type="float" office:value="-2.58135" calcext:value-type="float">
            <text:p>-2.58135</text:p>
          </table:table-cell>
          <table:table-cell office:value-type="float" office:value="0.537324" calcext:value-type="float">
            <text:p>0.537324</text:p>
          </table:table-cell>
          <table:table-cell office:value-type="float" office:value="-4.62218" calcext:value-type="float">
            <text:p>-4.62218</text:p>
          </table:table-cell>
          <table:table-cell office:value-type="float" office:value="-4.43909" calcext:value-type="float">
            <text:p>-4.43909</text:p>
          </table:table-cell>
          <table:table-cell office:value-type="float" office:value="0.276394" calcext:value-type="float">
            <text:p>0.276394</text:p>
          </table:table-cell>
          <table:table-cell office:value-type="float" office:value="3.50681" calcext:value-type="float">
            <text:p>3.50681</text:p>
          </table:table-cell>
          <table:table-cell table:formula="of:=[.T109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0.9" calcext:value-type="float">
            <text:p>10.9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0.190344" calcext:value-type="float">
            <text:p>-0.190344</text:p>
          </table:table-cell>
          <table:table-cell office:value-type="float" office:value="-0.036268" calcext:value-type="float">
            <text:p>-0.036268</text:p>
          </table:table-cell>
          <table:table-cell office:value-type="float" office:value="-0.0757753" calcext:value-type="float">
            <text:p>-0.0757753</text:p>
          </table:table-cell>
          <table:table-cell office:value-type="float" office:value="0.0596899" calcext:value-type="float">
            <text:p>0.0596899</text:p>
          </table:table-cell>
          <table:table-cell office:value-type="float" office:value="13.2856" calcext:value-type="float">
            <text:p>13.2856</text:p>
          </table:table-cell>
          <table:table-cell office:value-type="float" office:value="13.277" calcext:value-type="float">
            <text:p>13.277</text:p>
          </table:table-cell>
          <table:table-cell office:value-type="float" office:value="13.2823" calcext:value-type="float">
            <text:p>13.2823</text:p>
          </table:table-cell>
          <table:table-cell office:value-type="float" office:value="0.0843342" calcext:value-type="float">
            <text:p>0.0843342</text:p>
          </table:table-cell>
          <table:table-cell office:value-type="float" office:value="-2.08395" calcext:value-type="float">
            <text:p>-2.08395</text:p>
          </table:table-cell>
          <table:table-cell office:value-type="float" office:value="-2.48728" calcext:value-type="float">
            <text:p>-2.48728</text:p>
          </table:table-cell>
          <table:table-cell office:value-type="float" office:value="0.536536" calcext:value-type="float">
            <text:p>0.536536</text:p>
          </table:table-cell>
          <table:table-cell office:value-type="float" office:value="-4.74226" calcext:value-type="float">
            <text:p>-4.74226</text:p>
          </table:table-cell>
          <table:table-cell office:value-type="float" office:value="-4.50075" calcext:value-type="float">
            <text:p>-4.50075</text:p>
          </table:table-cell>
          <table:table-cell office:value-type="float" office:value="0.276089" calcext:value-type="float">
            <text:p>0.276089</text:p>
          </table:table-cell>
          <table:table-cell office:value-type="float" office:value="1.48606" calcext:value-type="float">
            <text:p>1.48606</text:p>
          </table:table-cell>
          <table:table-cell table:formula="of:=[.T110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" calcext:value-type="float">
            <text:p>1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0.0462308" calcext:value-type="float">
            <text:p>0.0462308</text:p>
          </table:table-cell>
          <table:table-cell office:value-type="float" office:value="-0.167788" calcext:value-type="float">
            <text:p>-0.167788</text:p>
          </table:table-cell>
          <table:table-cell office:value-type="float" office:value="-0.319903" calcext:value-type="float">
            <text:p>-0.319903</text:p>
          </table:table-cell>
          <table:table-cell office:value-type="float" office:value="0.0603763" calcext:value-type="float">
            <text:p>0.0603763</text:p>
          </table:table-cell>
          <table:table-cell office:value-type="float" office:value="12.9301" calcext:value-type="float">
            <text:p>12.9301</text:p>
          </table:table-cell>
          <table:table-cell office:value-type="float" office:value="12.8313" calcext:value-type="float">
            <text:p>12.8313</text:p>
          </table:table-cell>
          <table:table-cell office:value-type="float" office:value="12.8295" calcext:value-type="float">
            <text:p>12.8295</text:p>
          </table:table-cell>
          <table:table-cell office:value-type="float" office:value="0.0839519" calcext:value-type="float">
            <text:p>0.0839519</text:p>
          </table:table-cell>
          <table:table-cell office:value-type="float" office:value="-1.78678" calcext:value-type="float">
            <text:p>-1.78678</text:p>
          </table:table-cell>
          <table:table-cell office:value-type="float" office:value="-2.39739" calcext:value-type="float">
            <text:p>-2.39739</text:p>
          </table:table-cell>
          <table:table-cell office:value-type="float" office:value="0.536373" calcext:value-type="float">
            <text:p>0.536373</text:p>
          </table:table-cell>
          <table:table-cell office:value-type="float" office:value="-4.74997" calcext:value-type="float">
            <text:p>-4.74997</text:p>
          </table:table-cell>
          <table:table-cell office:value-type="float" office:value="-4.55704" calcext:value-type="float">
            <text:p>-4.55704</text:p>
          </table:table-cell>
          <table:table-cell office:value-type="float" office:value="0.275461" calcext:value-type="float">
            <text:p>0.275461</text:p>
          </table:table-cell>
          <table:table-cell office:value-type="float" office:value="3.31508" calcext:value-type="float">
            <text:p>3.31508</text:p>
          </table:table-cell>
          <table:table-cell table:formula="of:=[.T111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1.1" calcext:value-type="float">
            <text:p>11.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0.476482" calcext:value-type="float">
            <text:p>-0.476482</text:p>
          </table:table-cell>
          <table:table-cell office:value-type="float" office:value="-0.400485" calcext:value-type="float">
            <text:p>-0.400485</text:p>
          </table:table-cell>
          <table:table-cell office:value-type="float" office:value="-0.555273" calcext:value-type="float">
            <text:p>-0.555273</text:p>
          </table:table-cell>
          <table:table-cell office:value-type="float" office:value="0.0618678" calcext:value-type="float">
            <text:p>0.0618678</text:p>
          </table:table-cell>
          <table:table-cell office:value-type="float" office:value="12.3633" calcext:value-type="float">
            <text:p>12.3633</text:p>
          </table:table-cell>
          <table:table-cell office:value-type="float" office:value="12.3688" calcext:value-type="float">
            <text:p>12.3688</text:p>
          </table:table-cell>
          <table:table-cell office:value-type="float" office:value="12.3714" calcext:value-type="float">
            <text:p>12.3714</text:p>
          </table:table-cell>
          <table:table-cell office:value-type="float" office:value="0.0835751" calcext:value-type="float">
            <text:p>0.0835751</text:p>
          </table:table-cell>
          <table:table-cell office:value-type="float" office:value="-1.73721" calcext:value-type="float">
            <text:p>-1.73721</text:p>
          </table:table-cell>
          <table:table-cell office:value-type="float" office:value="-2.31202" calcext:value-type="float">
            <text:p>-2.31202</text:p>
          </table:table-cell>
          <table:table-cell office:value-type="float" office:value="0.536803" calcext:value-type="float">
            <text:p>0.536803</text:p>
          </table:table-cell>
          <table:table-cell office:value-type="float" office:value="-4.75843" calcext:value-type="float">
            <text:p>-4.75843</text:p>
          </table:table-cell>
          <table:table-cell office:value-type="float" office:value="-4.60823" calcext:value-type="float">
            <text:p>-4.60823</text:p>
          </table:table-cell>
          <table:table-cell office:value-type="float" office:value="0.274578" calcext:value-type="float">
            <text:p>0.274578</text:p>
          </table:table-cell>
          <table:table-cell office:value-type="float" office:value="0.361613" calcext:value-type="float">
            <text:p>0.361613</text:p>
          </table:table-cell>
          <table:table-cell table:formula="of:=[.T112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1.2" calcext:value-type="float">
            <text:p>11.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0.582624" calcext:value-type="float">
            <text:p>-0.582624</text:p>
          </table:table-cell>
          <table:table-cell office:value-type="float" office:value="-0.599871" calcext:value-type="float">
            <text:p>-0.599871</text:p>
          </table:table-cell>
          <table:table-cell office:value-type="float" office:value="-0.78235" calcext:value-type="float">
            <text:p>-0.78235</text:p>
          </table:table-cell>
          <table:table-cell office:value-type="float" office:value="0.0635719" calcext:value-type="float">
            <text:p>0.0635719</text:p>
          </table:table-cell>
          <table:table-cell office:value-type="float" office:value="12.0386" calcext:value-type="float">
            <text:p>12.0386</text:p>
          </table:table-cell>
          <table:table-cell office:value-type="float" office:value="11.9388" calcext:value-type="float">
            <text:p>11.9388</text:p>
          </table:table-cell>
          <table:table-cell office:value-type="float" office:value="11.9083" calcext:value-type="float">
            <text:p>11.9083</text:p>
          </table:table-cell>
          <table:table-cell office:value-type="float" office:value="0.0832369" calcext:value-type="float">
            <text:p>0.0832369</text:p>
          </table:table-cell>
          <table:table-cell office:value-type="float" office:value="-1.65439" calcext:value-type="float">
            <text:p>-1.65439</text:p>
          </table:table-cell>
          <table:table-cell office:value-type="float" office:value="-2.23144" calcext:value-type="float">
            <text:p>-2.23144</text:p>
          </table:table-cell>
          <table:table-cell office:value-type="float" office:value="0.536969" calcext:value-type="float">
            <text:p>0.536969</text:p>
          </table:table-cell>
          <table:table-cell office:value-type="float" office:value="-4.73214" calcext:value-type="float">
            <text:p>-4.73214</text:p>
          </table:table-cell>
          <table:table-cell office:value-type="float" office:value="-4.65456" calcext:value-type="float">
            <text:p>-4.65456</text:p>
          </table:table-cell>
          <table:table-cell office:value-type="float" office:value="0.273473" calcext:value-type="float">
            <text:p>0.273473</text:p>
          </table:table-cell>
          <table:table-cell office:value-type="float" office:value="0.532009" calcext:value-type="float">
            <text:p>0.532009</text:p>
          </table:table-cell>
          <table:table-cell table:formula="of:=[.T113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1.3" calcext:value-type="float">
            <text:p>11.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1.17212" calcext:value-type="float">
            <text:p>-1.17212</text:p>
          </table:table-cell>
          <table:table-cell office:value-type="float" office:value="-0.907431" calcext:value-type="float">
            <text:p>-0.907431</text:p>
          </table:table-cell>
          <table:table-cell office:value-type="float" office:value="-1.00163" calcext:value-type="float">
            <text:p>-1.00163</text:p>
          </table:table-cell>
          <table:table-cell office:value-type="float" office:value="0.0646187" calcext:value-type="float">
            <text:p>0.0646187</text:p>
          </table:table-cell>
          <table:table-cell office:value-type="float" office:value="11.3988" calcext:value-type="float">
            <text:p>11.3988</text:p>
          </table:table-cell>
          <table:table-cell office:value-type="float" office:value="11.4665" calcext:value-type="float">
            <text:p>11.4665</text:p>
          </table:table-cell>
          <table:table-cell office:value-type="float" office:value="11.4409" calcext:value-type="float">
            <text:p>11.4409</text:p>
          </table:table-cell>
          <table:table-cell office:value-type="float" office:value="0.0829201" calcext:value-type="float">
            <text:p>0.0829201</text:p>
          </table:table-cell>
          <table:table-cell office:value-type="float" office:value="-1.80196" calcext:value-type="float">
            <text:p>-1.80196</text:p>
          </table:table-cell>
          <table:table-cell office:value-type="float" office:value="-2.15594" calcext:value-type="float">
            <text:p>-2.15594</text:p>
          </table:table-cell>
          <table:table-cell office:value-type="float" office:value="0.536265" calcext:value-type="float">
            <text:p>0.536265</text:p>
          </table:table-cell>
          <table:table-cell office:value-type="float" office:value="-4.75279" calcext:value-type="float">
            <text:p>-4.75279</text:p>
          </table:table-cell>
          <table:table-cell office:value-type="float" office:value="-4.69628" calcext:value-type="float">
            <text:p>-4.69628</text:p>
          </table:table-cell>
          <table:table-cell office:value-type="float" office:value="0.272313" calcext:value-type="float">
            <text:p>0.272313</text:p>
          </table:table-cell>
          <table:table-cell office:value-type="float" office:value="4.57968" calcext:value-type="float">
            <text:p>4.57968</text:p>
          </table:table-cell>
          <table:table-cell table:formula="of:=[.T114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1.4" calcext:value-type="float">
            <text:p>11.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1.39289" calcext:value-type="float">
            <text:p>-1.39289</text:p>
          </table:table-cell>
          <table:table-cell office:value-type="float" office:value="-1.17945" calcext:value-type="float">
            <text:p>-1.17945</text:p>
          </table:table-cell>
          <table:table-cell office:value-type="float" office:value="-1.21362" calcext:value-type="float">
            <text:p>-1.21362</text:p>
          </table:table-cell>
          <table:table-cell office:value-type="float" office:value="0.0647231" calcext:value-type="float">
            <text:p>0.0647231</text:p>
          </table:table-cell>
          <table:table-cell office:value-type="float" office:value="11.0424" calcext:value-type="float">
            <text:p>11.0424</text:p>
          </table:table-cell>
          <table:table-cell office:value-type="float" office:value="11.0123" calcext:value-type="float">
            <text:p>11.0123</text:p>
          </table:table-cell>
          <table:table-cell office:value-type="float" office:value="10.9695" calcext:value-type="float">
            <text:p>10.9695</text:p>
          </table:table-cell>
          <table:table-cell office:value-type="float" office:value="0.0826383" calcext:value-type="float">
            <text:p>0.0826383</text:p>
          </table:table-cell>
          <table:table-cell office:value-type="float" office:value="-1.89853" calcext:value-type="float">
            <text:p>-1.89853</text:p>
          </table:table-cell>
          <table:table-cell office:value-type="float" office:value="-2.08575" calcext:value-type="float">
            <text:p>-2.08575</text:p>
          </table:table-cell>
          <table:table-cell office:value-type="float" office:value="0.534526" calcext:value-type="float">
            <text:p>0.534526</text:p>
          </table:table-cell>
          <table:table-cell office:value-type="float" office:value="-4.70863" calcext:value-type="float">
            <text:p>-4.70863</text:p>
          </table:table-cell>
          <table:table-cell office:value-type="float" office:value="-4.73364" calcext:value-type="float">
            <text:p>-4.73364</text:p>
          </table:table-cell>
          <table:table-cell office:value-type="float" office:value="0.271127" calcext:value-type="float">
            <text:p>0.271127</text:p>
          </table:table-cell>
          <table:table-cell office:value-type="float" office:value="2.87743" calcext:value-type="float">
            <text:p>2.87743</text:p>
          </table:table-cell>
          <table:table-cell table:formula="of:=[.T115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1.5" calcext:value-type="float">
            <text:p>11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1.49687" calcext:value-type="float">
            <text:p>-1.49687</text:p>
          </table:table-cell>
          <table:table-cell office:value-type="float" office:value="-1.39132" calcext:value-type="float">
            <text:p>-1.39132</text:p>
          </table:table-cell>
          <table:table-cell office:value-type="float" office:value="-1.41889" calcext:value-type="float">
            <text:p>-1.41889</text:p>
          </table:table-cell>
          <table:table-cell office:value-type="float" office:value="0.0645695" calcext:value-type="float">
            <text:p>0.0645695</text:p>
          </table:table-cell>
          <table:table-cell office:value-type="float" office:value="10.4198" calcext:value-type="float">
            <text:p>10.4198</text:p>
          </table:table-cell>
          <table:table-cell office:value-type="float" office:value="10.5144" calcext:value-type="float">
            <text:p>10.5144</text:p>
          </table:table-cell>
          <table:table-cell office:value-type="float" office:value="10.4945" calcext:value-type="float">
            <text:p>10.4945</text:p>
          </table:table-cell>
          <table:table-cell office:value-type="float" office:value="0.0823241" calcext:value-type="float">
            <text:p>0.0823241</text:p>
          </table:table-cell>
          <table:table-cell office:value-type="float" office:value="-1.83522" calcext:value-type="float">
            <text:p>-1.83522</text:p>
          </table:table-cell>
          <table:table-cell office:value-type="float" office:value="-2.02111" calcext:value-type="float">
            <text:p>-2.02111</text:p>
          </table:table-cell>
          <table:table-cell office:value-type="float" office:value="0.532585" calcext:value-type="float">
            <text:p>0.532585</text:p>
          </table:table-cell>
          <table:table-cell office:value-type="float" office:value="-4.8056" calcext:value-type="float">
            <text:p>-4.8056</text:p>
          </table:table-cell>
          <table:table-cell office:value-type="float" office:value="-4.76686" calcext:value-type="float">
            <text:p>-4.76686</text:p>
          </table:table-cell>
          <table:table-cell office:value-type="float" office:value="0.269966" calcext:value-type="float">
            <text:p>0.269966</text:p>
          </table:table-cell>
          <table:table-cell office:value-type="float" office:value="1.14477" calcext:value-type="float">
            <text:p>1.14477</text:p>
          </table:table-cell>
          <table:table-cell table:formula="of:=[.T116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1.6" calcext:value-type="float">
            <text:p>11.6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1.61875" calcext:value-type="float">
            <text:p>-1.61875</text:p>
          </table:table-cell>
          <table:table-cell office:value-type="float" office:value="-1.58025" calcext:value-type="float">
            <text:p>-1.58025</text:p>
          </table:table-cell>
          <table:table-cell office:value-type="float" office:value="-1.61797" calcext:value-type="float">
            <text:p>-1.61797</text:p>
          </table:table-cell>
          <table:table-cell office:value-type="float" office:value="0.064393" calcext:value-type="float">
            <text:p>0.064393</text:p>
          </table:table-cell>
          <table:table-cell office:value-type="float" office:value="10.2374" calcext:value-type="float">
            <text:p>10.2374</text:p>
          </table:table-cell>
          <table:table-cell office:value-type="float" office:value="10.0425" calcext:value-type="float">
            <text:p>10.0425</text:p>
          </table:table-cell>
          <table:table-cell office:value-type="float" office:value="10.0165" calcext:value-type="float">
            <text:p>10.0165</text:p>
          </table:table-cell>
          <table:table-cell office:value-type="float" office:value="0.0819878" calcext:value-type="float">
            <text:p>0.0819878</text:p>
          </table:table-cell>
          <table:table-cell office:value-type="float" office:value="-1.74427" calcext:value-type="float">
            <text:p>-1.74427</text:p>
          </table:table-cell>
          <table:table-cell office:value-type="float" office:value="-1.96221" calcext:value-type="float">
            <text:p>-1.96221</text:p>
          </table:table-cell>
          <table:table-cell office:value-type="float" office:value="0.530699" calcext:value-type="float">
            <text:p>0.530699</text:p>
          </table:table-cell>
          <table:table-cell office:value-type="float" office:value="-4.85171" calcext:value-type="float">
            <text:p>-4.85171</text:p>
          </table:table-cell>
          <table:table-cell office:value-type="float" office:value="-4.79615" calcext:value-type="float">
            <text:p>-4.79615</text:p>
          </table:table-cell>
          <table:table-cell office:value-type="float" office:value="0.268898" calcext:value-type="float">
            <text:p>0.268898</text:p>
          </table:table-cell>
          <table:table-cell office:value-type="float" office:value="2.05916" calcext:value-type="float">
            <text:p>2.05916</text:p>
          </table:table-cell>
          <table:table-cell table:formula="of:=[.T117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1.7" calcext:value-type="float">
            <text:p>11.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1.73381" calcext:value-type="float">
            <text:p>-1.73381</text:p>
          </table:table-cell>
          <table:table-cell office:value-type="float" office:value="-1.74688" calcext:value-type="float">
            <text:p>-1.74688</text:p>
          </table:table-cell>
          <table:table-cell office:value-type="float" office:value="-1.81147" calcext:value-type="float">
            <text:p>-1.81147</text:p>
          </table:table-cell>
          <table:table-cell office:value-type="float" office:value="0.0643305" calcext:value-type="float">
            <text:p>0.0643305</text:p>
          </table:table-cell>
          <table:table-cell office:value-type="float" office:value="9.71347" calcext:value-type="float">
            <text:p>9.71347</text:p>
          </table:table-cell>
          <table:table-cell office:value-type="float" office:value="9.59144" calcext:value-type="float">
            <text:p>9.59144</text:p>
          </table:table-cell>
          <table:table-cell office:value-type="float" office:value="9.53564" calcext:value-type="float">
            <text:p>9.53564</text:p>
          </table:table-cell>
          <table:table-cell office:value-type="float" office:value="0.0817543" calcext:value-type="float">
            <text:p>0.0817543</text:p>
          </table:table-cell>
          <table:table-cell office:value-type="float" office:value="-1.65006" calcext:value-type="float">
            <text:p>-1.65006</text:p>
          </table:table-cell>
          <table:table-cell office:value-type="float" office:value="-1.90924" calcext:value-type="float">
            <text:p>-1.90924</text:p>
          </table:table-cell>
          <table:table-cell office:value-type="float" office:value="0.528915" calcext:value-type="float">
            <text:p>0.528915</text:p>
          </table:table-cell>
          <table:table-cell office:value-type="float" office:value="-4.82816" calcext:value-type="float">
            <text:p>-4.82816</text:p>
          </table:table-cell>
          <table:table-cell office:value-type="float" office:value="-4.82172" calcext:value-type="float">
            <text:p>-4.82172</text:p>
          </table:table-cell>
          <table:table-cell office:value-type="float" office:value="0.267757" calcext:value-type="float">
            <text:p>0.267757</text:p>
          </table:table-cell>
          <table:table-cell office:value-type="float" office:value="0.783361" calcext:value-type="float">
            <text:p>0.783361</text:p>
          </table:table-cell>
          <table:table-cell table:formula="of:=[.T118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1.8" calcext:value-type="float">
            <text:p>11.8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1.93833" calcext:value-type="float">
            <text:p>-1.93833</text:p>
          </table:table-cell>
          <table:table-cell office:value-type="float" office:value="-1.93821" calcext:value-type="float">
            <text:p>-1.93821</text:p>
          </table:table-cell>
          <table:table-cell office:value-type="float" office:value="-1.99998" calcext:value-type="float">
            <text:p>-1.99998</text:p>
          </table:table-cell>
          <table:table-cell office:value-type="float" office:value="0.0642714" calcext:value-type="float">
            <text:p>0.0642714</text:p>
          </table:table-cell>
          <table:table-cell office:value-type="float" office:value="8.77028" calcext:value-type="float">
            <text:p>8.77028</text:p>
          </table:table-cell>
          <table:table-cell office:value-type="float" office:value="9.05047" calcext:value-type="float">
            <text:p>9.05047</text:p>
          </table:table-cell>
          <table:table-cell office:value-type="float" office:value="9.05243" calcext:value-type="float">
            <text:p>9.05243</text:p>
          </table:table-cell>
          <table:table-cell office:value-type="float" office:value="0.0814661" calcext:value-type="float">
            <text:p>0.0814661</text:p>
          </table:table-cell>
          <table:table-cell office:value-type="float" office:value="-1.5877" calcext:value-type="float">
            <text:p>-1.5877</text:p>
          </table:table-cell>
          <table:table-cell office:value-type="float" office:value="-1.86233" calcext:value-type="float">
            <text:p>-1.86233</text:p>
          </table:table-cell>
          <table:table-cell office:value-type="float" office:value="0.527217" calcext:value-type="float">
            <text:p>0.527217</text:p>
          </table:table-cell>
          <table:table-cell office:value-type="float" office:value="-4.95191" calcext:value-type="float">
            <text:p>-4.95191</text:p>
          </table:table-cell>
          <table:table-cell office:value-type="float" office:value="-4.84374" calcext:value-type="float">
            <text:p>-4.84374</text:p>
          </table:table-cell>
          <table:table-cell office:value-type="float" office:value="0.266732" calcext:value-type="float">
            <text:p>0.266732</text:p>
          </table:table-cell>
          <table:table-cell office:value-type="float" office:value="4.07367" calcext:value-type="float">
            <text:p>4.07367</text:p>
          </table:table-cell>
          <table:table-cell table:formula="of:=[.T119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1.9" calcext:value-type="float">
            <text:p>11.9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2.1768" calcext:value-type="float">
            <text:p>-2.1768</text:p>
          </table:table-cell>
          <table:table-cell office:value-type="float" office:value="-2.12105" calcext:value-type="float">
            <text:p>-2.12105</text:p>
          </table:table-cell>
          <table:table-cell office:value-type="float" office:value="-2.18412" calcext:value-type="float">
            <text:p>-2.18412</text:p>
          </table:table-cell>
          <table:table-cell office:value-type="float" office:value="0.0642865" calcext:value-type="float">
            <text:p>0.0642865</text:p>
          </table:table-cell>
          <table:table-cell office:value-type="float" office:value="8.5411" calcext:value-type="float">
            <text:p>8.5411</text:p>
          </table:table-cell>
          <table:table-cell office:value-type="float" office:value="8.57511" calcext:value-type="float">
            <text:p>8.57511</text:p>
          </table:table-cell>
          <table:table-cell office:value-type="float" office:value="8.56717" calcext:value-type="float">
            <text:p>8.56717</text:p>
          </table:table-cell>
          <table:table-cell office:value-type="float" office:value="0.0811337" calcext:value-type="float">
            <text:p>0.0811337</text:p>
          </table:table-cell>
          <table:table-cell office:value-type="float" office:value="-1.56442" calcext:value-type="float">
            <text:p>-1.56442</text:p>
          </table:table-cell>
          <table:table-cell office:value-type="float" office:value="-1.82164" calcext:value-type="float">
            <text:p>-1.82164</text:p>
          </table:table-cell>
          <table:table-cell office:value-type="float" office:value="0.525559" calcext:value-type="float">
            <text:p>0.525559</text:p>
          </table:table-cell>
          <table:table-cell office:value-type="float" office:value="-4.93188" calcext:value-type="float">
            <text:p>-4.93188</text:p>
          </table:table-cell>
          <table:table-cell office:value-type="float" office:value="-4.86238" calcext:value-type="float">
            <text:p>-4.86238</text:p>
          </table:table-cell>
          <table:table-cell office:value-type="float" office:value="0.265676" calcext:value-type="float">
            <text:p>0.265676</text:p>
          </table:table-cell>
          <table:table-cell office:value-type="float" office:value="0.248837" calcext:value-type="float">
            <text:p>0.248837</text:p>
          </table:table-cell>
          <table:table-cell table:formula="of:=[.T120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2.21875" calcext:value-type="float">
            <text:p>-2.21875</text:p>
          </table:table-cell>
          <table:table-cell office:value-type="float" office:value="-2.29782" calcext:value-type="float">
            <text:p>-2.29782</text:p>
          </table:table-cell>
          <table:table-cell office:value-type="float" office:value="-2.3645" calcext:value-type="float">
            <text:p>-2.3645</text:p>
          </table:table-cell>
          <table:table-cell office:value-type="float" office:value="0.0641903" calcext:value-type="float">
            <text:p>0.0641903</text:p>
          </table:table-cell>
          <table:table-cell office:value-type="float" office:value="8.15339" calcext:value-type="float">
            <text:p>8.15339</text:p>
          </table:table-cell>
          <table:table-cell office:value-type="float" office:value="8.08788" calcext:value-type="float">
            <text:p>8.08788</text:p>
          </table:table-cell>
          <table:table-cell office:value-type="float" office:value="8.0802" calcext:value-type="float">
            <text:p>8.0802</text:p>
          </table:table-cell>
          <table:table-cell office:value-type="float" office:value="0.0807979" calcext:value-type="float">
            <text:p>0.0807979</text:p>
          </table:table-cell>
          <table:table-cell office:value-type="float" office:value="-1.52365" calcext:value-type="float">
            <text:p>-1.52365</text:p>
          </table:table-cell>
          <table:table-cell office:value-type="float" office:value="-1.78726" calcext:value-type="float">
            <text:p>-1.78726</text:p>
          </table:table-cell>
          <table:table-cell office:value-type="float" office:value="0.523782" calcext:value-type="float">
            <text:p>0.523782</text:p>
          </table:table-cell>
          <table:table-cell office:value-type="float" office:value="-4.94386" calcext:value-type="float">
            <text:p>-4.94386</text:p>
          </table:table-cell>
          <table:table-cell office:value-type="float" office:value="-4.87778" calcext:value-type="float">
            <text:p>-4.87778</text:p>
          </table:table-cell>
          <table:table-cell office:value-type="float" office:value="0.26465" calcext:value-type="float">
            <text:p>0.26465</text:p>
          </table:table-cell>
          <table:table-cell office:value-type="float" office:value="0.602875" calcext:value-type="float">
            <text:p>0.602875</text:p>
          </table:table-cell>
          <table:table-cell table:formula="of:=[.T121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2.1" calcext:value-type="float">
            <text:p>12.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2.59674" calcext:value-type="float">
            <text:p>-2.59674</text:p>
          </table:table-cell>
          <table:table-cell office:value-type="float" office:value="-2.4758" calcext:value-type="float">
            <text:p>-2.4758</text:p>
          </table:table-cell>
          <table:table-cell office:value-type="float" office:value="-2.54177" calcext:value-type="float">
            <text:p>-2.54177</text:p>
          </table:table-cell>
          <table:table-cell office:value-type="float" office:value="0.0643258" calcext:value-type="float">
            <text:p>0.0643258</text:p>
          </table:table-cell>
          <table:table-cell office:value-type="float" office:value="7.60288" calcext:value-type="float">
            <text:p>7.60288</text:p>
          </table:table-cell>
          <table:table-cell office:value-type="float" office:value="7.62289" calcext:value-type="float">
            <text:p>7.62289</text:p>
          </table:table-cell>
          <table:table-cell office:value-type="float" office:value="7.59184" calcext:value-type="float">
            <text:p>7.59184</text:p>
          </table:table-cell>
          <table:table-cell office:value-type="float" office:value="0.0805258" calcext:value-type="float">
            <text:p>0.0805258</text:p>
          </table:table-cell>
          <table:table-cell office:value-type="float" office:value="-1.51307" calcext:value-type="float">
            <text:p>-1.51307</text:p>
          </table:table-cell>
          <table:table-cell office:value-type="float" office:value="-1.75931" calcext:value-type="float">
            <text:p>-1.75931</text:p>
          </table:table-cell>
          <table:table-cell office:value-type="float" office:value="0.522211" calcext:value-type="float">
            <text:p>0.522211</text:p>
          </table:table-cell>
          <table:table-cell office:value-type="float" office:value="-4.92223" calcext:value-type="float">
            <text:p>-4.92223</text:p>
          </table:table-cell>
          <table:table-cell office:value-type="float" office:value="-4.89006" calcext:value-type="float">
            <text:p>-4.89006</text:p>
          </table:table-cell>
          <table:table-cell office:value-type="float" office:value="0.26357" calcext:value-type="float">
            <text:p>0.26357</text:p>
          </table:table-cell>
          <table:table-cell office:value-type="float" office:value="0.886623" calcext:value-type="float">
            <text:p>0.886623</text:p>
          </table:table-cell>
          <table:table-cell table:formula="of:=[.T122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2.2" calcext:value-type="float">
            <text:p>12.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2.79865" calcext:value-type="float">
            <text:p>-2.79865</text:p>
          </table:table-cell>
          <table:table-cell office:value-type="float" office:value="-2.73716" calcext:value-type="float">
            <text:p>-2.73716</text:p>
          </table:table-cell>
          <table:table-cell office:value-type="float" office:value="-2.71658" calcext:value-type="float">
            <text:p>-2.71658</text:p>
          </table:table-cell>
          <table:table-cell office:value-type="float" office:value="0.0640766" calcext:value-type="float">
            <text:p>0.0640766</text:p>
          </table:table-cell>
          <table:table-cell office:value-type="float" office:value="7.064" calcext:value-type="float">
            <text:p>7.064</text:p>
          </table:table-cell>
          <table:table-cell office:value-type="float" office:value="7.13297" calcext:value-type="float">
            <text:p>7.13297</text:p>
          </table:table-cell>
          <table:table-cell office:value-type="float" office:value="7.10238" calcext:value-type="float">
            <text:p>7.10238</text:p>
          </table:table-cell>
          <table:table-cell office:value-type="float" office:value="0.0802658" calcext:value-type="float">
            <text:p>0.0802658</text:p>
          </table:table-cell>
          <table:table-cell office:value-type="float" office:value="-1.69715" calcext:value-type="float">
            <text:p>-1.69715</text:p>
          </table:table-cell>
          <table:table-cell office:value-type="float" office:value="-1.73786" calcext:value-type="float">
            <text:p>-1.73786</text:p>
          </table:table-cell>
          <table:table-cell office:value-type="float" office:value="0.5201" calcext:value-type="float">
            <text:p>0.5201</text:p>
          </table:table-cell>
          <table:table-cell office:value-type="float" office:value="-4.88977" calcext:value-type="float">
            <text:p>-4.88977</text:p>
          </table:table-cell>
          <table:table-cell office:value-type="float" office:value="-4.89933" calcext:value-type="float">
            <text:p>-4.89933</text:p>
          </table:table-cell>
          <table:table-cell office:value-type="float" office:value="0.262499" calcext:value-type="float">
            <text:p>0.262499</text:p>
          </table:table-cell>
          <table:table-cell office:value-type="float" office:value="0.476503" calcext:value-type="float">
            <text:p>0.476503</text:p>
          </table:table-cell>
          <table:table-cell table:formula="of:=[.T123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2.3" calcext:value-type="float">
            <text:p>12.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2.74651" calcext:value-type="float">
            <text:p>-2.74651</text:p>
          </table:table-cell>
          <table:table-cell office:value-type="float" office:value="-2.84953" calcext:value-type="float">
            <text:p>-2.84953</text:p>
          </table:table-cell>
          <table:table-cell office:value-type="float" office:value="-2.88957" calcext:value-type="float">
            <text:p>-2.88957</text:p>
          </table:table-cell>
          <table:table-cell office:value-type="float" office:value="0.0638675" calcext:value-type="float">
            <text:p>0.0638675</text:p>
          </table:table-cell>
          <table:table-cell office:value-type="float" office:value="6.86867" calcext:value-type="float">
            <text:p>6.86867</text:p>
          </table:table-cell>
          <table:table-cell office:value-type="float" office:value="6.68772" calcext:value-type="float">
            <text:p>6.68772</text:p>
          </table:table-cell>
          <table:table-cell office:value-type="float" office:value="6.61214" calcext:value-type="float">
            <text:p>6.61214</text:p>
          </table:table-cell>
          <table:table-cell office:value-type="float" office:value="0.0801275" calcext:value-type="float">
            <text:p>0.0801275</text:p>
          </table:table-cell>
          <table:table-cell office:value-type="float" office:value="-1.53589" calcext:value-type="float">
            <text:p>-1.53589</text:p>
          </table:table-cell>
          <table:table-cell office:value-type="float" office:value="-1.72295" calcext:value-type="float">
            <text:p>-1.72295</text:p>
          </table:table-cell>
          <table:table-cell office:value-type="float" office:value="0.518168" calcext:value-type="float">
            <text:p>0.518168</text:p>
          </table:table-cell>
          <table:table-cell office:value-type="float" office:value="-4.86212" calcext:value-type="float">
            <text:p>-4.86212</text:p>
          </table:table-cell>
          <table:table-cell office:value-type="float" office:value="-4.90566" calcext:value-type="float">
            <text:p>-4.90566</text:p>
          </table:table-cell>
          <table:table-cell office:value-type="float" office:value="0.261449" calcext:value-type="float">
            <text:p>0.261449</text:p>
          </table:table-cell>
          <table:table-cell office:value-type="float" office:value="2.35853" calcext:value-type="float">
            <text:p>2.35853</text:p>
          </table:table-cell>
          <table:table-cell table:formula="of:=[.T124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2.4" calcext:value-type="float">
            <text:p>12.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2.90217" calcext:value-type="float">
            <text:p>-2.90217</text:p>
          </table:table-cell>
          <table:table-cell office:value-type="float" office:value="-2.97307" calcext:value-type="float">
            <text:p>-2.97307</text:p>
          </table:table-cell>
          <table:table-cell office:value-type="float" office:value="-3.0614" calcext:value-type="float">
            <text:p>-3.0614</text:p>
          </table:table-cell>
          <table:table-cell office:value-type="float" office:value="0.0639651" calcext:value-type="float">
            <text:p>0.0639651</text:p>
          </table:table-cell>
          <table:table-cell office:value-type="float" office:value="6.22989" calcext:value-type="float">
            <text:p>6.22989</text:p>
          </table:table-cell>
          <table:table-cell office:value-type="float" office:value="6.22641" calcext:value-type="float">
            <text:p>6.22641</text:p>
          </table:table-cell>
          <table:table-cell office:value-type="float" office:value="6.12139" calcext:value-type="float">
            <text:p>6.12139</text:p>
          </table:table-cell>
          <table:table-cell office:value-type="float" office:value="0.0803193" calcext:value-type="float">
            <text:p>0.0803193</text:p>
          </table:table-cell>
          <table:table-cell office:value-type="float" office:value="-1.46701" calcext:value-type="float">
            <text:p>-1.46701</text:p>
          </table:table-cell>
          <table:table-cell office:value-type="float" office:value="-1.71464" calcext:value-type="float">
            <text:p>-1.71464</text:p>
          </table:table-cell>
          <table:table-cell office:value-type="float" office:value="0.516461" calcext:value-type="float">
            <text:p>0.516461</text:p>
          </table:table-cell>
          <table:table-cell office:value-type="float" office:value="-4.80543" calcext:value-type="float">
            <text:p>-4.80543</text:p>
          </table:table-cell>
          <table:table-cell office:value-type="float" office:value="-4.90911" calcext:value-type="float">
            <text:p>-4.90911</text:p>
          </table:table-cell>
          <table:table-cell office:value-type="float" office:value="0.260565" calcext:value-type="float">
            <text:p>0.260565</text:p>
          </table:table-cell>
          <table:table-cell office:value-type="float" office:value="0.285886" calcext:value-type="float">
            <text:p>0.285886</text:p>
          </table:table-cell>
          <table:table-cell table:formula="of:=[.T125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.5" calcext:value-type="float">
            <text:p>12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3.1778" calcext:value-type="float">
            <text:p>-3.1778</text:p>
          </table:table-cell>
          <table:table-cell office:value-type="float" office:value="-3.17175" calcext:value-type="float">
            <text:p>-3.17175</text:p>
          </table:table-cell>
          <table:table-cell office:value-type="float" office:value="-3.23274" calcext:value-type="float">
            <text:p>-3.23274</text:p>
          </table:table-cell>
          <table:table-cell office:value-type="float" office:value="0.0639277" calcext:value-type="float">
            <text:p>0.0639277</text:p>
          </table:table-cell>
          <table:table-cell office:value-type="float" office:value="5.53101" calcext:value-type="float">
            <text:p>5.53101</text:p>
          </table:table-cell>
          <table:table-cell office:value-type="float" office:value="5.70735" calcext:value-type="float">
            <text:p>5.70735</text:p>
          </table:table-cell>
          <table:table-cell office:value-type="float" office:value="5.63043" calcext:value-type="float">
            <text:p>5.63043</text:p>
          </table:table-cell>
          <table:table-cell office:value-type="float" office:value="0.080417" calcext:value-type="float">
            <text:p>0.080417</text:p>
          </table:table-cell>
          <table:table-cell office:value-type="float" office:value="-1.51576" calcext:value-type="float">
            <text:p>-1.51576</text:p>
          </table:table-cell>
          <table:table-cell office:value-type="float" office:value="-1.71295" calcext:value-type="float">
            <text:p>-1.71295</text:p>
          </table:table-cell>
          <table:table-cell office:value-type="float" office:value="0.514683" calcext:value-type="float">
            <text:p>0.514683</text:p>
          </table:table-cell>
          <table:table-cell office:value-type="float" office:value="-4.87375" calcext:value-type="float">
            <text:p>-4.87375</text:p>
          </table:table-cell>
          <table:table-cell office:value-type="float" office:value="-4.9097" calcext:value-type="float">
            <text:p>-4.9097</text:p>
          </table:table-cell>
          <table:table-cell office:value-type="float" office:value="0.25959" calcext:value-type="float">
            <text:p>0.25959</text:p>
          </table:table-cell>
          <table:table-cell office:value-type="float" office:value="1.63503" calcext:value-type="float">
            <text:p>1.63503</text:p>
          </table:table-cell>
          <table:table-cell table:formula="of:=[.T126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2.6" calcext:value-type="float">
            <text:p>12.6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3.43031" calcext:value-type="float">
            <text:p>-3.43031</text:p>
          </table:table-cell>
          <table:table-cell office:value-type="float" office:value="-3.37562" calcext:value-type="float">
            <text:p>-3.37562</text:p>
          </table:table-cell>
          <table:table-cell office:value-type="float" office:value="-3.40424" calcext:value-type="float">
            <text:p>-3.40424</text:p>
          </table:table-cell>
          <table:table-cell office:value-type="float" office:value="0.0637446" calcext:value-type="float">
            <text:p>0.0637446</text:p>
          </table:table-cell>
          <table:table-cell office:value-type="float" office:value="5.10507" calcext:value-type="float">
            <text:p>5.10507</text:p>
          </table:table-cell>
          <table:table-cell office:value-type="float" office:value="5.19987" calcext:value-type="float">
            <text:p>5.19987</text:p>
          </table:table-cell>
          <table:table-cell office:value-type="float" office:value="5.13955" calcext:value-type="float">
            <text:p>5.13955</text:p>
          </table:table-cell>
          <table:table-cell office:value-type="float" office:value="0.0803297" calcext:value-type="float">
            <text:p>0.0803297</text:p>
          </table:table-cell>
          <table:table-cell office:value-type="float" office:value="-1.61599" calcext:value-type="float">
            <text:p>-1.61599</text:p>
          </table:table-cell>
          <table:table-cell office:value-type="float" office:value="-1.71787" calcext:value-type="float">
            <text:p>-1.71787</text:p>
          </table:table-cell>
          <table:table-cell office:value-type="float" office:value="0.512736" calcext:value-type="float">
            <text:p>0.512736</text:p>
          </table:table-cell>
          <table:table-cell office:value-type="float" office:value="-4.87846" calcext:value-type="float">
            <text:p>-4.87846</text:p>
          </table:table-cell>
          <table:table-cell office:value-type="float" office:value="-4.90745" calcext:value-type="float">
            <text:p>-4.90745</text:p>
          </table:table-cell>
          <table:table-cell office:value-type="float" office:value="0.258596" calcext:value-type="float">
            <text:p>0.258596</text:p>
          </table:table-cell>
          <table:table-cell office:value-type="float" office:value="0.647915" calcext:value-type="float">
            <text:p>0.647915</text:p>
          </table:table-cell>
          <table:table-cell table:formula="of:=[.T127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2.7" calcext:value-type="float">
            <text:p>12.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3.69435" calcext:value-type="float">
            <text:p>-3.69435</text:p>
          </table:table-cell>
          <table:table-cell office:value-type="float" office:value="-3.55835" calcext:value-type="float">
            <text:p>-3.55835</text:p>
          </table:table-cell>
          <table:table-cell office:value-type="float" office:value="-3.57657" calcext:value-type="float">
            <text:p>-3.57657</text:p>
          </table:table-cell>
          <table:table-cell office:value-type="float" office:value="0.063564" calcext:value-type="float">
            <text:p>0.063564</text:p>
          </table:table-cell>
          <table:table-cell office:value-type="float" office:value="4.52196" calcext:value-type="float">
            <text:p>4.52196</text:p>
          </table:table-cell>
          <table:table-cell office:value-type="float" office:value="4.67805" calcext:value-type="float">
            <text:p>4.67805</text:p>
          </table:table-cell>
          <table:table-cell office:value-type="float" office:value="4.64902" calcext:value-type="float">
            <text:p>4.64902</text:p>
          </table:table-cell>
          <table:table-cell office:value-type="float" office:value="0.0801225" calcext:value-type="float">
            <text:p>0.0801225</text:p>
          </table:table-cell>
          <table:table-cell office:value-type="float" office:value="-1.6237" calcext:value-type="float">
            <text:p>-1.6237</text:p>
          </table:table-cell>
          <table:table-cell office:value-type="float" office:value="-1.72939" calcext:value-type="float">
            <text:p>-1.72939</text:p>
          </table:table-cell>
          <table:table-cell office:value-type="float" office:value="0.510849" calcext:value-type="float">
            <text:p>0.510849</text:p>
          </table:table-cell>
          <table:table-cell office:value-type="float" office:value="-4.94327" calcext:value-type="float">
            <text:p>-4.94327</text:p>
          </table:table-cell>
          <table:table-cell office:value-type="float" office:value="-4.90233" calcext:value-type="float">
            <text:p>-4.90233</text:p>
          </table:table-cell>
          <table:table-cell office:value-type="float" office:value="0.257594" calcext:value-type="float">
            <text:p>0.257594</text:p>
          </table:table-cell>
          <table:table-cell office:value-type="float" office:value="2.3268" calcext:value-type="float">
            <text:p>2.3268</text:p>
          </table:table-cell>
          <table:table-cell table:formula="of:=[.T128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.8" calcext:value-type="float">
            <text:p>12.8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4.00238" calcext:value-type="float">
            <text:p>-4.00238</text:p>
          </table:table-cell>
          <table:table-cell office:value-type="float" office:value="-3.7982" calcext:value-type="float">
            <text:p>-3.7982</text:p>
          </table:table-cell>
          <table:table-cell office:value-type="float" office:value="-3.75039" calcext:value-type="float">
            <text:p>-3.75039</text:p>
          </table:table-cell>
          <table:table-cell office:value-type="float" office:value="0.0633871" calcext:value-type="float">
            <text:p>0.0633871</text:p>
          </table:table-cell>
          <table:table-cell office:value-type="float" office:value="4.04684" calcext:value-type="float">
            <text:p>4.04684</text:p>
          </table:table-cell>
          <table:table-cell office:value-type="float" office:value="4.15619" calcext:value-type="float">
            <text:p>4.15619</text:p>
          </table:table-cell>
          <table:table-cell office:value-type="float" office:value="4.15913" calcext:value-type="float">
            <text:p>4.15913</text:p>
          </table:table-cell>
          <table:table-cell office:value-type="float" office:value="0.0798217" calcext:value-type="float">
            <text:p>0.0798217</text:p>
          </table:table-cell>
          <table:table-cell office:value-type="float" office:value="-1.79437" calcext:value-type="float">
            <text:p>-1.79437</text:p>
          </table:table-cell>
          <table:table-cell office:value-type="float" office:value="-1.74749" calcext:value-type="float">
            <text:p>-1.74749</text:p>
          </table:table-cell>
          <table:table-cell office:value-type="float" office:value="0.508868" calcext:value-type="float">
            <text:p>0.508868</text:p>
          </table:table-cell>
          <table:table-cell office:value-type="float" office:value="-4.95905" calcext:value-type="float">
            <text:p>-4.95905</text:p>
          </table:table-cell>
          <table:table-cell office:value-type="float" office:value="-4.8943" calcext:value-type="float">
            <text:p>-4.8943</text:p>
          </table:table-cell>
          <table:table-cell office:value-type="float" office:value="0.256626" calcext:value-type="float">
            <text:p>0.256626</text:p>
          </table:table-cell>
          <table:table-cell office:value-type="float" office:value="2.90046" calcext:value-type="float">
            <text:p>2.90046</text:p>
          </table:table-cell>
          <table:table-cell table:formula="of:=[.T129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2.9" calcext:value-type="float">
            <text:p>12.9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3.88053" calcext:value-type="float">
            <text:p>-3.88053</text:p>
          </table:table-cell>
          <table:table-cell office:value-type="float" office:value="-3.95525" calcext:value-type="float">
            <text:p>-3.95525</text:p>
          </table:table-cell>
          <table:table-cell office:value-type="float" office:value="-3.92635" calcext:value-type="float">
            <text:p>-3.92635</text:p>
          </table:table-cell>
          <table:table-cell office:value-type="float" office:value="0.063227" calcext:value-type="float">
            <text:p>0.063227</text:p>
          </table:table-cell>
          <table:table-cell office:value-type="float" office:value="3.75177" calcext:value-type="float">
            <text:p>3.75177</text:p>
          </table:table-cell>
          <table:table-cell office:value-type="float" office:value="3.68111" calcext:value-type="float">
            <text:p>3.68111</text:p>
          </table:table-cell>
          <table:table-cell office:value-type="float" office:value="3.67019" calcext:value-type="float">
            <text:p>3.67019</text:p>
          </table:table-cell>
          <table:table-cell office:value-type="float" office:value="0.0795159" calcext:value-type="float">
            <text:p>0.0795159</text:p>
          </table:table-cell>
          <table:table-cell office:value-type="float" office:value="-1.73288" calcext:value-type="float">
            <text:p>-1.73288</text:p>
          </table:table-cell>
          <table:table-cell office:value-type="float" office:value="-1.77212" calcext:value-type="float">
            <text:p>-1.77212</text:p>
          </table:table-cell>
          <table:table-cell office:value-type="float" office:value="0.506906" calcext:value-type="float">
            <text:p>0.506906</text:p>
          </table:table-cell>
          <table:table-cell office:value-type="float" office:value="-4.94155" calcext:value-type="float">
            <text:p>-4.94155</text:p>
          </table:table-cell>
          <table:table-cell office:value-type="float" office:value="-4.8833" calcext:value-type="float">
            <text:p>-4.8833</text:p>
          </table:table-cell>
          <table:table-cell office:value-type="float" office:value="0.255698" calcext:value-type="float">
            <text:p>0.255698</text:p>
          </table:table-cell>
          <table:table-cell office:value-type="float" office:value="0.563737" calcext:value-type="float">
            <text:p>0.563737</text:p>
          </table:table-cell>
          <table:table-cell table:formula="of:=[.T130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3" calcext:value-type="float">
            <text:p>1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4.15119" calcext:value-type="float">
            <text:p>-4.15119</text:p>
          </table:table-cell>
          <table:table-cell office:value-type="float" office:value="-4.1496" calcext:value-type="float">
            <text:p>-4.1496</text:p>
          </table:table-cell>
          <table:table-cell office:value-type="float" office:value="-4.10509" calcext:value-type="float">
            <text:p>-4.10509</text:p>
          </table:table-cell>
          <table:table-cell office:value-type="float" office:value="0.063103" calcext:value-type="float">
            <text:p>0.063103</text:p>
          </table:table-cell>
          <table:table-cell office:value-type="float" office:value="3.21968" calcext:value-type="float">
            <text:p>3.21968</text:p>
          </table:table-cell>
          <table:table-cell office:value-type="float" office:value="3.22762" calcext:value-type="float">
            <text:p>3.22762</text:p>
          </table:table-cell>
          <table:table-cell office:value-type="float" office:value="3.18248" calcext:value-type="float">
            <text:p>3.18248</text:p>
          </table:table-cell>
          <table:table-cell office:value-type="float" office:value="0.0793114" calcext:value-type="float">
            <text:p>0.0793114</text:p>
          </table:table-cell>
          <table:table-cell office:value-type="float" office:value="-1.80385" calcext:value-type="float">
            <text:p>-1.80385</text:p>
          </table:table-cell>
          <table:table-cell office:value-type="float" office:value="-1.8032" calcext:value-type="float">
            <text:p>-1.8032</text:p>
          </table:table-cell>
          <table:table-cell office:value-type="float" office:value="0.50496" calcext:value-type="float">
            <text:p>0.50496</text:p>
          </table:table-cell>
          <table:table-cell office:value-type="float" office:value="-4.86802" calcext:value-type="float">
            <text:p>-4.86802</text:p>
          </table:table-cell>
          <table:table-cell office:value-type="float" office:value="-4.86925" calcext:value-type="float">
            <text:p>-4.86925</text:p>
          </table:table-cell>
          <table:table-cell office:value-type="float" office:value="0.254718" calcext:value-type="float">
            <text:p>0.254718</text:p>
          </table:table-cell>
          <table:table-cell office:value-type="float" office:value="0.00346843" calcext:value-type="float">
            <text:p>0.00346843</text:p>
          </table:table-cell>
          <table:table-cell table:formula="of:=[.T131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3.1" calcext:value-type="float">
            <text:p>13.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4.32451" calcext:value-type="float">
            <text:p>-4.32451</text:p>
          </table:table-cell>
          <table:table-cell office:value-type="float" office:value="-4.35462" calcext:value-type="float">
            <text:p>-4.35462</text:p>
          </table:table-cell>
          <table:table-cell office:value-type="float" office:value="-4.28727" calcext:value-type="float">
            <text:p>-4.28727</text:p>
          </table:table-cell>
          <table:table-cell office:value-type="float" office:value="0.0631495" calcext:value-type="float">
            <text:p>0.0631495</text:p>
          </table:table-cell>
          <table:table-cell office:value-type="float" office:value="2.55034" calcext:value-type="float">
            <text:p>2.55034</text:p>
          </table:table-cell>
          <table:table-cell office:value-type="float" office:value="2.70109" calcext:value-type="float">
            <text:p>2.70109</text:p>
          </table:table-cell>
          <table:table-cell office:value-type="float" office:value="2.69633" calcext:value-type="float">
            <text:p>2.69633</text:p>
          </table:table-cell>
          <table:table-cell office:value-type="float" office:value="0.0790376" calcext:value-type="float">
            <text:p>0.0790376</text:p>
          </table:table-cell>
          <table:table-cell office:value-type="float" office:value="-1.88155" calcext:value-type="float">
            <text:p>-1.88155</text:p>
          </table:table-cell>
          <table:table-cell office:value-type="float" office:value="-1.84065" calcext:value-type="float">
            <text:p>-1.84065</text:p>
          </table:table-cell>
          <table:table-cell office:value-type="float" office:value="0.503059" calcext:value-type="float">
            <text:p>0.503059</text:p>
          </table:table-cell>
          <table:table-cell office:value-type="float" office:value="-4.90888" calcext:value-type="float">
            <text:p>-4.90888</text:p>
          </table:table-cell>
          <table:table-cell office:value-type="float" office:value="-4.85202" calcext:value-type="float">
            <text:p>-4.85202</text:p>
          </table:table-cell>
          <table:table-cell office:value-type="float" office:value="0.253772" calcext:value-type="float">
            <text:p>0.253772</text:p>
          </table:table-cell>
          <table:table-cell office:value-type="float" office:value="1.25203" calcext:value-type="float">
            <text:p>1.25203</text:p>
          </table:table-cell>
          <table:table-cell table:formula="of:=[.T132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3.2" calcext:value-type="float">
            <text:p>13.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4.61223" calcext:value-type="float">
            <text:p>-4.61223</text:p>
          </table:table-cell>
          <table:table-cell office:value-type="float" office:value="-4.54682" calcext:value-type="float">
            <text:p>-4.54682</text:p>
          </table:table-cell>
          <table:table-cell office:value-type="float" office:value="-4.47352" calcext:value-type="float">
            <text:p>-4.47352</text:p>
          </table:table-cell>
          <table:table-cell office:value-type="float" office:value="0.0631918" calcext:value-type="float">
            <text:p>0.0631918</text:p>
          </table:table-cell>
          <table:table-cell office:value-type="float" office:value="2.09192" calcext:value-type="float">
            <text:p>2.09192</text:p>
          </table:table-cell>
          <table:table-cell office:value-type="float" office:value="2.18821" calcext:value-type="float">
            <text:p>2.18821</text:p>
          </table:table-cell>
          <table:table-cell office:value-type="float" office:value="2.21205" calcext:value-type="float">
            <text:p>2.21205</text:p>
          </table:table-cell>
          <table:table-cell office:value-type="float" office:value="0.0787526" calcext:value-type="float">
            <text:p>0.0787526</text:p>
          </table:table-cell>
          <table:table-cell office:value-type="float" office:value="-1.89113" calcext:value-type="float">
            <text:p>-1.89113</text:p>
          </table:table-cell>
          <table:table-cell office:value-type="float" office:value="-1.88436" calcext:value-type="float">
            <text:p>-1.88436</text:p>
          </table:table-cell>
          <table:table-cell office:value-type="float" office:value="0.501158" calcext:value-type="float">
            <text:p>0.501158</text:p>
          </table:table-cell>
          <table:table-cell office:value-type="float" office:value="-4.94259" calcext:value-type="float">
            <text:p>-4.94259</text:p>
          </table:table-cell>
          <table:table-cell office:value-type="float" office:value="-4.83149" calcext:value-type="float">
            <text:p>-4.83149</text:p>
          </table:table-cell>
          <table:table-cell office:value-type="float" office:value="0.252945" calcext:value-type="float">
            <text:p>0.252945</text:p>
          </table:table-cell>
          <table:table-cell office:value-type="float" office:value="0.706056" calcext:value-type="float">
            <text:p>0.706056</text:p>
          </table:table-cell>
          <table:table-cell table:formula="of:=[.T133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3.3" calcext:value-type="float">
            <text:p>13.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4.86829" calcext:value-type="float">
            <text:p>-4.86829</text:p>
          </table:table-cell>
          <table:table-cell office:value-type="float" office:value="-4.77123" calcext:value-type="float">
            <text:p>-4.77123</text:p>
          </table:table-cell>
          <table:table-cell office:value-type="float" office:value="-4.66444" calcext:value-type="float">
            <text:p>-4.66444</text:p>
          </table:table-cell>
          <table:table-cell office:value-type="float" office:value="0.0635282" calcext:value-type="float">
            <text:p>0.0635282</text:p>
          </table:table-cell>
          <table:table-cell office:value-type="float" office:value="1.53442" calcext:value-type="float">
            <text:p>1.53442</text:p>
          </table:table-cell>
          <table:table-cell office:value-type="float" office:value="1.6828" calcext:value-type="float">
            <text:p>1.6828</text:p>
          </table:table-cell>
          <table:table-cell office:value-type="float" office:value="1.72998" calcext:value-type="float">
            <text:p>1.72998</text:p>
          </table:table-cell>
          <table:table-cell office:value-type="float" office:value="0.0785171" calcext:value-type="float">
            <text:p>0.0785171</text:p>
          </table:table-cell>
          <table:table-cell office:value-type="float" office:value="-2.02827" calcext:value-type="float">
            <text:p>-2.02827</text:p>
          </table:table-cell>
          <table:table-cell office:value-type="float" office:value="-1.93422" calcext:value-type="float">
            <text:p>-1.93422</text:p>
          </table:table-cell>
          <table:table-cell office:value-type="float" office:value="0.499338" calcext:value-type="float">
            <text:p>0.499338</text:p>
          </table:table-cell>
          <table:table-cell office:value-type="float" office:value="-4.93421" calcext:value-type="float">
            <text:p>-4.93421</text:p>
          </table:table-cell>
          <table:table-cell office:value-type="float" office:value="-4.80751" calcext:value-type="float">
            <text:p>-4.80751</text:p>
          </table:table-cell>
          <table:table-cell office:value-type="float" office:value="0.252158" calcext:value-type="float">
            <text:p>0.252158</text:p>
          </table:table-cell>
          <table:table-cell office:value-type="float" office:value="1.62944" calcext:value-type="float">
            <text:p>1.62944</text:p>
          </table:table-cell>
          <table:table-cell table:formula="of:=[.T134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3.4" calcext:value-type="float">
            <text:p>13.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4.66779" calcext:value-type="float">
            <text:p>-4.66779</text:p>
          </table:table-cell>
          <table:table-cell office:value-type="float" office:value="-4.9555" calcext:value-type="float">
            <text:p>-4.9555</text:p>
          </table:table-cell>
          <table:table-cell office:value-type="float" office:value="-4.86066" calcext:value-type="float">
            <text:p>-4.86066</text:p>
          </table:table-cell>
          <table:table-cell office:value-type="float" office:value="0.0640783" calcext:value-type="float">
            <text:p>0.0640783</text:p>
          </table:table-cell>
          <table:table-cell office:value-type="float" office:value="1.28643" calcext:value-type="float">
            <text:p>1.28643</text:p>
          </table:table-cell>
          <table:table-cell office:value-type="float" office:value="1.1966" calcext:value-type="float">
            <text:p>1.1966</text:p>
          </table:table-cell>
          <table:table-cell office:value-type="float" office:value="1.25049" calcext:value-type="float">
            <text:p>1.25049</text:p>
          </table:table-cell>
          <table:table-cell office:value-type="float" office:value="0.0783714" calcext:value-type="float">
            <text:p>0.0783714</text:p>
          </table:table-cell>
          <table:table-cell office:value-type="float" office:value="-2.06532" calcext:value-type="float">
            <text:p>-2.06532</text:p>
          </table:table-cell>
          <table:table-cell office:value-type="float" office:value="-1.99007" calcext:value-type="float">
            <text:p>-1.99007</text:p>
          </table:table-cell>
          <table:table-cell office:value-type="float" office:value="0.497593" calcext:value-type="float">
            <text:p>0.497593</text:p>
          </table:table-cell>
          <table:table-cell office:value-type="float" office:value="-4.8943" calcext:value-type="float">
            <text:p>-4.8943</text:p>
          </table:table-cell>
          <table:table-cell office:value-type="float" office:value="-4.7799" calcext:value-type="float">
            <text:p>-4.7799</text:p>
          </table:table-cell>
          <table:table-cell office:value-type="float" office:value="0.251439" calcext:value-type="float">
            <text:p>0.251439</text:p>
          </table:table-cell>
          <table:table-cell office:value-type="float" office:value="4.67532" calcext:value-type="float">
            <text:p>4.67532</text:p>
          </table:table-cell>
          <table:table-cell table:formula="of:=[.T135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3.5" calcext:value-type="float">
            <text:p>13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4.85498" calcext:value-type="float">
            <text:p>-4.85498</text:p>
          </table:table-cell>
          <table:table-cell office:value-type="float" office:value="-5.1144" calcext:value-type="float">
            <text:p>-5.1144</text:p>
          </table:table-cell>
          <table:table-cell office:value-type="float" office:value="-5.06277" calcext:value-type="float">
            <text:p>-5.06277</text:p>
          </table:table-cell>
          <table:table-cell office:value-type="float" office:value="0.0641619" calcext:value-type="float">
            <text:p>0.0641619</text:p>
          </table:table-cell>
          <table:table-cell office:value-type="float" office:value="0.825661" calcext:value-type="float">
            <text:p>0.825661</text:p>
          </table:table-cell>
          <table:table-cell office:value-type="float" office:value="0.742717" calcext:value-type="float">
            <text:p>0.742717</text:p>
          </table:table-cell>
          <table:table-cell office:value-type="float" office:value="0.77393" calcext:value-type="float">
            <text:p>0.77393</text:p>
          </table:table-cell>
          <table:table-cell office:value-type="float" office:value="0.0781339" calcext:value-type="float">
            <text:p>0.0781339</text:p>
          </table:table-cell>
          <table:table-cell office:value-type="float" office:value="-2.02418" calcext:value-type="float">
            <text:p>-2.02418</text:p>
          </table:table-cell>
          <table:table-cell office:value-type="float" office:value="-2.05174" calcext:value-type="float">
            <text:p>-2.05174</text:p>
          </table:table-cell>
          <table:table-cell office:value-type="float" office:value="0.495766" calcext:value-type="float">
            <text:p>0.495766</text:p>
          </table:table-cell>
          <table:table-cell office:value-type="float" office:value="-4.82117" calcext:value-type="float">
            <text:p>-4.82117</text:p>
          </table:table-cell>
          <table:table-cell office:value-type="float" office:value="-4.74848" calcext:value-type="float">
            <text:p>-4.74848</text:p>
          </table:table-cell>
          <table:table-cell office:value-type="float" office:value="0.250598" calcext:value-type="float">
            <text:p>0.250598</text:p>
          </table:table-cell>
          <table:table-cell office:value-type="float" office:value="3.81553" calcext:value-type="float">
            <text:p>3.81553</text:p>
          </table:table-cell>
          <table:table-cell table:formula="of:=[.T136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3.6" calcext:value-type="float">
            <text:p>13.6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5.1231" calcext:value-type="float">
            <text:p>-5.1231</text:p>
          </table:table-cell>
          <table:table-cell office:value-type="float" office:value="-5.28326" calcext:value-type="float">
            <text:p>-5.28326</text:p>
          </table:table-cell>
          <table:table-cell office:value-type="float" office:value="-5.27133" calcext:value-type="float">
            <text:p>-5.27133</text:p>
          </table:table-cell>
          <table:table-cell office:value-type="float" office:value="0.0639806" calcext:value-type="float">
            <text:p>0.0639806</text:p>
          </table:table-cell>
          <table:table-cell office:value-type="float" office:value="0.257311" calcext:value-type="float">
            <text:p>0.257311</text:p>
          </table:table-cell>
          <table:table-cell office:value-type="float" office:value="0.210943" calcext:value-type="float">
            <text:p>0.210943</text:p>
          </table:table-cell>
          <table:table-cell office:value-type="float" office:value="0.300706" calcext:value-type="float">
            <text:p>0.300706</text:p>
          </table:table-cell>
          <table:table-cell office:value-type="float" office:value="0.0782054" calcext:value-type="float">
            <text:p>0.0782054</text:p>
          </table:table-cell>
          <table:table-cell office:value-type="float" office:value="-2.00913" calcext:value-type="float">
            <text:p>-2.00913</text:p>
          </table:table-cell>
          <table:table-cell office:value-type="float" office:value="-2.11906" calcext:value-type="float">
            <text:p>-2.11906</text:p>
          </table:table-cell>
          <table:table-cell office:value-type="float" office:value="0.494001" calcext:value-type="float">
            <text:p>0.494001</text:p>
          </table:table-cell>
          <table:table-cell office:value-type="float" office:value="-4.88174" calcext:value-type="float">
            <text:p>-4.88174</text:p>
          </table:table-cell>
          <table:table-cell office:value-type="float" office:value="-4.71303" calcext:value-type="float">
            <text:p>-4.71303</text:p>
          </table:table-cell>
          <table:table-cell office:value-type="float" office:value="0.250086" calcext:value-type="float">
            <text:p>0.250086</text:p>
          </table:table-cell>
          <table:table-cell office:value-type="float" office:value="1.43367" calcext:value-type="float">
            <text:p>1.43367</text:p>
          </table:table-cell>
          <table:table-cell table:formula="of:=[.T137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3.7" calcext:value-type="float">
            <text:p>13.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5.29972" calcext:value-type="float">
            <text:p>-5.29972</text:p>
          </table:table-cell>
          <table:table-cell office:value-type="float" office:value="-5.4657" calcext:value-type="float">
            <text:p>-5.4657</text:p>
          </table:table-cell>
          <table:table-cell office:value-type="float" office:value="-5.4869" calcext:value-type="float">
            <text:p>-5.4869</text:p>
          </table:table-cell>
          <table:table-cell office:value-type="float" office:value="0.063767" calcext:value-type="float">
            <text:p>0.063767</text:p>
          </table:table-cell>
          <table:table-cell office:value-type="float" office:value="-0.212982" calcext:value-type="float">
            <text:p>-0.212982</text:p>
          </table:table-cell>
          <table:table-cell office:value-type="float" office:value="-0.263119" calcext:value-type="float">
            <text:p>-0.263119</text:p>
          </table:table-cell>
          <table:table-cell office:value-type="float" office:value="-0.168772" calcext:value-type="float">
            <text:p>-0.168772</text:p>
          </table:table-cell>
          <table:table-cell office:value-type="float" office:value="0.0783149" calcext:value-type="float">
            <text:p>0.0783149</text:p>
          </table:table-cell>
          <table:table-cell office:value-type="float" office:value="-1.97223" calcext:value-type="float">
            <text:p>-1.97223</text:p>
          </table:table-cell>
          <table:table-cell office:value-type="float" office:value="-2.1918" calcext:value-type="float">
            <text:p>-2.1918</text:p>
          </table:table-cell>
          <table:table-cell office:value-type="float" office:value="0.492463" calcext:value-type="float">
            <text:p>0.492463</text:p>
          </table:table-cell>
          <table:table-cell office:value-type="float" office:value="-4.85272" calcext:value-type="float">
            <text:p>-4.85272</text:p>
          </table:table-cell>
          <table:table-cell office:value-type="float" office:value="-4.67335" calcext:value-type="float">
            <text:p>-4.67335</text:p>
          </table:table-cell>
          <table:table-cell office:value-type="float" office:value="0.249625" calcext:value-type="float">
            <text:p>0.249625</text:p>
          </table:table-cell>
          <table:table-cell office:value-type="float" office:value="1.55343" calcext:value-type="float">
            <text:p>1.55343</text:p>
          </table:table-cell>
          <table:table-cell table:formula="of:=[.T138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3.8" calcext:value-type="float">
            <text:p>13.8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5.85359" calcext:value-type="float">
            <text:p>-5.85359</text:p>
          </table:table-cell>
          <table:table-cell office:value-type="float" office:value="-5.72178" calcext:value-type="float">
            <text:p>-5.72178</text:p>
          </table:table-cell>
          <table:table-cell office:value-type="float" office:value="-5.71001" calcext:value-type="float">
            <text:p>-5.71001</text:p>
          </table:table-cell>
          <table:table-cell office:value-type="float" office:value="0.0635443" calcext:value-type="float">
            <text:p>0.0635443</text:p>
          </table:table-cell>
          <table:table-cell office:value-type="float" office:value="-0.445801" calcext:value-type="float">
            <text:p>-0.445801</text:p>
          </table:table-cell>
          <table:table-cell office:value-type="float" office:value="-0.640417" calcext:value-type="float">
            <text:p>-0.640417</text:p>
          </table:table-cell>
          <table:table-cell office:value-type="float" office:value="-0.634069" calcext:value-type="float">
            <text:p>-0.634069</text:p>
          </table:table-cell>
          <table:table-cell office:value-type="float" office:value="0.07809" calcext:value-type="float">
            <text:p>0.07809</text:p>
          </table:table-cell>
          <table:table-cell office:value-type="float" office:value="-2.13623" calcext:value-type="float">
            <text:p>-2.13623</text:p>
          </table:table-cell>
          <table:table-cell office:value-type="float" office:value="-2.26974" calcext:value-type="float">
            <text:p>-2.26974</text:p>
          </table:table-cell>
          <table:table-cell office:value-type="float" office:value="0.490868" calcext:value-type="float">
            <text:p>0.490868</text:p>
          </table:table-cell>
          <table:table-cell office:value-type="float" office:value="-4.66167" calcext:value-type="float">
            <text:p>-4.66167</text:p>
          </table:table-cell>
          <table:table-cell office:value-type="float" office:value="-4.62919" calcext:value-type="float">
            <text:p>-4.62919</text:p>
          </table:table-cell>
          <table:table-cell office:value-type="float" office:value="0.248806" calcext:value-type="float">
            <text:p>0.248806</text:p>
          </table:table-cell>
          <table:table-cell office:value-type="float" office:value="3.07351" calcext:value-type="float">
            <text:p>3.07351</text:p>
          </table:table-cell>
          <table:table-cell table:formula="of:=[.T139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3.9" calcext:value-type="float">
            <text:p>13.9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5.87835" calcext:value-type="float">
            <text:p>-5.87835</text:p>
          </table:table-cell>
          <table:table-cell office:value-type="float" office:value="-5.93092" calcext:value-type="float">
            <text:p>-5.93092</text:p>
          </table:table-cell>
          <table:table-cell office:value-type="float" office:value="-5.94118" calcext:value-type="float">
            <text:p>-5.94118</text:p>
          </table:table-cell>
          <table:table-cell office:value-type="float" office:value="0.0633224" calcext:value-type="float">
            <text:p>0.0633224</text:p>
          </table:table-cell>
          <table:table-cell office:value-type="float" office:value="-1.26863" calcext:value-type="float">
            <text:p>-1.26863</text:p>
          </table:table-cell>
          <table:table-cell office:value-type="float" office:value="-1.13414" calcext:value-type="float">
            <text:p>-1.13414</text:p>
          </table:table-cell>
          <table:table-cell office:value-type="float" office:value="-1.09472" calcext:value-type="float">
            <text:p>-1.09472</text:p>
          </table:table-cell>
          <table:table-cell office:value-type="float" office:value="0.077846" calcext:value-type="float">
            <text:p>0.077846</text:p>
          </table:table-cell>
          <table:table-cell office:value-type="float" office:value="-2.215" calcext:value-type="float">
            <text:p>-2.215</text:p>
          </table:table-cell>
          <table:table-cell office:value-type="float" office:value="-2.35262" calcext:value-type="float">
            <text:p>-2.35262</text:p>
          </table:table-cell>
          <table:table-cell office:value-type="float" office:value="0.4892" calcext:value-type="float">
            <text:p>0.4892</text:p>
          </table:table-cell>
          <table:table-cell office:value-type="float" office:value="-4.69023" calcext:value-type="float">
            <text:p>-4.69023</text:p>
          </table:table-cell>
          <table:table-cell office:value-type="float" office:value="-4.58032" calcext:value-type="float">
            <text:p>-4.58032</text:p>
          </table:table-cell>
          <table:table-cell office:value-type="float" office:value="0.248012" calcext:value-type="float">
            <text:p>0.248012</text:p>
          </table:table-cell>
          <table:table-cell office:value-type="float" office:value="1.1559" calcext:value-type="float">
            <text:p>1.1559</text:p>
          </table:table-cell>
          <table:table-cell table:formula="of:=[.T140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" calcext:value-type="float">
            <text:p>1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6.27263" calcext:value-type="float">
            <text:p>-6.27263</text:p>
          </table:table-cell>
          <table:table-cell office:value-type="float" office:value="-6.15793" calcext:value-type="float">
            <text:p>-6.15793</text:p>
          </table:table-cell>
          <table:table-cell office:value-type="float" office:value="-6.18087" calcext:value-type="float">
            <text:p>-6.18087</text:p>
          </table:table-cell>
          <table:table-cell office:value-type="float" office:value="0.0631558" calcext:value-type="float">
            <text:p>0.0631558</text:p>
          </table:table-cell>
          <table:table-cell office:value-type="float" office:value="-1.50938" calcext:value-type="float">
            <text:p>-1.50938</text:p>
          </table:table-cell>
          <table:table-cell office:value-type="float" office:value="-1.60792" calcext:value-type="float">
            <text:p>-1.60792</text:p>
          </table:table-cell>
          <table:table-cell office:value-type="float" office:value="-1.55025" calcext:value-type="float">
            <text:p>-1.55025</text:p>
          </table:table-cell>
          <table:table-cell office:value-type="float" office:value="0.0777767" calcext:value-type="float">
            <text:p>0.0777767</text:p>
          </table:table-cell>
          <table:table-cell office:value-type="float" office:value="-2.27317" calcext:value-type="float">
            <text:p>-2.27317</text:p>
          </table:table-cell>
          <table:table-cell office:value-type="float" office:value="-2.44014" calcext:value-type="float">
            <text:p>-2.44014</text:p>
          </table:table-cell>
          <table:table-cell office:value-type="float" office:value="0.487704" calcext:value-type="float">
            <text:p>0.487704</text:p>
          </table:table-cell>
          <table:table-cell office:value-type="float" office:value="-4.67391" calcext:value-type="float">
            <text:p>-4.67391</text:p>
          </table:table-cell>
          <table:table-cell office:value-type="float" office:value="-4.52648" calcext:value-type="float">
            <text:p>-4.52648</text:p>
          </table:table-cell>
          <table:table-cell office:value-type="float" office:value="0.247521" calcext:value-type="float">
            <text:p>0.247521</text:p>
          </table:table-cell>
          <table:table-cell office:value-type="float" office:value="1.2772" calcext:value-type="float">
            <text:p>1.2772</text:p>
          </table:table-cell>
          <table:table-cell table:formula="of:=[.T141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.1" calcext:value-type="float">
            <text:p>14.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6.34007" calcext:value-type="float">
            <text:p>-6.34007</text:p>
          </table:table-cell>
          <table:table-cell office:value-type="float" office:value="-6.40511" calcext:value-type="float">
            <text:p>-6.40511</text:p>
          </table:table-cell>
          <table:table-cell office:value-type="float" office:value="-6.42954" calcext:value-type="float">
            <text:p>-6.42954</text:p>
          </table:table-cell>
          <table:table-cell office:value-type="float" office:value="0.0629497" calcext:value-type="float">
            <text:p>0.0629497</text:p>
          </table:table-cell>
          <table:table-cell office:value-type="float" office:value="-2.13685" calcext:value-type="float">
            <text:p>-2.13685</text:p>
          </table:table-cell>
          <table:table-cell office:value-type="float" office:value="-2.09289" calcext:value-type="float">
            <text:p>-2.09289</text:p>
          </table:table-cell>
          <table:table-cell office:value-type="float" office:value="-2.00014" calcext:value-type="float">
            <text:p>-2.00014</text:p>
          </table:table-cell>
          <table:table-cell office:value-type="float" office:value="0.0778099" calcext:value-type="float">
            <text:p>0.0778099</text:p>
          </table:table-cell>
          <table:table-cell office:value-type="float" office:value="-2.41945" calcext:value-type="float">
            <text:p>-2.41945</text:p>
          </table:table-cell>
          <table:table-cell office:value-type="float" office:value="-2.532" calcext:value-type="float">
            <text:p>-2.532</text:p>
          </table:table-cell>
          <table:table-cell office:value-type="float" office:value="0.48604" calcext:value-type="float">
            <text:p>0.48604</text:p>
          </table:table-cell>
          <table:table-cell office:value-type="float" office:value="-4.68097" calcext:value-type="float">
            <text:p>-4.68097</text:p>
          </table:table-cell>
          <table:table-cell office:value-type="float" office:value="-4.46742" calcext:value-type="float">
            <text:p>-4.46742</text:p>
          </table:table-cell>
          <table:table-cell office:value-type="float" office:value="0.247186" calcext:value-type="float">
            <text:p>0.247186</text:p>
          </table:table-cell>
          <table:table-cell office:value-type="float" office:value="0.345313" calcext:value-type="float">
            <text:p>0.345313</text:p>
          </table:table-cell>
          <table:table-cell table:formula="of:=[.T142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.2" calcext:value-type="float">
            <text:p>14.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6.79288" calcext:value-type="float">
            <text:p>-6.79288</text:p>
          </table:table-cell>
          <table:table-cell office:value-type="float" office:value="-6.70403" calcext:value-type="float">
            <text:p>-6.70403</text:p>
          </table:table-cell>
          <table:table-cell office:value-type="float" office:value="-6.68761" calcext:value-type="float">
            <text:p>-6.68761</text:p>
          </table:table-cell>
          <table:table-cell office:value-type="float" office:value="0.0627361" calcext:value-type="float">
            <text:p>0.0627361</text:p>
          </table:table-cell>
          <table:table-cell office:value-type="float" office:value="-2.4458" calcext:value-type="float">
            <text:p>-2.4458</text:p>
          </table:table-cell>
          <table:table-cell office:value-type="float" office:value="-2.50888" calcext:value-type="float">
            <text:p>-2.50888</text:p>
          </table:table-cell>
          <table:table-cell office:value-type="float" office:value="-2.44386" calcext:value-type="float">
            <text:p>-2.44386</text:p>
          </table:table-cell>
          <table:table-cell office:value-type="float" office:value="0.0777637" calcext:value-type="float">
            <text:p>0.0777637</text:p>
          </table:table-cell>
          <table:table-cell office:value-type="float" office:value="-2.58692" calcext:value-type="float">
            <text:p>-2.58692</text:p>
          </table:table-cell>
          <table:table-cell office:value-type="float" office:value="-2.62788" calcext:value-type="float">
            <text:p>-2.62788</text:p>
          </table:table-cell>
          <table:table-cell office:value-type="float" office:value="0.484357" calcext:value-type="float">
            <text:p>0.484357</text:p>
          </table:table-cell>
          <table:table-cell office:value-type="float" office:value="-4.54885" calcext:value-type="float">
            <text:p>-4.54885</text:p>
          </table:table-cell>
          <table:table-cell office:value-type="float" office:value="-4.40288" calcext:value-type="float">
            <text:p>-4.40288</text:p>
          </table:table-cell>
          <table:table-cell office:value-type="float" office:value="0.246683" calcext:value-type="float">
            <text:p>0.246683</text:p>
          </table:table-cell>
          <table:table-cell office:value-type="float" office:value="0.672354" calcext:value-type="float">
            <text:p>0.672354</text:p>
          </table:table-cell>
          <table:table-cell table:formula="of:=[.T143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.3" calcext:value-type="float">
            <text:p>14.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6.8003" calcext:value-type="float">
            <text:p>-6.8003</text:p>
          </table:table-cell>
          <table:table-cell office:value-type="float" office:value="-6.95321" calcext:value-type="float">
            <text:p>-6.95321</text:p>
          </table:table-cell>
          <table:table-cell office:value-type="float" office:value="-6.95546" calcext:value-type="float">
            <text:p>-6.95546</text:p>
          </table:table-cell>
          <table:table-cell office:value-type="float" office:value="0.0625582" calcext:value-type="float">
            <text:p>0.0625582</text:p>
          </table:table-cell>
          <table:table-cell office:value-type="float" office:value="-3.10086" calcext:value-type="float">
            <text:p>-3.10086</text:p>
          </table:table-cell>
          <table:table-cell office:value-type="float" office:value="-2.98659" calcext:value-type="float">
            <text:p>-2.98659</text:p>
          </table:table-cell>
          <table:table-cell office:value-type="float" office:value="-2.88084" calcext:value-type="float">
            <text:p>-2.88084</text:p>
          </table:table-cell>
          <table:table-cell office:value-type="float" office:value="0.0778264" calcext:value-type="float">
            <text:p>0.0778264</text:p>
          </table:table-cell>
          <table:table-cell office:value-type="float" office:value="-2.63858" calcext:value-type="float">
            <text:p>-2.63858</text:p>
          </table:table-cell>
          <table:table-cell office:value-type="float" office:value="-2.7274" calcext:value-type="float">
            <text:p>-2.7274</text:p>
          </table:table-cell>
          <table:table-cell office:value-type="float" office:value="0.482695" calcext:value-type="float">
            <text:p>0.482695</text:p>
          </table:table-cell>
          <table:table-cell office:value-type="float" office:value="-4.55762" calcext:value-type="float">
            <text:p>-4.55762</text:p>
          </table:table-cell>
          <table:table-cell office:value-type="float" office:value="-4.3326" calcext:value-type="float">
            <text:p>-4.3326</text:p>
          </table:table-cell>
          <table:table-cell office:value-type="float" office:value="0.246307" calcext:value-type="float">
            <text:p>0.246307</text:p>
          </table:table-cell>
          <table:table-cell office:value-type="float" office:value="2.0872" calcext:value-type="float">
            <text:p>2.0872</text:p>
          </table:table-cell>
          <table:table-cell table:formula="of:=[.T144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.4" calcext:value-type="float">
            <text:p>14.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7.12118" calcext:value-type="float">
            <text:p>-7.12118</text:p>
          </table:table-cell>
          <table:table-cell office:value-type="float" office:value="-7.20748" calcext:value-type="float">
            <text:p>-7.20748</text:p>
          </table:table-cell>
          <table:table-cell office:value-type="float" office:value="-7.23344" calcext:value-type="float">
            <text:p>-7.23344</text:p>
          </table:table-cell>
          <table:table-cell office:value-type="float" office:value="0.0623631" calcext:value-type="float">
            <text:p>0.0623631</text:p>
          </table:table-cell>
          <table:table-cell office:value-type="float" office:value="-3.26434" calcext:value-type="float">
            <text:p>-3.26434</text:p>
          </table:table-cell>
          <table:table-cell office:value-type="float" office:value="-3.40696" calcext:value-type="float">
            <text:p>-3.40696</text:p>
          </table:table-cell>
          <table:table-cell office:value-type="float" office:value="-3.3105" calcext:value-type="float">
            <text:p>-3.3105</text:p>
          </table:table-cell>
          <table:table-cell office:value-type="float" office:value="0.0780533" calcext:value-type="float">
            <text:p>0.0780533</text:p>
          </table:table-cell>
          <table:table-cell office:value-type="float" office:value="-2.68905" calcext:value-type="float">
            <text:p>-2.68905</text:p>
          </table:table-cell>
          <table:table-cell office:value-type="float" office:value="-2.83017" calcext:value-type="float">
            <text:p>-2.83017</text:p>
          </table:table-cell>
          <table:table-cell office:value-type="float" office:value="0.481148" calcext:value-type="float">
            <text:p>0.481148</text:p>
          </table:table-cell>
          <table:table-cell office:value-type="float" office:value="-4.46103" calcext:value-type="float">
            <text:p>-4.46103</text:p>
          </table:table-cell>
          <table:table-cell office:value-type="float" office:value="-4.25632" calcext:value-type="float">
            <text:p>-4.25632</text:p>
          </table:table-cell>
          <table:table-cell office:value-type="float" office:value="0.246136" calcext:value-type="float">
            <text:p>0.246136</text:p>
          </table:table-cell>
          <table:table-cell office:value-type="float" office:value="1.45613" calcext:value-type="float">
            <text:p>1.45613</text:p>
          </table:table-cell>
          <table:table-cell table:formula="of:=[.T145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.5" calcext:value-type="float">
            <text:p>14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7.49009" calcext:value-type="float">
            <text:p>-7.49009</text:p>
          </table:table-cell>
          <table:table-cell office:value-type="float" office:value="-7.51098" calcext:value-type="float">
            <text:p>-7.51098</text:p>
          </table:table-cell>
          <table:table-cell office:value-type="float" office:value="-7.52184" calcext:value-type="float">
            <text:p>-7.52184</text:p>
          </table:table-cell>
          <table:table-cell office:value-type="float" office:value="0.0621656" calcext:value-type="float">
            <text:p>0.0621656</text:p>
          </table:table-cell>
          <table:table-cell office:value-type="float" office:value="-3.49081" calcext:value-type="float">
            <text:p>-3.49081</text:p>
          </table:table-cell>
          <table:table-cell office:value-type="float" office:value="-3.79782" calcext:value-type="float">
            <text:p>-3.79782</text:p>
          </table:table-cell>
          <table:table-cell office:value-type="float" office:value="-3.73223" calcext:value-type="float">
            <text:p>-3.73223</text:p>
          </table:table-cell>
          <table:table-cell office:value-type="float" office:value="0.0782551" calcext:value-type="float">
            <text:p>0.0782551</text:p>
          </table:table-cell>
          <table:table-cell office:value-type="float" office:value="-2.83281" calcext:value-type="float">
            <text:p>-2.83281</text:p>
          </table:table-cell>
          <table:table-cell office:value-type="float" office:value="-2.93579" calcext:value-type="float">
            <text:p>-2.93579</text:p>
          </table:table-cell>
          <table:table-cell office:value-type="float" office:value="0.479613" calcext:value-type="float">
            <text:p>0.479613</text:p>
          </table:table-cell>
          <table:table-cell office:value-type="float" office:value="-4.31317" calcext:value-type="float">
            <text:p>-4.31317</text:p>
          </table:table-cell>
          <table:table-cell office:value-type="float" office:value="-4.1738" calcext:value-type="float">
            <text:p>-4.1738</text:p>
          </table:table-cell>
          <table:table-cell office:value-type="float" office:value="0.245903" calcext:value-type="float">
            <text:p>0.245903</text:p>
          </table:table-cell>
          <table:table-cell office:value-type="float" office:value="5.25998" calcext:value-type="float">
            <text:p>5.25998</text:p>
          </table:table-cell>
          <table:table-cell table:formula="of:=[.T146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.6" calcext:value-type="float">
            <text:p>14.6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7.88049" calcext:value-type="float">
            <text:p>-7.88049</text:p>
          </table:table-cell>
          <table:table-cell office:value-type="float" office:value="-7.81062" calcext:value-type="float">
            <text:p>-7.81062</text:p>
          </table:table-cell>
          <table:table-cell office:value-type="float" office:value="-7.82094" calcext:value-type="float">
            <text:p>-7.82094</text:p>
          </table:table-cell>
          <table:table-cell office:value-type="float" office:value="0.0619625" calcext:value-type="float">
            <text:p>0.0619625</text:p>
          </table:table-cell>
          <table:table-cell office:value-type="float" office:value="-4.29783" calcext:value-type="float">
            <text:p>-4.29783</text:p>
          </table:table-cell>
          <table:table-cell office:value-type="float" office:value="-4.23308" calcext:value-type="float">
            <text:p>-4.23308</text:p>
          </table:table-cell>
          <table:table-cell office:value-type="float" office:value="-4.14538" calcext:value-type="float">
            <text:p>-4.14538</text:p>
          </table:table-cell>
          <table:table-cell office:value-type="float" office:value="0.078258" calcext:value-type="float">
            <text:p>0.078258</text:p>
          </table:table-cell>
          <table:table-cell office:value-type="float" office:value="-2.94053" calcext:value-type="float">
            <text:p>-2.94053</text:p>
          </table:table-cell>
          <table:table-cell office:value-type="float" office:value="-3.04381" calcext:value-type="float">
            <text:p>-3.04381</text:p>
          </table:table-cell>
          <table:table-cell office:value-type="float" office:value="0.478048" calcext:value-type="float">
            <text:p>0.478048</text:p>
          </table:table-cell>
          <table:table-cell office:value-type="float" office:value="-4.27068" calcext:value-type="float">
            <text:p>-4.27068</text:p>
          </table:table-cell>
          <table:table-cell office:value-type="float" office:value="-4.08479" calcext:value-type="float">
            <text:p>-4.08479</text:p>
          </table:table-cell>
          <table:table-cell office:value-type="float" office:value="0.245465" calcext:value-type="float">
            <text:p>0.245465</text:p>
          </table:table-cell>
          <table:table-cell office:value-type="float" office:value="0.469037" calcext:value-type="float">
            <text:p>0.469037</text:p>
          </table:table-cell>
          <table:table-cell table:formula="of:=[.T147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.7" calcext:value-type="float">
            <text:p>14.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8.22492" calcext:value-type="float">
            <text:p>-8.22492</text:p>
          </table:table-cell>
          <table:table-cell office:value-type="float" office:value="-8.12468" calcext:value-type="float">
            <text:p>-8.12468</text:p>
          </table:table-cell>
          <table:table-cell office:value-type="float" office:value="-8.13095" calcext:value-type="float">
            <text:p>-8.13095</text:p>
          </table:table-cell>
          <table:table-cell office:value-type="float" office:value="0.0617578" calcext:value-type="float">
            <text:p>0.0617578</text:p>
          </table:table-cell>
          <table:table-cell office:value-type="float" office:value="-4.79812" calcext:value-type="float">
            <text:p>-4.79812</text:p>
          </table:table-cell>
          <table:table-cell office:value-type="float" office:value="-4.6852" calcext:value-type="float">
            <text:p>-4.6852</text:p>
          </table:table-cell>
          <table:table-cell office:value-type="float" office:value="-4.5493" calcext:value-type="float">
            <text:p>-4.5493</text:p>
          </table:table-cell>
          <table:table-cell office:value-type="float" office:value="0.0786215" calcext:value-type="float">
            <text:p>0.0786215</text:p>
          </table:table-cell>
          <table:table-cell office:value-type="float" office:value="-3.03261" calcext:value-type="float">
            <text:p>-3.03261</text:p>
          </table:table-cell>
          <table:table-cell office:value-type="float" office:value="-3.15376" calcext:value-type="float">
            <text:p>-3.15376</text:p>
          </table:table-cell>
          <table:table-cell office:value-type="float" office:value="0.476526" calcext:value-type="float">
            <text:p>0.476526</text:p>
          </table:table-cell>
          <table:table-cell office:value-type="float" office:value="-4.25548" calcext:value-type="float">
            <text:p>-4.25548</text:p>
          </table:table-cell>
          <table:table-cell office:value-type="float" office:value="-3.98906" calcext:value-type="float">
            <text:p>-3.98906</text:p>
          </table:table-cell>
          <table:table-cell office:value-type="float" office:value="0.245437" calcext:value-type="float">
            <text:p>0.245437</text:p>
          </table:table-cell>
          <table:table-cell office:value-type="float" office:value="1.18299" calcext:value-type="float">
            <text:p>1.18299</text:p>
          </table:table-cell>
          <table:table-cell table:formula="of:=[.T148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.8" calcext:value-type="float">
            <text:p>14.8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8.33552" calcext:value-type="float">
            <text:p>-8.33552</text:p>
          </table:table-cell>
          <table:table-cell office:value-type="float" office:value="-8.40088" calcext:value-type="float">
            <text:p>-8.40088</text:p>
          </table:table-cell>
          <table:table-cell office:value-type="float" office:value="-8.45204" calcext:value-type="float">
            <text:p>-8.45204</text:p>
          </table:table-cell>
          <table:table-cell office:value-type="float" office:value="0.0616373" calcext:value-type="float">
            <text:p>0.0616373</text:p>
          </table:table-cell>
          <table:table-cell office:value-type="float" office:value="-5.1059" calcext:value-type="float">
            <text:p>-5.1059</text:p>
          </table:table-cell>
          <table:table-cell office:value-type="float" office:value="-5.10468" calcext:value-type="float">
            <text:p>-5.10468</text:p>
          </table:table-cell>
          <table:table-cell office:value-type="float" office:value="-4.94331" calcext:value-type="float">
            <text:p>-4.94331</text:p>
          </table:table-cell>
          <table:table-cell office:value-type="float" office:value="0.0793365" calcext:value-type="float">
            <text:p>0.0793365</text:p>
          </table:table-cell>
          <table:table-cell office:value-type="float" office:value="-3.01604" calcext:value-type="float">
            <text:p>-3.01604</text:p>
          </table:table-cell>
          <table:table-cell office:value-type="float" office:value="-3.26514" calcext:value-type="float">
            <text:p>-3.26514</text:p>
          </table:table-cell>
          <table:table-cell office:value-type="float" office:value="0.47528" calcext:value-type="float">
            <text:p>0.47528</text:p>
          </table:table-cell>
          <table:table-cell office:value-type="float" office:value="-4.19417" calcext:value-type="float">
            <text:p>-4.19417</text:p>
          </table:table-cell>
          <table:table-cell office:value-type="float" office:value="-3.88641" calcext:value-type="float">
            <text:p>-3.88641</text:p>
          </table:table-cell>
          <table:table-cell office:value-type="float" office:value="0.245733" calcext:value-type="float">
            <text:p>0.245733</text:p>
          </table:table-cell>
          <table:table-cell office:value-type="float" office:value="0.237016" calcext:value-type="float">
            <text:p>0.237016</text:p>
          </table:table-cell>
          <table:table-cell table:formula="of:=[.T149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.9" calcext:value-type="float">
            <text:p>14.9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8.91477" calcext:value-type="float">
            <text:p>-8.91477</text:p>
          </table:table-cell>
          <table:table-cell office:value-type="float" office:value="-8.73855" calcext:value-type="float">
            <text:p>-8.73855</text:p>
          </table:table-cell>
          <table:table-cell office:value-type="float" office:value="-8.78433" calcext:value-type="float">
            <text:p>-8.78433</text:p>
          </table:table-cell>
          <table:table-cell office:value-type="float" office:value="0.061618" calcext:value-type="float">
            <text:p>0.061618</text:p>
          </table:table-cell>
          <table:table-cell office:value-type="float" office:value="-5.51752" calcext:value-type="float">
            <text:p>-5.51752</text:p>
          </table:table-cell>
          <table:table-cell office:value-type="float" office:value="-5.47311" calcext:value-type="float">
            <text:p>-5.47311</text:p>
          </table:table-cell>
          <table:table-cell office:value-type="float" office:value="-5.32669" calcext:value-type="float">
            <text:p>-5.32669</text:p>
          </table:table-cell>
          <table:table-cell office:value-type="float" office:value="0.0799254" calcext:value-type="float">
            <text:p>0.0799254</text:p>
          </table:table-cell>
          <table:table-cell office:value-type="float" office:value="-3.12328" calcext:value-type="float">
            <text:p>-3.12328</text:p>
          </table:table-cell>
          <table:table-cell office:value-type="float" office:value="-3.37745" calcext:value-type="float">
            <text:p>-3.37745</text:p>
          </table:table-cell>
          <table:table-cell office:value-type="float" office:value="0.474228" calcext:value-type="float">
            <text:p>0.474228</text:p>
          </table:table-cell>
          <table:table-cell office:value-type="float" office:value="-4.0405" calcext:value-type="float">
            <text:p>-4.0405</text:p>
          </table:table-cell>
          <table:table-cell office:value-type="float" office:value="-3.77663" calcext:value-type="float">
            <text:p>-3.77663</text:p>
          </table:table-cell>
          <table:table-cell office:value-type="float" office:value="0.245843" calcext:value-type="float">
            <text:p>0.245843</text:p>
          </table:table-cell>
          <table:table-cell office:value-type="float" office:value="1.76363" calcext:value-type="float">
            <text:p>1.76363</text:p>
          </table:table-cell>
          <table:table-cell table:formula="of:=[.T150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9.03391" calcext:value-type="float">
            <text:p>-9.03391</text:p>
          </table:table-cell>
          <table:table-cell office:value-type="float" office:value="-9.05625" calcext:value-type="float">
            <text:p>-9.05625</text:p>
          </table:table-cell>
          <table:table-cell office:value-type="float" office:value="-9.12788" calcext:value-type="float">
            <text:p>-9.12788</text:p>
          </table:table-cell>
          <table:table-cell office:value-type="float" office:value="0.0616393" calcext:value-type="float">
            <text:p>0.0616393</text:p>
          </table:table-cell>
          <table:table-cell office:value-type="float" office:value="-5.80267" calcext:value-type="float">
            <text:p>-5.80267</text:p>
          </table:table-cell>
          <table:table-cell office:value-type="float" office:value="-5.85617" calcext:value-type="float">
            <text:p>-5.85617</text:p>
          </table:table-cell>
          <table:table-cell office:value-type="float" office:value="-5.69872" calcext:value-type="float">
            <text:p>-5.69872</text:p>
          </table:table-cell>
          <table:table-cell office:value-type="float" office:value="0.0806792" calcext:value-type="float">
            <text:p>0.0806792</text:p>
          </table:table-cell>
          <table:table-cell office:value-type="float" office:value="-3.19408" calcext:value-type="float">
            <text:p>-3.19408</text:p>
          </table:table-cell>
          <table:table-cell office:value-type="float" office:value="-3.49012" calcext:value-type="float">
            <text:p>-3.49012</text:p>
          </table:table-cell>
          <table:table-cell office:value-type="float" office:value="0.473235" calcext:value-type="float">
            <text:p>0.473235</text:p>
          </table:table-cell>
          <table:table-cell office:value-type="float" office:value="-3.94906" calcext:value-type="float">
            <text:p>-3.94906</text:p>
          </table:table-cell>
          <table:table-cell office:value-type="float" office:value="-3.65955" calcext:value-type="float">
            <text:p>-3.65955</text:p>
          </table:table-cell>
          <table:table-cell office:value-type="float" office:value="0.246127" calcext:value-type="float">
            <text:p>0.246127</text:p>
          </table:table-cell>
          <table:table-cell office:value-type="float" office:value="0.181109" calcext:value-type="float">
            <text:p>0.181109</text:p>
          </table:table-cell>
          <table:table-cell table:formula="of:=[.T151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5.1" calcext:value-type="float">
            <text:p>15.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9.30811" calcext:value-type="float">
            <text:p>-9.30811</text:p>
          </table:table-cell>
          <table:table-cell office:value-type="float" office:value="-9.3729" calcext:value-type="float">
            <text:p>-9.3729</text:p>
          </table:table-cell>
          <table:table-cell office:value-type="float" office:value="-9.4827" calcext:value-type="float">
            <text:p>-9.4827</text:p>
          </table:table-cell>
          <table:table-cell office:value-type="float" office:value="0.0620709" calcext:value-type="float">
            <text:p>0.0620709</text:p>
          </table:table-cell>
          <table:table-cell office:value-type="float" office:value="-5.82368" calcext:value-type="float">
            <text:p>-5.82368</text:p>
          </table:table-cell>
          <table:table-cell office:value-type="float" office:value="-6.12405" calcext:value-type="float">
            <text:p>-6.12405</text:p>
          </table:table-cell>
          <table:table-cell office:value-type="float" office:value="-6.05868" calcext:value-type="float">
            <text:p>-6.05868</text:p>
          </table:table-cell>
          <table:table-cell office:value-type="float" office:value="0.0808751" calcext:value-type="float">
            <text:p>0.0808751</text:p>
          </table:table-cell>
          <table:table-cell office:value-type="float" office:value="-3.27048" calcext:value-type="float">
            <text:p>-3.27048</text:p>
          </table:table-cell>
          <table:table-cell office:value-type="float" office:value="-3.60261" calcext:value-type="float">
            <text:p>-3.60261</text:p>
          </table:table-cell>
          <table:table-cell office:value-type="float" office:value="0.472531" calcext:value-type="float">
            <text:p>0.472531</text:p>
          </table:table-cell>
          <table:table-cell office:value-type="float" office:value="-3.67422" calcext:value-type="float">
            <text:p>-3.67422</text:p>
          </table:table-cell>
          <table:table-cell office:value-type="float" office:value="-3.53503" calcext:value-type="float">
            <text:p>-3.53503</text:p>
          </table:table-cell>
          <table:table-cell office:value-type="float" office:value="0.245876" calcext:value-type="float">
            <text:p>0.245876</text:p>
          </table:table-cell>
          <table:table-cell office:value-type="float" office:value="5.25793" calcext:value-type="float">
            <text:p>5.25793</text:p>
          </table:table-cell>
          <table:table-cell table:formula="of:=[.T152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5.2" calcext:value-type="float">
            <text:p>15.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9.62547" calcext:value-type="float">
            <text:p>-9.62547</text:p>
          </table:table-cell>
          <table:table-cell office:value-type="float" office:value="-9.69154" calcext:value-type="float">
            <text:p>-9.69154</text:p>
          </table:table-cell>
          <table:table-cell office:value-type="float" office:value="-9.84874" calcext:value-type="float">
            <text:p>-9.84874</text:p>
          </table:table-cell>
          <table:table-cell office:value-type="float" office:value="0.062876" calcext:value-type="float">
            <text:p>0.062876</text:p>
          </table:table-cell>
          <table:table-cell office:value-type="float" office:value="-6.55958" calcext:value-type="float">
            <text:p>-6.55958</text:p>
          </table:table-cell>
          <table:table-cell office:value-type="float" office:value="-6.51085" calcext:value-type="float">
            <text:p>-6.51085</text:p>
          </table:table-cell>
          <table:table-cell office:value-type="float" office:value="-6.4058" calcext:value-type="float">
            <text:p>-6.4058</text:p>
          </table:table-cell>
          <table:table-cell office:value-type="float" office:value="0.0809436" calcext:value-type="float">
            <text:p>0.0809436</text:p>
          </table:table-cell>
          <table:table-cell office:value-type="float" office:value="-3.31616" calcext:value-type="float">
            <text:p>-3.31616</text:p>
          </table:table-cell>
          <table:table-cell office:value-type="float" office:value="-3.71431" calcext:value-type="float">
            <text:p>-3.71431</text:p>
          </table:table-cell>
          <table:table-cell office:value-type="float" office:value="0.471926" calcext:value-type="float">
            <text:p>0.471926</text:p>
          </table:table-cell>
          <table:table-cell office:value-type="float" office:value="-3.64737" calcext:value-type="float">
            <text:p>-3.64737</text:p>
          </table:table-cell>
          <table:table-cell office:value-type="float" office:value="-3.40295" calcext:value-type="float">
            <text:p>-3.40295</text:p>
          </table:table-cell>
          <table:table-cell office:value-type="float" office:value="0.245647" calcext:value-type="float">
            <text:p>0.245647</text:p>
          </table:table-cell>
          <table:table-cell office:value-type="float" office:value="0.415131" calcext:value-type="float">
            <text:p>0.415131</text:p>
          </table:table-cell>
          <table:table-cell table:formula="of:=[.T153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5.3" calcext:value-type="float">
            <text:p>15.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10.2246" calcext:value-type="float">
            <text:p>-10.2246</text:p>
          </table:table-cell>
          <table:table-cell office:value-type="float" office:value="-10.1126" calcext:value-type="float">
            <text:p>-10.1126</text:p>
          </table:table-cell>
          <table:table-cell office:value-type="float" office:value="-10.2259" calcext:value-type="float">
            <text:p>-10.2259</text:p>
          </table:table-cell>
          <table:table-cell office:value-type="float" office:value="0.0634176" calcext:value-type="float">
            <text:p>0.0634176</text:p>
          </table:table-cell>
          <table:table-cell office:value-type="float" office:value="-6.83402" calcext:value-type="float">
            <text:p>-6.83402</text:p>
          </table:table-cell>
          <table:table-cell office:value-type="float" office:value="-6.83747" calcext:value-type="float">
            <text:p>-6.83747</text:p>
          </table:table-cell>
          <table:table-cell office:value-type="float" office:value="-6.73933" calcext:value-type="float">
            <text:p>-6.73933</text:p>
          </table:table-cell>
          <table:table-cell office:value-type="float" office:value="0.0810763" calcext:value-type="float">
            <text:p>0.0810763</text:p>
          </table:table-cell>
          <table:table-cell office:value-type="float" office:value="-3.55668" calcext:value-type="float">
            <text:p>-3.55668</text:p>
          </table:table-cell>
          <table:table-cell office:value-type="float" office:value="-3.82463" calcext:value-type="float">
            <text:p>-3.82463</text:p>
          </table:table-cell>
          <table:table-cell office:value-type="float" office:value="0.470956" calcext:value-type="float">
            <text:p>0.470956</text:p>
          </table:table-cell>
          <table:table-cell office:value-type="float" office:value="-3.48962" calcext:value-type="float">
            <text:p>-3.48962</text:p>
          </table:table-cell>
          <table:table-cell office:value-type="float" office:value="-3.26321" calcext:value-type="float">
            <text:p>-3.26321</text:p>
          </table:table-cell>
          <table:table-cell office:value-type="float" office:value="0.245556" calcext:value-type="float">
            <text:p>0.245556</text:p>
          </table:table-cell>
          <table:table-cell office:value-type="float" office:value="0.706482" calcext:value-type="float">
            <text:p>0.706482</text:p>
          </table:table-cell>
          <table:table-cell table:formula="of:=[.T154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5.4" calcext:value-type="float">
            <text:p>15.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10.7616" calcext:value-type="float">
            <text:p>-10.7616</text:p>
          </table:table-cell>
          <table:table-cell office:value-type="float" office:value="-10.5252" calcext:value-type="float">
            <text:p>-10.5252</text:p>
          </table:table-cell>
          <table:table-cell office:value-type="float" office:value="-10.614" calcext:value-type="float">
            <text:p>-10.614</text:p>
          </table:table-cell>
          <table:table-cell office:value-type="float" office:value="0.0637974" calcext:value-type="float">
            <text:p>0.0637974</text:p>
          </table:table-cell>
          <table:table-cell office:value-type="float" office:value="-7.29159" calcext:value-type="float">
            <text:p>-7.29159</text:p>
          </table:table-cell>
          <table:table-cell office:value-type="float" office:value="-7.17838" calcext:value-type="float">
            <text:p>-7.17838</text:p>
          </table:table-cell>
          <table:table-cell office:value-type="float" office:value="-7.05849" calcext:value-type="float">
            <text:p>-7.05849</text:p>
          </table:table-cell>
          <table:table-cell office:value-type="float" office:value="0.0813019" calcext:value-type="float">
            <text:p>0.0813019</text:p>
          </table:table-cell>
          <table:table-cell office:value-type="float" office:value="-3.73706" calcext:value-type="float">
            <text:p>-3.73706</text:p>
          </table:table-cell>
          <table:table-cell office:value-type="float" office:value="-3.93293" calcext:value-type="float">
            <text:p>-3.93293</text:p>
          </table:table-cell>
          <table:table-cell office:value-type="float" office:value="0.46979" calcext:value-type="float">
            <text:p>0.46979</text:p>
          </table:table-cell>
          <table:table-cell office:value-type="float" office:value="-3.37394" calcext:value-type="float">
            <text:p>-3.37394</text:p>
          </table:table-cell>
          <table:table-cell office:value-type="float" office:value="-3.11577" calcext:value-type="float">
            <text:p>-3.11577</text:p>
          </table:table-cell>
          <table:table-cell office:value-type="float" office:value="0.245593" calcext:value-type="float">
            <text:p>0.245593</text:p>
          </table:table-cell>
          <table:table-cell office:value-type="float" office:value="3.58719" calcext:value-type="float">
            <text:p>3.58719</text:p>
          </table:table-cell>
          <table:table-cell table:formula="of:=[.T155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5.5" calcext:value-type="float">
            <text:p>15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11.2219" calcext:value-type="float">
            <text:p>-11.2219</text:p>
          </table:table-cell>
          <table:table-cell office:value-type="float" office:value="-10.9737" calcext:value-type="float">
            <text:p>-10.9737</text:p>
          </table:table-cell>
          <table:table-cell office:value-type="float" office:value="-11.0128" calcext:value-type="float">
            <text:p>-11.0128</text:p>
          </table:table-cell>
          <table:table-cell office:value-type="float" office:value="0.063809" calcext:value-type="float">
            <text:p>0.063809</text:p>
          </table:table-cell>
          <table:table-cell office:value-type="float" office:value="-7.56979" calcext:value-type="float">
            <text:p>-7.56979</text:p>
          </table:table-cell>
          <table:table-cell office:value-type="float" office:value="-7.48308" calcext:value-type="float">
            <text:p>-7.48308</text:p>
          </table:table-cell>
          <table:table-cell office:value-type="float" office:value="-7.36252" calcext:value-type="float">
            <text:p>-7.36252</text:p>
          </table:table-cell>
          <table:table-cell office:value-type="float" office:value="0.0815738" calcext:value-type="float">
            <text:p>0.0815738</text:p>
          </table:table-cell>
          <table:table-cell office:value-type="float" office:value="-3.94971" calcext:value-type="float">
            <text:p>-3.94971</text:p>
          </table:table-cell>
          <table:table-cell office:value-type="float" office:value="-4.03859" calcext:value-type="float">
            <text:p>-4.03859</text:p>
          </table:table-cell>
          <table:table-cell office:value-type="float" office:value="0.4684" calcext:value-type="float">
            <text:p>0.4684</text:p>
          </table:table-cell>
          <table:table-cell office:value-type="float" office:value="-3.19017" calcext:value-type="float">
            <text:p>-3.19017</text:p>
          </table:table-cell>
          <table:table-cell office:value-type="float" office:value="-2.96062" calcext:value-type="float">
            <text:p>-2.96062</text:p>
          </table:table-cell>
          <table:table-cell office:value-type="float" office:value="0.245534" calcext:value-type="float">
            <text:p>0.245534</text:p>
          </table:table-cell>
          <table:table-cell office:value-type="float" office:value="3.65297" calcext:value-type="float">
            <text:p>3.65297</text:p>
          </table:table-cell>
          <table:table-cell table:formula="of:=[.T156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5.6" calcext:value-type="float">
            <text:p>15.6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11.0934" calcext:value-type="float">
            <text:p>-11.0934</text:p>
          </table:table-cell>
          <table:table-cell office:value-type="float" office:value="-11.3155" calcext:value-type="float">
            <text:p>-11.3155</text:p>
          </table:table-cell>
          <table:table-cell office:value-type="float" office:value="-11.422" calcext:value-type="float">
            <text:p>-11.422</text:p>
          </table:table-cell>
          <table:table-cell office:value-type="float" office:value="0.0639644" calcext:value-type="float">
            <text:p>0.0639644</text:p>
          </table:table-cell>
          <table:table-cell office:value-type="float" office:value="-7.6776" calcext:value-type="float">
            <text:p>-7.6776</text:p>
          </table:table-cell>
          <table:table-cell office:value-type="float" office:value="-7.77605" calcext:value-type="float">
            <text:p>-7.77605</text:p>
          </table:table-cell>
          <table:table-cell office:value-type="float" office:value="-7.65064" calcext:value-type="float">
            <text:p>-7.65064</text:p>
          </table:table-cell>
          <table:table-cell office:value-type="float" office:value="0.0818908" calcext:value-type="float">
            <text:p>0.0818908</text:p>
          </table:table-cell>
          <table:table-cell office:value-type="float" office:value="-3.94684" calcext:value-type="float">
            <text:p>-3.94684</text:p>
          </table:table-cell>
          <table:table-cell office:value-type="float" office:value="-4.14093" calcext:value-type="float">
            <text:p>-4.14093</text:p>
          </table:table-cell>
          <table:table-cell office:value-type="float" office:value="0.467079" calcext:value-type="float">
            <text:p>0.467079</text:p>
          </table:table-cell>
          <table:table-cell office:value-type="float" office:value="-3.06656" calcext:value-type="float">
            <text:p>-3.06656</text:p>
          </table:table-cell>
          <table:table-cell office:value-type="float" office:value="-2.79777" calcext:value-type="float">
            <text:p>-2.79777</text:p>
          </table:table-cell>
          <table:table-cell office:value-type="float" office:value="0.245548" calcext:value-type="float">
            <text:p>0.245548</text:p>
          </table:table-cell>
          <table:table-cell office:value-type="float" office:value="3.08437" calcext:value-type="float">
            <text:p>3.08437</text:p>
          </table:table-cell>
          <table:table-cell table:formula="of:=[.T157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5.7" calcext:value-type="float">
            <text:p>15.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11.5269" calcext:value-type="float">
            <text:p>-11.5269</text:p>
          </table:table-cell>
          <table:table-cell office:value-type="float" office:value="-11.6919" calcext:value-type="float">
            <text:p>-11.6919</text:p>
          </table:table-cell>
          <table:table-cell office:value-type="float" office:value="-11.8413" calcext:value-type="float">
            <text:p>-11.8413</text:p>
          </table:table-cell>
          <table:table-cell office:value-type="float" office:value="0.0646734" calcext:value-type="float">
            <text:p>0.0646734</text:p>
          </table:table-cell>
          <table:table-cell office:value-type="float" office:value="-7.8215" calcext:value-type="float">
            <text:p>-7.8215</text:p>
          </table:table-cell>
          <table:table-cell office:value-type="float" office:value="-8.01024" calcext:value-type="float">
            <text:p>-8.01024</text:p>
          </table:table-cell>
          <table:table-cell office:value-type="float" office:value="-7.92208" calcext:value-type="float">
            <text:p>-7.92208</text:p>
          </table:table-cell>
          <table:table-cell office:value-type="float" office:value="0.0820493" calcext:value-type="float">
            <text:p>0.0820493</text:p>
          </table:table-cell>
          <table:table-cell office:value-type="float" office:value="-4.00962" calcext:value-type="float">
            <text:p>-4.00962</text:p>
          </table:table-cell>
          <table:table-cell office:value-type="float" office:value="-4.23932" calcext:value-type="float">
            <text:p>-4.23932</text:p>
          </table:table-cell>
          <table:table-cell office:value-type="float" office:value="0.465921" calcext:value-type="float">
            <text:p>0.465921</text:p>
          </table:table-cell>
          <table:table-cell office:value-type="float" office:value="-2.84571" calcext:value-type="float">
            <text:p>-2.84571</text:p>
          </table:table-cell>
          <table:table-cell office:value-type="float" office:value="-2.6273" calcext:value-type="float">
            <text:p>-2.6273</text:p>
          </table:table-cell>
          <table:table-cell office:value-type="float" office:value="0.245501" calcext:value-type="float">
            <text:p>0.245501</text:p>
          </table:table-cell>
          <table:table-cell office:value-type="float" office:value="3.28117" calcext:value-type="float">
            <text:p>3.28117</text:p>
          </table:table-cell>
          <table:table-cell table:formula="of:=[.T158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5.8" calcext:value-type="float">
            <text:p>15.8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12.09" calcext:value-type="float">
            <text:p>-12.09</text:p>
          </table:table-cell>
          <table:table-cell office:value-type="float" office:value="-12.1006" calcext:value-type="float">
            <text:p>-12.1006</text:p>
          </table:table-cell>
          <table:table-cell office:value-type="float" office:value="-12.2702" calcext:value-type="float">
            <text:p>-12.2702</text:p>
          </table:table-cell>
          <table:table-cell office:value-type="float" office:value="0.0658665" calcext:value-type="float">
            <text:p>0.0658665</text:p>
          </table:table-cell>
          <table:table-cell office:value-type="float" office:value="-8.08828" calcext:value-type="float">
            <text:p>-8.08828</text:p>
          </table:table-cell>
          <table:table-cell office:value-type="float" office:value="-8.21779" calcext:value-type="float">
            <text:p>-8.21779</text:p>
          </table:table-cell>
          <table:table-cell office:value-type="float" office:value="-8.17609" calcext:value-type="float">
            <text:p>-8.17609</text:p>
          </table:table-cell>
          <table:table-cell office:value-type="float" office:value="0.0819339" calcext:value-type="float">
            <text:p>0.0819339</text:p>
          </table:table-cell>
          <table:table-cell office:value-type="float" office:value="-4.08482" calcext:value-type="float">
            <text:p>-4.08482</text:p>
          </table:table-cell>
          <table:table-cell office:value-type="float" office:value="-4.33309" calcext:value-type="float">
            <text:p>-4.33309</text:p>
          </table:table-cell>
          <table:table-cell office:value-type="float" office:value="0.464915" calcext:value-type="float">
            <text:p>0.464915</text:p>
          </table:table-cell>
          <table:table-cell office:value-type="float" office:value="-2.57784" calcext:value-type="float">
            <text:p>-2.57784</text:p>
          </table:table-cell>
          <table:table-cell office:value-type="float" office:value="-2.44932" calcext:value-type="float">
            <text:p>-2.44932</text:p>
          </table:table-cell>
          <table:table-cell office:value-type="float" office:value="0.245056" calcext:value-type="float">
            <text:p>0.245056</text:p>
          </table:table-cell>
          <table:table-cell office:value-type="float" office:value="0.995709" calcext:value-type="float">
            <text:p>0.995709</text:p>
          </table:table-cell>
          <table:table-cell table:formula="of:=[.T159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5.9" calcext:value-type="float">
            <text:p>15.9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12.4231" calcext:value-type="float">
            <text:p>-12.4231</text:p>
          </table:table-cell>
          <table:table-cell office:value-type="float" office:value="-12.5296" calcext:value-type="float">
            <text:p>-12.5296</text:p>
          </table:table-cell>
          <table:table-cell office:value-type="float" office:value="-12.7082" calcext:value-type="float">
            <text:p>-12.7082</text:p>
          </table:table-cell>
          <table:table-cell office:value-type="float" office:value="0.0670474" calcext:value-type="float">
            <text:p>0.0670474</text:p>
          </table:table-cell>
          <table:table-cell office:value-type="float" office:value="-8.2599" calcext:value-type="float">
            <text:p>-8.2599</text:p>
          </table:table-cell>
          <table:table-cell office:value-type="float" office:value="-8.42721" calcext:value-type="float">
            <text:p>-8.42721</text:p>
          </table:table-cell>
          <table:table-cell office:value-type="float" office:value="-8.41193" calcext:value-type="float">
            <text:p>-8.41193</text:p>
          </table:table-cell>
          <table:table-cell office:value-type="float" office:value="0.0817313" calcext:value-type="float">
            <text:p>0.0817313</text:p>
          </table:table-cell>
          <table:table-cell office:value-type="float" office:value="-4.23165" calcext:value-type="float">
            <text:p>-4.23165</text:p>
          </table:table-cell>
          <table:table-cell office:value-type="float" office:value="-4.42156" calcext:value-type="float">
            <text:p>-4.42156</text:p>
          </table:table-cell>
          <table:table-cell office:value-type="float" office:value="0.463698" calcext:value-type="float">
            <text:p>0.463698</text:p>
          </table:table-cell>
          <table:table-cell office:value-type="float" office:value="-2.38212" calcext:value-type="float">
            <text:p>-2.38212</text:p>
          </table:table-cell>
          <table:table-cell office:value-type="float" office:value="-2.26399" calcext:value-type="float">
            <text:p>-2.26399</text:p>
          </table:table-cell>
          <table:table-cell office:value-type="float" office:value="0.244568" calcext:value-type="float">
            <text:p>0.244568</text:p>
          </table:table-cell>
          <table:table-cell office:value-type="float" office:value="2.10438" calcext:value-type="float">
            <text:p>2.10438</text:p>
          </table:table-cell>
          <table:table-cell table:formula="of:=[.T160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" calcext:value-type="float">
            <text:p>16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13.2911" calcext:value-type="float">
            <text:p>-13.2911</text:p>
          </table:table-cell>
          <table:table-cell office:value-type="float" office:value="-13.0113" calcext:value-type="float">
            <text:p>-13.0113</text:p>
          </table:table-cell>
          <table:table-cell office:value-type="float" office:value="-13.1547" calcext:value-type="float">
            <text:p>-13.1547</text:p>
          </table:table-cell>
          <table:table-cell office:value-type="float" office:value="0.0682055" calcext:value-type="float">
            <text:p>0.0682055</text:p>
          </table:table-cell>
          <table:table-cell office:value-type="float" office:value="-8.64594" calcext:value-type="float">
            <text:p>-8.64594</text:p>
          </table:table-cell>
          <table:table-cell office:value-type="float" office:value="-8.60569" calcext:value-type="float">
            <text:p>-8.60569</text:p>
          </table:table-cell>
          <table:table-cell office:value-type="float" office:value="-8.62886" calcext:value-type="float">
            <text:p>-8.62886</text:p>
          </table:table-cell>
          <table:table-cell office:value-type="float" office:value="0.0814869" calcext:value-type="float">
            <text:p>0.0814869</text:p>
          </table:table-cell>
          <table:table-cell office:value-type="float" office:value="-4.37345" calcext:value-type="float">
            <text:p>-4.37345</text:p>
          </table:table-cell>
          <table:table-cell office:value-type="float" office:value="-4.50407" calcext:value-type="float">
            <text:p>-4.50407</text:p>
          </table:table-cell>
          <table:table-cell office:value-type="float" office:value="0.462481" calcext:value-type="float">
            <text:p>0.462481</text:p>
          </table:table-cell>
          <table:table-cell office:value-type="float" office:value="-2.0893" calcext:value-type="float">
            <text:p>-2.0893</text:p>
          </table:table-cell>
          <table:table-cell office:value-type="float" office:value="-2.07151" calcext:value-type="float">
            <text:p>-2.07151</text:p>
          </table:table-cell>
          <table:table-cell office:value-type="float" office:value="0.243845" calcext:value-type="float">
            <text:p>0.243845</text:p>
          </table:table-cell>
          <table:table-cell office:value-type="float" office:value="4.31875" calcext:value-type="float">
            <text:p>4.31875</text:p>
          </table:table-cell>
          <table:table-cell table:formula="of:=[.T161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6.1" calcext:value-type="float">
            <text:p>16.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13.384" calcext:value-type="float">
            <text:p>-13.384</text:p>
          </table:table-cell>
          <table:table-cell office:value-type="float" office:value="-13.4805" calcext:value-type="float">
            <text:p>-13.4805</text:p>
          </table:table-cell>
          <table:table-cell office:value-type="float" office:value="-13.6092" calcext:value-type="float">
            <text:p>-13.6092</text:p>
          </table:table-cell>
          <table:table-cell office:value-type="float" office:value="0.068719" calcext:value-type="float">
            <text:p>0.068719</text:p>
          </table:table-cell>
          <table:table-cell office:value-type="float" office:value="-8.57583" calcext:value-type="float">
            <text:p>-8.57583</text:p>
          </table:table-cell>
          <table:table-cell office:value-type="float" office:value="-8.75433" calcext:value-type="float">
            <text:p>-8.75433</text:p>
          </table:table-cell>
          <table:table-cell office:value-type="float" office:value="-8.82619" calcext:value-type="float">
            <text:p>-8.82619</text:p>
          </table:table-cell>
          <table:table-cell office:value-type="float" office:value="0.0813411" calcext:value-type="float">
            <text:p>0.0813411</text:p>
          </table:table-cell>
          <table:table-cell office:value-type="float" office:value="-4.50996" calcext:value-type="float">
            <text:p>-4.50996</text:p>
          </table:table-cell>
          <table:table-cell office:value-type="float" office:value="-4.57997" calcext:value-type="float">
            <text:p>-4.57997</text:p>
          </table:table-cell>
          <table:table-cell office:value-type="float" office:value="0.461083" calcext:value-type="float">
            <text:p>0.461083</text:p>
          </table:table-cell>
          <table:table-cell office:value-type="float" office:value="-1.82041" calcext:value-type="float">
            <text:p>-1.82041</text:p>
          </table:table-cell>
          <table:table-cell office:value-type="float" office:value="-1.87214" calcext:value-type="float">
            <text:p>-1.87214</text:p>
          </table:table-cell>
          <table:table-cell office:value-type="float" office:value="0.243113" calcext:value-type="float">
            <text:p>0.243113</text:p>
          </table:table-cell>
          <table:table-cell office:value-type="float" office:value="2.24749" calcext:value-type="float">
            <text:p>2.24749</text:p>
          </table:table-cell>
          <table:table-cell table:formula="of:=[.T162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6.2" calcext:value-type="float">
            <text:p>16.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13.9959" calcext:value-type="float">
            <text:p>-13.9959</text:p>
          </table:table-cell>
          <table:table-cell office:value-type="float" office:value="-13.9253" calcext:value-type="float">
            <text:p>-13.9253</text:p>
          </table:table-cell>
          <table:table-cell office:value-type="float" office:value="-14.0709" calcext:value-type="float">
            <text:p>-14.0709</text:p>
          </table:table-cell>
          <table:table-cell office:value-type="float" office:value="0.0694496" calcext:value-type="float">
            <text:p>0.0694496</text:p>
          </table:table-cell>
          <table:table-cell office:value-type="float" office:value="-8.99264" calcext:value-type="float">
            <text:p>-8.99264</text:p>
          </table:table-cell>
          <table:table-cell office:value-type="float" office:value="-8.9053" calcext:value-type="float">
            <text:p>-8.9053</text:p>
          </table:table-cell>
          <table:table-cell office:value-type="float" office:value="-9.00324" calcext:value-type="float">
            <text:p>-9.00324</text:p>
          </table:table-cell>
          <table:table-cell office:value-type="float" office:value="0.0815196" calcext:value-type="float">
            <text:p>0.0815196</text:p>
          </table:table-cell>
          <table:table-cell office:value-type="float" office:value="-4.53768" calcext:value-type="float">
            <text:p>-4.53768</text:p>
          </table:table-cell>
          <table:table-cell office:value-type="float" office:value="-4.64861" calcext:value-type="float">
            <text:p>-4.64861</text:p>
          </table:table-cell>
          <table:table-cell office:value-type="float" office:value="0.459749" calcext:value-type="float">
            <text:p>0.459749</text:p>
          </table:table-cell>
          <table:table-cell office:value-type="float" office:value="-1.57813" calcext:value-type="float">
            <text:p>-1.57813</text:p>
          </table:table-cell>
          <table:table-cell office:value-type="float" office:value="-1.6662" calcext:value-type="float">
            <text:p>-1.6662</text:p>
          </table:table-cell>
          <table:table-cell office:value-type="float" office:value="0.242532" calcext:value-type="float">
            <text:p>0.242532</text:p>
          </table:table-cell>
          <table:table-cell office:value-type="float" office:value="0.668707" calcext:value-type="float">
            <text:p>0.668707</text:p>
          </table:table-cell>
          <table:table-cell table:formula="of:=[.T163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6.3" calcext:value-type="float">
            <text:p>16.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14.4273" calcext:value-type="float">
            <text:p>-14.4273</text:p>
          </table:table-cell>
          <table:table-cell office:value-type="float" office:value="-14.4013" calcext:value-type="float">
            <text:p>-14.4013</text:p>
          </table:table-cell>
          <table:table-cell office:value-type="float" office:value="-14.5391" calcext:value-type="float">
            <text:p>-14.5391</text:p>
          </table:table-cell>
          <table:table-cell office:value-type="float" office:value="0.0700257" calcext:value-type="float">
            <text:p>0.0700257</text:p>
          </table:table-cell>
          <table:table-cell office:value-type="float" office:value="-9.1875" calcext:value-type="float">
            <text:p>-9.1875</text:p>
          </table:table-cell>
          <table:table-cell office:value-type="float" office:value="-9.10048" calcext:value-type="float">
            <text:p>-9.10048</text:p>
          </table:table-cell>
          <table:table-cell office:value-type="float" office:value="-9.15936" calcext:value-type="float">
            <text:p>-9.15936</text:p>
          </table:table-cell>
          <table:table-cell office:value-type="float" office:value="0.0814775" calcext:value-type="float">
            <text:p>0.0814775</text:p>
          </table:table-cell>
          <table:table-cell office:value-type="float" office:value="-4.65258" calcext:value-type="float">
            <text:p>-4.65258</text:p>
          </table:table-cell>
          <table:table-cell office:value-type="float" office:value="-4.70936" calcext:value-type="float">
            <text:p>-4.70936</text:p>
          </table:table-cell>
          <table:table-cell office:value-type="float" office:value="0.458359" calcext:value-type="float">
            <text:p>0.458359</text:p>
          </table:table-cell>
          <table:table-cell office:value-type="float" office:value="-1.4967" calcext:value-type="float">
            <text:p>-1.4967</text:p>
          </table:table-cell>
          <table:table-cell office:value-type="float" office:value="-1.45402" calcext:value-type="float">
            <text:p>-1.45402</text:p>
          </table:table-cell>
          <table:table-cell office:value-type="float" office:value="0.241806" calcext:value-type="float">
            <text:p>0.241806</text:p>
          </table:table-cell>
          <table:table-cell office:value-type="float" office:value="0.474928" calcext:value-type="float">
            <text:p>0.474928</text:p>
          </table:table-cell>
          <table:table-cell table:formula="of:=[.T164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6.4" calcext:value-type="float">
            <text:p>16.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15.062" calcext:value-type="float">
            <text:p>-15.062</text:p>
          </table:table-cell>
          <table:table-cell office:value-type="float" office:value="-14.9143" calcext:value-type="float">
            <text:p>-14.9143</text:p>
          </table:table-cell>
          <table:table-cell office:value-type="float" office:value="-15.013" calcext:value-type="float">
            <text:p>-15.013</text:p>
          </table:table-cell>
          <table:table-cell office:value-type="float" office:value="0.0704816" calcext:value-type="float">
            <text:p>0.0704816</text:p>
          </table:table-cell>
          <table:table-cell office:value-type="float" office:value="-9.04396" calcext:value-type="float">
            <text:p>-9.04396</text:p>
          </table:table-cell>
          <table:table-cell office:value-type="float" office:value="-9.17239" calcext:value-type="float">
            <text:p>-9.17239</text:p>
          </table:table-cell>
          <table:table-cell office:value-type="float" office:value="-9.29397" calcext:value-type="float">
            <text:p>-9.29397</text:p>
          </table:table-cell>
          <table:table-cell office:value-type="float" office:value="0.0815654" calcext:value-type="float">
            <text:p>0.0815654</text:p>
          </table:table-cell>
          <table:table-cell office:value-type="float" office:value="-4.7662" calcext:value-type="float">
            <text:p>-4.7662</text:p>
          </table:table-cell>
          <table:table-cell office:value-type="float" office:value="-4.76161" calcext:value-type="float">
            <text:p>-4.76161</text:p>
          </table:table-cell>
          <table:table-cell office:value-type="float" office:value="0.456981" calcext:value-type="float">
            <text:p>0.456981</text:p>
          </table:table-cell>
          <table:table-cell office:value-type="float" office:value="-1.14625" calcext:value-type="float">
            <text:p>-1.14625</text:p>
          </table:table-cell>
          <table:table-cell office:value-type="float" office:value="-1.23603" calcext:value-type="float">
            <text:p>-1.23603</text:p>
          </table:table-cell>
          <table:table-cell office:value-type="float" office:value="0.241139" calcext:value-type="float">
            <text:p>0.241139</text:p>
          </table:table-cell>
          <table:table-cell office:value-type="float" office:value="2.4229" calcext:value-type="float">
            <text:p>2.4229</text:p>
          </table:table-cell>
          <table:table-cell table:formula="of:=[.T165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6.5" calcext:value-type="float">
            <text:p>16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15.6682" calcext:value-type="float">
            <text:p>-15.6682</text:p>
          </table:table-cell>
          <table:table-cell office:value-type="float" office:value="-15.4382" calcext:value-type="float">
            <text:p>-15.4382</text:p>
          </table:table-cell>
          <table:table-cell office:value-type="float" office:value="-15.4916" calcext:value-type="float">
            <text:p>-15.4916</text:p>
          </table:table-cell>
          <table:table-cell office:value-type="float" office:value="0.0704694" calcext:value-type="float">
            <text:p>0.0704694</text:p>
          </table:table-cell>
          <table:table-cell office:value-type="float" office:value="-9.56749" calcext:value-type="float">
            <text:p>-9.56749</text:p>
          </table:table-cell>
          <table:table-cell office:value-type="float" office:value="-9.35286" calcext:value-type="float">
            <text:p>-9.35286</text:p>
          </table:table-cell>
          <table:table-cell office:value-type="float" office:value="-9.40649" calcext:value-type="float">
            <text:p>-9.40649</text:p>
          </table:table-cell>
          <table:table-cell office:value-type="float" office:value="0.0815828" calcext:value-type="float">
            <text:p>0.0815828</text:p>
          </table:table-cell>
          <table:table-cell office:value-type="float" office:value="-4.86845" calcext:value-type="float">
            <text:p>-4.86845</text:p>
          </table:table-cell>
          <table:table-cell office:value-type="float" office:value="-4.80476" calcext:value-type="float">
            <text:p>-4.80476</text:p>
          </table:table-cell>
          <table:table-cell office:value-type="float" office:value="0.455615" calcext:value-type="float">
            <text:p>0.455615</text:p>
          </table:table-cell>
          <table:table-cell office:value-type="float" office:value="-1.0689" calcext:value-type="float">
            <text:p>-1.0689</text:p>
          </table:table-cell>
          <table:table-cell office:value-type="float" office:value="-1.01269" calcext:value-type="float">
            <text:p>-1.01269</text:p>
          </table:table-cell>
          <table:table-cell office:value-type="float" office:value="0.240446" calcext:value-type="float">
            <text:p>0.240446</text:p>
          </table:table-cell>
          <table:table-cell office:value-type="float" office:value="5.1945" calcext:value-type="float">
            <text:p>5.1945</text:p>
          </table:table-cell>
          <table:table-cell table:formula="of:=[.T166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6.6" calcext:value-type="float">
            <text:p>16.6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16.0862" calcext:value-type="float">
            <text:p>-16.0862</text:p>
          </table:table-cell>
          <table:table-cell office:value-type="float" office:value="-15.9405" calcext:value-type="float">
            <text:p>-15.9405</text:p>
          </table:table-cell>
          <table:table-cell office:value-type="float" office:value="-15.9741" calcext:value-type="float">
            <text:p>-15.9741</text:p>
          </table:table-cell>
          <table:table-cell office:value-type="float" office:value="0.0703382" calcext:value-type="float">
            <text:p>0.0703382</text:p>
          </table:table-cell>
          <table:table-cell office:value-type="float" office:value="-9.59819" calcext:value-type="float">
            <text:p>-9.59819</text:p>
          </table:table-cell>
          <table:table-cell office:value-type="float" office:value="-9.46367" calcext:value-type="float">
            <text:p>-9.46367</text:p>
          </table:table-cell>
          <table:table-cell office:value-type="float" office:value="-9.49642" calcext:value-type="float">
            <text:p>-9.49642</text:p>
          </table:table-cell>
          <table:table-cell office:value-type="float" office:value="0.0814452" calcext:value-type="float">
            <text:p>0.0814452</text:p>
          </table:table-cell>
          <table:table-cell office:value-type="float" office:value="-4.89652" calcext:value-type="float">
            <text:p>-4.89652</text:p>
          </table:table-cell>
          <table:table-cell office:value-type="float" office:value="-4.83827" calcext:value-type="float">
            <text:p>-4.83827</text:p>
          </table:table-cell>
          <table:table-cell office:value-type="float" office:value="0.45426" calcext:value-type="float">
            <text:p>0.45426</text:p>
          </table:table-cell>
          <table:table-cell office:value-type="float" office:value="-0.867588" calcext:value-type="float">
            <text:p>-0.867588</text:p>
          </table:table-cell>
          <table:table-cell office:value-type="float" office:value="-0.784484" calcext:value-type="float">
            <text:p>-0.784484</text:p>
          </table:table-cell>
          <table:table-cell office:value-type="float" office:value="0.239766" calcext:value-type="float">
            <text:p>0.239766</text:p>
          </table:table-cell>
          <table:table-cell office:value-type="float" office:value="2.06881" calcext:value-type="float">
            <text:p>2.06881</text:p>
          </table:table-cell>
          <table:table-cell table:formula="of:=[.T167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6.7" calcext:value-type="float">
            <text:p>16.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16.4229" calcext:value-type="float">
            <text:p>-16.4229</text:p>
          </table:table-cell>
          <table:table-cell office:value-type="float" office:value="-16.4434" calcext:value-type="float">
            <text:p>-16.4434</text:p>
          </table:table-cell>
          <table:table-cell office:value-type="float" office:value="-16.4594" calcext:value-type="float">
            <text:p>-16.4594</text:p>
          </table:table-cell>
          <table:table-cell office:value-type="float" office:value="0.0701471" calcext:value-type="float">
            <text:p>0.0701471</text:p>
          </table:table-cell>
          <table:table-cell office:value-type="float" office:value="-9.37029" calcext:value-type="float">
            <text:p>-9.37029</text:p>
          </table:table-cell>
          <table:table-cell office:value-type="float" office:value="-9.47039" calcext:value-type="float">
            <text:p>-9.47039</text:p>
          </table:table-cell>
          <table:table-cell office:value-type="float" office:value="-9.5633" calcext:value-type="float">
            <text:p>-9.5633</text:p>
          </table:table-cell>
          <table:table-cell office:value-type="float" office:value="0.0814188" calcext:value-type="float">
            <text:p>0.0814188</text:p>
          </table:table-cell>
          <table:table-cell office:value-type="float" office:value="-4.92674" calcext:value-type="float">
            <text:p>-4.92674</text:p>
          </table:table-cell>
          <table:table-cell office:value-type="float" office:value="-4.8616" calcext:value-type="float">
            <text:p>-4.8616</text:p>
          </table:table-cell>
          <table:table-cell office:value-type="float" office:value="0.452925" calcext:value-type="float">
            <text:p>0.452925</text:p>
          </table:table-cell>
          <table:table-cell office:value-type="float" office:value="-0.507938" calcext:value-type="float">
            <text:p>-0.507938</text:p>
          </table:table-cell>
          <table:table-cell office:value-type="float" office:value="-0.55198" calcext:value-type="float">
            <text:p>-0.55198</text:p>
          </table:table-cell>
          <table:table-cell office:value-type="float" office:value="0.239065" calcext:value-type="float">
            <text:p>0.239065</text:p>
          </table:table-cell>
          <table:table-cell office:value-type="float" office:value="0.625427" calcext:value-type="float">
            <text:p>0.625427</text:p>
          </table:table-cell>
          <table:table-cell table:formula="of:=[.T168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6.8" calcext:value-type="float">
            <text:p>16.8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17.1132" calcext:value-type="float">
            <text:p>-17.1132</text:p>
          </table:table-cell>
          <table:table-cell office:value-type="float" office:value="-16.9453" calcext:value-type="float">
            <text:p>-16.9453</text:p>
          </table:table-cell>
          <table:table-cell office:value-type="float" office:value="-16.9464" calcext:value-type="float">
            <text:p>-16.9464</text:p>
          </table:table-cell>
          <table:table-cell office:value-type="float" office:value="0.0699735" calcext:value-type="float">
            <text:p>0.0699735</text:p>
          </table:table-cell>
          <table:table-cell office:value-type="float" office:value="-9.43043" calcext:value-type="float">
            <text:p>-9.43043</text:p>
          </table:table-cell>
          <table:table-cell office:value-type="float" office:value="-9.45745" calcext:value-type="float">
            <text:p>-9.45745</text:p>
          </table:table-cell>
          <table:table-cell office:value-type="float" office:value="-9.60673" calcext:value-type="float">
            <text:p>-9.60673</text:p>
          </table:table-cell>
          <table:table-cell office:value-type="float" office:value="0.0818272" calcext:value-type="float">
            <text:p>0.0818272</text:p>
          </table:table-cell>
          <table:table-cell office:value-type="float" office:value="-4.9388" calcext:value-type="float">
            <text:p>-4.9388</text:p>
          </table:table-cell>
          <table:table-cell office:value-type="float" office:value="-4.87427" calcext:value-type="float">
            <text:p>-4.87427</text:p>
          </table:table-cell>
          <table:table-cell office:value-type="float" office:value="0.451593" calcext:value-type="float">
            <text:p>0.451593</text:p>
          </table:table-cell>
          <table:table-cell office:value-type="float" office:value="-0.166272" calcext:value-type="float">
            <text:p>-0.166272</text:p>
          </table:table-cell>
          <table:table-cell office:value-type="float" office:value="-0.315773" calcext:value-type="float">
            <text:p>-0.315773</text:p>
          </table:table-cell>
          <table:table-cell office:value-type="float" office:value="0.238533" calcext:value-type="float">
            <text:p>0.238533</text:p>
          </table:table-cell>
          <table:table-cell office:value-type="float" office:value="1.61132" calcext:value-type="float">
            <text:p>1.61132</text:p>
          </table:table-cell>
          <table:table-cell table:formula="of:=[.T169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6.9" calcext:value-type="float">
            <text:p>16.9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17.5448" calcext:value-type="float">
            <text:p>-17.5448</text:p>
          </table:table-cell>
          <table:table-cell office:value-type="float" office:value="-17.459" calcext:value-type="float">
            <text:p>-17.459</text:p>
          </table:table-cell>
          <table:table-cell office:value-type="float" office:value="-17.4342" calcext:value-type="float">
            <text:p>-17.4342</text:p>
          </table:table-cell>
          <table:table-cell office:value-type="float" office:value="0.0697808" calcext:value-type="float">
            <text:p>0.0697808</text:p>
          </table:table-cell>
          <table:table-cell office:value-type="float" office:value="-9.57485" calcext:value-type="float">
            <text:p>-9.57485</text:p>
          </table:table-cell>
          <table:table-cell office:value-type="float" office:value="-9.52805" calcext:value-type="float">
            <text:p>-9.52805</text:p>
          </table:table-cell>
          <table:table-cell office:value-type="float" office:value="-9.62636" calcext:value-type="float">
            <text:p>-9.62636</text:p>
          </table:table-cell>
          <table:table-cell office:value-type="float" office:value="0.0819649" calcext:value-type="float">
            <text:p>0.0819649</text:p>
          </table:table-cell>
          <table:table-cell office:value-type="float" office:value="-4.98725" calcext:value-type="float">
            <text:p>-4.98725</text:p>
          </table:table-cell>
          <table:table-cell office:value-type="float" office:value="-4.87583" calcext:value-type="float">
            <text:p>-4.87583</text:p>
          </table:table-cell>
          <table:table-cell office:value-type="float" office:value="0.450327" calcext:value-type="float">
            <text:p>0.450327</text:p>
          </table:table-cell>
          <table:table-cell office:value-type="float" office:value="-0.0680599" calcext:value-type="float">
            <text:p>-0.0680599</text:p>
          </table:table-cell>
          <table:table-cell office:value-type="float" office:value="-0.0765024" calcext:value-type="float">
            <text:p>-0.0765024</text:p>
          </table:table-cell>
          <table:table-cell office:value-type="float" office:value="0.237835" calcext:value-type="float">
            <text:p>0.237835</text:p>
          </table:table-cell>
          <table:table-cell office:value-type="float" office:value="0.494988" calcext:value-type="float">
            <text:p>0.494988</text:p>
          </table:table-cell>
          <table:table-cell table:formula="of:=[.T170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7" calcext:value-type="float">
            <text:p>1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17.9724" calcext:value-type="float">
            <text:p>-17.9724</text:p>
          </table:table-cell>
          <table:table-cell office:value-type="float" office:value="-17.9714" calcext:value-type="float">
            <text:p>-17.9714</text:p>
          </table:table-cell>
          <table:table-cell office:value-type="float" office:value="-17.9216" calcext:value-type="float">
            <text:p>-17.9216</text:p>
          </table:table-cell>
          <table:table-cell office:value-type="float" office:value="0.0696585" calcext:value-type="float">
            <text:p>0.0696585</text:p>
          </table:table-cell>
          <table:table-cell office:value-type="float" office:value="-9.42299" calcext:value-type="float">
            <text:p>-9.42299</text:p>
          </table:table-cell>
          <table:table-cell office:value-type="float" office:value="-9.48648" calcext:value-type="float">
            <text:p>-9.48648</text:p>
          </table:table-cell>
          <table:table-cell office:value-type="float" office:value="-9.62194" calcext:value-type="float">
            <text:p>-9.62194</text:p>
          </table:table-cell>
          <table:table-cell office:value-type="float" office:value="0.0822614" calcext:value-type="float">
            <text:p>0.0822614</text:p>
          </table:table-cell>
          <table:table-cell office:value-type="float" office:value="-4.98428" calcext:value-type="float">
            <text:p>-4.98428</text:p>
          </table:table-cell>
          <table:table-cell office:value-type="float" office:value="-4.86588" calcext:value-type="float">
            <text:p>-4.86588</text:p>
          </table:table-cell>
          <table:table-cell office:value-type="float" office:value="0.44909" calcext:value-type="float">
            <text:p>0.44909</text:p>
          </table:table-cell>
          <table:table-cell office:value-type="float" office:value="0.24558" calcext:value-type="float">
            <text:p>0.24558</text:p>
          </table:table-cell>
          <table:table-cell office:value-type="float" office:value="0.165151" calcext:value-type="float">
            <text:p>0.165151</text:p>
          </table:table-cell>
          <table:table-cell office:value-type="float" office:value="0.237184" calcext:value-type="float">
            <text:p>0.237184</text:p>
          </table:table-cell>
          <table:table-cell office:value-type="float" office:value="0.252159" calcext:value-type="float">
            <text:p>0.252159</text:p>
          </table:table-cell>
          <table:table-cell table:formula="of:=[.T171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7.1" calcext:value-type="float">
            <text:p>17.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18.2763" calcext:value-type="float">
            <text:p>-18.2763</text:p>
          </table:table-cell>
          <table:table-cell office:value-type="float" office:value="-18.4217" calcext:value-type="float">
            <text:p>-18.4217</text:p>
          </table:table-cell>
          <table:table-cell office:value-type="float" office:value="-18.4074" calcext:value-type="float">
            <text:p>-18.4074</text:p>
          </table:table-cell>
          <table:table-cell office:value-type="float" office:value="0.0695124" calcext:value-type="float">
            <text:p>0.0695124</text:p>
          </table:table-cell>
          <table:table-cell office:value-type="float" office:value="-9.60997" calcext:value-type="float">
            <text:p>-9.60997</text:p>
          </table:table-cell>
          <table:table-cell office:value-type="float" office:value="-9.48944" calcext:value-type="float">
            <text:p>-9.48944</text:p>
          </table:table-cell>
          <table:table-cell office:value-type="float" office:value="-9.59325" calcext:value-type="float">
            <text:p>-9.59325</text:p>
          </table:table-cell>
          <table:table-cell office:value-type="float" office:value="0.0826616" calcext:value-type="float">
            <text:p>0.0826616</text:p>
          </table:table-cell>
          <table:table-cell office:value-type="float" office:value="-4.89509" calcext:value-type="float">
            <text:p>-4.89509</text:p>
          </table:table-cell>
          <table:table-cell office:value-type="float" office:value="-4.84408" calcext:value-type="float">
            <text:p>-4.84408</text:p>
          </table:table-cell>
          <table:table-cell office:value-type="float" office:value="0.447815" calcext:value-type="float">
            <text:p>0.447815</text:p>
          </table:table-cell>
          <table:table-cell office:value-type="float" office:value="0.397459" calcext:value-type="float">
            <text:p>0.397459</text:p>
          </table:table-cell>
          <table:table-cell office:value-type="float" office:value="0.40847" calcext:value-type="float">
            <text:p>0.40847</text:p>
          </table:table-cell>
          <table:table-cell office:value-type="float" office:value="0.236597" calcext:value-type="float">
            <text:p>0.236597</text:p>
          </table:table-cell>
          <table:table-cell office:value-type="float" office:value="2.17842" calcext:value-type="float">
            <text:p>2.17842</text:p>
          </table:table-cell>
          <table:table-cell table:formula="of:=[.T172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7.2" calcext:value-type="float">
            <text:p>17.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18.9545" calcext:value-type="float">
            <text:p>-18.9545</text:p>
          </table:table-cell>
          <table:table-cell office:value-type="float" office:value="-18.9073" calcext:value-type="float">
            <text:p>-18.9073</text:p>
          </table:table-cell>
          <table:table-cell office:value-type="float" office:value="-18.8904" calcext:value-type="float">
            <text:p>-18.8904</text:p>
          </table:table-cell>
          <table:table-cell office:value-type="float" office:value="0.0693184" calcext:value-type="float">
            <text:p>0.0693184</text:p>
          </table:table-cell>
          <table:table-cell office:value-type="float" office:value="-9.51544" calcext:value-type="float">
            <text:p>-9.51544</text:p>
          </table:table-cell>
          <table:table-cell office:value-type="float" office:value="-9.4646" calcext:value-type="float">
            <text:p>-9.4646</text:p>
          </table:table-cell>
          <table:table-cell office:value-type="float" office:value="-9.54017" calcext:value-type="float">
            <text:p>-9.54017</text:p>
          </table:table-cell>
          <table:table-cell office:value-type="float" office:value="0.0826801" calcext:value-type="float">
            <text:p>0.0826801</text:p>
          </table:table-cell>
          <table:table-cell office:value-type="float" office:value="-4.88758" calcext:value-type="float">
            <text:p>-4.88758</text:p>
          </table:table-cell>
          <table:table-cell office:value-type="float" office:value="-4.81012" calcext:value-type="float">
            <text:p>-4.81012</text:p>
          </table:table-cell>
          <table:table-cell office:value-type="float" office:value="0.446547" calcext:value-type="float">
            <text:p>0.446547</text:p>
          </table:table-cell>
          <table:table-cell office:value-type="float" office:value="0.553104" calcext:value-type="float">
            <text:p>0.553104</text:p>
          </table:table-cell>
          <table:table-cell office:value-type="float" office:value="0.652707" calcext:value-type="float">
            <text:p>0.652707</text:p>
          </table:table-cell>
          <table:table-cell office:value-type="float" office:value="0.235989" calcext:value-type="float">
            <text:p>0.235989</text:p>
          </table:table-cell>
          <table:table-cell office:value-type="float" office:value="0.260643" calcext:value-type="float">
            <text:p>0.260643</text:p>
          </table:table-cell>
          <table:table-cell table:formula="of:=[.T173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7.3" calcext:value-type="float">
            <text:p>17.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19.2983" calcext:value-type="float">
            <text:p>-19.2983</text:p>
          </table:table-cell>
          <table:table-cell office:value-type="float" office:value="-19.3822" calcext:value-type="float">
            <text:p>-19.3822</text:p>
          </table:table-cell>
          <table:table-cell office:value-type="float" office:value="-19.3694" calcext:value-type="float">
            <text:p>-19.3694</text:p>
          </table:table-cell>
          <table:table-cell office:value-type="float" office:value="0.0691229" calcext:value-type="float">
            <text:p>0.0691229</text:p>
          </table:table-cell>
          <table:table-cell office:value-type="float" office:value="-9.09865" calcext:value-type="float">
            <text:p>-9.09865</text:p>
          </table:table-cell>
          <table:table-cell office:value-type="float" office:value="-9.31151" calcext:value-type="float">
            <text:p>-9.31151</text:p>
          </table:table-cell>
          <table:table-cell office:value-type="float" office:value="-9.46265" calcext:value-type="float">
            <text:p>-9.46265</text:p>
          </table:table-cell>
          <table:table-cell office:value-type="float" office:value="0.0829473" calcext:value-type="float">
            <text:p>0.0829473</text:p>
          </table:table-cell>
          <table:table-cell office:value-type="float" office:value="-4.84189" calcext:value-type="float">
            <text:p>-4.84189</text:p>
          </table:table-cell>
          <table:table-cell office:value-type="float" office:value="-4.76378" calcext:value-type="float">
            <text:p>-4.76378</text:p>
          </table:table-cell>
          <table:table-cell office:value-type="float" office:value="0.445299" calcext:value-type="float">
            <text:p>0.445299</text:p>
          </table:table-cell>
          <table:table-cell office:value-type="float" office:value="0.922838" calcext:value-type="float">
            <text:p>0.922838</text:p>
          </table:table-cell>
          <table:table-cell office:value-type="float" office:value="0.897083" calcext:value-type="float">
            <text:p>0.897083</text:p>
          </table:table-cell>
          <table:table-cell office:value-type="float" office:value="0.235391" calcext:value-type="float">
            <text:p>0.235391</text:p>
          </table:table-cell>
          <table:table-cell office:value-type="float" office:value="3.06379" calcext:value-type="float">
            <text:p>3.06379</text:p>
          </table:table-cell>
          <table:table-cell table:formula="of:=[.T174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7.4" calcext:value-type="float">
            <text:p>17.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19.8731" calcext:value-type="float">
            <text:p>-19.8731</text:p>
          </table:table-cell>
          <table:table-cell office:value-type="float" office:value="-19.8665" calcext:value-type="float">
            <text:p>-19.8665</text:p>
          </table:table-cell>
          <table:table-cell office:value-type="float" office:value="-19.8431" calcext:value-type="float">
            <text:p>-19.8431</text:p>
          </table:table-cell>
          <table:table-cell office:value-type="float" office:value="0.0689375" calcext:value-type="float">
            <text:p>0.0689375</text:p>
          </table:table-cell>
          <table:table-cell office:value-type="float" office:value="-8.96417" calcext:value-type="float">
            <text:p>-8.96417</text:p>
          </table:table-cell>
          <table:table-cell office:value-type="float" office:value="-9.11833" calcext:value-type="float">
            <text:p>-9.11833</text:p>
          </table:table-cell>
          <table:table-cell office:value-type="float" office:value="-9.36071" calcext:value-type="float">
            <text:p>-9.36071</text:p>
          </table:table-cell>
          <table:table-cell office:value-type="float" office:value="0.0842525" calcext:value-type="float">
            <text:p>0.0842525</text:p>
          </table:table-cell>
          <table:table-cell office:value-type="float" office:value="-4.75263" calcext:value-type="float">
            <text:p>-4.75263</text:p>
          </table:table-cell>
          <table:table-cell office:value-type="float" office:value="-4.70487" calcext:value-type="float">
            <text:p>-4.70487</text:p>
          </table:table-cell>
          <table:table-cell office:value-type="float" office:value="0.444035" calcext:value-type="float">
            <text:p>0.444035</text:p>
          </table:table-cell>
          <table:table-cell office:value-type="float" office:value="1.34134" calcext:value-type="float">
            <text:p>1.34134</text:p>
          </table:table-cell>
          <table:table-cell office:value-type="float" office:value="1.1408" calcext:value-type="float">
            <text:p>1.1408</text:p>
          </table:table-cell>
          <table:table-cell office:value-type="float" office:value="0.235001" calcext:value-type="float">
            <text:p>0.235001</text:p>
          </table:table-cell>
          <table:table-cell office:value-type="float" office:value="1.48605" calcext:value-type="float">
            <text:p>1.48605</text:p>
          </table:table-cell>
          <table:table-cell table:formula="of:=[.T175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7.5" calcext:value-type="float">
            <text:p>17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20.1607" calcext:value-type="float">
            <text:p>-20.1607</text:p>
          </table:table-cell>
          <table:table-cell office:value-type="float" office:value="-20.283" calcext:value-type="float">
            <text:p>-20.283</text:p>
          </table:table-cell>
          <table:table-cell office:value-type="float" office:value="-20.3102" calcext:value-type="float">
            <text:p>-20.3102</text:p>
          </table:table-cell>
          <table:table-cell office:value-type="float" office:value="0.0687694" calcext:value-type="float">
            <text:p>0.0687694</text:p>
          </table:table-cell>
          <table:table-cell office:value-type="float" office:value="-9.59663" calcext:value-type="float">
            <text:p>-9.59663</text:p>
          </table:table-cell>
          <table:table-cell office:value-type="float" office:value="-9.13154" calcext:value-type="float">
            <text:p>-9.13154</text:p>
          </table:table-cell>
          <table:table-cell office:value-type="float" office:value="-9.23446" calcext:value-type="float">
            <text:p>-9.23446</text:p>
          </table:table-cell>
          <table:table-cell office:value-type="float" office:value="0.0855176" calcext:value-type="float">
            <text:p>0.0855176</text:p>
          </table:table-cell>
          <table:table-cell office:value-type="float" office:value="-4.64861" calcext:value-type="float">
            <text:p>-4.64861</text:p>
          </table:table-cell>
          <table:table-cell office:value-type="float" office:value="-4.63328" calcext:value-type="float">
            <text:p>-4.63328</text:p>
          </table:table-cell>
          <table:table-cell office:value-type="float" office:value="0.442774" calcext:value-type="float">
            <text:p>0.442774</text:p>
          </table:table-cell>
          <table:table-cell office:value-type="float" office:value="1.2587" calcext:value-type="float">
            <text:p>1.2587</text:p>
          </table:table-cell>
          <table:table-cell office:value-type="float" office:value="1.38303" calcext:value-type="float">
            <text:p>1.38303</text:p>
          </table:table-cell>
          <table:table-cell office:value-type="float" office:value="0.234824" calcext:value-type="float">
            <text:p>0.234824</text:p>
          </table:table-cell>
          <table:table-cell office:value-type="float" office:value="14.5193" calcext:value-type="float">
            <text:p>14.5193</text:p>
          </table:table-cell>
          <table:table-cell table:formula="of:=[.T176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7.6" calcext:value-type="float">
            <text:p>17.6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20.6596" calcext:value-type="float">
            <text:p>-20.6596</text:p>
          </table:table-cell>
          <table:table-cell office:value-type="float" office:value="-20.7429" calcext:value-type="float">
            <text:p>-20.7429</text:p>
          </table:table-cell>
          <table:table-cell office:value-type="float" office:value="-20.7696" calcext:value-type="float">
            <text:p>-20.7696</text:p>
          </table:table-cell>
          <table:table-cell office:value-type="float" office:value="0.0685962" calcext:value-type="float">
            <text:p>0.0685962</text:p>
          </table:table-cell>
          <table:table-cell office:value-type="float" office:value="-8.91527" calcext:value-type="float">
            <text:p>-8.91527</text:p>
          </table:table-cell>
          <table:table-cell office:value-type="float" office:value="-8.99308" calcext:value-type="float">
            <text:p>-8.99308</text:p>
          </table:table-cell>
          <table:table-cell office:value-type="float" office:value="-9.08409" calcext:value-type="float">
            <text:p>-9.08409</text:p>
          </table:table-cell>
          <table:table-cell office:value-type="float" office:value="0.0855072" calcext:value-type="float">
            <text:p>0.0855072</text:p>
          </table:table-cell>
          <table:table-cell office:value-type="float" office:value="-4.59457" calcext:value-type="float">
            <text:p>-4.59457</text:p>
          </table:table-cell>
          <table:table-cell office:value-type="float" office:value="-4.54895" calcext:value-type="float">
            <text:p>-4.54895</text:p>
          </table:table-cell>
          <table:table-cell office:value-type="float" office:value="0.441532" calcext:value-type="float">
            <text:p>0.441532</text:p>
          </table:table-cell>
          <table:table-cell office:value-type="float" office:value="1.46394" calcext:value-type="float">
            <text:p>1.46394</text:p>
          </table:table-cell>
          <table:table-cell office:value-type="float" office:value="1.62296" calcext:value-type="float">
            <text:p>1.62296</text:p>
          </table:table-cell>
          <table:table-cell office:value-type="float" office:value="0.234521" calcext:value-type="float">
            <text:p>0.234521</text:p>
          </table:table-cell>
          <table:table-cell office:value-type="float" office:value="0.703811" calcext:value-type="float">
            <text:p>0.703811</text:p>
          </table:table-cell>
          <table:table-cell table:formula="of:=[.T177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7.7" calcext:value-type="float">
            <text:p>17.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21.0195" calcext:value-type="float">
            <text:p>-21.0195</text:p>
          </table:table-cell>
          <table:table-cell office:value-type="float" office:value="-21.1819" calcext:value-type="float">
            <text:p>-21.1819</text:p>
          </table:table-cell>
          <table:table-cell office:value-type="float" office:value="-21.2198" calcext:value-type="float">
            <text:p>-21.2198</text:p>
          </table:table-cell>
          <table:table-cell office:value-type="float" office:value="0.0684348" calcext:value-type="float">
            <text:p>0.0684348</text:p>
          </table:table-cell>
          <table:table-cell office:value-type="float" office:value="-8.85081" calcext:value-type="float">
            <text:p>-8.85081</text:p>
          </table:table-cell>
          <table:table-cell office:value-type="float" office:value="-8.84278" calcext:value-type="float">
            <text:p>-8.84278</text:p>
          </table:table-cell>
          <table:table-cell office:value-type="float" office:value="-8.90987" calcext:value-type="float">
            <text:p>-8.90987</text:p>
          </table:table-cell>
          <table:table-cell office:value-type="float" office:value="0.0854678" calcext:value-type="float">
            <text:p>0.0854678</text:p>
          </table:table-cell>
          <table:table-cell office:value-type="float" office:value="-4.49708" calcext:value-type="float">
            <text:p>-4.49708</text:p>
          </table:table-cell>
          <table:table-cell office:value-type="float" office:value="-4.45191" calcext:value-type="float">
            <text:p>-4.45191</text:p>
          </table:table-cell>
          <table:table-cell office:value-type="float" office:value="0.440307" calcext:value-type="float">
            <text:p>0.440307</text:p>
          </table:table-cell>
          <table:table-cell office:value-type="float" office:value="1.65805" calcext:value-type="float">
            <text:p>1.65805</text:p>
          </table:table-cell>
          <table:table-cell office:value-type="float" office:value="1.85972" calcext:value-type="float">
            <text:p>1.85972</text:p>
          </table:table-cell>
          <table:table-cell office:value-type="float" office:value="0.234253" calcext:value-type="float">
            <text:p>0.234253</text:p>
          </table:table-cell>
          <table:table-cell office:value-type="float" office:value="1.39627" calcext:value-type="float">
            <text:p>1.39627</text:p>
          </table:table-cell>
          <table:table-cell table:formula="of:=[.T178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7.8" calcext:value-type="float">
            <text:p>17.8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21.5029" calcext:value-type="float">
            <text:p>-21.5029</text:p>
          </table:table-cell>
          <table:table-cell office:value-type="float" office:value="-21.6096" calcext:value-type="float">
            <text:p>-21.6096</text:p>
          </table:table-cell>
          <table:table-cell office:value-type="float" office:value="-21.6597" calcext:value-type="float">
            <text:p>-21.6597</text:p>
          </table:table-cell>
          <table:table-cell office:value-type="float" office:value="0.0683084" calcext:value-type="float">
            <text:p>0.0683084</text:p>
          </table:table-cell>
          <table:table-cell office:value-type="float" office:value="-8.87191" calcext:value-type="float">
            <text:p>-8.87191</text:p>
          </table:table-cell>
          <table:table-cell office:value-type="float" office:value="-8.72558" calcext:value-type="float">
            <text:p>-8.72558</text:p>
          </table:table-cell>
          <table:table-cell office:value-type="float" office:value="-8.71217" calcext:value-type="float">
            <text:p>-8.71217</text:p>
          </table:table-cell>
          <table:table-cell office:value-type="float" office:value="0.085289" calcext:value-type="float">
            <text:p>0.085289</text:p>
          </table:table-cell>
          <table:table-cell office:value-type="float" office:value="-4.39798" calcext:value-type="float">
            <text:p>-4.39798</text:p>
          </table:table-cell>
          <table:table-cell office:value-type="float" office:value="-4.34224" calcext:value-type="float">
            <text:p>-4.34224</text:p>
          </table:table-cell>
          <table:table-cell office:value-type="float" office:value="0.439094" calcext:value-type="float">
            <text:p>0.439094</text:p>
          </table:table-cell>
          <table:table-cell office:value-type="float" office:value="1.75443" calcext:value-type="float">
            <text:p>1.75443</text:p>
          </table:table-cell>
          <table:table-cell office:value-type="float" office:value="2.0925" calcext:value-type="float">
            <text:p>2.0925</text:p>
          </table:table-cell>
          <table:table-cell office:value-type="float" office:value="0.234524" calcext:value-type="float">
            <text:p>0.234524</text:p>
          </table:table-cell>
          <table:table-cell office:value-type="float" office:value="1.9921" calcext:value-type="float">
            <text:p>1.9921</text:p>
          </table:table-cell>
          <table:table-cell table:formula="of:=[.T179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7.9" calcext:value-type="float">
            <text:p>17.9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21.9793" calcext:value-type="float">
            <text:p>-21.9793</text:p>
          </table:table-cell>
          <table:table-cell office:value-type="float" office:value="-22.006" calcext:value-type="float">
            <text:p>-22.006</text:p>
          </table:table-cell>
          <table:table-cell office:value-type="float" office:value="-22.0881" calcext:value-type="float">
            <text:p>-22.0881</text:p>
          </table:table-cell>
          <table:table-cell office:value-type="float" office:value="0.0683644" calcext:value-type="float">
            <text:p>0.0683644</text:p>
          </table:table-cell>
          <table:table-cell office:value-type="float" office:value="-8.57089" calcext:value-type="float">
            <text:p>-8.57089</text:p>
          </table:table-cell>
          <table:table-cell office:value-type="float" office:value="-8.50903" calcext:value-type="float">
            <text:p>-8.50903</text:p>
          </table:table-cell>
          <table:table-cell office:value-type="float" office:value="-8.49143" calcext:value-type="float">
            <text:p>-8.49143</text:p>
          </table:table-cell>
          <table:table-cell office:value-type="float" office:value="0.0850623" calcext:value-type="float">
            <text:p>0.0850623</text:p>
          </table:table-cell>
          <table:table-cell office:value-type="float" office:value="-4.20839" calcext:value-type="float">
            <text:p>-4.20839</text:p>
          </table:table-cell>
          <table:table-cell office:value-type="float" office:value="-4.22007" calcext:value-type="float">
            <text:p>-4.22007</text:p>
          </table:table-cell>
          <table:table-cell office:value-type="float" office:value="0.437871" calcext:value-type="float">
            <text:p>0.437871</text:p>
          </table:table-cell>
          <table:table-cell office:value-type="float" office:value="2.02988" calcext:value-type="float">
            <text:p>2.02988</text:p>
          </table:table-cell>
          <table:table-cell office:value-type="float" office:value="2.32043" calcext:value-type="float">
            <text:p>2.32043</text:p>
          </table:table-cell>
          <table:table-cell office:value-type="float" office:value="0.234691" calcext:value-type="float">
            <text:p>0.234691</text:p>
          </table:table-cell>
          <table:table-cell office:value-type="float" office:value="0.279699" calcext:value-type="float">
            <text:p>0.279699</text:p>
          </table:table-cell>
          <table:table-cell table:formula="of:=[.T180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8" calcext:value-type="float">
            <text:p>18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22.5838" calcext:value-type="float">
            <text:p>-22.5838</text:p>
          </table:table-cell>
          <table:table-cell office:value-type="float" office:value="-22.445" calcext:value-type="float">
            <text:p>-22.445</text:p>
          </table:table-cell>
          <table:table-cell office:value-type="float" office:value="-22.5035" calcext:value-type="float">
            <text:p>-22.5035</text:p>
          </table:table-cell>
          <table:table-cell office:value-type="float" office:value="0.0683812" calcext:value-type="float">
            <text:p>0.0683812</text:p>
          </table:table-cell>
          <table:table-cell office:value-type="float" office:value="-8.35296" calcext:value-type="float">
            <text:p>-8.35296</text:p>
          </table:table-cell>
          <table:table-cell office:value-type="float" office:value="-8.3034" calcext:value-type="float">
            <text:p>-8.3034</text:p>
          </table:table-cell>
          <table:table-cell office:value-type="float" office:value="-8.24817" calcext:value-type="float">
            <text:p>-8.24817</text:p>
          </table:table-cell>
          <table:table-cell office:value-type="float" office:value="0.084888" calcext:value-type="float">
            <text:p>0.084888</text:p>
          </table:table-cell>
          <table:table-cell office:value-type="float" office:value="-4.15682" calcext:value-type="float">
            <text:p>-4.15682</text:p>
          </table:table-cell>
          <table:table-cell office:value-type="float" office:value="-4.08564" calcext:value-type="float">
            <text:p>-4.08564</text:p>
          </table:table-cell>
          <table:table-cell office:value-type="float" office:value="0.436674" calcext:value-type="float">
            <text:p>0.436674</text:p>
          </table:table-cell>
          <table:table-cell office:value-type="float" office:value="2.20367" calcext:value-type="float">
            <text:p>2.20367</text:p>
          </table:table-cell>
          <table:table-cell office:value-type="float" office:value="2.5427" calcext:value-type="float">
            <text:p>2.5427</text:p>
          </table:table-cell>
          <table:table-cell office:value-type="float" office:value="0.235268" calcext:value-type="float">
            <text:p>0.235268</text:p>
          </table:table-cell>
          <table:table-cell office:value-type="float" office:value="1.13177" calcext:value-type="float">
            <text:p>1.13177</text:p>
          </table:table-cell>
          <table:table-cell table:formula="of:=[.T181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8.1" calcext:value-type="float">
            <text:p>18.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22.9861" calcext:value-type="float">
            <text:p>-22.9861</text:p>
          </table:table-cell>
          <table:table-cell office:value-type="float" office:value="-22.8707" calcext:value-type="float">
            <text:p>-22.8707</text:p>
          </table:table-cell>
          <table:table-cell office:value-type="float" office:value="-22.9049" calcext:value-type="float">
            <text:p>-22.9049</text:p>
          </table:table-cell>
          <table:table-cell office:value-type="float" office:value="0.0683123" calcext:value-type="float">
            <text:p>0.0683123</text:p>
          </table:table-cell>
          <table:table-cell office:value-type="float" office:value="-7.6724" calcext:value-type="float">
            <text:p>-7.6724</text:p>
          </table:table-cell>
          <table:table-cell office:value-type="float" office:value="-7.95655" calcext:value-type="float">
            <text:p>-7.95655</text:p>
          </table:table-cell>
          <table:table-cell office:value-type="float" office:value="-7.98301" calcext:value-type="float">
            <text:p>-7.98301</text:p>
          </table:table-cell>
          <table:table-cell office:value-type="float" office:value="0.0847399" calcext:value-type="float">
            <text:p>0.0847399</text:p>
          </table:table-cell>
          <table:table-cell office:value-type="float" office:value="-4.01128" calcext:value-type="float">
            <text:p>-4.01128</text:p>
          </table:table-cell>
          <table:table-cell office:value-type="float" office:value="-3.93923" calcext:value-type="float">
            <text:p>-3.93923</text:p>
          </table:table-cell>
          <table:table-cell office:value-type="float" office:value="0.435495" calcext:value-type="float">
            <text:p>0.435495</text:p>
          </table:table-cell>
          <table:table-cell office:value-type="float" office:value="2.61857" calcext:value-type="float">
            <text:p>2.61857</text:p>
          </table:table-cell>
          <table:table-cell office:value-type="float" office:value="2.75848" calcext:value-type="float">
            <text:p>2.75848</text:p>
          </table:table-cell>
          <table:table-cell office:value-type="float" office:value="0.235393" calcext:value-type="float">
            <text:p>0.235393</text:p>
          </table:table-cell>
          <table:table-cell office:value-type="float" office:value="5.74961" calcext:value-type="float">
            <text:p>5.74961</text:p>
          </table:table-cell>
          <table:table-cell table:formula="of:=[.T182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8.2" calcext:value-type="float">
            <text:p>18.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23.4777" calcext:value-type="float">
            <text:p>-23.4777</text:p>
          </table:table-cell>
          <table:table-cell office:value-type="float" office:value="-23.2888" calcext:value-type="float">
            <text:p>-23.2888</text:p>
          </table:table-cell>
          <table:table-cell office:value-type="float" office:value="-23.2911" calcext:value-type="float">
            <text:p>-23.2911</text:p>
          </table:table-cell>
          <table:table-cell office:value-type="float" office:value="0.0681548" calcext:value-type="float">
            <text:p>0.0681548</text:p>
          </table:table-cell>
          <table:table-cell office:value-type="float" office:value="-7.56583" calcext:value-type="float">
            <text:p>-7.56583</text:p>
          </table:table-cell>
          <table:table-cell office:value-type="float" office:value="-7.63576" calcext:value-type="float">
            <text:p>-7.63576</text:p>
          </table:table-cell>
          <table:table-cell office:value-type="float" office:value="-7.69663" calcext:value-type="float">
            <text:p>-7.69663</text:p>
          </table:table-cell>
          <table:table-cell office:value-type="float" office:value="0.0845852" calcext:value-type="float">
            <text:p>0.0845852</text:p>
          </table:table-cell>
          <table:table-cell office:value-type="float" office:value="-3.83246" calcext:value-type="float">
            <text:p>-3.83246</text:p>
          </table:table-cell>
          <table:table-cell office:value-type="float" office:value="-3.78118" calcext:value-type="float">
            <text:p>-3.78118</text:p>
          </table:table-cell>
          <table:table-cell office:value-type="float" office:value="0.43431" calcext:value-type="float">
            <text:p>0.43431</text:p>
          </table:table-cell>
          <table:table-cell office:value-type="float" office:value="2.94216" calcext:value-type="float">
            <text:p>2.94216</text:p>
          </table:table-cell>
          <table:table-cell office:value-type="float" office:value="2.967" calcext:value-type="float">
            <text:p>2.967</text:p>
          </table:table-cell>
          <table:table-cell office:value-type="float" office:value="0.234796" calcext:value-type="float">
            <text:p>0.234796</text:p>
          </table:table-cell>
          <table:table-cell office:value-type="float" office:value="2.20223" calcext:value-type="float">
            <text:p>2.20223</text:p>
          </table:table-cell>
          <table:table-cell table:formula="of:=[.T183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8.3" calcext:value-type="float">
            <text:p>18.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23.5408" calcext:value-type="float">
            <text:p>-23.5408</text:p>
          </table:table-cell>
          <table:table-cell office:value-type="float" office:value="-23.6547" calcext:value-type="float">
            <text:p>-23.6547</text:p>
          </table:table-cell>
          <table:table-cell office:value-type="float" office:value="-23.6609" calcext:value-type="float">
            <text:p>-23.6609</text:p>
          </table:table-cell>
          <table:table-cell office:value-type="float" office:value="0.0679713" calcext:value-type="float">
            <text:p>0.0679713</text:p>
          </table:table-cell>
          <table:table-cell office:value-type="float" office:value="-7.36069" calcext:value-type="float">
            <text:p>-7.36069</text:p>
          </table:table-cell>
          <table:table-cell office:value-type="float" office:value="-7.34904" calcext:value-type="float">
            <text:p>-7.34904</text:p>
          </table:table-cell>
          <table:table-cell office:value-type="float" office:value="-7.3898" calcext:value-type="float">
            <text:p>-7.3898</text:p>
          </table:table-cell>
          <table:table-cell office:value-type="float" office:value="0.0844236" calcext:value-type="float">
            <text:p>0.0844236</text:p>
          </table:table-cell>
          <table:table-cell office:value-type="float" office:value="-3.69669" calcext:value-type="float">
            <text:p>-3.69669</text:p>
          </table:table-cell>
          <table:table-cell office:value-type="float" office:value="-3.61191" calcext:value-type="float">
            <text:p>-3.61191</text:p>
          </table:table-cell>
          <table:table-cell office:value-type="float" office:value="0.43318" calcext:value-type="float">
            <text:p>0.43318</text:p>
          </table:table-cell>
          <table:table-cell office:value-type="float" office:value="3.09264" calcext:value-type="float">
            <text:p>3.09264</text:p>
          </table:table-cell>
          <table:table-cell office:value-type="float" office:value="3.16746" calcext:value-type="float">
            <text:p>3.16746</text:p>
          </table:table-cell>
          <table:table-cell office:value-type="float" office:value="0.234208" calcext:value-type="float">
            <text:p>0.234208</text:p>
          </table:table-cell>
          <table:table-cell office:value-type="float" office:value="0.689135" calcext:value-type="float">
            <text:p>0.689135</text:p>
          </table:table-cell>
          <table:table-cell table:formula="of:=[.T184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8.4" calcext:value-type="float">
            <text:p>18.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23.9384" calcext:value-type="float">
            <text:p>-23.9384</text:p>
          </table:table-cell>
          <table:table-cell office:value-type="float" office:value="-24.0077" calcext:value-type="float">
            <text:p>-24.0077</text:p>
          </table:table-cell>
          <table:table-cell office:value-type="float" office:value="-24.0132" calcext:value-type="float">
            <text:p>-24.0132</text:p>
          </table:table-cell>
          <table:table-cell office:value-type="float" office:value="0.067788" calcext:value-type="float">
            <text:p>0.067788</text:p>
          </table:table-cell>
          <table:table-cell office:value-type="float" office:value="-7.26171" calcext:value-type="float">
            <text:p>-7.26171</text:p>
          </table:table-cell>
          <table:table-cell office:value-type="float" office:value="-7.09083" calcext:value-type="float">
            <text:p>-7.09083</text:p>
          </table:table-cell>
          <table:table-cell office:value-type="float" office:value="-7.06336" calcext:value-type="float">
            <text:p>-7.06336</text:p>
          </table:table-cell>
          <table:table-cell office:value-type="float" office:value="0.0842316" calcext:value-type="float">
            <text:p>0.0842316</text:p>
          </table:table-cell>
          <table:table-cell office:value-type="float" office:value="-3.55603" calcext:value-type="float">
            <text:p>-3.55603</text:p>
          </table:table-cell>
          <table:table-cell office:value-type="float" office:value="-3.43189" calcext:value-type="float">
            <text:p>-3.43189</text:p>
          </table:table-cell>
          <table:table-cell office:value-type="float" office:value="0.432091" calcext:value-type="float">
            <text:p>0.432091</text:p>
          </table:table-cell>
          <table:table-cell office:value-type="float" office:value="3.16965" calcext:value-type="float">
            <text:p>3.16965</text:p>
          </table:table-cell>
          <table:table-cell office:value-type="float" office:value="3.35916" calcext:value-type="float">
            <text:p>3.35916</text:p>
          </table:table-cell>
          <table:table-cell office:value-type="float" office:value="0.233815" calcext:value-type="float">
            <text:p>0.233815</text:p>
          </table:table-cell>
          <table:table-cell office:value-type="float" office:value="2.03943" calcext:value-type="float">
            <text:p>2.03943</text:p>
          </table:table-cell>
          <table:table-cell table:formula="of:=[.T185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8.5" calcext:value-type="float">
            <text:p>18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24.2574" calcext:value-type="float">
            <text:p>-24.2574</text:p>
          </table:table-cell>
          <table:table-cell office:value-type="float" office:value="-24.3357" calcext:value-type="float">
            <text:p>-24.3357</text:p>
          </table:table-cell>
          <table:table-cell office:value-type="float" office:value="-24.347" calcext:value-type="float">
            <text:p>-24.347</text:p>
          </table:table-cell>
          <table:table-cell office:value-type="float" office:value="0.0676085" calcext:value-type="float">
            <text:p>0.0676085</text:p>
          </table:table-cell>
          <table:table-cell office:value-type="float" office:value="-6.4352" calcext:value-type="float">
            <text:p>-6.4352</text:p>
          </table:table-cell>
          <table:table-cell office:value-type="float" office:value="-6.66326" calcext:value-type="float">
            <text:p>-6.66326</text:p>
          </table:table-cell>
          <table:table-cell office:value-type="float" office:value="-6.71823" calcext:value-type="float">
            <text:p>-6.71823</text:p>
          </table:table-cell>
          <table:table-cell office:value-type="float" office:value="0.0840573" calcext:value-type="float">
            <text:p>0.0840573</text:p>
          </table:table-cell>
          <table:table-cell office:value-type="float" office:value="-3.30151" calcext:value-type="float">
            <text:p>-3.30151</text:p>
          </table:table-cell>
          <table:table-cell office:value-type="float" office:value="-3.24166" calcext:value-type="float">
            <text:p>-3.24166</text:p>
          </table:table-cell>
          <table:table-cell office:value-type="float" office:value="0.430968" calcext:value-type="float">
            <text:p>0.430968</text:p>
          </table:table-cell>
          <table:table-cell office:value-type="float" office:value="3.52292" calcext:value-type="float">
            <text:p>3.52292</text:p>
          </table:table-cell>
          <table:table-cell office:value-type="float" office:value="3.54138" calcext:value-type="float">
            <text:p>3.54138</text:p>
          </table:table-cell>
          <table:table-cell office:value-type="float" office:value="0.233316" calcext:value-type="float">
            <text:p>0.233316</text:p>
          </table:table-cell>
          <table:table-cell office:value-type="float" office:value="3.42099" calcext:value-type="float">
            <text:p>3.42099</text:p>
          </table:table-cell>
          <table:table-cell table:formula="of:=[.T186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8.6" calcext:value-type="float">
            <text:p>18.6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24.3008" calcext:value-type="float">
            <text:p>-24.3008</text:p>
          </table:table-cell>
          <table:table-cell office:value-type="float" office:value="-24.6045" calcext:value-type="float">
            <text:p>-24.6045</text:p>
          </table:table-cell>
          <table:table-cell office:value-type="float" office:value="-24.6612" calcext:value-type="float">
            <text:p>-24.6612</text:p>
          </table:table-cell>
          <table:table-cell office:value-type="float" office:value="0.0674912" calcext:value-type="float">
            <text:p>0.0674912</text:p>
          </table:table-cell>
          <table:table-cell office:value-type="float" office:value="-6.43799" calcext:value-type="float">
            <text:p>-6.43799</text:p>
          </table:table-cell>
          <table:table-cell office:value-type="float" office:value="-6.34236" calcext:value-type="float">
            <text:p>-6.34236</text:p>
          </table:table-cell>
          <table:table-cell office:value-type="float" office:value="-6.35538" calcext:value-type="float">
            <text:p>-6.35538</text:p>
          </table:table-cell>
          <table:table-cell office:value-type="float" office:value="0.0838768" calcext:value-type="float">
            <text:p>0.0838768</text:p>
          </table:table-cell>
          <table:table-cell office:value-type="float" office:value="-3.02528" calcext:value-type="float">
            <text:p>-3.02528</text:p>
          </table:table-cell>
          <table:table-cell office:value-type="float" office:value="-3.0418" calcext:value-type="float">
            <text:p>-3.0418</text:p>
          </table:table-cell>
          <table:table-cell office:value-type="float" office:value="0.429817" calcext:value-type="float">
            <text:p>0.429817</text:p>
          </table:table-cell>
          <table:table-cell office:value-type="float" office:value="3.64017" calcext:value-type="float">
            <text:p>3.64017</text:p>
          </table:table-cell>
          <table:table-cell office:value-type="float" office:value="3.71347" calcext:value-type="float">
            <text:p>3.71347</text:p>
          </table:table-cell>
          <table:table-cell office:value-type="float" office:value="0.232721" calcext:value-type="float">
            <text:p>0.232721</text:p>
          </table:table-cell>
          <table:table-cell office:value-type="float" office:value="5.40965" calcext:value-type="float">
            <text:p>5.40965</text:p>
          </table:table-cell>
          <table:table-cell table:formula="of:=[.T187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8.7" calcext:value-type="float">
            <text:p>18.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25.146" calcext:value-type="float">
            <text:p>-25.146</text:p>
          </table:table-cell>
          <table:table-cell office:value-type="float" office:value="-24.9263" calcext:value-type="float">
            <text:p>-24.9263</text:p>
          </table:table-cell>
          <table:table-cell office:value-type="float" office:value="-24.955" calcext:value-type="float">
            <text:p>-24.955</text:p>
          </table:table-cell>
          <table:table-cell office:value-type="float" office:value="0.0674133" calcext:value-type="float">
            <text:p>0.0674133</text:p>
          </table:table-cell>
          <table:table-cell office:value-type="float" office:value="-5.91902" calcext:value-type="float">
            <text:p>-5.91902</text:p>
          </table:table-cell>
          <table:table-cell office:value-type="float" office:value="-5.95062" calcext:value-type="float">
            <text:p>-5.95062</text:p>
          </table:table-cell>
          <table:table-cell office:value-type="float" office:value="-5.97587" calcext:value-type="float">
            <text:p>-5.97587</text:p>
          </table:table-cell>
          <table:table-cell office:value-type="float" office:value="0.0836665" calcext:value-type="float">
            <text:p>0.0836665</text:p>
          </table:table-cell>
          <table:table-cell office:value-type="float" office:value="-2.84667" calcext:value-type="float">
            <text:p>-2.84667</text:p>
          </table:table-cell>
          <table:table-cell office:value-type="float" office:value="-2.83295" calcext:value-type="float">
            <text:p>-2.83295</text:p>
          </table:table-cell>
          <table:table-cell office:value-type="float" office:value="0.428673" calcext:value-type="float">
            <text:p>0.428673</text:p>
          </table:table-cell>
          <table:table-cell office:value-type="float" office:value="3.83928" calcext:value-type="float">
            <text:p>3.83928</text:p>
          </table:table-cell>
          <table:table-cell office:value-type="float" office:value="3.87484" calcext:value-type="float">
            <text:p>3.87484</text:p>
          </table:table-cell>
          <table:table-cell office:value-type="float" office:value="0.232129" calcext:value-type="float">
            <text:p>0.232129</text:p>
          </table:table-cell>
          <table:table-cell office:value-type="float" office:value="2.58947" calcext:value-type="float">
            <text:p>2.58947</text:p>
          </table:table-cell>
          <table:table-cell table:formula="of:=[.T188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8.8" calcext:value-type="float">
            <text:p>18.8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25.1941" calcext:value-type="float">
            <text:p>-25.1941</text:p>
          </table:table-cell>
          <table:table-cell office:value-type="float" office:value="-25.1898" calcext:value-type="float">
            <text:p>-25.1898</text:p>
          </table:table-cell>
          <table:table-cell office:value-type="float" office:value="-25.2276" calcext:value-type="float">
            <text:p>-25.2276</text:p>
          </table:table-cell>
          <table:table-cell office:value-type="float" office:value="0.0672901" calcext:value-type="float">
            <text:p>0.0672901</text:p>
          </table:table-cell>
          <table:table-cell office:value-type="float" office:value="-5.64372" calcext:value-type="float">
            <text:p>-5.64372</text:p>
          </table:table-cell>
          <table:table-cell office:value-type="float" office:value="-5.57213" calcext:value-type="float">
            <text:p>-5.57213</text:p>
          </table:table-cell>
          <table:table-cell office:value-type="float" office:value="-5.58079" calcext:value-type="float">
            <text:p>-5.58079</text:p>
          </table:table-cell>
          <table:table-cell office:value-type="float" office:value="0.0834636" calcext:value-type="float">
            <text:p>0.0834636</text:p>
          </table:table-cell>
          <table:table-cell office:value-type="float" office:value="-2.62511" calcext:value-type="float">
            <text:p>-2.62511</text:p>
          </table:table-cell>
          <table:table-cell office:value-type="float" office:value="-2.61581" calcext:value-type="float">
            <text:p>-2.61581</text:p>
          </table:table-cell>
          <table:table-cell office:value-type="float" office:value="0.427535" calcext:value-type="float">
            <text:p>0.427535</text:p>
          </table:table-cell>
          <table:table-cell office:value-type="float" office:value="3.96749" calcext:value-type="float">
            <text:p>3.96749</text:p>
          </table:table-cell>
          <table:table-cell office:value-type="float" office:value="4.02492" calcext:value-type="float">
            <text:p>4.02492</text:p>
          </table:table-cell>
          <table:table-cell office:value-type="float" office:value="0.231534" calcext:value-type="float">
            <text:p>0.231534</text:p>
          </table:table-cell>
          <table:table-cell office:value-type="float" office:value="0.305277" calcext:value-type="float">
            <text:p>0.305277</text:p>
          </table:table-cell>
          <table:table-cell table:formula="of:=[.T189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8.9" calcext:value-type="float">
            <text:p>18.9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25.5713" calcext:value-type="float">
            <text:p>-25.5713</text:p>
          </table:table-cell>
          <table:table-cell office:value-type="float" office:value="-25.484" calcext:value-type="float">
            <text:p>-25.484</text:p>
          </table:table-cell>
          <table:table-cell office:value-type="float" office:value="-25.4779" calcext:value-type="float">
            <text:p>-25.4779</text:p>
          </table:table-cell>
          <table:table-cell office:value-type="float" office:value="0.067117" calcext:value-type="float">
            <text:p>0.067117</text:p>
          </table:table-cell>
          <table:table-cell office:value-type="float" office:value="-5.10241" calcext:value-type="float">
            <text:p>-5.10241</text:p>
          </table:table-cell>
          <table:table-cell office:value-type="float" office:value="-5.16325" calcext:value-type="float">
            <text:p>-5.16325</text:p>
          </table:table-cell>
          <table:table-cell office:value-type="float" office:value="-5.1713" calcext:value-type="float">
            <text:p>-5.1713</text:p>
          </table:table-cell>
          <table:table-cell office:value-type="float" office:value="0.0832452" calcext:value-type="float">
            <text:p>0.0832452</text:p>
          </table:table-cell>
          <table:table-cell office:value-type="float" office:value="-2.49529" calcext:value-type="float">
            <text:p>-2.49529</text:p>
          </table:table-cell>
          <table:table-cell office:value-type="float" office:value="-2.39109" calcext:value-type="float">
            <text:p>-2.39109</text:p>
          </table:table-cell>
          <table:table-cell office:value-type="float" office:value="0.426461" calcext:value-type="float">
            <text:p>0.426461</text:p>
          </table:table-cell>
          <table:table-cell office:value-type="float" office:value="4.10538" calcext:value-type="float">
            <text:p>4.10538</text:p>
          </table:table-cell>
          <table:table-cell office:value-type="float" office:value="4.16322" calcext:value-type="float">
            <text:p>4.16322</text:p>
          </table:table-cell>
          <table:table-cell office:value-type="float" office:value="0.230989" calcext:value-type="float">
            <text:p>0.230989</text:p>
          </table:table-cell>
          <table:table-cell office:value-type="float" office:value="0.621017" calcext:value-type="float">
            <text:p>0.621017</text:p>
          </table:table-cell>
          <table:table-cell table:formula="of:=[.T190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9" calcext:value-type="float">
            <text:p>19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25.6952" calcext:value-type="float">
            <text:p>-25.6952</text:p>
          </table:table-cell>
          <table:table-cell office:value-type="float" office:value="-25.7285" calcext:value-type="float">
            <text:p>-25.7285</text:p>
          </table:table-cell>
          <table:table-cell office:value-type="float" office:value="-25.7055" calcext:value-type="float">
            <text:p>-25.7055</text:p>
          </table:table-cell>
          <table:table-cell office:value-type="float" office:value="0.0669589" calcext:value-type="float">
            <text:p>0.0669589</text:p>
          </table:table-cell>
          <table:table-cell office:value-type="float" office:value="-4.89995" calcext:value-type="float">
            <text:p>-4.89995</text:p>
          </table:table-cell>
          <table:table-cell office:value-type="float" office:value="-4.80797" calcext:value-type="float">
            <text:p>-4.80797</text:p>
          </table:table-cell>
          <table:table-cell office:value-type="float" office:value="-4.7486" calcext:value-type="float">
            <text:p>-4.7486</text:p>
          </table:table-cell>
          <table:table-cell office:value-type="float" office:value="0.0830904" calcext:value-type="float">
            <text:p>0.0830904</text:p>
          </table:table-cell>
          <table:table-cell office:value-type="float" office:value="-2.35526" calcext:value-type="float">
            <text:p>-2.35526</text:p>
          </table:table-cell>
          <table:table-cell office:value-type="float" office:value="-2.15956" calcext:value-type="float">
            <text:p>-2.15956</text:p>
          </table:table-cell>
          <table:table-cell office:value-type="float" office:value="0.425557" calcext:value-type="float">
            <text:p>0.425557</text:p>
          </table:table-cell>
          <table:table-cell office:value-type="float" office:value="4.12194" calcext:value-type="float">
            <text:p>4.12194</text:p>
          </table:table-cell>
          <table:table-cell office:value-type="float" office:value="4.2893" calcext:value-type="float">
            <text:p>4.2893</text:p>
          </table:table-cell>
          <table:table-cell office:value-type="float" office:value="0.230621" calcext:value-type="float">
            <text:p>0.230621</text:p>
          </table:table-cell>
          <table:table-cell office:value-type="float" office:value="0.559781" calcext:value-type="float">
            <text:p>0.559781</text:p>
          </table:table-cell>
          <table:table-cell table:formula="of:=[.T191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9.1" calcext:value-type="float">
            <text:p>19.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25.9516" calcext:value-type="float">
            <text:p>-25.9516</text:p>
          </table:table-cell>
          <table:table-cell office:value-type="float" office:value="-25.9597" calcext:value-type="float">
            <text:p>-25.9597</text:p>
          </table:table-cell>
          <table:table-cell office:value-type="float" office:value="-25.9096" calcext:value-type="float">
            <text:p>-25.9096</text:p>
          </table:table-cell>
          <table:table-cell office:value-type="float" office:value="0.0668623" calcext:value-type="float">
            <text:p>0.0668623</text:p>
          </table:table-cell>
          <table:table-cell office:value-type="float" office:value="-4.26659" calcext:value-type="float">
            <text:p>-4.26659</text:p>
          </table:table-cell>
          <table:table-cell office:value-type="float" office:value="-4.36157" calcext:value-type="float">
            <text:p>-4.36157</text:p>
          </table:table-cell>
          <table:table-cell office:value-type="float" office:value="-4.31392" calcext:value-type="float">
            <text:p>-4.31392</text:p>
          </table:table-cell>
          <table:table-cell office:value-type="float" office:value="0.0829856" calcext:value-type="float">
            <text:p>0.0829856</text:p>
          </table:table-cell>
          <table:table-cell office:value-type="float" office:value="-2.16415" calcext:value-type="float">
            <text:p>-2.16415</text:p>
          </table:table-cell>
          <table:table-cell office:value-type="float" office:value="-1.92202" calcext:value-type="float">
            <text:p>-1.92202</text:p>
          </table:table-cell>
          <table:table-cell office:value-type="float" office:value="0.424799" calcext:value-type="float">
            <text:p>0.424799</text:p>
          </table:table-cell>
          <table:table-cell office:value-type="float" office:value="4.27125" calcext:value-type="float">
            <text:p>4.27125</text:p>
          </table:table-cell>
          <table:table-cell office:value-type="float" office:value="4.40279" calcext:value-type="float">
            <text:p>4.40279</text:p>
          </table:table-cell>
          <table:table-cell office:value-type="float" office:value="0.230295" calcext:value-type="float">
            <text:p>0.230295</text:p>
          </table:table-cell>
          <table:table-cell office:value-type="float" office:value="0.535703" calcext:value-type="float">
            <text:p>0.535703</text:p>
          </table:table-cell>
          <table:table-cell table:formula="of:=[.T192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9.2" calcext:value-type="float">
            <text:p>19.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26.1198" calcext:value-type="float">
            <text:p>-26.1198</text:p>
          </table:table-cell>
          <table:table-cell office:value-type="float" office:value="-26.1607" calcext:value-type="float">
            <text:p>-26.1607</text:p>
          </table:table-cell>
          <table:table-cell office:value-type="float" office:value="-26.0897" calcext:value-type="float">
            <text:p>-26.0897</text:p>
          </table:table-cell>
          <table:table-cell office:value-type="float" office:value="0.0668758" calcext:value-type="float">
            <text:p>0.0668758</text:p>
          </table:table-cell>
          <table:table-cell office:value-type="float" office:value="-3.67723" calcext:value-type="float">
            <text:p>-3.67723</text:p>
          </table:table-cell>
          <table:table-cell office:value-type="float" office:value="-3.86276" calcext:value-type="float">
            <text:p>-3.86276</text:p>
          </table:table-cell>
          <table:table-cell office:value-type="float" office:value="-3.86856" calcext:value-type="float">
            <text:p>-3.86856</text:p>
          </table:table-cell>
          <table:table-cell office:value-type="float" office:value="0.0828085" calcext:value-type="float">
            <text:p>0.0828085</text:p>
          </table:table-cell>
          <table:table-cell office:value-type="float" office:value="-1.85019" calcext:value-type="float">
            <text:p>-1.85019</text:p>
          </table:table-cell>
          <table:table-cell office:value-type="float" office:value="-1.67928" calcext:value-type="float">
            <text:p>-1.67928</text:p>
          </table:table-cell>
          <table:table-cell office:value-type="float" office:value="0.423907" calcext:value-type="float">
            <text:p>0.423907</text:p>
          </table:table-cell>
          <table:table-cell office:value-type="float" office:value="4.49106" calcext:value-type="float">
            <text:p>4.49106</text:p>
          </table:table-cell>
          <table:table-cell office:value-type="float" office:value="4.50337" calcext:value-type="float">
            <text:p>4.50337</text:p>
          </table:table-cell>
          <table:table-cell office:value-type="float" office:value="0.229758" calcext:value-type="float">
            <text:p>0.229758</text:p>
          </table:table-cell>
          <table:table-cell office:value-type="float" office:value="2.11455" calcext:value-type="float">
            <text:p>2.11455</text:p>
          </table:table-cell>
          <table:table-cell table:formula="of:=[.T193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9.3" calcext:value-type="float">
            <text:p>19.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25.9974" calcext:value-type="float">
            <text:p>-25.9974</text:p>
          </table:table-cell>
          <table:table-cell office:value-type="float" office:value="-26.2663" calcext:value-type="float">
            <text:p>-26.2663</text:p>
          </table:table-cell>
          <table:table-cell office:value-type="float" office:value="-26.2453" calcext:value-type="float">
            <text:p>-26.2453</text:p>
          </table:table-cell>
          <table:table-cell office:value-type="float" office:value="0.0667939" calcext:value-type="float">
            <text:p>0.0667939</text:p>
          </table:table-cell>
          <table:table-cell office:value-type="float" office:value="-3.24722" calcext:value-type="float">
            <text:p>-3.24722</text:p>
          </table:table-cell>
          <table:table-cell office:value-type="float" office:value="-3.36113" calcext:value-type="float">
            <text:p>-3.36113</text:p>
          </table:table-cell>
          <table:table-cell office:value-type="float" office:value="-3.41381" calcext:value-type="float">
            <text:p>-3.41381</text:p>
          </table:table-cell>
          <table:table-cell office:value-type="float" office:value="0.0826411" calcext:value-type="float">
            <text:p>0.0826411</text:p>
          </table:table-cell>
          <table:table-cell office:value-type="float" office:value="-1.41845" calcext:value-type="float">
            <text:p>-1.41845</text:p>
          </table:table-cell>
          <table:table-cell office:value-type="float" office:value="-1.4322" calcext:value-type="float">
            <text:p>-1.4322</text:p>
          </table:table-cell>
          <table:table-cell office:value-type="float" office:value="0.422833" calcext:value-type="float">
            <text:p>0.422833</text:p>
          </table:table-cell>
          <table:table-cell office:value-type="float" office:value="4.65966" calcext:value-type="float">
            <text:p>4.65966</text:p>
          </table:table-cell>
          <table:table-cell office:value-type="float" office:value="4.59081" calcext:value-type="float">
            <text:p>4.59081</text:p>
          </table:table-cell>
          <table:table-cell office:value-type="float" office:value="0.229192" calcext:value-type="float">
            <text:p>0.229192</text:p>
          </table:table-cell>
          <table:table-cell office:value-type="float" office:value="4.55483" calcext:value-type="float">
            <text:p>4.55483</text:p>
          </table:table-cell>
          <table:table-cell table:formula="of:=[.T194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9.4" calcext:value-type="float">
            <text:p>19.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26.1741" calcext:value-type="float">
            <text:p>-26.1741</text:p>
          </table:table-cell>
          <table:table-cell office:value-type="float" office:value="-26.3425" calcext:value-type="float">
            <text:p>-26.3425</text:p>
          </table:table-cell>
          <table:table-cell office:value-type="float" office:value="-26.376" calcext:value-type="float">
            <text:p>-26.376</text:p>
          </table:table-cell>
          <table:table-cell office:value-type="float" office:value="0.0666437" calcext:value-type="float">
            <text:p>0.0666437</text:p>
          </table:table-cell>
          <table:table-cell office:value-type="float" office:value="-2.87885" calcext:value-type="float">
            <text:p>-2.87885</text:p>
          </table:table-cell>
          <table:table-cell office:value-type="float" office:value="-2.88025" calcext:value-type="float">
            <text:p>-2.88025</text:p>
          </table:table-cell>
          <table:table-cell office:value-type="float" office:value="-2.95098" calcext:value-type="float">
            <text:p>-2.95098</text:p>
          </table:table-cell>
          <table:table-cell office:value-type="float" office:value="0.0825736" calcext:value-type="float">
            <text:p>0.0825736</text:p>
          </table:table-cell>
          <table:table-cell office:value-type="float" office:value="-1.02059" calcext:value-type="float">
            <text:p>-1.02059</text:p>
          </table:table-cell>
          <table:table-cell office:value-type="float" office:value="-1.18162" calcext:value-type="float">
            <text:p>-1.18162</text:p>
          </table:table-cell>
          <table:table-cell office:value-type="float" office:value="0.421851" calcext:value-type="float">
            <text:p>0.421851</text:p>
          </table:table-cell>
          <table:table-cell office:value-type="float" office:value="4.74787" calcext:value-type="float">
            <text:p>4.74787</text:p>
          </table:table-cell>
          <table:table-cell office:value-type="float" office:value="4.66493" calcext:value-type="float">
            <text:p>4.66493</text:p>
          </table:table-cell>
          <table:table-cell office:value-type="float" office:value="0.228686" calcext:value-type="float">
            <text:p>0.228686</text:p>
          </table:table-cell>
          <table:table-cell office:value-type="float" office:value="1.48897" calcext:value-type="float">
            <text:p>1.48897</text:p>
          </table:table-cell>
          <table:table-cell table:formula="of:=[.T195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9.5" calcext:value-type="float">
            <text:p>19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26.674" calcext:value-type="float">
            <text:p>-26.674</text:p>
          </table:table-cell>
          <table:table-cell office:value-type="float" office:value="-26.4769" calcext:value-type="float">
            <text:p>-26.4769</text:p>
          </table:table-cell>
          <table:table-cell office:value-type="float" office:value="-26.4815" calcext:value-type="float">
            <text:p>-26.4815</text:p>
          </table:table-cell>
          <table:table-cell office:value-type="float" office:value="0.0664938" calcext:value-type="float">
            <text:p>0.0664938</text:p>
          </table:table-cell>
          <table:table-cell office:value-type="float" office:value="-2.73852" calcext:value-type="float">
            <text:p>-2.73852</text:p>
          </table:table-cell>
          <table:table-cell office:value-type="float" office:value="-2.49097" calcext:value-type="float">
            <text:p>-2.49097</text:p>
          </table:table-cell>
          <table:table-cell office:value-type="float" office:value="-2.48143" calcext:value-type="float">
            <text:p>-2.48143</text:p>
          </table:table-cell>
          <table:table-cell office:value-type="float" office:value="0.0824282" calcext:value-type="float">
            <text:p>0.0824282</text:p>
          </table:table-cell>
          <table:table-cell office:value-type="float" office:value="-0.842394" calcext:value-type="float">
            <text:p>-0.842394</text:p>
          </table:table-cell>
          <table:table-cell office:value-type="float" office:value="-0.928411" calcext:value-type="float">
            <text:p>-0.928411</text:p>
          </table:table-cell>
          <table:table-cell office:value-type="float" office:value="0.420867" calcext:value-type="float">
            <text:p>0.420867</text:p>
          </table:table-cell>
          <table:table-cell office:value-type="float" office:value="4.68835" calcext:value-type="float">
            <text:p>4.68835</text:p>
          </table:table-cell>
          <table:table-cell office:value-type="float" office:value="4.72562" calcext:value-type="float">
            <text:p>4.72562</text:p>
          </table:table-cell>
          <table:table-cell office:value-type="float" office:value="0.228133" calcext:value-type="float">
            <text:p>0.228133</text:p>
          </table:table-cell>
          <table:table-cell office:value-type="float" office:value="5.61831" calcext:value-type="float">
            <text:p>5.61831</text:p>
          </table:table-cell>
          <table:table-cell table:formula="of:=[.T196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9.6" calcext:value-type="float">
            <text:p>19.6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26.6691" calcext:value-type="float">
            <text:p>-26.6691</text:p>
          </table:table-cell>
          <table:table-cell office:value-type="float" office:value="-26.5811" calcext:value-type="float">
            <text:p>-26.5811</text:p>
          </table:table-cell>
          <table:table-cell office:value-type="float" office:value="-26.5616" calcext:value-type="float">
            <text:p>-26.5616</text:p>
          </table:table-cell>
          <table:table-cell office:value-type="float" office:value="0.0663323" calcext:value-type="float">
            <text:p>0.0663323</text:p>
          </table:table-cell>
          <table:table-cell office:value-type="float" office:value="-2.17333" calcext:value-type="float">
            <text:p>-2.17333</text:p>
          </table:table-cell>
          <table:table-cell office:value-type="float" office:value="-2.05589" calcext:value-type="float">
            <text:p>-2.05589</text:p>
          </table:table-cell>
          <table:table-cell office:value-type="float" office:value="-2.0065" calcext:value-type="float">
            <text:p>-2.0065</text:p>
          </table:table-cell>
          <table:table-cell office:value-type="float" office:value="0.0822578" calcext:value-type="float">
            <text:p>0.0822578</text:p>
          </table:table-cell>
          <table:table-cell office:value-type="float" office:value="-0.651735" calcext:value-type="float">
            <text:p>-0.651735</text:p>
          </table:table-cell>
          <table:table-cell office:value-type="float" office:value="-0.673434" calcext:value-type="float">
            <text:p>-0.673434</text:p>
          </table:table-cell>
          <table:table-cell office:value-type="float" office:value="0.419804" calcext:value-type="float">
            <text:p>0.419804</text:p>
          </table:table-cell>
          <table:table-cell office:value-type="float" office:value="4.68323" calcext:value-type="float">
            <text:p>4.68323</text:p>
          </table:table-cell>
          <table:table-cell office:value-type="float" office:value="4.77284" calcext:value-type="float">
            <text:p>4.77284</text:p>
          </table:table-cell>
          <table:table-cell office:value-type="float" office:value="0.227605" calcext:value-type="float">
            <text:p>0.227605</text:p>
          </table:table-cell>
          <table:table-cell office:value-type="float" office:value="1.21106" calcext:value-type="float">
            <text:p>1.21106</text:p>
          </table:table-cell>
          <table:table-cell table:formula="of:=[.T197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9.7" calcext:value-type="float">
            <text:p>19.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26.4671" calcext:value-type="float">
            <text:p>-26.4671</text:p>
          </table:table-cell>
          <table:table-cell office:value-type="float" office:value="-26.6092" calcext:value-type="float">
            <text:p>-26.6092</text:p>
          </table:table-cell>
          <table:table-cell office:value-type="float" office:value="-26.6161" calcext:value-type="float">
            <text:p>-26.6161</text:p>
          </table:table-cell>
          <table:table-cell office:value-type="float" office:value="0.0661721" calcext:value-type="float">
            <text:p>0.0661721</text:p>
          </table:table-cell>
          <table:table-cell office:value-type="float" office:value="-1.53207" calcext:value-type="float">
            <text:p>-1.53207</text:p>
          </table:table-cell>
          <table:table-cell office:value-type="float" office:value="-1.57159" calcext:value-type="float">
            <text:p>-1.57159</text:p>
          </table:table-cell>
          <table:table-cell office:value-type="float" office:value="-1.52753" calcext:value-type="float">
            <text:p>-1.52753</text:p>
          </table:table-cell>
          <table:table-cell office:value-type="float" office:value="0.0821205" calcext:value-type="float">
            <text:p>0.0821205</text:p>
          </table:table-cell>
          <table:table-cell office:value-type="float" office:value="-0.371303" calcext:value-type="float">
            <text:p>-0.371303</text:p>
          </table:table-cell>
          <table:table-cell office:value-type="float" office:value="-0.417552" calcext:value-type="float">
            <text:p>-0.417552</text:p>
          </table:table-cell>
          <table:table-cell office:value-type="float" office:value="0.418746" calcext:value-type="float">
            <text:p>0.418746</text:p>
          </table:table-cell>
          <table:table-cell office:value-type="float" office:value="4.72427" calcext:value-type="float">
            <text:p>4.72427</text:p>
          </table:table-cell>
          <table:table-cell office:value-type="float" office:value="4.80664" calcext:value-type="float">
            <text:p>4.80664</text:p>
          </table:table-cell>
          <table:table-cell office:value-type="float" office:value="0.227114" calcext:value-type="float">
            <text:p>0.227114</text:p>
          </table:table-cell>
          <table:table-cell office:value-type="float" office:value="1.15262" calcext:value-type="float">
            <text:p>1.15262</text:p>
          </table:table-cell>
          <table:table-cell table:formula="of:=[.T198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9.8" calcext:value-type="float">
            <text:p>19.8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26.5998" calcext:value-type="float">
            <text:p>-26.5998</text:p>
          </table:table-cell>
          <table:table-cell office:value-type="float" office:value="-26.6107" calcext:value-type="float">
            <text:p>-26.6107</text:p>
          </table:table-cell>
          <table:table-cell office:value-type="float" office:value="-26.6451" calcext:value-type="float">
            <text:p>-26.6451</text:p>
          </table:table-cell>
          <table:table-cell office:value-type="float" office:value="0.0660413" calcext:value-type="float">
            <text:p>0.0660413</text:p>
          </table:table-cell>
          <table:table-cell office:value-type="float" office:value="-1.14277" calcext:value-type="float">
            <text:p>-1.14277</text:p>
          </table:table-cell>
          <table:table-cell office:value-type="float" office:value="-1.11259" calcext:value-type="float">
            <text:p>-1.11259</text:p>
          </table:table-cell>
          <table:table-cell office:value-type="float" office:value="-1.04586" calcext:value-type="float">
            <text:p>-1.04586</text:p>
          </table:table-cell>
          <table:table-cell office:value-type="float" office:value="0.0820246" calcext:value-type="float">
            <text:p>0.0820246</text:p>
          </table:table-cell>
          <table:table-cell office:value-type="float" office:value="-0.0430451" calcext:value-type="float">
            <text:p>-0.0430451</text:p>
          </table:table-cell>
          <table:table-cell office:value-type="float" office:value="-0.161616" calcext:value-type="float">
            <text:p>-0.161616</text:p>
          </table:table-cell>
          <table:table-cell office:value-type="float" office:value="0.417768" calcext:value-type="float">
            <text:p>0.417768</text:p>
          </table:table-cell>
          <table:table-cell office:value-type="float" office:value="4.71609" calcext:value-type="float">
            <text:p>4.71609</text:p>
          </table:table-cell>
          <table:table-cell office:value-type="float" office:value="4.8271" calcext:value-type="float">
            <text:p>4.8271</text:p>
          </table:table-cell>
          <table:table-cell office:value-type="float" office:value="0.226657" calcext:value-type="float">
            <text:p>0.226657</text:p>
          </table:table-cell>
          <table:table-cell office:value-type="float" office:value="0.0590802" calcext:value-type="float">
            <text:p>0.0590802</text:p>
          </table:table-cell>
          <table:table-cell table:formula="of:=[.T199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9.9" calcext:value-type="float">
            <text:p>19.9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26.7355" calcext:value-type="float">
            <text:p>-26.7355</text:p>
          </table:table-cell>
          <table:table-cell office:value-type="float" office:value="-26.6495" calcext:value-type="float">
            <text:p>-26.6495</text:p>
          </table:table-cell>
          <table:table-cell office:value-type="float" office:value="-26.6485" calcext:value-type="float">
            <text:p>-26.6485</text:p>
          </table:table-cell>
          <table:table-cell office:value-type="float" office:value="0.0658779" calcext:value-type="float">
            <text:p>0.0658779</text:p>
          </table:table-cell>
          <table:table-cell office:value-type="float" office:value="-0.59539" calcext:value-type="float">
            <text:p>-0.59539</text:p>
          </table:table-cell>
          <table:table-cell office:value-type="float" office:value="-0.638345" calcext:value-type="float">
            <text:p>-0.638345</text:p>
          </table:table-cell>
          <table:table-cell office:value-type="float" office:value="-0.562811" calcext:value-type="float">
            <text:p>-0.562811</text:p>
          </table:table-cell>
          <table:table-cell office:value-type="float" office:value="0.082009" calcext:value-type="float">
            <text:p>0.082009</text:p>
          </table:table-cell>
          <table:table-cell office:value-type="float" office:value="0.150897" calcext:value-type="float">
            <text:p>0.150897</text:p>
          </table:table-cell>
          <table:table-cell office:value-type="float" office:value="0.0935412" calcext:value-type="float">
            <text:p>0.0935412</text:p>
          </table:table-cell>
          <table:table-cell office:value-type="float" office:value="0.416744" calcext:value-type="float">
            <text:p>0.416744</text:p>
          </table:table-cell>
          <table:table-cell office:value-type="float" office:value="4.72761" calcext:value-type="float">
            <text:p>4.72761</text:p>
          </table:table-cell>
          <table:table-cell office:value-type="float" office:value="4.83439" calcext:value-type="float">
            <text:p>4.83439</text:p>
          </table:table-cell>
          <table:table-cell office:value-type="float" office:value="0.226236" calcext:value-type="float">
            <text:p>0.226236</text:p>
          </table:table-cell>
          <table:table-cell office:value-type="float" office:value="0.494791" calcext:value-type="float">
            <text:p>0.494791</text:p>
          </table:table-cell>
          <table:table-cell table:formula="of:=[.T200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26.4553" calcext:value-type="float">
            <text:p>-26.4553</text:p>
          </table:table-cell>
          <table:table-cell office:value-type="float" office:value="-26.5923" calcext:value-type="float">
            <text:p>-26.5923</text:p>
          </table:table-cell>
          <table:table-cell office:value-type="float" office:value="-26.6264" calcext:value-type="float">
            <text:p>-26.6264</text:p>
          </table:table-cell>
          <table:table-cell office:value-type="float" office:value="0.0657357" calcext:value-type="float">
            <text:p>0.0657357</text:p>
          </table:table-cell>
          <table:table-cell office:value-type="float" office:value="0.0602653" calcext:value-type="float">
            <text:p>0.0602653</text:p>
          </table:table-cell>
          <table:table-cell office:value-type="float" office:value="-0.10873" calcext:value-type="float">
            <text:p>-0.10873</text:p>
          </table:table-cell>
          <table:table-cell office:value-type="float" office:value="-0.0796947" calcext:value-type="float">
            <text:p>-0.0796947</text:p>
          </table:table-cell>
          <table:table-cell office:value-type="float" office:value="0.0819034" calcext:value-type="float">
            <text:p>0.0819034</text:p>
          </table:table-cell>
          <table:table-cell office:value-type="float" office:value="0.515797" calcext:value-type="float">
            <text:p>0.515797</text:p>
          </table:table-cell>
          <table:table-cell office:value-type="float" office:value="0.347104" calcext:value-type="float">
            <text:p>0.347104</text:p>
          </table:table-cell>
          <table:table-cell office:value-type="float" office:value="0.41582" calcext:value-type="float">
            <text:p>0.41582</text:p>
          </table:table-cell>
          <table:table-cell office:value-type="float" office:value="4.78186" calcext:value-type="float">
            <text:p>4.78186</text:p>
          </table:table-cell>
          <table:table-cell office:value-type="float" office:value="4.82874" calcext:value-type="float">
            <text:p>4.82874</text:p>
          </table:table-cell>
          <table:table-cell office:value-type="float" office:value="0.225741" calcext:value-type="float">
            <text:p>0.225741</text:p>
          </table:table-cell>
          <table:table-cell office:value-type="float" office:value="2.64585" calcext:value-type="float">
            <text:p>2.64585</text:p>
          </table:table-cell>
          <table:table-cell table:formula="of:=[.T201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0.1" calcext:value-type="float">
            <text:p>20.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26.6201" calcext:value-type="float">
            <text:p>-26.6201</text:p>
          </table:table-cell>
          <table:table-cell office:value-type="float" office:value="-26.549" calcext:value-type="float">
            <text:p>-26.549</text:p>
          </table:table-cell>
          <table:table-cell office:value-type="float" office:value="-26.5792" calcext:value-type="float">
            <text:p>-26.5792</text:p>
          </table:table-cell>
          <table:table-cell office:value-type="float" office:value="0.0656107" calcext:value-type="float">
            <text:p>0.0656107</text:p>
          </table:table-cell>
          <table:table-cell office:value-type="float" office:value="0.57588" calcext:value-type="float">
            <text:p>0.57588</text:p>
          </table:table-cell>
          <table:table-cell office:value-type="float" office:value="0.416545" calcext:value-type="float">
            <text:p>0.416545</text:p>
          </table:table-cell>
          <table:table-cell office:value-type="float" office:value="0.402213" calcext:value-type="float">
            <text:p>0.402213</text:p>
          </table:table-cell>
          <table:table-cell office:value-type="float" office:value="0.0817178" calcext:value-type="float">
            <text:p>0.0817178</text:p>
          </table:table-cell>
          <table:table-cell office:value-type="float" office:value="0.790098" calcext:value-type="float">
            <text:p>0.790098</text:p>
          </table:table-cell>
          <table:table-cell office:value-type="float" office:value="0.598287" calcext:value-type="float">
            <text:p>0.598287</text:p>
          </table:table-cell>
          <table:table-cell office:value-type="float" office:value="0.414996" calcext:value-type="float">
            <text:p>0.414996</text:p>
          </table:table-cell>
          <table:table-cell office:value-type="float" office:value="4.81691" calcext:value-type="float">
            <text:p>4.81691</text:p>
          </table:table-cell>
          <table:table-cell office:value-type="float" office:value="4.81045" calcext:value-type="float">
            <text:p>4.81045</text:p>
          </table:table-cell>
          <table:table-cell office:value-type="float" office:value="0.225196" calcext:value-type="float">
            <text:p>0.225196</text:p>
          </table:table-cell>
          <table:table-cell office:value-type="float" office:value="1.7368" calcext:value-type="float">
            <text:p>1.7368</text:p>
          </table:table-cell>
          <table:table-cell table:formula="of:=[.T202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0.2" calcext:value-type="float">
            <text:p>20.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26.7293" calcext:value-type="float">
            <text:p>-26.7293</text:p>
          </table:table-cell>
          <table:table-cell office:value-type="float" office:value="-26.5267" calcext:value-type="float">
            <text:p>-26.5267</text:p>
          </table:table-cell>
          <table:table-cell office:value-type="float" office:value="-26.5069" calcext:value-type="float">
            <text:p>-26.5069</text:p>
          </table:table-cell>
          <table:table-cell office:value-type="float" office:value="0.0654581" calcext:value-type="float">
            <text:p>0.0654581</text:p>
          </table:table-cell>
          <table:table-cell office:value-type="float" office:value="1.06082" calcext:value-type="float">
            <text:p>1.06082</text:p>
          </table:table-cell>
          <table:table-cell office:value-type="float" office:value="0.931483" calcext:value-type="float">
            <text:p>0.931483</text:p>
          </table:table-cell>
          <table:table-cell office:value-type="float" office:value="0.881666" calcext:value-type="float">
            <text:p>0.881666</text:p>
          </table:table-cell>
          <table:table-cell office:value-type="float" office:value="0.0815552" calcext:value-type="float">
            <text:p>0.0815552</text:p>
          </table:table-cell>
          <table:table-cell office:value-type="float" office:value="0.930612" calcext:value-type="float">
            <text:p>0.930612</text:p>
          </table:table-cell>
          <table:table-cell office:value-type="float" office:value="0.846334" calcext:value-type="float">
            <text:p>0.846334</text:p>
          </table:table-cell>
          <table:table-cell office:value-type="float" office:value="0.414038" calcext:value-type="float">
            <text:p>0.414038</text:p>
          </table:table-cell>
          <table:table-cell office:value-type="float" office:value="4.83671" calcext:value-type="float">
            <text:p>4.83671</text:p>
          </table:table-cell>
          <table:table-cell office:value-type="float" office:value="4.77986" calcext:value-type="float">
            <text:p>4.77986</text:p>
          </table:table-cell>
          <table:table-cell office:value-type="float" office:value="0.224657" calcext:value-type="float">
            <text:p>0.224657</text:p>
          </table:table-cell>
          <table:table-cell office:value-type="float" office:value="3.12383" calcext:value-type="float">
            <text:p>3.12383</text:p>
          </table:table-cell>
          <table:table-cell table:formula="of:=[.T203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0.3" calcext:value-type="float">
            <text:p>20.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26.3986" calcext:value-type="float">
            <text:p>-26.3986</text:p>
          </table:table-cell>
          <table:table-cell office:value-type="float" office:value="-26.43" calcext:value-type="float">
            <text:p>-26.43</text:p>
          </table:table-cell>
          <table:table-cell office:value-type="float" office:value="-26.4101" calcext:value-type="float">
            <text:p>-26.4101</text:p>
          </table:table-cell>
          <table:table-cell office:value-type="float" office:value="0.0653178" calcext:value-type="float">
            <text:p>0.0653178</text:p>
          </table:table-cell>
          <table:table-cell office:value-type="float" office:value="1.42212" calcext:value-type="float">
            <text:p>1.42212</text:p>
          </table:table-cell>
          <table:table-cell office:value-type="float" office:value="1.42614" calcext:value-type="float">
            <text:p>1.42614</text:p>
          </table:table-cell>
          <table:table-cell office:value-type="float" office:value="1.35745" calcext:value-type="float">
            <text:p>1.35745</text:p>
          </table:table-cell>
          <table:table-cell office:value-type="float" office:value="0.0814919" calcext:value-type="float">
            <text:p>0.0814919</text:p>
          </table:table-cell>
          <table:table-cell office:value-type="float" office:value="1.11937" calcext:value-type="float">
            <text:p>1.11937</text:p>
          </table:table-cell>
          <table:table-cell office:value-type="float" office:value="1.09053" calcext:value-type="float">
            <text:p>1.09053</text:p>
          </table:table-cell>
          <table:table-cell office:value-type="float" office:value="0.413023" calcext:value-type="float">
            <text:p>0.413023</text:p>
          </table:table-cell>
          <table:table-cell office:value-type="float" office:value="4.80471" calcext:value-type="float">
            <text:p>4.80471</text:p>
          </table:table-cell>
          <table:table-cell office:value-type="float" office:value="4.73737" calcext:value-type="float">
            <text:p>4.73737</text:p>
          </table:table-cell>
          <table:table-cell office:value-type="float" office:value="0.22416" calcext:value-type="float">
            <text:p>0.22416</text:p>
          </table:table-cell>
          <table:table-cell office:value-type="float" office:value="0.0528339" calcext:value-type="float">
            <text:p>0.0528339</text:p>
          </table:table-cell>
          <table:table-cell table:formula="of:=[.T204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0.4" calcext:value-type="float">
            <text:p>20.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26.3594" calcext:value-type="float">
            <text:p>-26.3594</text:p>
          </table:table-cell>
          <table:table-cell office:value-type="float" office:value="-26.3346" calcext:value-type="float">
            <text:p>-26.3346</text:p>
          </table:table-cell>
          <table:table-cell office:value-type="float" office:value="-26.2891" calcext:value-type="float">
            <text:p>-26.2891</text:p>
          </table:table-cell>
          <table:table-cell office:value-type="float" office:value="0.0652251" calcext:value-type="float">
            <text:p>0.0652251</text:p>
          </table:table-cell>
          <table:table-cell office:value-type="float" office:value="1.79315" calcext:value-type="float">
            <text:p>1.79315</text:p>
          </table:table-cell>
          <table:table-cell office:value-type="float" office:value="1.86175" calcext:value-type="float">
            <text:p>1.86175</text:p>
          </table:table-cell>
          <table:table-cell office:value-type="float" office:value="1.82841" calcext:value-type="float">
            <text:p>1.82841</text:p>
          </table:table-cell>
          <table:table-cell office:value-type="float" office:value="0.0813502" calcext:value-type="float">
            <text:p>0.0813502</text:p>
          </table:table-cell>
          <table:table-cell office:value-type="float" office:value="1.28148" calcext:value-type="float">
            <text:p>1.28148</text:p>
          </table:table-cell>
          <table:table-cell office:value-type="float" office:value="1.33018" calcext:value-type="float">
            <text:p>1.33018</text:p>
          </table:table-cell>
          <table:table-cell office:value-type="float" office:value="0.412023" calcext:value-type="float">
            <text:p>0.412023</text:p>
          </table:table-cell>
          <table:table-cell office:value-type="float" office:value="4.69717" calcext:value-type="float">
            <text:p>4.69717</text:p>
          </table:table-cell>
          <table:table-cell office:value-type="float" office:value="4.68345" calcext:value-type="float">
            <text:p>4.68345</text:p>
          </table:table-cell>
          <table:table-cell office:value-type="float" office:value="0.223623" calcext:value-type="float">
            <text:p>0.223623</text:p>
          </table:table-cell>
          <table:table-cell office:value-type="float" office:value="0.305975" calcext:value-type="float">
            <text:p>0.305975</text:p>
          </table:table-cell>
          <table:table-cell table:formula="of:=[.T205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0.5" calcext:value-type="float">
            <text:p>2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26.2502" calcext:value-type="float">
            <text:p>-26.2502</text:p>
          </table:table-cell>
          <table:table-cell office:value-type="float" office:value="-26.2039" calcext:value-type="float">
            <text:p>-26.2039</text:p>
          </table:table-cell>
          <table:table-cell office:value-type="float" office:value="-26.1444" calcext:value-type="float">
            <text:p>-26.1444</text:p>
          </table:table-cell>
          <table:table-cell office:value-type="float" office:value="0.0651758" calcext:value-type="float">
            <text:p>0.0651758</text:p>
          </table:table-cell>
          <table:table-cell office:value-type="float" office:value="2.18481" calcext:value-type="float">
            <text:p>2.18481</text:p>
          </table:table-cell>
          <table:table-cell office:value-type="float" office:value="2.29201" calcext:value-type="float">
            <text:p>2.29201</text:p>
          </table:table-cell>
          <table:table-cell office:value-type="float" office:value="2.29342" calcext:value-type="float">
            <text:p>2.29342</text:p>
          </table:table-cell>
          <table:table-cell office:value-type="float" office:value="0.0811667" calcext:value-type="float">
            <text:p>0.0811667</text:p>
          </table:table-cell>
          <table:table-cell office:value-type="float" office:value="1.49976" calcext:value-type="float">
            <text:p>1.49976</text:p>
          </table:table-cell>
          <table:table-cell office:value-type="float" office:value="1.56467" calcext:value-type="float">
            <text:p>1.56467</text:p>
          </table:table-cell>
          <table:table-cell office:value-type="float" office:value="0.411038" calcext:value-type="float">
            <text:p>0.411038</text:p>
          </table:table-cell>
          <table:table-cell office:value-type="float" office:value="4.57977" calcext:value-type="float">
            <text:p>4.57977</text:p>
          </table:table-cell>
          <table:table-cell office:value-type="float" office:value="4.61859" calcext:value-type="float">
            <text:p>4.61859</text:p>
          </table:table-cell>
          <table:table-cell office:value-type="float" office:value="0.223087" calcext:value-type="float">
            <text:p>0.223087</text:p>
          </table:table-cell>
          <table:table-cell office:value-type="float" office:value="0.781741" calcext:value-type="float">
            <text:p>0.781741</text:p>
          </table:table-cell>
          <table:table-cell table:formula="of:=[.T206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0.6" calcext:value-type="float">
            <text:p>20.6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26.0641" calcext:value-type="float">
            <text:p>-26.0641</text:p>
          </table:table-cell>
          <table:table-cell office:value-type="float" office:value="-26.0613" calcext:value-type="float">
            <text:p>-26.0613</text:p>
          </table:table-cell>
          <table:table-cell office:value-type="float" office:value="-25.9765" calcext:value-type="float">
            <text:p>-25.9765</text:p>
          </table:table-cell>
          <table:table-cell office:value-type="float" office:value="0.0652647" calcext:value-type="float">
            <text:p>0.0652647</text:p>
          </table:table-cell>
          <table:table-cell office:value-type="float" office:value="2.80701" calcext:value-type="float">
            <text:p>2.80701</text:p>
          </table:table-cell>
          <table:table-cell office:value-type="float" office:value="2.76046" calcext:value-type="float">
            <text:p>2.76046</text:p>
          </table:table-cell>
          <table:table-cell office:value-type="float" office:value="2.75141" calcext:value-type="float">
            <text:p>2.75141</text:p>
          </table:table-cell>
          <table:table-cell office:value-type="float" office:value="0.0809714" calcext:value-type="float">
            <text:p>0.0809714</text:p>
          </table:table-cell>
          <table:table-cell office:value-type="float" office:value="1.66165" calcext:value-type="float">
            <text:p>1.66165</text:p>
          </table:table-cell>
          <table:table-cell office:value-type="float" office:value="1.79339" calcext:value-type="float">
            <text:p>1.79339</text:p>
          </table:table-cell>
          <table:table-cell office:value-type="float" office:value="0.410141" calcext:value-type="float">
            <text:p>0.410141</text:p>
          </table:table-cell>
          <table:table-cell office:value-type="float" office:value="4.53204" calcext:value-type="float">
            <text:p>4.53204</text:p>
          </table:table-cell>
          <table:table-cell office:value-type="float" office:value="4.54334" calcext:value-type="float">
            <text:p>4.54334</text:p>
          </table:table-cell>
          <table:table-cell office:value-type="float" office:value="0.222552" calcext:value-type="float">
            <text:p>0.222552</text:p>
          </table:table-cell>
          <table:table-cell office:value-type="float" office:value="0.126146" calcext:value-type="float">
            <text:p>0.126146</text:p>
          </table:table-cell>
          <table:table-cell table:formula="of:=[.T207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0.7" calcext:value-type="float">
            <text:p>20.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25.8345" calcext:value-type="float">
            <text:p>-25.8345</text:p>
          </table:table-cell>
          <table:table-cell office:value-type="float" office:value="-25.867" calcext:value-type="float">
            <text:p>-25.867</text:p>
          </table:table-cell>
          <table:table-cell office:value-type="float" office:value="-25.7861" calcext:value-type="float">
            <text:p>-25.7861</text:p>
          </table:table-cell>
          <table:table-cell office:value-type="float" office:value="0.0653596" calcext:value-type="float">
            <text:p>0.0653596</text:p>
          </table:table-cell>
          <table:table-cell office:value-type="float" office:value="3.42005" calcext:value-type="float">
            <text:p>3.42005</text:p>
          </table:table-cell>
          <table:table-cell office:value-type="float" office:value="3.25695" calcext:value-type="float">
            <text:p>3.25695</text:p>
          </table:table-cell>
          <table:table-cell office:value-type="float" office:value="3.20139" calcext:value-type="float">
            <text:p>3.20139</text:p>
          </table:table-cell>
          <table:table-cell office:value-type="float" office:value="0.0808227" calcext:value-type="float">
            <text:p>0.0808227</text:p>
          </table:table-cell>
          <table:table-cell office:value-type="float" office:value="1.95579" calcext:value-type="float">
            <text:p>1.95579</text:p>
          </table:table-cell>
          <table:table-cell office:value-type="float" office:value="2.01582" calcext:value-type="float">
            <text:p>2.01582</text:p>
          </table:table-cell>
          <table:table-cell office:value-type="float" office:value="0.40918" calcext:value-type="float">
            <text:p>0.40918</text:p>
          </table:table-cell>
          <table:table-cell office:value-type="float" office:value="4.4995" calcext:value-type="float">
            <text:p>4.4995</text:p>
          </table:table-cell>
          <table:table-cell office:value-type="float" office:value="4.45828" calcext:value-type="float">
            <text:p>4.45828</text:p>
          </table:table-cell>
          <table:table-cell office:value-type="float" office:value="0.222028" calcext:value-type="float">
            <text:p>0.222028</text:p>
          </table:table-cell>
          <table:table-cell office:value-type="float" office:value="1.60427" calcext:value-type="float">
            <text:p>1.60427</text:p>
          </table:table-cell>
          <table:table-cell table:formula="of:=[.T208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0.8" calcext:value-type="float">
            <text:p>20.8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25.6666" calcext:value-type="float">
            <text:p>-25.6666</text:p>
          </table:table-cell>
          <table:table-cell office:value-type="float" office:value="-25.6783" calcext:value-type="float">
            <text:p>-25.6783</text:p>
          </table:table-cell>
          <table:table-cell office:value-type="float" office:value="-25.5737" calcext:value-type="float">
            <text:p>-25.5737</text:p>
          </table:table-cell>
          <table:table-cell office:value-type="float" office:value="0.0655938" calcext:value-type="float">
            <text:p>0.0655938</text:p>
          </table:table-cell>
          <table:table-cell office:value-type="float" office:value="3.63509" calcext:value-type="float">
            <text:p>3.63509</text:p>
          </table:table-cell>
          <table:table-cell office:value-type="float" office:value="3.69054" calcext:value-type="float">
            <text:p>3.69054</text:p>
          </table:table-cell>
          <table:table-cell office:value-type="float" office:value="3.64239" calcext:value-type="float">
            <text:p>3.64239</text:p>
          </table:table-cell>
          <table:table-cell office:value-type="float" office:value="0.0807214" calcext:value-type="float">
            <text:p>0.0807214</text:p>
          </table:table-cell>
          <table:table-cell office:value-type="float" office:value="2.14926" calcext:value-type="float">
            <text:p>2.14926</text:p>
          </table:table-cell>
          <table:table-cell office:value-type="float" office:value="2.23146" calcext:value-type="float">
            <text:p>2.23146</text:p>
          </table:table-cell>
          <table:table-cell office:value-type="float" office:value="0.408239" calcext:value-type="float">
            <text:p>0.408239</text:p>
          </table:table-cell>
          <table:table-cell office:value-type="float" office:value="4.38698" calcext:value-type="float">
            <text:p>4.38698</text:p>
          </table:table-cell>
          <table:table-cell office:value-type="float" office:value="4.36404" calcext:value-type="float">
            <text:p>4.36404</text:p>
          </table:table-cell>
          <table:table-cell office:value-type="float" office:value="0.221511" calcext:value-type="float">
            <text:p>0.221511</text:p>
          </table:table-cell>
          <table:table-cell office:value-type="float" office:value="0.185372" calcext:value-type="float">
            <text:p>0.185372</text:p>
          </table:table-cell>
          <table:table-cell table:formula="of:=[.T209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0.9" calcext:value-type="float">
            <text:p>20.9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25.7492" calcext:value-type="float">
            <text:p>-25.7492</text:p>
          </table:table-cell>
          <table:table-cell office:value-type="float" office:value="-25.4938" calcext:value-type="float">
            <text:p>-25.4938</text:p>
          </table:table-cell>
          <table:table-cell office:value-type="float" office:value="-25.3402" calcext:value-type="float">
            <text:p>-25.3402</text:p>
          </table:table-cell>
          <table:table-cell office:value-type="float" office:value="0.0660562" calcext:value-type="float">
            <text:p>0.0660562</text:p>
          </table:table-cell>
          <table:table-cell office:value-type="float" office:value="3.99968" calcext:value-type="float">
            <text:p>3.99968</text:p>
          </table:table-cell>
          <table:table-cell office:value-type="float" office:value="4.08474" calcext:value-type="float">
            <text:p>4.08474</text:p>
          </table:table-cell>
          <table:table-cell office:value-type="float" office:value="4.07353" calcext:value-type="float">
            <text:p>4.07353</text:p>
          </table:table-cell>
          <table:table-cell office:value-type="float" office:value="0.0805541" calcext:value-type="float">
            <text:p>0.0805541</text:p>
          </table:table-cell>
          <table:table-cell office:value-type="float" office:value="2.30272" calcext:value-type="float">
            <text:p>2.30272</text:p>
          </table:table-cell>
          <table:table-cell office:value-type="float" office:value="2.43989" calcext:value-type="float">
            <text:p>2.43989</text:p>
          </table:table-cell>
          <table:table-cell office:value-type="float" office:value="0.407331" calcext:value-type="float">
            <text:p>0.407331</text:p>
          </table:table-cell>
          <table:table-cell office:value-type="float" office:value="4.23377" calcext:value-type="float">
            <text:p>4.23377</text:p>
          </table:table-cell>
          <table:table-cell office:value-type="float" office:value="4.26125" calcext:value-type="float">
            <text:p>4.26125</text:p>
          </table:table-cell>
          <table:table-cell office:value-type="float" office:value="0.220986" calcext:value-type="float">
            <text:p>0.220986</text:p>
          </table:table-cell>
          <table:table-cell office:value-type="float" office:value="3.87324" calcext:value-type="float">
            <text:p>3.87324</text:p>
          </table:table-cell>
          <table:table-cell table:formula="of:=[.T210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1" calcext:value-type="float">
            <text:p>2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25.0214" calcext:value-type="float">
            <text:p>-25.0214</text:p>
          </table:table-cell>
          <table:table-cell office:value-type="float" office:value="-25.2123" calcext:value-type="float">
            <text:p>-25.2123</text:p>
          </table:table-cell>
          <table:table-cell office:value-type="float" office:value="-25.0863" calcext:value-type="float">
            <text:p>-25.0863</text:p>
          </table:table-cell>
          <table:table-cell office:value-type="float" office:value="0.0666155" calcext:value-type="float">
            <text:p>0.0666155</text:p>
          </table:table-cell>
          <table:table-cell office:value-type="float" office:value="4.52803" calcext:value-type="float">
            <text:p>4.52803</text:p>
          </table:table-cell>
          <table:table-cell office:value-type="float" office:value="4.5042" calcext:value-type="float">
            <text:p>4.5042</text:p>
          </table:table-cell>
          <table:table-cell office:value-type="float" office:value="4.49399" calcext:value-type="float">
            <text:p>4.49399</text:p>
          </table:table-cell>
          <table:table-cell office:value-type="float" office:value="0.0803642" calcext:value-type="float">
            <text:p>0.0803642</text:p>
          </table:table-cell>
          <table:table-cell office:value-type="float" office:value="2.57313" calcext:value-type="float">
            <text:p>2.57313</text:p>
          </table:table-cell>
          <table:table-cell office:value-type="float" office:value="2.64071" calcext:value-type="float">
            <text:p>2.64071</text:p>
          </table:table-cell>
          <table:table-cell office:value-type="float" office:value="0.406421" calcext:value-type="float">
            <text:p>0.406421</text:p>
          </table:table-cell>
          <table:table-cell office:value-type="float" office:value="4.10212" calcext:value-type="float">
            <text:p>4.10212</text:p>
          </table:table-cell>
          <table:table-cell office:value-type="float" office:value="4.15058" calcext:value-type="float">
            <text:p>4.15058</text:p>
          </table:table-cell>
          <table:table-cell office:value-type="float" office:value="0.220484" calcext:value-type="float">
            <text:p>0.220484</text:p>
          </table:table-cell>
          <table:table-cell office:value-type="float" office:value="1.95423" calcext:value-type="float">
            <text:p>1.95423</text:p>
          </table:table-cell>
          <table:table-cell table:formula="of:=[.T211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1.1" calcext:value-type="float">
            <text:p>21.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25.0363" calcext:value-type="float">
            <text:p>-25.0363</text:p>
          </table:table-cell>
          <table:table-cell office:value-type="float" office:value="-24.9429" calcext:value-type="float">
            <text:p>-24.9429</text:p>
          </table:table-cell>
          <table:table-cell office:value-type="float" office:value="-24.8126" calcext:value-type="float">
            <text:p>-24.8126</text:p>
          </table:table-cell>
          <table:table-cell office:value-type="float" office:value="0.0669726" calcext:value-type="float">
            <text:p>0.0669726</text:p>
          </table:table-cell>
          <table:table-cell office:value-type="float" office:value="4.88499" calcext:value-type="float">
            <text:p>4.88499</text:p>
          </table:table-cell>
          <table:table-cell office:value-type="float" office:value="4.89596" calcext:value-type="float">
            <text:p>4.89596</text:p>
          </table:table-cell>
          <table:table-cell office:value-type="float" office:value="4.90303" calcext:value-type="float">
            <text:p>4.90303</text:p>
          </table:table-cell>
          <table:table-cell office:value-type="float" office:value="0.0801747" calcext:value-type="float">
            <text:p>0.0801747</text:p>
          </table:table-cell>
          <table:table-cell office:value-type="float" office:value="2.74473" calcext:value-type="float">
            <text:p>2.74473</text:p>
          </table:table-cell>
          <table:table-cell office:value-type="float" office:value="2.83361" calcext:value-type="float">
            <text:p>2.83361</text:p>
          </table:table-cell>
          <table:table-cell office:value-type="float" office:value="0.405495" calcext:value-type="float">
            <text:p>0.405495</text:p>
          </table:table-cell>
          <table:table-cell office:value-type="float" office:value="3.96061" calcext:value-type="float">
            <text:p>3.96061</text:p>
          </table:table-cell>
          <table:table-cell office:value-type="float" office:value="4.03273" calcext:value-type="float">
            <text:p>4.03273</text:p>
          </table:table-cell>
          <table:table-cell office:value-type="float" office:value="0.220012" calcext:value-type="float">
            <text:p>0.220012</text:p>
          </table:table-cell>
          <table:table-cell office:value-type="float" office:value="0.466588" calcext:value-type="float">
            <text:p>0.466588</text:p>
          </table:table-cell>
          <table:table-cell table:formula="of:=[.T212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1.2" calcext:value-type="float">
            <text:p>21.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24.5041" calcext:value-type="float">
            <text:p>-24.5041</text:p>
          </table:table-cell>
          <table:table-cell office:value-type="float" office:value="-24.6201" calcext:value-type="float">
            <text:p>-24.6201</text:p>
          </table:table-cell>
          <table:table-cell office:value-type="float" office:value="-24.5201" calcext:value-type="float">
            <text:p>-24.5201</text:p>
          </table:table-cell>
          <table:table-cell office:value-type="float" office:value="0.0672374" calcext:value-type="float">
            <text:p>0.0672374</text:p>
          </table:table-cell>
          <table:table-cell office:value-type="float" office:value="5.35293" calcext:value-type="float">
            <text:p>5.35293</text:p>
          </table:table-cell>
          <table:table-cell office:value-type="float" office:value="5.29828" calcext:value-type="float">
            <text:p>5.29828</text:p>
          </table:table-cell>
          <table:table-cell office:value-type="float" office:value="5.29995" calcext:value-type="float">
            <text:p>5.29995</text:p>
          </table:table-cell>
          <table:table-cell office:value-type="float" office:value="0.0799895" calcext:value-type="float">
            <text:p>0.0799895</text:p>
          </table:table-cell>
          <table:table-cell office:value-type="float" office:value="2.98916" calcext:value-type="float">
            <text:p>2.98916</text:p>
          </table:table-cell>
          <table:table-cell office:value-type="float" office:value="3.01833" calcext:value-type="float">
            <text:p>3.01833</text:p>
          </table:table-cell>
          <table:table-cell office:value-type="float" office:value="0.404555" calcext:value-type="float">
            <text:p>0.404555</text:p>
          </table:table-cell>
          <table:table-cell office:value-type="float" office:value="3.8267" calcext:value-type="float">
            <text:p>3.8267</text:p>
          </table:table-cell>
          <table:table-cell office:value-type="float" office:value="3.90839" calcext:value-type="float">
            <text:p>3.90839</text:p>
          </table:table-cell>
          <table:table-cell office:value-type="float" office:value="0.219575" calcext:value-type="float">
            <text:p>0.219575</text:p>
          </table:table-cell>
          <table:table-cell office:value-type="float" office:value="0.888456" calcext:value-type="float">
            <text:p>0.888456</text:p>
          </table:table-cell>
          <table:table-cell table:formula="of:=[.T213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1.3" calcext:value-type="float">
            <text:p>21.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24.1159" calcext:value-type="float">
            <text:p>-24.1159</text:p>
          </table:table-cell>
          <table:table-cell office:value-type="float" office:value="-24.2633" calcext:value-type="float">
            <text:p>-24.2633</text:p>
          </table:table-cell>
          <table:table-cell office:value-type="float" office:value="-24.2095" calcext:value-type="float">
            <text:p>-24.2095</text:p>
          </table:table-cell>
          <table:table-cell office:value-type="float" office:value="0.0672478" calcext:value-type="float">
            <text:p>0.0672478</text:p>
          </table:table-cell>
          <table:table-cell office:value-type="float" office:value="5.61152" calcext:value-type="float">
            <text:p>5.61152</text:p>
          </table:table-cell>
          <table:table-cell office:value-type="float" office:value="5.65106" calcext:value-type="float">
            <text:p>5.65106</text:p>
          </table:table-cell>
          <table:table-cell office:value-type="float" office:value="5.68414" calcext:value-type="float">
            <text:p>5.68414</text:p>
          </table:table-cell>
          <table:table-cell office:value-type="float" office:value="0.0798217" calcext:value-type="float">
            <text:p>0.0798217</text:p>
          </table:table-cell>
          <table:table-cell office:value-type="float" office:value="3.27871" calcext:value-type="float">
            <text:p>3.27871</text:p>
          </table:table-cell>
          <table:table-cell office:value-type="float" office:value="3.19464" calcext:value-type="float">
            <text:p>3.19464</text:p>
          </table:table-cell>
          <table:table-cell office:value-type="float" office:value="0.403632" calcext:value-type="float">
            <text:p>0.403632</text:p>
          </table:table-cell>
          <table:table-cell office:value-type="float" office:value="3.6032" calcext:value-type="float">
            <text:p>3.6032</text:p>
          </table:table-cell>
          <table:table-cell office:value-type="float" office:value="3.77827" calcext:value-type="float">
            <text:p>3.77827</text:p>
          </table:table-cell>
          <table:table-cell office:value-type="float" office:value="0.219313" calcext:value-type="float">
            <text:p>0.219313</text:p>
          </table:table-cell>
          <table:table-cell office:value-type="float" office:value="1.22555" calcext:value-type="float">
            <text:p>1.22555</text:p>
          </table:table-cell>
          <table:table-cell table:formula="of:=[.T214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1.4" calcext:value-type="float">
            <text:p>21.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23.9153" calcext:value-type="float">
            <text:p>-23.9153</text:p>
          </table:table-cell>
          <table:table-cell office:value-type="float" office:value="-23.9242" calcext:value-type="float">
            <text:p>-23.9242</text:p>
          </table:table-cell>
          <table:table-cell office:value-type="float" office:value="-23.8818" calcext:value-type="float">
            <text:p>-23.8818</text:p>
          </table:table-cell>
          <table:table-cell office:value-type="float" office:value="0.0671649" calcext:value-type="float">
            <text:p>0.0671649</text:p>
          </table:table-cell>
          <table:table-cell office:value-type="float" office:value="5.94377" calcext:value-type="float">
            <text:p>5.94377</text:p>
          </table:table-cell>
          <table:table-cell office:value-type="float" office:value="5.97644" calcext:value-type="float">
            <text:p>5.97644</text:p>
          </table:table-cell>
          <table:table-cell office:value-type="float" office:value="6.05508" calcext:value-type="float">
            <text:p>6.05508</text:p>
          </table:table-cell>
          <table:table-cell office:value-type="float" office:value="0.0797723" calcext:value-type="float">
            <text:p>0.0797723</text:p>
          </table:table-cell>
          <table:table-cell office:value-type="float" office:value="3.4887" calcext:value-type="float">
            <text:p>3.4887</text:p>
          </table:table-cell>
          <table:table-cell office:value-type="float" office:value="3.36239" calcext:value-type="float">
            <text:p>3.36239</text:p>
          </table:table-cell>
          <table:table-cell office:value-type="float" office:value="0.402774" calcext:value-type="float">
            <text:p>0.402774</text:p>
          </table:table-cell>
          <table:table-cell office:value-type="float" office:value="3.37352" calcext:value-type="float">
            <text:p>3.37352</text:p>
          </table:table-cell>
          <table:table-cell office:value-type="float" office:value="3.64309" calcext:value-type="float">
            <text:p>3.64309</text:p>
          </table:table-cell>
          <table:table-cell office:value-type="float" office:value="0.219463" calcext:value-type="float">
            <text:p>0.219463</text:p>
          </table:table-cell>
          <table:table-cell office:value-type="float" office:value="0.0663337" calcext:value-type="float">
            <text:p>0.0663337</text:p>
          </table:table-cell>
          <table:table-cell table:formula="of:=[.T215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1.5" calcext:value-type="float">
            <text:p>21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23.6471" calcext:value-type="float">
            <text:p>-23.6471</text:p>
          </table:table-cell>
          <table:table-cell office:value-type="float" office:value="-23.6104" calcext:value-type="float">
            <text:p>-23.6104</text:p>
          </table:table-cell>
          <table:table-cell office:value-type="float" office:value="-23.5377" calcext:value-type="float">
            <text:p>-23.5377</text:p>
          </table:table-cell>
          <table:table-cell office:value-type="float" office:value="0.067177" calcext:value-type="float">
            <text:p>0.067177</text:p>
          </table:table-cell>
          <table:table-cell office:value-type="float" office:value="6.29102" calcext:value-type="float">
            <text:p>6.29102</text:p>
          </table:table-cell>
          <table:table-cell office:value-type="float" office:value="6.31703" calcext:value-type="float">
            <text:p>6.31703</text:p>
          </table:table-cell>
          <table:table-cell office:value-type="float" office:value="6.41227" calcext:value-type="float">
            <text:p>6.41227</text:p>
          </table:table-cell>
          <table:table-cell office:value-type="float" office:value="0.0798004" calcext:value-type="float">
            <text:p>0.0798004</text:p>
          </table:table-cell>
          <table:table-cell office:value-type="float" office:value="3.5321" calcext:value-type="float">
            <text:p>3.5321</text:p>
          </table:table-cell>
          <table:table-cell office:value-type="float" office:value="3.52148" calcext:value-type="float">
            <text:p>3.52148</text:p>
          </table:table-cell>
          <table:table-cell office:value-type="float" office:value="0.40184" calcext:value-type="float">
            <text:p>0.40184</text:p>
          </table:table-cell>
          <table:table-cell office:value-type="float" office:value="3.25292" calcext:value-type="float">
            <text:p>3.25292</text:p>
          </table:table-cell>
          <table:table-cell office:value-type="float" office:value="3.50357" calcext:value-type="float">
            <text:p>3.50357</text:p>
          </table:table-cell>
          <table:table-cell office:value-type="float" office:value="0.219548" calcext:value-type="float">
            <text:p>0.219548</text:p>
          </table:table-cell>
          <table:table-cell office:value-type="float" office:value="0.111819" calcext:value-type="float">
            <text:p>0.111819</text:p>
          </table:table-cell>
          <table:table-cell table:formula="of:=[.T216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1.6" calcext:value-type="float">
            <text:p>21.6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23.0099" calcext:value-type="float">
            <text:p>-23.0099</text:p>
          </table:table-cell>
          <table:table-cell office:value-type="float" office:value="-23.2378" calcext:value-type="float">
            <text:p>-23.2378</text:p>
          </table:table-cell>
          <table:table-cell office:value-type="float" office:value="-23.1781" calcext:value-type="float">
            <text:p>-23.1781</text:p>
          </table:table-cell>
          <table:table-cell office:value-type="float" office:value="0.0672579" calcext:value-type="float">
            <text:p>0.0672579</text:p>
          </table:table-cell>
          <table:table-cell office:value-type="float" office:value="6.86182" calcext:value-type="float">
            <text:p>6.86182</text:p>
          </table:table-cell>
          <table:table-cell office:value-type="float" office:value="6.7046" calcext:value-type="float">
            <text:p>6.7046</text:p>
          </table:table-cell>
          <table:table-cell office:value-type="float" office:value="6.75533" calcext:value-type="float">
            <text:p>6.75533</text:p>
          </table:table-cell>
          <table:table-cell office:value-type="float" office:value="0.0797839" calcext:value-type="float">
            <text:p>0.0797839</text:p>
          </table:table-cell>
          <table:table-cell office:value-type="float" office:value="3.67709" calcext:value-type="float">
            <text:p>3.67709</text:p>
          </table:table-cell>
          <table:table-cell office:value-type="float" office:value="3.67185" calcext:value-type="float">
            <text:p>3.67185</text:p>
          </table:table-cell>
          <table:table-cell office:value-type="float" office:value="0.400921" calcext:value-type="float">
            <text:p>0.400921</text:p>
          </table:table-cell>
          <table:table-cell office:value-type="float" office:value="3.20027" calcext:value-type="float">
            <text:p>3.20027</text:p>
          </table:table-cell>
          <table:table-cell office:value-type="float" office:value="3.36041" calcext:value-type="float">
            <text:p>3.36041</text:p>
          </table:table-cell>
          <table:table-cell office:value-type="float" office:value="0.21943" calcext:value-type="float">
            <text:p>0.21943</text:p>
          </table:table-cell>
          <table:table-cell office:value-type="float" office:value="4.24374" calcext:value-type="float">
            <text:p>4.24374</text:p>
          </table:table-cell>
          <table:table-cell table:formula="of:=[.T217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1.7" calcext:value-type="float">
            <text:p>21.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22.6991" calcext:value-type="float">
            <text:p>-22.6991</text:p>
          </table:table-cell>
          <table:table-cell office:value-type="float" office:value="-22.8296" calcext:value-type="float">
            <text:p>-22.8296</text:p>
          </table:table-cell>
          <table:table-cell office:value-type="float" office:value="-22.804" calcext:value-type="float">
            <text:p>-22.804</text:p>
          </table:table-cell>
          <table:table-cell office:value-type="float" office:value="0.0671573" calcext:value-type="float">
            <text:p>0.0671573</text:p>
          </table:table-cell>
          <table:table-cell office:value-type="float" office:value="7.063" calcext:value-type="float">
            <text:p>7.063</text:p>
          </table:table-cell>
          <table:table-cell office:value-type="float" office:value="7.01734" calcext:value-type="float">
            <text:p>7.01734</text:p>
          </table:table-cell>
          <table:table-cell office:value-type="float" office:value="7.08393" calcext:value-type="float">
            <text:p>7.08393</text:p>
          </table:table-cell>
          <table:table-cell office:value-type="float" office:value="0.0797441" calcext:value-type="float">
            <text:p>0.0797441</text:p>
          </table:table-cell>
          <table:table-cell office:value-type="float" office:value="3.84956" calcext:value-type="float">
            <text:p>3.84956</text:p>
          </table:table-cell>
          <table:table-cell office:value-type="float" office:value="3.8135" calcext:value-type="float">
            <text:p>3.8135</text:p>
          </table:table-cell>
          <table:table-cell office:value-type="float" office:value="0.400002" calcext:value-type="float">
            <text:p>0.400002</text:p>
          </table:table-cell>
          <table:table-cell office:value-type="float" office:value="3.02556" calcext:value-type="float">
            <text:p>3.02556</text:p>
          </table:table-cell>
          <table:table-cell office:value-type="float" office:value="3.21431" calcext:value-type="float">
            <text:p>3.21431</text:p>
          </table:table-cell>
          <table:table-cell office:value-type="float" office:value="0.219308" calcext:value-type="float">
            <text:p>0.219308</text:p>
          </table:table-cell>
          <table:table-cell office:value-type="float" office:value="1.0275" calcext:value-type="float">
            <text:p>1.0275</text:p>
          </table:table-cell>
          <table:table-cell table:formula="of:=[.T218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1.8" calcext:value-type="float">
            <text:p>21.8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22.5083" calcext:value-type="float">
            <text:p>-22.5083</text:p>
          </table:table-cell>
          <table:table-cell office:value-type="float" office:value="-22.4328" calcext:value-type="float">
            <text:p>-22.4328</text:p>
          </table:table-cell>
          <table:table-cell office:value-type="float" office:value="-22.4161" calcext:value-type="float">
            <text:p>-22.4161</text:p>
          </table:table-cell>
          <table:table-cell office:value-type="float" office:value="0.0670091" calcext:value-type="float">
            <text:p>0.0670091</text:p>
          </table:table-cell>
          <table:table-cell office:value-type="float" office:value="7.31524" calcext:value-type="float">
            <text:p>7.31524</text:p>
          </table:table-cell>
          <table:table-cell office:value-type="float" office:value="7.29921" calcext:value-type="float">
            <text:p>7.29921</text:p>
          </table:table-cell>
          <table:table-cell office:value-type="float" office:value="7.39782" calcext:value-type="float">
            <text:p>7.39782</text:p>
          </table:table-cell>
          <table:table-cell office:value-type="float" office:value="0.0798162" calcext:value-type="float">
            <text:p>0.0798162</text:p>
          </table:table-cell>
          <table:table-cell office:value-type="float" office:value="4.00318" calcext:value-type="float">
            <text:p>4.00318</text:p>
          </table:table-cell>
          <table:table-cell office:value-type="float" office:value="3.94647" calcext:value-type="float">
            <text:p>3.94647</text:p>
          </table:table-cell>
          <table:table-cell office:value-type="float" office:value="0.39911" calcext:value-type="float">
            <text:p>0.39911</text:p>
          </table:table-cell>
          <table:table-cell office:value-type="float" office:value="2.81605" calcext:value-type="float">
            <text:p>2.81605</text:p>
          </table:table-cell>
          <table:table-cell office:value-type="float" office:value="3.06598" calcext:value-type="float">
            <text:p>3.06598</text:p>
          </table:table-cell>
          <table:table-cell office:value-type="float" office:value="0.219435" calcext:value-type="float">
            <text:p>0.219435</text:p>
          </table:table-cell>
          <table:table-cell office:value-type="float" office:value="0.311679" calcext:value-type="float">
            <text:p>0.311679</text:p>
          </table:table-cell>
          <table:table-cell table:formula="of:=[.T219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1.9" calcext:value-type="float">
            <text:p>21.9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22.1947" calcext:value-type="float">
            <text:p>-22.1947</text:p>
          </table:table-cell>
          <table:table-cell office:value-type="float" office:value="-22.0243" calcext:value-type="float">
            <text:p>-22.0243</text:p>
          </table:table-cell>
          <table:table-cell office:value-type="float" office:value="-22.0154" calcext:value-type="float">
            <text:p>-22.0154</text:p>
          </table:table-cell>
          <table:table-cell office:value-type="float" office:value="0.06686" calcext:value-type="float">
            <text:p>0.06686</text:p>
          </table:table-cell>
          <table:table-cell office:value-type="float" office:value="7.69478" calcext:value-type="float">
            <text:p>7.69478</text:p>
          </table:table-cell>
          <table:table-cell office:value-type="float" office:value="7.58811" calcext:value-type="float">
            <text:p>7.58811</text:p>
          </table:table-cell>
          <table:table-cell office:value-type="float" office:value="7.69679" calcext:value-type="float">
            <text:p>7.69679</text:p>
          </table:table-cell>
          <table:table-cell office:value-type="float" office:value="0.0800171" calcext:value-type="float">
            <text:p>0.0800171</text:p>
          </table:table-cell>
          <table:table-cell office:value-type="float" office:value="4.1847" calcext:value-type="float">
            <text:p>4.1847</text:p>
          </table:table-cell>
          <table:table-cell office:value-type="float" office:value="4.07087" calcext:value-type="float">
            <text:p>4.07087</text:p>
          </table:table-cell>
          <table:table-cell office:value-type="float" office:value="0.398296" calcext:value-type="float">
            <text:p>0.398296</text:p>
          </table:table-cell>
          <table:table-cell office:value-type="float" office:value="2.62081" calcext:value-type="float">
            <text:p>2.62081</text:p>
          </table:table-cell>
          <table:table-cell office:value-type="float" office:value="2.91607" calcext:value-type="float">
            <text:p>2.91607</text:p>
          </table:table-cell>
          <table:table-cell office:value-type="float" office:value="0.219951" calcext:value-type="float">
            <text:p>0.219951</text:p>
          </table:table-cell>
          <table:table-cell office:value-type="float" office:value="2.15481" calcext:value-type="float">
            <text:p>2.15481</text:p>
          </table:table-cell>
          <table:table-cell table:formula="of:=[.T220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2" calcext:value-type="float">
            <text:p>2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21.6473" calcext:value-type="float">
            <text:p>-21.6473</text:p>
          </table:table-cell>
          <table:table-cell office:value-type="float" office:value="-21.632" calcext:value-type="float">
            <text:p>-21.632</text:p>
          </table:table-cell>
          <table:table-cell office:value-type="float" office:value="-21.6026" calcext:value-type="float">
            <text:p>-21.6026</text:p>
          </table:table-cell>
          <table:table-cell office:value-type="float" office:value="0.0667379" calcext:value-type="float">
            <text:p>0.0667379</text:p>
          </table:table-cell>
          <table:table-cell office:value-type="float" office:value="7.94" calcext:value-type="float">
            <text:p>7.94</text:p>
          </table:table-cell>
          <table:table-cell office:value-type="float" office:value="7.89687" calcext:value-type="float">
            <text:p>7.89687</text:p>
          </table:table-cell>
          <table:table-cell office:value-type="float" office:value="7.98072" calcext:value-type="float">
            <text:p>7.98072</text:p>
          </table:table-cell>
          <table:table-cell office:value-type="float" office:value="0.0800413" calcext:value-type="float">
            <text:p>0.0800413</text:p>
          </table:table-cell>
          <table:table-cell office:value-type="float" office:value="4.22528" calcext:value-type="float">
            <text:p>4.22528</text:p>
          </table:table-cell>
          <table:table-cell office:value-type="float" office:value="4.18681" calcext:value-type="float">
            <text:p>4.18681</text:p>
          </table:table-cell>
          <table:table-cell office:value-type="float" office:value="0.3974" calcext:value-type="float">
            <text:p>0.3974</text:p>
          </table:table-cell>
          <table:table-cell office:value-type="float" office:value="2.54978" calcext:value-type="float">
            <text:p>2.54978</text:p>
          </table:table-cell>
          <table:table-cell office:value-type="float" office:value="2.76526" calcext:value-type="float">
            <text:p>2.76526</text:p>
          </table:table-cell>
          <table:table-cell office:value-type="float" office:value="0.219944" calcext:value-type="float">
            <text:p>0.219944</text:p>
          </table:table-cell>
          <table:table-cell office:value-type="float" office:value="0.121174" calcext:value-type="float">
            <text:p>0.121174</text:p>
          </table:table-cell>
          <table:table-cell table:formula="of:=[.T221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2.1" calcext:value-type="float">
            <text:p>22.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21.0853" calcext:value-type="float">
            <text:p>-21.0853</text:p>
          </table:table-cell>
          <table:table-cell office:value-type="float" office:value="-21.2132" calcext:value-type="float">
            <text:p>-21.2132</text:p>
          </table:table-cell>
          <table:table-cell office:value-type="float" office:value="-21.1787" calcext:value-type="float">
            <text:p>-21.1787</text:p>
          </table:table-cell>
          <table:table-cell office:value-type="float" office:value="0.0666485" calcext:value-type="float">
            <text:p>0.0666485</text:p>
          </table:table-cell>
          <table:table-cell office:value-type="float" office:value="7.83229" calcext:value-type="float">
            <text:p>7.83229</text:p>
          </table:table-cell>
          <table:table-cell office:value-type="float" office:value="8.07463" calcext:value-type="float">
            <text:p>8.07463</text:p>
          </table:table-cell>
          <table:table-cell office:value-type="float" office:value="8.24957" calcext:value-type="float">
            <text:p>8.24957</text:p>
          </table:table-cell>
          <table:table-cell office:value-type="float" office:value="0.0803965" calcext:value-type="float">
            <text:p>0.0803965</text:p>
          </table:table-cell>
          <table:table-cell office:value-type="float" office:value="4.30051" calcext:value-type="float">
            <text:p>4.30051</text:p>
          </table:table-cell>
          <table:table-cell office:value-type="float" office:value="4.29447" calcext:value-type="float">
            <text:p>4.29447</text:p>
          </table:table-cell>
          <table:table-cell office:value-type="float" office:value="0.396503" calcext:value-type="float">
            <text:p>0.396503</text:p>
          </table:table-cell>
          <table:table-cell office:value-type="float" office:value="2.2556" calcext:value-type="float">
            <text:p>2.2556</text:p>
          </table:table-cell>
          <table:table-cell office:value-type="float" office:value="2.61417" calcext:value-type="float">
            <text:p>2.61417</text:p>
          </table:table-cell>
          <table:table-cell office:value-type="float" office:value="0.220312" calcext:value-type="float">
            <text:p>0.220312</text:p>
          </table:table-cell>
          <table:table-cell office:value-type="float" office:value="4.26774" calcext:value-type="float">
            <text:p>4.26774</text:p>
          </table:table-cell>
          <table:table-cell table:formula="of:=[.T222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2.2" calcext:value-type="float">
            <text:p>22.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21.0519" calcext:value-type="float">
            <text:p>-21.0519</text:p>
          </table:table-cell>
          <table:table-cell office:value-type="float" office:value="-20.8413" calcext:value-type="float">
            <text:p>-20.8413</text:p>
          </table:table-cell>
          <table:table-cell office:value-type="float" office:value="-20.7444" calcext:value-type="float">
            <text:p>-20.7444</text:p>
          </table:table-cell>
          <table:table-cell office:value-type="float" office:value="0.0667147" calcext:value-type="float">
            <text:p>0.0667147</text:p>
          </table:table-cell>
          <table:table-cell office:value-type="float" office:value="8.50983" calcext:value-type="float">
            <text:p>8.50983</text:p>
          </table:table-cell>
          <table:table-cell office:value-type="float" office:value="8.37547" calcext:value-type="float">
            <text:p>8.37547</text:p>
          </table:table-cell>
          <table:table-cell office:value-type="float" office:value="8.50333" calcext:value-type="float">
            <text:p>8.50333</text:p>
          </table:table-cell>
          <table:table-cell office:value-type="float" office:value="0.0807701" calcext:value-type="float">
            <text:p>0.0807701</text:p>
          </table:table-cell>
          <table:table-cell office:value-type="float" office:value="4.26063" calcext:value-type="float">
            <text:p>4.26063</text:p>
          </table:table-cell>
          <table:table-cell office:value-type="float" office:value="4.39406" calcext:value-type="float">
            <text:p>4.39406</text:p>
          </table:table-cell>
          <table:table-cell office:value-type="float" office:value="0.395683" calcext:value-type="float">
            <text:p>0.395683</text:p>
          </table:table-cell>
          <table:table-cell office:value-type="float" office:value="2.26562" calcext:value-type="float">
            <text:p>2.26562</text:p>
          </table:table-cell>
          <table:table-cell office:value-type="float" office:value="2.46341" calcext:value-type="float">
            <text:p>2.46341</text:p>
          </table:table-cell>
          <table:table-cell office:value-type="float" office:value="0.220369" calcext:value-type="float">
            <text:p>0.220369</text:p>
          </table:table-cell>
          <table:table-cell office:value-type="float" office:value="3.31885" calcext:value-type="float">
            <text:p>3.31885</text:p>
          </table:table-cell>
          <table:table-cell table:formula="of:=[.T223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2.3" calcext:value-type="float">
            <text:p>22.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20.21" calcext:value-type="float">
            <text:p>-20.21</text:p>
          </table:table-cell>
          <table:table-cell office:value-type="float" office:value="-20.3541" calcext:value-type="float">
            <text:p>-20.3541</text:p>
          </table:table-cell>
          <table:table-cell office:value-type="float" office:value="-20.3006" calcext:value-type="float">
            <text:p>-20.3006</text:p>
          </table:table-cell>
          <table:table-cell office:value-type="float" office:value="0.066717" calcext:value-type="float">
            <text:p>0.066717</text:p>
          </table:table-cell>
          <table:table-cell office:value-type="float" office:value="8.68914" calcext:value-type="float">
            <text:p>8.68914</text:p>
          </table:table-cell>
          <table:table-cell office:value-type="float" office:value="8.62122" calcext:value-type="float">
            <text:p>8.62122</text:p>
          </table:table-cell>
          <table:table-cell office:value-type="float" office:value="8.74206" calcext:value-type="float">
            <text:p>8.74206</text:p>
          </table:table-cell>
          <table:table-cell office:value-type="float" office:value="0.0810543" calcext:value-type="float">
            <text:p>0.0810543</text:p>
          </table:table-cell>
          <table:table-cell office:value-type="float" office:value="4.44514" calcext:value-type="float">
            <text:p>4.44514</text:p>
          </table:table-cell>
          <table:table-cell office:value-type="float" office:value="4.48582" calcext:value-type="float">
            <text:p>4.48582</text:p>
          </table:table-cell>
          <table:table-cell office:value-type="float" office:value="0.39482" calcext:value-type="float">
            <text:p>0.39482</text:p>
          </table:table-cell>
          <table:table-cell office:value-type="float" office:value="2.10958" calcext:value-type="float">
            <text:p>2.10958</text:p>
          </table:table-cell>
          <table:table-cell office:value-type="float" office:value="2.31358" calcext:value-type="float">
            <text:p>2.31358</text:p>
          </table:table-cell>
          <table:table-cell office:value-type="float" office:value="0.220359" calcext:value-type="float">
            <text:p>0.220359</text:p>
          </table:table-cell>
          <table:table-cell office:value-type="float" office:value="1.40232" calcext:value-type="float">
            <text:p>1.40232</text:p>
          </table:table-cell>
          <table:table-cell table:formula="of:=[.T224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2.4" calcext:value-type="float">
            <text:p>22.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20.0633" calcext:value-type="float">
            <text:p>-20.0633</text:p>
          </table:table-cell>
          <table:table-cell office:value-type="float" office:value="-19.9542" calcext:value-type="float">
            <text:p>-19.9542</text:p>
          </table:table-cell>
          <table:table-cell office:value-type="float" office:value="-19.848" calcext:value-type="float">
            <text:p>-19.848</text:p>
          </table:table-cell>
          <table:table-cell office:value-type="float" office:value="0.0668647" calcext:value-type="float">
            <text:p>0.0668647</text:p>
          </table:table-cell>
          <table:table-cell office:value-type="float" office:value="8.86724" calcext:value-type="float">
            <text:p>8.86724</text:p>
          </table:table-cell>
          <table:table-cell office:value-type="float" office:value="8.85325" calcext:value-type="float">
            <text:p>8.85325</text:p>
          </table:table-cell>
          <table:table-cell office:value-type="float" office:value="8.96589" calcext:value-type="float">
            <text:p>8.96589</text:p>
          </table:table-cell>
          <table:table-cell office:value-type="float" office:value="0.0812026" calcext:value-type="float">
            <text:p>0.0812026</text:p>
          </table:table-cell>
          <table:table-cell office:value-type="float" office:value="4.41983" calcext:value-type="float">
            <text:p>4.41983</text:p>
          </table:table-cell>
          <table:table-cell office:value-type="float" office:value="4.57001" calcext:value-type="float">
            <text:p>4.57001</text:p>
          </table:table-cell>
          <table:table-cell office:value-type="float" office:value="0.394045" calcext:value-type="float">
            <text:p>0.394045</text:p>
          </table:table-cell>
          <table:table-cell office:value-type="float" office:value="2.03101" calcext:value-type="float">
            <text:p>2.03101</text:p>
          </table:table-cell>
          <table:table-cell office:value-type="float" office:value="2.16524" calcext:value-type="float">
            <text:p>2.16524</text:p>
          </table:table-cell>
          <table:table-cell office:value-type="float" office:value="0.220048" calcext:value-type="float">
            <text:p>0.220048</text:p>
          </table:table-cell>
          <table:table-cell office:value-type="float" office:value="0.632022" calcext:value-type="float">
            <text:p>0.632022</text:p>
          </table:table-cell>
          <table:table-cell table:formula="of:=[.T225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2.5" calcext:value-type="float">
            <text:p>22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19.4861" calcext:value-type="float">
            <text:p>-19.4861</text:p>
          </table:table-cell>
          <table:table-cell office:value-type="float" office:value="-19.5305" calcext:value-type="float">
            <text:p>-19.5305</text:p>
          </table:table-cell>
          <table:table-cell office:value-type="float" office:value="-19.3873" calcext:value-type="float">
            <text:p>-19.3873</text:p>
          </table:table-cell>
          <table:table-cell office:value-type="float" office:value="0.0673632" calcext:value-type="float">
            <text:p>0.0673632</text:p>
          </table:table-cell>
          <table:table-cell office:value-type="float" office:value="8.96665" calcext:value-type="float">
            <text:p>8.96665</text:p>
          </table:table-cell>
          <table:table-cell office:value-type="float" office:value="9.04578" calcext:value-type="float">
            <text:p>9.04578</text:p>
          </table:table-cell>
          <table:table-cell office:value-type="float" office:value="9.17499" calcext:value-type="float">
            <text:p>9.17499</text:p>
          </table:table-cell>
          <table:table-cell office:value-type="float" office:value="0.0813887" calcext:value-type="float">
            <text:p>0.0813887</text:p>
          </table:table-cell>
          <table:table-cell office:value-type="float" office:value="4.42286" calcext:value-type="float">
            <text:p>4.42286</text:p>
          </table:table-cell>
          <table:table-cell office:value-type="float" office:value="4.64694" calcext:value-type="float">
            <text:p>4.64694</text:p>
          </table:table-cell>
          <table:table-cell office:value-type="float" office:value="0.393453" calcext:value-type="float">
            <text:p>0.393453</text:p>
          </table:table-cell>
          <table:table-cell office:value-type="float" office:value="1.90161" calcext:value-type="float">
            <text:p>1.90161</text:p>
          </table:table-cell>
          <table:table-cell office:value-type="float" office:value="2.01891" calcext:value-type="float">
            <text:p>2.01891</text:p>
          </table:table-cell>
          <table:table-cell office:value-type="float" office:value="0.219654" calcext:value-type="float">
            <text:p>0.219654</text:p>
          </table:table-cell>
          <table:table-cell office:value-type="float" office:value="0.463229" calcext:value-type="float">
            <text:p>0.463229</text:p>
          </table:table-cell>
          <table:table-cell table:formula="of:=[.T226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2.6" calcext:value-type="float">
            <text:p>22.6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18.6786" calcext:value-type="float">
            <text:p>-18.6786</text:p>
          </table:table-cell>
          <table:table-cell office:value-type="float" office:value="-19.0086" calcext:value-type="float">
            <text:p>-19.0086</text:p>
          </table:table-cell>
          <table:table-cell office:value-type="float" office:value="-18.9193" calcext:value-type="float">
            <text:p>-18.9193</text:p>
          </table:table-cell>
          <table:table-cell office:value-type="float" office:value="0.0676601" calcext:value-type="float">
            <text:p>0.0676601</text:p>
          </table:table-cell>
          <table:table-cell office:value-type="float" office:value="9.19191" calcext:value-type="float">
            <text:p>9.19191</text:p>
          </table:table-cell>
          <table:table-cell office:value-type="float" office:value="9.24124" calcext:value-type="float">
            <text:p>9.24124</text:p>
          </table:table-cell>
          <table:table-cell office:value-type="float" office:value="9.36959" calcext:value-type="float">
            <text:p>9.36959</text:p>
          </table:table-cell>
          <table:table-cell office:value-type="float" office:value="0.0816342" calcext:value-type="float">
            <text:p>0.0816342</text:p>
          </table:table-cell>
          <table:table-cell office:value-type="float" office:value="4.5905" calcext:value-type="float">
            <text:p>4.5905</text:p>
          </table:table-cell>
          <table:table-cell office:value-type="float" office:value="4.71692" calcext:value-type="float">
            <text:p>4.71692</text:p>
          </table:table-cell>
          <table:table-cell office:value-type="float" office:value="0.392742" calcext:value-type="float">
            <text:p>0.392742</text:p>
          </table:table-cell>
          <table:table-cell office:value-type="float" office:value="1.7458" calcext:value-type="float">
            <text:p>1.7458</text:p>
          </table:table-cell>
          <table:table-cell office:value-type="float" office:value="1.8751" calcext:value-type="float">
            <text:p>1.8751</text:p>
          </table:table-cell>
          <table:table-cell office:value-type="float" office:value="0.21931" calcext:value-type="float">
            <text:p>0.21931</text:p>
          </table:table-cell>
          <table:table-cell office:value-type="float" office:value="5.82387" calcext:value-type="float">
            <text:p>5.82387</text:p>
          </table:table-cell>
          <table:table-cell table:formula="of:=[.T227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2.7" calcext:value-type="float">
            <text:p>22.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18.4242" calcext:value-type="float">
            <text:p>-18.4242</text:p>
          </table:table-cell>
          <table:table-cell office:value-type="float" office:value="-18.5378" calcext:value-type="float">
            <text:p>-18.5378</text:p>
          </table:table-cell>
          <table:table-cell office:value-type="float" office:value="-18.4446" calcext:value-type="float">
            <text:p>-18.4446</text:p>
          </table:table-cell>
          <table:table-cell office:value-type="float" office:value="0.0678469" calcext:value-type="float">
            <text:p>0.0678469</text:p>
          </table:table-cell>
          <table:table-cell office:value-type="float" office:value="9.46852" calcext:value-type="float">
            <text:p>9.46852</text:p>
          </table:table-cell>
          <table:table-cell office:value-type="float" office:value="9.4268" calcext:value-type="float">
            <text:p>9.4268</text:p>
          </table:table-cell>
          <table:table-cell office:value-type="float" office:value="9.54996" calcext:value-type="float">
            <text:p>9.54996</text:p>
          </table:table-cell>
          <table:table-cell office:value-type="float" office:value="0.0819081" calcext:value-type="float">
            <text:p>0.0819081</text:p>
          </table:table-cell>
          <table:table-cell office:value-type="float" office:value="4.66356" calcext:value-type="float">
            <text:p>4.66356</text:p>
          </table:table-cell>
          <table:table-cell office:value-type="float" office:value="4.78028" calcext:value-type="float">
            <text:p>4.78028</text:p>
          </table:table-cell>
          <table:table-cell office:value-type="float" office:value="0.391976" calcext:value-type="float">
            <text:p>0.391976</text:p>
          </table:table-cell>
          <table:table-cell office:value-type="float" office:value="1.61643" calcext:value-type="float">
            <text:p>1.61643</text:p>
          </table:table-cell>
          <table:table-cell office:value-type="float" office:value="1.73429" calcext:value-type="float">
            <text:p>1.73429</text:p>
          </table:table-cell>
          <table:table-cell office:value-type="float" office:value="0.218992" calcext:value-type="float">
            <text:p>0.218992</text:p>
          </table:table-cell>
          <table:table-cell office:value-type="float" office:value="0.808261" calcext:value-type="float">
            <text:p>0.808261</text:p>
          </table:table-cell>
          <table:table-cell table:formula="of:=[.T228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2.8" calcext:value-type="float">
            <text:p>22.8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17.7736" calcext:value-type="float">
            <text:p>-17.7736</text:p>
          </table:table-cell>
          <table:table-cell office:value-type="float" office:value="-17.987" calcext:value-type="float">
            <text:p>-17.987</text:p>
          </table:table-cell>
          <table:table-cell office:value-type="float" office:value="-17.9639" calcext:value-type="float">
            <text:p>-17.9639</text:p>
          </table:table-cell>
          <table:table-cell office:value-type="float" office:value="0.0677849" calcext:value-type="float">
            <text:p>0.0677849</text:p>
          </table:table-cell>
          <table:table-cell office:value-type="float" office:value="9.72478" calcext:value-type="float">
            <text:p>9.72478</text:p>
          </table:table-cell>
          <table:table-cell office:value-type="float" office:value="9.58673" calcext:value-type="float">
            <text:p>9.58673</text:p>
          </table:table-cell>
          <table:table-cell office:value-type="float" office:value="9.71643" calcext:value-type="float">
            <text:p>9.71643</text:p>
          </table:table-cell>
          <table:table-cell office:value-type="float" office:value="0.082361" calcext:value-type="float">
            <text:p>0.082361</text:p>
          </table:table-cell>
          <table:table-cell office:value-type="float" office:value="4.86511" calcext:value-type="float">
            <text:p>4.86511</text:p>
          </table:table-cell>
          <table:table-cell office:value-type="float" office:value="4.83737" calcext:value-type="float">
            <text:p>4.83737</text:p>
          </table:table-cell>
          <table:table-cell office:value-type="float" office:value="0.391125" calcext:value-type="float">
            <text:p>0.391125</text:p>
          </table:table-cell>
          <table:table-cell office:value-type="float" office:value="1.40585" calcext:value-type="float">
            <text:p>1.40585</text:p>
          </table:table-cell>
          <table:table-cell office:value-type="float" office:value="1.59691" calcext:value-type="float">
            <text:p>1.59691</text:p>
          </table:table-cell>
          <table:table-cell office:value-type="float" office:value="0.21904" calcext:value-type="float">
            <text:p>0.21904</text:p>
          </table:table-cell>
          <table:table-cell office:value-type="float" office:value="3.69232" calcext:value-type="float">
            <text:p>3.69232</text:p>
          </table:table-cell>
          <table:table-cell table:formula="of:=[.T229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2.9" calcext:value-type="float">
            <text:p>22.9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17.3436" calcext:value-type="float">
            <text:p>-17.3436</text:p>
          </table:table-cell>
          <table:table-cell office:value-type="float" office:value="-17.4696" calcext:value-type="float">
            <text:p>-17.4696</text:p>
          </table:table-cell>
          <table:table-cell office:value-type="float" office:value="-17.4777" calcext:value-type="float">
            <text:p>-17.4777</text:p>
          </table:table-cell>
          <table:table-cell office:value-type="float" office:value="0.0676457" calcext:value-type="float">
            <text:p>0.0676457</text:p>
          </table:table-cell>
          <table:table-cell office:value-type="float" office:value="9.88109" calcext:value-type="float">
            <text:p>9.88109</text:p>
          </table:table-cell>
          <table:table-cell office:value-type="float" office:value="9.78291" calcext:value-type="float">
            <text:p>9.78291</text:p>
          </table:table-cell>
          <table:table-cell office:value-type="float" office:value="9.86936" calcext:value-type="float">
            <text:p>9.86936</text:p>
          </table:table-cell>
          <table:table-cell office:value-type="float" office:value="0.0824702" calcext:value-type="float">
            <text:p>0.0824702</text:p>
          </table:table-cell>
          <table:table-cell office:value-type="float" office:value="4.92713" calcext:value-type="float">
            <text:p>4.92713</text:p>
          </table:table-cell>
          <table:table-cell office:value-type="float" office:value="4.88856" calcext:value-type="float">
            <text:p>4.88856</text:p>
          </table:table-cell>
          <table:table-cell office:value-type="float" office:value="0.390276" calcext:value-type="float">
            <text:p>0.390276</text:p>
          </table:table-cell>
          <table:table-cell office:value-type="float" office:value="1.36969" calcext:value-type="float">
            <text:p>1.36969</text:p>
          </table:table-cell>
          <table:table-cell office:value-type="float" office:value="1.46338" calcext:value-type="float">
            <text:p>1.46338</text:p>
          </table:table-cell>
          <table:table-cell office:value-type="float" office:value="0.218712" calcext:value-type="float">
            <text:p>0.218712</text:p>
          </table:table-cell>
          <table:table-cell office:value-type="float" office:value="1.48292" calcext:value-type="float">
            <text:p>1.48292</text:p>
          </table:table-cell>
          <table:table-cell table:formula="of:=[.T230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3" calcext:value-type="float">
            <text:p>2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16.8876" calcext:value-type="float">
            <text:p>-16.8876</text:p>
          </table:table-cell>
          <table:table-cell office:value-type="float" office:value="-16.9526" calcext:value-type="float">
            <text:p>-16.9526</text:p>
          </table:table-cell>
          <table:table-cell office:value-type="float" office:value="-16.9868" calcext:value-type="float">
            <text:p>-16.9868</text:p>
          </table:table-cell>
          <table:table-cell office:value-type="float" office:value="0.067519" calcext:value-type="float">
            <text:p>0.067519</text:p>
          </table:table-cell>
          <table:table-cell office:value-type="float" office:value="10.145" calcext:value-type="float">
            <text:p>10.145</text:p>
          </table:table-cell>
          <table:table-cell office:value-type="float" office:value="9.98096" calcext:value-type="float">
            <text:p>9.98096</text:p>
          </table:table-cell>
          <table:table-cell office:value-type="float" office:value="10.0091" calcext:value-type="float">
            <text:p>10.0091</text:p>
          </table:table-cell>
          <table:table-cell office:value-type="float" office:value="0.0823926" calcext:value-type="float">
            <text:p>0.0823926</text:p>
          </table:table-cell>
          <table:table-cell office:value-type="float" office:value="5.0082" calcext:value-type="float">
            <text:p>5.0082</text:p>
          </table:table-cell>
          <table:table-cell office:value-type="float" office:value="4.93421" calcext:value-type="float">
            <text:p>4.93421</text:p>
          </table:table-cell>
          <table:table-cell office:value-type="float" office:value="0.389448" calcext:value-type="float">
            <text:p>0.389448</text:p>
          </table:table-cell>
          <table:table-cell office:value-type="float" office:value="1.32902" calcext:value-type="float">
            <text:p>1.32902</text:p>
          </table:table-cell>
          <table:table-cell office:value-type="float" office:value="1.33408" calcext:value-type="float">
            <text:p>1.33408</text:p>
          </table:table-cell>
          <table:table-cell office:value-type="float" office:value="0.218284" calcext:value-type="float">
            <text:p>0.218284</text:p>
          </table:table-cell>
          <table:table-cell office:value-type="float" office:value="1.88914" calcext:value-type="float">
            <text:p>1.88914</text:p>
          </table:table-cell>
          <table:table-cell table:formula="of:=[.T231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3.1" calcext:value-type="float">
            <text:p>23.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16.5153" calcext:value-type="float">
            <text:p>-16.5153</text:p>
          </table:table-cell>
          <table:table-cell office:value-type="float" office:value="-16.4504" calcext:value-type="float">
            <text:p>-16.4504</text:p>
          </table:table-cell>
          <table:table-cell office:value-type="float" office:value="-16.4915" calcext:value-type="float">
            <text:p>-16.4915</text:p>
          </table:table-cell>
          <table:table-cell office:value-type="float" office:value="0.0674259" calcext:value-type="float">
            <text:p>0.0674259</text:p>
          </table:table-cell>
          <table:table-cell office:value-type="float" office:value="10.3091" calcext:value-type="float">
            <text:p>10.3091</text:p>
          </table:table-cell>
          <table:table-cell office:value-type="float" office:value="10.1552" calcext:value-type="float">
            <text:p>10.1552</text:p>
          </table:table-cell>
          <table:table-cell office:value-type="float" office:value="10.1362" calcext:value-type="float">
            <text:p>10.1362</text:p>
          </table:table-cell>
          <table:table-cell office:value-type="float" office:value="0.0822293" calcext:value-type="float">
            <text:p>0.0822293</text:p>
          </table:table-cell>
          <table:table-cell office:value-type="float" office:value="5.05131" calcext:value-type="float">
            <text:p>5.05131</text:p>
          </table:table-cell>
          <table:table-cell office:value-type="float" office:value="4.97469" calcext:value-type="float">
            <text:p>4.97469</text:p>
          </table:table-cell>
          <table:table-cell office:value-type="float" office:value="0.388638" calcext:value-type="float">
            <text:p>0.388638</text:p>
          </table:table-cell>
          <table:table-cell office:value-type="float" office:value="1.26602" calcext:value-type="float">
            <text:p>1.26602</text:p>
          </table:table-cell>
          <table:table-cell office:value-type="float" office:value="1.20937" calcext:value-type="float">
            <text:p>1.20937</text:p>
          </table:table-cell>
          <table:table-cell office:value-type="float" office:value="0.217829" calcext:value-type="float">
            <text:p>0.217829</text:p>
          </table:table-cell>
          <table:table-cell office:value-type="float" office:value="1.5768" calcext:value-type="float">
            <text:p>1.5768</text:p>
          </table:table-cell>
          <table:table-cell table:formula="of:=[.T232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3.2" calcext:value-type="float">
            <text:p>23.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16.006" calcext:value-type="float">
            <text:p>-16.006</text:p>
          </table:table-cell>
          <table:table-cell office:value-type="float" office:value="-15.9558" calcext:value-type="float">
            <text:p>-15.9558</text:p>
          </table:table-cell>
          <table:table-cell office:value-type="float" office:value="-15.9924" calcext:value-type="float">
            <text:p>-15.9924</text:p>
          </table:table-cell>
          <table:table-cell office:value-type="float" office:value="0.0673376" calcext:value-type="float">
            <text:p>0.0673376</text:p>
          </table:table-cell>
          <table:table-cell office:value-type="float" office:value="10.1843" calcext:value-type="float">
            <text:p>10.1843</text:p>
          </table:table-cell>
          <table:table-cell office:value-type="float" office:value="10.2533" calcext:value-type="float">
            <text:p>10.2533</text:p>
          </table:table-cell>
          <table:table-cell office:value-type="float" office:value="10.2511" calcext:value-type="float">
            <text:p>10.2511</text:p>
          </table:table-cell>
          <table:table-cell office:value-type="float" office:value="0.0820619" calcext:value-type="float">
            <text:p>0.0820619</text:p>
          </table:table-cell>
          <table:table-cell office:value-type="float" office:value="5.07411" calcext:value-type="float">
            <text:p>5.07411</text:p>
          </table:table-cell>
          <table:table-cell office:value-type="float" office:value="5.01039" calcext:value-type="float">
            <text:p>5.01039</text:p>
          </table:table-cell>
          <table:table-cell office:value-type="float" office:value="0.387833" calcext:value-type="float">
            <text:p>0.387833</text:p>
          </table:table-cell>
          <table:table-cell office:value-type="float" office:value="1.06984" calcext:value-type="float">
            <text:p>1.06984</text:p>
          </table:table-cell>
          <table:table-cell office:value-type="float" office:value="1.08956" calcext:value-type="float">
            <text:p>1.08956</text:p>
          </table:table-cell>
          <table:table-cell office:value-type="float" office:value="0.217372" calcext:value-type="float">
            <text:p>0.217372</text:p>
          </table:table-cell>
          <table:table-cell office:value-type="float" office:value="0.438081" calcext:value-type="float">
            <text:p>0.438081</text:p>
          </table:table-cell>
          <table:table-cell table:formula="of:=[.T233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3.3" calcext:value-type="float">
            <text:p>23.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15.5699" calcext:value-type="float">
            <text:p>-15.5699</text:p>
          </table:table-cell>
          <table:table-cell office:value-type="float" office:value="-15.4819" calcext:value-type="float">
            <text:p>-15.4819</text:p>
          </table:table-cell>
          <table:table-cell office:value-type="float" office:value="-15.4899" calcext:value-type="float">
            <text:p>-15.4899</text:p>
          </table:table-cell>
          <table:table-cell office:value-type="float" office:value="0.0672117" calcext:value-type="float">
            <text:p>0.0672117</text:p>
          </table:table-cell>
          <table:table-cell office:value-type="float" office:value="10.1904" calcext:value-type="float">
            <text:p>10.1904</text:p>
          </table:table-cell>
          <table:table-cell office:value-type="float" office:value="10.3187" calcext:value-type="float">
            <text:p>10.3187</text:p>
          </table:table-cell>
          <table:table-cell office:value-type="float" office:value="10.3543" calcext:value-type="float">
            <text:p>10.3543</text:p>
          </table:table-cell>
          <table:table-cell office:value-type="float" office:value="0.081905" calcext:value-type="float">
            <text:p>0.081905</text:p>
          </table:table-cell>
          <table:table-cell office:value-type="float" office:value="5.04135" calcext:value-type="float">
            <text:p>5.04135</text:p>
          </table:table-cell>
          <table:table-cell office:value-type="float" office:value="5.04166" calcext:value-type="float">
            <text:p>5.04166</text:p>
          </table:table-cell>
          <table:table-cell office:value-type="float" office:value="0.387007" calcext:value-type="float">
            <text:p>0.387007</text:p>
          </table:table-cell>
          <table:table-cell office:value-type="float" office:value="0.870911" calcext:value-type="float">
            <text:p>0.870911</text:p>
          </table:table-cell>
          <table:table-cell office:value-type="float" office:value="0.974957" calcext:value-type="float">
            <text:p>0.974957</text:p>
          </table:table-cell>
          <table:table-cell office:value-type="float" office:value="0.21696" calcext:value-type="float">
            <text:p>0.21696</text:p>
          </table:table-cell>
          <table:table-cell office:value-type="float" office:value="1.46137" calcext:value-type="float">
            <text:p>1.46137</text:p>
          </table:table-cell>
          <table:table-cell table:formula="of:=[.T234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3.4" calcext:value-type="float">
            <text:p>23.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14.9365" calcext:value-type="float">
            <text:p>-14.9365</text:p>
          </table:table-cell>
          <table:table-cell office:value-type="float" office:value="-14.9288" calcext:value-type="float">
            <text:p>-14.9288</text:p>
          </table:table-cell>
          <table:table-cell office:value-type="float" office:value="-14.9846" calcext:value-type="float">
            <text:p>-14.9846</text:p>
          </table:table-cell>
          <table:table-cell office:value-type="float" office:value="0.067154" calcext:value-type="float">
            <text:p>0.067154</text:p>
          </table:table-cell>
          <table:table-cell office:value-type="float" office:value="10.4722" calcext:value-type="float">
            <text:p>10.4722</text:p>
          </table:table-cell>
          <table:table-cell office:value-type="float" office:value="10.3988" calcext:value-type="float">
            <text:p>10.3988</text:p>
          </table:table-cell>
          <table:table-cell office:value-type="float" office:value="10.4462" calcext:value-type="float">
            <text:p>10.4462</text:p>
          </table:table-cell>
          <table:table-cell office:value-type="float" office:value="0.0818062" calcext:value-type="float">
            <text:p>0.0818062</text:p>
          </table:table-cell>
          <table:table-cell office:value-type="float" office:value="5.16033" calcext:value-type="float">
            <text:p>5.16033</text:p>
          </table:table-cell>
          <table:table-cell office:value-type="float" office:value="5.06889" calcext:value-type="float">
            <text:p>5.06889</text:p>
          </table:table-cell>
          <table:table-cell office:value-type="float" office:value="0.386223" calcext:value-type="float">
            <text:p>0.386223</text:p>
          </table:table-cell>
          <table:table-cell office:value-type="float" office:value="0.663601" calcext:value-type="float">
            <text:p>0.663601</text:p>
          </table:table-cell>
          <table:table-cell office:value-type="float" office:value="0.865828" calcext:value-type="float">
            <text:p>0.865828</text:p>
          </table:table-cell>
          <table:table-cell office:value-type="float" office:value="0.21692" calcext:value-type="float">
            <text:p>0.21692</text:p>
          </table:table-cell>
          <table:table-cell office:value-type="float" office:value="0.318216" calcext:value-type="float">
            <text:p>0.318216</text:p>
          </table:table-cell>
          <table:table-cell table:formula="of:=[.T235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3.5" calcext:value-type="float">
            <text:p>23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14.4088" calcext:value-type="float">
            <text:p>-14.4088</text:p>
          </table:table-cell>
          <table:table-cell office:value-type="float" office:value="-14.4361" calcext:value-type="float">
            <text:p>-14.4361</text:p>
          </table:table-cell>
          <table:table-cell office:value-type="float" office:value="-14.4766" calcext:value-type="float">
            <text:p>-14.4766</text:p>
          </table:table-cell>
          <table:table-cell office:value-type="float" office:value="0.0670731" calcext:value-type="float">
            <text:p>0.0670731</text:p>
          </table:table-cell>
          <table:table-cell office:value-type="float" office:value="10.222" calcext:value-type="float">
            <text:p>10.222</text:p>
          </table:table-cell>
          <table:table-cell office:value-type="float" office:value="10.4065" calcext:value-type="float">
            <text:p>10.4065</text:p>
          </table:table-cell>
          <table:table-cell office:value-type="float" office:value="10.5276" calcext:value-type="float">
            <text:p>10.5276</text:p>
          </table:table-cell>
          <table:table-cell office:value-type="float" office:value="0.0818597" calcext:value-type="float">
            <text:p>0.0818597</text:p>
          </table:table-cell>
          <table:table-cell office:value-type="float" office:value="5.09665" calcext:value-type="float">
            <text:p>5.09665</text:p>
          </table:table-cell>
          <table:table-cell office:value-type="float" office:value="5.09243" calcext:value-type="float">
            <text:p>5.09243</text:p>
          </table:table-cell>
          <table:table-cell office:value-type="float" office:value="0.385405" calcext:value-type="float">
            <text:p>0.385405</text:p>
          </table:table-cell>
          <table:table-cell office:value-type="float" office:value="0.456433" calcext:value-type="float">
            <text:p>0.456433</text:p>
          </table:table-cell>
          <table:table-cell office:value-type="float" office:value="0.762418" calcext:value-type="float">
            <text:p>0.762418</text:p>
          </table:table-cell>
          <table:table-cell office:value-type="float" office:value="0.217061" calcext:value-type="float">
            <text:p>0.217061</text:p>
          </table:table-cell>
          <table:table-cell office:value-type="float" office:value="2.01619" calcext:value-type="float">
            <text:p>2.01619</text:p>
          </table:table-cell>
          <table:table-cell table:formula="of:=[.T236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3.6" calcext:value-type="float">
            <text:p>23.6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13.8049" calcext:value-type="float">
            <text:p>-13.8049</text:p>
          </table:table-cell>
          <table:table-cell office:value-type="float" office:value="-13.8761" calcext:value-type="float">
            <text:p>-13.8761</text:p>
          </table:table-cell>
          <table:table-cell office:value-type="float" office:value="-13.9665" calcext:value-type="float">
            <text:p>-13.9665</text:p>
          </table:table-cell>
          <table:table-cell office:value-type="float" office:value="0.0670936" calcext:value-type="float">
            <text:p>0.0670936</text:p>
          </table:table-cell>
          <table:table-cell office:value-type="float" office:value="10.9383" calcext:value-type="float">
            <text:p>10.9383</text:p>
          </table:table-cell>
          <table:table-cell office:value-type="float" office:value="10.5743" calcext:value-type="float">
            <text:p>10.5743</text:p>
          </table:table-cell>
          <table:table-cell office:value-type="float" office:value="10.5989" calcext:value-type="float">
            <text:p>10.5989</text:p>
          </table:table-cell>
          <table:table-cell office:value-type="float" office:value="0.0819204" calcext:value-type="float">
            <text:p>0.0819204</text:p>
          </table:table-cell>
          <table:table-cell office:value-type="float" office:value="5.19516" calcext:value-type="float">
            <text:p>5.19516</text:p>
          </table:table-cell>
          <table:table-cell office:value-type="float" office:value="5.11263" calcext:value-type="float">
            <text:p>5.11263</text:p>
          </table:table-cell>
          <table:table-cell office:value-type="float" office:value="0.384608" calcext:value-type="float">
            <text:p>0.384608</text:p>
          </table:table-cell>
          <table:table-cell office:value-type="float" office:value="0.541179" calcext:value-type="float">
            <text:p>0.541179</text:p>
          </table:table-cell>
          <table:table-cell office:value-type="float" office:value="0.664944" calcext:value-type="float">
            <text:p>0.664944</text:p>
          </table:table-cell>
          <table:table-cell office:value-type="float" office:value="0.217184" calcext:value-type="float">
            <text:p>0.217184</text:p>
          </table:table-cell>
          <table:table-cell office:value-type="float" office:value="8.27198" calcext:value-type="float">
            <text:p>8.27198</text:p>
          </table:table-cell>
          <table:table-cell table:formula="of:=[.T237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3.7" calcext:value-type="float">
            <text:p>23.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13.3556" calcext:value-type="float">
            <text:p>-13.3556</text:p>
          </table:table-cell>
          <table:table-cell office:value-type="float" office:value="-13.3679" calcext:value-type="float">
            <text:p>-13.3679</text:p>
          </table:table-cell>
          <table:table-cell office:value-type="float" office:value="-13.4545" calcext:value-type="float">
            <text:p>-13.4545</text:p>
          </table:table-cell>
          <table:table-cell office:value-type="float" office:value="0.0671938" calcext:value-type="float">
            <text:p>0.0671938</text:p>
          </table:table-cell>
          <table:table-cell office:value-type="float" office:value="10.5517" calcext:value-type="float">
            <text:p>10.5517</text:p>
          </table:table-cell>
          <table:table-cell office:value-type="float" office:value="10.6355" calcext:value-type="float">
            <text:p>10.6355</text:p>
          </table:table-cell>
          <table:table-cell office:value-type="float" office:value="10.6608" calcext:value-type="float">
            <text:p>10.6608</text:p>
          </table:table-cell>
          <table:table-cell office:value-type="float" office:value="0.0817561" calcext:value-type="float">
            <text:p>0.0817561</text:p>
          </table:table-cell>
          <table:table-cell office:value-type="float" office:value="5.16152" calcext:value-type="float">
            <text:p>5.16152</text:p>
          </table:table-cell>
          <table:table-cell office:value-type="float" office:value="5.12983" calcext:value-type="float">
            <text:p>5.12983</text:p>
          </table:table-cell>
          <table:table-cell office:value-type="float" office:value="0.383805" calcext:value-type="float">
            <text:p>0.383805</text:p>
          </table:table-cell>
          <table:table-cell office:value-type="float" office:value="0.475045" calcext:value-type="float">
            <text:p>0.475045</text:p>
          </table:table-cell>
          <table:table-cell office:value-type="float" office:value="0.573603" calcext:value-type="float">
            <text:p>0.573603</text:p>
          </table:table-cell>
          <table:table-cell office:value-type="float" office:value="0.216779" calcext:value-type="float">
            <text:p>0.216779</text:p>
          </table:table-cell>
          <table:table-cell office:value-type="float" office:value="0.413076" calcext:value-type="float">
            <text:p>0.413076</text:p>
          </table:table-cell>
          <table:table-cell table:formula="of:=[.T238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3.8" calcext:value-type="float">
            <text:p>23.8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12.9591" calcext:value-type="float">
            <text:p>-12.9591</text:p>
          </table:table-cell>
          <table:table-cell office:value-type="float" office:value="-12.8498" calcext:value-type="float">
            <text:p>-12.8498</text:p>
          </table:table-cell>
          <table:table-cell office:value-type="float" office:value="-12.9409" calcext:value-type="float">
            <text:p>-12.9409</text:p>
          </table:table-cell>
          <table:table-cell office:value-type="float" office:value="0.0673157" calcext:value-type="float">
            <text:p>0.0673157</text:p>
          </table:table-cell>
          <table:table-cell office:value-type="float" office:value="11.0099" calcext:value-type="float">
            <text:p>11.0099</text:p>
          </table:table-cell>
          <table:table-cell office:value-type="float" office:value="10.7534" calcext:value-type="float">
            <text:p>10.7534</text:p>
          </table:table-cell>
          <table:table-cell office:value-type="float" office:value="10.7138" calcext:value-type="float">
            <text:p>10.7138</text:p>
          </table:table-cell>
          <table:table-cell office:value-type="float" office:value="0.0816137" calcext:value-type="float">
            <text:p>0.0816137</text:p>
          </table:table-cell>
          <table:table-cell office:value-type="float" office:value="5.18743" calcext:value-type="float">
            <text:p>5.18743</text:p>
          </table:table-cell>
          <table:table-cell office:value-type="float" office:value="5.14436" calcext:value-type="float">
            <text:p>5.14436</text:p>
          </table:table-cell>
          <table:table-cell office:value-type="float" office:value="0.383009" calcext:value-type="float">
            <text:p>0.383009</text:p>
          </table:table-cell>
          <table:table-cell office:value-type="float" office:value="0.492916" calcext:value-type="float">
            <text:p>0.492916</text:p>
          </table:table-cell>
          <table:table-cell office:value-type="float" office:value="0.48857" calcext:value-type="float">
            <text:p>0.48857</text:p>
          </table:table-cell>
          <table:table-cell office:value-type="float" office:value="0.216384" calcext:value-type="float">
            <text:p>0.216384</text:p>
          </table:table-cell>
          <table:table-cell office:value-type="float" office:value="4.29081" calcext:value-type="float">
            <text:p>4.29081</text:p>
          </table:table-cell>
          <table:table-cell table:formula="of:=[.T239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3.9" calcext:value-type="float">
            <text:p>23.9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12.3713" calcext:value-type="float">
            <text:p>-12.3713</text:p>
          </table:table-cell>
          <table:table-cell office:value-type="float" office:value="-12.3462" calcext:value-type="float">
            <text:p>-12.3462</text:p>
          </table:table-cell>
          <table:table-cell office:value-type="float" office:value="-12.426" calcext:value-type="float">
            <text:p>-12.426</text:p>
          </table:table-cell>
          <table:table-cell office:value-type="float" office:value="0.0674206" calcext:value-type="float">
            <text:p>0.0674206</text:p>
          </table:table-cell>
          <table:table-cell office:value-type="float" office:value="10.6091" calcext:value-type="float">
            <text:p>10.6091</text:p>
          </table:table-cell>
          <table:table-cell office:value-type="float" office:value="10.7746" calcext:value-type="float">
            <text:p>10.7746</text:p>
          </table:table-cell>
          <table:table-cell office:value-type="float" office:value="10.7587" calcext:value-type="float">
            <text:p>10.7587</text:p>
          </table:table-cell>
          <table:table-cell office:value-type="float" office:value="0.081503" calcext:value-type="float">
            <text:p>0.081503</text:p>
          </table:table-cell>
          <table:table-cell office:value-type="float" office:value="5.15932" calcext:value-type="float">
            <text:p>5.15932</text:p>
          </table:table-cell>
          <table:table-cell office:value-type="float" office:value="5.15651" calcext:value-type="float">
            <text:p>5.15651</text:p>
          </table:table-cell>
          <table:table-cell office:value-type="float" office:value="0.382212" calcext:value-type="float">
            <text:p>0.382212</text:p>
          </table:table-cell>
          <table:table-cell office:value-type="float" office:value="0.355895" calcext:value-type="float">
            <text:p>0.355895</text:p>
          </table:table-cell>
          <table:table-cell office:value-type="float" office:value="0.409997" calcext:value-type="float">
            <text:p>0.409997</text:p>
          </table:table-cell>
          <table:table-cell office:value-type="float" office:value="0.215963" calcext:value-type="float">
            <text:p>0.215963</text:p>
          </table:table-cell>
          <table:table-cell office:value-type="float" office:value="1.6577" calcext:value-type="float">
            <text:p>1.6577</text:p>
          </table:table-cell>
          <table:table-cell table:formula="of:=[.T240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4" calcext:value-type="float">
            <text:p>2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11.9451" calcext:value-type="float">
            <text:p>-11.9451</text:p>
          </table:table-cell>
          <table:table-cell office:value-type="float" office:value="-11.8411" calcext:value-type="float">
            <text:p>-11.8411</text:p>
          </table:table-cell>
          <table:table-cell office:value-type="float" office:value="-11.91" calcext:value-type="float">
            <text:p>-11.91</text:p>
          </table:table-cell>
          <table:table-cell office:value-type="float" office:value="0.0674489" calcext:value-type="float">
            <text:p>0.0674489</text:p>
          </table:table-cell>
          <table:table-cell office:value-type="float" office:value="11.0515" calcext:value-type="float">
            <text:p>11.0515</text:p>
          </table:table-cell>
          <table:table-cell office:value-type="float" office:value="10.8744" calcext:value-type="float">
            <text:p>10.8744</text:p>
          </table:table-cell>
          <table:table-cell office:value-type="float" office:value="10.7961" calcext:value-type="float">
            <text:p>10.7961</text:p>
          </table:table-cell>
          <table:table-cell office:value-type="float" office:value="0.0814262" calcext:value-type="float">
            <text:p>0.0814262</text:p>
          </table:table-cell>
          <table:table-cell office:value-type="float" office:value="5.14652" calcext:value-type="float">
            <text:p>5.14652</text:p>
          </table:table-cell>
          <table:table-cell office:value-type="float" office:value="5.16658" calcext:value-type="float">
            <text:p>5.16658</text:p>
          </table:table-cell>
          <table:table-cell office:value-type="float" office:value="0.381418" calcext:value-type="float">
            <text:p>0.381418</text:p>
          </table:table-cell>
          <table:table-cell office:value-type="float" office:value="0.401981" calcext:value-type="float">
            <text:p>0.401981</text:p>
          </table:table-cell>
          <table:table-cell office:value-type="float" office:value="0.338022" calcext:value-type="float">
            <text:p>0.338022</text:p>
          </table:table-cell>
          <table:table-cell office:value-type="float" office:value="0.215533" calcext:value-type="float">
            <text:p>0.215533</text:p>
          </table:table-cell>
          <table:table-cell office:value-type="float" office:value="2.27166" calcext:value-type="float">
            <text:p>2.27166</text:p>
          </table:table-cell>
          <table:table-cell table:formula="of:=[.T241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4.1" calcext:value-type="float">
            <text:p>24.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11.4548" calcext:value-type="float">
            <text:p>-11.4548</text:p>
          </table:table-cell>
          <table:table-cell office:value-type="float" office:value="-11.333" calcext:value-type="float">
            <text:p>-11.333</text:p>
          </table:table-cell>
          <table:table-cell office:value-type="float" office:value="-11.393" calcext:value-type="float">
            <text:p>-11.393</text:p>
          </table:table-cell>
          <table:table-cell office:value-type="float" office:value="0.0674768" calcext:value-type="float">
            <text:p>0.0674768</text:p>
          </table:table-cell>
          <table:table-cell office:value-type="float" office:value="10.9407" calcext:value-type="float">
            <text:p>10.9407</text:p>
          </table:table-cell>
          <table:table-cell office:value-type="float" office:value="10.9115" calcext:value-type="float">
            <text:p>10.9115</text:p>
          </table:table-cell>
          <table:table-cell office:value-type="float" office:value="10.8265" calcext:value-type="float">
            <text:p>10.8265</text:p>
          </table:table-cell>
          <table:table-cell office:value-type="float" office:value="0.0814378" calcext:value-type="float">
            <text:p>0.0814378</text:p>
          </table:table-cell>
          <table:table-cell office:value-type="float" office:value="5.13966" calcext:value-type="float">
            <text:p>5.13966</text:p>
          </table:table-cell>
          <table:table-cell office:value-type="float" office:value="5.17484" calcext:value-type="float">
            <text:p>5.17484</text:p>
          </table:table-cell>
          <table:table-cell office:value-type="float" office:value="0.380631" calcext:value-type="float">
            <text:p>0.380631</text:p>
          </table:table-cell>
          <table:table-cell office:value-type="float" office:value="0.317187" calcext:value-type="float">
            <text:p>0.317187</text:p>
          </table:table-cell>
          <table:table-cell office:value-type="float" office:value="0.272761" calcext:value-type="float">
            <text:p>0.272761</text:p>
          </table:table-cell>
          <table:table-cell office:value-type="float" office:value="0.215114" calcext:value-type="float">
            <text:p>0.215114</text:p>
          </table:table-cell>
          <table:table-cell office:value-type="float" office:value="0.833062" calcext:value-type="float">
            <text:p>0.833062</text:p>
          </table:table-cell>
          <table:table-cell table:formula="of:=[.T242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4.2" calcext:value-type="float">
            <text:p>24.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10.6009" calcext:value-type="float">
            <text:p>-10.6009</text:p>
          </table:table-cell>
          <table:table-cell office:value-type="float" office:value="-10.7793" calcext:value-type="float">
            <text:p>-10.7793</text:p>
          </table:table-cell>
          <table:table-cell office:value-type="float" office:value="-10.8753" calcext:value-type="float">
            <text:p>-10.8753</text:p>
          </table:table-cell>
          <table:table-cell office:value-type="float" office:value="0.067544" calcext:value-type="float">
            <text:p>0.067544</text:p>
          </table:table-cell>
          <table:table-cell office:value-type="float" office:value="10.6823" calcext:value-type="float">
            <text:p>10.6823</text:p>
          </table:table-cell>
          <table:table-cell office:value-type="float" office:value="10.8238" calcext:value-type="float">
            <text:p>10.8238</text:p>
          </table:table-cell>
          <table:table-cell office:value-type="float" office:value="10.8509" calcext:value-type="float">
            <text:p>10.8509</text:p>
          </table:table-cell>
          <table:table-cell office:value-type="float" office:value="0.0812806" calcext:value-type="float">
            <text:p>0.0812806</text:p>
          </table:table-cell>
          <table:table-cell office:value-type="float" office:value="5.22283" calcext:value-type="float">
            <text:p>5.22283</text:p>
          </table:table-cell>
          <table:table-cell office:value-type="float" office:value="5.18153" calcext:value-type="float">
            <text:p>5.18153</text:p>
          </table:table-cell>
          <table:table-cell office:value-type="float" office:value="0.379851" calcext:value-type="float">
            <text:p>0.379851</text:p>
          </table:table-cell>
          <table:table-cell office:value-type="float" office:value="-0.0919902" calcext:value-type="float">
            <text:p>-0.0919902</text:p>
          </table:table-cell>
          <table:table-cell office:value-type="float" office:value="0.214317" calcext:value-type="float">
            <text:p>0.214317</text:p>
          </table:table-cell>
          <table:table-cell office:value-type="float" office:value="0.215349" calcext:value-type="float">
            <text:p>0.215349</text:p>
          </table:table-cell>
          <table:table-cell office:value-type="float" office:value="2.70717" calcext:value-type="float">
            <text:p>2.70717</text:p>
          </table:table-cell>
          <table:table-cell table:formula="of:=[.T243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4.3" calcext:value-type="float">
            <text:p>24.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10.4142" calcext:value-type="float">
            <text:p>-10.4142</text:p>
          </table:table-cell>
          <table:table-cell office:value-type="float" office:value="-10.2878" calcext:value-type="float">
            <text:p>-10.2878</text:p>
          </table:table-cell>
          <table:table-cell office:value-type="float" office:value="-10.3569" calcext:value-type="float">
            <text:p>-10.3569</text:p>
          </table:table-cell>
          <table:table-cell office:value-type="float" office:value="0.0676094" calcext:value-type="float">
            <text:p>0.0676094</text:p>
          </table:table-cell>
          <table:table-cell office:value-type="float" office:value="10.8747" calcext:value-type="float">
            <text:p>10.8747</text:p>
          </table:table-cell>
          <table:table-cell office:value-type="float" office:value="10.8169" calcext:value-type="float">
            <text:p>10.8169</text:p>
          </table:table-cell>
          <table:table-cell office:value-type="float" office:value="10.8697" calcext:value-type="float">
            <text:p>10.8697</text:p>
          </table:table-cell>
          <table:table-cell office:value-type="float" office:value="0.0811697" calcext:value-type="float">
            <text:p>0.0811697</text:p>
          </table:table-cell>
          <table:table-cell office:value-type="float" office:value="5.18089" calcext:value-type="float">
            <text:p>5.18089</text:p>
          </table:table-cell>
          <table:table-cell office:value-type="float" office:value="5.18687" calcext:value-type="float">
            <text:p>5.18687</text:p>
          </table:table-cell>
          <table:table-cell office:value-type="float" office:value="0.379073" calcext:value-type="float">
            <text:p>0.379073</text:p>
          </table:table-cell>
          <table:table-cell office:value-type="float" office:value="-0.209149" calcext:value-type="float">
            <text:p>-0.209149</text:p>
          </table:table-cell>
          <table:table-cell office:value-type="float" office:value="0.162776" calcext:value-type="float">
            <text:p>0.162776</text:p>
          </table:table-cell>
          <table:table-cell office:value-type="float" office:value="0.216119" calcext:value-type="float">
            <text:p>0.216119</text:p>
          </table:table-cell>
          <table:table-cell office:value-type="float" office:value="1.01551" calcext:value-type="float">
            <text:p>1.01551</text:p>
          </table:table-cell>
          <table:table-cell table:formula="of:=[.T244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4.4" calcext:value-type="float">
            <text:p>24.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9.83445" calcext:value-type="float">
            <text:p>-9.83445</text:p>
          </table:table-cell>
          <table:table-cell office:value-type="float" office:value="-9.77885" calcext:value-type="float">
            <text:p>-9.77885</text:p>
          </table:table-cell>
          <table:table-cell office:value-type="float" office:value="-9.83809" calcext:value-type="float">
            <text:p>-9.83809</text:p>
          </table:table-cell>
          <table:table-cell office:value-type="float" office:value="0.0675774" calcext:value-type="float">
            <text:p>0.0675774</text:p>
          </table:table-cell>
          <table:table-cell office:value-type="float" office:value="11.1032" calcext:value-type="float">
            <text:p>11.1032</text:p>
          </table:table-cell>
          <table:table-cell office:value-type="float" office:value="10.9131" calcext:value-type="float">
            <text:p>10.9131</text:p>
          </table:table-cell>
          <table:table-cell office:value-type="float" office:value="10.8837" calcext:value-type="float">
            <text:p>10.8837</text:p>
          </table:table-cell>
          <table:table-cell office:value-type="float" office:value="0.0810153" calcext:value-type="float">
            <text:p>0.0810153</text:p>
          </table:table-cell>
          <table:table-cell office:value-type="float" office:value="5.15205" calcext:value-type="float">
            <text:p>5.15205</text:p>
          </table:table-cell>
          <table:table-cell office:value-type="float" office:value="5.19106" calcext:value-type="float">
            <text:p>5.19106</text:p>
          </table:table-cell>
          <table:table-cell office:value-type="float" office:value="0.378308" calcext:value-type="float">
            <text:p>0.378308</text:p>
          </table:table-cell>
          <table:table-cell office:value-type="float" office:value="-0.0329482" calcext:value-type="float">
            <text:p>-0.0329482</text:p>
          </table:table-cell>
          <table:table-cell office:value-type="float" office:value="0.118212" calcext:value-type="float">
            <text:p>0.118212</text:p>
          </table:table-cell>
          <table:table-cell office:value-type="float" office:value="0.215997" calcext:value-type="float">
            <text:p>0.215997</text:p>
          </table:table-cell>
          <table:table-cell office:value-type="float" office:value="2.14952" calcext:value-type="float">
            <text:p>2.14952</text:p>
          </table:table-cell>
          <table:table-cell table:formula="of:=[.T245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4.5" calcext:value-type="float">
            <text:p>24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9.3066" calcext:value-type="float">
            <text:p>-9.3066</text:p>
          </table:table-cell>
          <table:table-cell office:value-type="float" office:value="-9.28492" calcext:value-type="float">
            <text:p>-9.28492</text:p>
          </table:table-cell>
          <table:table-cell office:value-type="float" office:value="-9.31887" calcext:value-type="float">
            <text:p>-9.31887</text:p>
          </table:table-cell>
          <table:table-cell office:value-type="float" office:value="0.0674746" calcext:value-type="float">
            <text:p>0.0674746</text:p>
          </table:table-cell>
          <table:table-cell office:value-type="float" office:value="11.0348" calcext:value-type="float">
            <text:p>11.0348</text:p>
          </table:table-cell>
          <table:table-cell office:value-type="float" office:value="10.9207" calcext:value-type="float">
            <text:p>10.9207</text:p>
          </table:table-cell>
          <table:table-cell office:value-type="float" office:value="10.8936" calcext:value-type="float">
            <text:p>10.8936</text:p>
          </table:table-cell>
          <table:table-cell office:value-type="float" office:value="0.0808603" calcext:value-type="float">
            <text:p>0.0808603</text:p>
          </table:table-cell>
          <table:table-cell office:value-type="float" office:value="5.12371" calcext:value-type="float">
            <text:p>5.12371</text:p>
          </table:table-cell>
          <table:table-cell office:value-type="float" office:value="5.19428" calcext:value-type="float">
            <text:p>5.19428</text:p>
          </table:table-cell>
          <table:table-cell office:value-type="float" office:value="0.377567" calcext:value-type="float">
            <text:p>0.377567</text:p>
          </table:table-cell>
          <table:table-cell office:value-type="float" office:value="-0.0856899" calcext:value-type="float">
            <text:p>-0.0856899</text:p>
          </table:table-cell>
          <table:table-cell office:value-type="float" office:value="0.0806865" calcext:value-type="float">
            <text:p>0.0806865</text:p>
          </table:table-cell>
          <table:table-cell office:value-type="float" office:value="0.215861" calcext:value-type="float">
            <text:p>0.215861</text:p>
          </table:table-cell>
          <table:table-cell office:value-type="float" office:value="0.743752" calcext:value-type="float">
            <text:p>0.743752</text:p>
          </table:table-cell>
          <table:table-cell table:formula="of:=[.T246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4.6" calcext:value-type="float">
            <text:p>24.6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8.78899" calcext:value-type="float">
            <text:p>-8.78899</text:p>
          </table:table-cell>
          <table:table-cell office:value-type="float" office:value="-8.77464" calcext:value-type="float">
            <text:p>-8.77464</text:p>
          </table:table-cell>
          <table:table-cell office:value-type="float" office:value="-8.79937" calcext:value-type="float">
            <text:p>-8.79937</text:p>
          </table:table-cell>
          <table:table-cell office:value-type="float" office:value="0.0673541" calcext:value-type="float">
            <text:p>0.0673541</text:p>
          </table:table-cell>
          <table:table-cell office:value-type="float" office:value="11.0707" calcext:value-type="float">
            <text:p>11.0707</text:p>
          </table:table-cell>
          <table:table-cell office:value-type="float" office:value="10.9317" calcext:value-type="float">
            <text:p>10.9317</text:p>
          </table:table-cell>
          <table:table-cell office:value-type="float" office:value="10.9001" calcext:value-type="float">
            <text:p>10.9001</text:p>
          </table:table-cell>
          <table:table-cell office:value-type="float" office:value="0.0807091" calcext:value-type="float">
            <text:p>0.0807091</text:p>
          </table:table-cell>
          <table:table-cell office:value-type="float" office:value="5.11751" calcext:value-type="float">
            <text:p>5.11751</text:p>
          </table:table-cell>
          <table:table-cell office:value-type="float" office:value="5.19667" calcext:value-type="float">
            <text:p>5.19667</text:p>
          </table:table-cell>
          <table:table-cell office:value-type="float" office:value="0.376842" calcext:value-type="float">
            <text:p>0.376842</text:p>
          </table:table-cell>
          <table:table-cell office:value-type="float" office:value="-0.108902" calcext:value-type="float">
            <text:p>-0.108902</text:p>
          </table:table-cell>
          <table:table-cell office:value-type="float" office:value="0.050248" calcext:value-type="float">
            <text:p>0.050248</text:p>
          </table:table-cell>
          <table:table-cell office:value-type="float" office:value="0.215724" calcext:value-type="float">
            <text:p>0.215724</text:p>
          </table:table-cell>
          <table:table-cell office:value-type="float" office:value="1.08432" calcext:value-type="float">
            <text:p>1.08432</text:p>
          </table:table-cell>
          <table:table-cell table:formula="of:=[.T247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4.7" calcext:value-type="float">
            <text:p>24.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8.62045" calcext:value-type="float">
            <text:p>-8.62045</text:p>
          </table:table-cell>
          <table:table-cell office:value-type="float" office:value="-8.35583" calcext:value-type="float">
            <text:p>-8.35583</text:p>
          </table:table-cell>
          <table:table-cell office:value-type="float" office:value="-8.27965" calcext:value-type="float">
            <text:p>-8.27965</text:p>
          </table:table-cell>
          <table:table-cell office:value-type="float" office:value="0.0673059" calcext:value-type="float">
            <text:p>0.0673059</text:p>
          </table:table-cell>
          <table:table-cell office:value-type="float" office:value="10.6577" calcext:value-type="float">
            <text:p>10.6577</text:p>
          </table:table-cell>
          <table:table-cell office:value-type="float" office:value="10.8191" calcext:value-type="float">
            <text:p>10.8191</text:p>
          </table:table-cell>
          <table:table-cell office:value-type="float" office:value="10.9039" calcext:value-type="float">
            <text:p>10.9039</text:p>
          </table:table-cell>
          <table:table-cell office:value-type="float" office:value="0.0806372" calcext:value-type="float">
            <text:p>0.0806372</text:p>
          </table:table-cell>
          <table:table-cell office:value-type="float" office:value="4.96362" calcext:value-type="float">
            <text:p>4.96362</text:p>
          </table:table-cell>
          <table:table-cell office:value-type="float" office:value="5.19835" calcext:value-type="float">
            <text:p>5.19835</text:p>
          </table:table-cell>
          <table:table-cell office:value-type="float" office:value="0.37626" calcext:value-type="float">
            <text:p>0.37626</text:p>
          </table:table-cell>
          <table:table-cell office:value-type="float" office:value="-0.353063" calcext:value-type="float">
            <text:p>-0.353063</text:p>
          </table:table-cell>
          <table:table-cell office:value-type="float" office:value="0.0269359" calcext:value-type="float">
            <text:p>0.0269359</text:p>
          </table:table-cell>
          <table:table-cell office:value-type="float" office:value="0.216229" calcext:value-type="float">
            <text:p>0.216229</text:p>
          </table:table-cell>
          <table:table-cell office:value-type="float" office:value="5.63683" calcext:value-type="float">
            <text:p>5.63683</text:p>
          </table:table-cell>
          <table:table-cell table:formula="of:=[.T248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4.8" calcext:value-type="float">
            <text:p>24.8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7.51971" calcext:value-type="float">
            <text:p>-7.51971</text:p>
          </table:table-cell>
          <table:table-cell office:value-type="float" office:value="-7.78054" calcext:value-type="float">
            <text:p>-7.78054</text:p>
          </table:table-cell>
          <table:table-cell office:value-type="float" office:value="-7.75979" calcext:value-type="float">
            <text:p>-7.75979</text:p>
          </table:table-cell>
          <table:table-cell office:value-type="float" office:value="0.0672826" calcext:value-type="float">
            <text:p>0.0672826</text:p>
          </table:table-cell>
          <table:table-cell office:value-type="float" office:value="11.0005" calcext:value-type="float">
            <text:p>11.0005</text:p>
          </table:table-cell>
          <table:table-cell office:value-type="float" office:value="10.8686" calcext:value-type="float">
            <text:p>10.8686</text:p>
          </table:table-cell>
          <table:table-cell office:value-type="float" office:value="10.9057" calcext:value-type="float">
            <text:p>10.9057</text:p>
          </table:table-cell>
          <table:table-cell office:value-type="float" office:value="0.0805591" calcext:value-type="float">
            <text:p>0.0805591</text:p>
          </table:table-cell>
          <table:table-cell office:value-type="float" office:value="5.07343" calcext:value-type="float">
            <text:p>5.07343</text:p>
          </table:table-cell>
          <table:table-cell office:value-type="float" office:value="5.19942" calcext:value-type="float">
            <text:p>5.19942</text:p>
          </table:table-cell>
          <table:table-cell office:value-type="float" office:value="0.375698" calcext:value-type="float">
            <text:p>0.375698</text:p>
          </table:table-cell>
          <table:table-cell office:value-type="float" office:value="-0.252035" calcext:value-type="float">
            <text:p>-0.252035</text:p>
          </table:table-cell>
          <table:table-cell office:value-type="float" office:value="0.0107791" calcext:value-type="float">
            <text:p>0.0107791</text:p>
          </table:table-cell>
          <table:table-cell office:value-type="float" office:value="0.216619" calcext:value-type="float">
            <text:p>0.216619</text:p>
          </table:table-cell>
          <table:table-cell office:value-type="float" office:value="4.98359" calcext:value-type="float">
            <text:p>4.98359</text:p>
          </table:table-cell>
          <table:table-cell table:formula="of:=[.T249]"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4.9" calcext:value-type="float">
            <text:p>24.9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Lidar </text:p>
          </table:table-cell>
          <table:table-cell office:value-type="float" office:value="-7.15631" calcext:value-type="float">
            <text:p>-7.15631</text:p>
          </table:table-cell>
          <table:table-cell office:value-type="float" office:value="-7.24585" calcext:value-type="float">
            <text:p>-7.24585</text:p>
          </table:table-cell>
          <table:table-cell office:value-type="float" office:value="-7.23983" calcext:value-type="float">
            <text:p>-7.23983</text:p>
          </table:table-cell>
          <table:table-cell office:value-type="float" office:value="0.0671537" calcext:value-type="float">
            <text:p>0.0671537</text:p>
          </table:table-cell>
          <table:table-cell office:value-type="float" office:value="10.815" calcext:value-type="float">
            <text:p>10.815</text:p>
          </table:table-cell>
          <table:table-cell office:value-type="float" office:value="10.8545" calcext:value-type="float">
            <text:p>10.8545</text:p>
          </table:table-cell>
          <table:table-cell office:value-type="float" office:value="10.9063" calcext:value-type="float">
            <text:p>10.9063</text:p>
          </table:table-cell>
          <table:table-cell office:value-type="float" office:value="0.0804479" calcext:value-type="float">
            <text:p>0.0804479</text:p>
          </table:table-cell>
          <table:table-cell office:value-type="float" office:value="5.09541" calcext:value-type="float">
            <text:p>5.09541</text:p>
          </table:table-cell>
          <table:table-cell office:value-type="float" office:value="5.19994" calcext:value-type="float">
            <text:p>5.19994</text:p>
          </table:table-cell>
          <table:table-cell office:value-type="float" office:value="0.375018" calcext:value-type="float">
            <text:p>0.375018</text:p>
          </table:table-cell>
          <table:table-cell office:value-type="float" office:value="-0.252736" calcext:value-type="float">
            <text:p>-0.252736</text:p>
          </table:table-cell>
          <table:table-cell office:value-type="float" office:value="0.00179692" calcext:value-type="float">
            <text:p>0.00179692</text:p>
          </table:table-cell>
          <table:table-cell office:value-type="float" office:value="0.216719" calcext:value-type="float">
            <text:p>0.216719</text:p>
          </table:table-cell>
          <table:table-cell office:value-type="float" office:value="0.509479" calcext:value-type="float">
            <text:p>0.509479</text:p>
          </table:table-cell>
          <table:table-cell table:formula="of:=[.T250]" office:value-type="float" office:value="5.991" calcext:value-type="float">
            <text:p>5.991</text:p>
          </table:table-cell>
        </table:table-row>
      </table:table>
      <table:table table:name="NIS_Radar" table:style-name="ta1">
        <table:shapes>
          <draw:frame draw:z-index="0" draw:style-name="gr1" draw:text-style-name="P1" svg:width="159.99mm" svg:height="89.99mm" svg:x="318.26mm" svg:y="1mm">
            <loext:p draw:notify-on-update-of-ranges="NIS_Radar.B1:NIS_Radar.B1 NIS_Radar.B2:NIS_Radar.B250 NIS_Radar.S1:NIS_Radar.S1 NIS_Radar.S2:NIS_Radar.S250 NIS_Radar.B1:NIS_Radar.B1 NIS_Radar.B2:NIS_Radar.B250 NIS_Radar.T1:NIS_Radar.T1 NIS_Radar.T2:NIS_Radar.T25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10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<text:s text:c="5"/>count </text:p>
          </table:table-cell>
          <table:table-cell office:value-type="string" calcext:value-type="string">
            <text:p><text:s text:c="4"/>time(s) </text:p>
          </table:table-cell>
          <table:table-cell office:value-type="string" calcext:value-type="string">
            <text:p><text:s text:c="6"/>dt(s) </text:p>
          </table:table-cell>
          <table:table-cell office:value-type="string" calcext:value-type="string">
            <text:p><text:s text:c="7"/>type </text:p>
          </table:table-cell>
          <table:table-cell office:value-type="string" calcext:value-type="string">
            <text:p><text:s text:c="4"/>meas_px </text:p>
          </table:table-cell>
          <table:table-cell office:value-type="string" calcext:value-type="string">
            <text:p><text:s text:c="5"/>est_px </text:p>
          </table:table-cell>
          <table:table-cell office:value-type="string" calcext:value-type="string">
            <text:p><text:s text:c="6"/>gt_px </text:p>
          </table:table-cell>
          <table:table-cell office:value-type="string" calcext:value-type="string">
            <text:p><text:s text:c="4"/>RMSE_px </text:p>
          </table:table-cell>
          <table:table-cell office:value-type="string" calcext:value-type="string">
            <text:p><text:s text:c="4"/>meas_py </text:p>
          </table:table-cell>
          <table:table-cell office:value-type="string" calcext:value-type="string">
            <text:p><text:s text:c="5"/>est_py </text:p>
          </table:table-cell>
          <table:table-cell office:value-type="string" calcext:value-type="string">
            <text:p><text:s text:c="6"/>gt_py </text:p>
          </table:table-cell>
          <table:table-cell office:value-type="string" calcext:value-type="string">
            <text:p><text:s text:c="4"/>RMSE_py </text:p>
          </table:table-cell>
          <table:table-cell office:value-type="string" calcext:value-type="string">
            <text:p><text:s text:c="5"/>est_vx </text:p>
          </table:table-cell>
          <table:table-cell office:value-type="string" calcext:value-type="string">
            <text:p><text:s text:c="6"/>gt_vx </text:p>
          </table:table-cell>
          <table:table-cell office:value-type="string" calcext:value-type="string">
            <text:p><text:s text:c="4"/>RMSE_vx </text:p>
          </table:table-cell>
          <table:table-cell office:value-type="string" calcext:value-type="string">
            <text:p><text:s text:c="5"/>est_vy </text:p>
          </table:table-cell>
          <table:table-cell office:value-type="string" calcext:value-type="string">
            <text:p><text:s text:c="6"/>gt_vy </text:p>
          </table:table-cell>
          <table:table-cell office:value-type="string" calcext:value-type="string">
            <text:p><text:s text:c="4"/>RMSE_vy </text:p>
          </table:table-cell>
          <table:table-cell office:value-type="string" calcext:value-type="string">
            <text:p>NIS Radar</text:p>
          </table:table-cell>
          <table:table-cell office:value-type="string" calcext:value-type="string">
            <text:p>95% Val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table:number-columns-repeated="2" office:value-type="float" office:value="0.862916" calcext:value-type="float">
            <text:p>0.862916</text:p>
          </table:table-cell>
          <table:table-cell office:value-type="float" office:value="0.859997" calcext:value-type="float">
            <text:p>0.859997</text:p>
          </table:table-cell>
          <table:table-cell office:value-type="float" office:value="0.203486" calcext:value-type="float">
            <text:p>0.203486</text:p>
          </table:table-cell>
          <table:table-cell table:number-columns-repeated="2" office:value-type="float" office:value="0.534212" calcext:value-type="float">
            <text:p>0.534212</text:p>
          </table:table-cell>
          <table:table-cell office:value-type="float" office:value="0.600045" calcext:value-type="float">
            <text:p>0.600045</text:p>
          </table:table-cell>
          <table:table-cell office:value-type="float" office:value="0.0485825" calcext:value-type="float">
            <text:p>0.0485825</text:p>
          </table:table-cell>
          <table:table-cell office:value-type="float" office:value="0" calcext:value-type="float">
            <text:p>0</text:p>
          </table:table-cell>
          <table:table-cell office:value-type="float" office:value="5.19975" calcext:value-type="float">
            <text:p>5.19975</text:p>
          </table:table-cell>
          <table:table-cell office:value-type="float" office:value="5.19984" calcext:value-type="float">
            <text:p>5.19984</text:p>
          </table:table-cell>
          <table:table-cell office:value-type="float" office:value="0" calcext:value-type="float">
            <text:p>0</text:p>
          </table:table-cell>
          <table:table-cell office:value-type="float" office:value="0.00179686" calcext:value-type="float">
            <text:p>0.00179686</text:p>
          </table:table-cell>
          <table:table-cell office:value-type="float" office:value="0.00127057" calcext:value-type="float">
            <text:p>0.00127057</text:p>
          </table:table-cell>
          <table:table-cell office:value-type="float" office:value="0" calcext:value-type="float">
            <text:p>0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5" calcext:value-type="float">
            <text:p>0.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0.969149" calcext:value-type="float">
            <text:p>0.969149</text:p>
          </table:table-cell>
          <table:table-cell office:value-type="float" office:value="1.31852" calcext:value-type="float">
            <text:p>1.31852</text:p>
          </table:table-cell>
          <table:table-cell office:value-type="float" office:value="1.37996" calcext:value-type="float">
            <text:p>1.37996</text:p>
          </table:table-cell>
          <table:table-cell office:value-type="float" office:value="0.149573" calcext:value-type="float">
            <text:p>0.149573</text:p>
          </table:table-cell>
          <table:table-cell office:value-type="float" office:value="0.397513" calcext:value-type="float">
            <text:p>0.397513</text:p>
          </table:table-cell>
          <table:table-cell office:value-type="float" office:value="0.54798" calcext:value-type="float">
            <text:p>0.54798</text:p>
          </table:table-cell>
          <table:table-cell office:value-type="float" office:value="0.600629" calcext:value-type="float">
            <text:p>0.600629</text:p>
          </table:table-cell>
          <table:table-cell office:value-type="float" office:value="0.0736368" calcext:value-type="float">
            <text:p>0.0736368</text:p>
          </table:table-cell>
          <table:table-cell office:value-type="float" office:value="5.89191" calcext:value-type="float">
            <text:p>5.89191</text:p>
          </table:table-cell>
          <table:table-cell office:value-type="float" office:value="5.19898" calcext:value-type="float">
            <text:p>5.19898</text:p>
          </table:table-cell>
          <table:table-cell office:value-type="float" office:value="3.72813" calcext:value-type="float">
            <text:p>3.72813</text:p>
          </table:table-cell>
          <table:table-cell office:value-type="float" office:value="-2.01654" calcext:value-type="float">
            <text:p>-2.01654</text:p>
          </table:table-cell>
          <table:table-cell office:value-type="float" office:value="0.0107781" calcext:value-type="float">
            <text:p>0.0107781</text:p>
          </table:table-cell>
          <table:table-cell office:value-type="float" office:value="1.14575" calcext:value-type="float">
            <text:p>1.14575</text:p>
          </table:table-cell>
          <table:table-cell office:value-type="float" office:value="6.30461" calcext:value-type="float">
            <text:p>6.30461</text:p>
          </table:table-cell>
          <table:table-cell table:formula="of:=[.T2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1.62331" calcext:value-type="float">
            <text:p>1.62331</text:p>
          </table:table-cell>
          <table:table-cell office:value-type="float" office:value="1.92614" calcext:value-type="float">
            <text:p>1.92614</text:p>
          </table:table-cell>
          <table:table-cell office:value-type="float" office:value="1.89982" calcext:value-type="float">
            <text:p>1.89982</text:p>
          </table:table-cell>
          <table:table-cell office:value-type="float" office:value="0.122627" calcext:value-type="float">
            <text:p>0.122627</text:p>
          </table:table-cell>
          <table:table-cell office:value-type="float" office:value="0.499091" calcext:value-type="float">
            <text:p>0.499091</text:p>
          </table:table-cell>
          <table:table-cell office:value-type="float" office:value="0.49974" calcext:value-type="float">
            <text:p>0.49974</text:p>
          </table:table-cell>
          <table:table-cell office:value-type="float" office:value="0.60247" calcext:value-type="float">
            <text:p>0.60247</text:p>
          </table:table-cell>
          <table:table-cell office:value-type="float" office:value="0.0884882" calcext:value-type="float">
            <text:p>0.0884882</text:p>
          </table:table-cell>
          <table:table-cell office:value-type="float" office:value="5.96524" calcext:value-type="float">
            <text:p>5.96524</text:p>
          </table:table-cell>
          <table:table-cell office:value-type="float" office:value="5.19766" calcext:value-type="float">
            <text:p>5.19766</text:p>
          </table:table-cell>
          <table:table-cell office:value-type="float" office:value="3.0747" calcext:value-type="float">
            <text:p>3.0747</text:p>
          </table:table-cell>
          <table:table-cell office:value-type="float" office:value="-1.26417" calcext:value-type="float">
            <text:p>-1.26417</text:p>
          </table:table-cell>
          <table:table-cell office:value-type="float" office:value="0.0269323" calcext:value-type="float">
            <text:p>0.0269323</text:p>
          </table:table-cell>
          <table:table-cell office:value-type="float" office:value="1.32049" calcext:value-type="float">
            <text:p>1.32049</text:p>
          </table:table-cell>
          <table:table-cell office:value-type="float" office:value="6.59462" calcext:value-type="float">
            <text:p>6.59462</text:p>
          </table:table-cell>
          <table:table-cell table:formula="of:=[.T3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5" calcext:value-type="float">
            <text:p>0.3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1.96701" calcext:value-type="float">
            <text:p>1.96701</text:p>
          </table:table-cell>
          <table:table-cell office:value-type="float" office:value="2.47933" calcext:value-type="float">
            <text:p>2.47933</text:p>
          </table:table-cell>
          <table:table-cell office:value-type="float" office:value="2.41954" calcext:value-type="float">
            <text:p>2.41954</text:p>
          </table:table-cell>
          <table:table-cell office:value-type="float" office:value="0.110781" calcext:value-type="float">
            <text:p>0.110781</text:p>
          </table:table-cell>
          <table:table-cell office:value-type="float" office:value="0.557117" calcext:value-type="float">
            <text:p>0.557117</text:p>
          </table:table-cell>
          <table:table-cell office:value-type="float" office:value="0.541102" calcext:value-type="float">
            <text:p>0.541102</text:p>
          </table:table-cell>
          <table:table-cell office:value-type="float" office:value="0.606284" calcext:value-type="float">
            <text:p>0.606284</text:p>
          </table:table-cell>
          <table:table-cell office:value-type="float" office:value="0.0934002" calcext:value-type="float">
            <text:p>0.0934002</text:p>
          </table:table-cell>
          <table:table-cell office:value-type="float" office:value="5.81518" calcext:value-type="float">
            <text:p>5.81518</text:p>
          </table:table-cell>
          <table:table-cell office:value-type="float" office:value="5.19573" calcext:value-type="float">
            <text:p>5.19573</text:p>
          </table:table-cell>
          <table:table-cell office:value-type="float" office:value="2.68584" calcext:value-type="float">
            <text:p>2.68584</text:p>
          </table:table-cell>
          <table:table-cell office:value-type="float" office:value="-0.500423" calcext:value-type="float">
            <text:p>-0.500423</text:p>
          </table:table-cell>
          <table:table-cell office:value-type="float" office:value="0.0502389" calcext:value-type="float">
            <text:p>0.0502389</text:p>
          </table:table-cell>
          <table:table-cell office:value-type="float" office:value="1.22698" calcext:value-type="float">
            <text:p>1.22698</text:p>
          </table:table-cell>
          <table:table-cell office:value-type="float" office:value="14.5849" calcext:value-type="float">
            <text:p>14.5849</text:p>
          </table:table-cell>
          <table:table-cell table:formula="of:=[.T4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5" calcext:value-type="float">
            <text:p>0.4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2.92034" calcext:value-type="float">
            <text:p>2.92034</text:p>
          </table:table-cell>
          <table:table-cell office:value-type="float" office:value="3.01623" calcext:value-type="float">
            <text:p>3.01623</text:p>
          </table:table-cell>
          <table:table-cell office:value-type="float" office:value="2.93904" calcext:value-type="float">
            <text:p>2.93904</text:p>
          </table:table-cell>
          <table:table-cell office:value-type="float" office:value="0.104409" calcext:value-type="float">
            <text:p>0.104409</text:p>
          </table:table-cell>
          <table:table-cell office:value-type="float" office:value="0.645898" calcext:value-type="float">
            <text:p>0.645898</text:p>
          </table:table-cell>
          <table:table-cell office:value-type="float" office:value="0.576714" calcext:value-type="float">
            <text:p>0.576714</text:p>
          </table:table-cell>
          <table:table-cell office:value-type="float" office:value="0.612786" calcext:value-type="float">
            <text:p>0.612786</text:p>
          </table:table-cell>
          <table:table-cell office:value-type="float" office:value="0.0872192" calcext:value-type="float">
            <text:p>0.0872192</text:p>
          </table:table-cell>
          <table:table-cell office:value-type="float" office:value="5.68516" calcext:value-type="float">
            <text:p>5.68516</text:p>
          </table:table-cell>
          <table:table-cell office:value-type="float" office:value="5.19309" calcext:value-type="float">
            <text:p>5.19309</text:p>
          </table:table-cell>
          <table:table-cell office:value-type="float" office:value="2.41482" calcext:value-type="float">
            <text:p>2.41482</text:p>
          </table:table-cell>
          <table:table-cell office:value-type="float" office:value="-0.175" calcext:value-type="float">
            <text:p>-0.175</text:p>
          </table:table-cell>
          <table:table-cell office:value-type="float" office:value="0.080668" calcext:value-type="float">
            <text:p>0.080668</text:p>
          </table:table-cell>
          <table:table-cell office:value-type="float" office:value="1.10957" calcext:value-type="float">
            <text:p>1.10957</text:p>
          </table:table-cell>
          <table:table-cell office:value-type="float" office:value="3.42801" calcext:value-type="float">
            <text:p>3.42801</text:p>
          </table:table-cell>
          <table:table-cell table:formula="of:=[.T5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5" calcext:value-type="float">
            <text:p>0.5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3.56096" calcext:value-type="float">
            <text:p>3.56096</text:p>
          </table:table-cell>
          <table:table-cell office:value-type="float" office:value="3.52061" calcext:value-type="float">
            <text:p>3.52061</text:p>
          </table:table-cell>
          <table:table-cell office:value-type="float" office:value="3.45825" calcext:value-type="float">
            <text:p>3.45825</text:p>
          </table:table-cell>
          <table:table-cell office:value-type="float" office:value="0.0980359" calcext:value-type="float">
            <text:p>0.0980359</text:p>
          </table:table-cell>
          <table:table-cell office:value-type="float" office:value="0.485311" calcext:value-type="float">
            <text:p>0.485311</text:p>
          </table:table-cell>
          <table:table-cell office:value-type="float" office:value="0.541979" calcext:value-type="float">
            <text:p>0.541979</text:p>
          </table:table-cell>
          <table:table-cell office:value-type="float" office:value="0.622685" calcext:value-type="float">
            <text:p>0.622685</text:p>
          </table:table-cell>
          <table:table-cell office:value-type="float" office:value="0.0837677" calcext:value-type="float">
            <text:p>0.0837677</text:p>
          </table:table-cell>
          <table:table-cell office:value-type="float" office:value="5.58458" calcext:value-type="float">
            <text:p>5.58458</text:p>
          </table:table-cell>
          <table:table-cell office:value-type="float" office:value="5.18963" calcext:value-type="float">
            <text:p>5.18963</text:p>
          </table:table-cell>
          <table:table-cell office:value-type="float" office:value="2.2112" calcext:value-type="float">
            <text:p>2.2112</text:p>
          </table:table-cell>
          <table:table-cell office:value-type="float" office:value="-0.215182" calcext:value-type="float">
            <text:p>-0.215182</text:p>
          </table:table-cell>
          <table:table-cell office:value-type="float" office:value="0.11818" calcext:value-type="float">
            <text:p>0.11818</text:p>
          </table:table-cell>
          <table:table-cell office:value-type="float" office:value="1.01912" calcext:value-type="float">
            <text:p>1.01912</text:p>
          </table:table-cell>
          <table:table-cell office:value-type="float" office:value="1.87774" calcext:value-type="float">
            <text:p>1.87774</text:p>
          </table:table-cell>
          <table:table-cell table:formula="of:=[.T6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5" calcext:value-type="float">
            <text:p>0.6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4.19786" calcext:value-type="float">
            <text:p>4.19786</text:p>
          </table:table-cell>
          <table:table-cell office:value-type="float" office:value="4.09193" calcext:value-type="float">
            <text:p>4.09193</text:p>
          </table:table-cell>
          <table:table-cell office:value-type="float" office:value="3.97708" calcext:value-type="float">
            <text:p>3.97708</text:p>
          </table:table-cell>
          <table:table-cell office:value-type="float" office:value="0.0992086" calcext:value-type="float">
            <text:p>0.0992086</text:p>
          </table:table-cell>
          <table:table-cell office:value-type="float" office:value="0.698311" calcext:value-type="float">
            <text:p>0.698311</text:p>
          </table:table-cell>
          <table:table-cell office:value-type="float" office:value="0.530138" calcext:value-type="float">
            <text:p>0.530138</text:p>
          </table:table-cell>
          <table:table-cell office:value-type="float" office:value="0.636689" calcext:value-type="float">
            <text:p>0.636689</text:p>
          </table:table-cell>
          <table:table-cell office:value-type="float" office:value="0.0907372" calcext:value-type="float">
            <text:p>0.0907372</text:p>
          </table:table-cell>
          <table:table-cell office:value-type="float" office:value="5.58298" calcext:value-type="float">
            <text:p>5.58298</text:p>
          </table:table-cell>
          <table:table-cell office:value-type="float" office:value="5.18519" calcext:value-type="float">
            <text:p>5.18519</text:p>
          </table:table-cell>
          <table:table-cell office:value-type="float" office:value="2.05293" calcext:value-type="float">
            <text:p>2.05293</text:p>
          </table:table-cell>
          <table:table-cell office:value-type="float" office:value="-0.178739" calcext:value-type="float">
            <text:p>-0.178739</text:p>
          </table:table-cell>
          <table:table-cell office:value-type="float" office:value="0.162724" calcext:value-type="float">
            <text:p>0.162724</text:p>
          </table:table-cell>
          <table:table-cell office:value-type="float" office:value="0.957469" calcext:value-type="float">
            <text:p>0.957469</text:p>
          </table:table-cell>
          <table:table-cell office:value-type="float" office:value="2.28355" calcext:value-type="float">
            <text:p>2.28355</text:p>
          </table:table-cell>
          <table:table-cell table:formula="of:=[.T7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4.61908" calcext:value-type="float">
            <text:p>4.61908</text:p>
          </table:table-cell>
          <table:table-cell office:value-type="float" office:value="4.62095" calcext:value-type="float">
            <text:p>4.62095</text:p>
          </table:table-cell>
          <table:table-cell office:value-type="float" office:value="4.49542" calcext:value-type="float">
            <text:p>4.49542</text:p>
          </table:table-cell>
          <table:table-cell office:value-type="float" office:value="0.102813" calcext:value-type="float">
            <text:p>0.102813</text:p>
          </table:table-cell>
          <table:table-cell office:value-type="float" office:value="0.68951" calcext:value-type="float">
            <text:p>0.68951</text:p>
          </table:table-cell>
          <table:table-cell office:value-type="float" office:value="0.566419" calcext:value-type="float">
            <text:p>0.566419</text:p>
          </table:table-cell>
          <table:table-cell office:value-type="float" office:value="0.655498" calcext:value-type="float">
            <text:p>0.655498</text:p>
          </table:table-cell>
          <table:table-cell office:value-type="float" office:value="0.092099" calcext:value-type="float">
            <text:p>0.092099</text:p>
          </table:table-cell>
          <table:table-cell office:value-type="float" office:value="5.49887" calcext:value-type="float">
            <text:p>5.49887</text:p>
          </table:table-cell>
          <table:table-cell office:value-type="float" office:value="5.17962" calcext:value-type="float">
            <text:p>5.17962</text:p>
          </table:table-cell>
          <table:table-cell office:value-type="float" office:value="1.92446" calcext:value-type="float">
            <text:p>1.92446</text:p>
          </table:table-cell>
          <table:table-cell office:value-type="float" office:value="-0.0102656" calcext:value-type="float">
            <text:p>-0.0102656</text:p>
          </table:table-cell>
          <table:table-cell office:value-type="float" office:value="0.214238" calcext:value-type="float">
            <text:p>0.214238</text:p>
          </table:table-cell>
          <table:table-cell office:value-type="float" office:value="0.900896" calcext:value-type="float">
            <text:p>0.900896</text:p>
          </table:table-cell>
          <table:table-cell office:value-type="float" office:value="2.47745" calcext:value-type="float">
            <text:p>2.47745</text:p>
          </table:table-cell>
          <table:table-cell table:formula="of:=[.T8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5" calcext:value-type="float">
            <text:p>0.8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5.20902" calcext:value-type="float">
            <text:p>5.20902</text:p>
          </table:table-cell>
          <table:table-cell office:value-type="float" office:value="5.06521" calcext:value-type="float">
            <text:p>5.06521</text:p>
          </table:table-cell>
          <table:table-cell office:value-type="float" office:value="5.01315" calcext:value-type="float">
            <text:p>5.01315</text:p>
          </table:table-cell>
          <table:table-cell office:value-type="float" office:value="0.0986788" calcext:value-type="float">
            <text:p>0.0986788</text:p>
          </table:table-cell>
          <table:table-cell office:value-type="float" office:value="0.66599" calcext:value-type="float">
            <text:p>0.66599</text:p>
          </table:table-cell>
          <table:table-cell office:value-type="float" office:value="0.658087" calcext:value-type="float">
            <text:p>0.658087</text:p>
          </table:table-cell>
          <table:table-cell office:value-type="float" office:value="0.679804" calcext:value-type="float">
            <text:p>0.679804</text:p>
          </table:table-cell>
          <table:table-cell office:value-type="float" office:value="0.0871133" calcext:value-type="float">
            <text:p>0.0871133</text:p>
          </table:table-cell>
          <table:table-cell office:value-type="float" office:value="5.30871" calcext:value-type="float">
            <text:p>5.30871</text:p>
          </table:table-cell>
          <table:table-cell office:value-type="float" office:value="5.1727" calcext:value-type="float">
            <text:p>5.1727</text:p>
          </table:table-cell>
          <table:table-cell office:value-type="float" office:value="1.8154" calcext:value-type="float">
            <text:p>1.8154</text:p>
          </table:table-cell>
          <table:table-cell office:value-type="float" office:value="0.286923" calcext:value-type="float">
            <text:p>0.286923</text:p>
          </table:table-cell>
          <table:table-cell office:value-type="float" office:value="0.272649" calcext:value-type="float">
            <text:p>0.272649</text:p>
          </table:table-cell>
          <table:table-cell office:value-type="float" office:value="0.849425" calcext:value-type="float">
            <text:p>0.849425</text:p>
          </table:table-cell>
          <table:table-cell office:value-type="float" office:value="3.09239" calcext:value-type="float">
            <text:p>3.09239</text:p>
          </table:table-cell>
          <table:table-cell table:formula="of:=[.T9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95" calcext:value-type="float">
            <text:p>0.9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5.22835" calcext:value-type="float">
            <text:p>5.22835</text:p>
          </table:table-cell>
          <table:table-cell office:value-type="float" office:value="5.61318" calcext:value-type="float">
            <text:p>5.61318</text:p>
          </table:table-cell>
          <table:table-cell office:value-type="float" office:value="5.53013" calcext:value-type="float">
            <text:p>5.53013</text:p>
          </table:table-cell>
          <table:table-cell office:value-type="float" office:value="0.0973648" calcext:value-type="float">
            <text:p>0.0973648</text:p>
          </table:table-cell>
          <table:table-cell office:value-type="float" office:value="0.639362" calcext:value-type="float">
            <text:p>0.639362</text:p>
          </table:table-cell>
          <table:table-cell office:value-type="float" office:value="0.68038" calcext:value-type="float">
            <text:p>0.68038</text:p>
          </table:table-cell>
          <table:table-cell office:value-type="float" office:value="0.710295" calcext:value-type="float">
            <text:p>0.710295</text:p>
          </table:table-cell>
          <table:table-cell office:value-type="float" office:value="0.0831584" calcext:value-type="float">
            <text:p>0.0831584</text:p>
          </table:table-cell>
          <table:table-cell office:value-type="float" office:value="5.33628" calcext:value-type="float">
            <text:p>5.33628</text:p>
          </table:table-cell>
          <table:table-cell office:value-type="float" office:value="5.16422" calcext:value-type="float">
            <text:p>5.16422</text:p>
          </table:table-cell>
          <table:table-cell office:value-type="float" office:value="1.72309" calcext:value-type="float">
            <text:p>1.72309</text:p>
          </table:table-cell>
          <table:table-cell office:value-type="float" office:value="0.326183" calcext:value-type="float">
            <text:p>0.326183</text:p>
          </table:table-cell>
          <table:table-cell office:value-type="float" office:value="0.337868" calcext:value-type="float">
            <text:p>0.337868</text:p>
          </table:table-cell>
          <table:table-cell office:value-type="float" office:value="0.805844" calcext:value-type="float">
            <text:p>0.805844</text:p>
          </table:table-cell>
          <table:table-cell office:value-type="float" office:value="1.81361" calcext:value-type="float">
            <text:p>1.81361</text:p>
          </table:table-cell>
          <table:table-cell table:formula="of:=[.T10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05" calcext:value-type="float">
            <text:p>1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5.89392" calcext:value-type="float">
            <text:p>5.89392</text:p>
          </table:table-cell>
          <table:table-cell office:value-type="float" office:value="6.14255" calcext:value-type="float">
            <text:p>6.14255</text:p>
          </table:table-cell>
          <table:table-cell office:value-type="float" office:value="6.04618" calcext:value-type="float">
            <text:p>6.04618</text:p>
          </table:table-cell>
          <table:table-cell office:value-type="float" office:value="0.0980152" calcext:value-type="float">
            <text:p>0.0980152</text:p>
          </table:table-cell>
          <table:table-cell office:value-type="float" office:value="0.373584" calcext:value-type="float">
            <text:p>0.373584</text:p>
          </table:table-cell>
          <table:table-cell office:value-type="float" office:value="0.651132" calcext:value-type="float">
            <text:p>0.651132</text:p>
          </table:table-cell>
          <table:table-cell office:value-type="float" office:value="0.747647" calcext:value-type="float">
            <text:p>0.747647</text:p>
          </table:table-cell>
          <table:table-cell office:value-type="float" office:value="0.0821457" calcext:value-type="float">
            <text:p>0.0821457</text:p>
          </table:table-cell>
          <table:table-cell office:value-type="float" office:value="5.28715" calcext:value-type="float">
            <text:p>5.28715</text:p>
          </table:table-cell>
          <table:table-cell office:value-type="float" office:value="5.15393" calcext:value-type="float">
            <text:p>5.15393</text:p>
          </table:table-cell>
          <table:table-cell office:value-type="float" office:value="1.6437" calcext:value-type="float">
            <text:p>1.6437</text:p>
          </table:table-cell>
          <table:table-cell office:value-type="float" office:value="0.184909" calcext:value-type="float">
            <text:p>0.184909</text:p>
          </table:table-cell>
          <table:table-cell office:value-type="float" office:value="0.409793" calcext:value-type="float">
            <text:p>0.409793</text:p>
          </table:table-cell>
          <table:table-cell office:value-type="float" office:value="0.769841" calcext:value-type="float">
            <text:p>0.769841</text:p>
          </table:table-cell>
          <table:table-cell office:value-type="float" office:value="5.48697" calcext:value-type="float">
            <text:p>5.48697</text:p>
          </table:table-cell>
          <table:table-cell table:formula="of:=[.T11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15" calcext:value-type="float">
            <text:p>1.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6.62134" calcext:value-type="float">
            <text:p>6.62134</text:p>
          </table:table-cell>
          <table:table-cell office:value-type="float" office:value="6.64389" calcext:value-type="float">
            <text:p>6.64389</text:p>
          </table:table-cell>
          <table:table-cell office:value-type="float" office:value="6.5611" calcext:value-type="float">
            <text:p>6.5611</text:p>
          </table:table-cell>
          <table:table-cell office:value-type="float" office:value="0.0971316" calcext:value-type="float">
            <text:p>0.0971316</text:p>
          </table:table-cell>
          <table:table-cell office:value-type="float" office:value="0.836138" calcext:value-type="float">
            <text:p>0.836138</text:p>
          </table:table-cell>
          <table:table-cell office:value-type="float" office:value="0.77842" calcext:value-type="float">
            <text:p>0.77842</text:p>
          </table:table-cell>
          <table:table-cell office:value-type="float" office:value="0.792523" calcext:value-type="float">
            <text:p>0.792523</text:p>
          </table:table-cell>
          <table:table-cell office:value-type="float" office:value="0.0788726" calcext:value-type="float">
            <text:p>0.0788726</text:p>
          </table:table-cell>
          <table:table-cell office:value-type="float" office:value="5.21156" calcext:value-type="float">
            <text:p>5.21156</text:p>
          </table:table-cell>
          <table:table-cell office:value-type="float" office:value="5.14157" calcext:value-type="float">
            <text:p>5.14157</text:p>
          </table:table-cell>
          <table:table-cell office:value-type="float" office:value="1.57395" calcext:value-type="float">
            <text:p>1.57395</text:p>
          </table:table-cell>
          <table:table-cell office:value-type="float" office:value="0.50654" calcext:value-type="float">
            <text:p>0.50654</text:p>
          </table:table-cell>
          <table:table-cell office:value-type="float" office:value="0.488305" calcext:value-type="float">
            <text:p>0.488305</text:p>
          </table:table-cell>
          <table:table-cell office:value-type="float" office:value="0.737077" calcext:value-type="float">
            <text:p>0.737077</text:p>
          </table:table-cell>
          <table:table-cell office:value-type="float" office:value="0.766829" calcext:value-type="float">
            <text:p>0.766829</text:p>
          </table:table-cell>
          <table:table-cell table:formula="of:=[.T12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25" calcext:value-type="float">
            <text:p>1.2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7.29121" calcext:value-type="float">
            <text:p>7.29121</text:p>
          </table:table-cell>
          <table:table-cell office:value-type="float" office:value="7.13109" calcext:value-type="float">
            <text:p>7.13109</text:p>
          </table:table-cell>
          <table:table-cell office:value-type="float" office:value="7.07469" calcext:value-type="float">
            <text:p>7.07469</text:p>
          </table:table-cell>
          <table:table-cell office:value-type="float" office:value="0.0949625" calcext:value-type="float">
            <text:p>0.0949625</text:p>
          </table:table-cell>
          <table:table-cell office:value-type="float" office:value="0.630741" calcext:value-type="float">
            <text:p>0.630741</text:p>
          </table:table-cell>
          <table:table-cell office:value-type="float" office:value="0.773812" calcext:value-type="float">
            <text:p>0.773812</text:p>
          </table:table-cell>
          <table:table-cell office:value-type="float" office:value="0.845578" calcext:value-type="float">
            <text:p>0.845578</text:p>
          </table:table-cell>
          <table:table-cell office:value-type="float" office:value="0.0774427" calcext:value-type="float">
            <text:p>0.0774427</text:p>
          </table:table-cell>
          <table:table-cell office:value-type="float" office:value="5.12117" calcext:value-type="float">
            <text:p>5.12117</text:p>
          </table:table-cell>
          <table:table-cell office:value-type="float" office:value="5.12685" calcext:value-type="float">
            <text:p>5.12685</text:p>
          </table:table-cell>
          <table:table-cell office:value-type="float" office:value="1.51224" calcext:value-type="float">
            <text:p>1.51224</text:p>
          </table:table-cell>
          <table:table-cell office:value-type="float" office:value="0.417828" calcext:value-type="float">
            <text:p>0.417828</text:p>
          </table:table-cell>
          <table:table-cell office:value-type="float" office:value="0.573269" calcext:value-type="float">
            <text:p>0.573269</text:p>
          </table:table-cell>
          <table:table-cell office:value-type="float" office:value="0.708901" calcext:value-type="float">
            <text:p>0.708901</text:p>
          </table:table-cell>
          <table:table-cell office:value-type="float" office:value="3.82737" calcext:value-type="float">
            <text:p>3.82737</text:p>
          </table:table-cell>
          <table:table-cell table:formula="of:=[.T13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35" calcext:value-type="float">
            <text:p>1.3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8.08349" calcext:value-type="float">
            <text:p>8.08349</text:p>
          </table:table-cell>
          <table:table-cell office:value-type="float" office:value="7.63592" calcext:value-type="float">
            <text:p>7.63592</text:p>
          </table:table-cell>
          <table:table-cell office:value-type="float" office:value="7.58668" calcext:value-type="float">
            <text:p>7.58668</text:p>
          </table:table-cell>
          <table:table-cell office:value-type="float" office:value="0.0920452" calcext:value-type="float">
            <text:p>0.0920452</text:p>
          </table:table-cell>
          <table:table-cell office:value-type="float" office:value="0.819605" calcext:value-type="float">
            <text:p>0.819605</text:p>
          </table:table-cell>
          <table:table-cell office:value-type="float" office:value="0.864738" calcext:value-type="float">
            <text:p>0.864738</text:p>
          </table:table-cell>
          <table:table-cell office:value-type="float" office:value="0.907449" calcext:value-type="float">
            <text:p>0.907449</text:p>
          </table:table-cell>
          <table:table-cell office:value-type="float" office:value="0.0752565" calcext:value-type="float">
            <text:p>0.0752565</text:p>
          </table:table-cell>
          <table:table-cell office:value-type="float" office:value="5.1389" calcext:value-type="float">
            <text:p>5.1389</text:p>
          </table:table-cell>
          <table:table-cell office:value-type="float" office:value="5.10946" calcext:value-type="float">
            <text:p>5.10946</text:p>
          </table:table-cell>
          <table:table-cell office:value-type="float" office:value="1.45728" calcext:value-type="float">
            <text:p>1.45728</text:p>
          </table:table-cell>
          <table:table-cell office:value-type="float" office:value="0.584693" calcext:value-type="float">
            <text:p>0.584693</text:p>
          </table:table-cell>
          <table:table-cell office:value-type="float" office:value="0.664531" calcext:value-type="float">
            <text:p>0.664531</text:p>
          </table:table-cell>
          <table:table-cell office:value-type="float" office:value="0.683321" calcext:value-type="float">
            <text:p>0.683321</text:p>
          </table:table-cell>
          <table:table-cell office:value-type="float" office:value="3.71378" calcext:value-type="float">
            <text:p>3.71378</text:p>
          </table:table-cell>
          <table:table-cell table:formula="of:=[.T14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.45" calcext:value-type="float">
            <text:p>1.4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8.40453" calcext:value-type="float">
            <text:p>8.40453</text:p>
          </table:table-cell>
          <table:table-cell office:value-type="float" office:value="8.13194" calcext:value-type="float">
            <text:p>8.13194</text:p>
          </table:table-cell>
          <table:table-cell office:value-type="float" office:value="8.0968" calcext:value-type="float">
            <text:p>8.0968</text:p>
          </table:table-cell>
          <table:table-cell office:value-type="float" office:value="0.0894639" calcext:value-type="float">
            <text:p>0.0894639</text:p>
          </table:table-cell>
          <table:table-cell office:value-type="float" office:value="0.884557" calcext:value-type="float">
            <text:p>0.884557</text:p>
          </table:table-cell>
          <table:table-cell office:value-type="float" office:value="0.866758" calcext:value-type="float">
            <text:p>0.866758</text:p>
          </table:table-cell>
          <table:table-cell office:value-type="float" office:value="0.978759" calcext:value-type="float">
            <text:p>0.978759</text:p>
          </table:table-cell>
          <table:table-cell office:value-type="float" office:value="0.0776253" calcext:value-type="float">
            <text:p>0.0776253</text:p>
          </table:table-cell>
          <table:table-cell office:value-type="float" office:value="5.0824" calcext:value-type="float">
            <text:p>5.0824</text:p>
          </table:table-cell>
          <table:table-cell office:value-type="float" office:value="5.08907" calcext:value-type="float">
            <text:p>5.08907</text:p>
          </table:table-cell>
          <table:table-cell office:value-type="float" office:value="1.40788" calcext:value-type="float">
            <text:p>1.40788</text:p>
          </table:table-cell>
          <table:table-cell office:value-type="float" office:value="0.504325" calcext:value-type="float">
            <text:p>0.504325</text:p>
          </table:table-cell>
          <table:table-cell office:value-type="float" office:value="0.761915" calcext:value-type="float">
            <text:p>0.761915</text:p>
          </table:table-cell>
          <table:table-cell office:value-type="float" office:value="0.663081" calcext:value-type="float">
            <text:p>0.663081</text:p>
          </table:table-cell>
          <table:table-cell office:value-type="float" office:value="2.36875" calcext:value-type="float">
            <text:p>2.36875</text:p>
          </table:table-cell>
          <table:table-cell table:formula="of:=[.T15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55" calcext:value-type="float">
            <text:p>1.5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8.45858" calcext:value-type="float">
            <text:p>8.45858</text:p>
          </table:table-cell>
          <table:table-cell office:value-type="float" office:value="8.63122" calcext:value-type="float">
            <text:p>8.63122</text:p>
          </table:table-cell>
          <table:table-cell office:value-type="float" office:value="8.60472" calcext:value-type="float">
            <text:p>8.60472</text:p>
          </table:table-cell>
          <table:table-cell office:value-type="float" office:value="0.0867953" calcext:value-type="float">
            <text:p>0.0867953</text:p>
          </table:table-cell>
          <table:table-cell office:value-type="float" office:value="1.41118" calcext:value-type="float">
            <text:p>1.41118</text:p>
          </table:table-cell>
          <table:table-cell office:value-type="float" office:value="0.964956" calcext:value-type="float">
            <text:p>0.964956</text:p>
          </table:table-cell>
          <table:table-cell office:value-type="float" office:value="1.06011" calcext:value-type="float">
            <text:p>1.06011</text:p>
          </table:table-cell>
          <table:table-cell office:value-type="float" office:value="0.0808508" calcext:value-type="float">
            <text:p>0.0808508</text:p>
          </table:table-cell>
          <table:table-cell office:value-type="float" office:value="5.10884" calcext:value-type="float">
            <text:p>5.10884</text:p>
          </table:table-cell>
          <table:table-cell office:value-type="float" office:value="5.06537" calcext:value-type="float">
            <text:p>5.06537</text:p>
          </table:table-cell>
          <table:table-cell office:value-type="float" office:value="1.3632" calcext:value-type="float">
            <text:p>1.3632</text:p>
          </table:table-cell>
          <table:table-cell office:value-type="float" office:value="0.668651" calcext:value-type="float">
            <text:p>0.668651</text:p>
          </table:table-cell>
          <table:table-cell office:value-type="float" office:value="0.865226" calcext:value-type="float">
            <text:p>0.865226</text:p>
          </table:table-cell>
          <table:table-cell office:value-type="float" office:value="0.645378" calcext:value-type="float">
            <text:p>0.645378</text:p>
          </table:table-cell>
          <table:table-cell office:value-type="float" office:value="6.16639" calcext:value-type="float">
            <text:p>6.16639</text:p>
          </table:table-cell>
          <table:table-cell table:formula="of:=[.T16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.65" calcext:value-type="float">
            <text:p>1.6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9.8809" calcext:value-type="float">
            <text:p>9.8809</text:p>
          </table:table-cell>
          <table:table-cell office:value-type="float" office:value="9.15142" calcext:value-type="float">
            <text:p>9.15142</text:p>
          </table:table-cell>
          <table:table-cell office:value-type="float" office:value="9.1101" calcext:value-type="float">
            <text:p>9.1101</text:p>
          </table:table-cell>
          <table:table-cell office:value-type="float" office:value="0.0845121" calcext:value-type="float">
            <text:p>0.0845121</text:p>
          </table:table-cell>
          <table:table-cell office:value-type="float" office:value="1.1419" calcext:value-type="float">
            <text:p>1.1419</text:p>
          </table:table-cell>
          <table:table-cell office:value-type="float" office:value="1.05749" calcext:value-type="float">
            <text:p>1.05749</text:p>
          </table:table-cell>
          <table:table-cell office:value-type="float" office:value="1.15208" calcext:value-type="float">
            <text:p>1.15208</text:p>
          </table:table-cell>
          <table:table-cell office:value-type="float" office:value="0.081524" calcext:value-type="float">
            <text:p>0.081524</text:p>
          </table:table-cell>
          <table:table-cell office:value-type="float" office:value="5.11972" calcext:value-type="float">
            <text:p>5.11972</text:p>
          </table:table-cell>
          <table:table-cell office:value-type="float" office:value="5.03798" calcext:value-type="float">
            <text:p>5.03798</text:p>
          </table:table-cell>
          <table:table-cell office:value-type="float" office:value="1.32258" calcext:value-type="float">
            <text:p>1.32258</text:p>
          </table:table-cell>
          <table:table-cell office:value-type="float" office:value="0.780208" calcext:value-type="float">
            <text:p>0.780208</text:p>
          </table:table-cell>
          <table:table-cell office:value-type="float" office:value="0.974245" calcext:value-type="float">
            <text:p>0.974245</text:p>
          </table:table-cell>
          <table:table-cell office:value-type="float" office:value="0.627741" calcext:value-type="float">
            <text:p>0.627741</text:p>
          </table:table-cell>
          <table:table-cell office:value-type="float" office:value="6.34259" calcext:value-type="float">
            <text:p>6.34259</text:p>
          </table:table-cell>
          <table:table-cell table:formula="of:=[.T17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75" calcext:value-type="float">
            <text:p>1.7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10.1016" calcext:value-type="float">
            <text:p>10.1016</text:p>
          </table:table-cell>
          <table:table-cell office:value-type="float" office:value="9.6625" calcext:value-type="float">
            <text:p>9.6625</text:p>
          </table:table-cell>
          <table:table-cell office:value-type="float" office:value="9.61255" calcext:value-type="float">
            <text:p>9.61255</text:p>
          </table:table-cell>
          <table:table-cell office:value-type="float" office:value="0.0826542" calcext:value-type="float">
            <text:p>0.0826542</text:p>
          </table:table-cell>
          <table:table-cell office:value-type="float" office:value="1.52474" calcext:value-type="float">
            <text:p>1.52474</text:p>
          </table:table-cell>
          <table:table-cell office:value-type="float" office:value="1.15748" calcext:value-type="float">
            <text:p>1.15748</text:p>
          </table:table-cell>
          <table:table-cell office:value-type="float" office:value="1.25524" calcext:value-type="float">
            <text:p>1.25524</text:p>
          </table:table-cell>
          <table:table-cell office:value-type="float" office:value="0.0831898" calcext:value-type="float">
            <text:p>0.0831898</text:p>
          </table:table-cell>
          <table:table-cell office:value-type="float" office:value="5.12161" calcext:value-type="float">
            <text:p>5.12161</text:p>
          </table:table-cell>
          <table:table-cell office:value-type="float" office:value="5.00656" calcext:value-type="float">
            <text:p>5.00656</text:p>
          </table:table-cell>
          <table:table-cell office:value-type="float" office:value="1.28551" calcext:value-type="float">
            <text:p>1.28551</text:p>
          </table:table-cell>
          <table:table-cell office:value-type="float" office:value="0.89168" calcext:value-type="float">
            <text:p>0.89168</text:p>
          </table:table-cell>
          <table:table-cell office:value-type="float" office:value="1.08873" calcext:value-type="float">
            <text:p>1.08873</text:p>
          </table:table-cell>
          <table:table-cell office:value-type="float" office:value="0.61228" calcext:value-type="float">
            <text:p>0.61228</text:p>
          </table:table-cell>
          <table:table-cell office:value-type="float" office:value="4.11358" calcext:value-type="float">
            <text:p>4.11358</text:p>
          </table:table-cell>
          <table:table-cell table:formula="of:=[.T18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.85" calcext:value-type="float">
            <text:p>1.8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10.5377" calcext:value-type="float">
            <text:p>10.5377</text:p>
          </table:table-cell>
          <table:table-cell office:value-type="float" office:value="10.1813" calcext:value-type="float">
            <text:p>10.1813</text:p>
          </table:table-cell>
          <table:table-cell office:value-type="float" office:value="10.1117" calcext:value-type="float">
            <text:p>10.1117</text:p>
          </table:table-cell>
          <table:table-cell office:value-type="float" office:value="0.0820147" calcext:value-type="float">
            <text:p>0.0820147</text:p>
          </table:table-cell>
          <table:table-cell office:value-type="float" office:value="1.72555" calcext:value-type="float">
            <text:p>1.72555</text:p>
          </table:table-cell>
          <table:table-cell office:value-type="float" office:value="1.35969" calcext:value-type="float">
            <text:p>1.35969</text:p>
          </table:table-cell>
          <table:table-cell office:value-type="float" office:value="1.37011" calcext:value-type="float">
            <text:p>1.37011</text:p>
          </table:table-cell>
          <table:table-cell office:value-type="float" office:value="0.0812222" calcext:value-type="float">
            <text:p>0.0812222</text:p>
          </table:table-cell>
          <table:table-cell office:value-type="float" office:value="5.04814" calcext:value-type="float">
            <text:p>5.04814</text:p>
          </table:table-cell>
          <table:table-cell office:value-type="float" office:value="4.97074" calcext:value-type="float">
            <text:p>4.97074</text:p>
          </table:table-cell>
          <table:table-cell office:value-type="float" office:value="1.25145" calcext:value-type="float">
            <text:p>1.25145</text:p>
          </table:table-cell>
          <table:table-cell office:value-type="float" office:value="1.1953" calcext:value-type="float">
            <text:p>1.1953</text:p>
          </table:table-cell>
          <table:table-cell office:value-type="float" office:value="1.20841" calcext:value-type="float">
            <text:p>1.20841</text:p>
          </table:table-cell>
          <table:table-cell office:value-type="float" office:value="0.596041" calcext:value-type="float">
            <text:p>0.596041</text:p>
          </table:table-cell>
          <table:table-cell office:value-type="float" office:value="4.44085" calcext:value-type="float">
            <text:p>4.44085</text:p>
          </table:table-cell>
          <table:table-cell table:formula="of:=[.T19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.95" calcext:value-type="float">
            <text:p>1.9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10.9084" calcext:value-type="float">
            <text:p>10.9084</text:p>
          </table:table-cell>
          <table:table-cell office:value-type="float" office:value="10.6399" calcext:value-type="float">
            <text:p>10.6399</text:p>
          </table:table-cell>
          <table:table-cell office:value-type="float" office:value="10.6069" calcext:value-type="float">
            <text:p>10.6069</text:p>
          </table:table-cell>
          <table:table-cell office:value-type="float" office:value="0.0804409" calcext:value-type="float">
            <text:p>0.0804409</text:p>
          </table:table-cell>
          <table:table-cell office:value-type="float" office:value="1.70343" calcext:value-type="float">
            <text:p>1.70343</text:p>
          </table:table-cell>
          <table:table-cell office:value-type="float" office:value="1.51797" calcext:value-type="float">
            <text:p>1.51797</text:p>
          </table:table-cell>
          <table:table-cell office:value-type="float" office:value="1.49721" calcext:value-type="float">
            <text:p>1.49721</text:p>
          </table:table-cell>
          <table:table-cell office:value-type="float" office:value="0.0792362" calcext:value-type="float">
            <text:p>0.0792362</text:p>
          </table:table-cell>
          <table:table-cell office:value-type="float" office:value="4.90651" calcext:value-type="float">
            <text:p>4.90651</text:p>
          </table:table-cell>
          <table:table-cell office:value-type="float" office:value="4.93014" calcext:value-type="float">
            <text:p>4.93014</text:p>
          </table:table-cell>
          <table:table-cell office:value-type="float" office:value="1.21979" calcext:value-type="float">
            <text:p>1.21979</text:p>
          </table:table-cell>
          <table:table-cell office:value-type="float" office:value="1.35985" calcext:value-type="float">
            <text:p>1.35985</text:p>
          </table:table-cell>
          <table:table-cell office:value-type="float" office:value="1.33298" calcext:value-type="float">
            <text:p>1.33298</text:p>
          </table:table-cell>
          <table:table-cell office:value-type="float" office:value="0.580966" calcext:value-type="float">
            <text:p>0.580966</text:p>
          </table:table-cell>
          <table:table-cell office:value-type="float" office:value="4.08506" calcext:value-type="float">
            <text:p>4.08506</text:p>
          </table:table-cell>
          <table:table-cell table:formula="of:=[.T20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.05" calcext:value-type="float">
            <text:p>2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11.4783" calcext:value-type="float">
            <text:p>11.4783</text:p>
          </table:table-cell>
          <table:table-cell office:value-type="float" office:value="11.1295" calcext:value-type="float">
            <text:p>11.1295</text:p>
          </table:table-cell>
          <table:table-cell office:value-type="float" office:value="11.0979" calcext:value-type="float">
            <text:p>11.0979</text:p>
          </table:table-cell>
          <table:table-cell office:value-type="float" office:value="0.0786787" calcext:value-type="float">
            <text:p>0.0786787</text:p>
          </table:table-cell>
          <table:table-cell office:value-type="float" office:value="1.42876" calcext:value-type="float">
            <text:p>1.42876</text:p>
          </table:table-cell>
          <table:table-cell office:value-type="float" office:value="1.60371" calcext:value-type="float">
            <text:p>1.60371</text:p>
          </table:table-cell>
          <table:table-cell office:value-type="float" office:value="1.637" calcext:value-type="float">
            <text:p>1.637</text:p>
          </table:table-cell>
          <table:table-cell office:value-type="float" office:value="0.0775302" calcext:value-type="float">
            <text:p>0.0775302</text:p>
          </table:table-cell>
          <table:table-cell office:value-type="float" office:value="4.90863" calcext:value-type="float">
            <text:p>4.90863</text:p>
          </table:table-cell>
          <table:table-cell office:value-type="float" office:value="4.8844" calcext:value-type="float">
            <text:p>4.8844</text:p>
          </table:table-cell>
          <table:table-cell office:value-type="float" office:value="1.19041" calcext:value-type="float">
            <text:p>1.19041</text:p>
          </table:table-cell>
          <table:table-cell office:value-type="float" office:value="1.35099" calcext:value-type="float">
            <text:p>1.35099</text:p>
          </table:table-cell>
          <table:table-cell office:value-type="float" office:value="1.46213" calcext:value-type="float">
            <text:p>1.46213</text:p>
          </table:table-cell>
          <table:table-cell office:value-type="float" office:value="0.567303" calcext:value-type="float">
            <text:p>0.567303</text:p>
          </table:table-cell>
          <table:table-cell office:value-type="float" office:value="1.80003" calcext:value-type="float">
            <text:p>1.80003</text:p>
          </table:table-cell>
          <table:table-cell table:formula="of:=[.T21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.15" calcext:value-type="float">
            <text:p>2.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11.4763" calcext:value-type="float">
            <text:p>11.4763</text:p>
          </table:table-cell>
          <table:table-cell office:value-type="float" office:value="11.6385" calcext:value-type="float">
            <text:p>11.6385</text:p>
          </table:table-cell>
          <table:table-cell office:value-type="float" office:value="11.584" calcext:value-type="float">
            <text:p>11.584</text:p>
          </table:table-cell>
          <table:table-cell office:value-type="float" office:value="0.0779219" calcext:value-type="float">
            <text:p>0.0779219</text:p>
          </table:table-cell>
          <table:table-cell office:value-type="float" office:value="1.53917" calcext:value-type="float">
            <text:p>1.53917</text:p>
          </table:table-cell>
          <table:table-cell office:value-type="float" office:value="1.70806" calcext:value-type="float">
            <text:p>1.70806</text:p>
          </table:table-cell>
          <table:table-cell office:value-type="float" office:value="1.78992" calcext:value-type="float">
            <text:p>1.78992</text:p>
          </table:table-cell>
          <table:table-cell office:value-type="float" office:value="0.0773162" calcext:value-type="float">
            <text:p>0.0773162</text:p>
          </table:table-cell>
          <table:table-cell office:value-type="float" office:value="4.89617" calcext:value-type="float">
            <text:p>4.89617</text:p>
          </table:table-cell>
          <table:table-cell office:value-type="float" office:value="4.83313" calcext:value-type="float">
            <text:p>4.83313</text:p>
          </table:table-cell>
          <table:table-cell office:value-type="float" office:value="1.16314" calcext:value-type="float">
            <text:p>1.16314</text:p>
          </table:table-cell>
          <table:table-cell office:value-type="float" office:value="1.36754" calcext:value-type="float">
            <text:p>1.36754</text:p>
          </table:table-cell>
          <table:table-cell office:value-type="float" office:value="1.59551" calcext:value-type="float">
            <text:p>1.59551</text:p>
          </table:table-cell>
          <table:table-cell office:value-type="float" office:value="0.556006" calcext:value-type="float">
            <text:p>0.556006</text:p>
          </table:table-cell>
          <table:table-cell office:value-type="float" office:value="0.978867" calcext:value-type="float">
            <text:p>0.978867</text:p>
          </table:table-cell>
          <table:table-cell table:formula="of:=[.T22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.25" calcext:value-type="float">
            <text:p>2.2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12.136" calcext:value-type="float">
            <text:p>12.136</text:p>
          </table:table-cell>
          <table:table-cell office:value-type="float" office:value="12.1226" calcext:value-type="float">
            <text:p>12.1226</text:p>
          </table:table-cell>
          <table:table-cell office:value-type="float" office:value="12.0647" calcext:value-type="float">
            <text:p>12.0647</text:p>
          </table:table-cell>
          <table:table-cell office:value-type="float" office:value="0.0769519" calcext:value-type="float">
            <text:p>0.0769519</text:p>
          </table:table-cell>
          <table:table-cell office:value-type="float" office:value="2.14937" calcext:value-type="float">
            <text:p>2.14937</text:p>
          </table:table-cell>
          <table:table-cell office:value-type="float" office:value="1.8587" calcext:value-type="float">
            <text:p>1.8587</text:p>
          </table:table-cell>
          <table:table-cell office:value-type="float" office:value="1.95639" calcext:value-type="float">
            <text:p>1.95639</text:p>
          </table:table-cell>
          <table:table-cell office:value-type="float" office:value="0.0783908" calcext:value-type="float">
            <text:p>0.0783908</text:p>
          </table:table-cell>
          <table:table-cell office:value-type="float" office:value="4.89039" calcext:value-type="float">
            <text:p>4.89039</text:p>
          </table:table-cell>
          <table:table-cell office:value-type="float" office:value="4.77598" calcext:value-type="float">
            <text:p>4.77598</text:p>
          </table:table-cell>
          <table:table-cell office:value-type="float" office:value="1.13774" calcext:value-type="float">
            <text:p>1.13774</text:p>
          </table:table-cell>
          <table:table-cell office:value-type="float" office:value="1.47533" calcext:value-type="float">
            <text:p>1.47533</text:p>
          </table:table-cell>
          <table:table-cell office:value-type="float" office:value="1.73273" calcext:value-type="float">
            <text:p>1.73273</text:p>
          </table:table-cell>
          <table:table-cell office:value-type="float" office:value="0.54652" calcext:value-type="float">
            <text:p>0.54652</text:p>
          </table:table-cell>
          <table:table-cell office:value-type="float" office:value="1.33589" calcext:value-type="float">
            <text:p>1.33589</text:p>
          </table:table-cell>
          <table:table-cell table:formula="of:=[.T23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.35" calcext:value-type="float">
            <text:p>2.3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12.5457" calcext:value-type="float">
            <text:p>12.5457</text:p>
          </table:table-cell>
          <table:table-cell office:value-type="float" office:value="12.6186" calcext:value-type="float">
            <text:p>12.6186</text:p>
          </table:table-cell>
          <table:table-cell office:value-type="float" office:value="12.5394" calcext:value-type="float">
            <text:p>12.5394</text:p>
          </table:table-cell>
          <table:table-cell office:value-type="float" office:value="0.0767103" calcext:value-type="float">
            <text:p>0.0767103</text:p>
          </table:table-cell>
          <table:table-cell office:value-type="float" office:value="1.77728" calcext:value-type="float">
            <text:p>1.77728</text:p>
          </table:table-cell>
          <table:table-cell office:value-type="float" office:value="1.9519" calcext:value-type="float">
            <text:p>1.9519</text:p>
          </table:table-cell>
          <table:table-cell office:value-type="float" office:value="2.13677" calcext:value-type="float">
            <text:p>2.13677</text:p>
          </table:table-cell>
          <table:table-cell office:value-type="float" office:value="0.0842671" calcext:value-type="float">
            <text:p>0.0842671</text:p>
          </table:table-cell>
          <table:table-cell office:value-type="float" office:value="4.91828" calcext:value-type="float">
            <text:p>4.91828</text:p>
          </table:table-cell>
          <table:table-cell office:value-type="float" office:value="4.71257" calcext:value-type="float">
            <text:p>4.71257</text:p>
          </table:table-cell>
          <table:table-cell office:value-type="float" office:value="1.11437" calcext:value-type="float">
            <text:p>1.11437</text:p>
          </table:table-cell>
          <table:table-cell office:value-type="float" office:value="1.44338" calcext:value-type="float">
            <text:p>1.44338</text:p>
          </table:table-cell>
          <table:table-cell office:value-type="float" office:value="1.87338" calcext:value-type="float">
            <text:p>1.87338</text:p>
          </table:table-cell>
          <table:table-cell office:value-type="float" office:value="0.54133" calcext:value-type="float">
            <text:p>0.54133</text:p>
          </table:table-cell>
          <table:table-cell office:value-type="float" office:value="1.03236" calcext:value-type="float">
            <text:p>1.03236</text:p>
          </table:table-cell>
          <table:table-cell table:formula="of:=[.T24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.45" calcext:value-type="float">
            <text:p>2.4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13.2198" calcext:value-type="float">
            <text:p>13.2198</text:p>
          </table:table-cell>
          <table:table-cell office:value-type="float" office:value="13.0842" calcext:value-type="float">
            <text:p>13.0842</text:p>
          </table:table-cell>
          <table:table-cell office:value-type="float" office:value="13.0075" calcext:value-type="float">
            <text:p>13.0075</text:p>
          </table:table-cell>
          <table:table-cell office:value-type="float" office:value="0.0762122" calcext:value-type="float">
            <text:p>0.0762122</text:p>
          </table:table-cell>
          <table:table-cell office:value-type="float" office:value="2.66441" calcext:value-type="float">
            <text:p>2.66441</text:p>
          </table:table-cell>
          <table:table-cell office:value-type="float" office:value="2.18201" calcext:value-type="float">
            <text:p>2.18201</text:p>
          </table:table-cell>
          <table:table-cell office:value-type="float" office:value="2.33137" calcext:value-type="float">
            <text:p>2.33137</text:p>
          </table:table-cell>
          <table:table-cell office:value-type="float" office:value="0.0879576" calcext:value-type="float">
            <text:p>0.0879576</text:p>
          </table:table-cell>
          <table:table-cell office:value-type="float" office:value="4.88388" calcext:value-type="float">
            <text:p>4.88388</text:p>
          </table:table-cell>
          <table:table-cell office:value-type="float" office:value="4.64258" calcext:value-type="float">
            <text:p>4.64258</text:p>
          </table:table-cell>
          <table:table-cell office:value-type="float" office:value="1.09261" calcext:value-type="float">
            <text:p>1.09261</text:p>
          </table:table-cell>
          <table:table-cell office:value-type="float" office:value="1.68827" calcext:value-type="float">
            <text:p>1.68827</text:p>
          </table:table-cell>
          <table:table-cell office:value-type="float" office:value="2.01701" calcext:value-type="float">
            <text:p>2.01701</text:p>
          </table:table-cell>
          <table:table-cell office:value-type="float" office:value="0.534684" calcext:value-type="float">
            <text:p>0.534684</text:p>
          </table:table-cell>
          <table:table-cell office:value-type="float" office:value="3.59969" calcext:value-type="float">
            <text:p>3.59969</text:p>
          </table:table-cell>
          <table:table-cell table:formula="of:=[.T25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.55" calcext:value-type="float">
            <text:p>2.5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12.7087" calcext:value-type="float">
            <text:p>12.7087</text:p>
          </table:table-cell>
          <table:table-cell office:value-type="float" office:value="13.4728" calcext:value-type="float">
            <text:p>13.4728</text:p>
          </table:table-cell>
          <table:table-cell office:value-type="float" office:value="13.4682" calcext:value-type="float">
            <text:p>13.4682</text:p>
          </table:table-cell>
          <table:table-cell office:value-type="float" office:value="0.0750461" calcext:value-type="float">
            <text:p>0.0750461</text:p>
          </table:table-cell>
          <table:table-cell office:value-type="float" office:value="3.12439" calcext:value-type="float">
            <text:p>3.12439</text:p>
          </table:table-cell>
          <table:table-cell office:value-type="float" office:value="2.45373" calcext:value-type="float">
            <text:p>2.45373</text:p>
          </table:table-cell>
          <table:table-cell office:value-type="float" office:value="2.54047" calcext:value-type="float">
            <text:p>2.54047</text:p>
          </table:table-cell>
          <table:table-cell office:value-type="float" office:value="0.0885705" calcext:value-type="float">
            <text:p>0.0885705</text:p>
          </table:table-cell>
          <table:table-cell office:value-type="float" office:value="4.64356" calcext:value-type="float">
            <text:p>4.64356</text:p>
          </table:table-cell>
          <table:table-cell office:value-type="float" office:value="4.56565" calcext:value-type="float">
            <text:p>4.56565</text:p>
          </table:table-cell>
          <table:table-cell office:value-type="float" office:value="1.07179" calcext:value-type="float">
            <text:p>1.07179</text:p>
          </table:table-cell>
          <table:table-cell office:value-type="float" office:value="1.98203" calcext:value-type="float">
            <text:p>1.98203</text:p>
          </table:table-cell>
          <table:table-cell office:value-type="float" office:value="2.16317" calcext:value-type="float">
            <text:p>2.16317</text:p>
          </table:table-cell>
          <table:table-cell office:value-type="float" office:value="0.526027" calcext:value-type="float">
            <text:p>0.526027</text:p>
          </table:table-cell>
          <table:table-cell office:value-type="float" office:value="11.1434" calcext:value-type="float">
            <text:p>11.1434</text:p>
          </table:table-cell>
          <table:table-cell table:formula="of:=[.T26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.65" calcext:value-type="float">
            <text:p>2.6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13.8302" calcext:value-type="float">
            <text:p>13.8302</text:p>
          </table:table-cell>
          <table:table-cell office:value-type="float" office:value="13.942" calcext:value-type="float">
            <text:p>13.942</text:p>
          </table:table-cell>
          <table:table-cell office:value-type="float" office:value="13.9208" calcext:value-type="float">
            <text:p>13.9208</text:p>
          </table:table-cell>
          <table:table-cell office:value-type="float" office:value="0.0737817" calcext:value-type="float">
            <text:p>0.0737817</text:p>
          </table:table-cell>
          <table:table-cell office:value-type="float" office:value="2.73893" calcext:value-type="float">
            <text:p>2.73893</text:p>
          </table:table-cell>
          <table:table-cell office:value-type="float" office:value="2.68012" calcext:value-type="float">
            <text:p>2.68012</text:p>
          </table:table-cell>
          <table:table-cell office:value-type="float" office:value="2.7643" calcext:value-type="float">
            <text:p>2.7643</text:p>
          </table:table-cell>
          <table:table-cell office:value-type="float" office:value="0.0883353" calcext:value-type="float">
            <text:p>0.0883353</text:p>
          </table:table-cell>
          <table:table-cell office:value-type="float" office:value="4.5825" calcext:value-type="float">
            <text:p>4.5825</text:p>
          </table:table-cell>
          <table:table-cell office:value-type="float" office:value="4.48147" calcext:value-type="float">
            <text:p>4.48147</text:p>
          </table:table-cell>
          <table:table-cell office:value-type="float" office:value="1.05195" calcext:value-type="float">
            <text:p>1.05195</text:p>
          </table:table-cell>
          <table:table-cell office:value-type="float" office:value="2.13627" calcext:value-type="float">
            <text:p>2.13627</text:p>
          </table:table-cell>
          <table:table-cell office:value-type="float" office:value="2.31134" calcext:value-type="float">
            <text:p>2.31134</text:p>
          </table:table-cell>
          <table:table-cell office:value-type="float" office:value="0.517242" calcext:value-type="float">
            <text:p>0.517242</text:p>
          </table:table-cell>
          <table:table-cell office:value-type="float" office:value="0.274617" calcext:value-type="float">
            <text:p>0.274617</text:p>
          </table:table-cell>
          <table:table-cell table:formula="of:=[.T27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.75" calcext:value-type="float">
            <text:p>2.7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14.5568" calcext:value-type="float">
            <text:p>14.5568</text:p>
          </table:table-cell>
          <table:table-cell office:value-type="float" office:value="14.4184" calcext:value-type="float">
            <text:p>14.4184</text:p>
          </table:table-cell>
          <table:table-cell office:value-type="float" office:value="14.3646" calcext:value-type="float">
            <text:p>14.3646</text:p>
          </table:table-cell>
          <table:table-cell office:value-type="float" office:value="0.0728932" calcext:value-type="float">
            <text:p>0.0728932</text:p>
          </table:table-cell>
          <table:table-cell office:value-type="float" office:value="2.87021" calcext:value-type="float">
            <text:p>2.87021</text:p>
          </table:table-cell>
          <table:table-cell office:value-type="float" office:value="2.94042" calcext:value-type="float">
            <text:p>2.94042</text:p>
          </table:table-cell>
          <table:table-cell office:value-type="float" office:value="3.00303" calcext:value-type="float">
            <text:p>3.00303</text:p>
          </table:table-cell>
          <table:table-cell office:value-type="float" office:value="0.0873891" calcext:value-type="float">
            <text:p>0.0873891</text:p>
          </table:table-cell>
          <table:table-cell office:value-type="float" office:value="4.57193" calcext:value-type="float">
            <text:p>4.57193</text:p>
          </table:table-cell>
          <table:table-cell office:value-type="float" office:value="4.38974" calcext:value-type="float">
            <text:p>4.38974</text:p>
          </table:table-cell>
          <table:table-cell office:value-type="float" office:value="1.03336" calcext:value-type="float">
            <text:p>1.03336</text:p>
          </table:table-cell>
          <table:table-cell office:value-type="float" office:value="2.32614" calcext:value-type="float">
            <text:p>2.32614</text:p>
          </table:table-cell>
          <table:table-cell office:value-type="float" office:value="2.46099" calcext:value-type="float">
            <text:p>2.46099</text:p>
          </table:table-cell>
          <table:table-cell office:value-type="float" office:value="0.508424" calcext:value-type="float">
            <text:p>0.508424</text:p>
          </table:table-cell>
          <table:table-cell office:value-type="float" office:value="1.40464" calcext:value-type="float">
            <text:p>1.40464</text:p>
          </table:table-cell>
          <table:table-cell table:formula="of:=[.T28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.85" calcext:value-type="float">
            <text:p>2.8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14.6754" calcext:value-type="float">
            <text:p>14.6754</text:p>
          </table:table-cell>
          <table:table-cell office:value-type="float" office:value="14.8554" calcext:value-type="float">
            <text:p>14.8554</text:p>
          </table:table-cell>
          <table:table-cell office:value-type="float" office:value="14.7989" calcext:value-type="float">
            <text:p>14.7989</text:p>
          </table:table-cell>
          <table:table-cell office:value-type="float" office:value="0.0722145" calcext:value-type="float">
            <text:p>0.0722145</text:p>
          </table:table-cell>
          <table:table-cell office:value-type="float" office:value="3.96041" calcext:value-type="float">
            <text:p>3.96041</text:p>
          </table:table-cell>
          <table:table-cell office:value-type="float" office:value="3.16725" calcext:value-type="float">
            <text:p>3.16725</text:p>
          </table:table-cell>
          <table:table-cell office:value-type="float" office:value="3.25679" calcext:value-type="float">
            <text:p>3.25679</text:p>
          </table:table-cell>
          <table:table-cell office:value-type="float" office:value="0.0878152" calcext:value-type="float">
            <text:p>0.0878152</text:p>
          </table:table-cell>
          <table:table-cell office:value-type="float" office:value="4.52242" calcext:value-type="float">
            <text:p>4.52242</text:p>
          </table:table-cell>
          <table:table-cell office:value-type="float" office:value="4.29021" calcext:value-type="float">
            <text:p>4.29021</text:p>
          </table:table-cell>
          <table:table-cell office:value-type="float" office:value="1.01615" calcext:value-type="float">
            <text:p>1.01615</text:p>
          </table:table-cell>
          <table:table-cell office:value-type="float" office:value="2.42699" calcext:value-type="float">
            <text:p>2.42699</text:p>
          </table:table-cell>
          <table:table-cell office:value-type="float" office:value="2.61157" calcext:value-type="float">
            <text:p>2.61157</text:p>
          </table:table-cell>
          <table:table-cell office:value-type="float" office:value="0.501045" calcext:value-type="float">
            <text:p>0.501045</text:p>
          </table:table-cell>
          <table:table-cell office:value-type="float" office:value="3.9883" calcext:value-type="float">
            <text:p>3.9883</text:p>
          </table:table-cell>
          <table:table-cell table:formula="of:=[.T29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.95" calcext:value-type="float">
            <text:p>2.9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15.3685" calcext:value-type="float">
            <text:p>15.3685</text:p>
          </table:table-cell>
          <table:table-cell office:value-type="float" office:value="15.276" calcext:value-type="float">
            <text:p>15.276</text:p>
          </table:table-cell>
          <table:table-cell office:value-type="float" office:value="15.2228" calcext:value-type="float">
            <text:p>15.2228</text:p>
          </table:table-cell>
          <table:table-cell office:value-type="float" office:value="0.0716288" calcext:value-type="float">
            <text:p>0.0716288</text:p>
          </table:table-cell>
          <table:table-cell office:value-type="float" office:value="4.14761" calcext:value-type="float">
            <text:p>4.14761</text:p>
          </table:table-cell>
          <table:table-cell office:value-type="float" office:value="3.51685" calcext:value-type="float">
            <text:p>3.51685</text:p>
          </table:table-cell>
          <table:table-cell office:value-type="float" office:value="3.52563" calcext:value-type="float">
            <text:p>3.52563</text:p>
          </table:table-cell>
          <table:table-cell office:value-type="float" office:value="0.0864443" calcext:value-type="float">
            <text:p>0.0864443</text:p>
          </table:table-cell>
          <table:table-cell office:value-type="float" office:value="4.35034" calcext:value-type="float">
            <text:p>4.35034</text:p>
          </table:table-cell>
          <table:table-cell office:value-type="float" office:value="4.18263" calcext:value-type="float">
            <text:p>4.18263</text:p>
          </table:table-cell>
          <table:table-cell office:value-type="float" office:value="0.99963" calcext:value-type="float">
            <text:p>0.99963</text:p>
          </table:table-cell>
          <table:table-cell office:value-type="float" office:value="2.73825" calcext:value-type="float">
            <text:p>2.73825</text:p>
          </table:table-cell>
          <table:table-cell office:value-type="float" office:value="2.76249" calcext:value-type="float">
            <text:p>2.76249</text:p>
          </table:table-cell>
          <table:table-cell office:value-type="float" office:value="0.492705" calcext:value-type="float">
            <text:p>0.492705</text:p>
          </table:table-cell>
          <table:table-cell office:value-type="float" office:value="2.7052" calcext:value-type="float">
            <text:p>2.7052</text:p>
          </table:table-cell>
          <table:table-cell table:formula="of:=[.T30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.05" calcext:value-type="float">
            <text:p>3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15.7234" calcext:value-type="float">
            <text:p>15.7234</text:p>
          </table:table-cell>
          <table:table-cell office:value-type="float" office:value="15.7012" calcext:value-type="float">
            <text:p>15.7012</text:p>
          </table:table-cell>
          <table:table-cell office:value-type="float" office:value="15.6355" calcext:value-type="float">
            <text:p>15.6355</text:p>
          </table:table-cell>
          <table:table-cell office:value-type="float" office:value="0.0713391" calcext:value-type="float">
            <text:p>0.0713391</text:p>
          </table:table-cell>
          <table:table-cell office:value-type="float" office:value="3.4105" calcext:value-type="float">
            <text:p>3.4105</text:p>
          </table:table-cell>
          <table:table-cell office:value-type="float" office:value="3.83774" calcext:value-type="float">
            <text:p>3.83774</text:p>
          </table:table-cell>
          <table:table-cell office:value-type="float" office:value="3.80957" calcext:value-type="float">
            <text:p>3.80957</text:p>
          </table:table-cell>
          <table:table-cell office:value-type="float" office:value="0.0852666" calcext:value-type="float">
            <text:p>0.0852666</text:p>
          </table:table-cell>
          <table:table-cell office:value-type="float" office:value="4.23465" calcext:value-type="float">
            <text:p>4.23465</text:p>
          </table:table-cell>
          <table:table-cell office:value-type="float" office:value="4.06678" calcext:value-type="float">
            <text:p>4.06678</text:p>
          </table:table-cell>
          <table:table-cell office:value-type="float" office:value="0.983789" calcext:value-type="float">
            <text:p>0.983789</text:p>
          </table:table-cell>
          <table:table-cell office:value-type="float" office:value="2.94177" calcext:value-type="float">
            <text:p>2.94177</text:p>
          </table:table-cell>
          <table:table-cell office:value-type="float" office:value="2.91315" calcext:value-type="float">
            <text:p>2.91315</text:p>
          </table:table-cell>
          <table:table-cell office:value-type="float" office:value="0.484778" calcext:value-type="float">
            <text:p>0.484778</text:p>
          </table:table-cell>
          <table:table-cell office:value-type="float" office:value="0.855166" calcext:value-type="float">
            <text:p>0.855166</text:p>
          </table:table-cell>
          <table:table-cell table:formula="of:=[.T31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.15" calcext:value-type="float">
            <text:p>3.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16.3376" calcext:value-type="float">
            <text:p>16.3376</text:p>
          </table:table-cell>
          <table:table-cell office:value-type="float" office:value="16.1189" calcext:value-type="float">
            <text:p>16.1189</text:p>
          </table:table-cell>
          <table:table-cell office:value-type="float" office:value="16.0363" calcext:value-type="float">
            <text:p>16.0363</text:p>
          </table:table-cell>
          <table:table-cell office:value-type="float" office:value="0.0717368" calcext:value-type="float">
            <text:p>0.0717368</text:p>
          </table:table-cell>
          <table:table-cell office:value-type="float" office:value="4.21632" calcext:value-type="float">
            <text:p>4.21632</text:p>
          </table:table-cell>
          <table:table-cell office:value-type="float" office:value="4.14721" calcext:value-type="float">
            <text:p>4.14721</text:p>
          </table:table-cell>
          <table:table-cell office:value-type="float" office:value="4.10854" calcext:value-type="float">
            <text:p>4.10854</text:p>
          </table:table-cell>
          <table:table-cell office:value-type="float" office:value="0.0841475" calcext:value-type="float">
            <text:p>0.0841475</text:p>
          </table:table-cell>
          <table:table-cell office:value-type="float" office:value="4.09487" calcext:value-type="float">
            <text:p>4.09487</text:p>
          </table:table-cell>
          <table:table-cell office:value-type="float" office:value="3.94251" calcext:value-type="float">
            <text:p>3.94251</text:p>
          </table:table-cell>
          <table:table-cell office:value-type="float" office:value="0.968789" calcext:value-type="float">
            <text:p>0.968789</text:p>
          </table:table-cell>
          <table:table-cell office:value-type="float" office:value="3.08959" calcext:value-type="float">
            <text:p>3.08959</text:p>
          </table:table-cell>
          <table:table-cell office:value-type="float" office:value="3.0629" calcext:value-type="float">
            <text:p>3.0629</text:p>
          </table:table-cell>
          <table:table-cell office:value-type="float" office:value="0.477162" calcext:value-type="float">
            <text:p>0.477162</text:p>
          </table:table-cell>
          <table:table-cell office:value-type="float" office:value="1.88789" calcext:value-type="float">
            <text:p>1.88789</text:p>
          </table:table-cell>
          <table:table-cell table:formula="of:=[.T32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.25" calcext:value-type="float">
            <text:p>3.2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16.7586" calcext:value-type="float">
            <text:p>16.7586</text:p>
          </table:table-cell>
          <table:table-cell office:value-type="float" office:value="16.5263" calcext:value-type="float">
            <text:p>16.5263</text:p>
          </table:table-cell>
          <table:table-cell office:value-type="float" office:value="16.4242" calcext:value-type="float">
            <text:p>16.4242</text:p>
          </table:table-cell>
          <table:table-cell office:value-type="float" office:value="0.0724958" calcext:value-type="float">
            <text:p>0.0724958</text:p>
          </table:table-cell>
          <table:table-cell office:value-type="float" office:value="4.48231" calcext:value-type="float">
            <text:p>4.48231</text:p>
          </table:table-cell>
          <table:table-cell office:value-type="float" office:value="4.50591" calcext:value-type="float">
            <text:p>4.50591</text:p>
          </table:table-cell>
          <table:table-cell office:value-type="float" office:value="4.42242" calcext:value-type="float">
            <text:p>4.42242</text:p>
          </table:table-cell>
          <table:table-cell office:value-type="float" office:value="0.0840885" calcext:value-type="float">
            <text:p>0.0840885</text:p>
          </table:table-cell>
          <table:table-cell office:value-type="float" office:value="3.97602" calcext:value-type="float">
            <text:p>3.97602</text:p>
          </table:table-cell>
          <table:table-cell office:value-type="float" office:value="3.80966" calcext:value-type="float">
            <text:p>3.80966</text:p>
          </table:table-cell>
          <table:table-cell office:value-type="float" office:value="0.954359" calcext:value-type="float">
            <text:p>0.954359</text:p>
          </table:table-cell>
          <table:table-cell office:value-type="float" office:value="3.29887" calcext:value-type="float">
            <text:p>3.29887</text:p>
          </table:table-cell>
          <table:table-cell office:value-type="float" office:value="3.21109" calcext:value-type="float">
            <text:p>3.21109</text:p>
          </table:table-cell>
          <table:table-cell office:value-type="float" office:value="0.470157" calcext:value-type="float">
            <text:p>0.470157</text:p>
          </table:table-cell>
          <table:table-cell office:value-type="float" office:value="0.593565" calcext:value-type="float">
            <text:p>0.593565</text:p>
          </table:table-cell>
          <table:table-cell table:formula="of:=[.T33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.35" calcext:value-type="float">
            <text:p>3.3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16.9236" calcext:value-type="float">
            <text:p>16.9236</text:p>
          </table:table-cell>
          <table:table-cell office:value-type="float" office:value="16.8611" calcext:value-type="float">
            <text:p>16.8611</text:p>
          </table:table-cell>
          <table:table-cell office:value-type="float" office:value="16.7983" calcext:value-type="float">
            <text:p>16.7983</text:p>
          </table:table-cell>
          <table:table-cell office:value-type="float" office:value="0.0726725" calcext:value-type="float">
            <text:p>0.0726725</text:p>
          </table:table-cell>
          <table:table-cell office:value-type="float" office:value="5.10119" calcext:value-type="float">
            <text:p>5.10119</text:p>
          </table:table-cell>
          <table:table-cell office:value-type="float" office:value="4.86917" calcext:value-type="float">
            <text:p>4.86917</text:p>
          </table:table-cell>
          <table:table-cell office:value-type="float" office:value="4.75103" calcext:value-type="float">
            <text:p>4.75103</text:p>
          </table:table-cell>
          <table:table-cell office:value-type="float" office:value="0.0848487" calcext:value-type="float">
            <text:p>0.0848487</text:p>
          </table:table-cell>
          <table:table-cell office:value-type="float" office:value="3.6898" calcext:value-type="float">
            <text:p>3.6898</text:p>
          </table:table-cell>
          <table:table-cell office:value-type="float" office:value="3.66817" calcext:value-type="float">
            <text:p>3.66817</text:p>
          </table:table-cell>
          <table:table-cell office:value-type="float" office:value="0.940394" calcext:value-type="float">
            <text:p>0.940394</text:p>
          </table:table-cell>
          <table:table-cell office:value-type="float" office:value="3.48631" calcext:value-type="float">
            <text:p>3.48631</text:p>
          </table:table-cell>
          <table:table-cell office:value-type="float" office:value="3.35704" calcext:value-type="float">
            <text:p>3.35704</text:p>
          </table:table-cell>
          <table:table-cell office:value-type="float" office:value="0.463607" calcext:value-type="float">
            <text:p>0.463607</text:p>
          </table:table-cell>
          <table:table-cell office:value-type="float" office:value="5.06593" calcext:value-type="float">
            <text:p>5.06593</text:p>
          </table:table-cell>
          <table:table-cell table:formula="of:=[.T34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.45" calcext:value-type="float">
            <text:p>3.4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17.3421" calcext:value-type="float">
            <text:p>17.3421</text:p>
          </table:table-cell>
          <table:table-cell office:value-type="float" office:value="17.1966" calcext:value-type="float">
            <text:p>17.1966</text:p>
          </table:table-cell>
          <table:table-cell office:value-type="float" office:value="17.1579" calcext:value-type="float">
            <text:p>17.1579</text:p>
          </table:table-cell>
          <table:table-cell office:value-type="float" office:value="0.0719896" calcext:value-type="float">
            <text:p>0.0719896</text:p>
          </table:table-cell>
          <table:table-cell office:value-type="float" office:value="4.64623" calcext:value-type="float">
            <text:p>4.64623</text:p>
          </table:table-cell>
          <table:table-cell office:value-type="float" office:value="5.26614" calcext:value-type="float">
            <text:p>5.26614</text:p>
          </table:table-cell>
          <table:table-cell office:value-type="float" office:value="5.09409" calcext:value-type="float">
            <text:p>5.09409</text:p>
          </table:table-cell>
          <table:table-cell office:value-type="float" office:value="0.0886145" calcext:value-type="float">
            <text:p>0.0886145</text:p>
          </table:table-cell>
          <table:table-cell office:value-type="float" office:value="3.46943" calcext:value-type="float">
            <text:p>3.46943</text:p>
          </table:table-cell>
          <table:table-cell office:value-type="float" office:value="3.51797" calcext:value-type="float">
            <text:p>3.51797</text:p>
          </table:table-cell>
          <table:table-cell office:value-type="float" office:value="0.926887" calcext:value-type="float">
            <text:p>0.926887</text:p>
          </table:table-cell>
          <table:table-cell office:value-type="float" office:value="3.69689" calcext:value-type="float">
            <text:p>3.69689</text:p>
          </table:table-cell>
          <table:table-cell office:value-type="float" office:value="3.50008" calcext:value-type="float">
            <text:p>3.50008</text:p>
          </table:table-cell>
          <table:table-cell office:value-type="float" office:value="0.458301" calcext:value-type="float">
            <text:p>0.458301</text:p>
          </table:table-cell>
          <table:table-cell office:value-type="float" office:value="1.77741" calcext:value-type="float">
            <text:p>1.77741</text:p>
          </table:table-cell>
          <table:table-cell table:formula="of:=[.T35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.55" calcext:value-type="float">
            <text:p>3.5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17.6463" calcext:value-type="float">
            <text:p>17.6463</text:p>
          </table:table-cell>
          <table:table-cell office:value-type="float" office:value="17.5124" calcext:value-type="float">
            <text:p>17.5124</text:p>
          </table:table-cell>
          <table:table-cell office:value-type="float" office:value="17.5019" calcext:value-type="float">
            <text:p>17.5019</text:p>
          </table:table-cell>
          <table:table-cell office:value-type="float" office:value="0.0710501" calcext:value-type="float">
            <text:p>0.0710501</text:p>
          </table:table-cell>
          <table:table-cell office:value-type="float" office:value="4.74597" calcext:value-type="float">
            <text:p>4.74597</text:p>
          </table:table-cell>
          <table:table-cell office:value-type="float" office:value="5.62387" calcext:value-type="float">
            <text:p>5.62387</text:p>
          </table:table-cell>
          <table:table-cell office:value-type="float" office:value="5.45128" calcext:value-type="float">
            <text:p>5.45128</text:p>
          </table:table-cell>
          <table:table-cell office:value-type="float" office:value="0.0922256" calcext:value-type="float">
            <text:p>0.0922256</text:p>
          </table:table-cell>
          <table:table-cell office:value-type="float" office:value="3.26663" calcext:value-type="float">
            <text:p>3.26663</text:p>
          </table:table-cell>
          <table:table-cell office:value-type="float" office:value="3.35907" calcext:value-type="float">
            <text:p>3.35907</text:p>
          </table:table-cell>
          <table:table-cell office:value-type="float" office:value="0.914019" calcext:value-type="float">
            <text:p>0.914019</text:p>
          </table:table-cell>
          <table:table-cell office:value-type="float" office:value="3.80408" calcext:value-type="float">
            <text:p>3.80408</text:p>
          </table:table-cell>
          <table:table-cell office:value-type="float" office:value="3.63949" calcext:value-type="float">
            <text:p>3.63949</text:p>
          </table:table-cell>
          <table:table-cell office:value-type="float" office:value="0.452906" calcext:value-type="float">
            <text:p>0.452906</text:p>
          </table:table-cell>
          <table:table-cell office:value-type="float" office:value="3.36539" calcext:value-type="float">
            <text:p>3.36539</text:p>
          </table:table-cell>
          <table:table-cell table:formula="of:=[.T36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.65" calcext:value-type="float">
            <text:p>3.6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17.9216" calcext:value-type="float">
            <text:p>17.9216</text:p>
          </table:table-cell>
          <table:table-cell office:value-type="float" office:value="17.8476" calcext:value-type="float">
            <text:p>17.8476</text:p>
          </table:table-cell>
          <table:table-cell office:value-type="float" office:value="17.8297" calcext:value-type="float">
            <text:p>17.8297</text:p>
          </table:table-cell>
          <table:table-cell office:value-type="float" office:value="0.0702378" calcext:value-type="float">
            <text:p>0.0702378</text:p>
          </table:table-cell>
          <table:table-cell office:value-type="float" office:value="6.07151" calcext:value-type="float">
            <text:p>6.07151</text:p>
          </table:table-cell>
          <table:table-cell office:value-type="float" office:value="5.95393" calcext:value-type="float">
            <text:p>5.95393</text:p>
          </table:table-cell>
          <table:table-cell office:value-type="float" office:value="5.82221" calcext:value-type="float">
            <text:p>5.82221</text:p>
          </table:table-cell>
          <table:table-cell office:value-type="float" office:value="0.09332" calcext:value-type="float">
            <text:p>0.09332</text:p>
          </table:table-cell>
          <table:table-cell office:value-type="float" office:value="3.12276" calcext:value-type="float">
            <text:p>3.12276</text:p>
          </table:table-cell>
          <table:table-cell office:value-type="float" office:value="3.19151" calcext:value-type="float">
            <text:p>3.19151</text:p>
          </table:table-cell>
          <table:table-cell office:value-type="float" office:value="0.901619" calcext:value-type="float">
            <text:p>0.901619</text:p>
          </table:table-cell>
          <table:table-cell office:value-type="float" office:value="3.84023" calcext:value-type="float">
            <text:p>3.84023</text:p>
          </table:table-cell>
          <table:table-cell office:value-type="float" office:value="3.77458" calcext:value-type="float">
            <text:p>3.77458</text:p>
          </table:table-cell>
          <table:table-cell office:value-type="float" office:value="0.446857" calcext:value-type="float">
            <text:p>0.446857</text:p>
          </table:table-cell>
          <table:table-cell office:value-type="float" office:value="1.42497" calcext:value-type="float">
            <text:p>1.42497</text:p>
          </table:table-cell>
          <table:table-cell table:formula="of:=[.T37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.75" calcext:value-type="float">
            <text:p>3.7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18.1245" calcext:value-type="float">
            <text:p>18.1245</text:p>
          </table:table-cell>
          <table:table-cell office:value-type="float" office:value="18.1702" calcext:value-type="float">
            <text:p>18.1702</text:p>
          </table:table-cell>
          <table:table-cell office:value-type="float" office:value="18.1402" calcext:value-type="float">
            <text:p>18.1402</text:p>
          </table:table-cell>
          <table:table-cell office:value-type="float" office:value="0.069503" calcext:value-type="float">
            <text:p>0.069503</text:p>
          </table:table-cell>
          <table:table-cell office:value-type="float" office:value="6.79027" calcext:value-type="float">
            <text:p>6.79027</text:p>
          </table:table-cell>
          <table:table-cell office:value-type="float" office:value="6.35312" calcext:value-type="float">
            <text:p>6.35312</text:p>
          </table:table-cell>
          <table:table-cell office:value-type="float" office:value="6.20641" calcext:value-type="float">
            <text:p>6.20641</text:p>
          </table:table-cell>
          <table:table-cell office:value-type="float" office:value="0.0948471" calcext:value-type="float">
            <text:p>0.0948471</text:p>
          </table:table-cell>
          <table:table-cell office:value-type="float" office:value="2.97934" calcext:value-type="float">
            <text:p>2.97934</text:p>
          </table:table-cell>
          <table:table-cell office:value-type="float" office:value="3.01542" calcext:value-type="float">
            <text:p>3.01542</text:p>
          </table:table-cell>
          <table:table-cell office:value-type="float" office:value="0.889693" calcext:value-type="float">
            <text:p>0.889693</text:p>
          </table:table-cell>
          <table:table-cell office:value-type="float" office:value="3.97769" calcext:value-type="float">
            <text:p>3.97769</text:p>
          </table:table-cell>
          <table:table-cell office:value-type="float" office:value="3.90462" calcext:value-type="float">
            <text:p>3.90462</text:p>
          </table:table-cell>
          <table:table-cell office:value-type="float" office:value="0.441067" calcext:value-type="float">
            <text:p>0.441067</text:p>
          </table:table-cell>
          <table:table-cell office:value-type="float" office:value="0.704915" calcext:value-type="float">
            <text:p>0.704915</text:p>
          </table:table-cell>
          <table:table-cell table:formula="of:=[.T38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.85" calcext:value-type="float">
            <text:p>3.8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18.4022" calcext:value-type="float">
            <text:p>18.4022</text:p>
          </table:table-cell>
          <table:table-cell office:value-type="float" office:value="18.4244" calcext:value-type="float">
            <text:p>18.4244</text:p>
          </table:table-cell>
          <table:table-cell office:value-type="float" office:value="18.4328" calcext:value-type="float">
            <text:p>18.4328</text:p>
          </table:table-cell>
          <table:table-cell office:value-type="float" office:value="0.0686142" calcext:value-type="float">
            <text:p>0.0686142</text:p>
          </table:table-cell>
          <table:table-cell office:value-type="float" office:value="7.02231" calcext:value-type="float">
            <text:p>7.02231</text:p>
          </table:table-cell>
          <table:table-cell office:value-type="float" office:value="6.80205" calcext:value-type="float">
            <text:p>6.80205</text:p>
          </table:table-cell>
          <table:table-cell office:value-type="float" office:value="6.60333" calcext:value-type="float">
            <text:p>6.60333</text:p>
          </table:table-cell>
          <table:table-cell office:value-type="float" office:value="0.0985467" calcext:value-type="float">
            <text:p>0.0985467</text:p>
          </table:table-cell>
          <table:table-cell office:value-type="float" office:value="2.7184" calcext:value-type="float">
            <text:p>2.7184</text:p>
          </table:table-cell>
          <table:table-cell office:value-type="float" office:value="2.83093" calcext:value-type="float">
            <text:p>2.83093</text:p>
          </table:table-cell>
          <table:table-cell office:value-type="float" office:value="0.878358" calcext:value-type="float">
            <text:p>0.878358</text:p>
          </table:table-cell>
          <table:table-cell office:value-type="float" office:value="4.17139" calcext:value-type="float">
            <text:p>4.17139</text:p>
          </table:table-cell>
          <table:table-cell office:value-type="float" office:value="4.0289" calcext:value-type="float">
            <text:p>4.0289</text:p>
          </table:table-cell>
          <table:table-cell office:value-type="float" office:value="0.435933" calcext:value-type="float">
            <text:p>0.435933</text:p>
          </table:table-cell>
          <table:table-cell office:value-type="float" office:value="0.346453" calcext:value-type="float">
            <text:p>0.346453</text:p>
          </table:table-cell>
          <table:table-cell table:formula="of:=[.T39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.95" calcext:value-type="float">
            <text:p>3.9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18.8089" calcext:value-type="float">
            <text:p>18.8089</text:p>
          </table:table-cell>
          <table:table-cell office:value-type="float" office:value="18.7184" calcext:value-type="float">
            <text:p>18.7184</text:p>
          </table:table-cell>
          <table:table-cell office:value-type="float" office:value="18.7064" calcext:value-type="float">
            <text:p>18.7064</text:p>
          </table:table-cell>
          <table:table-cell office:value-type="float" office:value="0.0677644" calcext:value-type="float">
            <text:p>0.0677644</text:p>
          </table:table-cell>
          <table:table-cell office:value-type="float" office:value="7.24388" calcext:value-type="float">
            <text:p>7.24388</text:p>
          </table:table-cell>
          <table:table-cell office:value-type="float" office:value="7.1536" calcext:value-type="float">
            <text:p>7.1536</text:p>
          </table:table-cell>
          <table:table-cell office:value-type="float" office:value="7.01237" calcext:value-type="float">
            <text:p>7.01237</text:p>
          </table:table-cell>
          <table:table-cell office:value-type="float" office:value="0.09982" calcext:value-type="float">
            <text:p>0.09982</text:p>
          </table:table-cell>
          <table:table-cell office:value-type="float" office:value="2.64583" calcext:value-type="float">
            <text:p>2.64583</text:p>
          </table:table-cell>
          <table:table-cell office:value-type="float" office:value="2.63825" calcext:value-type="float">
            <text:p>2.63825</text:p>
          </table:table-cell>
          <table:table-cell office:value-type="float" office:value="0.867327" calcext:value-type="float">
            <text:p>0.867327</text:p>
          </table:table-cell>
          <table:table-cell office:value-type="float" office:value="4.17471" calcext:value-type="float">
            <text:p>4.17471</text:p>
          </table:table-cell>
          <table:table-cell office:value-type="float" office:value="4.14672" calcext:value-type="float">
            <text:p>4.14672</text:p>
          </table:table-cell>
          <table:table-cell office:value-type="float" office:value="0.430476" calcext:value-type="float">
            <text:p>0.430476</text:p>
          </table:table-cell>
          <table:table-cell office:value-type="float" office:value="0.512205" calcext:value-type="float">
            <text:p>0.512205</text:p>
          </table:table-cell>
          <table:table-cell table:formula="of:=[.T40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.05" calcext:value-type="float">
            <text:p>4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18.5479" calcext:value-type="float">
            <text:p>18.5479</text:p>
          </table:table-cell>
          <table:table-cell office:value-type="float" office:value="19.0009" calcext:value-type="float">
            <text:p>19.0009</text:p>
          </table:table-cell>
          <table:table-cell office:value-type="float" office:value="18.9604" calcext:value-type="float">
            <text:p>18.9604</text:p>
          </table:table-cell>
          <table:table-cell office:value-type="float" office:value="0.0676084" calcext:value-type="float">
            <text:p>0.0676084</text:p>
          </table:table-cell>
          <table:table-cell office:value-type="float" office:value="7.4012" calcext:value-type="float">
            <text:p>7.4012</text:p>
          </table:table-cell>
          <table:table-cell office:value-type="float" office:value="7.50503" calcext:value-type="float">
            <text:p>7.50503</text:p>
          </table:table-cell>
          <table:table-cell office:value-type="float" office:value="7.43283" calcext:value-type="float">
            <text:p>7.43283</text:p>
          </table:table-cell>
          <table:table-cell office:value-type="float" office:value="0.0992788" calcext:value-type="float">
            <text:p>0.0992788</text:p>
          </table:table-cell>
          <table:table-cell office:value-type="float" office:value="2.50482" calcext:value-type="float">
            <text:p>2.50482</text:p>
          </table:table-cell>
          <table:table-cell office:value-type="float" office:value="2.43767" calcext:value-type="float">
            <text:p>2.43767</text:p>
          </table:table-cell>
          <table:table-cell office:value-type="float" office:value="0.856895" calcext:value-type="float">
            <text:p>0.856895</text:p>
          </table:table-cell>
          <table:table-cell office:value-type="float" office:value="4.15934" calcext:value-type="float">
            <text:p>4.15934</text:p>
          </table:table-cell>
          <table:table-cell office:value-type="float" office:value="4.25737" calcext:value-type="float">
            <text:p>4.25737</text:p>
          </table:table-cell>
          <table:table-cell office:value-type="float" office:value="0.425461" calcext:value-type="float">
            <text:p>0.425461</text:p>
          </table:table-cell>
          <table:table-cell office:value-type="float" office:value="4.32056" calcext:value-type="float">
            <text:p>4.32056</text:p>
          </table:table-cell>
          <table:table-cell table:formula="of:=[.T41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.15" calcext:value-type="float">
            <text:p>4.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19.3089" calcext:value-type="float">
            <text:p>19.3089</text:p>
          </table:table-cell>
          <table:table-cell office:value-type="float" office:value="19.2136" calcext:value-type="float">
            <text:p>19.2136</text:p>
          </table:table-cell>
          <table:table-cell office:value-type="float" office:value="19.1939" calcext:value-type="float">
            <text:p>19.1939</text:p>
          </table:table-cell>
          <table:table-cell office:value-type="float" office:value="0.0668517" calcext:value-type="float">
            <text:p>0.0668517</text:p>
          </table:table-cell>
          <table:table-cell office:value-type="float" office:value="7.67375" calcext:value-type="float">
            <text:p>7.67375</text:p>
          </table:table-cell>
          <table:table-cell office:value-type="float" office:value="7.9701" calcext:value-type="float">
            <text:p>7.9701</text:p>
          </table:table-cell>
          <table:table-cell office:value-type="float" office:value="7.86397" calcext:value-type="float">
            <text:p>7.86397</text:p>
          </table:table-cell>
          <table:table-cell office:value-type="float" office:value="0.0995489" calcext:value-type="float">
            <text:p>0.0995489</text:p>
          </table:table-cell>
          <table:table-cell office:value-type="float" office:value="2.27422" calcext:value-type="float">
            <text:p>2.27422</text:p>
          </table:table-cell>
          <table:table-cell office:value-type="float" office:value="2.22949" calcext:value-type="float">
            <text:p>2.22949</text:p>
          </table:table-cell>
          <table:table-cell office:value-type="float" office:value="0.846648" calcext:value-type="float">
            <text:p>0.846648</text:p>
          </table:table-cell>
          <table:table-cell office:value-type="float" office:value="4.32523" calcext:value-type="float">
            <text:p>4.32523</text:p>
          </table:table-cell>
          <table:table-cell office:value-type="float" office:value="4.36017" calcext:value-type="float">
            <text:p>4.36017</text:p>
          </table:table-cell>
          <table:table-cell office:value-type="float" office:value="0.42039" calcext:value-type="float">
            <text:p>0.42039</text:p>
          </table:table-cell>
          <table:table-cell office:value-type="float" office:value="0.274576" calcext:value-type="float">
            <text:p>0.274576</text:p>
          </table:table-cell>
          <table:table-cell table:formula="of:=[.T42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.25" calcext:value-type="float">
            <text:p>4.2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19.0239" calcext:value-type="float">
            <text:p>19.0239</text:p>
          </table:table-cell>
          <table:table-cell office:value-type="float" office:value="19.3916" calcext:value-type="float">
            <text:p>19.3916</text:p>
          </table:table-cell>
          <table:table-cell office:value-type="float" office:value="19.4062" calcext:value-type="float">
            <text:p>19.4062</text:p>
          </table:table-cell>
          <table:table-cell office:value-type="float" office:value="0.0660958" calcext:value-type="float">
            <text:p>0.0660958</text:p>
          </table:table-cell>
          <table:table-cell office:value-type="float" office:value="8.17194" calcext:value-type="float">
            <text:p>8.17194</text:p>
          </table:table-cell>
          <table:table-cell office:value-type="float" office:value="8.39741" calcext:value-type="float">
            <text:p>8.39741</text:p>
          </table:table-cell>
          <table:table-cell office:value-type="float" office:value="8.30497" calcext:value-type="float">
            <text:p>8.30497</text:p>
          </table:table-cell>
          <table:table-cell office:value-type="float" office:value="0.0994941" calcext:value-type="float">
            <text:p>0.0994941</text:p>
          </table:table-cell>
          <table:table-cell office:value-type="float" office:value="2.0545" calcext:value-type="float">
            <text:p>2.0545</text:p>
          </table:table-cell>
          <table:table-cell office:value-type="float" office:value="2.01409" calcext:value-type="float">
            <text:p>2.01409</text:p>
          </table:table-cell>
          <table:table-cell office:value-type="float" office:value="0.836757" calcext:value-type="float">
            <text:p>0.836757</text:p>
          </table:table-cell>
          <table:table-cell office:value-type="float" office:value="4.40761" calcext:value-type="float">
            <text:p>4.40761</text:p>
          </table:table-cell>
          <table:table-cell office:value-type="float" office:value="4.45445" calcext:value-type="float">
            <text:p>4.45445</text:p>
          </table:table-cell>
          <table:table-cell office:value-type="float" office:value="0.415523" calcext:value-type="float">
            <text:p>0.415523</text:p>
          </table:table-cell>
          <table:table-cell office:value-type="float" office:value="2.3143" calcext:value-type="float">
            <text:p>2.3143</text:p>
          </table:table-cell>
          <table:table-cell table:formula="of:=[.T43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.35" calcext:value-type="float">
            <text:p>4.3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19.6843" calcext:value-type="float">
            <text:p>19.6843</text:p>
          </table:table-cell>
          <table:table-cell office:value-type="float" office:value="19.5754" calcext:value-type="float">
            <text:p>19.5754</text:p>
          </table:table-cell>
          <table:table-cell office:value-type="float" office:value="19.5966" calcext:value-type="float">
            <text:p>19.5966</text:p>
          </table:table-cell>
          <table:table-cell office:value-type="float" office:value="0.0654099" calcext:value-type="float">
            <text:p>0.0654099</text:p>
          </table:table-cell>
          <table:table-cell office:value-type="float" office:value="8.35902" calcext:value-type="float">
            <text:p>8.35902</text:p>
          </table:table-cell>
          <table:table-cell office:value-type="float" office:value="8.76234" calcext:value-type="float">
            <text:p>8.76234</text:p>
          </table:table-cell>
          <table:table-cell office:value-type="float" office:value="8.75494" calcext:value-type="float">
            <text:p>8.75494</text:p>
          </table:table-cell>
          <table:table-cell office:value-type="float" office:value="0.0983875" calcext:value-type="float">
            <text:p>0.0983875</text:p>
          </table:table-cell>
          <table:table-cell office:value-type="float" office:value="1.87745" calcext:value-type="float">
            <text:p>1.87745</text:p>
          </table:table-cell>
          <table:table-cell office:value-type="float" office:value="1.7919" calcext:value-type="float">
            <text:p>1.7919</text:p>
          </table:table-cell>
          <table:table-cell office:value-type="float" office:value="0.827294" calcext:value-type="float">
            <text:p>0.827294</text:p>
          </table:table-cell>
          <table:table-cell office:value-type="float" office:value="4.37296" calcext:value-type="float">
            <text:p>4.37296</text:p>
          </table:table-cell>
          <table:table-cell office:value-type="float" office:value="4.53956" calcext:value-type="float">
            <text:p>4.53956</text:p>
          </table:table-cell>
          <table:table-cell office:value-type="float" office:value="0.411479" calcext:value-type="float">
            <text:p>0.411479</text:p>
          </table:table-cell>
          <table:table-cell office:value-type="float" office:value="0.64284" calcext:value-type="float">
            <text:p>0.64284</text:p>
          </table:table-cell>
          <table:table-cell table:formula="of:=[.T44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.45" calcext:value-type="float">
            <text:p>4.4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19.6061" calcext:value-type="float">
            <text:p>19.6061</text:p>
          </table:table-cell>
          <table:table-cell office:value-type="float" office:value="19.8079" calcext:value-type="float">
            <text:p>19.8079</text:p>
          </table:table-cell>
          <table:table-cell office:value-type="float" office:value="19.7645" calcext:value-type="float">
            <text:p>19.7645</text:p>
          </table:table-cell>
          <table:table-cell office:value-type="float" office:value="0.0650671" calcext:value-type="float">
            <text:p>0.0650671</text:p>
          </table:table-cell>
          <table:table-cell office:value-type="float" office:value="9.48659" calcext:value-type="float">
            <text:p>9.48659</text:p>
          </table:table-cell>
          <table:table-cell office:value-type="float" office:value="9.16147" calcext:value-type="float">
            <text:p>9.16147</text:p>
          </table:table-cell>
          <table:table-cell office:value-type="float" office:value="9.21294" calcext:value-type="float">
            <text:p>9.21294</text:p>
          </table:table-cell>
          <table:table-cell office:value-type="float" office:value="0.0975565" calcext:value-type="float">
            <text:p>0.0975565</text:p>
          </table:table-cell>
          <table:table-cell office:value-type="float" office:value="1.7717" calcext:value-type="float">
            <text:p>1.7717</text:p>
          </table:table-cell>
          <table:table-cell office:value-type="float" office:value="1.56341" calcext:value-type="float">
            <text:p>1.56341</text:p>
          </table:table-cell>
          <table:table-cell office:value-type="float" office:value="0.81874" calcext:value-type="float">
            <text:p>0.81874</text:p>
          </table:table-cell>
          <table:table-cell office:value-type="float" office:value="4.3766" calcext:value-type="float">
            <text:p>4.3766</text:p>
          </table:table-cell>
          <table:table-cell office:value-type="float" office:value="4.61488" calcext:value-type="float">
            <text:p>4.61488</text:p>
          </table:table-cell>
          <table:table-cell office:value-type="float" office:value="0.408465" calcext:value-type="float">
            <text:p>0.408465</text:p>
          </table:table-cell>
          <table:table-cell office:value-type="float" office:value="1.03819" calcext:value-type="float">
            <text:p>1.03819</text:p>
          </table:table-cell>
          <table:table-cell table:formula="of:=[.T45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.55" calcext:value-type="float">
            <text:p>4.5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19.6163" calcext:value-type="float">
            <text:p>19.6163</text:p>
          </table:table-cell>
          <table:table-cell office:value-type="float" office:value="19.984" calcext:value-type="float">
            <text:p>19.984</text:p>
          </table:table-cell>
          <table:table-cell office:value-type="float" office:value="19.9093" calcext:value-type="float">
            <text:p>19.9093</text:p>
          </table:table-cell>
          <table:table-cell office:value-type="float" office:value="0.0656292" calcext:value-type="float">
            <text:p>0.0656292</text:p>
          </table:table-cell>
          <table:table-cell office:value-type="float" office:value="9.76606" calcext:value-type="float">
            <text:p>9.76606</text:p>
          </table:table-cell>
          <table:table-cell office:value-type="float" office:value="9.60698" calcext:value-type="float">
            <text:p>9.60698</text:p>
          </table:table-cell>
          <table:table-cell office:value-type="float" office:value="9.67795" calcext:value-type="float">
            <text:p>9.67795</text:p>
          </table:table-cell>
          <table:table-cell office:value-type="float" office:value="0.096987" calcext:value-type="float">
            <text:p>0.096987</text:p>
          </table:table-cell>
          <table:table-cell office:value-type="float" office:value="1.55591" calcext:value-type="float">
            <text:p>1.55591</text:p>
          </table:table-cell>
          <table:table-cell office:value-type="float" office:value="1.32916" calcext:value-type="float">
            <text:p>1.32916</text:p>
          </table:table-cell>
          <table:table-cell office:value-type="float" office:value="0.810776" calcext:value-type="float">
            <text:p>0.810776</text:p>
          </table:table-cell>
          <table:table-cell office:value-type="float" office:value="4.43916" calcext:value-type="float">
            <text:p>4.43916</text:p>
          </table:table-cell>
          <table:table-cell office:value-type="float" office:value="4.67984" calcext:value-type="float">
            <text:p>4.67984</text:p>
          </table:table-cell>
          <table:table-cell office:value-type="float" office:value="0.405555" calcext:value-type="float">
            <text:p>0.405555</text:p>
          </table:table-cell>
          <table:table-cell office:value-type="float" office:value="2.87936" calcext:value-type="float">
            <text:p>2.87936</text:p>
          </table:table-cell>
          <table:table-cell table:formula="of:=[.T46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.65" calcext:value-type="float">
            <text:p>4.6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19.1911" calcext:value-type="float">
            <text:p>19.1911</text:p>
          </table:table-cell>
          <table:table-cell office:value-type="float" office:value="20.1324" calcext:value-type="float">
            <text:p>20.1324</text:p>
          </table:table-cell>
          <table:table-cell office:value-type="float" office:value="20.0303" calcext:value-type="float">
            <text:p>20.0303</text:p>
          </table:table-cell>
          <table:table-cell office:value-type="float" office:value="0.0665774" calcext:value-type="float">
            <text:p>0.0665774</text:p>
          </table:table-cell>
          <table:table-cell office:value-type="float" office:value="11.5493" calcext:value-type="float">
            <text:p>11.5493</text:p>
          </table:table-cell>
          <table:table-cell office:value-type="float" office:value="10.0895" calcext:value-type="float">
            <text:p>10.0895</text:p>
          </table:table-cell>
          <table:table-cell office:value-type="float" office:value="10.1489" calcext:value-type="float">
            <text:p>10.1489</text:p>
          </table:table-cell>
          <table:table-cell office:value-type="float" office:value="0.096421" calcext:value-type="float">
            <text:p>0.096421</text:p>
          </table:table-cell>
          <table:table-cell office:value-type="float" office:value="1.36928" calcext:value-type="float">
            <text:p>1.36928</text:p>
          </table:table-cell>
          <table:table-cell office:value-type="float" office:value="1.08972" calcext:value-type="float">
            <text:p>1.08972</text:p>
          </table:table-cell>
          <table:table-cell office:value-type="float" office:value="0.803102" calcext:value-type="float">
            <text:p>0.803102</text:p>
          </table:table-cell>
          <table:table-cell office:value-type="float" office:value="4.55432" calcext:value-type="float">
            <text:p>4.55432</text:p>
          </table:table-cell>
          <table:table-cell office:value-type="float" office:value="4.73389" calcext:value-type="float">
            <text:p>4.73389</text:p>
          </table:table-cell>
          <table:table-cell office:value-type="float" office:value="0.402288" calcext:value-type="float">
            <text:p>0.402288</text:p>
          </table:table-cell>
          <table:table-cell office:value-type="float" office:value="7.02254" calcext:value-type="float">
            <text:p>7.02254</text:p>
          </table:table-cell>
          <table:table-cell table:formula="of:=[.T47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.75" calcext:value-type="float">
            <text:p>4.7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19.6774" calcext:value-type="float">
            <text:p>19.6774</text:p>
          </table:table-cell>
          <table:table-cell office:value-type="float" office:value="20.2001" calcext:value-type="float">
            <text:p>20.2001</text:p>
          </table:table-cell>
          <table:table-cell office:value-type="float" office:value="20.1271" calcext:value-type="float">
            <text:p>20.1271</text:p>
          </table:table-cell>
          <table:table-cell office:value-type="float" office:value="0.0670926" calcext:value-type="float">
            <text:p>0.0670926</text:p>
          </table:table-cell>
          <table:table-cell office:value-type="float" office:value="10.803" calcext:value-type="float">
            <text:p>10.803</text:p>
          </table:table-cell>
          <table:table-cell office:value-type="float" office:value="10.5905" calcext:value-type="float">
            <text:p>10.5905</text:p>
          </table:table-cell>
          <table:table-cell office:value-type="float" office:value="10.6247" calcext:value-type="float">
            <text:p>10.6247</text:p>
          </table:table-cell>
          <table:table-cell office:value-type="float" office:value="0.0955273" calcext:value-type="float">
            <text:p>0.0955273</text:p>
          </table:table-cell>
          <table:table-cell office:value-type="float" office:value="1.01486" calcext:value-type="float">
            <text:p>1.01486</text:p>
          </table:table-cell>
          <table:table-cell office:value-type="float" office:value="0.845742" calcext:value-type="float">
            <text:p>0.845742</text:p>
          </table:table-cell>
          <table:table-cell office:value-type="float" office:value="0.795321" calcext:value-type="float">
            <text:p>0.795321</text:p>
          </table:table-cell>
          <table:table-cell office:value-type="float" office:value="4.6578" calcext:value-type="float">
            <text:p>4.6578</text:p>
          </table:table-cell>
          <table:table-cell office:value-type="float" office:value="4.77652" calcext:value-type="float">
            <text:p>4.77652</text:p>
          </table:table-cell>
          <table:table-cell office:value-type="float" office:value="0.398447" calcext:value-type="float">
            <text:p>0.398447</text:p>
          </table:table-cell>
          <table:table-cell office:value-type="float" office:value="3.20057" calcext:value-type="float">
            <text:p>3.20057</text:p>
          </table:table-cell>
          <table:table-cell table:formula="of:=[.T48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.85" calcext:value-type="float">
            <text:p>4.8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19.4335" calcext:value-type="float">
            <text:p>19.4335</text:p>
          </table:table-cell>
          <table:table-cell office:value-type="float" office:value="20.2889" calcext:value-type="float">
            <text:p>20.2889</text:p>
          </table:table-cell>
          <table:table-cell office:value-type="float" office:value="20.1993" calcext:value-type="float">
            <text:p>20.1993</text:p>
          </table:table-cell>
          <table:table-cell office:value-type="float" office:value="0.0676783" calcext:value-type="float">
            <text:p>0.0676783</text:p>
          </table:table-cell>
          <table:table-cell office:value-type="float" office:value="12.3402" calcext:value-type="float">
            <text:p>12.3402</text:p>
          </table:table-cell>
          <table:table-cell office:value-type="float" office:value="11.113" calcext:value-type="float">
            <text:p>11.113</text:p>
          </table:table-cell>
          <table:table-cell office:value-type="float" office:value="11.1041" calcext:value-type="float">
            <text:p>11.1041</text:p>
          </table:table-cell>
          <table:table-cell office:value-type="float" office:value="0.0945531" calcext:value-type="float">
            <text:p>0.0945531</text:p>
          </table:table-cell>
          <table:table-cell office:value-type="float" office:value="0.772758" calcext:value-type="float">
            <text:p>0.772758</text:p>
          </table:table-cell>
          <table:table-cell office:value-type="float" office:value="0.597892" calcext:value-type="float">
            <text:p>0.597892</text:p>
          </table:table-cell>
          <table:table-cell office:value-type="float" office:value="0.787587" calcext:value-type="float">
            <text:p>0.787587</text:p>
          </table:table-cell>
          <table:table-cell office:value-type="float" office:value="4.77475" calcext:value-type="float">
            <text:p>4.77475</text:p>
          </table:table-cell>
          <table:table-cell office:value-type="float" office:value="4.80727" calcext:value-type="float">
            <text:p>4.80727</text:p>
          </table:table-cell>
          <table:table-cell office:value-type="float" office:value="0.394426" calcext:value-type="float">
            <text:p>0.394426</text:p>
          </table:table-cell>
          <table:table-cell office:value-type="float" office:value="4.8799" calcext:value-type="float">
            <text:p>4.8799</text:p>
          </table:table-cell>
          <table:table-cell table:formula="of:=[.T49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.95" calcext:value-type="float">
            <text:p>4.9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19.2063" calcext:value-type="float">
            <text:p>19.2063</text:p>
          </table:table-cell>
          <table:table-cell office:value-type="float" office:value="20.2731" calcext:value-type="float">
            <text:p>20.2731</text:p>
          </table:table-cell>
          <table:table-cell office:value-type="float" office:value="20.2466" calcext:value-type="float">
            <text:p>20.2466</text:p>
          </table:table-cell>
          <table:table-cell office:value-type="float" office:value="0.0677499" calcext:value-type="float">
            <text:p>0.0677499</text:p>
          </table:table-cell>
          <table:table-cell office:value-type="float" office:value="12.2418" calcext:value-type="float">
            <text:p>12.2418</text:p>
          </table:table-cell>
          <table:table-cell office:value-type="float" office:value="11.5983" calcext:value-type="float">
            <text:p>11.5983</text:p>
          </table:table-cell>
          <table:table-cell office:value-type="float" office:value="11.5861" calcext:value-type="float">
            <text:p>11.5861</text:p>
          </table:table-cell>
          <table:table-cell office:value-type="float" office:value="0.0936133" calcext:value-type="float">
            <text:p>0.0936133</text:p>
          </table:table-cell>
          <table:table-cell office:value-type="float" office:value="0.319316" calcext:value-type="float">
            <text:p>0.319316</text:p>
          </table:table-cell>
          <table:table-cell office:value-type="float" office:value="0.346889" calcext:value-type="float">
            <text:p>0.346889</text:p>
          </table:table-cell>
          <table:table-cell office:value-type="float" office:value="0.779898" calcext:value-type="float">
            <text:p>0.779898</text:p>
          </table:table-cell>
          <table:table-cell office:value-type="float" office:value="4.78362" calcext:value-type="float">
            <text:p>4.78362</text:p>
          </table:table-cell>
          <table:table-cell office:value-type="float" office:value="4.82575" calcext:value-type="float">
            <text:p>4.82575</text:p>
          </table:table-cell>
          <table:table-cell office:value-type="float" office:value="0.390494" calcext:value-type="float">
            <text:p>0.390494</text:p>
          </table:table-cell>
          <table:table-cell office:value-type="float" office:value="11.5714" calcext:value-type="float">
            <text:p>11.5714</text:p>
          </table:table-cell>
          <table:table-cell table:formula="of:=[.T50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.05" calcext:value-type="float">
            <text:p>5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19.966" calcext:value-type="float">
            <text:p>19.966</text:p>
          </table:table-cell>
          <table:table-cell office:value-type="float" office:value="20.367" calcext:value-type="float">
            <text:p>20.367</text:p>
          </table:table-cell>
          <table:table-cell office:value-type="float" office:value="20.2687" calcext:value-type="float">
            <text:p>20.2687</text:p>
          </table:table-cell>
          <table:table-cell office:value-type="float" office:value="0.0682812" calcext:value-type="float">
            <text:p>0.0682812</text:p>
          </table:table-cell>
          <table:table-cell office:value-type="float" office:value="11.9688" calcext:value-type="float">
            <text:p>11.9688</text:p>
          </table:table-cell>
          <table:table-cell office:value-type="float" office:value="12.0749" calcext:value-type="float">
            <text:p>12.0749</text:p>
          </table:table-cell>
          <table:table-cell office:value-type="float" office:value="12.0692" calcext:value-type="float">
            <text:p>12.0692</text:p>
          </table:table-cell>
          <table:table-cell office:value-type="float" office:value="0.0927014" calcext:value-type="float">
            <text:p>0.0927014</text:p>
          </table:table-cell>
          <table:table-cell office:value-type="float" office:value="0.240686" calcext:value-type="float">
            <text:p>0.240686</text:p>
          </table:table-cell>
          <table:table-cell office:value-type="float" office:value="0.093487" calcext:value-type="float">
            <text:p>0.093487</text:p>
          </table:table-cell>
          <table:table-cell office:value-type="float" office:value="0.772383" calcext:value-type="float">
            <text:p>0.772383</text:p>
          </table:table-cell>
          <table:table-cell office:value-type="float" office:value="4.81418" calcext:value-type="float">
            <text:p>4.81418</text:p>
          </table:table-cell>
          <table:table-cell office:value-type="float" office:value="4.83159" calcext:value-type="float">
            <text:p>4.83159</text:p>
          </table:table-cell>
          <table:table-cell office:value-type="float" office:value="0.386662" calcext:value-type="float">
            <text:p>0.386662</text:p>
          </table:table-cell>
          <table:table-cell office:value-type="float" office:value="3.37708" calcext:value-type="float">
            <text:p>3.37708</text:p>
          </table:table-cell>
          <table:table-cell table:formula="of:=[.T51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.15" calcext:value-type="float">
            <text:p>5.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20.0192" calcext:value-type="float">
            <text:p>20.0192</text:p>
          </table:table-cell>
          <table:table-cell office:value-type="float" office:value="20.3076" calcext:value-type="float">
            <text:p>20.3076</text:p>
          </table:table-cell>
          <table:table-cell office:value-type="float" office:value="20.2652" calcext:value-type="float">
            <text:p>20.2652</text:p>
          </table:table-cell>
          <table:table-cell office:value-type="float" office:value="0.0682629" calcext:value-type="float">
            <text:p>0.0682629</text:p>
          </table:table-cell>
          <table:table-cell office:value-type="float" office:value="12.4823" calcext:value-type="float">
            <text:p>12.4823</text:p>
          </table:table-cell>
          <table:table-cell office:value-type="float" office:value="12.5958" calcext:value-type="float">
            <text:p>12.5958</text:p>
          </table:table-cell>
          <table:table-cell office:value-type="float" office:value="12.5522" calcext:value-type="float">
            <text:p>12.5522</text:p>
          </table:table-cell>
          <table:table-cell office:value-type="float" office:value="0.0920202" calcext:value-type="float">
            <text:p>0.0920202</text:p>
          </table:table-cell>
          <table:table-cell office:value-type="float" office:value="-0.197505" calcext:value-type="float">
            <text:p>-0.197505</text:p>
          </table:table-cell>
          <table:table-cell office:value-type="float" office:value="-0.161529" calcext:value-type="float">
            <text:p>-0.161529</text:p>
          </table:table-cell>
          <table:table-cell office:value-type="float" office:value="0.764994" calcext:value-type="float">
            <text:p>0.764994</text:p>
          </table:table-cell>
          <table:table-cell office:value-type="float" office:value="4.83874" calcext:value-type="float">
            <text:p>4.83874</text:p>
          </table:table-cell>
          <table:table-cell office:value-type="float" office:value="4.82451" calcext:value-type="float">
            <text:p>4.82451</text:p>
          </table:table-cell>
          <table:table-cell office:value-type="float" office:value="0.382953" calcext:value-type="float">
            <text:p>0.382953</text:p>
          </table:table-cell>
          <table:table-cell office:value-type="float" office:value="3.74137" calcext:value-type="float">
            <text:p>3.74137</text:p>
          </table:table-cell>
          <table:table-cell table:formula="of:=[.T52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.25" calcext:value-type="float">
            <text:p>5.2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20.9151" calcext:value-type="float">
            <text:p>20.9151</text:p>
          </table:table-cell>
          <table:table-cell office:value-type="float" office:value="20.3181" calcext:value-type="float">
            <text:p>20.3181</text:p>
          </table:table-cell>
          <table:table-cell office:value-type="float" office:value="20.2363" calcext:value-type="float">
            <text:p>20.2363</text:p>
          </table:table-cell>
          <table:table-cell office:value-type="float" office:value="0.0684981" calcext:value-type="float">
            <text:p>0.0684981</text:p>
          </table:table-cell>
          <table:table-cell office:value-type="float" office:value="12.2555" calcext:value-type="float">
            <text:p>12.2555</text:p>
          </table:table-cell>
          <table:table-cell office:value-type="float" office:value="13.0692" calcext:value-type="float">
            <text:p>13.0692</text:p>
          </table:table-cell>
          <table:table-cell office:value-type="float" office:value="13.0339" calcext:value-type="float">
            <text:p>13.0339</text:p>
          </table:table-cell>
          <table:table-cell office:value-type="float" office:value="0.0913123" calcext:value-type="float">
            <text:p>0.0913123</text:p>
          </table:table-cell>
          <table:table-cell office:value-type="float" office:value="-0.396481" calcext:value-type="float">
            <text:p>-0.396481</text:p>
          </table:table-cell>
          <table:table-cell office:value-type="float" office:value="-0.417348" calcext:value-type="float">
            <text:p>-0.417348</text:p>
          </table:table-cell>
          <table:table-cell office:value-type="float" office:value="0.75775" calcext:value-type="float">
            <text:p>0.75775</text:p>
          </table:table-cell>
          <table:table-cell office:value-type="float" office:value="4.81101" calcext:value-type="float">
            <text:p>4.81101</text:p>
          </table:table-cell>
          <table:table-cell office:value-type="float" office:value="4.80428" calcext:value-type="float">
            <text:p>4.80428</text:p>
          </table:table-cell>
          <table:table-cell office:value-type="float" office:value="0.379329" calcext:value-type="float">
            <text:p>0.379329</text:p>
          </table:table-cell>
          <table:table-cell office:value-type="float" office:value="2.14929" calcext:value-type="float">
            <text:p>2.14929</text:p>
          </table:table-cell>
          <table:table-cell table:formula="of:=[.T53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.35" calcext:value-type="float">
            <text:p>5.3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19.858" calcext:value-type="float">
            <text:p>19.858</text:p>
          </table:table-cell>
          <table:table-cell office:value-type="float" office:value="20.2433" calcext:value-type="float">
            <text:p>20.2433</text:p>
          </table:table-cell>
          <table:table-cell office:value-type="float" office:value="20.1818" calcext:value-type="float">
            <text:p>20.1818</text:p>
          </table:table-cell>
          <table:table-cell office:value-type="float" office:value="0.0684562" calcext:value-type="float">
            <text:p>0.0684562</text:p>
          </table:table-cell>
          <table:table-cell office:value-type="float" office:value="13.5236" calcext:value-type="float">
            <text:p>13.5236</text:p>
          </table:table-cell>
          <table:table-cell office:value-type="float" office:value="13.5202" calcext:value-type="float">
            <text:p>13.5202</text:p>
          </table:table-cell>
          <table:table-cell office:value-type="float" office:value="13.5129" calcext:value-type="float">
            <text:p>13.5129</text:p>
          </table:table-cell>
          <table:table-cell office:value-type="float" office:value="0.0904728" calcext:value-type="float">
            <text:p>0.0904728</text:p>
          </table:table-cell>
          <table:table-cell office:value-type="float" office:value="-0.671757" calcext:value-type="float">
            <text:p>-0.671757</text:p>
          </table:table-cell>
          <table:table-cell office:value-type="float" office:value="-0.673135" calcext:value-type="float">
            <text:p>-0.673135</text:p>
          </table:table-cell>
          <table:table-cell office:value-type="float" office:value="0.750701" calcext:value-type="float">
            <text:p>0.750701</text:p>
          </table:table-cell>
          <table:table-cell office:value-type="float" office:value="4.74644" calcext:value-type="float">
            <text:p>4.74644</text:p>
          </table:table-cell>
          <table:table-cell office:value-type="float" office:value="4.77072" calcext:value-type="float">
            <text:p>4.77072</text:p>
          </table:table-cell>
          <table:table-cell office:value-type="float" office:value="0.375815" calcext:value-type="float">
            <text:p>0.375815</text:p>
          </table:table-cell>
          <table:table-cell office:value-type="float" office:value="1.28657" calcext:value-type="float">
            <text:p>1.28657</text:p>
          </table:table-cell>
          <table:table-cell table:formula="of:=[.T54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.45" calcext:value-type="float">
            <text:p>5.4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20.3387" calcext:value-type="float">
            <text:p>20.3387</text:p>
          </table:table-cell>
          <table:table-cell office:value-type="float" office:value="20.1668" calcext:value-type="float">
            <text:p>20.1668</text:p>
          </table:table-cell>
          <table:table-cell office:value-type="float" office:value="20.1017" calcext:value-type="float">
            <text:p>20.1017</text:p>
          </table:table-cell>
          <table:table-cell office:value-type="float" office:value="0.0685188" calcext:value-type="float">
            <text:p>0.0685188</text:p>
          </table:table-cell>
          <table:table-cell office:value-type="float" office:value="13.5307" calcext:value-type="float">
            <text:p>13.5307</text:p>
          </table:table-cell>
          <table:table-cell office:value-type="float" office:value="14.0057" calcext:value-type="float">
            <text:p>14.0057</text:p>
          </table:table-cell>
          <table:table-cell office:value-type="float" office:value="13.9878" calcext:value-type="float">
            <text:p>13.9878</text:p>
          </table:table-cell>
          <table:table-cell office:value-type="float" office:value="0.0896992" calcext:value-type="float">
            <text:p>0.0896992</text:p>
          </table:table-cell>
          <table:table-cell office:value-type="float" office:value="-0.948354" calcext:value-type="float">
            <text:p>-0.948354</text:p>
          </table:table-cell>
          <table:table-cell office:value-type="float" office:value="-0.928043" calcext:value-type="float">
            <text:p>-0.928043</text:p>
          </table:table-cell>
          <table:table-cell office:value-type="float" office:value="0.743851" calcext:value-type="float">
            <text:p>0.743851</text:p>
          </table:table-cell>
          <table:table-cell office:value-type="float" office:value="4.70995" calcext:value-type="float">
            <text:p>4.70995</text:p>
          </table:table-cell>
          <table:table-cell office:value-type="float" office:value="4.72374" calcext:value-type="float">
            <text:p>4.72374</text:p>
          </table:table-cell>
          <table:table-cell office:value-type="float" office:value="0.372386" calcext:value-type="float">
            <text:p>0.372386</text:p>
          </table:table-cell>
          <table:table-cell office:value-type="float" office:value="0.998942" calcext:value-type="float">
            <text:p>0.998942</text:p>
          </table:table-cell>
          <table:table-cell table:formula="of:=[.T55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.55" calcext:value-type="float">
            <text:p>5.5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19.6717" calcext:value-type="float">
            <text:p>19.6717</text:p>
          </table:table-cell>
          <table:table-cell office:value-type="float" office:value="20.0399" calcext:value-type="float">
            <text:p>20.0399</text:p>
          </table:table-cell>
          <table:table-cell office:value-type="float" office:value="19.9962" calcext:value-type="float">
            <text:p>19.9962</text:p>
          </table:table-cell>
          <table:table-cell office:value-type="float" office:value="0.068266" calcext:value-type="float">
            <text:p>0.068266</text:p>
          </table:table-cell>
          <table:table-cell office:value-type="float" office:value="14.4038" calcext:value-type="float">
            <text:p>14.4038</text:p>
          </table:table-cell>
          <table:table-cell office:value-type="float" office:value="14.4882" calcext:value-type="float">
            <text:p>14.4882</text:p>
          </table:table-cell>
          <table:table-cell office:value-type="float" office:value="14.4573" calcext:value-type="float">
            <text:p>14.4573</text:p>
          </table:table-cell>
          <table:table-cell office:value-type="float" office:value="0.0890087" calcext:value-type="float">
            <text:p>0.0890087</text:p>
          </table:table-cell>
          <table:table-cell office:value-type="float" office:value="-1.24289" calcext:value-type="float">
            <text:p>-1.24289</text:p>
          </table:table-cell>
          <table:table-cell office:value-type="float" office:value="-1.18121" calcext:value-type="float">
            <text:p>-1.18121</text:p>
          </table:table-cell>
          <table:table-cell office:value-type="float" office:value="0.73721" calcext:value-type="float">
            <text:p>0.73721</text:p>
          </table:table-cell>
          <table:table-cell office:value-type="float" office:value="4.66354" calcext:value-type="float">
            <text:p>4.66354</text:p>
          </table:table-cell>
          <table:table-cell office:value-type="float" office:value="4.66331" calcext:value-type="float">
            <text:p>4.66331</text:p>
          </table:table-cell>
          <table:table-cell office:value-type="float" office:value="0.369047" calcext:value-type="float">
            <text:p>0.369047</text:p>
          </table:table-cell>
          <table:table-cell office:value-type="float" office:value="1.44024" calcext:value-type="float">
            <text:p>1.44024</text:p>
          </table:table-cell>
          <table:table-cell table:formula="of:=[.T56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.65" calcext:value-type="float">
            <text:p>5.6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20.1149" calcext:value-type="float">
            <text:p>20.1149</text:p>
          </table:table-cell>
          <table:table-cell office:value-type="float" office:value="19.8651" calcext:value-type="float">
            <text:p>19.8651</text:p>
          </table:table-cell>
          <table:table-cell office:value-type="float" office:value="19.8655" calcext:value-type="float">
            <text:p>19.8655</text:p>
          </table:table-cell>
          <table:table-cell office:value-type="float" office:value="0.0676646" calcext:value-type="float">
            <text:p>0.0676646</text:p>
          </table:table-cell>
          <table:table-cell office:value-type="float" office:value="14.0165" calcext:value-type="float">
            <text:p>14.0165</text:p>
          </table:table-cell>
          <table:table-cell office:value-type="float" office:value="14.959" calcext:value-type="float">
            <text:p>14.959</text:p>
          </table:table-cell>
          <table:table-cell office:value-type="float" office:value="14.9202" calcext:value-type="float">
            <text:p>14.9202</text:p>
          </table:table-cell>
          <table:table-cell office:value-type="float" office:value="0.0884286" calcext:value-type="float">
            <text:p>0.0884286</text:p>
          </table:table-cell>
          <table:table-cell office:value-type="float" office:value="-1.53893" calcext:value-type="float">
            <text:p>-1.53893</text:p>
          </table:table-cell>
          <table:table-cell office:value-type="float" office:value="-1.43177" calcext:value-type="float">
            <text:p>-1.43177</text:p>
          </table:table-cell>
          <table:table-cell office:value-type="float" office:value="0.730907" calcext:value-type="float">
            <text:p>0.730907</text:p>
          </table:table-cell>
          <table:table-cell office:value-type="float" office:value="4.59762" calcext:value-type="float">
            <text:p>4.59762</text:p>
          </table:table-cell>
          <table:table-cell office:value-type="float" office:value="4.58944" calcext:value-type="float">
            <text:p>4.58944</text:p>
          </table:table-cell>
          <table:table-cell office:value-type="float" office:value="0.365799" calcext:value-type="float">
            <text:p>0.365799</text:p>
          </table:table-cell>
          <table:table-cell office:value-type="float" office:value="3.31877" calcext:value-type="float">
            <text:p>3.31877</text:p>
          </table:table-cell>
          <table:table-cell table:formula="of:=[.T57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.75" calcext:value-type="float">
            <text:p>5.7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20.0157" calcext:value-type="float">
            <text:p>20.0157</text:p>
          </table:table-cell>
          <table:table-cell office:value-type="float" office:value="19.7008" calcext:value-type="float">
            <text:p>19.7008</text:p>
          </table:table-cell>
          <table:table-cell office:value-type="float" office:value="19.7099" calcext:value-type="float">
            <text:p>19.7099</text:p>
          </table:table-cell>
          <table:table-cell office:value-type="float" office:value="0.0671909" calcext:value-type="float">
            <text:p>0.0671909</text:p>
          </table:table-cell>
          <table:table-cell office:value-type="float" office:value="15.3443" calcext:value-type="float">
            <text:p>15.3443</text:p>
          </table:table-cell>
          <table:table-cell office:value-type="float" office:value="15.3914" calcext:value-type="float">
            <text:p>15.3914</text:p>
          </table:table-cell>
          <table:table-cell office:value-type="float" office:value="15.3749" calcext:value-type="float">
            <text:p>15.3749</text:p>
          </table:table-cell>
          <table:table-cell office:value-type="float" office:value="0.0877235" calcext:value-type="float">
            <text:p>0.0877235</text:p>
          </table:table-cell>
          <table:table-cell office:value-type="float" office:value="-1.88546" calcext:value-type="float">
            <text:p>-1.88546</text:p>
          </table:table-cell>
          <table:table-cell office:value-type="float" office:value="-1.67887" calcext:value-type="float">
            <text:p>-1.67887</text:p>
          </table:table-cell>
          <table:table-cell office:value-type="float" office:value="0.724837" calcext:value-type="float">
            <text:p>0.724837</text:p>
          </table:table-cell>
          <table:table-cell office:value-type="float" office:value="4.41847" calcext:value-type="float">
            <text:p>4.41847</text:p>
          </table:table-cell>
          <table:table-cell office:value-type="float" office:value="4.50226" calcext:value-type="float">
            <text:p>4.50226</text:p>
          </table:table-cell>
          <table:table-cell office:value-type="float" office:value="0.362716" calcext:value-type="float">
            <text:p>0.362716</text:p>
          </table:table-cell>
          <table:table-cell office:value-type="float" office:value="8.43365" calcext:value-type="float">
            <text:p>8.43365</text:p>
          </table:table-cell>
          <table:table-cell table:formula="of:=[.T58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.85" calcext:value-type="float">
            <text:p>5.8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19.9388" calcext:value-type="float">
            <text:p>19.9388</text:p>
          </table:table-cell>
          <table:table-cell office:value-type="float" office:value="19.5725" calcext:value-type="float">
            <text:p>19.5725</text:p>
          </table:table-cell>
          <table:table-cell office:value-type="float" office:value="19.5298" calcext:value-type="float">
            <text:p>19.5298</text:p>
          </table:table-cell>
          <table:table-cell office:value-type="float" office:value="0.0668664" calcext:value-type="float">
            <text:p>0.0668664</text:p>
          </table:table-cell>
          <table:table-cell office:value-type="float" office:value="15.0864" calcext:value-type="float">
            <text:p>15.0864</text:p>
          </table:table-cell>
          <table:table-cell office:value-type="float" office:value="15.7914" calcext:value-type="float">
            <text:p>15.7914</text:p>
          </table:table-cell>
          <table:table-cell office:value-type="float" office:value="15.8203" calcext:value-type="float">
            <text:p>15.8203</text:p>
          </table:table-cell>
          <table:table-cell office:value-type="float" office:value="0.0870268" calcext:value-type="float">
            <text:p>0.0870268</text:p>
          </table:table-cell>
          <table:table-cell office:value-type="float" office:value="-2.02075" calcext:value-type="float">
            <text:p>-2.02075</text:p>
          </table:table-cell>
          <table:table-cell office:value-type="float" office:value="-1.92164" calcext:value-type="float">
            <text:p>-1.92164</text:p>
          </table:table-cell>
          <table:table-cell office:value-type="float" office:value="0.718788" calcext:value-type="float">
            <text:p>0.718788</text:p>
          </table:table-cell>
          <table:table-cell office:value-type="float" office:value="4.27832" calcext:value-type="float">
            <text:p>4.27832</text:p>
          </table:table-cell>
          <table:table-cell office:value-type="float" office:value="4.40193" calcext:value-type="float">
            <text:p>4.40193</text:p>
          </table:table-cell>
          <table:table-cell office:value-type="float" office:value="0.359946" calcext:value-type="float">
            <text:p>0.359946</text:p>
          </table:table-cell>
          <table:table-cell office:value-type="float" office:value="1.34081" calcext:value-type="float">
            <text:p>1.34081</text:p>
          </table:table-cell>
          <table:table-cell table:formula="of:=[.T59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.95" calcext:value-type="float">
            <text:p>5.9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19.1556" calcext:value-type="float">
            <text:p>19.1556</text:p>
          </table:table-cell>
          <table:table-cell office:value-type="float" office:value="19.3662" calcext:value-type="float">
            <text:p>19.3662</text:p>
          </table:table-cell>
          <table:table-cell office:value-type="float" office:value="19.3257" calcext:value-type="float">
            <text:p>19.3257</text:p>
          </table:table-cell>
          <table:table-cell office:value-type="float" office:value="0.0665035" calcext:value-type="float">
            <text:p>0.0665035</text:p>
          </table:table-cell>
          <table:table-cell office:value-type="float" office:value="16.0022" calcext:value-type="float">
            <text:p>16.0022</text:p>
          </table:table-cell>
          <table:table-cell office:value-type="float" office:value="16.2129" calcext:value-type="float">
            <text:p>16.2129</text:p>
          </table:table-cell>
          <table:table-cell office:value-type="float" office:value="16.2549" calcext:value-type="float">
            <text:p>16.2549</text:p>
          </table:table-cell>
          <table:table-cell office:value-type="float" office:value="0.086441" calcext:value-type="float">
            <text:p>0.086441</text:p>
          </table:table-cell>
          <table:table-cell office:value-type="float" office:value="-2.2254" calcext:value-type="float">
            <text:p>-2.2254</text:p>
          </table:table-cell>
          <table:table-cell office:value-type="float" office:value="-2.15925" calcext:value-type="float">
            <text:p>-2.15925</text:p>
          </table:table-cell>
          <table:table-cell office:value-type="float" office:value="0.712861" calcext:value-type="float">
            <text:p>0.712861</text:p>
          </table:table-cell>
          <table:table-cell office:value-type="float" office:value="4.17386" calcext:value-type="float">
            <text:p>4.17386</text:p>
          </table:table-cell>
          <table:table-cell office:value-type="float" office:value="4.28868" calcext:value-type="float">
            <text:p>4.28868</text:p>
          </table:table-cell>
          <table:table-cell office:value-type="float" office:value="0.35728" calcext:value-type="float">
            <text:p>0.35728</text:p>
          </table:table-cell>
          <table:table-cell office:value-type="float" office:value="1.72358" calcext:value-type="float">
            <text:p>1.72358</text:p>
          </table:table-cell>
          <table:table-cell table:formula="of:=[.T60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.05" calcext:value-type="float">
            <text:p>6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19.4007" calcext:value-type="float">
            <text:p>19.4007</text:p>
          </table:table-cell>
          <table:table-cell office:value-type="float" office:value="19.1366" calcext:value-type="float">
            <text:p>19.1366</text:p>
          </table:table-cell>
          <table:table-cell office:value-type="float" office:value="19.0981" calcext:value-type="float">
            <text:p>19.0981</text:p>
          </table:table-cell>
          <table:table-cell office:value-type="float" office:value="0.0661521" calcext:value-type="float">
            <text:p>0.0661521</text:p>
          </table:table-cell>
          <table:table-cell office:value-type="float" office:value="16.2962" calcext:value-type="float">
            <text:p>16.2962</text:p>
          </table:table-cell>
          <table:table-cell office:value-type="float" office:value="16.5897" calcext:value-type="float">
            <text:p>16.5897</text:p>
          </table:table-cell>
          <table:table-cell office:value-type="float" office:value="16.6777" calcext:value-type="float">
            <text:p>16.6777</text:p>
          </table:table-cell>
          <table:table-cell office:value-type="float" office:value="0.086372" calcext:value-type="float">
            <text:p>0.086372</text:p>
          </table:table-cell>
          <table:table-cell office:value-type="float" office:value="-2.44999" calcext:value-type="float">
            <text:p>-2.44999</text:p>
          </table:table-cell>
          <table:table-cell office:value-type="float" office:value="-2.39087" calcext:value-type="float">
            <text:p>-2.39087</text:p>
          </table:table-cell>
          <table:table-cell office:value-type="float" office:value="0.707031" calcext:value-type="float">
            <text:p>0.707031</text:p>
          </table:table-cell>
          <table:table-cell office:value-type="float" office:value="3.99512" calcext:value-type="float">
            <text:p>3.99512</text:p>
          </table:table-cell>
          <table:table-cell office:value-type="float" office:value="4.16284" calcext:value-type="float">
            <text:p>4.16284</text:p>
          </table:table-cell>
          <table:table-cell office:value-type="float" office:value="0.354941" calcext:value-type="float">
            <text:p>0.354941</text:p>
          </table:table-cell>
          <table:table-cell office:value-type="float" office:value="0.296832" calcext:value-type="float">
            <text:p>0.296832</text:p>
          </table:table-cell>
          <table:table-cell table:formula="of:=[.T61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.15" calcext:value-type="float">
            <text:p>6.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18.8373" calcext:value-type="float">
            <text:p>18.8373</text:p>
          </table:table-cell>
          <table:table-cell office:value-type="float" office:value="18.8512" calcext:value-type="float">
            <text:p>18.8512</text:p>
          </table:table-cell>
          <table:table-cell office:value-type="float" office:value="18.8477" calcext:value-type="float">
            <text:p>18.8477</text:p>
          </table:table-cell>
          <table:table-cell office:value-type="float" office:value="0.0656789" calcext:value-type="float">
            <text:p>0.0656789</text:p>
          </table:table-cell>
          <table:table-cell office:value-type="float" office:value="17.7112" calcext:value-type="float">
            <text:p>17.7112</text:p>
          </table:table-cell>
          <table:table-cell office:value-type="float" office:value="16.9907" calcext:value-type="float">
            <text:p>16.9907</text:p>
          </table:table-cell>
          <table:table-cell office:value-type="float" office:value="17.0872" calcext:value-type="float">
            <text:p>17.0872</text:p>
          </table:table-cell>
          <table:table-cell office:value-type="float" office:value="0.0864588" calcext:value-type="float">
            <text:p>0.0864588</text:p>
          </table:table-cell>
          <table:table-cell office:value-type="float" office:value="-2.78887" calcext:value-type="float">
            <text:p>-2.78887</text:p>
          </table:table-cell>
          <table:table-cell office:value-type="float" office:value="-2.61571" calcext:value-type="float">
            <text:p>-2.61571</text:p>
          </table:table-cell>
          <table:table-cell office:value-type="float" office:value="0.701505" calcext:value-type="float">
            <text:p>0.701505</text:p>
          </table:table-cell>
          <table:table-cell office:value-type="float" office:value="3.79947" calcext:value-type="float">
            <text:p>3.79947</text:p>
          </table:table-cell>
          <table:table-cell office:value-type="float" office:value="4.02476" calcext:value-type="float">
            <text:p>4.02476</text:p>
          </table:table-cell>
          <table:table-cell office:value-type="float" office:value="0.35294" calcext:value-type="float">
            <text:p>0.35294</text:p>
          </table:table-cell>
          <table:table-cell office:value-type="float" office:value="6.77307" calcext:value-type="float">
            <text:p>6.77307</text:p>
          </table:table-cell>
          <table:table-cell table:formula="of:=[.T62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.25" calcext:value-type="float">
            <text:p>6.2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18.8177" calcext:value-type="float">
            <text:p>18.8177</text:p>
          </table:table-cell>
          <table:table-cell office:value-type="float" office:value="18.5759" calcext:value-type="float">
            <text:p>18.5759</text:p>
          </table:table-cell>
          <table:table-cell office:value-type="float" office:value="18.5752" calcext:value-type="float">
            <text:p>18.5752</text:p>
          </table:table-cell>
          <table:table-cell office:value-type="float" office:value="0.065221" calcext:value-type="float">
            <text:p>0.065221</text:p>
          </table:table-cell>
          <table:table-cell office:value-type="float" office:value="17.0316" calcext:value-type="float">
            <text:p>17.0316</text:p>
          </table:table-cell>
          <table:table-cell office:value-type="float" office:value="17.4242" calcext:value-type="float">
            <text:p>17.4242</text:p>
          </table:table-cell>
          <table:table-cell office:value-type="float" office:value="17.4822" calcext:value-type="float">
            <text:p>17.4822</text:p>
          </table:table-cell>
          <table:table-cell office:value-type="float" office:value="0.0861228" calcext:value-type="float">
            <text:p>0.0861228</text:p>
          </table:table-cell>
          <table:table-cell office:value-type="float" office:value="-2.92574" calcext:value-type="float">
            <text:p>-2.92574</text:p>
          </table:table-cell>
          <table:table-cell office:value-type="float" office:value="-2.83299" calcext:value-type="float">
            <text:p>-2.83299</text:p>
          </table:table-cell>
          <table:table-cell office:value-type="float" office:value="0.696277" calcext:value-type="float">
            <text:p>0.696277</text:p>
          </table:table-cell>
          <table:table-cell office:value-type="float" office:value="3.76795" calcext:value-type="float">
            <text:p>3.76795</text:p>
          </table:table-cell>
          <table:table-cell office:value-type="float" office:value="3.87489" calcext:value-type="float">
            <text:p>3.87489</text:p>
          </table:table-cell>
          <table:table-cell office:value-type="float" office:value="0.350678" calcext:value-type="float">
            <text:p>0.350678</text:p>
          </table:table-cell>
          <table:table-cell office:value-type="float" office:value="5.89608" calcext:value-type="float">
            <text:p>5.89608</text:p>
          </table:table-cell>
          <table:table-cell table:formula="of:=[.T63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.35" calcext:value-type="float">
            <text:p>6.3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18.2749" calcext:value-type="float">
            <text:p>18.2749</text:p>
          </table:table-cell>
          <table:table-cell office:value-type="float" office:value="18.2278" calcext:value-type="float">
            <text:p>18.2278</text:p>
          </table:table-cell>
          <table:table-cell office:value-type="float" office:value="18.2814" calcext:value-type="float">
            <text:p>18.2814</text:p>
          </table:table-cell>
          <table:table-cell office:value-type="float" office:value="0.0651483" calcext:value-type="float">
            <text:p>0.0651483</text:p>
          </table:table-cell>
          <table:table-cell office:value-type="float" office:value="17.4877" calcext:value-type="float">
            <text:p>17.4877</text:p>
          </table:table-cell>
          <table:table-cell office:value-type="float" office:value="17.8027" calcext:value-type="float">
            <text:p>17.8027</text:p>
          </table:table-cell>
          <table:table-cell office:value-type="float" office:value="17.8617" calcext:value-type="float">
            <text:p>17.8617</text:p>
          </table:table-cell>
          <table:table-cell office:value-type="float" office:value="0.0857775" calcext:value-type="float">
            <text:p>0.0857775</text:p>
          </table:table-cell>
          <table:table-cell office:value-type="float" office:value="-3.15144" calcext:value-type="float">
            <text:p>-3.15144</text:p>
          </table:table-cell>
          <table:table-cell office:value-type="float" office:value="-3.042" calcext:value-type="float">
            <text:p>-3.042</text:p>
          </table:table-cell>
          <table:table-cell office:value-type="float" office:value="0.69109" calcext:value-type="float">
            <text:p>0.69109</text:p>
          </table:table-cell>
          <table:table-cell office:value-type="float" office:value="3.63372" calcext:value-type="float">
            <text:p>3.63372</text:p>
          </table:table-cell>
          <table:table-cell office:value-type="float" office:value="3.71372" calcext:value-type="float">
            <text:p>3.71372</text:p>
          </table:table-cell>
          <table:table-cell office:value-type="float" office:value="0.348196" calcext:value-type="float">
            <text:p>0.348196</text:p>
          </table:table-cell>
          <table:table-cell office:value-type="float" office:value="2.56234" calcext:value-type="float">
            <text:p>2.56234</text:p>
          </table:table-cell>
          <table:table-cell table:formula="of:=[.T64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.45" calcext:value-type="float">
            <text:p>6.4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18.3021" calcext:value-type="float">
            <text:p>18.3021</text:p>
          </table:table-cell>
          <table:table-cell office:value-type="float" office:value="17.9186" calcext:value-type="float">
            <text:p>17.9186</text:p>
          </table:table-cell>
          <table:table-cell office:value-type="float" office:value="17.9671" calcext:value-type="float">
            <text:p>17.9671</text:p>
          </table:table-cell>
          <table:table-cell office:value-type="float" office:value="0.0648504" calcext:value-type="float">
            <text:p>0.0648504</text:p>
          </table:table-cell>
          <table:table-cell office:value-type="float" office:value="17.498" calcext:value-type="float">
            <text:p>17.498</text:p>
          </table:table-cell>
          <table:table-cell office:value-type="float" office:value="18.1452" calcext:value-type="float">
            <text:p>18.1452</text:p>
          </table:table-cell>
          <table:table-cell office:value-type="float" office:value="18.2246" calcext:value-type="float">
            <text:p>18.2246</text:p>
          </table:table-cell>
          <table:table-cell office:value-type="float" office:value="0.0855438" calcext:value-type="float">
            <text:p>0.0855438</text:p>
          </table:table-cell>
          <table:table-cell office:value-type="float" office:value="-3.3409" calcext:value-type="float">
            <text:p>-3.3409</text:p>
          </table:table-cell>
          <table:table-cell office:value-type="float" office:value="-3.24204" calcext:value-type="float">
            <text:p>-3.24204</text:p>
          </table:table-cell>
          <table:table-cell office:value-type="float" office:value="0.685832" calcext:value-type="float">
            <text:p>0.685832</text:p>
          </table:table-cell>
          <table:table-cell office:value-type="float" office:value="3.42706" calcext:value-type="float">
            <text:p>3.42706</text:p>
          </table:table-cell>
          <table:table-cell office:value-type="float" office:value="3.5418" calcext:value-type="float">
            <text:p>3.5418</text:p>
          </table:table-cell>
          <table:table-cell office:value-type="float" office:value="0.345697" calcext:value-type="float">
            <text:p>0.345697</text:p>
          </table:table-cell>
          <table:table-cell office:value-type="float" office:value="1.84055" calcext:value-type="float">
            <text:p>1.84055</text:p>
          </table:table-cell>
          <table:table-cell table:formula="of:=[.T65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.55" calcext:value-type="float">
            <text:p>6.5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18.8558" calcext:value-type="float">
            <text:p>18.8558</text:p>
          </table:table-cell>
          <table:table-cell office:value-type="float" office:value="17.6492" calcext:value-type="float">
            <text:p>17.6492</text:p>
          </table:table-cell>
          <table:table-cell office:value-type="float" office:value="17.6334" calcext:value-type="float">
            <text:p>17.6334</text:p>
          </table:table-cell>
          <table:table-cell office:value-type="float" office:value="0.0643933" calcext:value-type="float">
            <text:p>0.0643933</text:p>
          </table:table-cell>
          <table:table-cell office:value-type="float" office:value="18.1365" calcext:value-type="float">
            <text:p>18.1365</text:p>
          </table:table-cell>
          <table:table-cell office:value-type="float" office:value="18.4717" calcext:value-type="float">
            <text:p>18.4717</text:p>
          </table:table-cell>
          <table:table-cell office:value-type="float" office:value="18.5697" calcext:value-type="float">
            <text:p>18.5697</text:p>
          </table:table-cell>
          <table:table-cell office:value-type="float" office:value="0.0858495" calcext:value-type="float">
            <text:p>0.0858495</text:p>
          </table:table-cell>
          <table:table-cell office:value-type="float" office:value="-3.39689" calcext:value-type="float">
            <text:p>-3.39689</text:p>
          </table:table-cell>
          <table:table-cell office:value-type="float" office:value="-3.43247" calcext:value-type="float">
            <text:p>-3.43247</text:p>
          </table:table-cell>
          <table:table-cell office:value-type="float" office:value="0.680632" calcext:value-type="float">
            <text:p>0.680632</text:p>
          </table:table-cell>
          <table:table-cell office:value-type="float" office:value="3.27413" calcext:value-type="float">
            <text:p>3.27413</text:p>
          </table:table-cell>
          <table:table-cell office:value-type="float" office:value="3.35973" calcext:value-type="float">
            <text:p>3.35973</text:p>
          </table:table-cell>
          <table:table-cell office:value-type="float" office:value="0.343365" calcext:value-type="float">
            <text:p>0.343365</text:p>
          </table:table-cell>
          <table:table-cell office:value-type="float" office:value="6.78081" calcext:value-type="float">
            <text:p>6.78081</text:p>
          </table:table-cell>
          <table:table-cell table:formula="of:=[.T66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.65" calcext:value-type="float">
            <text:p>6.6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17.7945" calcext:value-type="float">
            <text:p>17.7945</text:p>
          </table:table-cell>
          <table:table-cell office:value-type="float" office:value="17.2753" calcext:value-type="float">
            <text:p>17.2753</text:p>
          </table:table-cell>
          <table:table-cell office:value-type="float" office:value="17.281" calcext:value-type="float">
            <text:p>17.281</text:p>
          </table:table-cell>
          <table:table-cell office:value-type="float" office:value="0.0639137" calcext:value-type="float">
            <text:p>0.0639137</text:p>
          </table:table-cell>
          <table:table-cell office:value-type="float" office:value="18.0801" calcext:value-type="float">
            <text:p>18.0801</text:p>
          </table:table-cell>
          <table:table-cell office:value-type="float" office:value="18.7926" calcext:value-type="float">
            <text:p>18.7926</text:p>
          </table:table-cell>
          <table:table-cell office:value-type="float" office:value="18.8962" calcext:value-type="float">
            <text:p>18.8962</text:p>
          </table:table-cell>
          <table:table-cell office:value-type="float" office:value="0.0859912" calcext:value-type="float">
            <text:p>0.0859912</text:p>
          </table:table-cell>
          <table:table-cell office:value-type="float" office:value="-3.60989" calcext:value-type="float">
            <text:p>-3.60989</text:p>
          </table:table-cell>
          <table:table-cell office:value-type="float" office:value="-3.61271" calcext:value-type="float">
            <text:p>-3.61271</text:p>
          </table:table-cell>
          <table:table-cell office:value-type="float" office:value="0.675534" calcext:value-type="float">
            <text:p>0.675534</text:p>
          </table:table-cell>
          <table:table-cell office:value-type="float" office:value="3.07567" calcext:value-type="float">
            <text:p>3.07567</text:p>
          </table:table-cell>
          <table:table-cell office:value-type="float" office:value="3.16817" calcext:value-type="float">
            <text:p>3.16817</text:p>
          </table:table-cell>
          <table:table-cell office:value-type="float" office:value="0.340932" calcext:value-type="float">
            <text:p>0.340932</text:p>
          </table:table-cell>
          <table:table-cell office:value-type="float" office:value="1.6939" calcext:value-type="float">
            <text:p>1.6939</text:p>
          </table:table-cell>
          <table:table-cell table:formula="of:=[.T67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.75" calcext:value-type="float">
            <text:p>6.7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16.9398" calcext:value-type="float">
            <text:p>16.9398</text:p>
          </table:table-cell>
          <table:table-cell office:value-type="float" office:value="16.9446" calcext:value-type="float">
            <text:p>16.9446</text:p>
          </table:table-cell>
          <table:table-cell office:value-type="float" office:value="16.9113" calcext:value-type="float">
            <text:p>16.9113</text:p>
          </table:table-cell>
          <table:table-cell office:value-type="float" office:value="0.063517" calcext:value-type="float">
            <text:p>0.063517</text:p>
          </table:table-cell>
          <table:table-cell office:value-type="float" office:value="19.7311" calcext:value-type="float">
            <text:p>19.7311</text:p>
          </table:table-cell>
          <table:table-cell office:value-type="float" office:value="19.0998" calcext:value-type="float">
            <text:p>19.0998</text:p>
          </table:table-cell>
          <table:table-cell office:value-type="float" office:value="19.203" calcext:value-type="float">
            <text:p>19.203</text:p>
          </table:table-cell>
          <table:table-cell office:value-type="float" office:value="0.0864506" calcext:value-type="float">
            <text:p>0.0864506</text:p>
          </table:table-cell>
          <table:table-cell office:value-type="float" office:value="-3.70257" calcext:value-type="float">
            <text:p>-3.70257</text:p>
          </table:table-cell>
          <table:table-cell office:value-type="float" office:value="-3.78221" calcext:value-type="float">
            <text:p>-3.78221</text:p>
          </table:table-cell>
          <table:table-cell office:value-type="float" office:value="0.670591" calcext:value-type="float">
            <text:p>0.670591</text:p>
          </table:table-cell>
          <table:table-cell office:value-type="float" office:value="2.92156" calcext:value-type="float">
            <text:p>2.92156</text:p>
          </table:table-cell>
          <table:table-cell office:value-type="float" office:value="2.9678" calcext:value-type="float">
            <text:p>2.9678</text:p>
          </table:table-cell>
          <table:table-cell office:value-type="float" office:value="0.338558" calcext:value-type="float">
            <text:p>0.338558</text:p>
          </table:table-cell>
          <table:table-cell office:value-type="float" office:value="3.13864" calcext:value-type="float">
            <text:p>3.13864</text:p>
          </table:table-cell>
          <table:table-cell table:formula="of:=[.T68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.85" calcext:value-type="float">
            <text:p>6.8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16.1674" calcext:value-type="float">
            <text:p>16.1674</text:p>
          </table:table-cell>
          <table:table-cell office:value-type="float" office:value="16.5387" calcext:value-type="float">
            <text:p>16.5387</text:p>
          </table:table-cell>
          <table:table-cell office:value-type="float" office:value="16.5251" calcext:value-type="float">
            <text:p>16.5251</text:p>
          </table:table-cell>
          <table:table-cell office:value-type="float" office:value="0.0630692" calcext:value-type="float">
            <text:p>0.0630692</text:p>
          </table:table-cell>
          <table:table-cell office:value-type="float" office:value="20.2201" calcext:value-type="float">
            <text:p>20.2201</text:p>
          </table:table-cell>
          <table:table-cell office:value-type="float" office:value="19.3677" calcext:value-type="float">
            <text:p>19.3677</text:p>
          </table:table-cell>
          <table:table-cell office:value-type="float" office:value="19.4894" calcext:value-type="float">
            <text:p>19.4894</text:p>
          </table:table-cell>
          <table:table-cell office:value-type="float" office:value="0.0871946" calcext:value-type="float">
            <text:p>0.0871946</text:p>
          </table:table-cell>
          <table:table-cell office:value-type="float" office:value="-3.88999" calcext:value-type="float">
            <text:p>-3.88999</text:p>
          </table:table-cell>
          <table:table-cell office:value-type="float" office:value="-3.9405" calcext:value-type="float">
            <text:p>-3.9405</text:p>
          </table:table-cell>
          <table:table-cell office:value-type="float" office:value="0.66574" calcext:value-type="float">
            <text:p>0.66574</text:p>
          </table:table-cell>
          <table:table-cell office:value-type="float" office:value="2.6921" calcext:value-type="float">
            <text:p>2.6921</text:p>
          </table:table-cell>
          <table:table-cell office:value-type="float" office:value="2.75938" calcext:value-type="float">
            <text:p>2.75938</text:p>
          </table:table-cell>
          <table:table-cell office:value-type="float" office:value="0.336237" calcext:value-type="float">
            <text:p>0.336237</text:p>
          </table:table-cell>
          <table:table-cell office:value-type="float" office:value="3.226" calcext:value-type="float">
            <text:p>3.226</text:p>
          </table:table-cell>
          <table:table-cell table:formula="of:=[.T69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.95" calcext:value-type="float">
            <text:p>6.9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16.4366" calcext:value-type="float">
            <text:p>16.4366</text:p>
          </table:table-cell>
          <table:table-cell office:value-type="float" office:value="16.0935" calcext:value-type="float">
            <text:p>16.0935</text:p>
          </table:table-cell>
          <table:table-cell office:value-type="float" office:value="16.1237" calcext:value-type="float">
            <text:p>16.1237</text:p>
          </table:table-cell>
          <table:table-cell office:value-type="float" office:value="0.0626749" calcext:value-type="float">
            <text:p>0.0626749</text:p>
          </table:table-cell>
          <table:table-cell office:value-type="float" office:value="18.2742" calcext:value-type="float">
            <text:p>18.2742</text:p>
          </table:table-cell>
          <table:table-cell office:value-type="float" office:value="19.6108" calcext:value-type="float">
            <text:p>19.6108</text:p>
          </table:table-cell>
          <table:table-cell office:value-type="float" office:value="19.7545" calcext:value-type="float">
            <text:p>19.7545</text:p>
          </table:table-cell>
          <table:table-cell office:value-type="float" office:value="0.0878171" calcext:value-type="float">
            <text:p>0.0878171</text:p>
          </table:table-cell>
          <table:table-cell office:value-type="float" office:value="-4.10807" calcext:value-type="float">
            <text:p>-4.10807</text:p>
          </table:table-cell>
          <table:table-cell office:value-type="float" office:value="-4.08716" calcext:value-type="float">
            <text:p>-4.08716</text:p>
          </table:table-cell>
          <table:table-cell office:value-type="float" office:value="0.660971" calcext:value-type="float">
            <text:p>0.660971</text:p>
          </table:table-cell>
          <table:table-cell office:value-type="float" office:value="2.4184" calcext:value-type="float">
            <text:p>2.4184</text:p>
          </table:table-cell>
          <table:table-cell office:value-type="float" office:value="2.54364" calcext:value-type="float">
            <text:p>2.54364</text:p>
          </table:table-cell>
          <table:table-cell office:value-type="float" office:value="0.334007" calcext:value-type="float">
            <text:p>0.334007</text:p>
          </table:table-cell>
          <table:table-cell office:value-type="float" office:value="9.99015" calcext:value-type="float">
            <text:p>9.99015</text:p>
          </table:table-cell>
          <table:table-cell table:formula="of:=[.T70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7.05" calcext:value-type="float">
            <text:p>7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16.2328" calcext:value-type="float">
            <text:p>16.2328</text:p>
          </table:table-cell>
          <table:table-cell office:value-type="float" office:value="15.6993" calcext:value-type="float">
            <text:p>15.6993</text:p>
          </table:table-cell>
          <table:table-cell office:value-type="float" office:value="15.7082" calcext:value-type="float">
            <text:p>15.7082</text:p>
          </table:table-cell>
          <table:table-cell office:value-type="float" office:value="0.0622833" calcext:value-type="float">
            <text:p>0.0622833</text:p>
          </table:table-cell>
          <table:table-cell office:value-type="float" office:value="19.2166" calcext:value-type="float">
            <text:p>19.2166</text:p>
          </table:table-cell>
          <table:table-cell office:value-type="float" office:value="19.8776" calcext:value-type="float">
            <text:p>19.8776</text:p>
          </table:table-cell>
          <table:table-cell office:value-type="float" office:value="19.9978" calcext:value-type="float">
            <text:p>19.9978</text:p>
          </table:table-cell>
          <table:table-cell office:value-type="float" office:value="0.0884051" calcext:value-type="float">
            <text:p>0.0884051</text:p>
          </table:table-cell>
          <table:table-cell office:value-type="float" office:value="-4.17395" calcext:value-type="float">
            <text:p>-4.17395</text:p>
          </table:table-cell>
          <table:table-cell office:value-type="float" office:value="-4.22185" calcext:value-type="float">
            <text:p>-4.22185</text:p>
          </table:table-cell>
          <table:table-cell office:value-type="float" office:value="0.656314" calcext:value-type="float">
            <text:p>0.656314</text:p>
          </table:table-cell>
          <table:table-cell office:value-type="float" office:value="2.29588" calcext:value-type="float">
            <text:p>2.29588</text:p>
          </table:table-cell>
          <table:table-cell office:value-type="float" office:value="2.32141" calcext:value-type="float">
            <text:p>2.32141</text:p>
          </table:table-cell>
          <table:table-cell office:value-type="float" office:value="0.33174" calcext:value-type="float">
            <text:p>0.33174</text:p>
          </table:table-cell>
          <table:table-cell office:value-type="float" office:value="3.33727" calcext:value-type="float">
            <text:p>3.33727</text:p>
          </table:table-cell>
          <table:table-cell table:formula="of:=[.T71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.15" calcext:value-type="float">
            <text:p>7.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14.3677" calcext:value-type="float">
            <text:p>14.3677</text:p>
          </table:table-cell>
          <table:table-cell office:value-type="float" office:value="15.2612" calcext:value-type="float">
            <text:p>15.2612</text:p>
          </table:table-cell>
          <table:table-cell office:value-type="float" office:value="15.2799" calcext:value-type="float">
            <text:p>15.2799</text:p>
          </table:table-cell>
          <table:table-cell office:value-type="float" office:value="0.0619039" calcext:value-type="float">
            <text:p>0.0619039</text:p>
          </table:table-cell>
          <table:table-cell office:value-type="float" office:value="21.3406" calcext:value-type="float">
            <text:p>21.3406</text:p>
          </table:table-cell>
          <table:table-cell office:value-type="float" office:value="20.1683" calcext:value-type="float">
            <text:p>20.1683</text:p>
          </table:table-cell>
          <table:table-cell office:value-type="float" office:value="20.2185" calcext:value-type="float">
            <text:p>20.2185</text:p>
          </table:table-cell>
          <table:table-cell office:value-type="float" office:value="0.0881622" calcext:value-type="float">
            <text:p>0.0881622</text:p>
          </table:table-cell>
          <table:table-cell office:value-type="float" office:value="-4.30548" calcext:value-type="float">
            <text:p>-4.30548</text:p>
          </table:table-cell>
          <table:table-cell office:value-type="float" office:value="-4.34427" calcext:value-type="float">
            <text:p>-4.34427</text:p>
          </table:table-cell>
          <table:table-cell office:value-type="float" office:value="0.65175" calcext:value-type="float">
            <text:p>0.65175</text:p>
          </table:table-cell>
          <table:table-cell office:value-type="float" office:value="2.1985" calcext:value-type="float">
            <text:p>2.1985</text:p>
          </table:table-cell>
          <table:table-cell office:value-type="float" office:value="2.09347" calcext:value-type="float">
            <text:p>2.09347</text:p>
          </table:table-cell>
          <table:table-cell office:value-type="float" office:value="0.329556" calcext:value-type="float">
            <text:p>0.329556</text:p>
          </table:table-cell>
          <table:table-cell office:value-type="float" office:value="5.83398" calcext:value-type="float">
            <text:p>5.83398</text:p>
          </table:table-cell>
          <table:table-cell table:formula="of:=[.T72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.25" calcext:value-type="float">
            <text:p>7.2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14.7476" calcext:value-type="float">
            <text:p>14.7476</text:p>
          </table:table-cell>
          <table:table-cell office:value-type="float" office:value="14.8411" calcext:value-type="float">
            <text:p>14.8411</text:p>
          </table:table-cell>
          <table:table-cell office:value-type="float" office:value="14.84" calcext:value-type="float">
            <text:p>14.84</text:p>
          </table:table-cell>
          <table:table-cell office:value-type="float" office:value="0.0614831" calcext:value-type="float">
            <text:p>0.0614831</text:p>
          </table:table-cell>
          <table:table-cell office:value-type="float" office:value="19.9571" calcext:value-type="float">
            <text:p>19.9571</text:p>
          </table:table-cell>
          <table:table-cell office:value-type="float" office:value="20.3835" calcext:value-type="float">
            <text:p>20.3835</text:p>
          </table:table-cell>
          <table:table-cell office:value-type="float" office:value="20.4162" calcext:value-type="float">
            <text:p>20.4162</text:p>
          </table:table-cell>
          <table:table-cell office:value-type="float" office:value="0.0876144" calcext:value-type="float">
            <text:p>0.0876144</text:p>
          </table:table-cell>
          <table:table-cell office:value-type="float" office:value="-4.39529" calcext:value-type="float">
            <text:p>-4.39529</text:p>
          </table:table-cell>
          <table:table-cell office:value-type="float" office:value="-4.4542" calcext:value-type="float">
            <text:p>-4.4542</text:p>
          </table:table-cell>
          <table:table-cell office:value-type="float" office:value="0.64732" calcext:value-type="float">
            <text:p>0.64732</text:p>
          </table:table-cell>
          <table:table-cell office:value-type="float" office:value="1.98895" calcext:value-type="float">
            <text:p>1.98895</text:p>
          </table:table-cell>
          <table:table-cell office:value-type="float" office:value="1.86068" calcext:value-type="float">
            <text:p>1.86068</text:p>
          </table:table-cell>
          <table:table-cell office:value-type="float" office:value="0.327739" calcext:value-type="float">
            <text:p>0.327739</text:p>
          </table:table-cell>
          <table:table-cell office:value-type="float" office:value="2.02153" calcext:value-type="float">
            <text:p>2.02153</text:p>
          </table:table-cell>
          <table:table-cell table:formula="of:=[.T73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7.35" calcext:value-type="float">
            <text:p>7.3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13.841" calcext:value-type="float">
            <text:p>13.841</text:p>
          </table:table-cell>
          <table:table-cell office:value-type="float" office:value="14.3899" calcext:value-type="float">
            <text:p>14.3899</text:p>
          </table:table-cell>
          <table:table-cell office:value-type="float" office:value="14.3897" calcext:value-type="float">
            <text:p>14.3897</text:p>
          </table:table-cell>
          <table:table-cell office:value-type="float" office:value="0.0610706" calcext:value-type="float">
            <text:p>0.0610706</text:p>
          </table:table-cell>
          <table:table-cell office:value-type="float" office:value="21.0031" calcext:value-type="float">
            <text:p>21.0031</text:p>
          </table:table-cell>
          <table:table-cell office:value-type="float" office:value="20.5898" calcext:value-type="float">
            <text:p>20.5898</text:p>
          </table:table-cell>
          <table:table-cell office:value-type="float" office:value="20.5904" calcext:value-type="float">
            <text:p>20.5904</text:p>
          </table:table-cell>
          <table:table-cell office:value-type="float" office:value="0.0870211" calcext:value-type="float">
            <text:p>0.0870211</text:p>
          </table:table-cell>
          <table:table-cell office:value-type="float" office:value="-4.51451" calcext:value-type="float">
            <text:p>-4.51451</text:p>
          </table:table-cell>
          <table:table-cell office:value-type="float" office:value="-4.55149" calcext:value-type="float">
            <text:p>-4.55149</text:p>
          </table:table-cell>
          <table:table-cell office:value-type="float" office:value="0.642961" calcext:value-type="float">
            <text:p>0.642961</text:p>
          </table:table-cell>
          <table:table-cell office:value-type="float" office:value="1.77445" calcext:value-type="float">
            <text:p>1.77445</text:p>
          </table:table-cell>
          <table:table-cell office:value-type="float" office:value="1.62386" calcext:value-type="float">
            <text:p>1.62386</text:p>
          </table:table-cell>
          <table:table-cell office:value-type="float" office:value="0.326068" calcext:value-type="float">
            <text:p>0.326068</text:p>
          </table:table-cell>
          <table:table-cell office:value-type="float" office:value="1.23134" calcext:value-type="float">
            <text:p>1.23134</text:p>
          </table:table-cell>
          <table:table-cell table:formula="of:=[.T74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7.45" calcext:value-type="float">
            <text:p>7.4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13.8232" calcext:value-type="float">
            <text:p>13.8232</text:p>
          </table:table-cell>
          <table:table-cell office:value-type="float" office:value="13.9074" calcext:value-type="float">
            <text:p>13.9074</text:p>
          </table:table-cell>
          <table:table-cell office:value-type="float" office:value="13.9304" calcext:value-type="float">
            <text:p>13.9304</text:p>
          </table:table-cell>
          <table:table-cell office:value-type="float" office:value="0.060708" calcext:value-type="float">
            <text:p>0.060708</text:p>
          </table:table-cell>
          <table:table-cell office:value-type="float" office:value="20.859" calcext:value-type="float">
            <text:p>20.859</text:p>
          </table:table-cell>
          <table:table-cell office:value-type="float" office:value="20.7363" calcext:value-type="float">
            <text:p>20.7363</text:p>
          </table:table-cell>
          <table:table-cell office:value-type="float" office:value="20.7408" calcext:value-type="float">
            <text:p>20.7408</text:p>
          </table:table-cell>
          <table:table-cell office:value-type="float" office:value="0.0864404" calcext:value-type="float">
            <text:p>0.0864404</text:p>
          </table:table-cell>
          <table:table-cell office:value-type="float" office:value="-4.6414" calcext:value-type="float">
            <text:p>-4.6414</text:p>
          </table:table-cell>
          <table:table-cell office:value-type="float" office:value="-4.63606" calcext:value-type="float">
            <text:p>-4.63606</text:p>
          </table:table-cell>
          <table:table-cell office:value-type="float" office:value="0.638661" calcext:value-type="float">
            <text:p>0.638661</text:p>
          </table:table-cell>
          <table:table-cell office:value-type="float" office:value="1.48657" calcext:value-type="float">
            <text:p>1.48657</text:p>
          </table:table-cell>
          <table:table-cell office:value-type="float" office:value="1.38386" calcext:value-type="float">
            <text:p>1.38386</text:p>
          </table:table-cell>
          <table:table-cell office:value-type="float" office:value="0.324177" calcext:value-type="float">
            <text:p>0.324177</text:p>
          </table:table-cell>
          <table:table-cell office:value-type="float" office:value="0.380449" calcext:value-type="float">
            <text:p>0.380449</text:p>
          </table:table-cell>
          <table:table-cell table:formula="of:=[.T75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.55" calcext:value-type="float">
            <text:p>7.5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13.8263" calcext:value-type="float">
            <text:p>13.8263</text:p>
          </table:table-cell>
          <table:table-cell office:value-type="float" office:value="13.3873" calcext:value-type="float">
            <text:p>13.3873</text:p>
          </table:table-cell>
          <table:table-cell office:value-type="float" office:value="13.4632" calcext:value-type="float">
            <text:p>13.4632</text:p>
          </table:table-cell>
          <table:table-cell office:value-type="float" office:value="0.0608326" calcext:value-type="float">
            <text:p>0.0608326</text:p>
          </table:table-cell>
          <table:table-cell office:value-type="float" office:value="20.4261" calcext:value-type="float">
            <text:p>20.4261</text:p>
          </table:table-cell>
          <table:table-cell office:value-type="float" office:value="20.8326" calcext:value-type="float">
            <text:p>20.8326</text:p>
          </table:table-cell>
          <table:table-cell office:value-type="float" office:value="20.8671" calcext:value-type="float">
            <text:p>20.8671</text:p>
          </table:table-cell>
          <table:table-cell office:value-type="float" office:value="0.0859172" calcext:value-type="float">
            <text:p>0.0859172</text:p>
          </table:table-cell>
          <table:table-cell office:value-type="float" office:value="-4.79741" calcext:value-type="float">
            <text:p>-4.79741</text:p>
          </table:table-cell>
          <table:table-cell office:value-type="float" office:value="-4.70789" calcext:value-type="float">
            <text:p>-4.70789</text:p>
          </table:table-cell>
          <table:table-cell office:value-type="float" office:value="0.634504" calcext:value-type="float">
            <text:p>0.634504</text:p>
          </table:table-cell>
          <table:table-cell office:value-type="float" office:value="1.10937" calcext:value-type="float">
            <text:p>1.10937</text:p>
          </table:table-cell>
          <table:table-cell office:value-type="float" office:value="1.14153" calcext:value-type="float">
            <text:p>1.14153</text:p>
          </table:table-cell>
          <table:table-cell office:value-type="float" office:value="0.322109" calcext:value-type="float">
            <text:p>0.322109</text:p>
          </table:table-cell>
          <table:table-cell office:value-type="float" office:value="2.5724" calcext:value-type="float">
            <text:p>2.5724</text:p>
          </table:table-cell>
          <table:table-cell table:formula="of:=[.T76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.65" calcext:value-type="float">
            <text:p>7.6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13.2669" calcext:value-type="float">
            <text:p>13.2669</text:p>
          </table:table-cell>
          <table:table-cell office:value-type="float" office:value="12.9082" calcext:value-type="float">
            <text:p>12.9082</text:p>
          </table:table-cell>
          <table:table-cell office:value-type="float" office:value="12.9895" calcext:value-type="float">
            <text:p>12.9895</text:p>
          </table:table-cell>
          <table:table-cell office:value-type="float" office:value="0.0611878" calcext:value-type="float">
            <text:p>0.0611878</text:p>
          </table:table-cell>
          <table:table-cell office:value-type="float" office:value="21.1579" calcext:value-type="float">
            <text:p>21.1579</text:p>
          </table:table-cell>
          <table:table-cell office:value-type="float" office:value="20.9338" calcext:value-type="float">
            <text:p>20.9338</text:p>
          </table:table-cell>
          <table:table-cell office:value-type="float" office:value="20.969" calcext:value-type="float">
            <text:p>20.969</text:p>
          </table:table-cell>
          <table:table-cell office:value-type="float" office:value="0.0854816" calcext:value-type="float">
            <text:p>0.0854816</text:p>
          </table:table-cell>
          <table:table-cell office:value-type="float" office:value="-4.8484" calcext:value-type="float">
            <text:p>-4.8484</text:p>
          </table:table-cell>
          <table:table-cell office:value-type="float" office:value="-4.76702" calcext:value-type="float">
            <text:p>-4.76702</text:p>
          </table:table-cell>
          <table:table-cell office:value-type="float" office:value="0.630449" calcext:value-type="float">
            <text:p>0.630449</text:p>
          </table:table-cell>
          <table:table-cell office:value-type="float" office:value="0.846109" calcext:value-type="float">
            <text:p>0.846109</text:p>
          </table:table-cell>
          <table:table-cell office:value-type="float" office:value="0.897694" calcext:value-type="float">
            <text:p>0.897694</text:p>
          </table:table-cell>
          <table:table-cell office:value-type="float" office:value="0.320076" calcext:value-type="float">
            <text:p>0.320076</text:p>
          </table:table-cell>
          <table:table-cell office:value-type="float" office:value="1.73119" calcext:value-type="float">
            <text:p>1.73119</text:p>
          </table:table-cell>
          <table:table-cell table:formula="of:=[.T77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7.75" calcext:value-type="float">
            <text:p>7.7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11.5171" calcext:value-type="float">
            <text:p>11.5171</text:p>
          </table:table-cell>
          <table:table-cell office:value-type="float" office:value="12.4529" calcext:value-type="float">
            <text:p>12.4529</text:p>
          </table:table-cell>
          <table:table-cell office:value-type="float" office:value="12.5106" calcext:value-type="float">
            <text:p>12.5106</text:p>
          </table:table-cell>
          <table:table-cell office:value-type="float" office:value="0.0610786" calcext:value-type="float">
            <text:p>0.0610786</text:p>
          </table:table-cell>
          <table:table-cell office:value-type="float" office:value="21.6724" calcext:value-type="float">
            <text:p>21.6724</text:p>
          </table:table-cell>
          <table:table-cell office:value-type="float" office:value="21.0205" calcext:value-type="float">
            <text:p>21.0205</text:p>
          </table:table-cell>
          <table:table-cell office:value-type="float" office:value="21.0465" calcext:value-type="float">
            <text:p>21.0465</text:p>
          </table:table-cell>
          <table:table-cell office:value-type="float" office:value="0.084992" calcext:value-type="float">
            <text:p>0.084992</text:p>
          </table:table-cell>
          <table:table-cell office:value-type="float" office:value="-4.85895" calcext:value-type="float">
            <text:p>-4.85895</text:p>
          </table:table-cell>
          <table:table-cell office:value-type="float" office:value="-4.81358" calcext:value-type="float">
            <text:p>-4.81358</text:p>
          </table:table-cell>
          <table:table-cell office:value-type="float" office:value="0.626409" calcext:value-type="float">
            <text:p>0.626409</text:p>
          </table:table-cell>
          <table:table-cell office:value-type="float" office:value="0.598913" calcext:value-type="float">
            <text:p>0.598913</text:p>
          </table:table-cell>
          <table:table-cell office:value-type="float" office:value="0.653175" calcext:value-type="float">
            <text:p>0.653175</text:p>
          </table:table-cell>
          <table:table-cell office:value-type="float" office:value="0.318064" calcext:value-type="float">
            <text:p>0.318064</text:p>
          </table:table-cell>
          <table:table-cell office:value-type="float" office:value="2.61451" calcext:value-type="float">
            <text:p>2.61451</text:p>
          </table:table-cell>
          <table:table-cell table:formula="of:=[.T78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7.85" calcext:value-type="float">
            <text:p>7.8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12.3859" calcext:value-type="float">
            <text:p>12.3859</text:p>
          </table:table-cell>
          <table:table-cell office:value-type="float" office:value="11.9668" calcext:value-type="float">
            <text:p>11.9668</text:p>
          </table:table-cell>
          <table:table-cell office:value-type="float" office:value="12.0276" calcext:value-type="float">
            <text:p>12.0276</text:p>
          </table:table-cell>
          <table:table-cell office:value-type="float" office:value="0.061089" calcext:value-type="float">
            <text:p>0.061089</text:p>
          </table:table-cell>
          <table:table-cell office:value-type="float" office:value="21.1066" calcext:value-type="float">
            <text:p>21.1066</text:p>
          </table:table-cell>
          <table:table-cell office:value-type="float" office:value="21.0787" calcext:value-type="float">
            <text:p>21.0787</text:p>
          </table:table-cell>
          <table:table-cell office:value-type="float" office:value="21.0996" calcext:value-type="float">
            <text:p>21.0996</text:p>
          </table:table-cell>
          <table:table-cell office:value-type="float" office:value="0.0844801" calcext:value-type="float">
            <text:p>0.0844801</text:p>
          </table:table-cell>
          <table:table-cell office:value-type="float" office:value="-4.89332" calcext:value-type="float">
            <text:p>-4.89332</text:p>
          </table:table-cell>
          <table:table-cell office:value-type="float" office:value="-4.84773" calcext:value-type="float">
            <text:p>-4.84773</text:p>
          </table:table-cell>
          <table:table-cell office:value-type="float" office:value="0.622455" calcext:value-type="float">
            <text:p>0.622455</text:p>
          </table:table-cell>
          <table:table-cell office:value-type="float" office:value="0.329921" calcext:value-type="float">
            <text:p>0.329921</text:p>
          </table:table-cell>
          <table:table-cell office:value-type="float" office:value="0.408778" calcext:value-type="float">
            <text:p>0.408778</text:p>
          </table:table-cell>
          <table:table-cell office:value-type="float" office:value="0.316131" calcext:value-type="float">
            <text:p>0.316131</text:p>
          </table:table-cell>
          <table:table-cell office:value-type="float" office:value="1.00748" calcext:value-type="float">
            <text:p>1.00748</text:p>
          </table:table-cell>
          <table:table-cell table:formula="of:=[.T79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7.95" calcext:value-type="float">
            <text:p>7.9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11.5265" calcext:value-type="float">
            <text:p>11.5265</text:p>
          </table:table-cell>
          <table:table-cell office:value-type="float" office:value="11.4743" calcext:value-type="float">
            <text:p>11.4743</text:p>
          </table:table-cell>
          <table:table-cell office:value-type="float" office:value="11.5418" calcext:value-type="float">
            <text:p>11.5418</text:p>
          </table:table-cell>
          <table:table-cell office:value-type="float" office:value="0.0611383" calcext:value-type="float">
            <text:p>0.0611383</text:p>
          </table:table-cell>
          <table:table-cell office:value-type="float" office:value="20.6748" calcext:value-type="float">
            <text:p>20.6748</text:p>
          </table:table-cell>
          <table:table-cell office:value-type="float" office:value="21.0388" calcext:value-type="float">
            <text:p>21.0388</text:p>
          </table:table-cell>
          <table:table-cell office:value-type="float" office:value="21.1283" calcext:value-type="float">
            <text:p>21.1283</text:p>
          </table:table-cell>
          <table:table-cell office:value-type="float" office:value="0.0844042" calcext:value-type="float">
            <text:p>0.0844042</text:p>
          </table:table-cell>
          <table:table-cell office:value-type="float" office:value="-4.88978" calcext:value-type="float">
            <text:p>-4.88978</text:p>
          </table:table-cell>
          <table:table-cell office:value-type="float" office:value="-4.86971" calcext:value-type="float">
            <text:p>-4.86971</text:p>
          </table:table-cell>
          <table:table-cell office:value-type="float" office:value="0.618558" calcext:value-type="float">
            <text:p>0.618558</text:p>
          </table:table-cell>
          <table:table-cell office:value-type="float" office:value="-0.0487243" calcext:value-type="float">
            <text:p>-0.0487243</text:p>
          </table:table-cell>
          <table:table-cell office:value-type="float" office:value="0.165281" calcext:value-type="float">
            <text:p>0.165281</text:p>
          </table:table-cell>
          <table:table-cell office:value-type="float" office:value="0.314862" calcext:value-type="float">
            <text:p>0.314862</text:p>
          </table:table-cell>
          <table:table-cell office:value-type="float" office:value="1.13274" calcext:value-type="float">
            <text:p>1.13274</text:p>
          </table:table-cell>
          <table:table-cell table:formula="of:=[.T80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8.05" calcext:value-type="float">
            <text:p>8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10.5558" calcext:value-type="float">
            <text:p>10.5558</text:p>
          </table:table-cell>
          <table:table-cell office:value-type="float" office:value="11.0013" calcext:value-type="float">
            <text:p>11.0013</text:p>
          </table:table-cell>
          <table:table-cell office:value-type="float" office:value="11.0544" calcext:value-type="float">
            <text:p>11.0544</text:p>
          </table:table-cell>
          <table:table-cell office:value-type="float" office:value="0.0609903" calcext:value-type="float">
            <text:p>0.0609903</text:p>
          </table:table-cell>
          <table:table-cell office:value-type="float" office:value="20.5567" calcext:value-type="float">
            <text:p>20.5567</text:p>
          </table:table-cell>
          <table:table-cell office:value-type="float" office:value="20.9958" calcext:value-type="float">
            <text:p>20.9958</text:p>
          </table:table-cell>
          <table:table-cell office:value-type="float" office:value="21.1327" calcext:value-type="float">
            <text:p>21.1327</text:p>
          </table:table-cell>
          <table:table-cell office:value-type="float" office:value="0.0849292" calcext:value-type="float">
            <text:p>0.0849292</text:p>
          </table:table-cell>
          <table:table-cell office:value-type="float" office:value="-4.85323" calcext:value-type="float">
            <text:p>-4.85323</text:p>
          </table:table-cell>
          <table:table-cell office:value-type="float" office:value="-4.87982" calcext:value-type="float">
            <text:p>-4.87982</text:p>
          </table:table-cell>
          <table:table-cell office:value-type="float" office:value="0.614734" calcext:value-type="float">
            <text:p>0.614734</text:p>
          </table:table-cell>
          <table:table-cell office:value-type="float" office:value="-0.376673" calcext:value-type="float">
            <text:p>-0.376673</text:p>
          </table:table-cell>
          <table:table-cell office:value-type="float" office:value="-0.076565" calcext:value-type="float">
            <text:p>-0.076565</text:p>
          </table:table-cell>
          <table:table-cell office:value-type="float" office:value="0.314308" calcext:value-type="float">
            <text:p>0.314308</text:p>
          </table:table-cell>
          <table:table-cell office:value-type="float" office:value="4.22037" calcext:value-type="float">
            <text:p>4.22037</text:p>
          </table:table-cell>
          <table:table-cell table:formula="of:=[.T81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8.15" calcext:value-type="float">
            <text:p>8.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9.30535" calcext:value-type="float">
            <text:p>9.30535</text:p>
          </table:table-cell>
          <table:table-cell office:value-type="float" office:value="10.5414" calcext:value-type="float">
            <text:p>10.5414</text:p>
          </table:table-cell>
          <table:table-cell office:value-type="float" office:value="10.5666" calcext:value-type="float">
            <text:p>10.5666</text:p>
          </table:table-cell>
          <table:table-cell office:value-type="float" office:value="0.0606723" calcext:value-type="float">
            <text:p>0.0606723</text:p>
          </table:table-cell>
          <table:table-cell office:value-type="float" office:value="21.3896" calcext:value-type="float">
            <text:p>21.3896</text:p>
          </table:table-cell>
          <table:table-cell office:value-type="float" office:value="20.9563" calcext:value-type="float">
            <text:p>20.9563</text:p>
          </table:table-cell>
          <table:table-cell office:value-type="float" office:value="21.1131" calcext:value-type="float">
            <text:p>21.1131</text:p>
          </table:table-cell>
          <table:table-cell office:value-type="float" office:value="0.0862781" calcext:value-type="float">
            <text:p>0.0862781</text:p>
          </table:table-cell>
          <table:table-cell office:value-type="float" office:value="-4.78183" calcext:value-type="float">
            <text:p>-4.78183</text:p>
          </table:table-cell>
          <table:table-cell office:value-type="float" office:value="-4.8784" calcext:value-type="float">
            <text:p>-4.8784</text:p>
          </table:table-cell>
          <table:table-cell office:value-type="float" office:value="0.611058" calcext:value-type="float">
            <text:p>0.611058</text:p>
          </table:table-cell>
          <table:table-cell office:value-type="float" office:value="-0.588145" calcext:value-type="float">
            <text:p>-0.588145</text:p>
          </table:table-cell>
          <table:table-cell office:value-type="float" office:value="-0.31604" calcext:value-type="float">
            <text:p>-0.31604</text:p>
          </table:table-cell>
          <table:table-cell office:value-type="float" office:value="0.314237" calcext:value-type="float">
            <text:p>0.314237</text:p>
          </table:table-cell>
          <table:table-cell office:value-type="float" office:value="5.37712" calcext:value-type="float">
            <text:p>5.37712</text:p>
          </table:table-cell>
          <table:table-cell table:formula="of:=[.T82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8.25" calcext:value-type="float">
            <text:p>8.2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9.97958" calcext:value-type="float">
            <text:p>9.97958</text:p>
          </table:table-cell>
          <table:table-cell office:value-type="float" office:value="10.0273" calcext:value-type="float">
            <text:p>10.0273</text:p>
          </table:table-cell>
          <table:table-cell office:value-type="float" office:value="10.0795" calcext:value-type="float">
            <text:p>10.0795</text:p>
          </table:table-cell>
          <table:table-cell office:value-type="float" office:value="0.0606034" calcext:value-type="float">
            <text:p>0.0606034</text:p>
          </table:table-cell>
          <table:table-cell office:value-type="float" office:value="21.2932" calcext:value-type="float">
            <text:p>21.2932</text:p>
          </table:table-cell>
          <table:table-cell office:value-type="float" office:value="20.9615" calcext:value-type="float">
            <text:p>20.9615</text:p>
          </table:table-cell>
          <table:table-cell office:value-type="float" office:value="21.0697" calcext:value-type="float">
            <text:p>21.0697</text:p>
          </table:table-cell>
          <table:table-cell office:value-type="float" office:value="0.086619" calcext:value-type="float">
            <text:p>0.086619</text:p>
          </table:table-cell>
          <table:table-cell office:value-type="float" office:value="-4.8177" calcext:value-type="float">
            <text:p>-4.8177</text:p>
          </table:table-cell>
          <table:table-cell office:value-type="float" office:value="-4.86585" calcext:value-type="float">
            <text:p>-4.86585</text:p>
          </table:table-cell>
          <table:table-cell office:value-type="float" office:value="0.607384" calcext:value-type="float">
            <text:p>0.607384</text:p>
          </table:table-cell>
          <table:table-cell office:value-type="float" office:value="-0.731243" calcext:value-type="float">
            <text:p>-0.731243</text:p>
          </table:table-cell>
          <table:table-cell office:value-type="float" office:value="-0.552463" calcext:value-type="float">
            <text:p>-0.552463</text:p>
          </table:table-cell>
          <table:table-cell office:value-type="float" office:value="0.313028" calcext:value-type="float">
            <text:p>0.313028</text:p>
          </table:table-cell>
          <table:table-cell office:value-type="float" office:value="1.01467" calcext:value-type="float">
            <text:p>1.01467</text:p>
          </table:table-cell>
          <table:table-cell table:formula="of:=[.T83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8.35" calcext:value-type="float">
            <text:p>8.3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9.38223" calcext:value-type="float">
            <text:p>9.38223</text:p>
          </table:table-cell>
          <table:table-cell office:value-type="float" office:value="9.59697" calcext:value-type="float">
            <text:p>9.59697</text:p>
          </table:table-cell>
          <table:table-cell office:value-type="float" office:value="9.59422" calcext:value-type="float">
            <text:p>9.59422</text:p>
          </table:table-cell>
          <table:table-cell office:value-type="float" office:value="0.0602441" calcext:value-type="float">
            <text:p>0.0602441</text:p>
          </table:table-cell>
          <table:table-cell office:value-type="float" office:value="21.111" calcext:value-type="float">
            <text:p>21.111</text:p>
          </table:table-cell>
          <table:table-cell office:value-type="float" office:value="20.9121" calcext:value-type="float">
            <text:p>20.9121</text:p>
          </table:table-cell>
          <table:table-cell office:value-type="float" office:value="21.0028" calcext:value-type="float">
            <text:p>21.0028</text:p>
          </table:table-cell>
          <table:table-cell office:value-type="float" office:value="0.08685" calcext:value-type="float">
            <text:p>0.08685</text:p>
          </table:table-cell>
          <table:table-cell office:value-type="float" office:value="-4.70715" calcext:value-type="float">
            <text:p>-4.70715</text:p>
          </table:table-cell>
          <table:table-cell office:value-type="float" office:value="-4.84262" calcext:value-type="float">
            <text:p>-4.84262</text:p>
          </table:table-cell>
          <table:table-cell office:value-type="float" office:value="0.603916" calcext:value-type="float">
            <text:p>0.603916</text:p>
          </table:table-cell>
          <table:table-cell office:value-type="float" office:value="-0.865319" calcext:value-type="float">
            <text:p>-0.865319</text:p>
          </table:table-cell>
          <table:table-cell office:value-type="float" office:value="-0.785189" calcext:value-type="float">
            <text:p>-0.785189</text:p>
          </table:table-cell>
          <table:table-cell office:value-type="float" office:value="0.311547" calcext:value-type="float">
            <text:p>0.311547</text:p>
          </table:table-cell>
          <table:table-cell office:value-type="float" office:value="2.53831" calcext:value-type="float">
            <text:p>2.53831</text:p>
          </table:table-cell>
          <table:table-cell table:formula="of:=[.T84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8.45" calcext:value-type="float">
            <text:p>8.4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9.63392" calcext:value-type="float">
            <text:p>9.63392</text:p>
          </table:table-cell>
          <table:table-cell office:value-type="float" office:value="9.17847" calcext:value-type="float">
            <text:p>9.17847</text:p>
          </table:table-cell>
          <table:table-cell office:value-type="float" office:value="9.11177" calcext:value-type="float">
            <text:p>9.11177</text:p>
          </table:table-cell>
          <table:table-cell office:value-type="float" office:value="0.0602199" calcext:value-type="float">
            <text:p>0.0602199</text:p>
          </table:table-cell>
          <table:table-cell office:value-type="float" office:value="20.9724" calcext:value-type="float">
            <text:p>20.9724</text:p>
          </table:table-cell>
          <table:table-cell office:value-type="float" office:value="20.8189" calcext:value-type="float">
            <text:p>20.8189</text:p>
          </table:table-cell>
          <table:table-cell office:value-type="float" office:value="20.9128" calcext:value-type="float">
            <text:p>20.9128</text:p>
          </table:table-cell>
          <table:table-cell office:value-type="float" office:value="0.0869832" calcext:value-type="float">
            <text:p>0.0869832</text:p>
          </table:table-cell>
          <table:table-cell office:value-type="float" office:value="-4.59532" calcext:value-type="float">
            <text:p>-4.59532</text:p>
          </table:table-cell>
          <table:table-cell office:value-type="float" office:value="-4.80919" calcext:value-type="float">
            <text:p>-4.80919</text:p>
          </table:table-cell>
          <table:table-cell office:value-type="float" office:value="0.600769" calcext:value-type="float">
            <text:p>0.600769</text:p>
          </table:table-cell>
          <table:table-cell office:value-type="float" office:value="-1.08772" calcext:value-type="float">
            <text:p>-1.08772</text:p>
          </table:table-cell>
          <table:table-cell office:value-type="float" office:value="-1.01362" calcext:value-type="float">
            <text:p>-1.01362</text:p>
          </table:table-cell>
          <table:table-cell office:value-type="float" office:value="0.309839" calcext:value-type="float">
            <text:p>0.309839</text:p>
          </table:table-cell>
          <table:table-cell office:value-type="float" office:value="1.50136" calcext:value-type="float">
            <text:p>1.50136</text:p>
          </table:table-cell>
          <table:table-cell table:formula="of:=[.T85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8.55" calcext:value-type="float">
            <text:p>8.5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9.84634" calcext:value-type="float">
            <text:p>9.84634</text:p>
          </table:table-cell>
          <table:table-cell office:value-type="float" office:value="8.67587" calcext:value-type="float">
            <text:p>8.67587</text:p>
          </table:table-cell>
          <table:table-cell office:value-type="float" office:value="8.63315" calcext:value-type="float">
            <text:p>8.63315</text:p>
          </table:table-cell>
          <table:table-cell office:value-type="float" office:value="0.059977" calcext:value-type="float">
            <text:p>0.059977</text:p>
          </table:table-cell>
          <table:table-cell office:value-type="float" office:value="20.009" calcext:value-type="float">
            <text:p>20.009</text:p>
          </table:table-cell>
          <table:table-cell office:value-type="float" office:value="20.706" calcext:value-type="float">
            <text:p>20.706</text:p>
          </table:table-cell>
          <table:table-cell office:value-type="float" office:value="20.8003" calcext:value-type="float">
            <text:p>20.8003</text:p>
          </table:table-cell>
          <table:table-cell office:value-type="float" office:value="0.0869654" calcext:value-type="float">
            <text:p>0.0869654</text:p>
          </table:table-cell>
          <table:table-cell office:value-type="float" office:value="-4.59642" calcext:value-type="float">
            <text:p>-4.59642</text:p>
          </table:table-cell>
          <table:table-cell office:value-type="float" office:value="-4.76608" calcext:value-type="float">
            <text:p>-4.76608</text:p>
          </table:table-cell>
          <table:table-cell office:value-type="float" office:value="0.597493" calcext:value-type="float">
            <text:p>0.597493</text:p>
          </table:table-cell>
          <table:table-cell office:value-type="float" office:value="-1.31327" calcext:value-type="float">
            <text:p>-1.31327</text:p>
          </table:table-cell>
          <table:table-cell office:value-type="float" office:value="-1.2372" calcext:value-type="float">
            <text:p>-1.2372</text:p>
          </table:table-cell>
          <table:table-cell office:value-type="float" office:value="0.308105" calcext:value-type="float">
            <text:p>0.308105</text:p>
          </table:table-cell>
          <table:table-cell office:value-type="float" office:value="4.40299" calcext:value-type="float">
            <text:p>4.40299</text:p>
          </table:table-cell>
          <table:table-cell table:formula="of:=[.T86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.65" calcext:value-type="float">
            <text:p>8.6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8.29647" calcext:value-type="float">
            <text:p>8.29647</text:p>
          </table:table-cell>
          <table:table-cell office:value-type="float" office:value="8.17559" calcext:value-type="float">
            <text:p>8.17559</text:p>
          </table:table-cell>
          <table:table-cell office:value-type="float" office:value="8.1593" calcext:value-type="float">
            <text:p>8.1593</text:p>
          </table:table-cell>
          <table:table-cell office:value-type="float" office:value="0.0596473" calcext:value-type="float">
            <text:p>0.0596473</text:p>
          </table:table-cell>
          <table:table-cell office:value-type="float" office:value="20.4978" calcext:value-type="float">
            <text:p>20.4978</text:p>
          </table:table-cell>
          <table:table-cell office:value-type="float" office:value="20.5411" calcext:value-type="float">
            <text:p>20.5411</text:p>
          </table:table-cell>
          <table:table-cell office:value-type="float" office:value="20.6657" calcext:value-type="float">
            <text:p>20.6657</text:p>
          </table:table-cell>
          <table:table-cell office:value-type="float" office:value="0.0874151" calcext:value-type="float">
            <text:p>0.0874151</text:p>
          </table:table-cell>
          <table:table-cell office:value-type="float" office:value="-4.57425" calcext:value-type="float">
            <text:p>-4.57425</text:p>
          </table:table-cell>
          <table:table-cell office:value-type="float" office:value="-4.71387" calcext:value-type="float">
            <text:p>-4.71387</text:p>
          </table:table-cell>
          <table:table-cell office:value-type="float" office:value="0.594221" calcext:value-type="float">
            <text:p>0.594221</text:p>
          </table:table-cell>
          <table:table-cell office:value-type="float" office:value="-1.58562" calcext:value-type="float">
            <text:p>-1.58562</text:p>
          </table:table-cell>
          <table:table-cell office:value-type="float" office:value="-1.45542" calcext:value-type="float">
            <text:p>-1.45542</text:p>
          </table:table-cell>
          <table:table-cell office:value-type="float" office:value="0.306603" calcext:value-type="float">
            <text:p>0.306603</text:p>
          </table:table-cell>
          <table:table-cell office:value-type="float" office:value="0.0644779" calcext:value-type="float">
            <text:p>0.0644779</text:p>
          </table:table-cell>
          <table:table-cell table:formula="of:=[.T87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8.75" calcext:value-type="float">
            <text:p>8.7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8.29081" calcext:value-type="float">
            <text:p>8.29081</text:p>
          </table:table-cell>
          <table:table-cell office:value-type="float" office:value="7.71779" calcext:value-type="float">
            <text:p>7.71779</text:p>
          </table:table-cell>
          <table:table-cell office:value-type="float" office:value="7.69111" calcext:value-type="float">
            <text:p>7.69111</text:p>
          </table:table-cell>
          <table:table-cell office:value-type="float" office:value="0.0593462" calcext:value-type="float">
            <text:p>0.0593462</text:p>
          </table:table-cell>
          <table:table-cell office:value-type="float" office:value="20.6565" calcext:value-type="float">
            <text:p>20.6565</text:p>
          </table:table-cell>
          <table:table-cell office:value-type="float" office:value="20.3751" calcext:value-type="float">
            <text:p>20.3751</text:p>
          </table:table-cell>
          <table:table-cell office:value-type="float" office:value="20.5096" calcext:value-type="float">
            <text:p>20.5096</text:p>
          </table:table-cell>
          <table:table-cell office:value-type="float" office:value="0.0880522" calcext:value-type="float">
            <text:p>0.0880522</text:p>
          </table:table-cell>
          <table:table-cell office:value-type="float" office:value="-4.50004" calcext:value-type="float">
            <text:p>-4.50004</text:p>
          </table:table-cell>
          <table:table-cell office:value-type="float" office:value="-4.65313" calcext:value-type="float">
            <text:p>-4.65313</text:p>
          </table:table-cell>
          <table:table-cell office:value-type="float" office:value="0.591031" calcext:value-type="float">
            <text:p>0.591031</text:p>
          </table:table-cell>
          <table:table-cell office:value-type="float" office:value="-1.83666" calcext:value-type="float">
            <text:p>-1.83666</text:p>
          </table:table-cell>
          <table:table-cell office:value-type="float" office:value="-1.66781" calcext:value-type="float">
            <text:p>-1.66781</text:p>
          </table:table-cell>
          <table:table-cell office:value-type="float" office:value="0.305295" calcext:value-type="float">
            <text:p>0.305295</text:p>
          </table:table-cell>
          <table:table-cell office:value-type="float" office:value="3.43521" calcext:value-type="float">
            <text:p>3.43521</text:p>
          </table:table-cell>
          <table:table-cell table:formula="of:=[.T88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8.85" calcext:value-type="float">
            <text:p>8.8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7.09214" calcext:value-type="float">
            <text:p>7.09214</text:p>
          </table:table-cell>
          <table:table-cell office:value-type="float" office:value="7.18661" calcext:value-type="float">
            <text:p>7.18661</text:p>
          </table:table-cell>
          <table:table-cell office:value-type="float" office:value="7.22939" calcext:value-type="float">
            <text:p>7.22939</text:p>
          </table:table-cell>
          <table:table-cell office:value-type="float" office:value="0.059187" calcext:value-type="float">
            <text:p>0.059187</text:p>
          </table:table-cell>
          <table:table-cell office:value-type="float" office:value="20.1196" calcext:value-type="float">
            <text:p>20.1196</text:p>
          </table:table-cell>
          <table:table-cell office:value-type="float" office:value="20.2179" calcext:value-type="float">
            <text:p>20.2179</text:p>
          </table:table-cell>
          <table:table-cell office:value-type="float" office:value="20.3326" calcext:value-type="float">
            <text:p>20.3326</text:p>
          </table:table-cell>
          <table:table-cell office:value-type="float" office:value="0.0883533" calcext:value-type="float">
            <text:p>0.0883533</text:p>
          </table:table-cell>
          <table:table-cell office:value-type="float" office:value="-4.534" calcext:value-type="float">
            <text:p>-4.534</text:p>
          </table:table-cell>
          <table:table-cell office:value-type="float" office:value="-4.58448" calcext:value-type="float">
            <text:p>-4.58448</text:p>
          </table:table-cell>
          <table:table-cell office:value-type="float" office:value="0.587721" calcext:value-type="float">
            <text:p>0.587721</text:p>
          </table:table-cell>
          <table:table-cell office:value-type="float" office:value="-1.9962" calcext:value-type="float">
            <text:p>-1.9962</text:p>
          </table:table-cell>
          <table:table-cell office:value-type="float" office:value="-1.87399" calcext:value-type="float">
            <text:p>-1.87399</text:p>
          </table:table-cell>
          <table:table-cell office:value-type="float" office:value="0.303852" calcext:value-type="float">
            <text:p>0.303852</text:p>
          </table:table-cell>
          <table:table-cell office:value-type="float" office:value="0.24135" calcext:value-type="float">
            <text:p>0.24135</text:p>
          </table:table-cell>
          <table:table-cell table:formula="of:=[.T89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8.95" calcext:value-type="float">
            <text:p>8.9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6.89359" calcext:value-type="float">
            <text:p>6.89359</text:p>
          </table:table-cell>
          <table:table-cell office:value-type="float" office:value="6.70065" calcext:value-type="float">
            <text:p>6.70065</text:p>
          </table:table-cell>
          <table:table-cell office:value-type="float" office:value="6.7749" calcext:value-type="float">
            <text:p>6.7749</text:p>
          </table:table-cell>
          <table:table-cell office:value-type="float" office:value="0.0593983" calcext:value-type="float">
            <text:p>0.0593983</text:p>
          </table:table-cell>
          <table:table-cell office:value-type="float" office:value="20.1536" calcext:value-type="float">
            <text:p>20.1536</text:p>
          </table:table-cell>
          <table:table-cell office:value-type="float" office:value="20.0423" calcext:value-type="float">
            <text:p>20.0423</text:p>
          </table:table-cell>
          <table:table-cell office:value-type="float" office:value="20.1352" calcext:value-type="float">
            <text:p>20.1352</text:p>
          </table:table-cell>
          <table:table-cell office:value-type="float" office:value="0.0884587" calcext:value-type="float">
            <text:p>0.0884587</text:p>
          </table:table-cell>
          <table:table-cell office:value-type="float" office:value="-4.49888" calcext:value-type="float">
            <text:p>-4.49888</text:p>
          </table:table-cell>
          <table:table-cell office:value-type="float" office:value="-4.50854" calcext:value-type="float">
            <text:p>-4.50854</text:p>
          </table:table-cell>
          <table:table-cell office:value-type="float" office:value="0.584447" calcext:value-type="float">
            <text:p>0.584447</text:p>
          </table:table-cell>
          <table:table-cell office:value-type="float" office:value="-2.14215" calcext:value-type="float">
            <text:p>-2.14215</text:p>
          </table:table-cell>
          <table:table-cell office:value-type="float" office:value="-2.07357" calcext:value-type="float">
            <text:p>-2.07357</text:p>
          </table:table-cell>
          <table:table-cell office:value-type="float" office:value="0.302291" calcext:value-type="float">
            <text:p>0.302291</text:p>
          </table:table-cell>
          <table:table-cell office:value-type="float" office:value="0.52722" calcext:value-type="float">
            <text:p>0.52722</text:p>
          </table:table-cell>
          <table:table-cell table:formula="of:=[.T90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.05" calcext:value-type="float">
            <text:p>9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6.67637" calcext:value-type="float">
            <text:p>6.67637</text:p>
          </table:table-cell>
          <table:table-cell office:value-type="float" office:value="6.23693" calcext:value-type="float">
            <text:p>6.23693</text:p>
          </table:table-cell>
          <table:table-cell office:value-type="float" office:value="6.32834" calcext:value-type="float">
            <text:p>6.32834</text:p>
          </table:table-cell>
          <table:table-cell office:value-type="float" office:value="0.0599029" calcext:value-type="float">
            <text:p>0.0599029</text:p>
          </table:table-cell>
          <table:table-cell office:value-type="float" office:value="20.2142" calcext:value-type="float">
            <text:p>20.2142</text:p>
          </table:table-cell>
          <table:table-cell office:value-type="float" office:value="19.857" calcext:value-type="float">
            <text:p>19.857</text:p>
          </table:table-cell>
          <table:table-cell office:value-type="float" office:value="19.9183" calcext:value-type="float">
            <text:p>19.9183</text:p>
          </table:table-cell>
          <table:table-cell office:value-type="float" office:value="0.088279" calcext:value-type="float">
            <text:p>0.088279</text:p>
          </table:table-cell>
          <table:table-cell office:value-type="float" office:value="-4.43927" calcext:value-type="float">
            <text:p>-4.43927</text:p>
          </table:table-cell>
          <table:table-cell office:value-type="float" office:value="-4.42598" calcext:value-type="float">
            <text:p>-4.42598</text:p>
          </table:table-cell>
          <table:table-cell office:value-type="float" office:value="0.581231" calcext:value-type="float">
            <text:p>0.581231</text:p>
          </table:table-cell>
          <table:table-cell office:value-type="float" office:value="-2.28275" calcext:value-type="float">
            <text:p>-2.28275</text:p>
          </table:table-cell>
          <table:table-cell office:value-type="float" office:value="-2.26625" calcext:value-type="float">
            <text:p>-2.26625</text:p>
          </table:table-cell>
          <table:table-cell office:value-type="float" office:value="0.300645" calcext:value-type="float">
            <text:p>0.300645</text:p>
          </table:table-cell>
          <table:table-cell office:value-type="float" office:value="2.85228" calcext:value-type="float">
            <text:p>2.85228</text:p>
          </table:table-cell>
          <table:table-cell table:formula="of:=[.T91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9.15" calcext:value-type="float">
            <text:p>9.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5.28178" calcext:value-type="float">
            <text:p>5.28178</text:p>
          </table:table-cell>
          <table:table-cell office:value-type="float" office:value="5.74747" calcext:value-type="float">
            <text:p>5.74747</text:p>
          </table:table-cell>
          <table:table-cell office:value-type="float" office:value="5.89034" calcext:value-type="float">
            <text:p>5.89034</text:p>
          </table:table-cell>
          <table:table-cell office:value-type="float" office:value="0.0612949" calcext:value-type="float">
            <text:p>0.0612949</text:p>
          </table:table-cell>
          <table:table-cell office:value-type="float" office:value="19.5036" calcext:value-type="float">
            <text:p>19.5036</text:p>
          </table:table-cell>
          <table:table-cell office:value-type="float" office:value="19.6189" calcext:value-type="float">
            <text:p>19.6189</text:p>
          </table:table-cell>
          <table:table-cell office:value-type="float" office:value="19.6824" calcext:value-type="float">
            <text:p>19.6824</text:p>
          </table:table-cell>
          <table:table-cell office:value-type="float" office:value="0.0879704" calcext:value-type="float">
            <text:p>0.0879704</text:p>
          </table:table-cell>
          <table:table-cell office:value-type="float" office:value="-4.40549" calcext:value-type="float">
            <text:p>-4.40549</text:p>
          </table:table-cell>
          <table:table-cell office:value-type="float" office:value="-4.33744" calcext:value-type="float">
            <text:p>-4.33744</text:p>
          </table:table-cell>
          <table:table-cell office:value-type="float" office:value="0.578114" calcext:value-type="float">
            <text:p>0.578114</text:p>
          </table:table-cell>
          <table:table-cell office:value-type="float" office:value="-2.51281" calcext:value-type="float">
            <text:p>-2.51281</text:p>
          </table:table-cell>
          <table:table-cell office:value-type="float" office:value="-2.45178" calcext:value-type="float">
            <text:p>-2.45178</text:p>
          </table:table-cell>
          <table:table-cell office:value-type="float" office:value="0.299044" calcext:value-type="float">
            <text:p>0.299044</text:p>
          </table:table-cell>
          <table:table-cell office:value-type="float" office:value="1.89449" calcext:value-type="float">
            <text:p>1.89449</text:p>
          </table:table-cell>
          <table:table-cell table:formula="of:=[.T92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9.25" calcext:value-type="float">
            <text:p>9.2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5.9506" calcext:value-type="float">
            <text:p>5.9506</text:p>
          </table:table-cell>
          <table:table-cell office:value-type="float" office:value="5.3629" calcext:value-type="float">
            <text:p>5.3629</text:p>
          </table:table-cell>
          <table:table-cell office:value-type="float" office:value="5.46145" calcext:value-type="float">
            <text:p>5.46145</text:p>
          </table:table-cell>
          <table:table-cell office:value-type="float" office:value="0.0619227" calcext:value-type="float">
            <text:p>0.0619227</text:p>
          </table:table-cell>
          <table:table-cell office:value-type="float" office:value="18.9859" calcext:value-type="float">
            <text:p>18.9859</text:p>
          </table:table-cell>
          <table:table-cell office:value-type="float" office:value="19.3491" calcext:value-type="float">
            <text:p>19.3491</text:p>
          </table:table-cell>
          <table:table-cell office:value-type="float" office:value="19.4284" calcext:value-type="float">
            <text:p>19.4284</text:p>
          </table:table-cell>
          <table:table-cell office:value-type="float" office:value="0.0877993" calcext:value-type="float">
            <text:p>0.0877993</text:p>
          </table:table-cell>
          <table:table-cell office:value-type="float" office:value="-4.20872" calcext:value-type="float">
            <text:p>-4.20872</text:p>
          </table:table-cell>
          <table:table-cell office:value-type="float" office:value="-4.24359" calcext:value-type="float">
            <text:p>-4.24359</text:p>
          </table:table-cell>
          <table:table-cell office:value-type="float" office:value="0.575003" calcext:value-type="float">
            <text:p>0.575003</text:p>
          </table:table-cell>
          <table:table-cell office:value-type="float" office:value="-2.73674" calcext:value-type="float">
            <text:p>-2.73674</text:p>
          </table:table-cell>
          <table:table-cell office:value-type="float" office:value="-2.62995" calcext:value-type="float">
            <text:p>-2.62995</text:p>
          </table:table-cell>
          <table:table-cell office:value-type="float" office:value="0.29757" calcext:value-type="float">
            <text:p>0.29757</text:p>
          </table:table-cell>
          <table:table-cell office:value-type="float" office:value="1.69615" calcext:value-type="float">
            <text:p>1.69615</text:p>
          </table:table-cell>
          <table:table-cell table:formula="of:=[.T93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9.35" calcext:value-type="float">
            <text:p>9.3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5.87397" calcext:value-type="float">
            <text:p>5.87397</text:p>
          </table:table-cell>
          <table:table-cell office:value-type="float" office:value="4.95562" calcext:value-type="float">
            <text:p>4.95562</text:p>
          </table:table-cell>
          <table:table-cell office:value-type="float" office:value="5.04219" calcext:value-type="float">
            <text:p>5.04219</text:p>
          </table:table-cell>
          <table:table-cell office:value-type="float" office:value="0.0623693" calcext:value-type="float">
            <text:p>0.0623693</text:p>
          </table:table-cell>
          <table:table-cell office:value-type="float" office:value="19.301" calcext:value-type="float">
            <text:p>19.301</text:p>
          </table:table-cell>
          <table:table-cell office:value-type="float" office:value="19.135" calcext:value-type="float">
            <text:p>19.135</text:p>
          </table:table-cell>
          <table:table-cell office:value-type="float" office:value="19.157" calcext:value-type="float">
            <text:p>19.157</text:p>
          </table:table-cell>
          <table:table-cell office:value-type="float" office:value="0.0874129" calcext:value-type="float">
            <text:p>0.0874129</text:p>
          </table:table-cell>
          <table:table-cell office:value-type="float" office:value="-4.09931" calcext:value-type="float">
            <text:p>-4.09931</text:p>
          </table:table-cell>
          <table:table-cell office:value-type="float" office:value="-4.1451" calcext:value-type="float">
            <text:p>-4.1451</text:p>
          </table:table-cell>
          <table:table-cell office:value-type="float" office:value="0.571948" calcext:value-type="float">
            <text:p>0.571948</text:p>
          </table:table-cell>
          <table:table-cell office:value-type="float" office:value="-2.79396" calcext:value-type="float">
            <text:p>-2.79396</text:p>
          </table:table-cell>
          <table:table-cell office:value-type="float" office:value="-2.80059" calcext:value-type="float">
            <text:p>-2.80059</text:p>
          </table:table-cell>
          <table:table-cell office:value-type="float" office:value="0.296014" calcext:value-type="float">
            <text:p>0.296014</text:p>
          </table:table-cell>
          <table:table-cell office:value-type="float" office:value="4.66608" calcext:value-type="float">
            <text:p>4.66608</text:p>
          </table:table-cell>
          <table:table-cell table:formula="of:=[.T94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9.45" calcext:value-type="float">
            <text:p>9.4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3.98679" calcext:value-type="float">
            <text:p>3.98679</text:p>
          </table:table-cell>
          <table:table-cell office:value-type="float" office:value="4.57966" calcext:value-type="float">
            <text:p>4.57966</text:p>
          </table:table-cell>
          <table:table-cell office:value-type="float" office:value="4.63297" calcext:value-type="float">
            <text:p>4.63297</text:p>
          </table:table-cell>
          <table:table-cell office:value-type="float" office:value="0.062261" calcext:value-type="float">
            <text:p>0.062261</text:p>
          </table:table-cell>
          <table:table-cell office:value-type="float" office:value="19.0452" calcext:value-type="float">
            <text:p>19.0452</text:p>
          </table:table-cell>
          <table:table-cell office:value-type="float" office:value="18.8356" calcext:value-type="float">
            <text:p>18.8356</text:p>
          </table:table-cell>
          <table:table-cell office:value-type="float" office:value="18.8689" calcext:value-type="float">
            <text:p>18.8689</text:p>
          </table:table-cell>
          <table:table-cell office:value-type="float" office:value="0.0870122" calcext:value-type="float">
            <text:p>0.0870122</text:p>
          </table:table-cell>
          <table:table-cell office:value-type="float" office:value="-3.92717" calcext:value-type="float">
            <text:p>-3.92717</text:p>
          </table:table-cell>
          <table:table-cell office:value-type="float" office:value="-4.04263" calcext:value-type="float">
            <text:p>-4.04263</text:p>
          </table:table-cell>
          <table:table-cell office:value-type="float" office:value="0.569055" calcext:value-type="float">
            <text:p>0.569055</text:p>
          </table:table-cell>
          <table:table-cell office:value-type="float" office:value="-3.01025" calcext:value-type="float">
            <text:p>-3.01025</text:p>
          </table:table-cell>
          <table:table-cell office:value-type="float" office:value="-2.96359" calcext:value-type="float">
            <text:p>-2.96359</text:p>
          </table:table-cell>
          <table:table-cell office:value-type="float" office:value="0.294473" calcext:value-type="float">
            <text:p>0.294473</text:p>
          </table:table-cell>
          <table:table-cell office:value-type="float" office:value="1.48756" calcext:value-type="float">
            <text:p>1.48756</text:p>
          </table:table-cell>
          <table:table-cell table:formula="of:=[.T95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.55" calcext:value-type="float">
            <text:p>9.5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4.69245" calcext:value-type="float">
            <text:p>4.69245</text:p>
          </table:table-cell>
          <table:table-cell office:value-type="float" office:value="4.2168" calcext:value-type="float">
            <text:p>4.2168</text:p>
          </table:table-cell>
          <table:table-cell office:value-type="float" office:value="4.23416" calcext:value-type="float">
            <text:p>4.23416</text:p>
          </table:table-cell>
          <table:table-cell office:value-type="float" office:value="0.0619936" calcext:value-type="float">
            <text:p>0.0619936</text:p>
          </table:table-cell>
          <table:table-cell office:value-type="float" office:value="18.4634" calcext:value-type="float">
            <text:p>18.4634</text:p>
          </table:table-cell>
          <table:table-cell office:value-type="float" office:value="18.5614" calcext:value-type="float">
            <text:p>18.5614</text:p>
          </table:table-cell>
          <table:table-cell office:value-type="float" office:value="18.5648" calcext:value-type="float">
            <text:p>18.5648</text:p>
          </table:table-cell>
          <table:table-cell office:value-type="float" office:value="0.0865647" calcext:value-type="float">
            <text:p>0.0865647</text:p>
          </table:table-cell>
          <table:table-cell office:value-type="float" office:value="-3.76987" calcext:value-type="float">
            <text:p>-3.76987</text:p>
          </table:table-cell>
          <table:table-cell office:value-type="float" office:value="-3.93685" calcext:value-type="float">
            <text:p>-3.93685</text:p>
          </table:table-cell>
          <table:table-cell office:value-type="float" office:value="0.566307" calcext:value-type="float">
            <text:p>0.566307</text:p>
          </table:table-cell>
          <table:table-cell office:value-type="float" office:value="-3.10497" calcext:value-type="float">
            <text:p>-3.10497</text:p>
          </table:table-cell>
          <table:table-cell office:value-type="float" office:value="-3.11888" calcext:value-type="float">
            <text:p>-3.11888</text:p>
          </table:table-cell>
          <table:table-cell office:value-type="float" office:value="0.292943" calcext:value-type="float">
            <text:p>0.292943</text:p>
          </table:table-cell>
          <table:table-cell office:value-type="float" office:value="1.384" calcext:value-type="float">
            <text:p>1.384</text:p>
          </table:table-cell>
          <table:table-cell table:formula="of:=[.T96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9.65" calcext:value-type="float">
            <text:p>9.6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3.42434" calcext:value-type="float">
            <text:p>3.42434</text:p>
          </table:table-cell>
          <table:table-cell office:value-type="float" office:value="3.9008" calcext:value-type="float">
            <text:p>3.9008</text:p>
          </table:table-cell>
          <table:table-cell office:value-type="float" office:value="3.84606" calcext:value-type="float">
            <text:p>3.84606</text:p>
          </table:table-cell>
          <table:table-cell office:value-type="float" office:value="0.0618922" calcext:value-type="float">
            <text:p>0.0618922</text:p>
          </table:table-cell>
          <table:table-cell office:value-type="float" office:value="18.8357" calcext:value-type="float">
            <text:p>18.8357</text:p>
          </table:table-cell>
          <table:table-cell office:value-type="float" office:value="18.236" calcext:value-type="float">
            <text:p>18.236</text:p>
          </table:table-cell>
          <table:table-cell office:value-type="float" office:value="18.2457" calcext:value-type="float">
            <text:p>18.2457</text:p>
          </table:table-cell>
          <table:table-cell office:value-type="float" office:value="0.0861201" calcext:value-type="float">
            <text:p>0.0861201</text:p>
          </table:table-cell>
          <table:table-cell office:value-type="float" office:value="-3.54317" calcext:value-type="float">
            <text:p>-3.54317</text:p>
          </table:table-cell>
          <table:table-cell office:value-type="float" office:value="-3.82841" calcext:value-type="float">
            <text:p>-3.82841</text:p>
          </table:table-cell>
          <table:table-cell office:value-type="float" office:value="0.564089" calcext:value-type="float">
            <text:p>0.564089</text:p>
          </table:table-cell>
          <table:table-cell office:value-type="float" office:value="-3.3509" calcext:value-type="float">
            <text:p>-3.3509</text:p>
          </table:table-cell>
          <table:table-cell office:value-type="float" office:value="-3.26644" calcext:value-type="float">
            <text:p>-3.26644</text:p>
          </table:table-cell>
          <table:table-cell office:value-type="float" office:value="0.291493" calcext:value-type="float">
            <text:p>0.291493</text:p>
          </table:table-cell>
          <table:table-cell office:value-type="float" office:value="7.24757" calcext:value-type="float">
            <text:p>7.24757</text:p>
          </table:table-cell>
          <table:table-cell table:formula="of:=[.T97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.75" calcext:value-type="float">
            <text:p>9.7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4.3011" calcext:value-type="float">
            <text:p>4.3011</text:p>
          </table:table-cell>
          <table:table-cell office:value-type="float" office:value="3.48931" calcext:value-type="float">
            <text:p>3.48931</text:p>
          </table:table-cell>
          <table:table-cell office:value-type="float" office:value="3.46891" calcext:value-type="float">
            <text:p>3.46891</text:p>
          </table:table-cell>
          <table:table-cell office:value-type="float" office:value="0.0615934" calcext:value-type="float">
            <text:p>0.0615934</text:p>
          </table:table-cell>
          <table:table-cell office:value-type="float" office:value="17.9267" calcext:value-type="float">
            <text:p>17.9267</text:p>
          </table:table-cell>
          <table:table-cell office:value-type="float" office:value="17.9422" calcext:value-type="float">
            <text:p>17.9422</text:p>
          </table:table-cell>
          <table:table-cell office:value-type="float" office:value="17.9122" calcext:value-type="float">
            <text:p>17.9122</text:p>
          </table:table-cell>
          <table:table-cell office:value-type="float" office:value="0.0857117" calcext:value-type="float">
            <text:p>0.0857117</text:p>
          </table:table-cell>
          <table:table-cell office:value-type="float" office:value="-3.50859" calcext:value-type="float">
            <text:p>-3.50859</text:p>
          </table:table-cell>
          <table:table-cell office:value-type="float" office:value="-3.71795" calcext:value-type="float">
            <text:p>-3.71795</text:p>
          </table:table-cell>
          <table:table-cell office:value-type="float" office:value="0.561542" calcext:value-type="float">
            <text:p>0.561542</text:p>
          </table:table-cell>
          <table:table-cell office:value-type="float" office:value="-3.40415" calcext:value-type="float">
            <text:p>-3.40415</text:p>
          </table:table-cell>
          <table:table-cell office:value-type="float" office:value="-3.40627" calcext:value-type="float">
            <text:p>-3.40627</text:p>
          </table:table-cell>
          <table:table-cell office:value-type="float" office:value="0.290024" calcext:value-type="float">
            <text:p>0.290024</text:p>
          </table:table-cell>
          <table:table-cell office:value-type="float" office:value="3.3741" calcext:value-type="float">
            <text:p>3.3741</text:p>
          </table:table-cell>
          <table:table-cell table:formula="of:=[.T98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9.85" calcext:value-type="float">
            <text:p>9.8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2.65664" calcext:value-type="float">
            <text:p>2.65664</text:p>
          </table:table-cell>
          <table:table-cell office:value-type="float" office:value="3.08695" calcext:value-type="float">
            <text:p>3.08695</text:p>
          </table:table-cell>
          <table:table-cell office:value-type="float" office:value="3.10287" calcext:value-type="float">
            <text:p>3.10287</text:p>
          </table:table-cell>
          <table:table-cell office:value-type="float" office:value="0.0613049" calcext:value-type="float">
            <text:p>0.0613049</text:p>
          </table:table-cell>
          <table:table-cell office:value-type="float" office:value="17.888" calcext:value-type="float">
            <text:p>17.888</text:p>
          </table:table-cell>
          <table:table-cell office:value-type="float" office:value="17.5924" calcext:value-type="float">
            <text:p>17.5924</text:p>
          </table:table-cell>
          <table:table-cell office:value-type="float" office:value="17.565" calcext:value-type="float">
            <text:p>17.565</text:p>
          </table:table-cell>
          <table:table-cell office:value-type="float" office:value="0.0853352" calcext:value-type="float">
            <text:p>0.0853352</text:p>
          </table:table-cell>
          <table:table-cell office:value-type="float" office:value="-3.44691" calcext:value-type="float">
            <text:p>-3.44691</text:p>
          </table:table-cell>
          <table:table-cell office:value-type="float" office:value="-3.60609" calcext:value-type="float">
            <text:p>-3.60609</text:p>
          </table:table-cell>
          <table:table-cell office:value-type="float" office:value="0.558907" calcext:value-type="float">
            <text:p>0.558907</text:p>
          </table:table-cell>
          <table:table-cell office:value-type="float" office:value="-3.59064" calcext:value-type="float">
            <text:p>-3.59064</text:p>
          </table:table-cell>
          <table:table-cell office:value-type="float" office:value="-3.53844" calcext:value-type="float">
            <text:p>-3.53844</text:p>
          </table:table-cell>
          <table:table-cell office:value-type="float" office:value="0.28858" calcext:value-type="float">
            <text:p>0.28858</text:p>
          </table:table-cell>
          <table:table-cell office:value-type="float" office:value="2.42303" calcext:value-type="float">
            <text:p>2.42303</text:p>
          </table:table-cell>
          <table:table-cell table:formula="of:=[.T99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9.95" calcext:value-type="float">
            <text:p>9.9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3.26647" calcext:value-type="float">
            <text:p>3.26647</text:p>
          </table:table-cell>
          <table:table-cell office:value-type="float" office:value="2.76165" calcext:value-type="float">
            <text:p>2.76165</text:p>
          </table:table-cell>
          <table:table-cell office:value-type="float" office:value="2.74805" calcext:value-type="float">
            <text:p>2.74805</text:p>
          </table:table-cell>
          <table:table-cell office:value-type="float" office:value="0.0610159" calcext:value-type="float">
            <text:p>0.0610159</text:p>
          </table:table-cell>
          <table:table-cell office:value-type="float" office:value="17.0897" calcext:value-type="float">
            <text:p>17.0897</text:p>
          </table:table-cell>
          <table:table-cell office:value-type="float" office:value="17.26" calcext:value-type="float">
            <text:p>17.26</text:p>
          </table:table-cell>
          <table:table-cell office:value-type="float" office:value="17.2051" calcext:value-type="float">
            <text:p>17.2051</text:p>
          </table:table-cell>
          <table:table-cell office:value-type="float" office:value="0.08522" calcext:value-type="float">
            <text:p>0.08522</text:p>
          </table:table-cell>
          <table:table-cell office:value-type="float" office:value="-3.27692" calcext:value-type="float">
            <text:p>-3.27692</text:p>
          </table:table-cell>
          <table:table-cell office:value-type="float" office:value="-3.49344" calcext:value-type="float">
            <text:p>-3.49344</text:p>
          </table:table-cell>
          <table:table-cell office:value-type="float" office:value="0.556397" calcext:value-type="float">
            <text:p>0.556397</text:p>
          </table:table-cell>
          <table:table-cell office:value-type="float" office:value="-3.74796" calcext:value-type="float">
            <text:p>-3.74796</text:p>
          </table:table-cell>
          <table:table-cell office:value-type="float" office:value="-3.66302" calcext:value-type="float">
            <text:p>-3.66302</text:p>
          </table:table-cell>
          <table:table-cell office:value-type="float" office:value="0.287204" calcext:value-type="float">
            <text:p>0.287204</text:p>
          </table:table-cell>
          <table:table-cell office:value-type="float" office:value="3.26672" calcext:value-type="float">
            <text:p>3.26672</text:p>
          </table:table-cell>
          <table:table-cell table:formula="of:=[.T100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0.05" calcext:value-type="float">
            <text:p>1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2.55039" calcext:value-type="float">
            <text:p>2.55039</text:p>
          </table:table-cell>
          <table:table-cell office:value-type="float" office:value="2.42489" calcext:value-type="float">
            <text:p>2.42489</text:p>
          </table:table-cell>
          <table:table-cell office:value-type="float" office:value="2.4045" calcext:value-type="float">
            <text:p>2.4045</text:p>
          </table:table-cell>
          <table:table-cell office:value-type="float" office:value="0.0607362" calcext:value-type="float">
            <text:p>0.0607362</text:p>
          </table:table-cell>
          <table:table-cell office:value-type="float" office:value="16.8884" calcext:value-type="float">
            <text:p>16.8884</text:p>
          </table:table-cell>
          <table:table-cell office:value-type="float" office:value="16.9069" calcext:value-type="float">
            <text:p>16.9069</text:p>
          </table:table-cell>
          <table:table-cell office:value-type="float" office:value="16.833" calcext:value-type="float">
            <text:p>16.833</text:p>
          </table:table-cell>
          <table:table-cell office:value-type="float" office:value="0.0850427" calcext:value-type="float">
            <text:p>0.0850427</text:p>
          </table:table-cell>
          <table:table-cell office:value-type="float" office:value="-3.15482" calcext:value-type="float">
            <text:p>-3.15482</text:p>
          </table:table-cell>
          <table:table-cell office:value-type="float" office:value="-3.38059" calcext:value-type="float">
            <text:p>-3.38059</text:p>
          </table:table-cell>
          <table:table-cell office:value-type="float" office:value="0.554081" calcext:value-type="float">
            <text:p>0.554081</text:p>
          </table:table-cell>
          <table:table-cell office:value-type="float" office:value="-3.7984" calcext:value-type="float">
            <text:p>-3.7984</text:p>
          </table:table-cell>
          <table:table-cell office:value-type="float" office:value="-3.78014" calcext:value-type="float">
            <text:p>-3.78014</text:p>
          </table:table-cell>
          <table:table-cell office:value-type="float" office:value="0.285854" calcext:value-type="float">
            <text:p>0.285854</text:p>
          </table:table-cell>
          <table:table-cell office:value-type="float" office:value="1.98676" calcext:value-type="float">
            <text:p>1.98676</text:p>
          </table:table-cell>
          <table:table-cell table:formula="of:=[.T101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.15" calcext:value-type="float">
            <text:p>10.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1.57735" calcext:value-type="float">
            <text:p>1.57735</text:p>
          </table:table-cell>
          <table:table-cell office:value-type="float" office:value="2.08945" calcext:value-type="float">
            <text:p>2.08945</text:p>
          </table:table-cell>
          <table:table-cell office:value-type="float" office:value="2.07221" calcext:value-type="float">
            <text:p>2.07221</text:p>
          </table:table-cell>
          <table:table-cell office:value-type="float" office:value="0.0604724" calcext:value-type="float">
            <text:p>0.0604724</text:p>
          </table:table-cell>
          <table:table-cell office:value-type="float" office:value="16.0489" calcext:value-type="float">
            <text:p>16.0489</text:p>
          </table:table-cell>
          <table:table-cell office:value-type="float" office:value="16.5381" calcext:value-type="float">
            <text:p>16.5381</text:p>
          </table:table-cell>
          <table:table-cell office:value-type="float" office:value="16.4497" calcext:value-type="float">
            <text:p>16.4497</text:p>
          </table:table-cell>
          <table:table-cell office:value-type="float" office:value="0.0850934" calcext:value-type="float">
            <text:p>0.0850934</text:p>
          </table:table-cell>
          <table:table-cell office:value-type="float" office:value="-3.05356" calcext:value-type="float">
            <text:p>-3.05356</text:p>
          </table:table-cell>
          <table:table-cell office:value-type="float" office:value="-3.26812" calcext:value-type="float">
            <text:p>-3.26812</text:p>
          </table:table-cell>
          <table:table-cell office:value-type="float" office:value="0.551789" calcext:value-type="float">
            <text:p>0.551789</text:p>
          </table:table-cell>
          <table:table-cell office:value-type="float" office:value="-3.86851" calcext:value-type="float">
            <text:p>-3.86851</text:p>
          </table:table-cell>
          <table:table-cell office:value-type="float" office:value="-3.88995" calcext:value-type="float">
            <text:p>-3.88995</text:p>
          </table:table-cell>
          <table:table-cell office:value-type="float" office:value="0.284453" calcext:value-type="float">
            <text:p>0.284453</text:p>
          </table:table-cell>
          <table:table-cell office:value-type="float" office:value="5.03907" calcext:value-type="float">
            <text:p>5.03907</text:p>
          </table:table-cell>
          <table:table-cell table:formula="of:=[.T102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.25" calcext:value-type="float">
            <text:p>10.2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1.74362" calcext:value-type="float">
            <text:p>1.74362</text:p>
          </table:table-cell>
          <table:table-cell office:value-type="float" office:value="1.77971" calcext:value-type="float">
            <text:p>1.77971</text:p>
          </table:table-cell>
          <table:table-cell office:value-type="float" office:value="1.75112" calcext:value-type="float">
            <text:p>1.75112</text:p>
          </table:table-cell>
          <table:table-cell office:value-type="float" office:value="0.0602336" calcext:value-type="float">
            <text:p>0.0602336</text:p>
          </table:table-cell>
          <table:table-cell office:value-type="float" office:value="16.2687" calcext:value-type="float">
            <text:p>16.2687</text:p>
          </table:table-cell>
          <table:table-cell office:value-type="float" office:value="16.1312" calcext:value-type="float">
            <text:p>16.1312</text:p>
          </table:table-cell>
          <table:table-cell office:value-type="float" office:value="16.0557" calcext:value-type="float">
            <text:p>16.0557</text:p>
          </table:table-cell>
          <table:table-cell office:value-type="float" office:value="0.0849279" calcext:value-type="float">
            <text:p>0.0849279</text:p>
          </table:table-cell>
          <table:table-cell office:value-type="float" office:value="-2.91638" calcext:value-type="float">
            <text:p>-2.91638</text:p>
          </table:table-cell>
          <table:table-cell office:value-type="float" office:value="-3.15656" calcext:value-type="float">
            <text:p>-3.15656</text:p>
          </table:table-cell>
          <table:table-cell office:value-type="float" office:value="0.549624" calcext:value-type="float">
            <text:p>0.549624</text:p>
          </table:table-cell>
          <table:table-cell office:value-type="float" office:value="-3.96918" calcext:value-type="float">
            <text:p>-3.96918</text:p>
          </table:table-cell>
          <table:table-cell office:value-type="float" office:value="-3.99261" calcext:value-type="float">
            <text:p>-3.99261</text:p>
          </table:table-cell>
          <table:table-cell office:value-type="float" office:value="0.283084" calcext:value-type="float">
            <text:p>0.283084</text:p>
          </table:table-cell>
          <table:table-cell office:value-type="float" office:value="1.15351" calcext:value-type="float">
            <text:p>1.15351</text:p>
          </table:table-cell>
          <table:table-cell table:formula="of:=[.T103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0.35" calcext:value-type="float">
            <text:p>10.3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1.6097" calcext:value-type="float">
            <text:p>1.6097</text:p>
          </table:table-cell>
          <table:table-cell office:value-type="float" office:value="1.44875" calcext:value-type="float">
            <text:p>1.44875</text:p>
          </table:table-cell>
          <table:table-cell office:value-type="float" office:value="1.44111" calcext:value-type="float">
            <text:p>1.44111</text:p>
          </table:table-cell>
          <table:table-cell office:value-type="float" office:value="0.0599561" calcext:value-type="float">
            <text:p>0.0599561</text:p>
          </table:table-cell>
          <table:table-cell office:value-type="float" office:value="15.5526" calcext:value-type="float">
            <text:p>15.5526</text:p>
          </table:table-cell>
          <table:table-cell office:value-type="float" office:value="15.7327" calcext:value-type="float">
            <text:p>15.7327</text:p>
          </table:table-cell>
          <table:table-cell office:value-type="float" office:value="15.6517" calcext:value-type="float">
            <text:p>15.6517</text:p>
          </table:table-cell>
          <table:table-cell office:value-type="float" office:value="0.0850258" calcext:value-type="float">
            <text:p>0.0850258</text:p>
          </table:table-cell>
          <table:table-cell office:value-type="float" office:value="-2.83393" calcext:value-type="float">
            <text:p>-2.83393</text:p>
          </table:table-cell>
          <table:table-cell office:value-type="float" office:value="-3.04644" calcext:value-type="float">
            <text:p>-3.04644</text:p>
          </table:table-cell>
          <table:table-cell office:value-type="float" office:value="0.547265" calcext:value-type="float">
            <text:p>0.547265</text:p>
          </table:table-cell>
          <table:table-cell office:value-type="float" office:value="-4.11242" calcext:value-type="float">
            <text:p>-4.11242</text:p>
          </table:table-cell>
          <table:table-cell office:value-type="float" office:value="-4.08832" calcext:value-type="float">
            <text:p>-4.08832</text:p>
          </table:table-cell>
          <table:table-cell office:value-type="float" office:value="0.281763" calcext:value-type="float">
            <text:p>0.281763</text:p>
          </table:table-cell>
          <table:table-cell office:value-type="float" office:value="1.88368" calcext:value-type="float">
            <text:p>1.88368</text:p>
          </table:table-cell>
          <table:table-cell table:formula="of:=[.T104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.45" calcext:value-type="float">
            <text:p>10.4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0.828993" calcext:value-type="float">
            <text:p>0.828993</text:p>
          </table:table-cell>
          <table:table-cell office:value-type="float" office:value="1.12425" calcext:value-type="float">
            <text:p>1.12425</text:p>
          </table:table-cell>
          <table:table-cell office:value-type="float" office:value="1.14201" calcext:value-type="float">
            <text:p>1.14201</text:p>
          </table:table-cell>
          <table:table-cell office:value-type="float" office:value="0.0596891" calcext:value-type="float">
            <text:p>0.0596891</text:p>
          </table:table-cell>
          <table:table-cell office:value-type="float" office:value="15.528" calcext:value-type="float">
            <text:p>15.528</text:p>
          </table:table-cell>
          <table:table-cell office:value-type="float" office:value="15.3217" calcext:value-type="float">
            <text:p>15.3217</text:p>
          </table:table-cell>
          <table:table-cell office:value-type="float" office:value="15.2386" calcext:value-type="float">
            <text:p>15.2386</text:p>
          </table:table-cell>
          <table:table-cell office:value-type="float" office:value="0.0849472" calcext:value-type="float">
            <text:p>0.0849472</text:p>
          </table:table-cell>
          <table:table-cell office:value-type="float" office:value="-2.76646" calcext:value-type="float">
            <text:p>-2.76646</text:p>
          </table:table-cell>
          <table:table-cell office:value-type="float" office:value="-2.93825" calcext:value-type="float">
            <text:p>-2.93825</text:p>
          </table:table-cell>
          <table:table-cell office:value-type="float" office:value="0.54493" calcext:value-type="float">
            <text:p>0.54493</text:p>
          </table:table-cell>
          <table:table-cell office:value-type="float" office:value="-4.1902" calcext:value-type="float">
            <text:p>-4.1902</text:p>
          </table:table-cell>
          <table:table-cell office:value-type="float" office:value="-4.1773" calcext:value-type="float">
            <text:p>-4.1773</text:p>
          </table:table-cell>
          <table:table-cell office:value-type="float" office:value="0.280436" calcext:value-type="float">
            <text:p>0.280436</text:p>
          </table:table-cell>
          <table:table-cell office:value-type="float" office:value="1.04301" calcext:value-type="float">
            <text:p>1.04301</text:p>
          </table:table-cell>
          <table:table-cell table:formula="of:=[.T105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.55" calcext:value-type="float">
            <text:p>10.5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1.03147" calcext:value-type="float">
            <text:p>1.03147</text:p>
          </table:table-cell>
          <table:table-cell office:value-type="float" office:value="0.774125" calcext:value-type="float">
            <text:p>0.774125</text:p>
          </table:table-cell>
          <table:table-cell office:value-type="float" office:value="0.853604" calcext:value-type="float">
            <text:p>0.853604</text:p>
          </table:table-cell>
          <table:table-cell office:value-type="float" office:value="0.0599083" calcext:value-type="float">
            <text:p>0.0599083</text:p>
          </table:table-cell>
          <table:table-cell office:value-type="float" office:value="15.2134" calcext:value-type="float">
            <text:p>15.2134</text:p>
          </table:table-cell>
          <table:table-cell office:value-type="float" office:value="14.9215" calcext:value-type="float">
            <text:p>14.9215</text:p>
          </table:table-cell>
          <table:table-cell office:value-type="float" office:value="14.8169" calcext:value-type="float">
            <text:p>14.8169</text:p>
          </table:table-cell>
          <table:table-cell office:value-type="float" office:value="0.0850061" calcext:value-type="float">
            <text:p>0.0850061</text:p>
          </table:table-cell>
          <table:table-cell office:value-type="float" office:value="-2.77648" calcext:value-type="float">
            <text:p>-2.77648</text:p>
          </table:table-cell>
          <table:table-cell office:value-type="float" office:value="-2.83246" calcext:value-type="float">
            <text:p>-2.83246</text:p>
          </table:table-cell>
          <table:table-cell office:value-type="float" office:value="0.542385" calcext:value-type="float">
            <text:p>0.542385</text:p>
          </table:table-cell>
          <table:table-cell office:value-type="float" office:value="-4.20293" calcext:value-type="float">
            <text:p>-4.20293</text:p>
          </table:table-cell>
          <table:table-cell office:value-type="float" office:value="-4.25977" calcext:value-type="float">
            <text:p>-4.25977</text:p>
          </table:table-cell>
          <table:table-cell office:value-type="float" office:value="0.279141" calcext:value-type="float">
            <text:p>0.279141</text:p>
          </table:table-cell>
          <table:table-cell office:value-type="float" office:value="2.63043" calcext:value-type="float">
            <text:p>2.63043</text:p>
          </table:table-cell>
          <table:table-cell table:formula="of:=[.T106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.65" calcext:value-type="float">
            <text:p>10.6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0.722177" calcext:value-type="float">
            <text:p>0.722177</text:p>
          </table:table-cell>
          <table:table-cell office:value-type="float" office:value="0.551499" calcext:value-type="float">
            <text:p>0.551499</text:p>
          </table:table-cell>
          <table:table-cell office:value-type="float" office:value="0.575628" calcext:value-type="float">
            <text:p>0.575628</text:p>
          </table:table-cell>
          <table:table-cell office:value-type="float" office:value="0.0597406" calcext:value-type="float">
            <text:p>0.0597406</text:p>
          </table:table-cell>
          <table:table-cell office:value-type="float" office:value="14.2445" calcext:value-type="float">
            <text:p>14.2445</text:p>
          </table:table-cell>
          <table:table-cell office:value-type="float" office:value="14.4677" calcext:value-type="float">
            <text:p>14.4677</text:p>
          </table:table-cell>
          <table:table-cell office:value-type="float" office:value="14.3872" calcext:value-type="float">
            <text:p>14.3872</text:p>
          </table:table-cell>
          <table:table-cell office:value-type="float" office:value="0.0850841" calcext:value-type="float">
            <text:p>0.0850841</text:p>
          </table:table-cell>
          <table:table-cell office:value-type="float" office:value="-2.53223" calcext:value-type="float">
            <text:p>-2.53223</text:p>
          </table:table-cell>
          <table:table-cell office:value-type="float" office:value="-2.72952" calcext:value-type="float">
            <text:p>-2.72952</text:p>
          </table:table-cell>
          <table:table-cell office:value-type="float" office:value="0.540082" calcext:value-type="float">
            <text:p>0.540082</text:p>
          </table:table-cell>
          <table:table-cell office:value-type="float" office:value="-4.3687" calcext:value-type="float">
            <text:p>-4.3687</text:p>
          </table:table-cell>
          <table:table-cell office:value-type="float" office:value="-4.33598" calcext:value-type="float">
            <text:p>-4.33598</text:p>
          </table:table-cell>
          <table:table-cell office:value-type="float" office:value="0.277858" calcext:value-type="float">
            <text:p>0.277858</text:p>
          </table:table-cell>
          <table:table-cell office:value-type="float" office:value="1.6084" calcext:value-type="float">
            <text:p>1.6084</text:p>
          </table:table-cell>
          <table:table-cell table:formula="of:=[.T107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.75" calcext:value-type="float">
            <text:p>10.7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0.0328023" calcext:value-type="float">
            <text:p>-0.0328023</text:p>
          </table:table-cell>
          <table:table-cell office:value-type="float" office:value="0.257015" calcext:value-type="float">
            <text:p>0.257015</text:p>
          </table:table-cell>
          <table:table-cell office:value-type="float" office:value="0.307779" calcext:value-type="float">
            <text:p>0.307779</text:p>
          </table:table-cell>
          <table:table-cell office:value-type="float" office:value="0.0597096" calcext:value-type="float">
            <text:p>0.0597096</text:p>
          </table:table-cell>
          <table:table-cell office:value-type="float" office:value="13.9604" calcext:value-type="float">
            <text:p>13.9604</text:p>
          </table:table-cell>
          <table:table-cell office:value-type="float" office:value="13.9963" calcext:value-type="float">
            <text:p>13.9963</text:p>
          </table:table-cell>
          <table:table-cell office:value-type="float" office:value="13.9502" calcext:value-type="float">
            <text:p>13.9502</text:p>
          </table:table-cell>
          <table:table-cell office:value-type="float" office:value="0.0849064" calcext:value-type="float">
            <text:p>0.0849064</text:p>
          </table:table-cell>
          <table:table-cell office:value-type="float" office:value="-2.43587" calcext:value-type="float">
            <text:p>-2.43587</text:p>
          </table:table-cell>
          <table:table-cell office:value-type="float" office:value="-2.62984" calcext:value-type="float">
            <text:p>-2.62984</text:p>
          </table:table-cell>
          <table:table-cell office:value-type="float" office:value="0.537816" calcext:value-type="float">
            <text:p>0.537816</text:p>
          </table:table-cell>
          <table:table-cell office:value-type="float" office:value="-4.54946" calcext:value-type="float">
            <text:p>-4.54946</text:p>
          </table:table-cell>
          <table:table-cell office:value-type="float" office:value="-4.40617" calcext:value-type="float">
            <text:p>-4.40617</text:p>
          </table:table-cell>
          <table:table-cell office:value-type="float" office:value="0.276753" calcext:value-type="float">
            <text:p>0.276753</text:p>
          </table:table-cell>
          <table:table-cell office:value-type="float" office:value="3.17789" calcext:value-type="float">
            <text:p>3.17789</text:p>
          </table:table-cell>
          <table:table-cell table:formula="of:=[.T108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.85" calcext:value-type="float">
            <text:p>10.8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0.0524412" calcext:value-type="float">
            <text:p>0.0524412</text:p>
          </table:table-cell>
          <table:table-cell office:value-type="float" office:value="0.126141" calcext:value-type="float">
            <text:p>0.126141</text:p>
          </table:table-cell>
          <table:table-cell office:value-type="float" office:value="0.0497099" calcext:value-type="float">
            <text:p>0.0497099</text:p>
          </table:table-cell>
          <table:table-cell office:value-type="float" office:value="0.0597668" calcext:value-type="float">
            <text:p>0.0597668</text:p>
          </table:table-cell>
          <table:table-cell office:value-type="float" office:value="13.6377" calcext:value-type="float">
            <text:p>13.6377</text:p>
          </table:table-cell>
          <table:table-cell office:value-type="float" office:value="13.5069" calcext:value-type="float">
            <text:p>13.5069</text:p>
          </table:table-cell>
          <table:table-cell office:value-type="float" office:value="13.5065" calcext:value-type="float">
            <text:p>13.5065</text:p>
          </table:table-cell>
          <table:table-cell office:value-type="float" office:value="0.0845267" calcext:value-type="float">
            <text:p>0.0845267</text:p>
          </table:table-cell>
          <table:table-cell office:value-type="float" office:value="-2.05492" calcext:value-type="float">
            <text:p>-2.05492</text:p>
          </table:table-cell>
          <table:table-cell office:value-type="float" office:value="-2.53381" calcext:value-type="float">
            <text:p>-2.53381</text:p>
          </table:table-cell>
          <table:table-cell office:value-type="float" office:value="0.53707" calcext:value-type="float">
            <text:p>0.53707</text:p>
          </table:table-cell>
          <table:table-cell office:value-type="float" office:value="-4.71048" calcext:value-type="float">
            <text:p>-4.71048</text:p>
          </table:table-cell>
          <table:table-cell office:value-type="float" office:value="-4.47061" calcext:value-type="float">
            <text:p>-4.47061</text:p>
          </table:table-cell>
          <table:table-cell office:value-type="float" office:value="0.276237" calcext:value-type="float">
            <text:p>0.276237</text:p>
          </table:table-cell>
          <table:table-cell office:value-type="float" office:value="1.14009" calcext:value-type="float">
            <text:p>1.14009</text:p>
          </table:table-cell>
          <table:table-cell table:formula="of:=[.T109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.95" calcext:value-type="float">
            <text:p>10.9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0.275043" calcext:value-type="float">
            <text:p>-0.275043</text:p>
          </table:table-cell>
          <table:table-cell office:value-type="float" office:value="-0.152067" calcext:value-type="float">
            <text:p>-0.152067</text:p>
          </table:table-cell>
          <table:table-cell office:value-type="float" office:value="-0.198962" calcext:value-type="float">
            <text:p>-0.198962</text:p>
          </table:table-cell>
          <table:table-cell office:value-type="float" office:value="0.059638" calcext:value-type="float">
            <text:p>0.059638</text:p>
          </table:table-cell>
          <table:table-cell office:value-type="float" office:value="13.1456" calcext:value-type="float">
            <text:p>13.1456</text:p>
          </table:table-cell>
          <table:table-cell office:value-type="float" office:value="13.0575" calcext:value-type="float">
            <text:p>13.0575</text:p>
          </table:table-cell>
          <table:table-cell office:value-type="float" office:value="13.0566" calcext:value-type="float">
            <text:p>13.0566</text:p>
          </table:table-cell>
          <table:table-cell office:value-type="float" office:value="0.0841424" calcext:value-type="float">
            <text:p>0.0841424</text:p>
          </table:table-cell>
          <table:table-cell office:value-type="float" office:value="-2.0363" calcext:value-type="float">
            <text:p>-2.0363</text:p>
          </table:table-cell>
          <table:table-cell office:value-type="float" office:value="-2.44179" calcext:value-type="float">
            <text:p>-2.44179</text:p>
          </table:table-cell>
          <table:table-cell office:value-type="float" office:value="0.536012" calcext:value-type="float">
            <text:p>0.536012</text:p>
          </table:table-cell>
          <table:table-cell office:value-type="float" office:value="-4.7264" calcext:value-type="float">
            <text:p>-4.7264</text:p>
          </table:table-cell>
          <table:table-cell office:value-type="float" office:value="-4.52955" calcext:value-type="float">
            <text:p>-4.52955</text:p>
          </table:table-cell>
          <table:table-cell office:value-type="float" office:value="0.27578" calcext:value-type="float">
            <text:p>0.27578</text:p>
          </table:table-cell>
          <table:table-cell office:value-type="float" office:value="1.00658" calcext:value-type="float">
            <text:p>1.00658</text:p>
          </table:table-cell>
          <table:table-cell table:formula="of:=[.T110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1.05" calcext:value-type="float">
            <text:p>11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0.684792" calcext:value-type="float">
            <text:p>-0.684792</text:p>
          </table:table-cell>
          <table:table-cell office:value-type="float" office:value="-0.283768" calcext:value-type="float">
            <text:p>-0.283768</text:p>
          </table:table-cell>
          <table:table-cell office:value-type="float" office:value="-0.438654" calcext:value-type="float">
            <text:p>-0.438654</text:p>
          </table:table-cell>
          <table:table-cell office:value-type="float" office:value="0.0611305" calcext:value-type="float">
            <text:p>0.0611305</text:p>
          </table:table-cell>
          <table:table-cell office:value-type="float" office:value="12.3563" calcext:value-type="float">
            <text:p>12.3563</text:p>
          </table:table-cell>
          <table:table-cell office:value-type="float" office:value="12.6049" calcext:value-type="float">
            <text:p>12.6049</text:p>
          </table:table-cell>
          <table:table-cell office:value-type="float" office:value="12.6011" calcext:value-type="float">
            <text:p>12.6011</text:p>
          </table:table-cell>
          <table:table-cell office:value-type="float" office:value="0.083763" calcext:value-type="float">
            <text:p>0.083763</text:p>
          </table:table-cell>
          <table:table-cell office:value-type="float" office:value="-1.76439" calcext:value-type="float">
            <text:p>-1.76439</text:p>
          </table:table-cell>
          <table:table-cell office:value-type="float" office:value="-2.35412" calcext:value-type="float">
            <text:p>-2.35412</text:p>
          </table:table-cell>
          <table:table-cell office:value-type="float" office:value="0.536626" calcext:value-type="float">
            <text:p>0.536626</text:p>
          </table:table-cell>
          <table:table-cell office:value-type="float" office:value="-4.72765" calcext:value-type="float">
            <text:p>-4.72765</text:p>
          </table:table-cell>
          <table:table-cell office:value-type="float" office:value="-4.58326" calcext:value-type="float">
            <text:p>-4.58326</text:p>
          </table:table-cell>
          <table:table-cell office:value-type="float" office:value="0.275011" calcext:value-type="float">
            <text:p>0.275011</text:p>
          </table:table-cell>
          <table:table-cell office:value-type="float" office:value="3.48017" calcext:value-type="float">
            <text:p>3.48017</text:p>
          </table:table-cell>
          <table:table-cell table:formula="of:=[.T111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.15" calcext:value-type="float">
            <text:p>11.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0.972122" calcext:value-type="float">
            <text:p>-0.972122</text:p>
          </table:table-cell>
          <table:table-cell office:value-type="float" office:value="-0.519975" calcext:value-type="float">
            <text:p>-0.519975</text:p>
          </table:table-cell>
          <table:table-cell office:value-type="float" office:value="-0.669818" calcext:value-type="float">
            <text:p>-0.669818</text:p>
          </table:table-cell>
          <table:table-cell office:value-type="float" office:value="0.0625362" calcext:value-type="float">
            <text:p>0.0625362</text:p>
          </table:table-cell>
          <table:table-cell office:value-type="float" office:value="12.5207" calcext:value-type="float">
            <text:p>12.5207</text:p>
          </table:table-cell>
          <table:table-cell office:value-type="float" office:value="12.1591" calcext:value-type="float">
            <text:p>12.1591</text:p>
          </table:table-cell>
          <table:table-cell office:value-type="float" office:value="12.1404" calcext:value-type="float">
            <text:p>12.1404</text:p>
          </table:table-cell>
          <table:table-cell office:value-type="float" office:value="0.0833977" calcext:value-type="float">
            <text:p>0.0833977</text:p>
          </table:table-cell>
          <table:table-cell office:value-type="float" office:value="-1.73865" calcext:value-type="float">
            <text:p>-1.73865</text:p>
          </table:table-cell>
          <table:table-cell office:value-type="float" office:value="-2.27111" calcext:value-type="float">
            <text:p>-2.27111</text:p>
          </table:table-cell>
          <table:table-cell office:value-type="float" office:value="0.536784" calcext:value-type="float">
            <text:p>0.536784</text:p>
          </table:table-cell>
          <table:table-cell office:value-type="float" office:value="-4.7242" calcext:value-type="float">
            <text:p>-4.7242</text:p>
          </table:table-cell>
          <table:table-cell office:value-type="float" office:value="-4.63198" calcext:value-type="float">
            <text:p>-4.63198</text:p>
          </table:table-cell>
          <table:table-cell office:value-type="float" office:value="0.274034" calcext:value-type="float">
            <text:p>0.274034</text:p>
          </table:table-cell>
          <table:table-cell office:value-type="float" office:value="3.89786" calcext:value-type="float">
            <text:p>3.89786</text:p>
          </table:table-cell>
          <table:table-cell table:formula="of:=[.T112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1.25" calcext:value-type="float">
            <text:p>11.2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1.26757" calcext:value-type="float">
            <text:p>-1.26757</text:p>
          </table:table-cell>
          <table:table-cell office:value-type="float" office:value="-0.720676" calcext:value-type="float">
            <text:p>-0.720676</text:p>
          </table:table-cell>
          <table:table-cell office:value-type="float" office:value="-0.892931" calcext:value-type="float">
            <text:p>-0.892931</text:p>
          </table:table-cell>
          <table:table-cell office:value-type="float" office:value="0.0644577" calcext:value-type="float">
            <text:p>0.0644577</text:p>
          </table:table-cell>
          <table:table-cell office:value-type="float" office:value="11.6495" calcext:value-type="float">
            <text:p>11.6495</text:p>
          </table:table-cell>
          <table:table-cell office:value-type="float" office:value="11.7105" calcext:value-type="float">
            <text:p>11.7105</text:p>
          </table:table-cell>
          <table:table-cell office:value-type="float" office:value="11.6751" calcext:value-type="float">
            <text:p>11.6751</text:p>
          </table:table-cell>
          <table:table-cell office:value-type="float" office:value="0.0830859" calcext:value-type="float">
            <text:p>0.0830859</text:p>
          </table:table-cell>
          <table:table-cell office:value-type="float" office:value="-1.664" calcext:value-type="float">
            <text:p>-1.664</text:p>
          </table:table-cell>
          <table:table-cell office:value-type="float" office:value="-2.19304" calcext:value-type="float">
            <text:p>-2.19304</text:p>
          </table:table-cell>
          <table:table-cell office:value-type="float" office:value="0.536934" calcext:value-type="float">
            <text:p>0.536934</text:p>
          </table:table-cell>
          <table:table-cell office:value-type="float" office:value="-4.72756" calcext:value-type="float">
            <text:p>-4.72756</text:p>
          </table:table-cell>
          <table:table-cell office:value-type="float" office:value="-4.67598" calcext:value-type="float">
            <text:p>-4.67598</text:p>
          </table:table-cell>
          <table:table-cell office:value-type="float" office:value="0.272889" calcext:value-type="float">
            <text:p>0.272889</text:p>
          </table:table-cell>
          <table:table-cell office:value-type="float" office:value="2.94772" calcext:value-type="float">
            <text:p>2.94772</text:p>
          </table:table-cell>
          <table:table-cell table:formula="of:=[.T113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1.35" calcext:value-type="float">
            <text:p>11.3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0.891441" calcext:value-type="float">
            <text:p>-0.891441</text:p>
          </table:table-cell>
          <table:table-cell office:value-type="float" office:value="-1.00713" calcext:value-type="float">
            <text:p>-1.00713</text:p>
          </table:table-cell>
          <table:table-cell office:value-type="float" office:value="-1.1085" calcext:value-type="float">
            <text:p>-1.1085</text:p>
          </table:table-cell>
          <table:table-cell office:value-type="float" office:value="0.0648254" calcext:value-type="float">
            <text:p>0.0648254</text:p>
          </table:table-cell>
          <table:table-cell office:value-type="float" office:value="10.959" calcext:value-type="float">
            <text:p>10.959</text:p>
          </table:table-cell>
          <table:table-cell office:value-type="float" office:value="11.2408" calcext:value-type="float">
            <text:p>11.2408</text:p>
          </table:table-cell>
          <table:table-cell office:value-type="float" office:value="11.2057" calcext:value-type="float">
            <text:p>11.2057</text:p>
          </table:table-cell>
          <table:table-cell office:value-type="float" office:value="0.0827708" calcext:value-type="float">
            <text:p>0.0827708</text:p>
          </table:table-cell>
          <table:table-cell office:value-type="float" office:value="-1.78318" calcext:value-type="float">
            <text:p>-1.78318</text:p>
          </table:table-cell>
          <table:table-cell office:value-type="float" office:value="-2.12017" calcext:value-type="float">
            <text:p>-2.12017</text:p>
          </table:table-cell>
          <table:table-cell office:value-type="float" office:value="0.535553" calcext:value-type="float">
            <text:p>0.535553</text:p>
          </table:table-cell>
          <table:table-cell office:value-type="float" office:value="-4.70819" calcext:value-type="float">
            <text:p>-4.70819</text:p>
          </table:table-cell>
          <table:table-cell office:value-type="float" office:value="-4.71549" calcext:value-type="float">
            <text:p>-4.71549</text:p>
          </table:table-cell>
          <table:table-cell office:value-type="float" office:value="0.271716" calcext:value-type="float">
            <text:p>0.271716</text:p>
          </table:table-cell>
          <table:table-cell office:value-type="float" office:value="3.27811" calcext:value-type="float">
            <text:p>3.27811</text:p>
          </table:table-cell>
          <table:table-cell table:formula="of:=[.T114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1.45" calcext:value-type="float">
            <text:p>11.4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1.29894" calcext:value-type="float">
            <text:p>-1.29894</text:p>
          </table:table-cell>
          <table:table-cell office:value-type="float" office:value="-1.26202" calcext:value-type="float">
            <text:p>-1.26202</text:p>
          </table:table-cell>
          <table:table-cell office:value-type="float" office:value="-1.31706" calcext:value-type="float">
            <text:p>-1.31706</text:p>
          </table:table-cell>
          <table:table-cell office:value-type="float" office:value="0.0646842" calcext:value-type="float">
            <text:p>0.0646842</text:p>
          </table:table-cell>
          <table:table-cell office:value-type="float" office:value="10.9012" calcext:value-type="float">
            <text:p>10.9012</text:p>
          </table:table-cell>
          <table:table-cell office:value-type="float" office:value="10.7684" calcext:value-type="float">
            <text:p>10.7684</text:p>
          </table:table-cell>
          <table:table-cell office:value-type="float" office:value="10.7324" calcext:value-type="float">
            <text:p>10.7324</text:p>
          </table:table-cell>
          <table:table-cell office:value-type="float" office:value="0.0824925" calcext:value-type="float">
            <text:p>0.0824925</text:p>
          </table:table-cell>
          <table:table-cell office:value-type="float" office:value="-1.81075" calcext:value-type="float">
            <text:p>-1.81075</text:p>
          </table:table-cell>
          <table:table-cell office:value-type="float" office:value="-2.05273" calcext:value-type="float">
            <text:p>-2.05273</text:p>
          </table:table-cell>
          <table:table-cell office:value-type="float" office:value="0.533601" calcext:value-type="float">
            <text:p>0.533601</text:p>
          </table:table-cell>
          <table:table-cell office:value-type="float" office:value="-4.77064" calcext:value-type="float">
            <text:p>-4.77064</text:p>
          </table:table-cell>
          <table:table-cell office:value-type="float" office:value="-4.75075" calcext:value-type="float">
            <text:p>-4.75075</text:p>
          </table:table-cell>
          <table:table-cell office:value-type="float" office:value="0.27054" calcext:value-type="float">
            <text:p>0.27054</text:p>
          </table:table-cell>
          <table:table-cell office:value-type="float" office:value="0.969934" calcext:value-type="float">
            <text:p>0.969934</text:p>
          </table:table-cell>
          <table:table-cell table:formula="of:=[.T115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1.55" calcext:value-type="float">
            <text:p>11.5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1.59293" calcext:value-type="float">
            <text:p>-1.59293</text:p>
          </table:table-cell>
          <table:table-cell office:value-type="float" office:value="-1.479" calcext:value-type="float">
            <text:p>-1.479</text:p>
          </table:table-cell>
          <table:table-cell office:value-type="float" office:value="-1.51917" calcext:value-type="float">
            <text:p>-1.51917</text:p>
          </table:table-cell>
          <table:table-cell office:value-type="float" office:value="0.0644841" calcext:value-type="float">
            <text:p>0.0644841</text:p>
          </table:table-cell>
          <table:table-cell office:value-type="float" office:value="10.0212" calcext:value-type="float">
            <text:p>10.0212</text:p>
          </table:table-cell>
          <table:table-cell office:value-type="float" office:value="10.2541" calcext:value-type="float">
            <text:p>10.2541</text:p>
          </table:table-cell>
          <table:table-cell office:value-type="float" office:value="10.2559" calcext:value-type="float">
            <text:p>10.2559</text:p>
          </table:table-cell>
          <table:table-cell office:value-type="float" office:value="0.0821466" calcext:value-type="float">
            <text:p>0.0821466</text:p>
          </table:table-cell>
          <table:table-cell office:value-type="float" office:value="-1.762" calcext:value-type="float">
            <text:p>-1.762</text:p>
          </table:table-cell>
          <table:table-cell office:value-type="float" office:value="-1.99093" calcext:value-type="float">
            <text:p>-1.99093</text:p>
          </table:table-cell>
          <table:table-cell office:value-type="float" office:value="0.531649" calcext:value-type="float">
            <text:p>0.531649</text:p>
          </table:table-cell>
          <table:table-cell office:value-type="float" office:value="-4.87492" calcext:value-type="float">
            <text:p>-4.87492</text:p>
          </table:table-cell>
          <table:table-cell office:value-type="float" office:value="-4.78198" calcext:value-type="float">
            <text:p>-4.78198</text:p>
          </table:table-cell>
          <table:table-cell office:value-type="float" office:value="0.269452" calcext:value-type="float">
            <text:p>0.269452</text:p>
          </table:table-cell>
          <table:table-cell office:value-type="float" office:value="1.29773" calcext:value-type="float">
            <text:p>1.29773</text:p>
          </table:table-cell>
          <table:table-cell table:formula="of:=[.T116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1.65" calcext:value-type="float">
            <text:p>11.6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1.59702" calcext:value-type="float">
            <text:p>-1.59702</text:p>
          </table:table-cell>
          <table:table-cell office:value-type="float" office:value="-1.66818" calcext:value-type="float">
            <text:p>-1.66818</text:p>
          </table:table-cell>
          <table:table-cell office:value-type="float" office:value="-1.71539" calcext:value-type="float">
            <text:p>-1.71539</text:p>
          </table:table-cell>
          <table:table-cell office:value-type="float" office:value="0.0643294" calcext:value-type="float">
            <text:p>0.0643294</text:p>
          </table:table-cell>
          <table:table-cell office:value-type="float" office:value="9.96554" calcext:value-type="float">
            <text:p>9.96554</text:p>
          </table:table-cell>
          <table:table-cell office:value-type="float" office:value="9.81303" calcext:value-type="float">
            <text:p>9.81303</text:p>
          </table:table-cell>
          <table:table-cell office:value-type="float" office:value="9.77637" calcext:value-type="float">
            <text:p>9.77637</text:p>
          </table:table-cell>
          <table:table-cell office:value-type="float" office:value="0.0818475" calcext:value-type="float">
            <text:p>0.0818475</text:p>
          </table:table-cell>
          <table:table-cell office:value-type="float" office:value="-1.70706" calcext:value-type="float">
            <text:p>-1.70706</text:p>
          </table:table-cell>
          <table:table-cell office:value-type="float" office:value="-1.93498" calcext:value-type="float">
            <text:p>-1.93498</text:p>
          </table:table-cell>
          <table:table-cell office:value-type="float" office:value="0.529773" calcext:value-type="float">
            <text:p>0.529773</text:p>
          </table:table-cell>
          <table:table-cell office:value-type="float" office:value="-4.83649" calcext:value-type="float">
            <text:p>-4.83649</text:p>
          </table:table-cell>
          <table:table-cell office:value-type="float" office:value="-4.80939" calcext:value-type="float">
            <text:p>-4.80939</text:p>
          </table:table-cell>
          <table:table-cell office:value-type="float" office:value="0.268329" calcext:value-type="float">
            <text:p>0.268329</text:p>
          </table:table-cell>
          <table:table-cell office:value-type="float" office:value="0.578306" calcext:value-type="float">
            <text:p>0.578306</text:p>
          </table:table-cell>
          <table:table-cell table:formula="of:=[.T117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1.75" calcext:value-type="float">
            <text:p>11.7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2.27191" calcext:value-type="float">
            <text:p>-2.27191</text:p>
          </table:table-cell>
          <table:table-cell office:value-type="float" office:value="-1.85474" calcext:value-type="float">
            <text:p>-1.85474</text:p>
          </table:table-cell>
          <table:table-cell office:value-type="float" office:value="-1.90631" calcext:value-type="float">
            <text:p>-1.90631</text:p>
          </table:table-cell>
          <table:table-cell office:value-type="float" office:value="0.0642818" calcext:value-type="float">
            <text:p>0.0642818</text:p>
          </table:table-cell>
          <table:table-cell office:value-type="float" office:value="9.37316" calcext:value-type="float">
            <text:p>9.37316</text:p>
          </table:table-cell>
          <table:table-cell office:value-type="float" office:value="9.34137" calcext:value-type="float">
            <text:p>9.34137</text:p>
          </table:table-cell>
          <table:table-cell office:value-type="float" office:value="9.29431" calcext:value-type="float">
            <text:p>9.29431</text:p>
          </table:table-cell>
          <table:table-cell office:value-type="float" office:value="0.0816384" calcext:value-type="float">
            <text:p>0.0816384</text:p>
          </table:table-cell>
          <table:table-cell office:value-type="float" office:value="-1.64207" calcext:value-type="float">
            <text:p>-1.64207</text:p>
          </table:table-cell>
          <table:table-cell office:value-type="float" office:value="-1.88502" calcext:value-type="float">
            <text:p>-1.88502</text:p>
          </table:table-cell>
          <table:table-cell office:value-type="float" office:value="0.52803" calcext:value-type="float">
            <text:p>0.52803</text:p>
          </table:table-cell>
          <table:table-cell office:value-type="float" office:value="-4.87561" calcext:value-type="float">
            <text:p>-4.87561</text:p>
          </table:table-cell>
          <table:table-cell office:value-type="float" office:value="-4.83316" calcext:value-type="float">
            <text:p>-4.83316</text:p>
          </table:table-cell>
          <table:table-cell office:value-type="float" office:value="0.267204" calcext:value-type="float">
            <text:p>0.267204</text:p>
          </table:table-cell>
          <table:table-cell office:value-type="float" office:value="2.63711" calcext:value-type="float">
            <text:p>2.63711</text:p>
          </table:table-cell>
          <table:table-cell table:formula="of:=[.T118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1.85" calcext:value-type="float">
            <text:p>11.8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1.96565" calcext:value-type="float">
            <text:p>-1.96565</text:p>
          </table:table-cell>
          <table:table-cell office:value-type="float" office:value="-2.02366" calcext:value-type="float">
            <text:p>-2.02366</text:p>
          </table:table-cell>
          <table:table-cell office:value-type="float" office:value="-2.09256" calcext:value-type="float">
            <text:p>-2.09256</text:p>
          </table:table-cell>
          <table:table-cell office:value-type="float" office:value="0.0642915" calcext:value-type="float">
            <text:p>0.0642915</text:p>
          </table:table-cell>
          <table:table-cell office:value-type="float" office:value="9.13274" calcext:value-type="float">
            <text:p>9.13274</text:p>
          </table:table-cell>
          <table:table-cell office:value-type="float" office:value="8.82718" calcext:value-type="float">
            <text:p>8.82718</text:p>
          </table:table-cell>
          <table:table-cell office:value-type="float" office:value="8.81003" calcext:value-type="float">
            <text:p>8.81003</text:p>
          </table:table-cell>
          <table:table-cell office:value-type="float" office:value="0.0813023" calcext:value-type="float">
            <text:p>0.0813023</text:p>
          </table:table-cell>
          <table:table-cell office:value-type="float" office:value="-1.57193" calcext:value-type="float">
            <text:p>-1.57193</text:p>
          </table:table-cell>
          <table:table-cell office:value-type="float" office:value="-1.8412" calcext:value-type="float">
            <text:p>-1.8412</text:p>
          </table:table-cell>
          <table:table-cell office:value-type="float" office:value="0.526398" calcext:value-type="float">
            <text:p>0.526398</text:p>
          </table:table-cell>
          <table:table-cell office:value-type="float" office:value="-4.90906" calcext:value-type="float">
            <text:p>-4.90906</text:p>
          </table:table-cell>
          <table:table-cell office:value-type="float" office:value="-4.85347" calcext:value-type="float">
            <text:p>-4.85347</text:p>
          </table:table-cell>
          <table:table-cell office:value-type="float" office:value="0.266196" calcext:value-type="float">
            <text:p>0.266196</text:p>
          </table:table-cell>
          <table:table-cell office:value-type="float" office:value="1.90201" calcext:value-type="float">
            <text:p>1.90201</text:p>
          </table:table-cell>
          <table:table-cell table:formula="of:=[.T119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1.95" calcext:value-type="float">
            <text:p>11.9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2.65862" calcext:value-type="float">
            <text:p>-2.65862</text:p>
          </table:table-cell>
          <table:table-cell office:value-type="float" office:value="-2.24572" calcext:value-type="float">
            <text:p>-2.24572</text:p>
          </table:table-cell>
          <table:table-cell office:value-type="float" office:value="-2.27474" calcext:value-type="float">
            <text:p>-2.27474</text:p>
          </table:table-cell>
          <table:table-cell office:value-type="float" office:value="0.0641797" calcext:value-type="float">
            <text:p>0.0641797</text:p>
          </table:table-cell>
          <table:table-cell office:value-type="float" office:value="8.19477" calcext:value-type="float">
            <text:p>8.19477</text:p>
          </table:table-cell>
          <table:table-cell office:value-type="float" office:value="8.32283" calcext:value-type="float">
            <text:p>8.32283</text:p>
          </table:table-cell>
          <table:table-cell office:value-type="float" office:value="8.32388" calcext:value-type="float">
            <text:p>8.32388</text:p>
          </table:table-cell>
          <table:table-cell office:value-type="float" office:value="0.0809645" calcext:value-type="float">
            <text:p>0.0809645</text:p>
          </table:table-cell>
          <table:table-cell office:value-type="float" office:value="-1.61991" calcext:value-type="float">
            <text:p>-1.61991</text:p>
          </table:table-cell>
          <table:table-cell office:value-type="float" office:value="-1.80365" calcext:value-type="float">
            <text:p>-1.80365</text:p>
          </table:table-cell>
          <table:table-cell office:value-type="float" office:value="0.524597" calcext:value-type="float">
            <text:p>0.524597</text:p>
          </table:table-cell>
          <table:table-cell office:value-type="float" office:value="-4.94605" calcext:value-type="float">
            <text:p>-4.94605</text:p>
          </table:table-cell>
          <table:table-cell office:value-type="float" office:value="-4.87047" calcext:value-type="float">
            <text:p>-4.87047</text:p>
          </table:table-cell>
          <table:table-cell office:value-type="float" office:value="0.265167" calcext:value-type="float">
            <text:p>0.265167</text:p>
          </table:table-cell>
          <table:table-cell office:value-type="float" office:value="3.13506" calcext:value-type="float">
            <text:p>3.13506</text:p>
          </table:table-cell>
          <table:table-cell table:formula="of:=[.T120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2.05" calcext:value-type="float">
            <text:p>12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2.273" calcext:value-type="float">
            <text:p>-2.273</text:p>
          </table:table-cell>
          <table:table-cell office:value-type="float" office:value="-2.36338" calcext:value-type="float">
            <text:p>-2.36338</text:p>
          </table:table-cell>
          <table:table-cell office:value-type="float" office:value="-2.45348" calcext:value-type="float">
            <text:p>-2.45348</text:p>
          </table:table-cell>
          <table:table-cell office:value-type="float" office:value="0.0643189" calcext:value-type="float">
            <text:p>0.0643189</text:p>
          </table:table-cell>
          <table:table-cell office:value-type="float" office:value="8.52315" calcext:value-type="float">
            <text:p>8.52315</text:p>
          </table:table-cell>
          <table:table-cell office:value-type="float" office:value="7.87395" calcext:value-type="float">
            <text:p>7.87395</text:p>
          </table:table-cell>
          <table:table-cell office:value-type="float" office:value="7.83617" calcext:value-type="float">
            <text:p>7.83617</text:p>
          </table:table-cell>
          <table:table-cell office:value-type="float" office:value="0.0806674" calcext:value-type="float">
            <text:p>0.0806674</text:p>
          </table:table-cell>
          <table:table-cell office:value-type="float" office:value="-1.4746" calcext:value-type="float">
            <text:p>-1.4746</text:p>
          </table:table-cell>
          <table:table-cell office:value-type="float" office:value="-1.77248" calcext:value-type="float">
            <text:p>-1.77248</text:p>
          </table:table-cell>
          <table:table-cell office:value-type="float" office:value="0.52305" calcext:value-type="float">
            <text:p>0.52305</text:p>
          </table:table-cell>
          <table:table-cell office:value-type="float" office:value="-4.90182" calcext:value-type="float">
            <text:p>-4.90182</text:p>
          </table:table-cell>
          <table:table-cell office:value-type="float" office:value="-4.8843" calcext:value-type="float">
            <text:p>-4.8843</text:p>
          </table:table-cell>
          <table:table-cell office:value-type="float" office:value="0.264106" calcext:value-type="float">
            <text:p>0.264106</text:p>
          </table:table-cell>
          <table:table-cell office:value-type="float" office:value="5.48272" calcext:value-type="float">
            <text:p>5.48272</text:p>
          </table:table-cell>
          <table:table-cell table:formula="of:=[.T121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2.15" calcext:value-type="float">
            <text:p>12.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3.08256" calcext:value-type="float">
            <text:p>-3.08256</text:p>
          </table:table-cell>
          <table:table-cell office:value-type="float" office:value="-2.63312" calcext:value-type="float">
            <text:p>-2.63312</text:p>
          </table:table-cell>
          <table:table-cell office:value-type="float" office:value="-2.62944" calcext:value-type="float">
            <text:p>-2.62944</text:p>
          </table:table-cell>
          <table:table-cell office:value-type="float" office:value="0.0641943" calcext:value-type="float">
            <text:p>0.0641943</text:p>
          </table:table-cell>
          <table:table-cell office:value-type="float" office:value="7.38874" calcext:value-type="float">
            <text:p>7.38874</text:p>
          </table:table-cell>
          <table:table-cell office:value-type="float" office:value="7.38953" calcext:value-type="float">
            <text:p>7.38953</text:p>
          </table:table-cell>
          <table:table-cell office:value-type="float" office:value="7.34723" calcext:value-type="float">
            <text:p>7.34723</text:p>
          </table:table-cell>
          <table:table-cell office:value-type="float" office:value="0.0804063" calcext:value-type="float">
            <text:p>0.0804063</text:p>
          </table:table-cell>
          <table:table-cell office:value-type="float" office:value="-1.68027" calcext:value-type="float">
            <text:p>-1.68027</text:p>
          </table:table-cell>
          <table:table-cell office:value-type="float" office:value="-1.74777" calcext:value-type="float">
            <text:p>-1.74777</text:p>
          </table:table-cell>
          <table:table-cell office:value-type="float" office:value="0.521158" calcext:value-type="float">
            <text:p>0.521158</text:p>
          </table:table-cell>
          <table:table-cell office:value-type="float" office:value="-4.86561" calcext:value-type="float">
            <text:p>-4.86561</text:p>
          </table:table-cell>
          <table:table-cell office:value-type="float" office:value="-4.89507" calcext:value-type="float">
            <text:p>-4.89507</text:p>
          </table:table-cell>
          <table:table-cell office:value-type="float" office:value="0.263036" calcext:value-type="float">
            <text:p>0.263036</text:p>
          </table:table-cell>
          <table:table-cell office:value-type="float" office:value="6.42143" calcext:value-type="float">
            <text:p>6.42143</text:p>
          </table:table-cell>
          <table:table-cell table:formula="of:=[.T122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2.25" calcext:value-type="float">
            <text:p>12.2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2.79412" calcext:value-type="float">
            <text:p>-2.79412</text:p>
          </table:table-cell>
          <table:table-cell office:value-type="float" office:value="-2.80304" calcext:value-type="float">
            <text:p>-2.80304</text:p>
          </table:table-cell>
          <table:table-cell office:value-type="float" office:value="-2.80326" calcext:value-type="float">
            <text:p>-2.80326</text:p>
          </table:table-cell>
          <table:table-cell office:value-type="float" office:value="0.0639462" calcext:value-type="float">
            <text:p>0.0639462</text:p>
          </table:table-cell>
          <table:table-cell office:value-type="float" office:value="7.20818" calcext:value-type="float">
            <text:p>7.20818</text:p>
          </table:table-cell>
          <table:table-cell office:value-type="float" office:value="6.89847" calcext:value-type="float">
            <text:p>6.89847</text:p>
          </table:table-cell>
          <table:table-cell office:value-type="float" office:value="6.85734" calcext:value-type="float">
            <text:p>6.85734</text:p>
          </table:table-cell>
          <table:table-cell office:value-type="float" office:value="0.0801454" calcext:value-type="float">
            <text:p>0.0801454</text:p>
          </table:table-cell>
          <table:table-cell office:value-type="float" office:value="-1.62678" calcext:value-type="float">
            <text:p>-1.62678</text:p>
          </table:table-cell>
          <table:table-cell office:value-type="float" office:value="-1.72958" calcext:value-type="float">
            <text:p>-1.72958</text:p>
          </table:table-cell>
          <table:table-cell office:value-type="float" office:value="0.519083" calcext:value-type="float">
            <text:p>0.519083</text:p>
          </table:table-cell>
          <table:table-cell office:value-type="float" office:value="-4.89854" calcext:value-type="float">
            <text:p>-4.89854</text:p>
          </table:table-cell>
          <table:table-cell office:value-type="float" office:value="-4.90286" calcext:value-type="float">
            <text:p>-4.90286</text:p>
          </table:table-cell>
          <table:table-cell office:value-type="float" office:value="0.261965" calcext:value-type="float">
            <text:p>0.261965</text:p>
          </table:table-cell>
          <table:table-cell office:value-type="float" office:value="1.42523" calcext:value-type="float">
            <text:p>1.42523</text:p>
          </table:table-cell>
          <table:table-cell table:formula="of:=[.T123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2.35" calcext:value-type="float">
            <text:p>12.3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2.57673" calcext:value-type="float">
            <text:p>-2.57673</text:p>
          </table:table-cell>
          <table:table-cell office:value-type="float" office:value="-2.91675" calcext:value-type="float">
            <text:p>-2.91675</text:p>
          </table:table-cell>
          <table:table-cell office:value-type="float" office:value="-2.97559" calcext:value-type="float">
            <text:p>-2.97559</text:p>
          </table:table-cell>
          <table:table-cell office:value-type="float" office:value="0.063848" calcext:value-type="float">
            <text:p>0.063848</text:p>
          </table:table-cell>
          <table:table-cell office:value-type="float" office:value="6.36755" calcext:value-type="float">
            <text:p>6.36755</text:p>
          </table:table-cell>
          <table:table-cell office:value-type="float" office:value="6.46416" calcext:value-type="float">
            <text:p>6.46416</text:p>
          </table:table-cell>
          <table:table-cell office:value-type="float" office:value="6.36681" calcext:value-type="float">
            <text:p>6.36681</text:p>
          </table:table-cell>
          <table:table-cell office:value-type="float" office:value="0.0802043" calcext:value-type="float">
            <text:p>0.0802043</text:p>
          </table:table-cell>
          <table:table-cell office:value-type="float" office:value="-1.52813" calcext:value-type="float">
            <text:p>-1.52813</text:p>
          </table:table-cell>
          <table:table-cell office:value-type="float" office:value="-1.71797" calcext:value-type="float">
            <text:p>-1.71797</text:p>
          </table:table-cell>
          <table:table-cell office:value-type="float" office:value="0.517263" calcext:value-type="float">
            <text:p>0.517263</text:p>
          </table:table-cell>
          <table:table-cell office:value-type="float" office:value="-4.80256" calcext:value-type="float">
            <text:p>-4.80256</text:p>
          </table:table-cell>
          <table:table-cell office:value-type="float" office:value="-4.90774" calcext:value-type="float">
            <text:p>-4.90774</text:p>
          </table:table-cell>
          <table:table-cell office:value-type="float" office:value="0.261007" calcext:value-type="float">
            <text:p>0.261007</text:p>
          </table:table-cell>
          <table:table-cell office:value-type="float" office:value="4.26628" calcext:value-type="float">
            <text:p>4.26628</text:p>
          </table:table-cell>
          <table:table-cell table:formula="of:=[.T124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2.45" calcext:value-type="float">
            <text:p>12.4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3.50172" calcext:value-type="float">
            <text:p>-3.50172</text:p>
          </table:table-cell>
          <table:table-cell office:value-type="float" office:value="-3.08996" calcext:value-type="float">
            <text:p>-3.08996</text:p>
          </table:table-cell>
          <table:table-cell office:value-type="float" office:value="-3.14709" calcext:value-type="float">
            <text:p>-3.14709</text:p>
          </table:table-cell>
          <table:table-cell office:value-type="float" office:value="0.0639392" calcext:value-type="float">
            <text:p>0.0639392</text:p>
          </table:table-cell>
          <table:table-cell office:value-type="float" office:value="6.10796" calcext:value-type="float">
            <text:p>6.10796</text:p>
          </table:table-cell>
          <table:table-cell office:value-type="float" office:value="5.98045" calcext:value-type="float">
            <text:p>5.98045</text:p>
          </table:table-cell>
          <table:table-cell office:value-type="float" office:value="5.87592" calcext:value-type="float">
            <text:p>5.87592</text:p>
          </table:table-cell>
          <table:table-cell office:value-type="float" office:value="0.0804307" calcext:value-type="float">
            <text:p>0.0804307</text:p>
          </table:table-cell>
          <table:table-cell office:value-type="float" office:value="-1.52759" calcext:value-type="float">
            <text:p>-1.52759</text:p>
          </table:table-cell>
          <table:table-cell office:value-type="float" office:value="-1.71297" calcext:value-type="float">
            <text:p>-1.71297</text:p>
          </table:table-cell>
          <table:table-cell office:value-type="float" office:value="0.515561" calcext:value-type="float">
            <text:p>0.515561</text:p>
          </table:table-cell>
          <table:table-cell office:value-type="float" office:value="-4.82493" calcext:value-type="float">
            <text:p>-4.82493</text:p>
          </table:table-cell>
          <table:table-cell office:value-type="float" office:value="-4.90976" calcext:value-type="float">
            <text:p>-4.90976</text:p>
          </table:table-cell>
          <table:table-cell office:value-type="float" office:value="0.260099" calcext:value-type="float">
            <text:p>0.260099</text:p>
          </table:table-cell>
          <table:table-cell office:value-type="float" office:value="3.52593" calcext:value-type="float">
            <text:p>3.52593</text:p>
          </table:table-cell>
          <table:table-cell table:formula="of:=[.T125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2.55" calcext:value-type="float">
            <text:p>12.5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3.19736" calcext:value-type="float">
            <text:p>-3.19736</text:p>
          </table:table-cell>
          <table:table-cell office:value-type="float" office:value="-3.28051" calcext:value-type="float">
            <text:p>-3.28051</text:p>
          </table:table-cell>
          <table:table-cell office:value-type="float" office:value="-3.31843" calcext:value-type="float">
            <text:p>-3.31843</text:p>
          </table:table-cell>
          <table:table-cell office:value-type="float" office:value="0.0638455" calcext:value-type="float">
            <text:p>0.0638455</text:p>
          </table:table-cell>
          <table:table-cell office:value-type="float" office:value="5.19093" calcext:value-type="float">
            <text:p>5.19093</text:p>
          </table:table-cell>
          <table:table-cell office:value-type="float" office:value="5.46076" calcext:value-type="float">
            <text:p>5.46076</text:p>
          </table:table-cell>
          <table:table-cell office:value-type="float" office:value="5.38496" calcext:value-type="float">
            <text:p>5.38496</text:p>
          </table:table-cell>
          <table:table-cell office:value-type="float" office:value="0.0803991" calcext:value-type="float">
            <text:p>0.0803991</text:p>
          </table:table-cell>
          <table:table-cell office:value-type="float" office:value="-1.5994" calcext:value-type="float">
            <text:p>-1.5994</text:p>
          </table:table-cell>
          <table:table-cell office:value-type="float" office:value="-1.71458" calcext:value-type="float">
            <text:p>-1.71458</text:p>
          </table:table-cell>
          <table:table-cell office:value-type="float" office:value="0.513712" calcext:value-type="float">
            <text:p>0.513712</text:p>
          </table:table-cell>
          <table:table-cell office:value-type="float" office:value="-4.84872" calcext:value-type="float">
            <text:p>-4.84872</text:p>
          </table:table-cell>
          <table:table-cell office:value-type="float" office:value="-4.90893" calcext:value-type="float">
            <text:p>-4.90893</text:p>
          </table:table-cell>
          <table:table-cell office:value-type="float" office:value="0.259102" calcext:value-type="float">
            <text:p>0.259102</text:p>
          </table:table-cell>
          <table:table-cell office:value-type="float" office:value="2.61629" calcext:value-type="float">
            <text:p>2.61629</text:p>
          </table:table-cell>
          <table:table-cell table:formula="of:=[.T126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2.65" calcext:value-type="float">
            <text:p>12.6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3.4281" calcext:value-type="float">
            <text:p>-3.4281</text:p>
          </table:table-cell>
          <table:table-cell office:value-type="float" office:value="-3.4463" calcext:value-type="float">
            <text:p>-3.4463</text:p>
          </table:table-cell>
          <table:table-cell office:value-type="float" office:value="-3.49026" calcext:value-type="float">
            <text:p>-3.49026</text:p>
          </table:table-cell>
          <table:table-cell office:value-type="float" office:value="0.0636787" calcext:value-type="float">
            <text:p>0.0636787</text:p>
          </table:table-cell>
          <table:table-cell office:value-type="float" office:value="4.94644" calcext:value-type="float">
            <text:p>4.94644</text:p>
          </table:table-cell>
          <table:table-cell office:value-type="float" office:value="4.95412" calcext:value-type="float">
            <text:p>4.95412</text:p>
          </table:table-cell>
          <table:table-cell office:value-type="float" office:value="4.89422" calcext:value-type="float">
            <text:p>4.89422</text:p>
          </table:table-cell>
          <table:table-cell office:value-type="float" office:value="0.0802594" calcext:value-type="float">
            <text:p>0.0802594</text:p>
          </table:table-cell>
          <table:table-cell office:value-type="float" office:value="-1.57411" calcext:value-type="float">
            <text:p>-1.57411</text:p>
          </table:table-cell>
          <table:table-cell office:value-type="float" office:value="-1.72281" calcext:value-type="float">
            <text:p>-1.72281</text:p>
          </table:table-cell>
          <table:table-cell office:value-type="float" office:value="0.511811" calcext:value-type="float">
            <text:p>0.511811</text:p>
          </table:table-cell>
          <table:table-cell office:value-type="float" office:value="-4.89297" calcext:value-type="float">
            <text:p>-4.89297</text:p>
          </table:table-cell>
          <table:table-cell office:value-type="float" office:value="-4.90525" calcext:value-type="float">
            <text:p>-4.90525</text:p>
          </table:table-cell>
          <table:table-cell office:value-type="float" office:value="0.258088" calcext:value-type="float">
            <text:p>0.258088</text:p>
          </table:table-cell>
          <table:table-cell office:value-type="float" office:value="0.104255" calcext:value-type="float">
            <text:p>0.104255</text:p>
          </table:table-cell>
          <table:table-cell table:formula="of:=[.T127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.75" calcext:value-type="float">
            <text:p>12.7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3.50501" calcext:value-type="float">
            <text:p>-3.50501</text:p>
          </table:table-cell>
          <table:table-cell office:value-type="float" office:value="-3.66829" calcext:value-type="float">
            <text:p>-3.66829</text:p>
          </table:table-cell>
          <table:table-cell office:value-type="float" office:value="-3.66325" calcext:value-type="float">
            <text:p>-3.66325</text:p>
          </table:table-cell>
          <table:table-cell office:value-type="float" office:value="0.0634405" calcext:value-type="float">
            <text:p>0.0634405</text:p>
          </table:table-cell>
          <table:table-cell office:value-type="float" office:value="4.17643" calcext:value-type="float">
            <text:p>4.17643</text:p>
          </table:table-cell>
          <table:table-cell office:value-type="float" office:value="4.42557" calcext:value-type="float">
            <text:p>4.42557</text:p>
          </table:table-cell>
          <table:table-cell office:value-type="float" office:value="4.40398" calcext:value-type="float">
            <text:p>4.40398</text:p>
          </table:table-cell>
          <table:table-cell office:value-type="float" office:value="0.0799773" calcext:value-type="float">
            <text:p>0.0799773</text:p>
          </table:table-cell>
          <table:table-cell office:value-type="float" office:value="-1.71336" calcext:value-type="float">
            <text:p>-1.71336</text:p>
          </table:table-cell>
          <table:table-cell office:value-type="float" office:value="-1.73763" calcext:value-type="float">
            <text:p>-1.73763</text:p>
          </table:table-cell>
          <table:table-cell office:value-type="float" office:value="0.509853" calcext:value-type="float">
            <text:p>0.509853</text:p>
          </table:table-cell>
          <table:table-cell office:value-type="float" office:value="-4.92231" calcext:value-type="float">
            <text:p>-4.92231</text:p>
          </table:table-cell>
          <table:table-cell office:value-type="float" office:value="-4.89868" calcext:value-type="float">
            <text:p>-4.89868</text:p>
          </table:table-cell>
          <table:table-cell office:value-type="float" office:value="0.257094" calcext:value-type="float">
            <text:p>0.257094</text:p>
          </table:table-cell>
          <table:table-cell office:value-type="float" office:value="2.5875" calcext:value-type="float">
            <text:p>2.5875</text:p>
          </table:table-cell>
          <table:table-cell table:formula="of:=[.T128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2.85" calcext:value-type="float">
            <text:p>12.8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4.06447" calcext:value-type="float">
            <text:p>-4.06447</text:p>
          </table:table-cell>
          <table:table-cell office:value-type="float" office:value="-3.88222" calcext:value-type="float">
            <text:p>-3.88222</text:p>
          </table:table-cell>
          <table:table-cell office:value-type="float" office:value="-3.83806" calcext:value-type="float">
            <text:p>-3.83806</text:p>
          </table:table-cell>
          <table:table-cell office:value-type="float" office:value="0.0633239" calcext:value-type="float">
            <text:p>0.0633239</text:p>
          </table:table-cell>
          <table:table-cell office:value-type="float" office:value="4.10977" calcext:value-type="float">
            <text:p>4.10977</text:p>
          </table:table-cell>
          <table:table-cell office:value-type="float" office:value="3.91519" calcext:value-type="float">
            <text:p>3.91519</text:p>
          </table:table-cell>
          <table:table-cell office:value-type="float" office:value="3.91452" calcext:value-type="float">
            <text:p>3.91452</text:p>
          </table:table-cell>
          <table:table-cell office:value-type="float" office:value="0.0796669" calcext:value-type="float">
            <text:p>0.0796669</text:p>
          </table:table-cell>
          <table:table-cell office:value-type="float" office:value="-1.76371" calcext:value-type="float">
            <text:p>-1.76371</text:p>
          </table:table-cell>
          <table:table-cell office:value-type="float" office:value="-1.75899" calcext:value-type="float">
            <text:p>-1.75899</text:p>
          </table:table-cell>
          <table:table-cell office:value-type="float" office:value="0.507881" calcext:value-type="float">
            <text:p>0.507881</text:p>
          </table:table-cell>
          <table:table-cell office:value-type="float" office:value="-4.96187" calcext:value-type="float">
            <text:p>-4.96187</text:p>
          </table:table-cell>
          <table:table-cell office:value-type="float" office:value="-4.88918" calcext:value-type="float">
            <text:p>-4.88918</text:p>
          </table:table-cell>
          <table:table-cell office:value-type="float" office:value="0.256168" calcext:value-type="float">
            <text:p>0.256168</text:p>
          </table:table-cell>
          <table:table-cell office:value-type="float" office:value="1.02997" calcext:value-type="float">
            <text:p>1.02997</text:p>
          </table:table-cell>
          <table:table-cell table:formula="of:=[.T129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2.95" calcext:value-type="float">
            <text:p>12.9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4.23729" calcext:value-type="float">
            <text:p>-4.23729</text:p>
          </table:table-cell>
          <table:table-cell office:value-type="float" office:value="-4.05922" calcext:value-type="float">
            <text:p>-4.05922</text:p>
          </table:table-cell>
          <table:table-cell office:value-type="float" office:value="-4.01533" calcext:value-type="float">
            <text:p>-4.01533</text:p>
          </table:table-cell>
          <table:table-cell office:value-type="float" office:value="0.063164" calcext:value-type="float">
            <text:p>0.063164</text:p>
          </table:table-cell>
          <table:table-cell office:value-type="float" office:value="3.88878" calcext:value-type="float">
            <text:p>3.88878</text:p>
          </table:table-cell>
          <table:table-cell office:value-type="float" office:value="3.47232" calcext:value-type="float">
            <text:p>3.47232</text:p>
          </table:table-cell>
          <table:table-cell office:value-type="float" office:value="3.42616" calcext:value-type="float">
            <text:p>3.42616</text:p>
          </table:table-cell>
          <table:table-cell office:value-type="float" office:value="0.0794144" calcext:value-type="float">
            <text:p>0.0794144</text:p>
          </table:table-cell>
          <table:table-cell office:value-type="float" office:value="-1.80064" calcext:value-type="float">
            <text:p>-1.80064</text:p>
          </table:table-cell>
          <table:table-cell office:value-type="float" office:value="-1.78686" calcext:value-type="float">
            <text:p>-1.78686</text:p>
          </table:table-cell>
          <table:table-cell office:value-type="float" office:value="0.505931" calcext:value-type="float">
            <text:p>0.505931</text:p>
          </table:table-cell>
          <table:table-cell office:value-type="float" office:value="-4.86678" calcext:value-type="float">
            <text:p>-4.86678</text:p>
          </table:table-cell>
          <table:table-cell office:value-type="float" office:value="-4.87666" calcext:value-type="float">
            <text:p>-4.87666</text:p>
          </table:table-cell>
          <table:table-cell office:value-type="float" office:value="0.255207" calcext:value-type="float">
            <text:p>0.255207</text:p>
          </table:table-cell>
          <table:table-cell office:value-type="float" office:value="4.39999" calcext:value-type="float">
            <text:p>4.39999</text:p>
          </table:table-cell>
          <table:table-cell table:formula="of:=[.T130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3.05" calcext:value-type="float">
            <text:p>13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4.27467" calcext:value-type="float">
            <text:p>-4.27467</text:p>
          </table:table-cell>
          <table:table-cell office:value-type="float" office:value="-4.26623" calcext:value-type="float">
            <text:p>-4.26623</text:p>
          </table:table-cell>
          <table:table-cell office:value-type="float" office:value="-4.19571" calcext:value-type="float">
            <text:p>-4.19571</text:p>
          </table:table-cell>
          <table:table-cell office:value-type="float" office:value="0.063133" calcext:value-type="float">
            <text:p>0.063133</text:p>
          </table:table-cell>
          <table:table-cell office:value-type="float" office:value="2.88187" calcext:value-type="float">
            <text:p>2.88187</text:p>
          </table:table-cell>
          <table:table-cell office:value-type="float" office:value="2.97322" calcext:value-type="float">
            <text:p>2.97322</text:p>
          </table:table-cell>
          <table:table-cell office:value-type="float" office:value="2.93919" calcext:value-type="float">
            <text:p>2.93919</text:p>
          </table:table-cell>
          <table:table-cell office:value-type="float" office:value="0.0791878" calcext:value-type="float">
            <text:p>0.0791878</text:p>
          </table:table-cell>
          <table:table-cell office:value-type="float" office:value="-1.88654" calcext:value-type="float">
            <text:p>-1.88654</text:p>
          </table:table-cell>
          <table:table-cell office:value-type="float" office:value="-1.82113" calcext:value-type="float">
            <text:p>-1.82113</text:p>
          </table:table-cell>
          <table:table-cell office:value-type="float" office:value="0.504012" calcext:value-type="float">
            <text:p>0.504012</text:p>
          </table:table-cell>
          <table:table-cell office:value-type="float" office:value="-4.86878" calcext:value-type="float">
            <text:p>-4.86878</text:p>
          </table:table-cell>
          <table:table-cell office:value-type="float" office:value="-4.86104" calcext:value-type="float">
            <text:p>-4.86104</text:p>
          </table:table-cell>
          <table:table-cell office:value-type="float" office:value="0.254231" calcext:value-type="float">
            <text:p>0.254231</text:p>
          </table:table-cell>
          <table:table-cell office:value-type="float" office:value="1.03858" calcext:value-type="float">
            <text:p>1.03858</text:p>
          </table:table-cell>
          <table:table-cell table:formula="of:=[.T131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3.15" calcext:value-type="float">
            <text:p>13.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4.38481" calcext:value-type="float">
            <text:p>-4.38481</text:p>
          </table:table-cell>
          <table:table-cell office:value-type="float" office:value="-4.44324" calcext:value-type="float">
            <text:p>-4.44324</text:p>
          </table:table-cell>
          <table:table-cell office:value-type="float" office:value="-4.37985" calcext:value-type="float">
            <text:p>-4.37985</text:p>
          </table:table-cell>
          <table:table-cell office:value-type="float" office:value="0.0631504" calcext:value-type="float">
            <text:p>0.0631504</text:p>
          </table:table-cell>
          <table:table-cell office:value-type="float" office:value="2.39989" calcext:value-type="float">
            <text:p>2.39989</text:p>
          </table:table-cell>
          <table:table-cell office:value-type="float" office:value="2.45134" calcext:value-type="float">
            <text:p>2.45134</text:p>
          </table:table-cell>
          <table:table-cell office:value-type="float" office:value="2.45393" calcext:value-type="float">
            <text:p>2.45393</text:p>
          </table:table-cell>
          <table:table-cell office:value-type="float" office:value="0.078888" calcext:value-type="float">
            <text:p>0.078888</text:p>
          </table:table-cell>
          <table:table-cell office:value-type="float" office:value="-1.87097" calcext:value-type="float">
            <text:p>-1.87097</text:p>
          </table:table-cell>
          <table:table-cell office:value-type="float" office:value="-1.86173" calcext:value-type="float">
            <text:p>-1.86173</text:p>
          </table:table-cell>
          <table:table-cell office:value-type="float" office:value="0.502106" calcext:value-type="float">
            <text:p>0.502106</text:p>
          </table:table-cell>
          <table:table-cell office:value-type="float" office:value="-4.91568" calcext:value-type="float">
            <text:p>-4.91568</text:p>
          </table:table-cell>
          <table:table-cell office:value-type="float" office:value="-4.84218" calcext:value-type="float">
            <text:p>-4.84218</text:p>
          </table:table-cell>
          <table:table-cell office:value-type="float" office:value="0.253331" calcext:value-type="float">
            <text:p>0.253331</text:p>
          </table:table-cell>
          <table:table-cell office:value-type="float" office:value="0.111912" calcext:value-type="float">
            <text:p>0.111912</text:p>
          </table:table-cell>
          <table:table-cell table:formula="of:=[.T132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3.25" calcext:value-type="float">
            <text:p>13.2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4.29257" calcext:value-type="float">
            <text:p>-4.29257</text:p>
          </table:table-cell>
          <table:table-cell office:value-type="float" office:value="-4.65761" calcext:value-type="float">
            <text:p>-4.65761</text:p>
          </table:table-cell>
          <table:table-cell office:value-type="float" office:value="-4.56836" calcext:value-type="float">
            <text:p>-4.56836</text:p>
          </table:table-cell>
          <table:table-cell office:value-type="float" office:value="0.0633099" calcext:value-type="float">
            <text:p>0.0633099</text:p>
          </table:table-cell>
          <table:table-cell office:value-type="float" office:value="1.92854" calcext:value-type="float">
            <text:p>1.92854</text:p>
          </table:table-cell>
          <table:table-cell office:value-type="float" office:value="1.95369" calcext:value-type="float">
            <text:p>1.95369</text:p>
          </table:table-cell>
          <table:table-cell office:value-type="float" office:value="1.97072" calcext:value-type="float">
            <text:p>1.97072</text:p>
          </table:table-cell>
          <table:table-cell office:value-type="float" office:value="0.0786114" calcext:value-type="float">
            <text:p>0.0786114</text:p>
          </table:table-cell>
          <table:table-cell office:value-type="float" office:value="-1.99479" calcext:value-type="float">
            <text:p>-1.99479</text:p>
          </table:table-cell>
          <table:table-cell office:value-type="float" office:value="-1.90853" calcext:value-type="float">
            <text:p>-1.90853</text:p>
          </table:table-cell>
          <table:table-cell office:value-type="float" office:value="0.500243" calcext:value-type="float">
            <text:p>0.500243</text:p>
          </table:table-cell>
          <table:table-cell office:value-type="float" office:value="-4.89586" calcext:value-type="float">
            <text:p>-4.89586</text:p>
          </table:table-cell>
          <table:table-cell office:value-type="float" office:value="-4.81994" calcext:value-type="float">
            <text:p>-4.81994</text:p>
          </table:table-cell>
          <table:table-cell office:value-type="float" office:value="0.252512" calcext:value-type="float">
            <text:p>0.252512</text:p>
          </table:table-cell>
          <table:table-cell office:value-type="float" office:value="4.37558" calcext:value-type="float">
            <text:p>4.37558</text:p>
          </table:table-cell>
          <table:table-cell table:formula="of:=[.T133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3.35" calcext:value-type="float">
            <text:p>13.3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4.98165" calcext:value-type="float">
            <text:p>-4.98165</text:p>
          </table:table-cell>
          <table:table-cell office:value-type="float" office:value="-4.89587" calcext:value-type="float">
            <text:p>-4.89587</text:p>
          </table:table-cell>
          <table:table-cell office:value-type="float" office:value="-4.76186" calcext:value-type="float">
            <text:p>-4.76186</text:p>
          </table:table-cell>
          <table:table-cell office:value-type="float" office:value="0.0639358" calcext:value-type="float">
            <text:p>0.0639358</text:p>
          </table:table-cell>
          <table:table-cell office:value-type="float" office:value="1.43611" calcext:value-type="float">
            <text:p>1.43611</text:p>
          </table:table-cell>
          <table:table-cell office:value-type="float" office:value="1.43265" calcext:value-type="float">
            <text:p>1.43265</text:p>
          </table:table-cell>
          <table:table-cell office:value-type="float" office:value="1.48989" calcext:value-type="float">
            <text:p>1.48989</text:p>
          </table:table-cell>
          <table:table-cell office:value-type="float" office:value="0.0784485" calcext:value-type="float">
            <text:p>0.0784485</text:p>
          </table:table-cell>
          <table:table-cell office:value-type="float" office:value="-2.11968" calcext:value-type="float">
            <text:p>-2.11968</text:p>
          </table:table-cell>
          <table:table-cell office:value-type="float" office:value="-1.9614" calcext:value-type="float">
            <text:p>-1.9614</text:p>
          </table:table-cell>
          <table:table-cell office:value-type="float" office:value="0.4985" calcext:value-type="float">
            <text:p>0.4985</text:p>
          </table:table-cell>
          <table:table-cell office:value-type="float" office:value="-4.92353" calcext:value-type="float">
            <text:p>-4.92353</text:p>
          </table:table-cell>
          <table:table-cell office:value-type="float" office:value="-4.79417" calcext:value-type="float">
            <text:p>-4.79417</text:p>
          </table:table-cell>
          <table:table-cell office:value-type="float" office:value="0.251811" calcext:value-type="float">
            <text:p>0.251811</text:p>
          </table:table-cell>
          <table:table-cell office:value-type="float" office:value="0.861563" calcext:value-type="float">
            <text:p>0.861563</text:p>
          </table:table-cell>
          <table:table-cell table:formula="of:=[.T134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3.45" calcext:value-type="float">
            <text:p>13.4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4.98594" calcext:value-type="float">
            <text:p>-4.98594</text:p>
          </table:table-cell>
          <table:table-cell office:value-type="float" office:value="-5.05287" calcext:value-type="float">
            <text:p>-5.05287</text:p>
          </table:table-cell>
          <table:table-cell office:value-type="float" office:value="-4.96095" calcext:value-type="float">
            <text:p>-4.96095</text:p>
          </table:table-cell>
          <table:table-cell office:value-type="float" office:value="0.0642038" calcext:value-type="float">
            <text:p>0.0642038</text:p>
          </table:table-cell>
          <table:table-cell office:value-type="float" office:value="1.10894" calcext:value-type="float">
            <text:p>1.10894</text:p>
          </table:table-cell>
          <table:table-cell office:value-type="float" office:value="0.976691" calcext:value-type="float">
            <text:p>0.976691</text:p>
          </table:table-cell>
          <table:table-cell office:value-type="float" office:value="1.01182" calcext:value-type="float">
            <text:p>1.01182</text:p>
          </table:table-cell>
          <table:table-cell office:value-type="float" office:value="0.0782554" calcext:value-type="float">
            <text:p>0.0782554</text:p>
          </table:table-cell>
          <table:table-cell office:value-type="float" office:value="-2.07137" calcext:value-type="float">
            <text:p>-2.07137</text:p>
          </table:table-cell>
          <table:table-cell office:value-type="float" office:value="-2.02019" calcext:value-type="float">
            <text:p>-2.02019</text:p>
          </table:table-cell>
          <table:table-cell office:value-type="float" office:value="0.496681" calcext:value-type="float">
            <text:p>0.496681</text:p>
          </table:table-cell>
          <table:table-cell office:value-type="float" office:value="-4.84638" calcext:value-type="float">
            <text:p>-4.84638</text:p>
          </table:table-cell>
          <table:table-cell office:value-type="float" office:value="-4.76468" calcext:value-type="float">
            <text:p>-4.76468</text:p>
          </table:table-cell>
          <table:table-cell office:value-type="float" office:value="0.251022" calcext:value-type="float">
            <text:p>0.251022</text:p>
          </table:table-cell>
          <table:table-cell office:value-type="float" office:value="1.07061" calcext:value-type="float">
            <text:p>1.07061</text:p>
          </table:table-cell>
          <table:table-cell table:formula="of:=[.T135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3.55" calcext:value-type="float">
            <text:p>13.5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4.84736" calcext:value-type="float">
            <text:p>-4.84736</text:p>
          </table:table-cell>
          <table:table-cell office:value-type="float" office:value="-5.20801" calcext:value-type="float">
            <text:p>-5.20801</text:p>
          </table:table-cell>
          <table:table-cell office:value-type="float" office:value="-5.16621" calcext:value-type="float">
            <text:p>-5.16621</text:p>
          </table:table-cell>
          <table:table-cell office:value-type="float" office:value="0.064094" calcext:value-type="float">
            <text:p>0.064094</text:p>
          </table:table-cell>
          <table:table-cell office:value-type="float" office:value="0.18101" calcext:value-type="float">
            <text:p>0.18101</text:p>
          </table:table-cell>
          <table:table-cell office:value-type="float" office:value="0.451985" calcext:value-type="float">
            <text:p>0.451985</text:p>
          </table:table-cell>
          <table:table-cell office:value-type="float" office:value="0.536876" calcext:value-type="float">
            <text:p>0.536876</text:p>
          </table:table-cell>
          <table:table-cell office:value-type="float" office:value="0.0781598" calcext:value-type="float">
            <text:p>0.0781598</text:p>
          </table:table-cell>
          <table:table-cell office:value-type="float" office:value="-2.03511" calcext:value-type="float">
            <text:p>-2.03511</text:p>
          </table:table-cell>
          <table:table-cell office:value-type="float" office:value="-2.08471" calcext:value-type="float">
            <text:p>-2.08471</text:p>
          </table:table-cell>
          <table:table-cell office:value-type="float" office:value="0.494863" calcext:value-type="float">
            <text:p>0.494863</text:p>
          </table:table-cell>
          <table:table-cell office:value-type="float" office:value="-4.89613" calcext:value-type="float">
            <text:p>-4.89613</text:p>
          </table:table-cell>
          <table:table-cell office:value-type="float" office:value="-4.73127" calcext:value-type="float">
            <text:p>-4.73127</text:p>
          </table:table-cell>
          <table:table-cell office:value-type="float" office:value="0.250336" calcext:value-type="float">
            <text:p>0.250336</text:p>
          </table:table-cell>
          <table:table-cell office:value-type="float" office:value="5.15226" calcext:value-type="float">
            <text:p>5.15226</text:p>
          </table:table-cell>
          <table:table-cell table:formula="of:=[.T136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3.65" calcext:value-type="float">
            <text:p>13.6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5.99809" calcext:value-type="float">
            <text:p>-5.99809</text:p>
          </table:table-cell>
          <table:table-cell office:value-type="float" office:value="-5.39354" calcext:value-type="float">
            <text:p>-5.39354</text:p>
          </table:table-cell>
          <table:table-cell office:value-type="float" office:value="-5.3782" calcext:value-type="float">
            <text:p>-5.3782</text:p>
          </table:table-cell>
          <table:table-cell office:value-type="float" office:value="0.0638704" calcext:value-type="float">
            <text:p>0.0638704</text:p>
          </table:table-cell>
          <table:table-cell office:value-type="float" office:value="-0.290765" calcext:value-type="float">
            <text:p>-0.290765</text:p>
          </table:table-cell>
          <table:table-cell office:value-type="float" office:value="-0.0242083" calcext:value-type="float">
            <text:p>-0.0242083</text:p>
          </table:table-cell>
          <table:table-cell office:value-type="float" office:value="0.0654719" calcext:value-type="float">
            <text:p>0.0654719</text:p>
          </table:table-cell>
          <table:table-cell office:value-type="float" office:value="0.0782503" calcext:value-type="float">
            <text:p>0.0782503</text:p>
          </table:table-cell>
          <table:table-cell office:value-type="float" office:value="-2.00399" calcext:value-type="float">
            <text:p>-2.00399</text:p>
          </table:table-cell>
          <table:table-cell office:value-type="float" office:value="-2.15477" calcext:value-type="float">
            <text:p>-2.15477</text:p>
          </table:table-cell>
          <table:table-cell office:value-type="float" office:value="0.493183" calcext:value-type="float">
            <text:p>0.493183</text:p>
          </table:table-cell>
          <table:table-cell office:value-type="float" office:value="-4.86577" calcext:value-type="float">
            <text:p>-4.86577</text:p>
          </table:table-cell>
          <table:table-cell office:value-type="float" office:value="-4.69374" calcext:value-type="float">
            <text:p>-4.69374</text:p>
          </table:table-cell>
          <table:table-cell office:value-type="float" office:value="0.249845" calcext:value-type="float">
            <text:p>0.249845</text:p>
          </table:table-cell>
          <table:table-cell office:value-type="float" office:value="5.89699" calcext:value-type="float">
            <text:p>5.89699</text:p>
          </table:table-cell>
          <table:table-cell table:formula="of:=[.T137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3.75" calcext:value-type="float">
            <text:p>13.7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5.64447" calcext:value-type="float">
            <text:p>-5.64447</text:p>
          </table:table-cell>
          <table:table-cell office:value-type="float" office:value="-5.58563" calcext:value-type="float">
            <text:p>-5.58563</text:p>
          </table:table-cell>
          <table:table-cell office:value-type="float" office:value="-5.59748" calcext:value-type="float">
            <text:p>-5.59748</text:p>
          </table:table-cell>
          <table:table-cell office:value-type="float" office:value="0.0636554" calcext:value-type="float">
            <text:p>0.0636554</text:p>
          </table:table-cell>
          <table:table-cell office:value-type="float" office:value="-0.144522" calcext:value-type="float">
            <text:p>-0.144522</text:p>
          </table:table-cell>
          <table:table-cell office:value-type="float" office:value="-0.451807" calcext:value-type="float">
            <text:p>-0.451807</text:p>
          </table:table-cell>
          <table:table-cell office:value-type="float" office:value="-0.401971" calcext:value-type="float">
            <text:p>-0.401971</text:p>
          </table:table-cell>
          <table:table-cell office:value-type="float" office:value="0.0782304" calcext:value-type="float">
            <text:p>0.0782304</text:p>
          </table:table-cell>
          <table:table-cell office:value-type="float" office:value="-2.04969" calcext:value-type="float">
            <text:p>-2.04969</text:p>
          </table:table-cell>
          <table:table-cell office:value-type="float" office:value="-2.23014" calcext:value-type="float">
            <text:p>-2.23014</text:p>
          </table:table-cell>
          <table:table-cell office:value-type="float" office:value="0.49169" calcext:value-type="float">
            <text:p>0.49169</text:p>
          </table:table-cell>
          <table:table-cell office:value-type="float" office:value="-4.75453" calcext:value-type="float">
            <text:p>-4.75453</text:p>
          </table:table-cell>
          <table:table-cell office:value-type="float" office:value="-4.65185" calcext:value-type="float">
            <text:p>-4.65185</text:p>
          </table:table-cell>
          <table:table-cell office:value-type="float" office:value="0.249249" calcext:value-type="float">
            <text:p>0.249249</text:p>
          </table:table-cell>
          <table:table-cell office:value-type="float" office:value="4.09363" calcext:value-type="float">
            <text:p>4.09363</text:p>
          </table:table-cell>
          <table:table-cell table:formula="of:=[.T138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3.85" calcext:value-type="float">
            <text:p>13.8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5.30947" calcext:value-type="float">
            <text:p>-5.30947</text:p>
          </table:table-cell>
          <table:table-cell office:value-type="float" office:value="-5.83533" calcext:value-type="float">
            <text:p>-5.83533</text:p>
          </table:table-cell>
          <table:table-cell office:value-type="float" office:value="-5.82456" calcext:value-type="float">
            <text:p>-5.82456</text:p>
          </table:table-cell>
          <table:table-cell office:value-type="float" office:value="0.0634332" calcext:value-type="float">
            <text:p>0.0634332</text:p>
          </table:table-cell>
          <table:table-cell office:value-type="float" office:value="-0.724468" calcext:value-type="float">
            <text:p>-0.724468</text:p>
          </table:table-cell>
          <table:table-cell office:value-type="float" office:value="-0.870324" calcext:value-type="float">
            <text:p>-0.870324</text:p>
          </table:table-cell>
          <table:table-cell office:value-type="float" office:value="-0.865006" calcext:value-type="float">
            <text:p>-0.865006</text:p>
          </table:table-cell>
          <table:table-cell office:value-type="float" office:value="0.0779501" calcext:value-type="float">
            <text:p>0.0779501</text:p>
          </table:table-cell>
          <table:table-cell office:value-type="float" office:value="-2.22711" calcext:value-type="float">
            <text:p>-2.22711</text:p>
          </table:table-cell>
          <table:table-cell office:value-type="float" office:value="-2.31058" calcext:value-type="float">
            <text:p>-2.31058</text:p>
          </table:table-cell>
          <table:table-cell office:value-type="float" office:value="0.49001" calcext:value-type="float">
            <text:p>0.49001</text:p>
          </table:table-cell>
          <table:table-cell office:value-type="float" office:value="-4.64544" calcext:value-type="float">
            <text:p>-4.64544</text:p>
          </table:table-cell>
          <table:table-cell office:value-type="float" office:value="-4.60536" calcext:value-type="float">
            <text:p>-4.60536</text:p>
          </table:table-cell>
          <table:table-cell office:value-type="float" office:value="0.24837" calcext:value-type="float">
            <text:p>0.24837</text:p>
          </table:table-cell>
          <table:table-cell office:value-type="float" office:value="5.64857" calcext:value-type="float">
            <text:p>5.64857</text:p>
          </table:table-cell>
          <table:table-cell table:formula="of:=[.T139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3.95" calcext:value-type="float">
            <text:p>13.9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5.68069" calcext:value-type="float">
            <text:p>-5.68069</text:p>
          </table:table-cell>
          <table:table-cell office:value-type="float" office:value="-6.02027" calcext:value-type="float">
            <text:p>-6.02027</text:p>
          </table:table-cell>
          <table:table-cell office:value-type="float" office:value="-6.05993" calcext:value-type="float">
            <text:p>-6.05993</text:p>
          </table:table-cell>
          <table:table-cell office:value-type="float" office:value="0.0632536" calcext:value-type="float">
            <text:p>0.0632536</text:p>
          </table:table-cell>
          <table:table-cell office:value-type="float" office:value="-1.52871" calcext:value-type="float">
            <text:p>-1.52871</text:p>
          </table:table-cell>
          <table:table-cell office:value-type="float" office:value="-1.39907" calcext:value-type="float">
            <text:p>-1.39907</text:p>
          </table:table-cell>
          <table:table-cell office:value-type="float" office:value="-1.32316" calcext:value-type="float">
            <text:p>-1.32316</text:p>
          </table:table-cell>
          <table:table-cell office:value-type="float" office:value="0.0778392" calcext:value-type="float">
            <text:p>0.0778392</text:p>
          </table:table-cell>
          <table:table-cell office:value-type="float" office:value="-2.19546" calcext:value-type="float">
            <text:p>-2.19546</text:p>
          </table:table-cell>
          <table:table-cell office:value-type="float" office:value="-2.39581" calcext:value-type="float">
            <text:p>-2.39581</text:p>
          </table:table-cell>
          <table:table-cell office:value-type="float" office:value="0.488472" calcext:value-type="float">
            <text:p>0.488472</text:p>
          </table:table-cell>
          <table:table-cell office:value-type="float" office:value="-4.73553" calcext:value-type="float">
            <text:p>-4.73553</text:p>
          </table:table-cell>
          <table:table-cell office:value-type="float" office:value="-4.55404" calcext:value-type="float">
            <text:p>-4.55404</text:p>
          </table:table-cell>
          <table:table-cell office:value-type="float" office:value="0.247806" calcext:value-type="float">
            <text:p>0.247806</text:p>
          </table:table-cell>
          <table:table-cell office:value-type="float" office:value="2.59766" calcext:value-type="float">
            <text:p>2.59766</text:p>
          </table:table-cell>
          <table:table-cell table:formula="of:=[.T140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.05" calcext:value-type="float">
            <text:p>14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6.11355" calcext:value-type="float">
            <text:p>-6.11355</text:p>
          </table:table-cell>
          <table:table-cell office:value-type="float" office:value="-6.29908" calcext:value-type="float">
            <text:p>-6.29908</text:p>
          </table:table-cell>
          <table:table-cell office:value-type="float" office:value="-6.30406" calcext:value-type="float">
            <text:p>-6.30406</text:p>
          </table:table-cell>
          <table:table-cell office:value-type="float" office:value="0.0630444" calcext:value-type="float">
            <text:p>0.0630444</text:p>
          </table:table-cell>
          <table:table-cell office:value-type="float" office:value="-1.75966" calcext:value-type="float">
            <text:p>-1.75966</text:p>
          </table:table-cell>
          <table:table-cell office:value-type="float" office:value="-1.84636" calcext:value-type="float">
            <text:p>-1.84636</text:p>
          </table:table-cell>
          <table:table-cell office:value-type="float" office:value="-1.77593" calcext:value-type="float">
            <text:p>-1.77593</text:p>
          </table:table-cell>
          <table:table-cell office:value-type="float" office:value="0.0777519" calcext:value-type="float">
            <text:p>0.0777519</text:p>
          </table:table-cell>
          <table:table-cell office:value-type="float" office:value="-2.41797" calcext:value-type="float">
            <text:p>-2.41797</text:p>
          </table:table-cell>
          <table:table-cell office:value-type="float" office:value="-2.48555" calcext:value-type="float">
            <text:p>-2.48555</text:p>
          </table:table-cell>
          <table:table-cell office:value-type="float" office:value="0.486855" calcext:value-type="float">
            <text:p>0.486855</text:p>
          </table:table-cell>
          <table:table-cell office:value-type="float" office:value="-4.671" calcext:value-type="float">
            <text:p>-4.671</text:p>
          </table:table-cell>
          <table:table-cell office:value-type="float" office:value="-4.49762" calcext:value-type="float">
            <text:p>-4.49762</text:p>
          </table:table-cell>
          <table:table-cell office:value-type="float" office:value="0.247298" calcext:value-type="float">
            <text:p>0.247298</text:p>
          </table:table-cell>
          <table:table-cell office:value-type="float" office:value="4.56017" calcext:value-type="float">
            <text:p>4.56017</text:p>
          </table:table-cell>
          <table:table-cell table:formula="of:=[.T141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.15" calcext:value-type="float">
            <text:p>14.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6.99344" calcext:value-type="float">
            <text:p>-6.99344</text:p>
          </table:table-cell>
          <table:table-cell office:value-type="float" office:value="-6.55564" calcext:value-type="float">
            <text:p>-6.55564</text:p>
          </table:table-cell>
          <table:table-cell office:value-type="float" office:value="-6.55738" calcext:value-type="float">
            <text:p>-6.55738</text:p>
          </table:table-cell>
          <table:table-cell office:value-type="float" office:value="0.0628389" calcext:value-type="float">
            <text:p>0.0628389</text:p>
          </table:table-cell>
          <table:table-cell office:value-type="float" office:value="-2.17445" calcext:value-type="float">
            <text:p>-2.17445</text:p>
          </table:table-cell>
          <table:table-cell office:value-type="float" office:value="-2.29916" calcext:value-type="float">
            <text:p>-2.29916</text:p>
          </table:table-cell>
          <table:table-cell office:value-type="float" office:value="-2.22281" calcext:value-type="float">
            <text:p>-2.22281</text:p>
          </table:table-cell>
          <table:table-cell office:value-type="float" office:value="0.0778048" calcext:value-type="float">
            <text:p>0.0778048</text:p>
          </table:table-cell>
          <table:table-cell office:value-type="float" office:value="-2.50728" calcext:value-type="float">
            <text:p>-2.50728</text:p>
          </table:table-cell>
          <table:table-cell office:value-type="float" office:value="-2.57946" calcext:value-type="float">
            <text:p>-2.57946</text:p>
          </table:table-cell>
          <table:table-cell office:value-type="float" office:value="0.485203" calcext:value-type="float">
            <text:p>0.485203</text:p>
          </table:table-cell>
          <table:table-cell office:value-type="float" office:value="-4.60933" calcext:value-type="float">
            <text:p>-4.60933</text:p>
          </table:table-cell>
          <table:table-cell office:value-type="float" office:value="-4.43585" calcext:value-type="float">
            <text:p>-4.43585</text:p>
          </table:table-cell>
          <table:table-cell office:value-type="float" office:value="0.246965" calcext:value-type="float">
            <text:p>0.246965</text:p>
          </table:table-cell>
          <table:table-cell office:value-type="float" office:value="3.28703" calcext:value-type="float">
            <text:p>3.28703</text:p>
          </table:table-cell>
          <table:table-cell table:formula="of:=[.T142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.25" calcext:value-type="float">
            <text:p>14.2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7.14408" calcext:value-type="float">
            <text:p>-7.14408</text:p>
          </table:table-cell>
          <table:table-cell office:value-type="float" office:value="-6.85862" calcext:value-type="float">
            <text:p>-6.85862</text:p>
          </table:table-cell>
          <table:table-cell office:value-type="float" office:value="-6.82029" calcext:value-type="float">
            <text:p>-6.82029</text:p>
          </table:table-cell>
          <table:table-cell office:value-type="float" office:value="0.0626673" calcext:value-type="float">
            <text:p>0.0626673</text:p>
          </table:table-cell>
          <table:table-cell office:value-type="float" office:value="-2.67584" calcext:value-type="float">
            <text:p>-2.67584</text:p>
          </table:table-cell>
          <table:table-cell office:value-type="float" office:value="-2.72416" calcext:value-type="float">
            <text:p>-2.72416</text:p>
          </table:table-cell>
          <table:table-cell office:value-type="float" office:value="-2.66323" calcext:value-type="float">
            <text:p>-2.66323</text:p>
          </table:table-cell>
          <table:table-cell office:value-type="float" office:value="0.0777112" calcext:value-type="float">
            <text:p>0.0777112</text:p>
          </table:table-cell>
          <table:table-cell office:value-type="float" office:value="-2.68236" calcext:value-type="float">
            <text:p>-2.68236</text:p>
          </table:table-cell>
          <table:table-cell office:value-type="float" office:value="-2.6772" calcext:value-type="float">
            <text:p>-2.6772</text:p>
          </table:table-cell>
          <table:table-cell office:value-type="float" office:value="0.48351" calcext:value-type="float">
            <text:p>0.48351</text:p>
          </table:table-cell>
          <table:table-cell office:value-type="float" office:value="-4.50188" calcext:value-type="float">
            <text:p>-4.50188</text:p>
          </table:table-cell>
          <table:table-cell office:value-type="float" office:value="-4.36847" calcext:value-type="float">
            <text:p>-4.36847</text:p>
          </table:table-cell>
          <table:table-cell office:value-type="float" office:value="0.246378" calcext:value-type="float">
            <text:p>0.246378</text:p>
          </table:table-cell>
          <table:table-cell office:value-type="float" office:value="1.36808" calcext:value-type="float">
            <text:p>1.36808</text:p>
          </table:table-cell>
          <table:table-cell table:formula="of:=[.T143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.35" calcext:value-type="float">
            <text:p>14.3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7.13937" calcext:value-type="float">
            <text:p>-7.13937</text:p>
          </table:table-cell>
          <table:table-cell office:value-type="float" office:value="-7.08262" calcext:value-type="float">
            <text:p>-7.08262</text:p>
          </table:table-cell>
          <table:table-cell office:value-type="float" office:value="-7.09316" calcext:value-type="float">
            <text:p>-7.09316</text:p>
          </table:table-cell>
          <table:table-cell office:value-type="float" office:value="0.0624525" calcext:value-type="float">
            <text:p>0.0624525</text:p>
          </table:table-cell>
          <table:table-cell office:value-type="float" office:value="-3.22028" calcext:value-type="float">
            <text:p>-3.22028</text:p>
          </table:table-cell>
          <table:table-cell office:value-type="float" office:value="-3.21077" calcext:value-type="float">
            <text:p>-3.21077</text:p>
          </table:table-cell>
          <table:table-cell office:value-type="float" office:value="-3.09663" calcext:value-type="float">
            <text:p>-3.09663</text:p>
          </table:table-cell>
          <table:table-cell office:value-type="float" office:value="0.0779818" calcext:value-type="float">
            <text:p>0.0779818</text:p>
          </table:table-cell>
          <table:table-cell office:value-type="float" office:value="-2.65506" calcext:value-type="float">
            <text:p>-2.65506</text:p>
          </table:table-cell>
          <table:table-cell office:value-type="float" office:value="-2.7784" calcext:value-type="float">
            <text:p>-2.7784</text:p>
          </table:table-cell>
          <table:table-cell office:value-type="float" office:value="0.481911" calcext:value-type="float">
            <text:p>0.481911</text:p>
          </table:table-cell>
          <table:table-cell office:value-type="float" office:value="-4.53" calcext:value-type="float">
            <text:p>-4.53</text:p>
          </table:table-cell>
          <table:table-cell office:value-type="float" office:value="-4.29523" calcext:value-type="float">
            <text:p>-4.29523</text:p>
          </table:table-cell>
          <table:table-cell office:value-type="float" office:value="0.246268" calcext:value-type="float">
            <text:p>0.246268</text:p>
          </table:table-cell>
          <table:table-cell office:value-type="float" office:value="0.202455" calcext:value-type="float">
            <text:p>0.202455</text:p>
          </table:table-cell>
          <table:table-cell table:formula="of:=[.T144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.45" calcext:value-type="float">
            <text:p>14.4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7.77186" calcext:value-type="float">
            <text:p>-7.77186</text:p>
          </table:table-cell>
          <table:table-cell office:value-type="float" office:value="-7.35386" calcext:value-type="float">
            <text:p>-7.35386</text:p>
          </table:table-cell>
          <table:table-cell office:value-type="float" office:value="-7.37632" calcext:value-type="float">
            <text:p>-7.37632</text:p>
          </table:table-cell>
          <table:table-cell office:value-type="float" office:value="0.0622694" calcext:value-type="float">
            <text:p>0.0622694</text:p>
          </table:table-cell>
          <table:table-cell office:value-type="float" office:value="-4.08999" calcext:value-type="float">
            <text:p>-4.08999</text:p>
          </table:table-cell>
          <table:table-cell office:value-type="float" office:value="-3.65302" calcext:value-type="float">
            <text:p>-3.65302</text:p>
          </table:table-cell>
          <table:table-cell office:value-type="float" office:value="-3.5224" calcext:value-type="float">
            <text:p>-3.5224</text:p>
          </table:table-cell>
          <table:table-cell office:value-type="float" office:value="0.0782952" calcext:value-type="float">
            <text:p>0.0782952</text:p>
          </table:table-cell>
          <table:table-cell office:value-type="float" office:value="-2.73013" calcext:value-type="float">
            <text:p>-2.73013</text:p>
          </table:table-cell>
          <table:table-cell office:value-type="float" office:value="-2.88265" calcext:value-type="float">
            <text:p>-2.88265</text:p>
          </table:table-cell>
          <table:table-cell office:value-type="float" office:value="0.480401" calcext:value-type="float">
            <text:p>0.480401</text:p>
          </table:table-cell>
          <table:table-cell office:value-type="float" office:value="-4.47745" calcext:value-type="float">
            <text:p>-4.47745</text:p>
          </table:table-cell>
          <table:table-cell office:value-type="float" office:value="-4.21586" calcext:value-type="float">
            <text:p>-4.21586</text:p>
          </table:table-cell>
          <table:table-cell office:value-type="float" office:value="0.246191" calcext:value-type="float">
            <text:p>0.246191</text:p>
          </table:table-cell>
          <table:table-cell office:value-type="float" office:value="4.40664" calcext:value-type="float">
            <text:p>4.40664</text:p>
          </table:table-cell>
          <table:table-cell table:formula="of:=[.T145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.55" calcext:value-type="float">
            <text:p>14.5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7.52393" calcext:value-type="float">
            <text:p>-7.52393</text:p>
          </table:table-cell>
          <table:table-cell office:value-type="float" office:value="-7.65476" calcext:value-type="float">
            <text:p>-7.65476</text:p>
          </table:table-cell>
          <table:table-cell office:value-type="float" office:value="-7.67004" calcext:value-type="float">
            <text:p>-7.67004</text:p>
          </table:table-cell>
          <table:table-cell office:value-type="float" office:value="0.0620655" calcext:value-type="float">
            <text:p>0.0620655</text:p>
          </table:table-cell>
          <table:table-cell office:value-type="float" office:value="-3.88213" calcext:value-type="float">
            <text:p>-3.88213</text:p>
          </table:table-cell>
          <table:table-cell office:value-type="float" office:value="-4.0084" calcext:value-type="float">
            <text:p>-4.0084</text:p>
          </table:table-cell>
          <table:table-cell office:value-type="float" office:value="-3.93992" calcext:value-type="float">
            <text:p>-3.93992</text:p>
          </table:table-cell>
          <table:table-cell office:value-type="float" office:value="0.0782237" calcext:value-type="float">
            <text:p>0.0782237</text:p>
          </table:table-cell>
          <table:table-cell office:value-type="float" office:value="-2.888" calcext:value-type="float">
            <text:p>-2.888</text:p>
          </table:table-cell>
          <table:table-cell office:value-type="float" office:value="-2.98953" calcext:value-type="float">
            <text:p>-2.98953</text:p>
          </table:table-cell>
          <table:table-cell office:value-type="float" office:value="0.478828" calcext:value-type="float">
            <text:p>0.478828</text:p>
          </table:table-cell>
          <table:table-cell office:value-type="float" office:value="-4.28255" calcext:value-type="float">
            <text:p>-4.28255</text:p>
          </table:table-cell>
          <table:table-cell office:value-type="float" office:value="-4.13012" calcext:value-type="float">
            <text:p>-4.13012</text:p>
          </table:table-cell>
          <table:table-cell office:value-type="float" office:value="0.245644" calcext:value-type="float">
            <text:p>0.245644</text:p>
          </table:table-cell>
          <table:table-cell office:value-type="float" office:value="0.515658" calcext:value-type="float">
            <text:p>0.515658</text:p>
          </table:table-cell>
          <table:table-cell table:formula="of:=[.T146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.65" calcext:value-type="float">
            <text:p>14.6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8.08524" calcext:value-type="float">
            <text:p>-8.08524</text:p>
          </table:table-cell>
          <table:table-cell office:value-type="float" office:value="-7.9615" calcext:value-type="float">
            <text:p>-7.9615</text:p>
          </table:table-cell>
          <table:table-cell office:value-type="float" office:value="-7.97457" calcext:value-type="float">
            <text:p>-7.97457</text:p>
          </table:table-cell>
          <table:table-cell office:value-type="float" office:value="0.0618617" calcext:value-type="float">
            <text:p>0.0618617</text:p>
          </table:table-cell>
          <table:table-cell office:value-type="float" office:value="-4.57834" calcext:value-type="float">
            <text:p>-4.57834</text:p>
          </table:table-cell>
          <table:table-cell office:value-type="float" office:value="-4.45151" calcext:value-type="float">
            <text:p>-4.45151</text:p>
          </table:table-cell>
          <table:table-cell office:value-type="float" office:value="-4.34854" calcext:value-type="float">
            <text:p>-4.34854</text:p>
          </table:table-cell>
          <table:table-cell office:value-type="float" office:value="0.0783552" calcext:value-type="float">
            <text:p>0.0783552</text:p>
          </table:table-cell>
          <table:table-cell office:value-type="float" office:value="-2.98102" calcext:value-type="float">
            <text:p>-2.98102</text:p>
          </table:table-cell>
          <table:table-cell office:value-type="float" office:value="-3.09857" calcext:value-type="float">
            <text:p>-3.09857</text:p>
          </table:table-cell>
          <table:table-cell office:value-type="float" office:value="0.477284" calcext:value-type="float">
            <text:p>0.477284</text:p>
          </table:table-cell>
          <table:table-cell office:value-type="float" office:value="-4.251" calcext:value-type="float">
            <text:p>-4.251</text:p>
          </table:table-cell>
          <table:table-cell office:value-type="float" office:value="-4.03778" calcext:value-type="float">
            <text:p>-4.03778</text:p>
          </table:table-cell>
          <table:table-cell office:value-type="float" office:value="0.245362" calcext:value-type="float">
            <text:p>0.245362</text:p>
          </table:table-cell>
          <table:table-cell office:value-type="float" office:value="0.368118" calcext:value-type="float">
            <text:p>0.368118</text:p>
          </table:table-cell>
          <table:table-cell table:formula="of:=[.T147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.75" calcext:value-type="float">
            <text:p>14.7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8.453" calcext:value-type="float">
            <text:p>-8.453</text:p>
          </table:table-cell>
          <table:table-cell office:value-type="float" office:value="-8.26575" calcext:value-type="float">
            <text:p>-8.26575</text:p>
          </table:table-cell>
          <table:table-cell office:value-type="float" office:value="-8.2901" calcext:value-type="float">
            <text:p>-8.2901</text:p>
          </table:table-cell>
          <table:table-cell office:value-type="float" office:value="0.0616697" calcext:value-type="float">
            <text:p>0.0616697</text:p>
          </table:table-cell>
          <table:table-cell office:value-type="float" office:value="-4.95621" calcext:value-type="float">
            <text:p>-4.95621</text:p>
          </table:table-cell>
          <table:table-cell office:value-type="float" office:value="-4.88852" calcext:value-type="float">
            <text:p>-4.88852</text:p>
          </table:table-cell>
          <table:table-cell office:value-type="float" office:value="-4.74759" calcext:value-type="float">
            <text:p>-4.74759</text:p>
          </table:table-cell>
          <table:table-cell office:value-type="float" office:value="0.0789149" calcext:value-type="float">
            <text:p>0.0789149</text:p>
          </table:table-cell>
          <table:table-cell office:value-type="float" office:value="-3.01021" calcext:value-type="float">
            <text:p>-3.01021</text:p>
          </table:table-cell>
          <table:table-cell office:value-type="float" office:value="-3.2093" calcext:value-type="float">
            <text:p>-3.2093</text:p>
          </table:table-cell>
          <table:table-cell office:value-type="float" office:value="0.475862" calcext:value-type="float">
            <text:p>0.475862</text:p>
          </table:table-cell>
          <table:table-cell office:value-type="float" office:value="-4.2014" calcext:value-type="float">
            <text:p>-4.2014</text:p>
          </table:table-cell>
          <table:table-cell office:value-type="float" office:value="-3.93862" calcext:value-type="float">
            <text:p>-3.93862</text:p>
          </table:table-cell>
          <table:table-cell office:value-type="float" office:value="0.245497" calcext:value-type="float">
            <text:p>0.245497</text:p>
          </table:table-cell>
          <table:table-cell office:value-type="float" office:value="2.52517" calcext:value-type="float">
            <text:p>2.52517</text:p>
          </table:table-cell>
          <table:table-cell table:formula="of:=[.T148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.85" calcext:value-type="float">
            <text:p>14.8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8.55062" calcext:value-type="float">
            <text:p>-8.55062</text:p>
          </table:table-cell>
          <table:table-cell office:value-type="float" office:value="-8.54756" calcext:value-type="float">
            <text:p>-8.54756</text:p>
          </table:table-cell>
          <table:table-cell office:value-type="float" office:value="-8.61678" calcext:value-type="float">
            <text:p>-8.61678</text:p>
          </table:table-cell>
          <table:table-cell office:value-type="float" office:value="0.0616643" calcext:value-type="float">
            <text:p>0.0616643</text:p>
          </table:table-cell>
          <table:table-cell office:value-type="float" office:value="-4.79248" calcext:value-type="float">
            <text:p>-4.79248</text:p>
          </table:table-cell>
          <table:table-cell office:value-type="float" office:value="-5.27491" calcext:value-type="float">
            <text:p>-5.27491</text:p>
          </table:table-cell>
          <table:table-cell office:value-type="float" office:value="-5.13637" calcext:value-type="float">
            <text:p>-5.13637</text:p>
          </table:table-cell>
          <table:table-cell office:value-type="float" office:value="0.0796088" calcext:value-type="float">
            <text:p>0.0796088</text:p>
          </table:table-cell>
          <table:table-cell office:value-type="float" office:value="-3.02341" calcext:value-type="float">
            <text:p>-3.02341</text:p>
          </table:table-cell>
          <table:table-cell office:value-type="float" office:value="-3.32121" calcext:value-type="float">
            <text:p>-3.32121</text:p>
          </table:table-cell>
          <table:table-cell office:value-type="float" office:value="0.474795" calcext:value-type="float">
            <text:p>0.474795</text:p>
          </table:table-cell>
          <table:table-cell office:value-type="float" office:value="-4.09185" calcext:value-type="float">
            <text:p>-4.09185</text:p>
          </table:table-cell>
          <table:table-cell office:value-type="float" office:value="-3.83242" calcext:value-type="float">
            <text:p>-3.83242</text:p>
          </table:table-cell>
          <table:table-cell office:value-type="float" office:value="0.245781" calcext:value-type="float">
            <text:p>0.245781</text:p>
          </table:table-cell>
          <table:table-cell office:value-type="float" office:value="4.16017" calcext:value-type="float">
            <text:p>4.16017</text:p>
          </table:table-cell>
          <table:table-cell table:formula="of:=[.T149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.95" calcext:value-type="float">
            <text:p>14.9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9.04115" calcext:value-type="float">
            <text:p>-9.04115</text:p>
          </table:table-cell>
          <table:table-cell office:value-type="float" office:value="-8.89767" calcext:value-type="float">
            <text:p>-8.89767</text:p>
          </table:table-cell>
          <table:table-cell office:value-type="float" office:value="-8.95469" calcext:value-type="float">
            <text:p>-8.95469</text:p>
          </table:table-cell>
          <table:table-cell office:value-type="float" office:value="0.0616032" calcext:value-type="float">
            <text:p>0.0616032</text:p>
          </table:table-cell>
          <table:table-cell office:value-type="float" office:value="-5.69364" calcext:value-type="float">
            <text:p>-5.69364</text:p>
          </table:table-cell>
          <table:table-cell office:value-type="float" office:value="-5.67045" calcext:value-type="float">
            <text:p>-5.67045</text:p>
          </table:table-cell>
          <table:table-cell office:value-type="float" office:value="-5.51417" calcext:value-type="float">
            <text:p>-5.51417</text:p>
          </table:table-cell>
          <table:table-cell office:value-type="float" office:value="0.0803007" calcext:value-type="float">
            <text:p>0.0803007</text:p>
          </table:table-cell>
          <table:table-cell office:value-type="float" office:value="-3.15286" calcext:value-type="float">
            <text:p>-3.15286</text:p>
          </table:table-cell>
          <table:table-cell office:value-type="float" office:value="-3.43377" calcext:value-type="float">
            <text:p>-3.43377</text:p>
          </table:table-cell>
          <table:table-cell office:value-type="float" office:value="0.473715" calcext:value-type="float">
            <text:p>0.473715</text:p>
          </table:table-cell>
          <table:table-cell office:value-type="float" office:value="-4.00013" calcext:value-type="float">
            <text:p>-4.00013</text:p>
          </table:table-cell>
          <table:table-cell office:value-type="float" office:value="-3.71901" calcext:value-type="float">
            <text:p>-3.71901</text:p>
          </table:table-cell>
          <table:table-cell office:value-type="float" office:value="0.245969" calcext:value-type="float">
            <text:p>0.245969</text:p>
          </table:table-cell>
          <table:table-cell office:value-type="float" office:value="0.3783" calcext:value-type="float">
            <text:p>0.3783</text:p>
          </table:table-cell>
          <table:table-cell table:formula="of:=[.T150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5.05" calcext:value-type="float">
            <text:p>15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8.86897" calcext:value-type="float">
            <text:p>-8.86897</text:p>
          </table:table-cell>
          <table:table-cell office:value-type="float" office:value="-9.19561" calcext:value-type="float">
            <text:p>-9.19561</text:p>
          </table:table-cell>
          <table:table-cell office:value-type="float" office:value="-9.30388" calcext:value-type="float">
            <text:p>-9.30388</text:p>
          </table:table-cell>
          <table:table-cell office:value-type="float" office:value="0.0618517" calcext:value-type="float">
            <text:p>0.0618517</text:p>
          </table:table-cell>
          <table:table-cell office:value-type="float" office:value="-5.41973" calcext:value-type="float">
            <text:p>-5.41973</text:p>
          </table:table-cell>
          <table:table-cell office:value-type="float" office:value="-6.01566" calcext:value-type="float">
            <text:p>-6.01566</text:p>
          </table:table-cell>
          <table:table-cell office:value-type="float" office:value="-5.88026" calcext:value-type="float">
            <text:p>-5.88026</text:p>
          </table:table-cell>
          <table:table-cell office:value-type="float" office:value="0.0809215" calcext:value-type="float">
            <text:p>0.0809215</text:p>
          </table:table-cell>
          <table:table-cell office:value-type="float" office:value="-3.17792" calcext:value-type="float">
            <text:p>-3.17792</text:p>
          </table:table-cell>
          <table:table-cell office:value-type="float" office:value="-3.54643" calcext:value-type="float">
            <text:p>-3.54643</text:p>
          </table:table-cell>
          <table:table-cell office:value-type="float" office:value="0.472927" calcext:value-type="float">
            <text:p>0.472927</text:p>
          </table:table-cell>
          <table:table-cell office:value-type="float" office:value="-3.85191" calcext:value-type="float">
            <text:p>-3.85191</text:p>
          </table:table-cell>
          <table:table-cell office:value-type="float" office:value="-3.59823" calcext:value-type="float">
            <text:p>-3.59823</text:p>
          </table:table-cell>
          <table:table-cell office:value-type="float" office:value="0.246152" calcext:value-type="float">
            <text:p>0.246152</text:p>
          </table:table-cell>
          <table:table-cell office:value-type="float" office:value="6.50031" calcext:value-type="float">
            <text:p>6.50031</text:p>
          </table:table-cell>
          <table:table-cell table:formula="of:=[.T151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5.15" calcext:value-type="float">
            <text:p>15.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9.80646" calcext:value-type="float">
            <text:p>-9.80646</text:p>
          </table:table-cell>
          <table:table-cell office:value-type="float" office:value="-9.54738" calcext:value-type="float">
            <text:p>-9.54738</text:p>
          </table:table-cell>
          <table:table-cell office:value-type="float" office:value="-9.66432" calcext:value-type="float">
            <text:p>-9.66432</text:p>
          </table:table-cell>
          <table:table-cell office:value-type="float" office:value="0.0623306" calcext:value-type="float">
            <text:p>0.0623306</text:p>
          </table:table-cell>
          <table:table-cell office:value-type="float" office:value="-6.41174" calcext:value-type="float">
            <text:p>-6.41174</text:p>
          </table:table-cell>
          <table:table-cell office:value-type="float" office:value="-6.30756" calcext:value-type="float">
            <text:p>-6.30756</text:p>
          </table:table-cell>
          <table:table-cell office:value-type="float" office:value="-6.23389" calcext:value-type="float">
            <text:p>-6.23389</text:p>
          </table:table-cell>
          <table:table-cell office:value-type="float" office:value="0.0808524" calcext:value-type="float">
            <text:p>0.0808524</text:p>
          </table:table-cell>
          <table:table-cell office:value-type="float" office:value="-3.32143" calcext:value-type="float">
            <text:p>-3.32143</text:p>
          </table:table-cell>
          <table:table-cell office:value-type="float" office:value="-3.6586" calcext:value-type="float">
            <text:p>-3.6586</text:p>
          </table:table-cell>
          <table:table-cell office:value-type="float" office:value="0.472149" calcext:value-type="float">
            <text:p>0.472149</text:p>
          </table:table-cell>
          <table:table-cell office:value-type="float" office:value="-3.63378" calcext:value-type="float">
            <text:p>-3.63378</text:p>
          </table:table-cell>
          <table:table-cell office:value-type="float" office:value="-3.46994" calcext:value-type="float">
            <text:p>-3.46994</text:p>
          </table:table-cell>
          <table:table-cell office:value-type="float" office:value="0.245651" calcext:value-type="float">
            <text:p>0.245651</text:p>
          </table:table-cell>
          <table:table-cell office:value-type="float" office:value="0.902696" calcext:value-type="float">
            <text:p>0.902696</text:p>
          </table:table-cell>
          <table:table-cell table:formula="of:=[.T152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5.25" calcext:value-type="float">
            <text:p>15.2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10.6688" calcext:value-type="float">
            <text:p>-10.6688</text:p>
          </table:table-cell>
          <table:table-cell office:value-type="float" office:value="-9.90917" calcext:value-type="float">
            <text:p>-9.90917</text:p>
          </table:table-cell>
          <table:table-cell office:value-type="float" office:value="-10.0359" calcext:value-type="float">
            <text:p>-10.0359</text:p>
          </table:table-cell>
          <table:table-cell office:value-type="float" office:value="0.06319" calcext:value-type="float">
            <text:p>0.06319</text:p>
          </table:table-cell>
          <table:table-cell office:value-type="float" office:value="-6.35543" calcext:value-type="float">
            <text:p>-6.35543</text:p>
          </table:table-cell>
          <table:table-cell office:value-type="float" office:value="-6.67467" calcext:value-type="float">
            <text:p>-6.67467</text:p>
          </table:table-cell>
          <table:table-cell office:value-type="float" office:value="-6.57431" calcext:value-type="float">
            <text:p>-6.57431</text:p>
          </table:table-cell>
          <table:table-cell office:value-type="float" office:value="0.0810146" calcext:value-type="float">
            <text:p>0.0810146</text:p>
          </table:table-cell>
          <table:table-cell office:value-type="float" office:value="-3.46472" calcext:value-type="float">
            <text:p>-3.46472</text:p>
          </table:table-cell>
          <table:table-cell office:value-type="float" office:value="-3.76969" calcext:value-type="float">
            <text:p>-3.76969</text:p>
          </table:table-cell>
          <table:table-cell office:value-type="float" office:value="0.471476" calcext:value-type="float">
            <text:p>0.471476</text:p>
          </table:table-cell>
          <table:table-cell office:value-type="float" office:value="-3.57008" calcext:value-type="float">
            <text:p>-3.57008</text:p>
          </table:table-cell>
          <table:table-cell office:value-type="float" office:value="-3.33404" calcext:value-type="float">
            <text:p>-3.33404</text:p>
          </table:table-cell>
          <table:table-cell office:value-type="float" office:value="0.245616" calcext:value-type="float">
            <text:p>0.245616</text:p>
          </table:table-cell>
          <table:table-cell office:value-type="float" office:value="6.99652" calcext:value-type="float">
            <text:p>6.99652</text:p>
          </table:table-cell>
          <table:table-cell table:formula="of:=[.T153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5.35" calcext:value-type="float">
            <text:p>15.3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10.2205" calcext:value-type="float">
            <text:p>-10.2205</text:p>
          </table:table-cell>
          <table:table-cell office:value-type="float" office:value="-10.2958" calcext:value-type="float">
            <text:p>-10.2958</text:p>
          </table:table-cell>
          <table:table-cell office:value-type="float" office:value="-10.4186" calcext:value-type="float">
            <text:p>-10.4186</text:p>
          </table:table-cell>
          <table:table-cell office:value-type="float" office:value="0.0637002" calcext:value-type="float">
            <text:p>0.0637002</text:p>
          </table:table-cell>
          <table:table-cell office:value-type="float" office:value="-6.71044" calcext:value-type="float">
            <text:p>-6.71044</text:p>
          </table:table-cell>
          <table:table-cell office:value-type="float" office:value="-7.00123" calcext:value-type="float">
            <text:p>-7.00123</text:p>
          </table:table-cell>
          <table:table-cell office:value-type="float" office:value="-6.90075" calcext:value-type="float">
            <text:p>-6.90075</text:p>
          </table:table-cell>
          <table:table-cell office:value-type="float" office:value="0.0811467" calcext:value-type="float">
            <text:p>0.0811467</text:p>
          </table:table-cell>
          <table:table-cell office:value-type="float" office:value="-3.62144" calcext:value-type="float">
            <text:p>-3.62144</text:p>
          </table:table-cell>
          <table:table-cell office:value-type="float" office:value="-3.87907" calcext:value-type="float">
            <text:p>-3.87907</text:p>
          </table:table-cell>
          <table:table-cell office:value-type="float" office:value="0.47042" calcext:value-type="float">
            <text:p>0.47042</text:p>
          </table:table-cell>
          <table:table-cell office:value-type="float" office:value="-3.4344" calcext:value-type="float">
            <text:p>-3.4344</text:p>
          </table:table-cell>
          <table:table-cell office:value-type="float" office:value="-3.19046" calcext:value-type="float">
            <text:p>-3.19046</text:p>
          </table:table-cell>
          <table:table-cell office:value-type="float" office:value="0.245551" calcext:value-type="float">
            <text:p>0.245551</text:p>
          </table:table-cell>
          <table:table-cell office:value-type="float" office:value="1.08501" calcext:value-type="float">
            <text:p>1.08501</text:p>
          </table:table-cell>
          <table:table-cell table:formula="of:=[.T154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5.45" calcext:value-type="float">
            <text:p>15.4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10.8944" calcext:value-type="float">
            <text:p>-10.8944</text:p>
          </table:table-cell>
          <table:table-cell office:value-type="float" office:value="-10.728" calcext:value-type="float">
            <text:p>-10.728</text:p>
          </table:table-cell>
          <table:table-cell office:value-type="float" office:value="-10.8121" calcext:value-type="float">
            <text:p>-10.8121</text:p>
          </table:table-cell>
          <table:table-cell office:value-type="float" office:value="0.0638732" calcext:value-type="float">
            <text:p>0.0638732</text:p>
          </table:table-cell>
          <table:table-cell office:value-type="float" office:value="-6.83335" calcext:value-type="float">
            <text:p>-6.83335</text:p>
          </table:table-cell>
          <table:table-cell office:value-type="float" office:value="-7.32406" calcext:value-type="float">
            <text:p>-7.32406</text:p>
          </table:table-cell>
          <table:table-cell office:value-type="float" office:value="-7.21245" calcext:value-type="float">
            <text:p>-7.21245</text:p>
          </table:table-cell>
          <table:table-cell office:value-type="float" office:value="0.0814178" calcext:value-type="float">
            <text:p>0.0814178</text:p>
          </table:table-cell>
          <table:table-cell office:value-type="float" office:value="-3.81935" calcext:value-type="float">
            <text:p>-3.81935</text:p>
          </table:table-cell>
          <table:table-cell office:value-type="float" office:value="-3.98613" calcext:value-type="float">
            <text:p>-3.98613</text:p>
          </table:table-cell>
          <table:table-cell office:value-type="float" office:value="0.469128" calcext:value-type="float">
            <text:p>0.469128</text:p>
          </table:table-cell>
          <table:table-cell office:value-type="float" office:value="-3.2822" calcext:value-type="float">
            <text:p>-3.2822</text:p>
          </table:table-cell>
          <table:table-cell office:value-type="float" office:value="-3.03916" calcext:value-type="float">
            <text:p>-3.03916</text:p>
          </table:table-cell>
          <table:table-cell office:value-type="float" office:value="0.245584" calcext:value-type="float">
            <text:p>0.245584</text:p>
          </table:table-cell>
          <table:table-cell office:value-type="float" office:value="2.03712" calcext:value-type="float">
            <text:p>2.03712</text:p>
          </table:table-cell>
          <table:table-cell table:formula="of:=[.T155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5.55" calcext:value-type="float">
            <text:p>15.5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10.986" calcext:value-type="float">
            <text:p>-10.986</text:p>
          </table:table-cell>
          <table:table-cell office:value-type="float" office:value="-11.1613" calcext:value-type="float">
            <text:p>-11.1613</text:p>
          </table:table-cell>
          <table:table-cell office:value-type="float" office:value="-11.2161" calcext:value-type="float">
            <text:p>-11.2161</text:p>
          </table:table-cell>
          <table:table-cell office:value-type="float" office:value="0.0637823" calcext:value-type="float">
            <text:p>0.0637823</text:p>
          </table:table-cell>
          <table:table-cell office:value-type="float" office:value="-7.3707" calcext:value-type="float">
            <text:p>-7.3707</text:p>
          </table:table-cell>
          <table:table-cell office:value-type="float" office:value="-7.62608" calcext:value-type="float">
            <text:p>-7.62608</text:p>
          </table:table-cell>
          <table:table-cell office:value-type="float" office:value="-7.50862" calcext:value-type="float">
            <text:p>-7.50862</text:p>
          </table:table-cell>
          <table:table-cell office:value-type="float" office:value="0.081714" calcext:value-type="float">
            <text:p>0.081714</text:p>
          </table:table-cell>
          <table:table-cell office:value-type="float" office:value="-3.97098" calcext:value-type="float">
            <text:p>-3.97098</text:p>
          </table:table-cell>
          <table:table-cell office:value-type="float" office:value="-4.09021" calcext:value-type="float">
            <text:p>-4.09021</text:p>
          </table:table-cell>
          <table:table-cell office:value-type="float" office:value="0.467697" calcext:value-type="float">
            <text:p>0.467697</text:p>
          </table:table-cell>
          <table:table-cell office:value-type="float" office:value="-3.1046" calcext:value-type="float">
            <text:p>-3.1046</text:p>
          </table:table-cell>
          <table:table-cell office:value-type="float" office:value="-2.88015" calcext:value-type="float">
            <text:p>-2.88015</text:p>
          </table:table-cell>
          <table:table-cell office:value-type="float" office:value="0.24547" calcext:value-type="float">
            <text:p>0.24547</text:p>
          </table:table-cell>
          <table:table-cell office:value-type="float" office:value="1.27756" calcext:value-type="float">
            <text:p>1.27756</text:p>
          </table:table-cell>
          <table:table-cell table:formula="of:=[.T156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5.65" calcext:value-type="float">
            <text:p>15.6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11.4213" calcext:value-type="float">
            <text:p>-11.4213</text:p>
          </table:table-cell>
          <table:table-cell office:value-type="float" office:value="-11.5096" calcext:value-type="float">
            <text:p>-11.5096</text:p>
          </table:table-cell>
          <table:table-cell office:value-type="float" office:value="-11.6304" calcext:value-type="float">
            <text:p>-11.6304</text:p>
          </table:table-cell>
          <table:table-cell office:value-type="float" office:value="0.0642254" calcext:value-type="float">
            <text:p>0.0642254</text:p>
          </table:table-cell>
          <table:table-cell office:value-type="float" office:value="-7.46085" calcext:value-type="float">
            <text:p>-7.46085</text:p>
          </table:table-cell>
          <table:table-cell office:value-type="float" office:value="-7.90608" calcext:value-type="float">
            <text:p>-7.90608</text:p>
          </table:table-cell>
          <table:table-cell office:value-type="float" office:value="-7.78849" calcext:value-type="float">
            <text:p>-7.78849</text:p>
          </table:table-cell>
          <table:table-cell office:value-type="float" office:value="0.0820291" calcext:value-type="float">
            <text:p>0.0820291</text:p>
          </table:table-cell>
          <table:table-cell office:value-type="float" office:value="-3.98259" calcext:value-type="float">
            <text:p>-3.98259</text:p>
          </table:table-cell>
          <table:table-cell office:value-type="float" office:value="-4.19066" calcext:value-type="float">
            <text:p>-4.19066</text:p>
          </table:table-cell>
          <table:table-cell office:value-type="float" office:value="0.466482" calcext:value-type="float">
            <text:p>0.466482</text:p>
          </table:table-cell>
          <table:table-cell office:value-type="float" office:value="-2.96966" calcext:value-type="float">
            <text:p>-2.96966</text:p>
          </table:table-cell>
          <table:table-cell office:value-type="float" office:value="-2.71349" calcext:value-type="float">
            <text:p>-2.71349</text:p>
          </table:table-cell>
          <table:table-cell office:value-type="float" office:value="0.245582" calcext:value-type="float">
            <text:p>0.245582</text:p>
          </table:table-cell>
          <table:table-cell office:value-type="float" office:value="1.90458" calcext:value-type="float">
            <text:p>1.90458</text:p>
          </table:table-cell>
          <table:table-cell table:formula="of:=[.T157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5.75" calcext:value-type="float">
            <text:p>15.7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11.9422" calcext:value-type="float">
            <text:p>-11.9422</text:p>
          </table:table-cell>
          <table:table-cell office:value-type="float" office:value="-11.8843" calcext:value-type="float">
            <text:p>-11.8843</text:p>
          </table:table-cell>
          <table:table-cell office:value-type="float" office:value="-12.0546" calcext:value-type="float">
            <text:p>-12.0546</text:p>
          </table:table-cell>
          <table:table-cell office:value-type="float" office:value="0.065277" calcext:value-type="float">
            <text:p>0.065277</text:p>
          </table:table-cell>
          <table:table-cell office:value-type="float" office:value="-7.88317" calcext:value-type="float">
            <text:p>-7.88317</text:p>
          </table:table-cell>
          <table:table-cell office:value-type="float" office:value="-8.127" calcext:value-type="float">
            <text:p>-8.127</text:p>
          </table:table-cell>
          <table:table-cell office:value-type="float" office:value="-8.05131" calcext:value-type="float">
            <text:p>-8.05131</text:p>
          </table:table-cell>
          <table:table-cell office:value-type="float" office:value="0.0820299" calcext:value-type="float">
            <text:p>0.0820299</text:p>
          </table:table-cell>
          <table:table-cell office:value-type="float" office:value="-4.01188" calcext:value-type="float">
            <text:p>-4.01188</text:p>
          </table:table-cell>
          <table:table-cell office:value-type="float" office:value="-4.28682" calcext:value-type="float">
            <text:p>-4.28682</text:p>
          </table:table-cell>
          <table:table-cell office:value-type="float" office:value="0.46544" calcext:value-type="float">
            <text:p>0.46544</text:p>
          </table:table-cell>
          <table:table-cell office:value-type="float" office:value="-2.72607" calcext:value-type="float">
            <text:p>-2.72607</text:p>
          </table:table-cell>
          <table:table-cell office:value-type="float" office:value="-2.53924" calcext:value-type="float">
            <text:p>-2.53924</text:p>
          </table:table-cell>
          <table:table-cell office:value-type="float" office:value="0.245337" calcext:value-type="float">
            <text:p>0.245337</text:p>
          </table:table-cell>
          <table:table-cell office:value-type="float" office:value="2.03434" calcext:value-type="float">
            <text:p>2.03434</text:p>
          </table:table-cell>
          <table:table-cell table:formula="of:=[.T158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5.85" calcext:value-type="float">
            <text:p>15.8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12.4462" calcext:value-type="float">
            <text:p>-12.4462</text:p>
          </table:table-cell>
          <table:table-cell office:value-type="float" office:value="-12.3241" calcext:value-type="float">
            <text:p>-12.3241</text:p>
          </table:table-cell>
          <table:table-cell office:value-type="float" office:value="-12.4881" calcext:value-type="float">
            <text:p>-12.4881</text:p>
          </table:table-cell>
          <table:table-cell office:value-type="float" office:value="0.0664022" calcext:value-type="float">
            <text:p>0.0664022</text:p>
          </table:table-cell>
          <table:table-cell office:value-type="float" office:value="-8.02117" calcext:value-type="float">
            <text:p>-8.02117</text:p>
          </table:table-cell>
          <table:table-cell office:value-type="float" office:value="-8.34745" calcext:value-type="float">
            <text:p>-8.34745</text:p>
          </table:table-cell>
          <table:table-cell office:value-type="float" office:value="-8.29633" calcext:value-type="float">
            <text:p>-8.29633</text:p>
          </table:table-cell>
          <table:table-cell office:value-type="float" office:value="0.0818552" calcext:value-type="float">
            <text:p>0.0818552</text:p>
          </table:table-cell>
          <table:table-cell office:value-type="float" office:value="-4.18846" calcext:value-type="float">
            <text:p>-4.18846</text:p>
          </table:table-cell>
          <table:table-cell office:value-type="float" office:value="-4.37802" calcext:value-type="float">
            <text:p>-4.37802</text:p>
          </table:table-cell>
          <table:table-cell office:value-type="float" office:value="0.464305" calcext:value-type="float">
            <text:p>0.464305</text:p>
          </table:table-cell>
          <table:table-cell office:value-type="float" office:value="-2.53028" calcext:value-type="float">
            <text:p>-2.53028</text:p>
          </table:table-cell>
          <table:table-cell office:value-type="float" office:value="-2.35756" calcext:value-type="float">
            <text:p>-2.35756</text:p>
          </table:table-cell>
          <table:table-cell office:value-type="float" office:value="0.244862" calcext:value-type="float">
            <text:p>0.244862</text:p>
          </table:table-cell>
          <table:table-cell office:value-type="float" office:value="2.65125" calcext:value-type="float">
            <text:p>2.65125</text:p>
          </table:table-cell>
          <table:table-cell table:formula="of:=[.T159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.95" calcext:value-type="float">
            <text:p>15.9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12.7461" calcext:value-type="float">
            <text:p>-12.7461</text:p>
          </table:table-cell>
          <table:table-cell office:value-type="float" office:value="-12.7337" calcext:value-type="float">
            <text:p>-12.7337</text:p>
          </table:table-cell>
          <table:table-cell office:value-type="float" office:value="-12.9304" calcext:value-type="float">
            <text:p>-12.9304</text:p>
          </table:table-cell>
          <table:table-cell office:value-type="float" office:value="0.0678401" calcext:value-type="float">
            <text:p>0.0678401</text:p>
          </table:table-cell>
          <table:table-cell office:value-type="float" office:value="-8.19449" calcext:value-type="float">
            <text:p>-8.19449</text:p>
          </table:table-cell>
          <table:table-cell office:value-type="float" office:value="-8.51833" calcext:value-type="float">
            <text:p>-8.51833</text:p>
          </table:table-cell>
          <table:table-cell office:value-type="float" office:value="-8.5228" calcext:value-type="float">
            <text:p>-8.5228</text:p>
          </table:table-cell>
          <table:table-cell office:value-type="float" office:value="0.0816039" calcext:value-type="float">
            <text:p>0.0816039</text:p>
          </table:table-cell>
          <table:table-cell office:value-type="float" office:value="-4.23764" calcext:value-type="float">
            <text:p>-4.23764</text:p>
          </table:table-cell>
          <table:table-cell office:value-type="float" office:value="-4.4636" calcext:value-type="float">
            <text:p>-4.4636</text:p>
          </table:table-cell>
          <table:table-cell office:value-type="float" office:value="0.463145" calcext:value-type="float">
            <text:p>0.463145</text:p>
          </table:table-cell>
          <table:table-cell office:value-type="float" office:value="-2.24621" calcext:value-type="float">
            <text:p>-2.24621</text:p>
          </table:table-cell>
          <table:table-cell office:value-type="float" office:value="-2.16863" calcext:value-type="float">
            <text:p>-2.16863</text:p>
          </table:table-cell>
          <table:table-cell office:value-type="float" office:value="0.244224" calcext:value-type="float">
            <text:p>0.244224</text:p>
          </table:table-cell>
          <table:table-cell office:value-type="float" office:value="1.92986" calcext:value-type="float">
            <text:p>1.92986</text:p>
          </table:table-cell>
          <table:table-cell table:formula="of:=[.T160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6.05" calcext:value-type="float">
            <text:p>16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13.7929" calcext:value-type="float">
            <text:p>-13.7929</text:p>
          </table:table-cell>
          <table:table-cell office:value-type="float" office:value="-13.2567" calcext:value-type="float">
            <text:p>-13.2567</text:p>
          </table:table-cell>
          <table:table-cell office:value-type="float" office:value="-13.381" calcext:value-type="float">
            <text:p>-13.381</text:p>
          </table:table-cell>
          <table:table-cell office:value-type="float" office:value="0.0684508" calcext:value-type="float">
            <text:p>0.0684508</text:p>
          </table:table-cell>
          <table:table-cell office:value-type="float" office:value="-8.47158" calcext:value-type="float">
            <text:p>-8.47158</text:p>
          </table:table-cell>
          <table:table-cell office:value-type="float" office:value="-8.70886" calcext:value-type="float">
            <text:p>-8.70886</text:p>
          </table:table-cell>
          <table:table-cell office:value-type="float" office:value="-8.73002" calcext:value-type="float">
            <text:p>-8.73002</text:p>
          </table:table-cell>
          <table:table-cell office:value-type="float" office:value="0.0813688" calcext:value-type="float">
            <text:p>0.0813688</text:p>
          </table:table-cell>
          <table:table-cell office:value-type="float" office:value="-4.46629" calcext:value-type="float">
            <text:p>-4.46629</text:p>
          </table:table-cell>
          <table:table-cell office:value-type="float" office:value="-4.54289" calcext:value-type="float">
            <text:p>-4.54289</text:p>
          </table:table-cell>
          <table:table-cell office:value-type="float" office:value="0.461782" calcext:value-type="float">
            <text:p>0.461782</text:p>
          </table:table-cell>
          <table:table-cell office:value-type="float" office:value="-2.00533" calcext:value-type="float">
            <text:p>-2.00533</text:p>
          </table:table-cell>
          <table:table-cell office:value-type="float" office:value="-1.97267" calcext:value-type="float">
            <text:p>-1.97267</text:p>
          </table:table-cell>
          <table:table-cell office:value-type="float" office:value="0.243473" calcext:value-type="float">
            <text:p>0.243473</text:p>
          </table:table-cell>
          <table:table-cell office:value-type="float" office:value="2.8068" calcext:value-type="float">
            <text:p>2.8068</text:p>
          </table:table-cell>
          <table:table-cell table:formula="of:=[.T161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6.15" calcext:value-type="float">
            <text:p>16.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13.6376" calcext:value-type="float">
            <text:p>-13.6376</text:p>
          </table:table-cell>
          <table:table-cell office:value-type="float" office:value="-13.6941" calcext:value-type="float">
            <text:p>-13.6941</text:p>
          </table:table-cell>
          <table:table-cell office:value-type="float" office:value="-13.8392" calcext:value-type="float">
            <text:p>-13.8392</text:p>
          </table:table-cell>
          <table:table-cell office:value-type="float" office:value="0.0690847" calcext:value-type="float">
            <text:p>0.0690847</text:p>
          </table:table-cell>
          <table:table-cell office:value-type="float" office:value="-8.26343" calcext:value-type="float">
            <text:p>-8.26343</text:p>
          </table:table-cell>
          <table:table-cell office:value-type="float" office:value="-8.80288" calcext:value-type="float">
            <text:p>-8.80288</text:p>
          </table:table-cell>
          <table:table-cell office:value-type="float" office:value="-8.91729" calcext:value-type="float">
            <text:p>-8.91729</text:p>
          </table:table-cell>
          <table:table-cell office:value-type="float" office:value="0.0814638" calcext:value-type="float">
            <text:p>0.0814638</text:p>
          </table:table-cell>
          <table:table-cell office:value-type="float" office:value="-4.49814" calcext:value-type="float">
            <text:p>-4.49814</text:p>
          </table:table-cell>
          <table:table-cell office:value-type="float" office:value="-4.61524" calcext:value-type="float">
            <text:p>-4.61524</text:p>
          </table:table-cell>
          <table:table-cell office:value-type="float" office:value="0.460417" calcext:value-type="float">
            <text:p>0.460417</text:p>
          </table:table-cell>
          <table:table-cell office:value-type="float" office:value="-1.63306" calcext:value-type="float">
            <text:p>-1.63306</text:p>
          </table:table-cell>
          <table:table-cell office:value-type="float" office:value="-1.76997" calcext:value-type="float">
            <text:p>-1.76997</text:p>
          </table:table-cell>
          <table:table-cell office:value-type="float" office:value="0.242857" calcext:value-type="float">
            <text:p>0.242857</text:p>
          </table:table-cell>
          <table:table-cell office:value-type="float" office:value="4.12252" calcext:value-type="float">
            <text:p>4.12252</text:p>
          </table:table-cell>
          <table:table-cell table:formula="of:=[.T162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6.25" calcext:value-type="float">
            <text:p>16.2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14.4737" calcext:value-type="float">
            <text:p>-14.4737</text:p>
          </table:table-cell>
          <table:table-cell office:value-type="float" office:value="-14.1741" calcext:value-type="float">
            <text:p>-14.1741</text:p>
          </table:table-cell>
          <table:table-cell office:value-type="float" office:value="-14.3043" calcext:value-type="float">
            <text:p>-14.3043</text:p>
          </table:table-cell>
          <table:table-cell office:value-type="float" office:value="0.0697166" calcext:value-type="float">
            <text:p>0.0697166</text:p>
          </table:table-cell>
          <table:table-cell office:value-type="float" office:value="-8.79552" calcext:value-type="float">
            <text:p>-8.79552</text:p>
          </table:table-cell>
          <table:table-cell office:value-type="float" office:value="-8.99691" calcext:value-type="float">
            <text:p>-8.99691</text:p>
          </table:table-cell>
          <table:table-cell office:value-type="float" office:value="-9.08395" calcext:value-type="float">
            <text:p>-9.08395</text:p>
          </table:table-cell>
          <table:table-cell office:value-type="float" office:value="0.0815371" calcext:value-type="float">
            <text:p>0.0815371</text:p>
          </table:table-cell>
          <table:table-cell office:value-type="float" office:value="-4.63272" calcext:value-type="float">
            <text:p>-4.63272</text:p>
          </table:table-cell>
          <table:table-cell office:value-type="float" office:value="-4.68001" calcext:value-type="float">
            <text:p>-4.68001</text:p>
          </table:table-cell>
          <table:table-cell office:value-type="float" office:value="0.459051" calcext:value-type="float">
            <text:p>0.459051</text:p>
          </table:table-cell>
          <table:table-cell office:value-type="float" office:value="-1.53073" calcext:value-type="float">
            <text:p>-1.53073</text:p>
          </table:table-cell>
          <table:table-cell office:value-type="float" office:value="-1.56086" calcext:value-type="float">
            <text:p>-1.56086</text:p>
          </table:table-cell>
          <table:table-cell office:value-type="float" office:value="0.242165" calcext:value-type="float">
            <text:p>0.242165</text:p>
          </table:table-cell>
          <table:table-cell office:value-type="float" office:value="2.8556" calcext:value-type="float">
            <text:p>2.8556</text:p>
          </table:table-cell>
          <table:table-cell table:formula="of:=[.T163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6.35" calcext:value-type="float">
            <text:p>16.3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14.5757" calcext:value-type="float">
            <text:p>-14.5757</text:p>
          </table:table-cell>
          <table:table-cell office:value-type="float" office:value="-14.63" calcext:value-type="float">
            <text:p>-14.63</text:p>
          </table:table-cell>
          <table:table-cell office:value-type="float" office:value="-14.7754" calcext:value-type="float">
            <text:p>-14.7754</text:p>
          </table:table-cell>
          <table:table-cell office:value-type="float" office:value="0.0703782" calcext:value-type="float">
            <text:p>0.0703782</text:p>
          </table:table-cell>
          <table:table-cell office:value-type="float" office:value="-9.32634" calcext:value-type="float">
            <text:p>-9.32634</text:p>
          </table:table-cell>
          <table:table-cell office:value-type="float" office:value="-9.1727" calcext:value-type="float">
            <text:p>-9.1727</text:p>
          </table:table-cell>
          <table:table-cell office:value-type="float" office:value="-9.22939" calcext:value-type="float">
            <text:p>-9.22939</text:p>
          </table:table-cell>
          <table:table-cell office:value-type="float" office:value="0.0814134" calcext:value-type="float">
            <text:p>0.0814134</text:p>
          </table:table-cell>
          <table:table-cell office:value-type="float" office:value="-4.66591" calcext:value-type="float">
            <text:p>-4.66591</text:p>
          </table:table-cell>
          <table:table-cell office:value-type="float" office:value="-4.73658" calcext:value-type="float">
            <text:p>-4.73658</text:p>
          </table:table-cell>
          <table:table-cell office:value-type="float" office:value="0.457677" calcext:value-type="float">
            <text:p>0.457677</text:p>
          </table:table-cell>
          <table:table-cell office:value-type="float" office:value="-1.39949" calcext:value-type="float">
            <text:p>-1.39949</text:p>
          </table:table-cell>
          <table:table-cell office:value-type="float" office:value="-1.34573" calcext:value-type="float">
            <text:p>-1.34573</text:p>
          </table:table-cell>
          <table:table-cell office:value-type="float" office:value="0.241456" calcext:value-type="float">
            <text:p>0.241456</text:p>
          </table:table-cell>
          <table:table-cell office:value-type="float" office:value="0.248053" calcext:value-type="float">
            <text:p>0.248053</text:p>
          </table:table-cell>
          <table:table-cell table:formula="of:=[.T164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6.45" calcext:value-type="float">
            <text:p>16.4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15.6189" calcext:value-type="float">
            <text:p>-15.6189</text:p>
          </table:table-cell>
          <table:table-cell office:value-type="float" office:value="-15.171" calcext:value-type="float">
            <text:p>-15.171</text:p>
          </table:table-cell>
          <table:table-cell office:value-type="float" office:value="-15.2517" calcext:value-type="float">
            <text:p>-15.2517</text:p>
          </table:table-cell>
          <table:table-cell office:value-type="float" office:value="0.0705149" calcext:value-type="float">
            <text:p>0.0705149</text:p>
          </table:table-cell>
          <table:table-cell office:value-type="float" office:value="-9.69365" calcext:value-type="float">
            <text:p>-9.69365</text:p>
          </table:table-cell>
          <table:table-cell office:value-type="float" office:value="-9.2464" calcext:value-type="float">
            <text:p>-9.2464</text:p>
          </table:table-cell>
          <table:table-cell office:value-type="float" office:value="-9.35302" calcext:value-type="float">
            <text:p>-9.35302</text:p>
          </table:table-cell>
          <table:table-cell office:value-type="float" office:value="0.0816529" calcext:value-type="float">
            <text:p>0.0816529</text:p>
          </table:table-cell>
          <table:table-cell office:value-type="float" office:value="-4.81587" calcext:value-type="float">
            <text:p>-4.81587</text:p>
          </table:table-cell>
          <table:table-cell office:value-type="float" office:value="-4.78436" calcext:value-type="float">
            <text:p>-4.78436</text:p>
          </table:table-cell>
          <table:table-cell office:value-type="float" office:value="0.456291" calcext:value-type="float">
            <text:p>0.456291</text:p>
          </table:table-cell>
          <table:table-cell office:value-type="float" office:value="-1.07435" calcext:value-type="float">
            <text:p>-1.07435</text:p>
          </table:table-cell>
          <table:table-cell office:value-type="float" office:value="-1.125" calcext:value-type="float">
            <text:p>-1.125</text:p>
          </table:table-cell>
          <table:table-cell office:value-type="float" office:value="0.24079" calcext:value-type="float">
            <text:p>0.24079</text:p>
          </table:table-cell>
          <table:table-cell office:value-type="float" office:value="4.47278" calcext:value-type="float">
            <text:p>4.47278</text:p>
          </table:table-cell>
          <table:table-cell table:formula="of:=[.T165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6.55" calcext:value-type="float">
            <text:p>16.5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15.9382" calcext:value-type="float">
            <text:p>-15.9382</text:p>
          </table:table-cell>
          <table:table-cell office:value-type="float" office:value="-15.6809" calcext:value-type="float">
            <text:p>-15.6809</text:p>
          </table:table-cell>
          <table:table-cell office:value-type="float" office:value="-15.7324" calcext:value-type="float">
            <text:p>-15.7324</text:p>
          </table:table-cell>
          <table:table-cell office:value-type="float" office:value="0.07042" calcext:value-type="float">
            <text:p>0.07042</text:p>
          </table:table-cell>
          <table:table-cell office:value-type="float" office:value="-9.35751" calcext:value-type="float">
            <text:p>-9.35751</text:p>
          </table:table-cell>
          <table:table-cell office:value-type="float" office:value="-9.38524" calcext:value-type="float">
            <text:p>-9.38524</text:p>
          </table:table-cell>
          <table:table-cell office:value-type="float" office:value="-9.45431" calcext:value-type="float">
            <text:p>-9.45431</text:p>
          </table:table-cell>
          <table:table-cell office:value-type="float" office:value="0.081548" calcext:value-type="float">
            <text:p>0.081548</text:p>
          </table:table-cell>
          <table:table-cell office:value-type="float" office:value="-4.85892" calcext:value-type="float">
            <text:p>-4.85892</text:p>
          </table:table-cell>
          <table:table-cell office:value-type="float" office:value="-4.82275" calcext:value-type="float">
            <text:p>-4.82275</text:p>
          </table:table-cell>
          <table:table-cell office:value-type="float" office:value="0.454932" calcext:value-type="float">
            <text:p>0.454932</text:p>
          </table:table-cell>
          <table:table-cell office:value-type="float" office:value="-0.906427" calcext:value-type="float">
            <text:p>-0.906427</text:p>
          </table:table-cell>
          <table:table-cell office:value-type="float" office:value="-0.899159" calcext:value-type="float">
            <text:p>-0.899159</text:p>
          </table:table-cell>
          <table:table-cell office:value-type="float" office:value="0.240083" calcext:value-type="float">
            <text:p>0.240083</text:p>
          </table:table-cell>
          <table:table-cell office:value-type="float" office:value="2.06555" calcext:value-type="float">
            <text:p>2.06555</text:p>
          </table:table-cell>
          <table:table-cell table:formula="of:=[.T166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6.65" calcext:value-type="float">
            <text:p>16.6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16.6033" calcext:value-type="float">
            <text:p>-16.6033</text:p>
          </table:table-cell>
          <table:table-cell office:value-type="float" office:value="-16.191" calcext:value-type="float">
            <text:p>-16.191</text:p>
          </table:table-cell>
          <table:table-cell office:value-type="float" office:value="-16.2164" calcext:value-type="float">
            <text:p>-16.2164</text:p>
          </table:table-cell>
          <table:table-cell office:value-type="float" office:value="0.0702466" calcext:value-type="float">
            <text:p>0.0702466</text:p>
          </table:table-cell>
          <table:table-cell office:value-type="float" office:value="-8.85459" calcext:value-type="float">
            <text:p>-8.85459</text:p>
          </table:table-cell>
          <table:table-cell office:value-type="float" office:value="-9.47626" calcext:value-type="float">
            <text:p>-9.47626</text:p>
          </table:table-cell>
          <table:table-cell office:value-type="float" office:value="-9.53277" calcext:value-type="float">
            <text:p>-9.53277</text:p>
          </table:table-cell>
          <table:table-cell office:value-type="float" office:value="0.081382" calcext:value-type="float">
            <text:p>0.081382</text:p>
          </table:table-cell>
          <table:table-cell office:value-type="float" office:value="-4.90378" calcext:value-type="float">
            <text:p>-4.90378</text:p>
          </table:table-cell>
          <table:table-cell office:value-type="float" office:value="-4.85124" calcext:value-type="float">
            <text:p>-4.85124</text:p>
          </table:table-cell>
          <table:table-cell office:value-type="float" office:value="0.453589" calcext:value-type="float">
            <text:p>0.453589</text:p>
          </table:table-cell>
          <table:table-cell office:value-type="float" office:value="-0.691895" calcext:value-type="float">
            <text:p>-0.691895</text:p>
          </table:table-cell>
          <table:table-cell office:value-type="float" office:value="-0.668734" calcext:value-type="float">
            <text:p>-0.668734</text:p>
          </table:table-cell>
          <table:table-cell office:value-type="float" office:value="0.23941" calcext:value-type="float">
            <text:p>0.23941</text:p>
          </table:table-cell>
          <table:table-cell office:value-type="float" office:value="2.36701" calcext:value-type="float">
            <text:p>2.36701</text:p>
          </table:table-cell>
          <table:table-cell table:formula="of:=[.T167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6.75" calcext:value-type="float">
            <text:p>16.7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16.011" calcext:value-type="float">
            <text:p>-16.011</text:p>
          </table:table-cell>
          <table:table-cell office:value-type="float" office:value="-16.6622" calcext:value-type="float">
            <text:p>-16.6622</text:p>
          </table:table-cell>
          <table:table-cell office:value-type="float" office:value="-16.7027" calcext:value-type="float">
            <text:p>-16.7027</text:p>
          </table:table-cell>
          <table:table-cell office:value-type="float" office:value="0.0700775" calcext:value-type="float">
            <text:p>0.0700775</text:p>
          </table:table-cell>
          <table:table-cell office:value-type="float" office:value="-9.33486" calcext:value-type="float">
            <text:p>-9.33486</text:p>
          </table:table-cell>
          <table:table-cell office:value-type="float" office:value="-9.47203" calcext:value-type="float">
            <text:p>-9.47203</text:p>
          </table:table-cell>
          <table:table-cell office:value-type="float" office:value="-9.58797" calcext:value-type="float">
            <text:p>-9.58797</text:p>
          </table:table-cell>
          <table:table-cell office:value-type="float" office:value="0.0815432" calcext:value-type="float">
            <text:p>0.0815432</text:p>
          </table:table-cell>
          <table:table-cell office:value-type="float" office:value="-4.88456" calcext:value-type="float">
            <text:p>-4.88456</text:p>
          </table:table-cell>
          <table:table-cell office:value-type="float" office:value="-4.8693" calcext:value-type="float">
            <text:p>-4.8693</text:p>
          </table:table-cell>
          <table:table-cell office:value-type="float" office:value="0.452251" calcext:value-type="float">
            <text:p>0.452251</text:p>
          </table:table-cell>
          <table:table-cell office:value-type="float" office:value="-0.354831" calcext:value-type="float">
            <text:p>-0.354831</text:p>
          </table:table-cell>
          <table:table-cell office:value-type="float" office:value="-0.434301" calcext:value-type="float">
            <text:p>-0.434301</text:p>
          </table:table-cell>
          <table:table-cell office:value-type="float" office:value="0.238748" calcext:value-type="float">
            <text:p>0.238748</text:p>
          </table:table-cell>
          <table:table-cell office:value-type="float" office:value="5.24693" calcext:value-type="float">
            <text:p>5.24693</text:p>
          </table:table-cell>
          <table:table-cell table:formula="of:=[.T168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6.85" calcext:value-type="float">
            <text:p>16.8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16.9255" calcext:value-type="float">
            <text:p>-16.9255</text:p>
          </table:table-cell>
          <table:table-cell office:value-type="float" office:value="-17.1977" calcext:value-type="float">
            <text:p>-17.1977</text:p>
          </table:table-cell>
          <table:table-cell office:value-type="float" office:value="-17.1903" calcext:value-type="float">
            <text:p>-17.1903</text:p>
          </table:table-cell>
          <table:table-cell office:value-type="float" office:value="0.0698711" calcext:value-type="float">
            <text:p>0.0698711</text:p>
          </table:table-cell>
          <table:table-cell office:value-type="float" office:value="-10.8571" calcext:value-type="float">
            <text:p>-10.8571</text:p>
          </table:table-cell>
          <table:table-cell office:value-type="float" office:value="-9.51289" calcext:value-type="float">
            <text:p>-9.51289</text:p>
          </table:table-cell>
          <table:table-cell office:value-type="float" office:value="-9.61954" calcext:value-type="float">
            <text:p>-9.61954</text:p>
          </table:table-cell>
          <table:table-cell office:value-type="float" office:value="0.0819117" calcext:value-type="float">
            <text:p>0.0819117</text:p>
          </table:table-cell>
          <table:table-cell office:value-type="float" office:value="-4.96777" calcext:value-type="float">
            <text:p>-4.96777</text:p>
          </table:table-cell>
          <table:table-cell office:value-type="float" office:value="-4.87646" calcext:value-type="float">
            <text:p>-4.87646</text:p>
          </table:table-cell>
          <table:table-cell office:value-type="float" office:value="0.450952" calcext:value-type="float">
            <text:p>0.450952</text:p>
          </table:table-cell>
          <table:table-cell office:value-type="float" office:value="-0.163983" calcext:value-type="float">
            <text:p>-0.163983</text:p>
          </table:table-cell>
          <table:table-cell office:value-type="float" office:value="-0.196479" calcext:value-type="float">
            <text:p>-0.196479</text:p>
          </table:table-cell>
          <table:table-cell office:value-type="float" office:value="0.238186" calcext:value-type="float">
            <text:p>0.238186</text:p>
          </table:table-cell>
          <table:table-cell office:value-type="float" office:value="7.70848" calcext:value-type="float">
            <text:p>7.70848</text:p>
          </table:table-cell>
          <table:table-cell table:formula="of:=[.T169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6.95" calcext:value-type="float">
            <text:p>16.9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18.1371" calcext:value-type="float">
            <text:p>-18.1371</text:p>
          </table:table-cell>
          <table:table-cell office:value-type="float" office:value="-17.7161" calcext:value-type="float">
            <text:p>-17.7161</text:p>
          </table:table-cell>
          <table:table-cell office:value-type="float" office:value="-17.6781" calcext:value-type="float">
            <text:p>-17.6781</text:p>
          </table:table-cell>
          <table:table-cell office:value-type="float" office:value="0.0697087" calcext:value-type="float">
            <text:p>0.0697087</text:p>
          </table:table-cell>
          <table:table-cell office:value-type="float" office:value="-9.39146" calcext:value-type="float">
            <text:p>-9.39146</text:p>
          </table:table-cell>
          <table:table-cell office:value-type="float" office:value="-9.51904" calcext:value-type="float">
            <text:p>-9.51904</text:p>
          </table:table-cell>
          <table:table-cell office:value-type="float" office:value="-9.62717" calcext:value-type="float">
            <text:p>-9.62717</text:p>
          </table:table-cell>
          <table:table-cell office:value-type="float" office:value="0.0820541" calcext:value-type="float">
            <text:p>0.0820541</text:p>
          </table:table-cell>
          <table:table-cell office:value-type="float" office:value="-4.98172" calcext:value-type="float">
            <text:p>-4.98172</text:p>
          </table:table-cell>
          <table:table-cell office:value-type="float" office:value="-4.87232" calcext:value-type="float">
            <text:p>-4.87232</text:p>
          </table:table-cell>
          <table:table-cell office:value-type="float" office:value="0.449704" calcext:value-type="float">
            <text:p>0.449704</text:p>
          </table:table-cell>
          <table:table-cell office:value-type="float" office:value="0.078688" calcext:value-type="float">
            <text:p>0.078688</text:p>
          </table:table-cell>
          <table:table-cell office:value-type="float" office:value="0.0440703" calcext:value-type="float">
            <text:p>0.0440703</text:p>
          </table:table-cell>
          <table:table-cell office:value-type="float" office:value="0.237492" calcext:value-type="float">
            <text:p>0.237492</text:p>
          </table:table-cell>
          <table:table-cell office:value-type="float" office:value="1.72034" calcext:value-type="float">
            <text:p>1.72034</text:p>
          </table:table-cell>
          <table:table-cell table:formula="of:=[.T170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7.05" calcext:value-type="float">
            <text:p>17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18.3083" calcext:value-type="float">
            <text:p>-18.3083</text:p>
          </table:table-cell>
          <table:table-cell office:value-type="float" office:value="-18.2151" calcext:value-type="float">
            <text:p>-18.2151</text:p>
          </table:table-cell>
          <table:table-cell office:value-type="float" office:value="-18.1648" calcext:value-type="float">
            <text:p>-18.1648</text:p>
          </table:table-cell>
          <table:table-cell office:value-type="float" office:value="0.0696097" calcext:value-type="float">
            <text:p>0.0696097</text:p>
          </table:table-cell>
          <table:table-cell office:value-type="float" office:value="-9.18778" calcext:value-type="float">
            <text:p>-9.18778</text:p>
          </table:table-cell>
          <table:table-cell office:value-type="float" office:value="-9.45127" calcext:value-type="float">
            <text:p>-9.45127</text:p>
          </table:table-cell>
          <table:table-cell office:value-type="float" office:value="-9.61064" calcext:value-type="float">
            <text:p>-9.61064</text:p>
          </table:table-cell>
          <table:table-cell office:value-type="float" office:value="0.0825919" calcext:value-type="float">
            <text:p>0.0825919</text:p>
          </table:table-cell>
          <table:table-cell office:value-type="float" office:value="-4.94869" calcext:value-type="float">
            <text:p>-4.94869</text:p>
          </table:table-cell>
          <table:table-cell office:value-type="float" office:value="-4.85648" calcext:value-type="float">
            <text:p>-4.85648</text:p>
          </table:table-cell>
          <table:table-cell office:value-type="float" office:value="0.44846" calcext:value-type="float">
            <text:p>0.44846</text:p>
          </table:table-cell>
          <table:table-cell office:value-type="float" office:value="0.417194" calcext:value-type="float">
            <text:p>0.417194</text:p>
          </table:table-cell>
          <table:table-cell office:value-type="float" office:value="0.286648" calcext:value-type="float">
            <text:p>0.286648</text:p>
          </table:table-cell>
          <table:table-cell office:value-type="float" office:value="0.236942" calcext:value-type="float">
            <text:p>0.236942</text:p>
          </table:table-cell>
          <table:table-cell office:value-type="float" office:value="0.790597" calcext:value-type="float">
            <text:p>0.790597</text:p>
          </table:table-cell>
          <table:table-cell table:formula="of:=[.T171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7.15" calcext:value-type="float">
            <text:p>17.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18.2443" calcext:value-type="float">
            <text:p>-18.2443</text:p>
          </table:table-cell>
          <table:table-cell office:value-type="float" office:value="-18.6585" calcext:value-type="float">
            <text:p>-18.6585</text:p>
          </table:table-cell>
          <table:table-cell office:value-type="float" office:value="-18.6493" calcext:value-type="float">
            <text:p>-18.6493</text:p>
          </table:table-cell>
          <table:table-cell office:value-type="float" office:value="0.0694131" calcext:value-type="float">
            <text:p>0.0694131</text:p>
          </table:table-cell>
          <table:table-cell office:value-type="float" office:value="-9.58547" calcext:value-type="float">
            <text:p>-9.58547</text:p>
          </table:table-cell>
          <table:table-cell office:value-type="float" office:value="-9.47487" calcext:value-type="float">
            <text:p>-9.47487</text:p>
          </table:table-cell>
          <table:table-cell office:value-type="float" office:value="-9.56977" calcext:value-type="float">
            <text:p>-9.56977</text:p>
          </table:table-cell>
          <table:table-cell office:value-type="float" office:value="0.0826998" calcext:value-type="float">
            <text:p>0.0826998</text:p>
          </table:table-cell>
          <table:table-cell office:value-type="float" office:value="-4.89142" calcext:value-type="float">
            <text:p>-4.89142</text:p>
          </table:table-cell>
          <table:table-cell office:value-type="float" office:value="-4.82864" calcext:value-type="float">
            <text:p>-4.82864</text:p>
          </table:table-cell>
          <table:table-cell office:value-type="float" office:value="0.447176" calcext:value-type="float">
            <text:p>0.447176</text:p>
          </table:table-cell>
          <table:table-cell office:value-type="float" office:value="0.475988" calcext:value-type="float">
            <text:p>0.475988</text:p>
          </table:table-cell>
          <table:table-cell office:value-type="float" office:value="0.530522" calcext:value-type="float">
            <text:p>0.530522</text:p>
          </table:table-cell>
          <table:table-cell office:value-type="float" office:value="0.236271" calcext:value-type="float">
            <text:p>0.236271</text:p>
          </table:table-cell>
          <table:table-cell office:value-type="float" office:value="1.67646" calcext:value-type="float">
            <text:p>1.67646</text:p>
          </table:table-cell>
          <table:table-cell table:formula="of:=[.T172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7.25" calcext:value-type="float">
            <text:p>17.2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18.6983" calcext:value-type="float">
            <text:p>-18.6983</text:p>
          </table:table-cell>
          <table:table-cell office:value-type="float" office:value="-19.138" calcext:value-type="float">
            <text:p>-19.138</text:p>
          </table:table-cell>
          <table:table-cell office:value-type="float" office:value="-19.1305" calcext:value-type="float">
            <text:p>-19.1305</text:p>
          </table:table-cell>
          <table:table-cell office:value-type="float" office:value="0.0692193" calcext:value-type="float">
            <text:p>0.0692193</text:p>
          </table:table-cell>
          <table:table-cell office:value-type="float" office:value="-9.02886" calcext:value-type="float">
            <text:p>-9.02886</text:p>
          </table:table-cell>
          <table:table-cell office:value-type="float" office:value="-9.42577" calcext:value-type="float">
            <text:p>-9.42577</text:p>
          </table:table-cell>
          <table:table-cell office:value-type="float" office:value="-9.50447" calcext:value-type="float">
            <text:p>-9.50447</text:p>
          </table:table-cell>
          <table:table-cell office:value-type="float" office:value="0.0826688" calcext:value-type="float">
            <text:p>0.0826688</text:p>
          </table:table-cell>
          <table:table-cell office:value-type="float" office:value="-4.86905" calcext:value-type="float">
            <text:p>-4.86905</text:p>
          </table:table-cell>
          <table:table-cell office:value-type="float" office:value="-4.78851" calcext:value-type="float">
            <text:p>-4.78851</text:p>
          </table:table-cell>
          <table:table-cell office:value-type="float" office:value="0.445922" calcext:value-type="float">
            <text:p>0.445922</text:p>
          </table:table-cell>
          <table:table-cell office:value-type="float" office:value="0.661785" calcext:value-type="float">
            <text:p>0.661785</text:p>
          </table:table-cell>
          <table:table-cell office:value-type="float" office:value="0.774927" calcext:value-type="float">
            <text:p>0.774927</text:p>
          </table:table-cell>
          <table:table-cell office:value-type="float" office:value="0.235727" calcext:value-type="float">
            <text:p>0.235727</text:p>
          </table:table-cell>
          <table:table-cell office:value-type="float" office:value="3.96893" calcext:value-type="float">
            <text:p>3.96893</text:p>
          </table:table-cell>
          <table:table-cell table:formula="of:=[.T173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7.35" calcext:value-type="float">
            <text:p>17.3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19.7037" calcext:value-type="float">
            <text:p>-19.7037</text:p>
          </table:table-cell>
          <table:table-cell office:value-type="float" office:value="-19.6154" calcext:value-type="float">
            <text:p>-19.6154</text:p>
          </table:table-cell>
          <table:table-cell office:value-type="float" office:value="-19.6069" calcext:value-type="float">
            <text:p>-19.6069</text:p>
          </table:table-cell>
          <table:table-cell office:value-type="float" office:value="0.0690251" calcext:value-type="float">
            <text:p>0.0690251</text:p>
          </table:table-cell>
          <table:table-cell office:value-type="float" office:value="-8.79906" calcext:value-type="float">
            <text:p>-8.79906</text:p>
          </table:table-cell>
          <table:table-cell office:value-type="float" office:value="-9.23816" calcext:value-type="float">
            <text:p>-9.23816</text:p>
          </table:table-cell>
          <table:table-cell office:value-type="float" office:value="-9.41472" calcext:value-type="float">
            <text:p>-9.41472</text:p>
          </table:table-cell>
          <table:table-cell office:value-type="float" office:value="0.0833671" calcext:value-type="float">
            <text:p>0.0833671</text:p>
          </table:table-cell>
          <table:table-cell office:value-type="float" office:value="-4.78196" calcext:value-type="float">
            <text:p>-4.78196</text:p>
          </table:table-cell>
          <table:table-cell office:value-type="float" office:value="-4.73591" calcext:value-type="float">
            <text:p>-4.73591</text:p>
          </table:table-cell>
          <table:table-cell office:value-type="float" office:value="0.444666" calcext:value-type="float">
            <text:p>0.444666</text:p>
          </table:table-cell>
          <table:table-cell office:value-type="float" office:value="1.09992" calcext:value-type="float">
            <text:p>1.09992</text:p>
          </table:table-cell>
          <table:table-cell office:value-type="float" office:value="1.01907" calcext:value-type="float">
            <text:p>1.01907</text:p>
          </table:table-cell>
          <table:table-cell office:value-type="float" office:value="0.235092" calcext:value-type="float">
            <text:p>0.235092</text:p>
          </table:table-cell>
          <table:table-cell office:value-type="float" office:value="1.2139" calcext:value-type="float">
            <text:p>1.2139</text:p>
          </table:table-cell>
          <table:table-cell table:formula="of:=[.T174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7.45" calcext:value-type="float">
            <text:p>17.4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20.3815" calcext:value-type="float">
            <text:p>-20.3815</text:p>
          </table:table-cell>
          <table:table-cell office:value-type="float" office:value="-20.1028" calcext:value-type="float">
            <text:p>-20.1028</text:p>
          </table:table-cell>
          <table:table-cell office:value-type="float" office:value="-20.0775" calcext:value-type="float">
            <text:p>-20.0775</text:p>
          </table:table-cell>
          <table:table-cell office:value-type="float" office:value="0.0688522" calcext:value-type="float">
            <text:p>0.0688522</text:p>
          </table:table-cell>
          <table:table-cell office:value-type="float" office:value="-7.6755" calcext:value-type="float">
            <text:p>-7.6755</text:p>
          </table:table-cell>
          <table:table-cell office:value-type="float" office:value="-9.01955" calcext:value-type="float">
            <text:p>-9.01955</text:p>
          </table:table-cell>
          <table:table-cell office:value-type="float" office:value="-9.30061" calcext:value-type="float">
            <text:p>-9.30061</text:p>
          </table:table-cell>
          <table:table-cell office:value-type="float" office:value="0.0854628" calcext:value-type="float">
            <text:p>0.0854628</text:p>
          </table:table-cell>
          <table:table-cell office:value-type="float" office:value="-4.70746" calcext:value-type="float">
            <text:p>-4.70746</text:p>
          </table:table-cell>
          <table:table-cell office:value-type="float" office:value="-4.67066" calcext:value-type="float">
            <text:p>-4.67066</text:p>
          </table:table-cell>
          <table:table-cell office:value-type="float" office:value="0.443405" calcext:value-type="float">
            <text:p>0.443405</text:p>
          </table:table-cell>
          <table:table-cell office:value-type="float" office:value="1.51866" calcext:value-type="float">
            <text:p>1.51866</text:p>
          </table:table-cell>
          <table:table-cell office:value-type="float" office:value="1.26215" calcext:value-type="float">
            <text:p>1.26215</text:p>
          </table:table-cell>
          <table:table-cell office:value-type="float" office:value="0.235065" calcext:value-type="float">
            <text:p>0.235065</text:p>
          </table:table-cell>
          <table:table-cell office:value-type="float" office:value="5.04795" calcext:value-type="float">
            <text:p>5.04795</text:p>
          </table:table-cell>
          <table:table-cell table:formula="of:=[.T175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7.55" calcext:value-type="float">
            <text:p>17.5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20.4587" calcext:value-type="float">
            <text:p>-20.4587</text:p>
          </table:table-cell>
          <table:table-cell office:value-type="float" office:value="-20.5222" calcext:value-type="float">
            <text:p>-20.5222</text:p>
          </table:table-cell>
          <table:table-cell office:value-type="float" office:value="-20.5409" calcext:value-type="float">
            <text:p>-20.5409</text:p>
          </table:table-cell>
          <table:table-cell office:value-type="float" office:value="0.0686789" calcext:value-type="float">
            <text:p>0.0686789</text:p>
          </table:table-cell>
          <table:table-cell office:value-type="float" office:value="-9.7448" calcext:value-type="float">
            <text:p>-9.7448</text:p>
          </table:table-cell>
          <table:table-cell office:value-type="float" office:value="-9.08666" calcext:value-type="float">
            <text:p>-9.08666</text:p>
          </table:table-cell>
          <table:table-cell office:value-type="float" office:value="-9.16227" calcext:value-type="float">
            <text:p>-9.16227</text:p>
          </table:table-cell>
          <table:table-cell office:value-type="float" office:value="0.0854911" calcext:value-type="float">
            <text:p>0.0854911</text:p>
          </table:table-cell>
          <table:table-cell office:value-type="float" office:value="-4.6427" calcext:value-type="float">
            <text:p>-4.6427</text:p>
          </table:table-cell>
          <table:table-cell office:value-type="float" office:value="-4.59271" calcext:value-type="float">
            <text:p>-4.59271</text:p>
          </table:table-cell>
          <table:table-cell office:value-type="float" office:value="0.442152" calcext:value-type="float">
            <text:p>0.442152</text:p>
          </table:table-cell>
          <table:table-cell office:value-type="float" office:value="1.31666" calcext:value-type="float">
            <text:p>1.31666</text:p>
          </table:table-cell>
          <table:table-cell office:value-type="float" office:value="1.50334" calcext:value-type="float">
            <text:p>1.50334</text:p>
          </table:table-cell>
          <table:table-cell office:value-type="float" office:value="0.234701" calcext:value-type="float">
            <text:p>0.234701</text:p>
          </table:table-cell>
          <table:table-cell office:value-type="float" office:value="1.55393" calcext:value-type="float">
            <text:p>1.55393</text:p>
          </table:table-cell>
          <table:table-cell table:formula="of:=[.T176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7.65" calcext:value-type="float">
            <text:p>17.6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21.5568" calcext:value-type="float">
            <text:p>-21.5568</text:p>
          </table:table-cell>
          <table:table-cell office:value-type="float" office:value="-20.9847" calcext:value-type="float">
            <text:p>-20.9847</text:p>
          </table:table-cell>
          <table:table-cell office:value-type="float" office:value="-20.9959" calcext:value-type="float">
            <text:p>-20.9959</text:p>
          </table:table-cell>
          <table:table-cell office:value-type="float" office:value="0.0685018" calcext:value-type="float">
            <text:p>0.0685018</text:p>
          </table:table-cell>
          <table:table-cell office:value-type="float" office:value="-8.5005" calcext:value-type="float">
            <text:p>-8.5005</text:p>
          </table:table-cell>
          <table:table-cell office:value-type="float" office:value="-8.91201" calcext:value-type="float">
            <text:p>-8.91201</text:p>
          </table:table-cell>
          <table:table-cell office:value-type="float" office:value="-8.99994" calcext:value-type="float">
            <text:p>-8.99994</text:p>
          </table:table-cell>
          <table:table-cell office:value-type="float" office:value="0.0855142" calcext:value-type="float">
            <text:p>0.0855142</text:p>
          </table:table-cell>
          <table:table-cell office:value-type="float" office:value="-4.5687" calcext:value-type="float">
            <text:p>-4.5687</text:p>
          </table:table-cell>
          <table:table-cell office:value-type="float" office:value="-4.50202" calcext:value-type="float">
            <text:p>-4.50202</text:p>
          </table:table-cell>
          <table:table-cell office:value-type="float" office:value="0.440922" calcext:value-type="float">
            <text:p>0.440922</text:p>
          </table:table-cell>
          <table:table-cell office:value-type="float" office:value="1.58454" calcext:value-type="float">
            <text:p>1.58454</text:p>
          </table:table-cell>
          <table:table-cell office:value-type="float" office:value="1.74179" calcext:value-type="float">
            <text:p>1.74179</text:p>
          </table:table-cell>
          <table:table-cell office:value-type="float" office:value="0.234338" calcext:value-type="float">
            <text:p>0.234338</text:p>
          </table:table-cell>
          <table:table-cell office:value-type="float" office:value="2.41575" calcext:value-type="float">
            <text:p>2.41575</text:p>
          </table:table-cell>
          <table:table-cell table:formula="of:=[.T177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7.75" calcext:value-type="float">
            <text:p>17.7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21.8628" calcext:value-type="float">
            <text:p>-21.8628</text:p>
          </table:table-cell>
          <table:table-cell office:value-type="float" office:value="-21.4151" calcext:value-type="float">
            <text:p>-21.4151</text:p>
          </table:table-cell>
          <table:table-cell office:value-type="float" office:value="-21.4412" calcext:value-type="float">
            <text:p>-21.4412</text:p>
          </table:table-cell>
          <table:table-cell office:value-type="float" office:value="0.0683526" calcext:value-type="float">
            <text:p>0.0683526</text:p>
          </table:table-cell>
          <table:table-cell office:value-type="float" office:value="-8.64129" calcext:value-type="float">
            <text:p>-8.64129</text:p>
          </table:table-cell>
          <table:table-cell office:value-type="float" office:value="-8.75455" calcext:value-type="float">
            <text:p>-8.75455</text:p>
          </table:table-cell>
          <table:table-cell office:value-type="float" office:value="-8.81393" calcext:value-type="float">
            <text:p>-8.81393</text:p>
          </table:table-cell>
          <table:table-cell office:value-type="float" office:value="0.0854057" calcext:value-type="float">
            <text:p>0.0854057</text:p>
          </table:table-cell>
          <table:table-cell office:value-type="float" office:value="-4.458" calcext:value-type="float">
            <text:p>-4.458</text:p>
          </table:table-cell>
          <table:table-cell office:value-type="float" office:value="-4.39865" calcext:value-type="float">
            <text:p>-4.39865</text:p>
          </table:table-cell>
          <table:table-cell office:value-type="float" office:value="0.4397" calcext:value-type="float">
            <text:p>0.4397</text:p>
          </table:table-cell>
          <table:table-cell office:value-type="float" office:value="1.77457" calcext:value-type="float">
            <text:p>1.77457</text:p>
          </table:table-cell>
          <table:table-cell office:value-type="float" office:value="1.97666" calcext:value-type="float">
            <text:p>1.97666</text:p>
          </table:table-cell>
          <table:table-cell office:value-type="float" office:value="0.234169" calcext:value-type="float">
            <text:p>0.234169</text:p>
          </table:table-cell>
          <table:table-cell office:value-type="float" office:value="1.89435" calcext:value-type="float">
            <text:p>1.89435</text:p>
          </table:table-cell>
          <table:table-cell table:formula="of:=[.T178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7.85" calcext:value-type="float">
            <text:p>17.8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21.9514" calcext:value-type="float">
            <text:p>-21.9514</text:p>
          </table:table-cell>
          <table:table-cell office:value-type="float" office:value="-21.8023" calcext:value-type="float">
            <text:p>-21.8023</text:p>
          </table:table-cell>
          <table:table-cell office:value-type="float" office:value="-21.8754" calcext:value-type="float">
            <text:p>-21.8754</text:p>
          </table:table-cell>
          <table:table-cell office:value-type="float" office:value="0.0683223" calcext:value-type="float">
            <text:p>0.0683223</text:p>
          </table:table-cell>
          <table:table-cell office:value-type="float" office:value="-7.41274" calcext:value-type="float">
            <text:p>-7.41274</text:p>
          </table:table-cell>
          <table:table-cell office:value-type="float" office:value="-8.58532" calcext:value-type="float">
            <text:p>-8.58532</text:p>
          </table:table-cell>
          <table:table-cell office:value-type="float" office:value="-8.60465" calcext:value-type="float">
            <text:p>-8.60465</text:p>
          </table:table-cell>
          <table:table-cell office:value-type="float" office:value="0.0851759" calcext:value-type="float">
            <text:p>0.0851759</text:p>
          </table:table-cell>
          <table:table-cell office:value-type="float" office:value="-4.25934" calcext:value-type="float">
            <text:p>-4.25934</text:p>
          </table:table-cell>
          <table:table-cell office:value-type="float" office:value="-4.2827" calcext:value-type="float">
            <text:p>-4.2827</text:p>
          </table:table-cell>
          <table:table-cell office:value-type="float" office:value="0.438482" calcext:value-type="float">
            <text:p>0.438482</text:p>
          </table:table-cell>
          <table:table-cell office:value-type="float" office:value="1.97532" calcext:value-type="float">
            <text:p>1.97532</text:p>
          </table:table-cell>
          <table:table-cell office:value-type="float" office:value="2.20712" calcext:value-type="float">
            <text:p>2.20712</text:p>
          </table:table-cell>
          <table:table-cell office:value-type="float" office:value="0.234516" calcext:value-type="float">
            <text:p>0.234516</text:p>
          </table:table-cell>
          <table:table-cell office:value-type="float" office:value="6.74101" calcext:value-type="float">
            <text:p>6.74101</text:p>
          </table:table-cell>
          <table:table-cell table:formula="of:=[.T179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7.95" calcext:value-type="float">
            <text:p>17.9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22.1914" calcext:value-type="float">
            <text:p>-22.1914</text:p>
          </table:table-cell>
          <table:table-cell office:value-type="float" office:value="-22.2153" calcext:value-type="float">
            <text:p>-22.2153</text:p>
          </table:table-cell>
          <table:table-cell office:value-type="float" office:value="-22.2975" calcext:value-type="float">
            <text:p>-22.2975</text:p>
          </table:table-cell>
          <table:table-cell office:value-type="float" office:value="0.0684067" calcext:value-type="float">
            <text:p>0.0684067</text:p>
          </table:table-cell>
          <table:table-cell office:value-type="float" office:value="-7.70392" calcext:value-type="float">
            <text:p>-7.70392</text:p>
          </table:table-cell>
          <table:table-cell office:value-type="float" office:value="-8.39956" calcext:value-type="float">
            <text:p>-8.39956</text:p>
          </table:table-cell>
          <table:table-cell office:value-type="float" office:value="-8.37258" calcext:value-type="float">
            <text:p>-8.37258</text:p>
          </table:table-cell>
          <table:table-cell office:value-type="float" office:value="0.0849559" calcext:value-type="float">
            <text:p>0.0849559</text:p>
          </table:table-cell>
          <table:table-cell office:value-type="float" office:value="-4.1748" calcext:value-type="float">
            <text:p>-4.1748</text:p>
          </table:table-cell>
          <table:table-cell office:value-type="float" office:value="-4.15437" calcext:value-type="float">
            <text:p>-4.15437</text:p>
          </table:table-cell>
          <table:table-cell office:value-type="float" office:value="0.437264" calcext:value-type="float">
            <text:p>0.437264</text:p>
          </table:table-cell>
          <table:table-cell office:value-type="float" office:value="2.12727" calcext:value-type="float">
            <text:p>2.12727</text:p>
          </table:table-cell>
          <table:table-cell office:value-type="float" office:value="2.43232" calcext:value-type="float">
            <text:p>2.43232</text:p>
          </table:table-cell>
          <table:table-cell office:value-type="float" office:value="0.234916" calcext:value-type="float">
            <text:p>0.234916</text:p>
          </table:table-cell>
          <table:table-cell office:value-type="float" office:value="1.89008" calcext:value-type="float">
            <text:p>1.89008</text:p>
          </table:table-cell>
          <table:table-cell table:formula="of:=[.T180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8.05" calcext:value-type="float">
            <text:p>18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22.3177" calcext:value-type="float">
            <text:p>-22.3177</text:p>
          </table:table-cell>
          <table:table-cell office:value-type="float" office:value="-22.6371" calcext:value-type="float">
            <text:p>-22.6371</text:p>
          </table:table-cell>
          <table:table-cell office:value-type="float" office:value="-22.7061" calcext:value-type="float">
            <text:p>-22.7061</text:p>
          </table:table-cell>
          <table:table-cell office:value-type="float" office:value="0.0683829" calcext:value-type="float">
            <text:p>0.0683829</text:p>
          </table:table-cell>
          <table:table-cell office:value-type="float" office:value="-8.57758" calcext:value-type="float">
            <text:p>-8.57758</text:p>
          </table:table-cell>
          <table:table-cell office:value-type="float" office:value="-8.18608" calcext:value-type="float">
            <text:p>-8.18608</text:p>
          </table:table-cell>
          <table:table-cell office:value-type="float" office:value="-8.11829" calcext:value-type="float">
            <text:p>-8.11829</text:p>
          </table:table-cell>
          <table:table-cell office:value-type="float" office:value="0.0848455" calcext:value-type="float">
            <text:p>0.0848455</text:p>
          </table:table-cell>
          <table:table-cell office:value-type="float" office:value="-4.06945" calcext:value-type="float">
            <text:p>-4.06945</text:p>
          </table:table-cell>
          <table:table-cell office:value-type="float" office:value="-4.01391" calcext:value-type="float">
            <text:p>-4.01391</text:p>
          </table:table-cell>
          <table:table-cell office:value-type="float" office:value="0.43608" calcext:value-type="float">
            <text:p>0.43608</text:p>
          </table:table-cell>
          <table:table-cell office:value-type="float" office:value="2.316" calcext:value-type="float">
            <text:p>2.316</text:p>
          </table:table-cell>
          <table:table-cell office:value-type="float" office:value="2.65145" calcext:value-type="float">
            <text:p>2.65145</text:p>
          </table:table-cell>
          <table:table-cell office:value-type="float" office:value="0.235603" calcext:value-type="float">
            <text:p>0.235603</text:p>
          </table:table-cell>
          <table:table-cell office:value-type="float" office:value="1.01028" calcext:value-type="float">
            <text:p>1.01028</text:p>
          </table:table-cell>
          <table:table-cell table:formula="of:=[.T181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8.15" calcext:value-type="float">
            <text:p>18.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23.2693" calcext:value-type="float">
            <text:p>-23.2693</text:p>
          </table:table-cell>
          <table:table-cell office:value-type="float" office:value="-23.0615" calcext:value-type="float">
            <text:p>-23.0615</text:p>
          </table:table-cell>
          <table:table-cell office:value-type="float" office:value="-23.1" calcext:value-type="float">
            <text:p>-23.1</text:p>
          </table:table-cell>
          <table:table-cell office:value-type="float" office:value="0.0682483" calcext:value-type="float">
            <text:p>0.0682483</text:p>
          </table:table-cell>
          <table:table-cell office:value-type="float" office:value="-8.32031" calcext:value-type="float">
            <text:p>-8.32031</text:p>
          </table:table-cell>
          <table:table-cell office:value-type="float" office:value="-7.80935" calcext:value-type="float">
            <text:p>-7.80935</text:p>
          </table:table-cell>
          <table:table-cell office:value-type="float" office:value="-7.84243" calcext:value-type="float">
            <text:p>-7.84243</text:p>
          </table:table-cell>
          <table:table-cell office:value-type="float" office:value="0.0846412" calcext:value-type="float">
            <text:p>0.0846412</text:p>
          </table:table-cell>
          <table:table-cell office:value-type="float" office:value="-3.87746" calcext:value-type="float">
            <text:p>-3.87746</text:p>
          </table:table-cell>
          <table:table-cell office:value-type="float" office:value="-3.86163" calcext:value-type="float">
            <text:p>-3.86163</text:p>
          </table:table-cell>
          <table:table-cell office:value-type="float" office:value="0.434897" calcext:value-type="float">
            <text:p>0.434897</text:p>
          </table:table-cell>
          <table:table-cell office:value-type="float" office:value="2.77574" calcext:value-type="float">
            <text:p>2.77574</text:p>
          </table:table-cell>
          <table:table-cell office:value-type="float" office:value="2.8637" calcext:value-type="float">
            <text:p>2.8637</text:p>
          </table:table-cell>
          <table:table-cell office:value-type="float" office:value="0.235115" calcext:value-type="float">
            <text:p>0.235115</text:p>
          </table:table-cell>
          <table:table-cell office:value-type="float" office:value="3.89648" calcext:value-type="float">
            <text:p>3.89648</text:p>
          </table:table-cell>
          <table:table-cell table:formula="of:=[.T182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8.25" calcext:value-type="float">
            <text:p>18.2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23.473" calcext:value-type="float">
            <text:p>-23.473</text:p>
          </table:table-cell>
          <table:table-cell office:value-type="float" office:value="-23.4871" calcext:value-type="float">
            <text:p>-23.4871</text:p>
          </table:table-cell>
          <table:table-cell office:value-type="float" office:value="-23.4781" calcext:value-type="float">
            <text:p>-23.4781</text:p>
          </table:table-cell>
          <table:table-cell office:value-type="float" office:value="0.0680633" calcext:value-type="float">
            <text:p>0.0680633</text:p>
          </table:table-cell>
          <table:table-cell office:value-type="float" office:value="-7.02103" calcext:value-type="float">
            <text:p>-7.02103</text:p>
          </table:table-cell>
          <table:table-cell office:value-type="float" office:value="-7.49451" calcext:value-type="float">
            <text:p>-7.49451</text:p>
          </table:table-cell>
          <table:table-cell office:value-type="float" office:value="-7.54572" calcext:value-type="float">
            <text:p>-7.54572</text:p>
          </table:table-cell>
          <table:table-cell office:value-type="float" office:value="0.084512" calcext:value-type="float">
            <text:p>0.084512</text:p>
          </table:table-cell>
          <table:table-cell office:value-type="float" office:value="-3.8001" calcext:value-type="float">
            <text:p>-3.8001</text:p>
          </table:table-cell>
          <table:table-cell office:value-type="float" office:value="-3.69792" calcext:value-type="float">
            <text:p>-3.69792</text:p>
          </table:table-cell>
          <table:table-cell office:value-type="float" office:value="0.433749" calcext:value-type="float">
            <text:p>0.433749</text:p>
          </table:table-cell>
          <table:table-cell office:value-type="float" office:value="3.00993" calcext:value-type="float">
            <text:p>3.00993</text:p>
          </table:table-cell>
          <table:table-cell office:value-type="float" office:value="3.06828" calcext:value-type="float">
            <text:p>3.06828</text:p>
          </table:table-cell>
          <table:table-cell office:value-type="float" office:value="0.234495" calcext:value-type="float">
            <text:p>0.234495</text:p>
          </table:table-cell>
          <table:table-cell office:value-type="float" office:value="1.49307" calcext:value-type="float">
            <text:p>1.49307</text:p>
          </table:table-cell>
          <table:table-cell table:formula="of:=[.T183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8.35" calcext:value-type="float">
            <text:p>18.3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24.0505" calcext:value-type="float">
            <text:p>-24.0505</text:p>
          </table:table-cell>
          <table:table-cell office:value-type="float" office:value="-23.8445" calcext:value-type="float">
            <text:p>-23.8445</text:p>
          </table:table-cell>
          <table:table-cell office:value-type="float" office:value="-23.8393" calcext:value-type="float">
            <text:p>-23.8393</text:p>
          </table:table-cell>
          <table:table-cell office:value-type="float" office:value="0.0678794" calcext:value-type="float">
            <text:p>0.0678794</text:p>
          </table:table-cell>
          <table:table-cell office:value-type="float" office:value="-6.56968" calcext:value-type="float">
            <text:p>-6.56968</text:p>
          </table:table-cell>
          <table:table-cell office:value-type="float" office:value="-7.18954" calcext:value-type="float">
            <text:p>-7.18954</text:p>
          </table:table-cell>
          <table:table-cell office:value-type="float" office:value="-7.22897" calcext:value-type="float">
            <text:p>-7.22897</text:p>
          </table:table-cell>
          <table:table-cell office:value-type="float" office:value="0.0843338" calcext:value-type="float">
            <text:p>0.0843338</text:p>
          </table:table-cell>
          <table:table-cell office:value-type="float" office:value="-3.63379" calcext:value-type="float">
            <text:p>-3.63379</text:p>
          </table:table-cell>
          <table:table-cell office:value-type="float" office:value="-3.52321" calcext:value-type="float">
            <text:p>-3.52321</text:p>
          </table:table-cell>
          <table:table-cell office:value-type="float" office:value="0.432629" calcext:value-type="float">
            <text:p>0.432629</text:p>
          </table:table-cell>
          <table:table-cell office:value-type="float" office:value="3.18712" calcext:value-type="float">
            <text:p>3.18712</text:p>
          </table:table-cell>
          <table:table-cell office:value-type="float" office:value="3.26445" calcext:value-type="float">
            <text:p>3.26445</text:p>
          </table:table-cell>
          <table:table-cell office:value-type="float" office:value="0.233924" calcext:value-type="float">
            <text:p>0.233924</text:p>
          </table:table-cell>
          <table:table-cell office:value-type="float" office:value="0.867154" calcext:value-type="float">
            <text:p>0.867154</text:p>
          </table:table-cell>
          <table:table-cell table:formula="of:=[.T184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8.45" calcext:value-type="float">
            <text:p>18.4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24.3577" calcext:value-type="float">
            <text:p>-24.3577</text:p>
          </table:table-cell>
          <table:table-cell office:value-type="float" office:value="-24.1753" calcext:value-type="float">
            <text:p>-24.1753</text:p>
          </table:table-cell>
          <table:table-cell office:value-type="float" office:value="-24.1825" calcext:value-type="float">
            <text:p>-24.1825</text:p>
          </table:table-cell>
          <table:table-cell office:value-type="float" office:value="0.0676973" calcext:value-type="float">
            <text:p>0.0676973</text:p>
          </table:table-cell>
          <table:table-cell office:value-type="float" office:value="-5.94086" calcext:value-type="float">
            <text:p>-5.94086</text:p>
          </table:table-cell>
          <table:table-cell office:value-type="float" office:value="-6.90985" calcext:value-type="float">
            <text:p>-6.90985</text:p>
          </table:table-cell>
          <table:table-cell office:value-type="float" office:value="-6.89307" calcext:value-type="float">
            <text:p>-6.89307</text:p>
          </table:table-cell>
          <table:table-cell office:value-type="float" office:value="0.0841222" calcext:value-type="float">
            <text:p>0.0841222</text:p>
          </table:table-cell>
          <table:table-cell office:value-type="float" office:value="-3.43856" calcext:value-type="float">
            <text:p>-3.43856</text:p>
          </table:table-cell>
          <table:table-cell office:value-type="float" office:value="-3.33801" calcext:value-type="float">
            <text:p>-3.33801</text:p>
          </table:table-cell>
          <table:table-cell office:value-type="float" office:value="0.431539" calcext:value-type="float">
            <text:p>0.431539</text:p>
          </table:table-cell>
          <table:table-cell office:value-type="float" office:value="3.30132" calcext:value-type="float">
            <text:p>3.30132</text:p>
          </table:table-cell>
          <table:table-cell office:value-type="float" office:value="3.45149" calcext:value-type="float">
            <text:p>3.45149</text:p>
          </table:table-cell>
          <table:table-cell office:value-type="float" office:value="0.233629" calcext:value-type="float">
            <text:p>0.233629</text:p>
          </table:table-cell>
          <table:table-cell office:value-type="float" office:value="2.04115" calcext:value-type="float">
            <text:p>2.04115</text:p>
          </table:table-cell>
          <table:table-cell table:formula="of:=[.T185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8.55" calcext:value-type="float">
            <text:p>18.5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24.788" calcext:value-type="float">
            <text:p>-24.788</text:p>
          </table:table-cell>
          <table:table-cell office:value-type="float" office:value="-24.5028" calcext:value-type="float">
            <text:p>-24.5028</text:p>
          </table:table-cell>
          <table:table-cell office:value-type="float" office:value="-24.5066" calcext:value-type="float">
            <text:p>-24.5066</text:p>
          </table:table-cell>
          <table:table-cell office:value-type="float" office:value="0.0675179" calcext:value-type="float">
            <text:p>0.0675179</text:p>
          </table:table-cell>
          <table:table-cell office:value-type="float" office:value="-7.18367" calcext:value-type="float">
            <text:p>-7.18367</text:p>
          </table:table-cell>
          <table:table-cell office:value-type="float" office:value="-6.4874" calcext:value-type="float">
            <text:p>-6.4874</text:p>
          </table:table-cell>
          <table:table-cell office:value-type="float" office:value="-6.53896" calcext:value-type="float">
            <text:p>-6.53896</text:p>
          </table:table-cell>
          <table:table-cell office:value-type="float" office:value="0.0839867" calcext:value-type="float">
            <text:p>0.0839867</text:p>
          </table:table-cell>
          <table:table-cell office:value-type="float" office:value="-3.18436" calcext:value-type="float">
            <text:p>-3.18436</text:p>
          </table:table-cell>
          <table:table-cell office:value-type="float" office:value="-3.14289" calcext:value-type="float">
            <text:p>-3.14289</text:p>
          </table:table-cell>
          <table:table-cell office:value-type="float" office:value="0.430393" calcext:value-type="float">
            <text:p>0.430393</text:p>
          </table:table-cell>
          <table:table-cell office:value-type="float" office:value="3.62203" calcext:value-type="float">
            <text:p>3.62203</text:p>
          </table:table-cell>
          <table:table-cell office:value-type="float" office:value="3.62873" calcext:value-type="float">
            <text:p>3.62873</text:p>
          </table:table-cell>
          <table:table-cell office:value-type="float" office:value="0.233003" calcext:value-type="float">
            <text:p>0.233003</text:p>
          </table:table-cell>
          <table:table-cell office:value-type="float" office:value="3.55632" calcext:value-type="float">
            <text:p>3.55632</text:p>
          </table:table-cell>
          <table:table-cell table:formula="of:=[.T186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8.65" calcext:value-type="float">
            <text:p>18.6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24.6108" calcext:value-type="float">
            <text:p>-24.6108</text:p>
          </table:table-cell>
          <table:table-cell office:value-type="float" office:value="-24.7449" calcext:value-type="float">
            <text:p>-24.7449</text:p>
          </table:table-cell>
          <table:table-cell office:value-type="float" office:value="-24.8107" calcext:value-type="float">
            <text:p>-24.8107</text:p>
          </table:table-cell>
          <table:table-cell office:value-type="float" office:value="0.067487" calcext:value-type="float">
            <text:p>0.067487</text:p>
          </table:table-cell>
          <table:table-cell office:value-type="float" office:value="-6.00878" calcext:value-type="float">
            <text:p>-6.00878</text:p>
          </table:table-cell>
          <table:table-cell office:value-type="float" office:value="-6.15287" calcext:value-type="float">
            <text:p>-6.15287</text:p>
          </table:table-cell>
          <table:table-cell office:value-type="float" office:value="-6.16764" calcext:value-type="float">
            <text:p>-6.16764</text:p>
          </table:table-cell>
          <table:table-cell office:value-type="float" office:value="0.0837681" calcext:value-type="float">
            <text:p>0.0837681</text:p>
          </table:table-cell>
          <table:table-cell office:value-type="float" office:value="-2.9043" calcext:value-type="float">
            <text:p>-2.9043</text:p>
          </table:table-cell>
          <table:table-cell office:value-type="float" office:value="-2.93846" calcext:value-type="float">
            <text:p>-2.93846</text:p>
          </table:table-cell>
          <table:table-cell office:value-type="float" office:value="0.429246" calcext:value-type="float">
            <text:p>0.429246</text:p>
          </table:table-cell>
          <table:table-cell office:value-type="float" office:value="3.73301" calcext:value-type="float">
            <text:p>3.73301</text:p>
          </table:table-cell>
          <table:table-cell office:value-type="float" office:value="3.79553" calcext:value-type="float">
            <text:p>3.79553</text:p>
          </table:table-cell>
          <table:table-cell office:value-type="float" office:value="0.232432" calcext:value-type="float">
            <text:p>0.232432</text:p>
          </table:table-cell>
          <table:table-cell office:value-type="float" office:value="0.352402" calcext:value-type="float">
            <text:p>0.352402</text:p>
          </table:table-cell>
          <table:table-cell table:formula="of:=[.T187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8.75" calcext:value-type="float">
            <text:p>18.7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24.8975" calcext:value-type="float">
            <text:p>-24.8975</text:p>
          </table:table-cell>
          <table:table-cell office:value-type="float" office:value="-25.0565" calcext:value-type="float">
            <text:p>-25.0565</text:p>
          </table:table-cell>
          <table:table-cell office:value-type="float" office:value="-25.094" calcext:value-type="float">
            <text:p>-25.094</text:p>
          </table:table-cell>
          <table:table-cell office:value-type="float" office:value="0.0673515" calcext:value-type="float">
            <text:p>0.0673515</text:p>
          </table:table-cell>
          <table:table-cell office:value-type="float" office:value="-5.02285" calcext:value-type="float">
            <text:p>-5.02285</text:p>
          </table:table-cell>
          <table:table-cell office:value-type="float" office:value="-5.74638" calcext:value-type="float">
            <text:p>-5.74638</text:p>
          </table:table-cell>
          <table:table-cell office:value-type="float" office:value="-5.7802" calcext:value-type="float">
            <text:p>-5.7802</text:p>
          </table:table-cell>
          <table:table-cell office:value-type="float" office:value="0.0835733" calcext:value-type="float">
            <text:p>0.0835733</text:p>
          </table:table-cell>
          <table:table-cell office:value-type="float" office:value="-2.72446" calcext:value-type="float">
            <text:p>-2.72446</text:p>
          </table:table-cell>
          <table:table-cell office:value-type="float" office:value="-2.72537" calcext:value-type="float">
            <text:p>-2.72537</text:p>
          </table:table-cell>
          <table:table-cell office:value-type="float" office:value="0.428103" calcext:value-type="float">
            <text:p>0.428103</text:p>
          </table:table-cell>
          <table:table-cell office:value-type="float" office:value="3.93097" calcext:value-type="float">
            <text:p>3.93097</text:p>
          </table:table-cell>
          <table:table-cell office:value-type="float" office:value="3.95132" calcext:value-type="float">
            <text:p>3.95132</text:p>
          </table:table-cell>
          <table:table-cell office:value-type="float" office:value="0.231823" calcext:value-type="float">
            <text:p>0.231823</text:p>
          </table:table-cell>
          <table:table-cell office:value-type="float" office:value="1.88565" calcext:value-type="float">
            <text:p>1.88565</text:p>
          </table:table-cell>
          <table:table-cell table:formula="of:=[.T188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8.85" calcext:value-type="float">
            <text:p>18.8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25.5328" calcext:value-type="float">
            <text:p>-25.5328</text:p>
          </table:table-cell>
          <table:table-cell office:value-type="float" office:value="-25.3415" calcext:value-type="float">
            <text:p>-25.3415</text:p>
          </table:table-cell>
          <table:table-cell office:value-type="float" office:value="-25.3556" calcext:value-type="float">
            <text:p>-25.3556</text:p>
          </table:table-cell>
          <table:table-cell office:value-type="float" office:value="0.067205" calcext:value-type="float">
            <text:p>0.067205</text:p>
          </table:table-cell>
          <table:table-cell office:value-type="float" office:value="-5.4399" calcext:value-type="float">
            <text:p>-5.4399</text:p>
          </table:table-cell>
          <table:table-cell office:value-type="float" office:value="-5.38603" calcext:value-type="float">
            <text:p>-5.38603</text:p>
          </table:table-cell>
          <table:table-cell office:value-type="float" office:value="-5.37777" calcext:value-type="float">
            <text:p>-5.37777</text:p>
          </table:table-cell>
          <table:table-cell office:value-type="float" office:value="0.0833542" calcext:value-type="float">
            <text:p>0.0833542</text:p>
          </table:table-cell>
          <table:table-cell office:value-type="float" office:value="-2.58786" calcext:value-type="float">
            <text:p>-2.58786</text:p>
          </table:table-cell>
          <table:table-cell office:value-type="float" office:value="-2.50435" calcext:value-type="float">
            <text:p>-2.50435</text:p>
          </table:table-cell>
          <table:table-cell office:value-type="float" office:value="0.426991" calcext:value-type="float">
            <text:p>0.426991</text:p>
          </table:table-cell>
          <table:table-cell office:value-type="float" office:value="4.00461" calcext:value-type="float">
            <text:p>4.00461</text:p>
          </table:table-cell>
          <table:table-cell office:value-type="float" office:value="4.09557" calcext:value-type="float">
            <text:p>4.09557</text:p>
          </table:table-cell>
          <table:table-cell office:value-type="float" office:value="0.231275" calcext:value-type="float">
            <text:p>0.231275</text:p>
          </table:table-cell>
          <table:table-cell office:value-type="float" office:value="1.24593" calcext:value-type="float">
            <text:p>1.24593</text:p>
          </table:table-cell>
          <table:table-cell table:formula="of:=[.T189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8.95" calcext:value-type="float">
            <text:p>18.9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25.0178" calcext:value-type="float">
            <text:p>-25.0178</text:p>
          </table:table-cell>
          <table:table-cell office:value-type="float" office:value="-25.6149" calcext:value-type="float">
            <text:p>-25.6149</text:p>
          </table:table-cell>
          <table:table-cell office:value-type="float" office:value="-25.5946" calcext:value-type="float">
            <text:p>-25.5946</text:p>
          </table:table-cell>
          <table:table-cell office:value-type="float" office:value="0.0670367" calcext:value-type="float">
            <text:p>0.0670367</text:p>
          </table:table-cell>
          <table:table-cell office:value-type="float" office:value="-6.55904" calcext:value-type="float">
            <text:p>-6.55904</text:p>
          </table:table-cell>
          <table:table-cell office:value-type="float" office:value="-4.98432" calcext:value-type="float">
            <text:p>-4.98432</text:p>
          </table:table-cell>
          <table:table-cell office:value-type="float" office:value="-4.96152" calcext:value-type="float">
            <text:p>-4.96152</text:p>
          </table:table-cell>
          <table:table-cell office:value-type="float" office:value="0.0831438" calcext:value-type="float">
            <text:p>0.0831438</text:p>
          </table:table-cell>
          <table:table-cell office:value-type="float" office:value="-2.45543" calcext:value-type="float">
            <text:p>-2.45543</text:p>
          </table:table-cell>
          <table:table-cell office:value-type="float" office:value="-2.27613" calcext:value-type="float">
            <text:p>-2.27613</text:p>
          </table:table-cell>
          <table:table-cell office:value-type="float" office:value="0.425999" calcext:value-type="float">
            <text:p>0.425999</text:p>
          </table:table-cell>
          <table:table-cell office:value-type="float" office:value="4.10962" calcext:value-type="float">
            <text:p>4.10962</text:p>
          </table:table-cell>
          <table:table-cell office:value-type="float" office:value="4.22781" calcext:value-type="float">
            <text:p>4.22781</text:p>
          </table:table-cell>
          <table:table-cell office:value-type="float" office:value="0.230764" calcext:value-type="float">
            <text:p>0.230764</text:p>
          </table:table-cell>
          <table:table-cell office:value-type="float" office:value="6.4872" calcext:value-type="float">
            <text:p>6.4872</text:p>
          </table:table-cell>
          <table:table-cell table:formula="of:=[.T190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9.05" calcext:value-type="float">
            <text:p>19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25.8162" calcext:value-type="float">
            <text:p>-25.8162</text:p>
          </table:table-cell>
          <table:table-cell office:value-type="float" office:value="-25.8494" calcext:value-type="float">
            <text:p>-25.8494</text:p>
          </table:table-cell>
          <table:table-cell office:value-type="float" office:value="-25.8105" calcext:value-type="float">
            <text:p>-25.8105</text:p>
          </table:table-cell>
          <table:table-cell office:value-type="float" office:value="0.0669008" calcext:value-type="float">
            <text:p>0.0669008</text:p>
          </table:table-cell>
          <table:table-cell office:value-type="float" office:value="-4.40681" calcext:value-type="float">
            <text:p>-4.40681</text:p>
          </table:table-cell>
          <table:table-cell office:value-type="float" office:value="-4.60248" calcext:value-type="float">
            <text:p>-4.60248</text:p>
          </table:table-cell>
          <table:table-cell office:value-type="float" office:value="-4.53268" calcext:value-type="float">
            <text:p>-4.53268</text:p>
          </table:table-cell>
          <table:table-cell office:value-type="float" office:value="0.0830583" calcext:value-type="float">
            <text:p>0.0830583</text:p>
          </table:table-cell>
          <table:table-cell office:value-type="float" office:value="-2.27967" calcext:value-type="float">
            <text:p>-2.27967</text:p>
          </table:table-cell>
          <table:table-cell office:value-type="float" office:value="-2.04149" calcext:value-type="float">
            <text:p>-2.04149</text:p>
          </table:table-cell>
          <table:table-cell office:value-type="float" office:value="0.425175" calcext:value-type="float">
            <text:p>0.425175</text:p>
          </table:table-cell>
          <table:table-cell office:value-type="float" office:value="4.17" calcext:value-type="float">
            <text:p>4.17</text:p>
          </table:table-cell>
          <table:table-cell office:value-type="float" office:value="4.34764" calcext:value-type="float">
            <text:p>4.34764</text:p>
          </table:table-cell>
          <table:table-cell office:value-type="float" office:value="0.230498" calcext:value-type="float">
            <text:p>0.230498</text:p>
          </table:table-cell>
          <table:table-cell office:value-type="float" office:value="0.303479" calcext:value-type="float">
            <text:p>0.303479</text:p>
          </table:table-cell>
          <table:table-cell table:formula="of:=[.T191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9.15" calcext:value-type="float">
            <text:p>19.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26.8953" calcext:value-type="float">
            <text:p>-26.8953</text:p>
          </table:table-cell>
          <table:table-cell office:value-type="float" office:value="-26.0705" calcext:value-type="float">
            <text:p>-26.0705</text:p>
          </table:table-cell>
          <table:table-cell office:value-type="float" office:value="-26.0027" calcext:value-type="float">
            <text:p>-26.0027</text:p>
          </table:table-cell>
          <table:table-cell office:value-type="float" office:value="0.0668648" calcext:value-type="float">
            <text:p>0.0668648</text:p>
          </table:table-cell>
          <table:table-cell office:value-type="float" office:value="-4.43966" calcext:value-type="float">
            <text:p>-4.43966</text:p>
          </table:table-cell>
          <table:table-cell office:value-type="float" office:value="-4.14185" calcext:value-type="float">
            <text:p>-4.14185</text:p>
          </table:table-cell>
          <table:table-cell office:value-type="float" office:value="-4.0925" calcext:value-type="float">
            <text:p>-4.0925</text:p>
          </table:table-cell>
          <table:table-cell office:value-type="float" office:value="0.0829157" calcext:value-type="float">
            <text:p>0.0829157</text:p>
          </table:table-cell>
          <table:table-cell office:value-type="float" office:value="-2.00158" calcext:value-type="float">
            <text:p>-2.00158</text:p>
          </table:table-cell>
          <table:table-cell office:value-type="float" office:value="-1.80125" calcext:value-type="float">
            <text:p>-1.80125</text:p>
          </table:table-cell>
          <table:table-cell office:value-type="float" office:value="0.424369" calcext:value-type="float">
            <text:p>0.424369</text:p>
          </table:table-cell>
          <table:table-cell office:value-type="float" office:value="4.35081" calcext:value-type="float">
            <text:p>4.35081</text:p>
          </table:table-cell>
          <table:table-cell office:value-type="float" office:value="4.45471" calcext:value-type="float">
            <text:p>4.45471</text:p>
          </table:table-cell>
          <table:table-cell office:value-type="float" office:value="0.230056" calcext:value-type="float">
            <text:p>0.230056</text:p>
          </table:table-cell>
          <table:table-cell office:value-type="float" office:value="10.8764" calcext:value-type="float">
            <text:p>10.8764</text:p>
          </table:table-cell>
          <table:table-cell table:formula="of:=[.T192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9.25" calcext:value-type="float">
            <text:p>19.2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26.5652" calcext:value-type="float">
            <text:p>-26.5652</text:p>
          </table:table-cell>
          <table:table-cell office:value-type="float" office:value="-26.2359" calcext:value-type="float">
            <text:p>-26.2359</text:p>
          </table:table-cell>
          <table:table-cell office:value-type="float" office:value="-26.1706" calcext:value-type="float">
            <text:p>-26.1706</text:p>
          </table:table-cell>
          <table:table-cell office:value-type="float" office:value="0.0668719" calcext:value-type="float">
            <text:p>0.0668719</text:p>
          </table:table-cell>
          <table:table-cell office:value-type="float" office:value="-3.85723" calcext:value-type="float">
            <text:p>-3.85723</text:p>
          </table:table-cell>
          <table:table-cell office:value-type="float" office:value="-3.62726" calcext:value-type="float">
            <text:p>-3.62726</text:p>
          </table:table-cell>
          <table:table-cell office:value-type="float" office:value="-3.64227" calcext:value-type="float">
            <text:p>-3.64227</text:p>
          </table:table-cell>
          <table:table-cell office:value-type="float" office:value="0.0827047" calcext:value-type="float">
            <text:p>0.0827047</text:p>
          </table:table-cell>
          <table:table-cell office:value-type="float" office:value="-1.6415" calcext:value-type="float">
            <text:p>-1.6415</text:p>
          </table:table-cell>
          <table:table-cell office:value-type="float" office:value="-1.55623" calcext:value-type="float">
            <text:p>-1.55623</text:p>
          </table:table-cell>
          <table:table-cell office:value-type="float" office:value="0.42338" calcext:value-type="float">
            <text:p>0.42338</text:p>
          </table:table-cell>
          <table:table-cell office:value-type="float" office:value="4.56896" calcext:value-type="float">
            <text:p>4.56896</text:p>
          </table:table-cell>
          <table:table-cell office:value-type="float" office:value="4.54875" calcext:value-type="float">
            <text:p>4.54875</text:p>
          </table:table-cell>
          <table:table-cell office:value-type="float" office:value="0.229462" calcext:value-type="float">
            <text:p>0.229462</text:p>
          </table:table-cell>
          <table:table-cell office:value-type="float" office:value="3.6374" calcext:value-type="float">
            <text:p>3.6374</text:p>
          </table:table-cell>
          <table:table-cell table:formula="of:=[.T193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9.35" calcext:value-type="float">
            <text:p>19.3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26.2976" calcext:value-type="float">
            <text:p>-26.2976</text:p>
          </table:table-cell>
          <table:table-cell office:value-type="float" office:value="-26.316" calcext:value-type="float">
            <text:p>-26.316</text:p>
          </table:table-cell>
          <table:table-cell office:value-type="float" office:value="-26.3138" calcext:value-type="float">
            <text:p>-26.3138</text:p>
          </table:table-cell>
          <table:table-cell office:value-type="float" office:value="0.0667079" calcext:value-type="float">
            <text:p>0.0667079</text:p>
          </table:table-cell>
          <table:table-cell office:value-type="float" office:value="-3.01078" calcext:value-type="float">
            <text:p>-3.01078</text:p>
          </table:table-cell>
          <table:table-cell office:value-type="float" office:value="-3.1176" calcext:value-type="float">
            <text:p>-3.1176</text:p>
          </table:table-cell>
          <table:table-cell office:value-type="float" office:value="-3.18332" calcext:value-type="float">
            <text:p>-3.18332</text:p>
          </table:table-cell>
          <table:table-cell office:value-type="float" office:value="0.082602" calcext:value-type="float">
            <text:p>0.082602</text:p>
          </table:table-cell>
          <table:table-cell office:value-type="float" office:value="-1.21315" calcext:value-type="float">
            <text:p>-1.21315</text:p>
          </table:table-cell>
          <table:table-cell office:value-type="float" office:value="-1.30729" calcext:value-type="float">
            <text:p>-1.30729</text:p>
          </table:table-cell>
          <table:table-cell office:value-type="float" office:value="0.422315" calcext:value-type="float">
            <text:p>0.422315</text:p>
          </table:table-cell>
          <table:table-cell office:value-type="float" office:value="4.71841" calcext:value-type="float">
            <text:p>4.71841</text:p>
          </table:table-cell>
          <table:table-cell office:value-type="float" office:value="4.62954" calcext:value-type="float">
            <text:p>4.62954</text:p>
          </table:table-cell>
          <table:table-cell office:value-type="float" office:value="0.228941" calcext:value-type="float">
            <text:p>0.228941</text:p>
          </table:table-cell>
          <table:table-cell office:value-type="float" office:value="0.727321" calcext:value-type="float">
            <text:p>0.727321</text:p>
          </table:table-cell>
          <table:table-cell table:formula="of:=[.T194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9.45" calcext:value-type="float">
            <text:p>19.4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26.4681" calcext:value-type="float">
            <text:p>-26.4681</text:p>
          </table:table-cell>
          <table:table-cell office:value-type="float" office:value="-26.3994" calcext:value-type="float">
            <text:p>-26.3994</text:p>
          </table:table-cell>
          <table:table-cell office:value-type="float" office:value="-26.4319" calcext:value-type="float">
            <text:p>-26.4319</text:p>
          </table:table-cell>
          <table:table-cell office:value-type="float" office:value="0.0665786" calcext:value-type="float">
            <text:p>0.0665786</text:p>
          </table:table-cell>
          <table:table-cell office:value-type="float" office:value="-3.44967" calcext:value-type="float">
            <text:p>-3.44967</text:p>
          </table:table-cell>
          <table:table-cell office:value-type="float" office:value="-2.65246" calcext:value-type="float">
            <text:p>-2.65246</text:p>
          </table:table-cell>
          <table:table-cell office:value-type="float" office:value="-2.71697" calcext:value-type="float">
            <text:p>-2.71697</text:p>
          </table:table-cell>
          <table:table-cell office:value-type="float" office:value="0.0825324" calcext:value-type="float">
            <text:p>0.0825324</text:p>
          </table:table-cell>
          <table:table-cell office:value-type="float" office:value="-0.899447" calcext:value-type="float">
            <text:p>-0.899447</text:p>
          </table:table-cell>
          <table:table-cell office:value-type="float" office:value="-1.05529" calcext:value-type="float">
            <text:p>-1.05529</text:p>
          </table:table-cell>
          <table:table-cell office:value-type="float" office:value="0.421383" calcext:value-type="float">
            <text:p>0.421383</text:p>
          </table:table-cell>
          <table:table-cell office:value-type="float" office:value="4.76353" calcext:value-type="float">
            <text:p>4.76353</text:p>
          </table:table-cell>
          <table:table-cell office:value-type="float" office:value="4.69696" calcext:value-type="float">
            <text:p>4.69696</text:p>
          </table:table-cell>
          <table:table-cell office:value-type="float" office:value="0.228417" calcext:value-type="float">
            <text:p>0.228417</text:p>
          </table:table-cell>
          <table:table-cell office:value-type="float" office:value="1.30268" calcext:value-type="float">
            <text:p>1.30268</text:p>
          </table:table-cell>
          <table:table-cell table:formula="of:=[.T195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9.55" calcext:value-type="float">
            <text:p>19.5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26.657" calcext:value-type="float">
            <text:p>-26.657</text:p>
          </table:table-cell>
          <table:table-cell office:value-type="float" office:value="-26.5308" calcext:value-type="float">
            <text:p>-26.5308</text:p>
          </table:table-cell>
          <table:table-cell office:value-type="float" office:value="-26.5247" calcext:value-type="float">
            <text:p>-26.5247</text:p>
          </table:table-cell>
          <table:table-cell office:value-type="float" office:value="0.0664096" calcext:value-type="float">
            <text:p>0.0664096</text:p>
          </table:table-cell>
          <table:table-cell office:value-type="float" office:value="-1.72382" calcext:value-type="float">
            <text:p>-1.72382</text:p>
          </table:table-cell>
          <table:table-cell office:value-type="float" office:value="-2.2555" calcext:value-type="float">
            <text:p>-2.2555</text:p>
          </table:table-cell>
          <table:table-cell office:value-type="float" office:value="-2.24456" calcext:value-type="float">
            <text:p>-2.24456</text:p>
          </table:table-cell>
          <table:table-cell office:value-type="float" office:value="0.0823248" calcext:value-type="float">
            <text:p>0.0823248</text:p>
          </table:table-cell>
          <table:table-cell office:value-type="float" office:value="-0.749806" calcext:value-type="float">
            <text:p>-0.749806</text:p>
          </table:table-cell>
          <table:table-cell office:value-type="float" office:value="-0.80109" calcext:value-type="float">
            <text:p>-0.80109</text:p>
          </table:table-cell>
          <table:table-cell office:value-type="float" office:value="0.420338" calcext:value-type="float">
            <text:p>0.420338</text:p>
          </table:table-cell>
          <table:table-cell office:value-type="float" office:value="4.71103" calcext:value-type="float">
            <text:p>4.71103</text:p>
          </table:table-cell>
          <table:table-cell office:value-type="float" office:value="4.75091" calcext:value-type="float">
            <text:p>4.75091</text:p>
          </table:table-cell>
          <table:table-cell office:value-type="float" office:value="0.22785" calcext:value-type="float">
            <text:p>0.22785</text:p>
          </table:table-cell>
          <table:table-cell office:value-type="float" office:value="0.880002" calcext:value-type="float">
            <text:p>0.880002</text:p>
          </table:table-cell>
          <table:table-cell table:formula="of:=[.T196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9.65" calcext:value-type="float">
            <text:p>19.6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26.3248" calcext:value-type="float">
            <text:p>-26.3248</text:p>
          </table:table-cell>
          <table:table-cell office:value-type="float" office:value="-26.6111" calcext:value-type="float">
            <text:p>-26.6111</text:p>
          </table:table-cell>
          <table:table-cell office:value-type="float" office:value="-26.5921" calcext:value-type="float">
            <text:p>-26.5921</text:p>
          </table:table-cell>
          <table:table-cell office:value-type="float" office:value="0.0662551" calcext:value-type="float">
            <text:p>0.0662551</text:p>
          </table:table-cell>
          <table:table-cell office:value-type="float" office:value="-1.32261" calcext:value-type="float">
            <text:p>-1.32261</text:p>
          </table:table-cell>
          <table:table-cell office:value-type="float" office:value="-1.81919" calcext:value-type="float">
            <text:p>-1.81919</text:p>
          </table:table-cell>
          <table:table-cell office:value-type="float" office:value="-1.76744" calcext:value-type="float">
            <text:p>-1.76744</text:p>
          </table:table-cell>
          <table:table-cell office:value-type="float" office:value="0.0821947" calcext:value-type="float">
            <text:p>0.0821947</text:p>
          </table:table-cell>
          <table:table-cell office:value-type="float" office:value="-0.547352" calcext:value-type="float">
            <text:p>-0.547352</text:p>
          </table:table-cell>
          <table:table-cell office:value-type="float" office:value="-0.545553" calcext:value-type="float">
            <text:p>-0.545553</text:p>
          </table:table-cell>
          <table:table-cell office:value-type="float" office:value="0.419271" calcext:value-type="float">
            <text:p>0.419271</text:p>
          </table:table-cell>
          <table:table-cell office:value-type="float" office:value="4.69903" calcext:value-type="float">
            <text:p>4.69903</text:p>
          </table:table-cell>
          <table:table-cell office:value-type="float" office:value="4.79141" calcext:value-type="float">
            <text:p>4.79141</text:p>
          </table:table-cell>
          <table:table-cell office:value-type="float" office:value="0.227364" calcext:value-type="float">
            <text:p>0.227364</text:p>
          </table:table-cell>
          <table:table-cell office:value-type="float" office:value="1.96863" calcext:value-type="float">
            <text:p>1.96863</text:p>
          </table:table-cell>
          <table:table-cell table:formula="of:=[.T197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9.75" calcext:value-type="float">
            <text:p>19.7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26.4998" calcext:value-type="float">
            <text:p>-26.4998</text:p>
          </table:table-cell>
          <table:table-cell office:value-type="float" office:value="-26.6071" calcext:value-type="float">
            <text:p>-26.6071</text:p>
          </table:table-cell>
          <table:table-cell office:value-type="float" office:value="-26.6338" calcext:value-type="float">
            <text:p>-26.6338</text:p>
          </table:table-cell>
          <table:table-cell office:value-type="float" office:value="0.0661021" calcext:value-type="float">
            <text:p>0.0661021</text:p>
          </table:table-cell>
          <table:table-cell office:value-type="float" office:value="-2.19526" calcext:value-type="float">
            <text:p>-2.19526</text:p>
          </table:table-cell>
          <table:table-cell office:value-type="float" office:value="-1.33969" calcext:value-type="float">
            <text:p>-1.33969</text:p>
          </table:table-cell>
          <table:table-cell office:value-type="float" office:value="-1.28695" calcext:value-type="float">
            <text:p>-1.28695</text:p>
          </table:table-cell>
          <table:table-cell office:value-type="float" office:value="0.0820596" calcext:value-type="float">
            <text:p>0.0820596</text:p>
          </table:table-cell>
          <table:table-cell office:value-type="float" office:value="-0.181457" calcext:value-type="float">
            <text:p>-0.181457</text:p>
          </table:table-cell>
          <table:table-cell office:value-type="float" office:value="-0.289538" calcext:value-type="float">
            <text:p>-0.289538</text:p>
          </table:table-cell>
          <table:table-cell office:value-type="float" office:value="0.418252" calcext:value-type="float">
            <text:p>0.418252</text:p>
          </table:table-cell>
          <table:table-cell office:value-type="float" office:value="4.72588" calcext:value-type="float">
            <text:p>4.72588</text:p>
          </table:table-cell>
          <table:table-cell office:value-type="float" office:value="4.81852" calcext:value-type="float">
            <text:p>4.81852</text:p>
          </table:table-cell>
          <table:table-cell office:value-type="float" office:value="0.226874" calcext:value-type="float">
            <text:p>0.226874</text:p>
          </table:table-cell>
          <table:table-cell office:value-type="float" office:value="1.74319" calcext:value-type="float">
            <text:p>1.74319</text:p>
          </table:table-cell>
          <table:table-cell table:formula="of:=[.T198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9.85" calcext:value-type="float">
            <text:p>19.8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27.2008" calcext:value-type="float">
            <text:p>-27.2008</text:p>
          </table:table-cell>
          <table:table-cell office:value-type="float" office:value="-26.6391" calcext:value-type="float">
            <text:p>-26.6391</text:p>
          </table:table-cell>
          <table:table-cell office:value-type="float" office:value="-26.65" calcext:value-type="float">
            <text:p>-26.65</text:p>
          </table:table-cell>
          <table:table-cell office:value-type="float" office:value="0.0659606" calcext:value-type="float">
            <text:p>0.0659606</text:p>
          </table:table-cell>
          <table:table-cell office:value-type="float" office:value="-1.67679" calcext:value-type="float">
            <text:p>-1.67679</text:p>
          </table:table-cell>
          <table:table-cell office:value-type="float" office:value="-0.886478" calcext:value-type="float">
            <text:p>-0.886478</text:p>
          </table:table-cell>
          <table:table-cell office:value-type="float" office:value="-0.804425" calcext:value-type="float">
            <text:p>-0.804425</text:p>
          </table:table-cell>
          <table:table-cell office:value-type="float" office:value="0.0820246" calcext:value-type="float">
            <text:p>0.0820246</text:p>
          </table:table-cell>
          <table:table-cell office:value-type="float" office:value="0.0371482" calcext:value-type="float">
            <text:p>0.0371482</text:p>
          </table:table-cell>
          <table:table-cell office:value-type="float" office:value="-0.0338883" calcext:value-type="float">
            <text:p>-0.0338883</text:p>
          </table:table-cell>
          <table:table-cell office:value-type="float" office:value="0.417258" calcext:value-type="float">
            <text:p>0.417258</text:p>
          </table:table-cell>
          <table:table-cell office:value-type="float" office:value="4.70903" calcext:value-type="float">
            <text:p>4.70903</text:p>
          </table:table-cell>
          <table:table-cell office:value-type="float" office:value="4.83238" calcext:value-type="float">
            <text:p>4.83238</text:p>
          </table:table-cell>
          <table:table-cell office:value-type="float" office:value="0.226456" calcext:value-type="float">
            <text:p>0.226456</text:p>
          </table:table-cell>
          <table:table-cell office:value-type="float" office:value="5.11139" calcext:value-type="float">
            <text:p>5.11139</text:p>
          </table:table-cell>
          <table:table-cell table:formula="of:=[.T199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9.95" calcext:value-type="float">
            <text:p>19.9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26.9891" calcext:value-type="float">
            <text:p>-26.9891</text:p>
          </table:table-cell>
          <table:table-cell office:value-type="float" office:value="-26.6374" calcext:value-type="float">
            <text:p>-26.6374</text:p>
          </table:table-cell>
          <table:table-cell office:value-type="float" office:value="-26.6406" calcext:value-type="float">
            <text:p>-26.6406</text:p>
          </table:table-cell>
          <table:table-cell office:value-type="float" office:value="0.0657957" calcext:value-type="float">
            <text:p>0.0657957</text:p>
          </table:table-cell>
          <table:table-cell office:value-type="float" office:value="0.0351487" calcext:value-type="float">
            <text:p>0.0351487</text:p>
          </table:table-cell>
          <table:table-cell office:value-type="float" office:value="-0.39645" calcext:value-type="float">
            <text:p>-0.39645</text:p>
          </table:table-cell>
          <table:table-cell office:value-type="float" office:value="-0.321181" calcext:value-type="float">
            <text:p>-0.321181</text:p>
          </table:table-cell>
          <table:table-cell office:value-type="float" office:value="0.0819928" calcext:value-type="float">
            <text:p>0.0819928</text:p>
          </table:table-cell>
          <table:table-cell office:value-type="float" office:value="0.321593" calcext:value-type="float">
            <text:p>0.321593</text:p>
          </table:table-cell>
          <table:table-cell office:value-type="float" office:value="0.220572" calcext:value-type="float">
            <text:p>0.220572</text:p>
          </table:table-cell>
          <table:table-cell office:value-type="float" office:value="0.416254" calcext:value-type="float">
            <text:p>0.416254</text:p>
          </table:table-cell>
          <table:table-cell office:value-type="float" office:value="4.73042" calcext:value-type="float">
            <text:p>4.73042</text:p>
          </table:table-cell>
          <table:table-cell office:value-type="float" office:value="4.83317" calcext:value-type="float">
            <text:p>4.83317</text:p>
          </table:table-cell>
          <table:table-cell office:value-type="float" office:value="0.226011" calcext:value-type="float">
            <text:p>0.226011</text:p>
          </table:table-cell>
          <table:table-cell office:value-type="float" office:value="2.26539" calcext:value-type="float">
            <text:p>2.26539</text:p>
          </table:table-cell>
          <table:table-cell table:formula="of:=[.T200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0.05" calcext:value-type="float">
            <text:p>2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26.9537" calcext:value-type="float">
            <text:p>-26.9537</text:p>
          </table:table-cell>
          <table:table-cell office:value-type="float" office:value="-26.5726" calcext:value-type="float">
            <text:p>-26.5726</text:p>
          </table:table-cell>
          <table:table-cell office:value-type="float" office:value="-26.6059" calcext:value-type="float">
            <text:p>-26.6059</text:p>
          </table:table-cell>
          <table:table-cell office:value-type="float" office:value="0.065675" calcext:value-type="float">
            <text:p>0.065675</text:p>
          </table:table-cell>
          <table:table-cell office:value-type="float" office:value="0.136943" calcext:value-type="float">
            <text:p>0.136943</text:p>
          </table:table-cell>
          <table:table-cell office:value-type="float" office:value="0.130297" calcext:value-type="float">
            <text:p>0.130297</text:p>
          </table:table-cell>
          <table:table-cell office:value-type="float" office:value="0.161489" calcext:value-type="float">
            <text:p>0.161489</text:p>
          </table:table-cell>
          <table:table-cell office:value-type="float" office:value="0.0818162" calcext:value-type="float">
            <text:p>0.0818162</text:p>
          </table:table-cell>
          <table:table-cell office:value-type="float" office:value="0.655687" calcext:value-type="float">
            <text:p>0.655687</text:p>
          </table:table-cell>
          <table:table-cell office:value-type="float" office:value="0.473041" calcext:value-type="float">
            <text:p>0.473041</text:p>
          </table:table-cell>
          <table:table-cell office:value-type="float" office:value="0.415402" calcext:value-type="float">
            <text:p>0.415402</text:p>
          </table:table-cell>
          <table:table-cell office:value-type="float" office:value="4.76829" calcext:value-type="float">
            <text:p>4.76829</text:p>
          </table:table-cell>
          <table:table-cell office:value-type="float" office:value="4.82116" calcext:value-type="float">
            <text:p>4.82116</text:p>
          </table:table-cell>
          <table:table-cell office:value-type="float" office:value="0.225476" calcext:value-type="float">
            <text:p>0.225476</text:p>
          </table:table-cell>
          <table:table-cell office:value-type="float" office:value="2.75919" calcext:value-type="float">
            <text:p>2.75919</text:p>
          </table:table-cell>
          <table:table-cell table:formula="of:=[.T201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0.15" calcext:value-type="float">
            <text:p>20.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26.8241" calcext:value-type="float">
            <text:p>-26.8241</text:p>
          </table:table-cell>
          <table:table-cell office:value-type="float" office:value="-26.5354" calcext:value-type="float">
            <text:p>-26.5354</text:p>
          </table:table-cell>
          <table:table-cell office:value-type="float" office:value="-26.5462" calcext:value-type="float">
            <text:p>-26.5462</text:p>
          </table:table-cell>
          <table:table-cell office:value-type="float" office:value="0.0655316" calcext:value-type="float">
            <text:p>0.0655316</text:p>
          </table:table-cell>
          <table:table-cell office:value-type="float" office:value="0.381506" calcext:value-type="float">
            <text:p>0.381506</text:p>
          </table:table-cell>
          <table:table-cell office:value-type="float" office:value="0.653448" calcext:value-type="float">
            <text:p>0.653448</text:p>
          </table:table-cell>
          <table:table-cell office:value-type="float" office:value="0.642323" calcext:value-type="float">
            <text:p>0.642323</text:p>
          </table:table-cell>
          <table:table-cell office:value-type="float" office:value="0.0816185" calcext:value-type="float">
            <text:p>0.0816185</text:p>
          </table:table-cell>
          <table:table-cell office:value-type="float" office:value="0.84766" calcext:value-type="float">
            <text:p>0.84766</text:p>
          </table:table-cell>
          <table:table-cell office:value-type="float" office:value="0.722748" calcext:value-type="float">
            <text:p>0.722748</text:p>
          </table:table-cell>
          <table:table-cell office:value-type="float" office:value="0.414529" calcext:value-type="float">
            <text:p>0.414529</text:p>
          </table:table-cell>
          <table:table-cell office:value-type="float" office:value="4.79748" calcext:value-type="float">
            <text:p>4.79748</text:p>
          </table:table-cell>
          <table:table-cell office:value-type="float" office:value="4.79667" calcext:value-type="float">
            <text:p>4.79667</text:p>
          </table:table-cell>
          <table:table-cell office:value-type="float" office:value="0.224917" calcext:value-type="float">
            <text:p>0.224917</text:p>
          </table:table-cell>
          <table:table-cell office:value-type="float" office:value="1.75347" calcext:value-type="float">
            <text:p>1.75347</text:p>
          </table:table-cell>
          <table:table-cell table:formula="of:=[.T202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0.25" calcext:value-type="float">
            <text:p>20.2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25.9562" calcext:value-type="float">
            <text:p>-25.9562</text:p>
          </table:table-cell>
          <table:table-cell office:value-type="float" office:value="-26.4882" calcext:value-type="float">
            <text:p>-26.4882</text:p>
          </table:table-cell>
          <table:table-cell office:value-type="float" office:value="-26.4616" calcext:value-type="float">
            <text:p>-26.4616</text:p>
          </table:table-cell>
          <table:table-cell office:value-type="float" office:value="0.0653907" calcext:value-type="float">
            <text:p>0.0653907</text:p>
          </table:table-cell>
          <table:table-cell office:value-type="float" office:value="2.60409" calcext:value-type="float">
            <text:p>2.60409</text:p>
          </table:table-cell>
          <table:table-cell office:value-type="float" office:value="1.18629" calcext:value-type="float">
            <text:p>1.18629</text:p>
          </table:table-cell>
          <table:table-cell office:value-type="float" office:value="1.12009" calcext:value-type="float">
            <text:p>1.12009</text:p>
          </table:table-cell>
          <table:table-cell office:value-type="float" office:value="0.0815209" calcext:value-type="float">
            <text:p>0.0815209</text:p>
          </table:table-cell>
          <table:table-cell office:value-type="float" office:value="0.985369" calcext:value-type="float">
            <text:p>0.985369</text:p>
          </table:table-cell>
          <table:table-cell office:value-type="float" office:value="0.968955" calcext:value-type="float">
            <text:p>0.968955</text:p>
          </table:table-cell>
          <table:table-cell office:value-type="float" office:value="0.413529" calcext:value-type="float">
            <text:p>0.413529</text:p>
          </table:table-cell>
          <table:table-cell office:value-type="float" office:value="4.83515" calcext:value-type="float">
            <text:p>4.83515</text:p>
          </table:table-cell>
          <table:table-cell office:value-type="float" office:value="4.76007" calcext:value-type="float">
            <text:p>4.76007</text:p>
          </table:table-cell>
          <table:table-cell office:value-type="float" office:value="0.224411" calcext:value-type="float">
            <text:p>0.224411</text:p>
          </table:table-cell>
          <table:table-cell office:value-type="float" office:value="7.42362" calcext:value-type="float">
            <text:p>7.42362</text:p>
          </table:table-cell>
          <table:table-cell table:formula="of:=[.T203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0.35" calcext:value-type="float">
            <text:p>20.3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26.5072" calcext:value-type="float">
            <text:p>-26.5072</text:p>
          </table:table-cell>
          <table:table-cell office:value-type="float" office:value="-26.3914" calcext:value-type="float">
            <text:p>-26.3914</text:p>
          </table:table-cell>
          <table:table-cell office:value-type="float" office:value="-26.3526" calcext:value-type="float">
            <text:p>-26.3526</text:p>
          </table:table-cell>
          <table:table-cell office:value-type="float" office:value="0.065266" calcext:value-type="float">
            <text:p>0.065266</text:p>
          </table:table-cell>
          <table:table-cell office:value-type="float" office:value="-0.563928" calcext:value-type="float">
            <text:p>-0.563928</text:p>
          </table:table-cell>
          <table:table-cell office:value-type="float" office:value="1.64586" calcext:value-type="float">
            <text:p>1.64586</text:p>
          </table:table-cell>
          <table:table-cell office:value-type="float" office:value="1.59361" calcext:value-type="float">
            <text:p>1.59361</text:p>
          </table:table-cell>
          <table:table-cell office:value-type="float" office:value="0.0814331" calcext:value-type="float">
            <text:p>0.0814331</text:p>
          </table:table-cell>
          <table:table-cell office:value-type="float" office:value="1.17429" calcext:value-type="float">
            <text:p>1.17429</text:p>
          </table:table-cell>
          <table:table-cell office:value-type="float" office:value="1.21096" calcext:value-type="float">
            <text:p>1.21096</text:p>
          </table:table-cell>
          <table:table-cell office:value-type="float" office:value="0.41252" calcext:value-type="float">
            <text:p>0.41252</text:p>
          </table:table-cell>
          <table:table-cell office:value-type="float" office:value="4.75569" calcext:value-type="float">
            <text:p>4.75569</text:p>
          </table:table-cell>
          <table:table-cell office:value-type="float" office:value="4.71181" calcext:value-type="float">
            <text:p>4.71181</text:p>
          </table:table-cell>
          <table:table-cell office:value-type="float" office:value="0.223896" calcext:value-type="float">
            <text:p>0.223896</text:p>
          </table:table-cell>
          <table:table-cell office:value-type="float" office:value="8.48869" calcext:value-type="float">
            <text:p>8.48869</text:p>
          </table:table-cell>
          <table:table-cell table:formula="of:=[.T204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0.45" calcext:value-type="float">
            <text:p>20.4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26.3475" calcext:value-type="float">
            <text:p>-26.3475</text:p>
          </table:table-cell>
          <table:table-cell office:value-type="float" office:value="-26.2678" calcext:value-type="float">
            <text:p>-26.2678</text:p>
          </table:table-cell>
          <table:table-cell office:value-type="float" office:value="-26.2197" calcext:value-type="float">
            <text:p>-26.2197</text:p>
          </table:table-cell>
          <table:table-cell office:value-type="float" office:value="0.0651889" calcext:value-type="float">
            <text:p>0.0651889</text:p>
          </table:table-cell>
          <table:table-cell office:value-type="float" office:value="1.82827" calcext:value-type="float">
            <text:p>1.82827</text:p>
          </table:table-cell>
          <table:table-cell office:value-type="float" office:value="2.09304" calcext:value-type="float">
            <text:p>2.09304</text:p>
          </table:table-cell>
          <table:table-cell office:value-type="float" office:value="2.06173" calcext:value-type="float">
            <text:p>2.06173</text:p>
          </table:table-cell>
          <table:table-cell office:value-type="float" office:value="0.0812656" calcext:value-type="float">
            <text:p>0.0812656</text:p>
          </table:table-cell>
          <table:table-cell office:value-type="float" office:value="1.40277" calcext:value-type="float">
            <text:p>1.40277</text:p>
          </table:table-cell>
          <table:table-cell office:value-type="float" office:value="1.44811" calcext:value-type="float">
            <text:p>1.44811</text:p>
          </table:table-cell>
          <table:table-cell office:value-type="float" office:value="0.411526" calcext:value-type="float">
            <text:p>0.411526</text:p>
          </table:table-cell>
          <table:table-cell office:value-type="float" office:value="4.65954" calcext:value-type="float">
            <text:p>4.65954</text:p>
          </table:table-cell>
          <table:table-cell office:value-type="float" office:value="4.65235" calcext:value-type="float">
            <text:p>4.65235</text:p>
          </table:table-cell>
          <table:table-cell office:value-type="float" office:value="0.22335" calcext:value-type="float">
            <text:p>0.22335</text:p>
          </table:table-cell>
          <table:table-cell office:value-type="float" office:value="0.172652" calcext:value-type="float">
            <text:p>0.172652</text:p>
          </table:table-cell>
          <table:table-cell table:formula="of:=[.T205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0.55" calcext:value-type="float">
            <text:p>20.5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26.069" calcext:value-type="float">
            <text:p>-26.069</text:p>
          </table:table-cell>
          <table:table-cell office:value-type="float" office:value="-26.1413" calcext:value-type="float">
            <text:p>-26.1413</text:p>
          </table:table-cell>
          <table:table-cell office:value-type="float" office:value="-26.0633" calcext:value-type="float">
            <text:p>-26.0633</text:p>
          </table:table-cell>
          <table:table-cell office:value-type="float" office:value="0.0652101" calcext:value-type="float">
            <text:p>0.0652101</text:p>
          </table:table-cell>
          <table:table-cell office:value-type="float" office:value="2.27896" calcext:value-type="float">
            <text:p>2.27896</text:p>
          </table:table-cell>
          <table:table-cell office:value-type="float" office:value="2.51975" calcext:value-type="float">
            <text:p>2.51975</text:p>
          </table:table-cell>
          <table:table-cell office:value-type="float" office:value="2.52336" calcext:value-type="float">
            <text:p>2.52336</text:p>
          </table:table-cell>
          <table:table-cell office:value-type="float" office:value="0.0810683" calcext:value-type="float">
            <text:p>0.0810683</text:p>
          </table:table-cell>
          <table:table-cell office:value-type="float" office:value="1.55186" calcext:value-type="float">
            <text:p>1.55186</text:p>
          </table:table-cell>
          <table:table-cell office:value-type="float" office:value="1.67979" calcext:value-type="float">
            <text:p>1.67979</text:p>
          </table:table-cell>
          <table:table-cell office:value-type="float" office:value="0.410587" calcext:value-type="float">
            <text:p>0.410587</text:p>
          </table:table-cell>
          <table:table-cell office:value-type="float" office:value="4.55035" calcext:value-type="float">
            <text:p>4.55035</text:p>
          </table:table-cell>
          <table:table-cell office:value-type="float" office:value="4.58223" calcext:value-type="float">
            <text:p>4.58223</text:p>
          </table:table-cell>
          <table:table-cell office:value-type="float" office:value="0.222821" calcext:value-type="float">
            <text:p>0.222821</text:p>
          </table:table-cell>
          <table:table-cell office:value-type="float" office:value="1.04524" calcext:value-type="float">
            <text:p>1.04524</text:p>
          </table:table-cell>
          <table:table-cell table:formula="of:=[.T206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0.65" calcext:value-type="float">
            <text:p>20.6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26.3234" calcext:value-type="float">
            <text:p>-26.3234</text:p>
          </table:table-cell>
          <table:table-cell office:value-type="float" office:value="-25.9683" calcext:value-type="float">
            <text:p>-25.9683</text:p>
          </table:table-cell>
          <table:table-cell office:value-type="float" office:value="-25.8841" calcext:value-type="float">
            <text:p>-25.8841</text:p>
          </table:table-cell>
          <table:table-cell office:value-type="float" office:value="0.0653173" calcext:value-type="float">
            <text:p>0.0653173</text:p>
          </table:table-cell>
          <table:table-cell office:value-type="float" office:value="3.02388" calcext:value-type="float">
            <text:p>3.02388</text:p>
          </table:table-cell>
          <table:table-cell office:value-type="float" office:value="2.98405" calcext:value-type="float">
            <text:p>2.98405</text:p>
          </table:table-cell>
          <table:table-cell office:value-type="float" office:value="2.97746" calcext:value-type="float">
            <text:p>2.97746</text:p>
          </table:table-cell>
          <table:table-cell office:value-type="float" office:value="0.0808742" calcext:value-type="float">
            <text:p>0.0808742</text:p>
          </table:table-cell>
          <table:table-cell office:value-type="float" office:value="1.82618" calcext:value-type="float">
            <text:p>1.82618</text:p>
          </table:table-cell>
          <table:table-cell office:value-type="float" office:value="1.90543" calcext:value-type="float">
            <text:p>1.90543</text:p>
          </table:table-cell>
          <table:table-cell office:value-type="float" office:value="0.409664" calcext:value-type="float">
            <text:p>0.409664</text:p>
          </table:table-cell>
          <table:table-cell office:value-type="float" office:value="4.47803" calcext:value-type="float">
            <text:p>4.47803</text:p>
          </table:table-cell>
          <table:table-cell office:value-type="float" office:value="4.502" calcext:value-type="float">
            <text:p>4.502</text:p>
          </table:table-cell>
          <table:table-cell office:value-type="float" office:value="0.222286" calcext:value-type="float">
            <text:p>0.222286</text:p>
          </table:table-cell>
          <table:table-cell office:value-type="float" office:value="2.62762" calcext:value-type="float">
            <text:p>2.62762</text:p>
          </table:table-cell>
          <table:table-cell table:formula="of:=[.T207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0.75" calcext:value-type="float">
            <text:p>20.7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26.1824" calcext:value-type="float">
            <text:p>-26.1824</text:p>
          </table:table-cell>
          <table:table-cell office:value-type="float" office:value="-25.7846" calcext:value-type="float">
            <text:p>-25.7846</text:p>
          </table:table-cell>
          <table:table-cell office:value-type="float" office:value="-25.6826" calcext:value-type="float">
            <text:p>-25.6826</text:p>
          </table:table-cell>
          <table:table-cell office:value-type="float" office:value="0.0654723" calcext:value-type="float">
            <text:p>0.0654723</text:p>
          </table:table-cell>
          <table:table-cell office:value-type="float" office:value="3.73376" calcext:value-type="float">
            <text:p>3.73376</text:p>
          </table:table-cell>
          <table:table-cell office:value-type="float" office:value="3.4857" calcext:value-type="float">
            <text:p>3.4857</text:p>
          </table:table-cell>
          <table:table-cell office:value-type="float" office:value="3.42306" calcext:value-type="float">
            <text:p>3.42306</text:p>
          </table:table-cell>
          <table:table-cell office:value-type="float" office:value="0.0807839" calcext:value-type="float">
            <text:p>0.0807839</text:p>
          </table:table-cell>
          <table:table-cell office:value-type="float" office:value="2.03944" calcext:value-type="float">
            <text:p>2.03944</text:p>
          </table:table-cell>
          <table:table-cell office:value-type="float" office:value="2.12452" calcext:value-type="float">
            <text:p>2.12452</text:p>
          </table:table-cell>
          <table:table-cell office:value-type="float" office:value="0.40871" calcext:value-type="float">
            <text:p>0.40871</text:p>
          </table:table-cell>
          <table:table-cell office:value-type="float" office:value="4.46339" calcext:value-type="float">
            <text:p>4.46339</text:p>
          </table:table-cell>
          <table:table-cell office:value-type="float" office:value="4.41227" calcext:value-type="float">
            <text:p>4.41227</text:p>
          </table:table-cell>
          <table:table-cell office:value-type="float" office:value="0.221775" calcext:value-type="float">
            <text:p>0.221775</text:p>
          </table:table-cell>
          <table:table-cell office:value-type="float" office:value="2.18156" calcext:value-type="float">
            <text:p>2.18156</text:p>
          </table:table-cell>
          <table:table-cell table:formula="of:=[.T208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0.85" calcext:value-type="float">
            <text:p>20.8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25.5773" calcext:value-type="float">
            <text:p>-25.5773</text:p>
          </table:table-cell>
          <table:table-cell office:value-type="float" office:value="-25.5622" calcext:value-type="float">
            <text:p>-25.5622</text:p>
          </table:table-cell>
          <table:table-cell office:value-type="float" office:value="-25.4596" calcext:value-type="float">
            <text:p>-25.4596</text:p>
          </table:table-cell>
          <table:table-cell office:value-type="float" office:value="0.0657072" calcext:value-type="float">
            <text:p>0.0657072</text:p>
          </table:table-cell>
          <table:table-cell office:value-type="float" office:value="3.13316" calcext:value-type="float">
            <text:p>3.13316</text:p>
          </table:table-cell>
          <table:table-cell office:value-type="float" office:value="3.89922" calcext:value-type="float">
            <text:p>3.89922</text:p>
          </table:table-cell>
          <table:table-cell office:value-type="float" office:value="3.85924" calcext:value-type="float">
            <text:p>3.85924</text:p>
          </table:table-cell>
          <table:table-cell office:value-type="float" office:value="0.0806485" calcext:value-type="float">
            <text:p>0.0806485</text:p>
          </table:table-cell>
          <table:table-cell office:value-type="float" office:value="2.27174" calcext:value-type="float">
            <text:p>2.27174</text:p>
          </table:table-cell>
          <table:table-cell office:value-type="float" office:value="2.3366" calcext:value-type="float">
            <text:p>2.3366</text:p>
          </table:table-cell>
          <table:table-cell office:value-type="float" office:value="0.407763" calcext:value-type="float">
            <text:p>0.407763</text:p>
          </table:table-cell>
          <table:table-cell office:value-type="float" office:value="4.31535" calcext:value-type="float">
            <text:p>4.31535</text:p>
          </table:table-cell>
          <table:table-cell office:value-type="float" office:value="4.31367" calcext:value-type="float">
            <text:p>4.31367</text:p>
          </table:table-cell>
          <table:table-cell office:value-type="float" office:value="0.221246" calcext:value-type="float">
            <text:p>0.221246</text:p>
          </table:table-cell>
          <table:table-cell office:value-type="float" office:value="1.09646" calcext:value-type="float">
            <text:p>1.09646</text:p>
          </table:table-cell>
          <table:table-cell table:formula="of:=[.T209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0.95" calcext:value-type="float">
            <text:p>20.9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25.3516" calcext:value-type="float">
            <text:p>-25.3516</text:p>
          </table:table-cell>
          <table:table-cell office:value-type="float" office:value="-25.3709" calcext:value-type="float">
            <text:p>-25.3709</text:p>
          </table:table-cell>
          <table:table-cell office:value-type="float" office:value="-25.2157" calcext:value-type="float">
            <text:p>-25.2157</text:p>
          </table:table-cell>
          <table:table-cell office:value-type="float" office:value="0.0664105" calcext:value-type="float">
            <text:p>0.0664105</text:p>
          </table:table-cell>
          <table:table-cell office:value-type="float" office:value="3.75691" calcext:value-type="float">
            <text:p>3.75691</text:p>
          </table:table-cell>
          <table:table-cell office:value-type="float" office:value="4.28815" calcext:value-type="float">
            <text:p>4.28815</text:p>
          </table:table-cell>
          <table:table-cell office:value-type="float" office:value="4.28514" calcext:value-type="float">
            <text:p>4.28514</text:p>
          </table:table-cell>
          <table:table-cell office:value-type="float" office:value="0.0804583" calcext:value-type="float">
            <text:p>0.0804583</text:p>
          </table:table-cell>
          <table:table-cell office:value-type="float" office:value="2.41647" calcext:value-type="float">
            <text:p>2.41647</text:p>
          </table:table-cell>
          <table:table-cell office:value-type="float" office:value="2.54127" calcext:value-type="float">
            <text:p>2.54127</text:p>
          </table:table-cell>
          <table:table-cell office:value-type="float" office:value="0.406891" calcext:value-type="float">
            <text:p>0.406891</text:p>
          </table:table-cell>
          <table:table-cell office:value-type="float" office:value="4.16332" calcext:value-type="float">
            <text:p>4.16332</text:p>
          </table:table-cell>
          <table:table-cell office:value-type="float" office:value="4.20686" calcext:value-type="float">
            <text:p>4.20686</text:p>
          </table:table-cell>
          <table:table-cell office:value-type="float" office:value="0.220733" calcext:value-type="float">
            <text:p>0.220733</text:p>
          </table:table-cell>
          <table:table-cell office:value-type="float" office:value="0.593891" calcext:value-type="float">
            <text:p>0.593891</text:p>
          </table:table-cell>
          <table:table-cell table:formula="of:=[.T210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1.05" calcext:value-type="float">
            <text:p>21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24.2719" calcext:value-type="float">
            <text:p>-24.2719</text:p>
          </table:table-cell>
          <table:table-cell office:value-type="float" office:value="-25.0617" calcext:value-type="float">
            <text:p>-25.0617</text:p>
          </table:table-cell>
          <table:table-cell office:value-type="float" office:value="-24.9518" calcext:value-type="float">
            <text:p>-24.9518</text:p>
          </table:table-cell>
          <table:table-cell office:value-type="float" office:value="0.0667511" calcext:value-type="float">
            <text:p>0.0667511</text:p>
          </table:table-cell>
          <table:table-cell office:value-type="float" office:value="4.30917" calcext:value-type="float">
            <text:p>4.30917</text:p>
          </table:table-cell>
          <table:table-cell office:value-type="float" office:value="4.70088" calcext:value-type="float">
            <text:p>4.70088</text:p>
          </table:table-cell>
          <table:table-cell office:value-type="float" office:value="4.69998" calcext:value-type="float">
            <text:p>4.69998</text:p>
          </table:table-cell>
          <table:table-cell office:value-type="float" office:value="0.0802689" calcext:value-type="float">
            <text:p>0.0802689</text:p>
          </table:table-cell>
          <table:table-cell office:value-type="float" office:value="2.67218" calcext:value-type="float">
            <text:p>2.67218</text:p>
          </table:table-cell>
          <table:table-cell office:value-type="float" office:value="2.73817" calcext:value-type="float">
            <text:p>2.73817</text:p>
          </table:table-cell>
          <table:table-cell office:value-type="float" office:value="0.405952" calcext:value-type="float">
            <text:p>0.405952</text:p>
          </table:table-cell>
          <table:table-cell office:value-type="float" office:value="4.02755" calcext:value-type="float">
            <text:p>4.02755</text:p>
          </table:table-cell>
          <table:table-cell office:value-type="float" office:value="4.09251" calcext:value-type="float">
            <text:p>4.09251</text:p>
          </table:table-cell>
          <table:table-cell office:value-type="float" office:value="0.220245" calcext:value-type="float">
            <text:p>0.220245</text:p>
          </table:table-cell>
          <table:table-cell office:value-type="float" office:value="8.92021" calcext:value-type="float">
            <text:p>8.92021</text:p>
          </table:table-cell>
          <table:table-cell table:formula="of:=[.T211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1.15" calcext:value-type="float">
            <text:p>21.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24.3609" calcext:value-type="float">
            <text:p>-24.3609</text:p>
          </table:table-cell>
          <table:table-cell office:value-type="float" office:value="-24.7873" calcext:value-type="float">
            <text:p>-24.7873</text:p>
          </table:table-cell>
          <table:table-cell office:value-type="float" office:value="-24.6686" calcext:value-type="float">
            <text:p>-24.6686</text:p>
          </table:table-cell>
          <table:table-cell office:value-type="float" office:value="0.0671412" calcext:value-type="float">
            <text:p>0.0671412</text:p>
          </table:table-cell>
          <table:table-cell office:value-type="float" office:value="4.95947" calcext:value-type="float">
            <text:p>4.95947</text:p>
          </table:table-cell>
          <table:table-cell office:value-type="float" office:value="5.08748" calcext:value-type="float">
            <text:p>5.08748</text:p>
          </table:table-cell>
          <table:table-cell office:value-type="float" office:value="5.10304" calcext:value-type="float">
            <text:p>5.10304</text:p>
          </table:table-cell>
          <table:table-cell office:value-type="float" office:value="0.0800837" calcext:value-type="float">
            <text:p>0.0800837</text:p>
          </table:table-cell>
          <table:table-cell office:value-type="float" office:value="2.85998" calcext:value-type="float">
            <text:p>2.85998</text:p>
          </table:table-cell>
          <table:table-cell office:value-type="float" office:value="2.92701" calcext:value-type="float">
            <text:p>2.92701</text:p>
          </table:table-cell>
          <table:table-cell office:value-type="float" office:value="0.40503" calcext:value-type="float">
            <text:p>0.40503</text:p>
          </table:table-cell>
          <table:table-cell office:value-type="float" office:value="3.87977" calcext:value-type="float">
            <text:p>3.87977</text:p>
          </table:table-cell>
          <table:table-cell office:value-type="float" office:value="3.97132" calcext:value-type="float">
            <text:p>3.97132</text:p>
          </table:table-cell>
          <table:table-cell office:value-type="float" office:value="0.219798" calcext:value-type="float">
            <text:p>0.219798</text:p>
          </table:table-cell>
          <table:table-cell office:value-type="float" office:value="2.2832" calcext:value-type="float">
            <text:p>2.2832</text:p>
          </table:table-cell>
          <table:table-cell table:formula="of:=[.T212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1.25" calcext:value-type="float">
            <text:p>21.2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24.4379" calcext:value-type="float">
            <text:p>-24.4379</text:p>
          </table:table-cell>
          <table:table-cell office:value-type="float" office:value="-24.4492" calcext:value-type="float">
            <text:p>-24.4492</text:p>
          </table:table-cell>
          <table:table-cell office:value-type="float" office:value="-24.367" calcext:value-type="float">
            <text:p>-24.367</text:p>
          </table:table-cell>
          <table:table-cell office:value-type="float" office:value="0.0672763" calcext:value-type="float">
            <text:p>0.0672763</text:p>
          </table:table-cell>
          <table:table-cell office:value-type="float" office:value="5.24592" calcext:value-type="float">
            <text:p>5.24592</text:p>
          </table:table-cell>
          <table:table-cell office:value-type="float" office:value="5.47778" calcext:value-type="float">
            <text:p>5.47778</text:p>
          </table:table-cell>
          <table:table-cell office:value-type="float" office:value="5.49367" calcext:value-type="float">
            <text:p>5.49367</text:p>
          </table:table-cell>
          <table:table-cell office:value-type="float" office:value="0.0798992" calcext:value-type="float">
            <text:p>0.0798992</text:p>
          </table:table-cell>
          <table:table-cell office:value-type="float" office:value="3.14587" calcext:value-type="float">
            <text:p>3.14587</text:p>
          </table:table-cell>
          <table:table-cell office:value-type="float" office:value="3.10754" calcext:value-type="float">
            <text:p>3.10754</text:p>
          </table:table-cell>
          <table:table-cell office:value-type="float" office:value="0.404085" calcext:value-type="float">
            <text:p>0.404085</text:p>
          </table:table-cell>
          <table:table-cell office:value-type="float" office:value="3.71449" calcext:value-type="float">
            <text:p>3.71449</text:p>
          </table:table-cell>
          <table:table-cell office:value-type="float" office:value="3.84401" calcext:value-type="float">
            <text:p>3.84401</text:p>
          </table:table-cell>
          <table:table-cell office:value-type="float" office:value="0.219407" calcext:value-type="float">
            <text:p>0.219407</text:p>
          </table:table-cell>
          <table:table-cell office:value-type="float" office:value="0.958183" calcext:value-type="float">
            <text:p>0.958183</text:p>
          </table:table-cell>
          <table:table-cell table:formula="of:=[.T213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1.35" calcext:value-type="float">
            <text:p>21.3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24.5638" calcext:value-type="float">
            <text:p>-24.5638</text:p>
          </table:table-cell>
          <table:table-cell office:value-type="float" office:value="-24.0973" calcext:value-type="float">
            <text:p>-24.0973</text:p>
          </table:table-cell>
          <table:table-cell office:value-type="float" office:value="-24.0477" calcext:value-type="float">
            <text:p>-24.0477</text:p>
          </table:table-cell>
          <table:table-cell office:value-type="float" office:value="0.0672119" calcext:value-type="float">
            <text:p>0.0672119</text:p>
          </table:table-cell>
          <table:table-cell office:value-type="float" office:value="4.75836" calcext:value-type="float">
            <text:p>4.75836</text:p>
          </table:table-cell>
          <table:table-cell office:value-type="float" office:value="5.8149" calcext:value-type="float">
            <text:p>5.8149</text:p>
          </table:table-cell>
          <table:table-cell office:value-type="float" office:value="5.8713" calcext:value-type="float">
            <text:p>5.8713</text:p>
          </table:table-cell>
          <table:table-cell office:value-type="float" office:value="0.079775" calcext:value-type="float">
            <text:p>0.079775</text:p>
          </table:table-cell>
          <table:table-cell office:value-type="float" office:value="3.39489" calcext:value-type="float">
            <text:p>3.39489</text:p>
          </table:table-cell>
          <table:table-cell office:value-type="float" office:value="3.27959" calcext:value-type="float">
            <text:p>3.27959</text:p>
          </table:table-cell>
          <table:table-cell office:value-type="float" office:value="0.403198" calcext:value-type="float">
            <text:p>0.403198</text:p>
          </table:table-cell>
          <table:table-cell office:value-type="float" office:value="3.48374" calcext:value-type="float">
            <text:p>3.48374</text:p>
          </table:table-cell>
          <table:table-cell office:value-type="float" office:value="3.71127" calcext:value-type="float">
            <text:p>3.71127</text:p>
          </table:table-cell>
          <table:table-cell office:value-type="float" office:value="0.219333" calcext:value-type="float">
            <text:p>0.219333</text:p>
          </table:table-cell>
          <table:table-cell office:value-type="float" office:value="3.29669" calcext:value-type="float">
            <text:p>3.29669</text:p>
          </table:table-cell>
          <table:table-cell table:formula="of:=[.T214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1.45" calcext:value-type="float">
            <text:p>21.4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23.5491" calcext:value-type="float">
            <text:p>-23.5491</text:p>
          </table:table-cell>
          <table:table-cell office:value-type="float" office:value="-23.7783" calcext:value-type="float">
            <text:p>-23.7783</text:p>
          </table:table-cell>
          <table:table-cell office:value-type="float" office:value="-23.7117" calcext:value-type="float">
            <text:p>-23.7117</text:p>
          </table:table-cell>
          <table:table-cell office:value-type="float" office:value="0.0671635" calcext:value-type="float">
            <text:p>0.0671635</text:p>
          </table:table-cell>
          <table:table-cell office:value-type="float" office:value="6.44495" calcext:value-type="float">
            <text:p>6.44495</text:p>
          </table:table-cell>
          <table:table-cell office:value-type="float" office:value="6.16069" calcext:value-type="float">
            <text:p>6.16069</text:p>
          </table:table-cell>
          <table:table-cell office:value-type="float" office:value="6.23542" calcext:value-type="float">
            <text:p>6.23542</text:p>
          </table:table-cell>
          <table:table-cell office:value-type="float" office:value="0.079761" calcext:value-type="float">
            <text:p>0.079761</text:p>
          </table:table-cell>
          <table:table-cell office:value-type="float" office:value="3.46047" calcext:value-type="float">
            <text:p>3.46047</text:p>
          </table:table-cell>
          <table:table-cell office:value-type="float" office:value="3.44302" calcext:value-type="float">
            <text:p>3.44302</text:p>
          </table:table-cell>
          <table:table-cell office:value-type="float" office:value="0.402307" calcext:value-type="float">
            <text:p>0.402307</text:p>
          </table:table-cell>
          <table:table-cell office:value-type="float" office:value="3.35137" calcext:value-type="float">
            <text:p>3.35137</text:p>
          </table:table-cell>
          <table:table-cell office:value-type="float" office:value="3.57383" calcext:value-type="float">
            <text:p>3.57383</text:p>
          </table:table-cell>
          <table:table-cell office:value-type="float" office:value="0.21947" calcext:value-type="float">
            <text:p>0.21947</text:p>
          </table:table-cell>
          <table:table-cell office:value-type="float" office:value="4.61835" calcext:value-type="float">
            <text:p>4.61835</text:p>
          </table:table-cell>
          <table:table-cell table:formula="of:=[.T215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1.55" calcext:value-type="float">
            <text:p>21.5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23.7544" calcext:value-type="float">
            <text:p>-23.7544</text:p>
          </table:table-cell>
          <table:table-cell office:value-type="float" office:value="-23.4606" calcext:value-type="float">
            <text:p>-23.4606</text:p>
          </table:table-cell>
          <table:table-cell office:value-type="float" office:value="-23.3598" calcext:value-type="float">
            <text:p>-23.3598</text:p>
          </table:table-cell>
          <table:table-cell office:value-type="float" office:value="0.0672743" calcext:value-type="float">
            <text:p>0.0672743</text:p>
          </table:table-cell>
          <table:table-cell office:value-type="float" office:value="6.53746" calcext:value-type="float">
            <text:p>6.53746</text:p>
          </table:table-cell>
          <table:table-cell office:value-type="float" office:value="6.4906" calcext:value-type="float">
            <text:p>6.4906</text:p>
          </table:table-cell>
          <table:table-cell office:value-type="float" office:value="6.58559" calcext:value-type="float">
            <text:p>6.58559</text:p>
          </table:table-cell>
          <table:table-cell office:value-type="float" office:value="0.0798389" calcext:value-type="float">
            <text:p>0.0798389</text:p>
          </table:table-cell>
          <table:table-cell office:value-type="float" office:value="3.5376" calcext:value-type="float">
            <text:p>3.5376</text:p>
          </table:table-cell>
          <table:table-cell office:value-type="float" office:value="3.59775" calcext:value-type="float">
            <text:p>3.59775</text:p>
          </table:table-cell>
          <table:table-cell office:value-type="float" office:value="0.401385" calcext:value-type="float">
            <text:p>0.401385</text:p>
          </table:table-cell>
          <table:table-cell office:value-type="float" office:value="3.21265" calcext:value-type="float">
            <text:p>3.21265</text:p>
          </table:table-cell>
          <table:table-cell office:value-type="float" office:value="3.4324" calcext:value-type="float">
            <text:p>3.4324</text:p>
          </table:table-cell>
          <table:table-cell office:value-type="float" office:value="0.219548" calcext:value-type="float">
            <text:p>0.219548</text:p>
          </table:table-cell>
          <table:table-cell office:value-type="float" office:value="1.97024" calcext:value-type="float">
            <text:p>1.97024</text:p>
          </table:table-cell>
          <table:table-cell table:formula="of:=[.T216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1.65" calcext:value-type="float">
            <text:p>21.6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22.7862" calcext:value-type="float">
            <text:p>-22.7862</text:p>
          </table:table-cell>
          <table:table-cell office:value-type="float" office:value="-23.0429" calcext:value-type="float">
            <text:p>-23.0429</text:p>
          </table:table-cell>
          <table:table-cell office:value-type="float" office:value="-22.9928" calcext:value-type="float">
            <text:p>-22.9928</text:p>
          </table:table-cell>
          <table:table-cell office:value-type="float" office:value="0.0672234" calcext:value-type="float">
            <text:p>0.0672234</text:p>
          </table:table-cell>
          <table:table-cell office:value-type="float" office:value="5.74143" calcext:value-type="float">
            <text:p>5.74143</text:p>
          </table:table-cell>
          <table:table-cell office:value-type="float" office:value="6.84707" calcext:value-type="float">
            <text:p>6.84707</text:p>
          </table:table-cell>
          <table:table-cell office:value-type="float" office:value="6.92146" calcext:value-type="float">
            <text:p>6.92146</text:p>
          </table:table-cell>
          <table:table-cell office:value-type="float" office:value="0.0797719" calcext:value-type="float">
            <text:p>0.0797719</text:p>
          </table:table-cell>
          <table:table-cell office:value-type="float" office:value="3.74366" calcext:value-type="float">
            <text:p>3.74366</text:p>
          </table:table-cell>
          <table:table-cell office:value-type="float" office:value="3.74376" calcext:value-type="float">
            <text:p>3.74376</text:p>
          </table:table-cell>
          <table:table-cell office:value-type="float" office:value="0.400459" calcext:value-type="float">
            <text:p>0.400459</text:p>
          </table:table-cell>
          <table:table-cell office:value-type="float" office:value="3.09408" calcext:value-type="float">
            <text:p>3.09408</text:p>
          </table:table-cell>
          <table:table-cell office:value-type="float" office:value="3.28768" calcext:value-type="float">
            <text:p>3.28768</text:p>
          </table:table-cell>
          <table:table-cell office:value-type="float" office:value="0.219374" calcext:value-type="float">
            <text:p>0.219374</text:p>
          </table:table-cell>
          <table:table-cell office:value-type="float" office:value="5.59079" calcext:value-type="float">
            <text:p>5.59079</text:p>
          </table:table-cell>
          <table:table-cell table:formula="of:=[.T217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1.75" calcext:value-type="float">
            <text:p>21.7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22.418" calcext:value-type="float">
            <text:p>-22.418</text:p>
          </table:table-cell>
          <table:table-cell office:value-type="float" office:value="-22.6188" calcext:value-type="float">
            <text:p>-22.6188</text:p>
          </table:table-cell>
          <table:table-cell office:value-type="float" office:value="-22.6117" calcext:value-type="float">
            <text:p>-22.6117</text:p>
          </table:table-cell>
          <table:table-cell office:value-type="float" office:value="0.0670811" calcext:value-type="float">
            <text:p>0.0670811</text:p>
          </table:table-cell>
          <table:table-cell office:value-type="float" office:value="6.76159" calcext:value-type="float">
            <text:p>6.76159</text:p>
          </table:table-cell>
          <table:table-cell office:value-type="float" office:value="7.15314" calcext:value-type="float">
            <text:p>7.15314</text:p>
          </table:table-cell>
          <table:table-cell office:value-type="float" office:value="7.24273" calcext:value-type="float">
            <text:p>7.24273</text:p>
          </table:table-cell>
          <table:table-cell office:value-type="float" office:value="0.079768" calcext:value-type="float">
            <text:p>0.079768</text:p>
          </table:table-cell>
          <table:table-cell office:value-type="float" office:value="3.95315" calcext:value-type="float">
            <text:p>3.95315</text:p>
          </table:table-cell>
          <table:table-cell office:value-type="float" office:value="3.88106" calcext:value-type="float">
            <text:p>3.88106</text:p>
          </table:table-cell>
          <table:table-cell office:value-type="float" office:value="0.399558" calcext:value-type="float">
            <text:p>0.399558</text:p>
          </table:table-cell>
          <table:table-cell office:value-type="float" office:value="2.89958" calcext:value-type="float">
            <text:p>2.89958</text:p>
          </table:table-cell>
          <table:table-cell office:value-type="float" office:value="3.14038" calcext:value-type="float">
            <text:p>3.14038</text:p>
          </table:table-cell>
          <table:table-cell office:value-type="float" office:value="0.21936" calcext:value-type="float">
            <text:p>0.21936</text:p>
          </table:table-cell>
          <table:table-cell office:value-type="float" office:value="1.42911" calcext:value-type="float">
            <text:p>1.42911</text:p>
          </table:table-cell>
          <table:table-cell table:formula="of:=[.T218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1.85" calcext:value-type="float">
            <text:p>21.8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22.0543" calcext:value-type="float">
            <text:p>-22.0543</text:p>
          </table:table-cell>
          <table:table-cell office:value-type="float" office:value="-22.2055" calcext:value-type="float">
            <text:p>-22.2055</text:p>
          </table:table-cell>
          <table:table-cell office:value-type="float" office:value="-22.2173" calcext:value-type="float">
            <text:p>-22.2173</text:p>
          </table:table-cell>
          <table:table-cell office:value-type="float" office:value="0.0669349" calcext:value-type="float">
            <text:p>0.0669349</text:p>
          </table:table-cell>
          <table:table-cell office:value-type="float" office:value="7.85452" calcext:value-type="float">
            <text:p>7.85452</text:p>
          </table:table-cell>
          <table:table-cell office:value-type="float" office:value="7.4266" calcext:value-type="float">
            <text:p>7.4266</text:p>
          </table:table-cell>
          <table:table-cell office:value-type="float" office:value="7.54917" calcext:value-type="float">
            <text:p>7.54917</text:p>
          </table:table-cell>
          <table:table-cell office:value-type="float" office:value="0.0799399" calcext:value-type="float">
            <text:p>0.0799399</text:p>
          </table:table-cell>
          <table:table-cell office:value-type="float" office:value="4.15367" calcext:value-type="float">
            <text:p>4.15367</text:p>
          </table:table-cell>
          <table:table-cell office:value-type="float" office:value="4.00974" calcext:value-type="float">
            <text:p>4.00974</text:p>
          </table:table-cell>
          <table:table-cell office:value-type="float" office:value="0.398713" calcext:value-type="float">
            <text:p>0.398713</text:p>
          </table:table-cell>
          <table:table-cell office:value-type="float" office:value="2.66131" calcext:value-type="float">
            <text:p>2.66131</text:p>
          </table:table-cell>
          <table:table-cell office:value-type="float" office:value="2.99118" calcext:value-type="float">
            <text:p>2.99118</text:p>
          </table:table-cell>
          <table:table-cell office:value-type="float" office:value="0.21975" calcext:value-type="float">
            <text:p>0.21975</text:p>
          </table:table-cell>
          <table:table-cell office:value-type="float" office:value="2.49401" calcext:value-type="float">
            <text:p>2.49401</text:p>
          </table:table-cell>
          <table:table-cell table:formula="of:=[.T219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1.95" calcext:value-type="float">
            <text:p>21.9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21.6178" calcext:value-type="float">
            <text:p>-21.6178</text:p>
          </table:table-cell>
          <table:table-cell office:value-type="float" office:value="-21.8402" calcext:value-type="float">
            <text:p>-21.8402</text:p>
          </table:table-cell>
          <table:table-cell office:value-type="float" office:value="-21.8105" calcext:value-type="float">
            <text:p>-21.8105</text:p>
          </table:table-cell>
          <table:table-cell office:value-type="float" office:value="0.066799" calcext:value-type="float">
            <text:p>0.066799</text:p>
          </table:table-cell>
          <table:table-cell office:value-type="float" office:value="9.0351" calcext:value-type="float">
            <text:p>9.0351</text:p>
          </table:table-cell>
          <table:table-cell office:value-type="float" office:value="7.75413" calcext:value-type="float">
            <text:p>7.75413</text:p>
          </table:table-cell>
          <table:table-cell office:value-type="float" office:value="7.84064" calcext:value-type="float">
            <text:p>7.84064</text:p>
          </table:table-cell>
          <table:table-cell office:value-type="float" office:value="0.0800324" calcext:value-type="float">
            <text:p>0.0800324</text:p>
          </table:table-cell>
          <table:table-cell office:value-type="float" office:value="4.16832" calcext:value-type="float">
            <text:p>4.16832</text:p>
          </table:table-cell>
          <table:table-cell office:value-type="float" office:value="4.12989" calcext:value-type="float">
            <text:p>4.12989</text:p>
          </table:table-cell>
          <table:table-cell office:value-type="float" office:value="0.397848" calcext:value-type="float">
            <text:p>0.397848</text:p>
          </table:table-cell>
          <table:table-cell office:value-type="float" office:value="2.61977" calcext:value-type="float">
            <text:p>2.61977</text:p>
          </table:table-cell>
          <table:table-cell office:value-type="float" office:value="2.84074" calcext:value-type="float">
            <text:p>2.84074</text:p>
          </table:table-cell>
          <table:table-cell office:value-type="float" office:value="0.219954" calcext:value-type="float">
            <text:p>0.219954</text:p>
          </table:table-cell>
          <table:table-cell office:value-type="float" office:value="5.94012" calcext:value-type="float">
            <text:p>5.94012</text:p>
          </table:table-cell>
          <table:table-cell table:formula="of:=[.T220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2.05" calcext:value-type="float">
            <text:p>22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21.8637" calcext:value-type="float">
            <text:p>-21.8637</text:p>
          </table:table-cell>
          <table:table-cell office:value-type="float" office:value="-21.4414" calcext:value-type="float">
            <text:p>-21.4414</text:p>
          </table:table-cell>
          <table:table-cell office:value-type="float" office:value="-21.392" calcext:value-type="float">
            <text:p>-21.392</text:p>
          </table:table-cell>
          <table:table-cell office:value-type="float" office:value="0.0667036" calcext:value-type="float">
            <text:p>0.0667036</text:p>
          </table:table-cell>
          <table:table-cell office:value-type="float" office:value="7.78661" calcext:value-type="float">
            <text:p>7.78661</text:p>
          </table:table-cell>
          <table:table-cell office:value-type="float" office:value="8.0307" calcext:value-type="float">
            <text:p>8.0307</text:p>
          </table:table-cell>
          <table:table-cell office:value-type="float" office:value="8.11703" calcext:value-type="float">
            <text:p>8.11703</text:p>
          </table:table-cell>
          <table:table-cell office:value-type="float" office:value="0.0800561" calcext:value-type="float">
            <text:p>0.0800561</text:p>
          </table:table-cell>
          <table:table-cell office:value-type="float" office:value="4.23341" calcext:value-type="float">
            <text:p>4.23341</text:p>
          </table:table-cell>
          <table:table-cell office:value-type="float" office:value="4.24166" calcext:value-type="float">
            <text:p>4.24166</text:p>
          </table:table-cell>
          <table:table-cell office:value-type="float" office:value="0.396951" calcext:value-type="float">
            <text:p>0.396951</text:p>
          </table:table-cell>
          <table:table-cell office:value-type="float" office:value="2.48951" calcext:value-type="float">
            <text:p>2.48951</text:p>
          </table:table-cell>
          <table:table-cell office:value-type="float" office:value="2.68971" calcext:value-type="float">
            <text:p>2.68971</text:p>
          </table:table-cell>
          <table:table-cell office:value-type="float" office:value="0.219901" calcext:value-type="float">
            <text:p>0.219901</text:p>
          </table:table-cell>
          <table:table-cell office:value-type="float" office:value="1.76014" calcext:value-type="float">
            <text:p>1.76014</text:p>
          </table:table-cell>
          <table:table-cell table:formula="of:=[.T221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2.15" calcext:value-type="float">
            <text:p>22.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20.5503" calcext:value-type="float">
            <text:p>-20.5503</text:p>
          </table:table-cell>
          <table:table-cell office:value-type="float" office:value="-21.0215" calcext:value-type="float">
            <text:p>-21.0215</text:p>
          </table:table-cell>
          <table:table-cell office:value-type="float" office:value="-20.9628" calcext:value-type="float">
            <text:p>-20.9628</text:p>
          </table:table-cell>
          <table:table-cell office:value-type="float" office:value="0.0666315" calcext:value-type="float">
            <text:p>0.0666315</text:p>
          </table:table-cell>
          <table:table-cell office:value-type="float" office:value="9.28616" calcext:value-type="float">
            <text:p>9.28616</text:p>
          </table:table-cell>
          <table:table-cell office:value-type="float" office:value="8.22544" calcext:value-type="float">
            <text:p>8.22544</text:p>
          </table:table-cell>
          <table:table-cell office:value-type="float" office:value="8.37833" calcext:value-type="float">
            <text:p>8.37833</text:p>
          </table:table-cell>
          <table:table-cell office:value-type="float" office:value="0.080633" calcext:value-type="float">
            <text:p>0.080633</text:p>
          </table:table-cell>
          <table:table-cell office:value-type="float" office:value="4.25708" calcext:value-type="float">
            <text:p>4.25708</text:p>
          </table:table-cell>
          <table:table-cell office:value-type="float" office:value="4.34526" calcext:value-type="float">
            <text:p>4.34526</text:p>
          </table:table-cell>
          <table:table-cell office:value-type="float" office:value="0.396078" calcext:value-type="float">
            <text:p>0.396078</text:p>
          </table:table-cell>
          <table:table-cell office:value-type="float" office:value="2.27575" calcext:value-type="float">
            <text:p>2.27575</text:p>
          </table:table-cell>
          <table:table-cell office:value-type="float" office:value="2.53871" calcext:value-type="float">
            <text:p>2.53871</text:p>
          </table:table-cell>
          <table:table-cell office:value-type="float" office:value="0.220418" calcext:value-type="float">
            <text:p>0.220418</text:p>
          </table:table-cell>
          <table:table-cell office:value-type="float" office:value="6.88301" calcext:value-type="float">
            <text:p>6.88301</text:p>
          </table:table-cell>
          <table:table-cell table:formula="of:=[.T222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2.25" calcext:value-type="float">
            <text:p>22.2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19.9265" calcext:value-type="float">
            <text:p>-19.9265</text:p>
          </table:table-cell>
          <table:table-cell office:value-type="float" office:value="-20.6023" calcext:value-type="float">
            <text:p>-20.6023</text:p>
          </table:table-cell>
          <table:table-cell office:value-type="float" office:value="-20.5237" calcext:value-type="float">
            <text:p>-20.5237</text:p>
          </table:table-cell>
          <table:table-cell office:value-type="float" office:value="0.0667437" calcext:value-type="float">
            <text:p>0.0667437</text:p>
          </table:table-cell>
          <table:table-cell office:value-type="float" office:value="9.40847" calcext:value-type="float">
            <text:p>9.40847</text:p>
          </table:table-cell>
          <table:table-cell office:value-type="float" office:value="8.48672" calcext:value-type="float">
            <text:p>8.48672</text:p>
          </table:table-cell>
          <table:table-cell office:value-type="float" office:value="8.62457" calcext:value-type="float">
            <text:p>8.62457</text:p>
          </table:table-cell>
          <table:table-cell office:value-type="float" office:value="0.0809431" calcext:value-type="float">
            <text:p>0.0809431</text:p>
          </table:table-cell>
          <table:table-cell office:value-type="float" office:value="4.36168" calcext:value-type="float">
            <text:p>4.36168</text:p>
          </table:table-cell>
          <table:table-cell office:value-type="float" office:value="4.4409" calcext:value-type="float">
            <text:p>4.4409</text:p>
          </table:table-cell>
          <table:table-cell office:value-type="float" office:value="0.395257" calcext:value-type="float">
            <text:p>0.395257</text:p>
          </table:table-cell>
          <table:table-cell office:value-type="float" office:value="2.15721" calcext:value-type="float">
            <text:p>2.15721</text:p>
          </table:table-cell>
          <table:table-cell office:value-type="float" office:value="2.38835" calcext:value-type="float">
            <text:p>2.38835</text:p>
          </table:table-cell>
          <table:table-cell office:value-type="float" office:value="0.220394" calcext:value-type="float">
            <text:p>0.220394</text:p>
          </table:table-cell>
          <table:table-cell office:value-type="float" office:value="4.12538" calcext:value-type="float">
            <text:p>4.12538</text:p>
          </table:table-cell>
          <table:table-cell table:formula="of:=[.T223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2.35" calcext:value-type="float">
            <text:p>22.3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20.2277" calcext:value-type="float">
            <text:p>-20.2277</text:p>
          </table:table-cell>
          <table:table-cell office:value-type="float" office:value="-20.1558" calcext:value-type="float">
            <text:p>-20.1558</text:p>
          </table:table-cell>
          <table:table-cell office:value-type="float" office:value="-20.0753" calcext:value-type="float">
            <text:p>-20.0753</text:p>
          </table:table-cell>
          <table:table-cell office:value-type="float" office:value="0.0667508" calcext:value-type="float">
            <text:p>0.0667508</text:p>
          </table:table-cell>
          <table:table-cell office:value-type="float" office:value="8.8532" calcext:value-type="float">
            <text:p>8.8532</text:p>
          </table:table-cell>
          <table:table-cell office:value-type="float" office:value="8.74975" calcext:value-type="float">
            <text:p>8.74975</text:p>
          </table:table-cell>
          <table:table-cell office:value-type="float" office:value="8.85583" calcext:value-type="float">
            <text:p>8.85583</text:p>
          </table:table-cell>
          <table:table-cell office:value-type="float" office:value="0.0811188" calcext:value-type="float">
            <text:p>0.0811188</text:p>
          </table:table-cell>
          <table:table-cell office:value-type="float" office:value="4.40748" calcext:value-type="float">
            <text:p>4.40748</text:p>
          </table:table-cell>
          <table:table-cell office:value-type="float" office:value="4.52884" calcext:value-type="float">
            <text:p>4.52884</text:p>
          </table:table-cell>
          <table:table-cell office:value-type="float" office:value="0.39442" calcext:value-type="float">
            <text:p>0.39442</text:p>
          </table:table-cell>
          <table:table-cell office:value-type="float" office:value="2.10661" calcext:value-type="float">
            <text:p>2.10661</text:p>
          </table:table-cell>
          <table:table-cell office:value-type="float" office:value="2.23919" calcext:value-type="float">
            <text:p>2.23919</text:p>
          </table:table-cell>
          <table:table-cell office:value-type="float" office:value="0.220202" calcext:value-type="float">
            <text:p>0.220202</text:p>
          </table:table-cell>
          <table:table-cell office:value-type="float" office:value="2.33599" calcext:value-type="float">
            <text:p>2.33599</text:p>
          </table:table-cell>
          <table:table-cell table:formula="of:=[.T224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2.45" calcext:value-type="float">
            <text:p>22.4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19.9264" calcext:value-type="float">
            <text:p>-19.9264</text:p>
          </table:table-cell>
          <table:table-cell office:value-type="float" office:value="-19.7551" calcext:value-type="float">
            <text:p>-19.7551</text:p>
          </table:table-cell>
          <table:table-cell office:value-type="float" office:value="-19.6186" calcext:value-type="float">
            <text:p>-19.6186</text:p>
          </table:table-cell>
          <table:table-cell office:value-type="float" office:value="0.0670994" calcext:value-type="float">
            <text:p>0.0670994</text:p>
          </table:table-cell>
          <table:table-cell office:value-type="float" office:value="8.78179" calcext:value-type="float">
            <text:p>8.78179</text:p>
          </table:table-cell>
          <table:table-cell office:value-type="float" office:value="8.97159" calcext:value-type="float">
            <text:p>8.97159</text:p>
          </table:table-cell>
          <table:table-cell office:value-type="float" office:value="9.07227" calcext:value-type="float">
            <text:p>9.07227</text:p>
          </table:table-cell>
          <table:table-cell office:value-type="float" office:value="0.0812511" calcext:value-type="float">
            <text:p>0.0812511</text:p>
          </table:table-cell>
          <table:table-cell office:value-type="float" office:value="4.38495" calcext:value-type="float">
            <text:p>4.38495</text:p>
          </table:table-cell>
          <table:table-cell office:value-type="float" office:value="4.60937" calcext:value-type="float">
            <text:p>4.60937</text:p>
          </table:table-cell>
          <table:table-cell office:value-type="float" office:value="0.393749" calcext:value-type="float">
            <text:p>0.393749</text:p>
          </table:table-cell>
          <table:table-cell office:value-type="float" office:value="2.02074" calcext:value-type="float">
            <text:p>2.02074</text:p>
          </table:table-cell>
          <table:table-cell office:value-type="float" office:value="2.09179" calcext:value-type="float">
            <text:p>2.09179</text:p>
          </table:table-cell>
          <table:table-cell office:value-type="float" office:value="0.219829" calcext:value-type="float">
            <text:p>0.219829</text:p>
          </table:table-cell>
          <table:table-cell office:value-type="float" office:value="1.98621" calcext:value-type="float">
            <text:p>1.98621</text:p>
          </table:table-cell>
          <table:table-cell table:formula="of:=[.T225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2.55" calcext:value-type="float">
            <text:p>22.5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18.5719" calcext:value-type="float">
            <text:p>-18.5719</text:p>
          </table:table-cell>
          <table:table-cell office:value-type="float" office:value="-19.2929" calcext:value-type="float">
            <text:p>-19.2929</text:p>
          </table:table-cell>
          <table:table-cell office:value-type="float" office:value="-19.1542" calcext:value-type="float">
            <text:p>-19.1542</text:p>
          </table:table-cell>
          <table:table-cell office:value-type="float" office:value="0.0676045" calcext:value-type="float">
            <text:p>0.0676045</text:p>
          </table:table-cell>
          <table:table-cell office:value-type="float" office:value="10.2069" calcext:value-type="float">
            <text:p>10.2069</text:p>
          </table:table-cell>
          <table:table-cell office:value-type="float" office:value="9.15199" calcext:value-type="float">
            <text:p>9.15199</text:p>
          </table:table-cell>
          <table:table-cell office:value-type="float" office:value="9.27409" calcext:value-type="float">
            <text:p>9.27409</text:p>
          </table:table-cell>
          <table:table-cell office:value-type="float" office:value="0.0815012" calcext:value-type="float">
            <text:p>0.0815012</text:p>
          </table:table-cell>
          <table:table-cell office:value-type="float" office:value="4.48223" calcext:value-type="float">
            <text:p>4.48223</text:p>
          </table:table-cell>
          <table:table-cell office:value-type="float" office:value="4.68278" calcext:value-type="float">
            <text:p>4.68278</text:p>
          </table:table-cell>
          <table:table-cell office:value-type="float" office:value="0.393131" calcext:value-type="float">
            <text:p>0.393131</text:p>
          </table:table-cell>
          <table:table-cell office:value-type="float" office:value="1.84036" calcext:value-type="float">
            <text:p>1.84036</text:p>
          </table:table-cell>
          <table:table-cell office:value-type="float" office:value="1.94666" calcext:value-type="float">
            <text:p>1.94666</text:p>
          </table:table-cell>
          <table:table-cell office:value-type="float" office:value="0.219468" calcext:value-type="float">
            <text:p>0.219468</text:p>
          </table:table-cell>
          <table:table-cell office:value-type="float" office:value="4.34638" calcext:value-type="float">
            <text:p>4.34638</text:p>
          </table:table-cell>
          <table:table-cell table:formula="of:=[.T226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2.65" calcext:value-type="float">
            <text:p>22.6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19.2825" calcext:value-type="float">
            <text:p>-19.2825</text:p>
          </table:table-cell>
          <table:table-cell office:value-type="float" office:value="-18.7922" calcext:value-type="float">
            <text:p>-18.7922</text:p>
          </table:table-cell>
          <table:table-cell office:value-type="float" office:value="-18.6827" calcext:value-type="float">
            <text:p>-18.6827</text:p>
          </table:table-cell>
          <table:table-cell office:value-type="float" office:value="0.0677805" calcext:value-type="float">
            <text:p>0.0677805</text:p>
          </table:table-cell>
          <table:table-cell office:value-type="float" office:value="8.98189" calcext:value-type="float">
            <text:p>8.98189</text:p>
          </table:table-cell>
          <table:table-cell office:value-type="float" office:value="9.32538" calcext:value-type="float">
            <text:p>9.32538</text:p>
          </table:table-cell>
          <table:table-cell office:value-type="float" office:value="9.46154" calcext:value-type="float">
            <text:p>9.46154</text:p>
          </table:table-cell>
          <table:table-cell office:value-type="float" office:value="0.0817943" calcext:value-type="float">
            <text:p>0.0817943</text:p>
          </table:table-cell>
          <table:table-cell office:value-type="float" office:value="4.60247" calcext:value-type="float">
            <text:p>4.60247</text:p>
          </table:table-cell>
          <table:table-cell office:value-type="float" office:value="4.7494" calcext:value-type="float">
            <text:p>4.7494</text:p>
          </table:table-cell>
          <table:table-cell office:value-type="float" office:value="0.39237" calcext:value-type="float">
            <text:p>0.39237</text:p>
          </table:table-cell>
          <table:table-cell office:value-type="float" office:value="1.66663" calcext:value-type="float">
            <text:p>1.66663</text:p>
          </table:table-cell>
          <table:table-cell office:value-type="float" office:value="1.80429" calcext:value-type="float">
            <text:p>1.80429</text:p>
          </table:table-cell>
          <table:table-cell office:value-type="float" office:value="0.219163" calcext:value-type="float">
            <text:p>0.219163</text:p>
          </table:table-cell>
          <table:table-cell office:value-type="float" office:value="1.67828" calcext:value-type="float">
            <text:p>1.67828</text:p>
          </table:table-cell>
          <table:table-cell table:formula="of:=[.T227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2.75" calcext:value-type="float">
            <text:p>22.7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18.1634" calcext:value-type="float">
            <text:p>-18.1634</text:p>
          </table:table-cell>
          <table:table-cell office:value-type="float" office:value="-18.2744" calcext:value-type="float">
            <text:p>-18.2744</text:p>
          </table:table-cell>
          <table:table-cell office:value-type="float" office:value="-18.2049" calcext:value-type="float">
            <text:p>-18.2049</text:p>
          </table:table-cell>
          <table:table-cell office:value-type="float" office:value="0.0678505" calcext:value-type="float">
            <text:p>0.0678505</text:p>
          </table:table-cell>
          <table:table-cell office:value-type="float" office:value="8.72444" calcext:value-type="float">
            <text:p>8.72444</text:p>
          </table:table-cell>
          <table:table-cell office:value-type="float" office:value="9.46002" calcext:value-type="float">
            <text:p>9.46002</text:p>
          </table:table-cell>
          <table:table-cell office:value-type="float" office:value="9.63492" calcext:value-type="float">
            <text:p>9.63492</text:p>
          </table:table-cell>
          <table:table-cell office:value-type="float" office:value="0.0822272" calcext:value-type="float">
            <text:p>0.0822272</text:p>
          </table:table-cell>
          <table:table-cell office:value-type="float" office:value="4.76751" calcext:value-type="float">
            <text:p>4.76751</text:p>
          </table:table-cell>
          <table:table-cell office:value-type="float" office:value="4.80959" calcext:value-type="float">
            <text:p>4.80959</text:p>
          </table:table-cell>
          <table:table-cell office:value-type="float" office:value="0.391551" calcext:value-type="float">
            <text:p>0.391551</text:p>
          </table:table-cell>
          <table:table-cell office:value-type="float" office:value="1.40261" calcext:value-type="float">
            <text:p>1.40261</text:p>
          </table:table-cell>
          <table:table-cell office:value-type="float" office:value="1.66514" calcext:value-type="float">
            <text:p>1.66514</text:p>
          </table:table-cell>
          <table:table-cell office:value-type="float" office:value="0.219097" calcext:value-type="float">
            <text:p>0.219097</text:p>
          </table:table-cell>
          <table:table-cell office:value-type="float" office:value="5.52521" calcext:value-type="float">
            <text:p>5.52521</text:p>
          </table:table-cell>
          <table:table-cell table:formula="of:=[.T228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2.85" calcext:value-type="float">
            <text:p>22.8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17.2296" calcext:value-type="float">
            <text:p>-17.2296</text:p>
          </table:table-cell>
          <table:table-cell office:value-type="float" office:value="-17.7432" calcext:value-type="float">
            <text:p>-17.7432</text:p>
          </table:table-cell>
          <table:table-cell office:value-type="float" office:value="-17.7214" calcext:value-type="float">
            <text:p>-17.7214</text:p>
          </table:table-cell>
          <table:table-cell office:value-type="float" office:value="0.0677185" calcext:value-type="float">
            <text:p>0.0677185</text:p>
          </table:table-cell>
          <table:table-cell office:value-type="float" office:value="9.97767" calcext:value-type="float">
            <text:p>9.97767</text:p>
          </table:table-cell>
          <table:table-cell office:value-type="float" office:value="9.67475" calcext:value-type="float">
            <text:p>9.67475</text:p>
          </table:table-cell>
          <table:table-cell office:value-type="float" office:value="9.79457" calcext:value-type="float">
            <text:p>9.79457</text:p>
          </table:table-cell>
          <table:table-cell office:value-type="float" office:value="0.0824613" calcext:value-type="float">
            <text:p>0.0824613</text:p>
          </table:table-cell>
          <table:table-cell office:value-type="float" office:value="4.86017" calcext:value-type="float">
            <text:p>4.86017</text:p>
          </table:table-cell>
          <table:table-cell office:value-type="float" office:value="4.86368" calcext:value-type="float">
            <text:p>4.86368</text:p>
          </table:table-cell>
          <table:table-cell office:value-type="float" office:value="0.390698" calcext:value-type="float">
            <text:p>0.390698</text:p>
          </table:table-cell>
          <table:table-cell office:value-type="float" office:value="1.38371" calcext:value-type="float">
            <text:p>1.38371</text:p>
          </table:table-cell>
          <table:table-cell office:value-type="float" office:value="1.52964" calcext:value-type="float">
            <text:p>1.52964</text:p>
          </table:table-cell>
          <table:table-cell office:value-type="float" office:value="0.218907" calcext:value-type="float">
            <text:p>0.218907</text:p>
          </table:table-cell>
          <table:table-cell office:value-type="float" office:value="2.97062" calcext:value-type="float">
            <text:p>2.97062</text:p>
          </table:table-cell>
          <table:table-cell table:formula="of:=[.T229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2.95" calcext:value-type="float">
            <text:p>22.9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17.1554" calcext:value-type="float">
            <text:p>-17.1554</text:p>
          </table:table-cell>
          <table:table-cell office:value-type="float" office:value="-17.2235" calcext:value-type="float">
            <text:p>-17.2235</text:p>
          </table:table-cell>
          <table:table-cell office:value-type="float" office:value="-17.2328" calcext:value-type="float">
            <text:p>-17.2328</text:p>
          </table:table-cell>
          <table:table-cell office:value-type="float" office:value="0.0675736" calcext:value-type="float">
            <text:p>0.0675736</text:p>
          </table:table-cell>
          <table:table-cell office:value-type="float" office:value="10.212" calcext:value-type="float">
            <text:p>10.212</text:p>
          </table:table-cell>
          <table:table-cell office:value-type="float" office:value="9.85774" calcext:value-type="float">
            <text:p>9.85774</text:p>
          </table:table-cell>
          <table:table-cell office:value-type="float" office:value="9.94087" calcext:value-type="float">
            <text:p>9.94087</text:p>
          </table:table-cell>
          <table:table-cell office:value-type="float" office:value="0.0824716" calcext:value-type="float">
            <text:p>0.0824716</text:p>
          </table:table-cell>
          <table:table-cell office:value-type="float" office:value="4.95115" calcext:value-type="float">
            <text:p>4.95115</text:p>
          </table:table-cell>
          <table:table-cell office:value-type="float" office:value="4.91205" calcext:value-type="float">
            <text:p>4.91205</text:p>
          </table:table-cell>
          <table:table-cell office:value-type="float" office:value="0.389856" calcext:value-type="float">
            <text:p>0.389856</text:p>
          </table:table-cell>
          <table:table-cell office:value-type="float" office:value="1.30134" calcext:value-type="float">
            <text:p>1.30134</text:p>
          </table:table-cell>
          <table:table-cell office:value-type="float" office:value="1.39818" calcext:value-type="float">
            <text:p>1.39818</text:p>
          </table:table-cell>
          <table:table-cell office:value-type="float" office:value="0.218521" calcext:value-type="float">
            <text:p>0.218521</text:p>
          </table:table-cell>
          <table:table-cell office:value-type="float" office:value="0.498987" calcext:value-type="float">
            <text:p>0.498987</text:p>
          </table:table-cell>
          <table:table-cell table:formula="of:=[.T230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3.05" calcext:value-type="float">
            <text:p>23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16.5958" calcext:value-type="float">
            <text:p>-16.5958</text:p>
          </table:table-cell>
          <table:table-cell office:value-type="float" office:value="-16.6994" calcext:value-type="float">
            <text:p>-16.6994</text:p>
          </table:table-cell>
          <table:table-cell office:value-type="float" office:value="-16.7396" calcext:value-type="float">
            <text:p>-16.7396</text:p>
          </table:table-cell>
          <table:table-cell office:value-type="float" office:value="0.0674718" calcext:value-type="float">
            <text:p>0.0674718</text:p>
          </table:table-cell>
          <table:table-cell office:value-type="float" office:value="10.1078" calcext:value-type="float">
            <text:p>10.1078</text:p>
          </table:table-cell>
          <table:table-cell office:value-type="float" office:value="10.0464" calcext:value-type="float">
            <text:p>10.0464</text:p>
          </table:table-cell>
          <table:table-cell office:value-type="float" office:value="10.0743" calcext:value-type="float">
            <text:p>10.0743</text:p>
          </table:table-cell>
          <table:table-cell office:value-type="float" office:value="0.0823135" calcext:value-type="float">
            <text:p>0.0823135</text:p>
          </table:table-cell>
          <table:table-cell office:value-type="float" office:value="5.03091" calcext:value-type="float">
            <text:p>5.03091</text:p>
          </table:table-cell>
          <table:table-cell office:value-type="float" office:value="4.95507" calcext:value-type="float">
            <text:p>4.95507</text:p>
          </table:table-cell>
          <table:table-cell office:value-type="float" office:value="0.389042" calcext:value-type="float">
            <text:p>0.389042</text:p>
          </table:table-cell>
          <table:table-cell office:value-type="float" office:value="1.25245" calcext:value-type="float">
            <text:p>1.25245</text:p>
          </table:table-cell>
          <table:table-cell office:value-type="float" office:value="1.27113" calcext:value-type="float">
            <text:p>1.27113</text:p>
          </table:table-cell>
          <table:table-cell office:value-type="float" office:value="0.218049" calcext:value-type="float">
            <text:p>0.218049</text:p>
          </table:table-cell>
          <table:table-cell office:value-type="float" office:value="0.0718833" calcext:value-type="float">
            <text:p>0.0718833</text:p>
          </table:table-cell>
          <table:table-cell table:formula="of:=[.T231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3.15" calcext:value-type="float">
            <text:p>23.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16.09" calcext:value-type="float">
            <text:p>-16.09</text:p>
          </table:table-cell>
          <table:table-cell office:value-type="float" office:value="-16.1952" calcext:value-type="float">
            <text:p>-16.1952</text:p>
          </table:table-cell>
          <table:table-cell office:value-type="float" office:value="-16.2424" calcext:value-type="float">
            <text:p>-16.2424</text:p>
          </table:table-cell>
          <table:table-cell office:value-type="float" office:value="0.0673887" calcext:value-type="float">
            <text:p>0.0673887</text:p>
          </table:table-cell>
          <table:table-cell office:value-type="float" office:value="10.5824" calcext:value-type="float">
            <text:p>10.5824</text:p>
          </table:table-cell>
          <table:table-cell office:value-type="float" office:value="10.2221" calcext:value-type="float">
            <text:p>10.2221</text:p>
          </table:table-cell>
          <table:table-cell office:value-type="float" office:value="10.1952" calcext:value-type="float">
            <text:p>10.1952</text:p>
          </table:table-cell>
          <table:table-cell office:value-type="float" office:value="0.0821502" calcext:value-type="float">
            <text:p>0.0821502</text:p>
          </table:table-cell>
          <table:table-cell office:value-type="float" office:value="5.07931" calcext:value-type="float">
            <text:p>5.07931</text:p>
          </table:table-cell>
          <table:table-cell office:value-type="float" office:value="4.99311" calcext:value-type="float">
            <text:p>4.99311</text:p>
          </table:table-cell>
          <table:table-cell office:value-type="float" office:value="0.38824" calcext:value-type="float">
            <text:p>0.38824</text:p>
          </table:table-cell>
          <table:table-cell office:value-type="float" office:value="1.19409" calcext:value-type="float">
            <text:p>1.19409</text:p>
          </table:table-cell>
          <table:table-cell office:value-type="float" office:value="1.14883" calcext:value-type="float">
            <text:p>1.14883</text:p>
          </table:table-cell>
          <table:table-cell office:value-type="float" office:value="0.217605" calcext:value-type="float">
            <text:p>0.217605</text:p>
          </table:table-cell>
          <table:table-cell office:value-type="float" office:value="0.571726" calcext:value-type="float">
            <text:p>0.571726</text:p>
          </table:table-cell>
          <table:table-cell table:formula="of:=[.T232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3.25" calcext:value-type="float">
            <text:p>23.2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15.7234" calcext:value-type="float">
            <text:p>-15.7234</text:p>
          </table:table-cell>
          <table:table-cell office:value-type="float" office:value="-15.7085" calcext:value-type="float">
            <text:p>-15.7085</text:p>
          </table:table-cell>
          <table:table-cell office:value-type="float" office:value="-15.7416" calcext:value-type="float">
            <text:p>-15.7416</text:p>
          </table:table-cell>
          <table:table-cell office:value-type="float" office:value="0.0672827" calcext:value-type="float">
            <text:p>0.0672827</text:p>
          </table:table-cell>
          <table:table-cell office:value-type="float" office:value="10.41" calcext:value-type="float">
            <text:p>10.41</text:p>
          </table:table-cell>
          <table:table-cell office:value-type="float" office:value="10.3179" calcext:value-type="float">
            <text:p>10.3179</text:p>
          </table:table-cell>
          <table:table-cell office:value-type="float" office:value="10.3041" calcext:value-type="float">
            <text:p>10.3041</text:p>
          </table:table-cell>
          <table:table-cell office:value-type="float" office:value="0.0819763" calcext:value-type="float">
            <text:p>0.0819763</text:p>
          </table:table-cell>
          <table:table-cell office:value-type="float" office:value="5.06955" calcext:value-type="float">
            <text:p>5.06955</text:p>
          </table:table-cell>
          <table:table-cell office:value-type="float" office:value="5.02655" calcext:value-type="float">
            <text:p>5.02655</text:p>
          </table:table-cell>
          <table:table-cell office:value-type="float" office:value="0.387422" calcext:value-type="float">
            <text:p>0.387422</text:p>
          </table:table-cell>
          <table:table-cell office:value-type="float" office:value="1.03326" calcext:value-type="float">
            <text:p>1.03326</text:p>
          </table:table-cell>
          <table:table-cell office:value-type="float" office:value="1.03159" calcext:value-type="float">
            <text:p>1.03159</text:p>
          </table:table-cell>
          <table:table-cell office:value-type="float" office:value="0.217139" calcext:value-type="float">
            <text:p>0.217139</text:p>
          </table:table-cell>
          <table:table-cell office:value-type="float" office:value="0.330276" calcext:value-type="float">
            <text:p>0.330276</text:p>
          </table:table-cell>
          <table:table-cell table:formula="of:=[.T233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3.35" calcext:value-type="float">
            <text:p>23.3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14.2385" calcext:value-type="float">
            <text:p>-14.2385</text:p>
          </table:table-cell>
          <table:table-cell office:value-type="float" office:value="-15.1897" calcext:value-type="float">
            <text:p>-15.1897</text:p>
          </table:table-cell>
          <table:table-cell office:value-type="float" office:value="-15.2376" calcext:value-type="float">
            <text:p>-15.2376</text:p>
          </table:table-cell>
          <table:table-cell office:value-type="float" office:value="0.0671763" calcext:value-type="float">
            <text:p>0.0671763</text:p>
          </table:table-cell>
          <table:table-cell office:value-type="float" office:value="10.9109" calcext:value-type="float">
            <text:p>10.9109</text:p>
          </table:table-cell>
          <table:table-cell office:value-type="float" office:value="10.3418" calcext:value-type="float">
            <text:p>10.3418</text:p>
          </table:table-cell>
          <table:table-cell office:value-type="float" office:value="10.4016" calcext:value-type="float">
            <text:p>10.4016</text:p>
          </table:table-cell>
          <table:table-cell office:value-type="float" office:value="0.0818641" calcext:value-type="float">
            <text:p>0.0818641</text:p>
          </table:table-cell>
          <table:table-cell office:value-type="float" office:value="5.13878" calcext:value-type="float">
            <text:p>5.13878</text:p>
          </table:table-cell>
          <table:table-cell office:value-type="float" office:value="5.05576" calcext:value-type="float">
            <text:p>5.05576</text:p>
          </table:table-cell>
          <table:table-cell office:value-type="float" office:value="0.386613" calcext:value-type="float">
            <text:p>0.386613</text:p>
          </table:table-cell>
          <table:table-cell office:value-type="float" office:value="0.707017" calcext:value-type="float">
            <text:p>0.707017</text:p>
          </table:table-cell>
          <table:table-cell office:value-type="float" office:value="0.919692" calcext:value-type="float">
            <text:p>0.919692</text:p>
          </table:table-cell>
          <table:table-cell office:value-type="float" office:value="0.216951" calcext:value-type="float">
            <text:p>0.216951</text:p>
          </table:table-cell>
          <table:table-cell office:value-type="float" office:value="7.93901" calcext:value-type="float">
            <text:p>7.93901</text:p>
          </table:table-cell>
          <table:table-cell table:formula="of:=[.T234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3.45" calcext:value-type="float">
            <text:p>23.4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14.724" calcext:value-type="float">
            <text:p>-14.724</text:p>
          </table:table-cell>
          <table:table-cell office:value-type="float" office:value="-14.6833" calcext:value-type="float">
            <text:p>-14.6833</text:p>
          </table:table-cell>
          <table:table-cell office:value-type="float" office:value="-14.7309" calcext:value-type="float">
            <text:p>-14.7309</text:p>
          </table:table-cell>
          <table:table-cell office:value-type="float" office:value="0.0671184" calcext:value-type="float">
            <text:p>0.0671184</text:p>
          </table:table-cell>
          <table:table-cell office:value-type="float" office:value="9.63507" calcext:value-type="float">
            <text:p>9.63507</text:p>
          </table:table-cell>
          <table:table-cell office:value-type="float" office:value="10.4348" calcext:value-type="float">
            <text:p>10.4348</text:p>
          </table:table-cell>
          <table:table-cell office:value-type="float" office:value="10.4882" calcext:value-type="float">
            <text:p>10.4882</text:p>
          </table:table-cell>
          <table:table-cell office:value-type="float" office:value="0.0817562" calcext:value-type="float">
            <text:p>0.0817562</text:p>
          </table:table-cell>
          <table:table-cell office:value-type="float" office:value="5.11202" calcext:value-type="float">
            <text:p>5.11202</text:p>
          </table:table-cell>
          <table:table-cell office:value-type="float" office:value="5.0811" calcext:value-type="float">
            <text:p>5.0811</text:p>
          </table:table-cell>
          <table:table-cell office:value-type="float" office:value="0.385815" calcext:value-type="float">
            <text:p>0.385815</text:p>
          </table:table-cell>
          <table:table-cell office:value-type="float" office:value="0.64257" calcext:value-type="float">
            <text:p>0.64257</text:p>
          </table:table-cell>
          <table:table-cell office:value-type="float" office:value="0.813394" calcext:value-type="float">
            <text:p>0.813394</text:p>
          </table:table-cell>
          <table:table-cell office:value-type="float" office:value="0.216833" calcext:value-type="float">
            <text:p>0.216833</text:p>
          </table:table-cell>
          <table:table-cell office:value-type="float" office:value="6.44071" calcext:value-type="float">
            <text:p>6.44071</text:p>
          </table:table-cell>
          <table:table-cell table:formula="of:=[.T235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3.55" calcext:value-type="float">
            <text:p>23.5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13.9005" calcext:value-type="float">
            <text:p>-13.9005</text:p>
          </table:table-cell>
          <table:table-cell office:value-type="float" office:value="-14.1756" calcext:value-type="float">
            <text:p>-14.1756</text:p>
          </table:table-cell>
          <table:table-cell office:value-type="float" office:value="-14.2218" calcext:value-type="float">
            <text:p>-14.2218</text:p>
          </table:table-cell>
          <table:table-cell office:value-type="float" office:value="0.0670357" calcext:value-type="float">
            <text:p>0.0670357</text:p>
          </table:table-cell>
          <table:table-cell office:value-type="float" office:value="10.5238" calcext:value-type="float">
            <text:p>10.5238</text:p>
          </table:table-cell>
          <table:table-cell office:value-type="float" office:value="10.4322" calcext:value-type="float">
            <text:p>10.4322</text:p>
          </table:table-cell>
          <table:table-cell office:value-type="float" office:value="10.5645" calcext:value-type="float">
            <text:p>10.5645</text:p>
          </table:table-cell>
          <table:table-cell office:value-type="float" office:value="0.0819993" calcext:value-type="float">
            <text:p>0.0819993</text:p>
          </table:table-cell>
          <table:table-cell office:value-type="float" office:value="5.10547" calcext:value-type="float">
            <text:p>5.10547</text:p>
          </table:table-cell>
          <table:table-cell office:value-type="float" office:value="5.10293" calcext:value-type="float">
            <text:p>5.10293</text:p>
          </table:table-cell>
          <table:table-cell office:value-type="float" office:value="0.384997" calcext:value-type="float">
            <text:p>0.384997</text:p>
          </table:table-cell>
          <table:table-cell office:value-type="float" office:value="0.390119" calcext:value-type="float">
            <text:p>0.390119</text:p>
          </table:table-cell>
          <table:table-cell office:value-type="float" office:value="0.712926" calcext:value-type="float">
            <text:p>0.712926</text:p>
          </table:table-cell>
          <table:table-cell office:value-type="float" office:value="0.217339" calcext:value-type="float">
            <text:p>0.217339</text:p>
          </table:table-cell>
          <table:table-cell office:value-type="float" office:value="0.58792" calcext:value-type="float">
            <text:p>0.58792</text:p>
          </table:table-cell>
          <table:table-cell table:formula="of:=[.T236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3.65" calcext:value-type="float">
            <text:p>23.6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13.3956" calcext:value-type="float">
            <text:p>-13.3956</text:p>
          </table:table-cell>
          <table:table-cell office:value-type="float" office:value="-13.6219" calcext:value-type="float">
            <text:p>-13.6219</text:p>
          </table:table-cell>
          <table:table-cell office:value-type="float" office:value="-13.7107" calcext:value-type="float">
            <text:p>-13.7107</text:p>
          </table:table-cell>
          <table:table-cell office:value-type="float" office:value="0.0671468" calcext:value-type="float">
            <text:p>0.0671468</text:p>
          </table:table-cell>
          <table:table-cell office:value-type="float" office:value="10.7857" calcext:value-type="float">
            <text:p>10.7857</text:p>
          </table:table-cell>
          <table:table-cell office:value-type="float" office:value="10.6336" calcext:value-type="float">
            <text:p>10.6336</text:p>
          </table:table-cell>
          <table:table-cell office:value-type="float" office:value="10.631" calcext:value-type="float">
            <text:p>10.631</text:p>
          </table:table-cell>
          <table:table-cell office:value-type="float" office:value="0.081834" calcext:value-type="float">
            <text:p>0.081834</text:p>
          </table:table-cell>
          <table:table-cell office:value-type="float" office:value="5.16478" calcext:value-type="float">
            <text:p>5.16478</text:p>
          </table:table-cell>
          <table:table-cell office:value-type="float" office:value="5.12159" calcext:value-type="float">
            <text:p>5.12159</text:p>
          </table:table-cell>
          <table:table-cell office:value-type="float" office:value="0.384207" calcext:value-type="float">
            <text:p>0.384207</text:p>
          </table:table-cell>
          <table:table-cell office:value-type="float" office:value="0.585661" calcext:value-type="float">
            <text:p>0.585661</text:p>
          </table:table-cell>
          <table:table-cell office:value-type="float" office:value="0.618496" calcext:value-type="float">
            <text:p>0.618496</text:p>
          </table:table-cell>
          <table:table-cell office:value-type="float" office:value="0.21696" calcext:value-type="float">
            <text:p>0.21696</text:p>
          </table:table-cell>
          <table:table-cell office:value-type="float" office:value="2.50004" calcext:value-type="float">
            <text:p>2.50004</text:p>
          </table:table-cell>
          <table:table-cell table:formula="of:=[.T237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3.75" calcext:value-type="float">
            <text:p>23.7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12.9374" calcext:value-type="float">
            <text:p>-12.9374</text:p>
          </table:table-cell>
          <table:table-cell office:value-type="float" office:value="-13.1055" calcext:value-type="float">
            <text:p>-13.1055</text:p>
          </table:table-cell>
          <table:table-cell office:value-type="float" office:value="-13.1979" calcext:value-type="float">
            <text:p>-13.1979</text:p>
          </table:table-cell>
          <table:table-cell office:value-type="float" office:value="0.0672567" calcext:value-type="float">
            <text:p>0.0672567</text:p>
          </table:table-cell>
          <table:table-cell office:value-type="float" office:value="10.8137" calcext:value-type="float">
            <text:p>10.8137</text:p>
          </table:table-cell>
          <table:table-cell office:value-type="float" office:value="10.6618" calcext:value-type="float">
            <text:p>10.6618</text:p>
          </table:table-cell>
          <table:table-cell office:value-type="float" office:value="10.6884" calcext:value-type="float">
            <text:p>10.6884</text:p>
          </table:table-cell>
          <table:table-cell office:value-type="float" office:value="0.0816793" calcext:value-type="float">
            <text:p>0.0816793</text:p>
          </table:table-cell>
          <table:table-cell office:value-type="float" office:value="5.17336" calcext:value-type="float">
            <text:p>5.17336</text:p>
          </table:table-cell>
          <table:table-cell office:value-type="float" office:value="5.13741" calcext:value-type="float">
            <text:p>5.13741</text:p>
          </table:table-cell>
          <table:table-cell office:value-type="float" office:value="0.383406" calcext:value-type="float">
            <text:p>0.383406</text:p>
          </table:table-cell>
          <table:table-cell office:value-type="float" office:value="0.419064" calcext:value-type="float">
            <text:p>0.419064</text:p>
          </table:table-cell>
          <table:table-cell office:value-type="float" office:value="0.530288" calcext:value-type="float">
            <text:p>0.530288</text:p>
          </table:table-cell>
          <table:table-cell office:value-type="float" office:value="0.216611" calcext:value-type="float">
            <text:p>0.216611</text:p>
          </table:table-cell>
          <table:table-cell office:value-type="float" office:value="0.21389" calcext:value-type="float">
            <text:p>0.21389</text:p>
          </table:table-cell>
          <table:table-cell table:formula="of:=[.T238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3.85" calcext:value-type="float">
            <text:p>23.8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12.2518" calcext:value-type="float">
            <text:p>-12.2518</text:p>
          </table:table-cell>
          <table:table-cell office:value-type="float" office:value="-12.5864" calcext:value-type="float">
            <text:p>-12.5864</text:p>
          </table:table-cell>
          <table:table-cell office:value-type="float" office:value="-12.6836" calcext:value-type="float">
            <text:p>-12.6836</text:p>
          </table:table-cell>
          <table:table-cell office:value-type="float" office:value="0.0673922" calcext:value-type="float">
            <text:p>0.0673922</text:p>
          </table:table-cell>
          <table:table-cell office:value-type="float" office:value="11.2495" calcext:value-type="float">
            <text:p>11.2495</text:p>
          </table:table-cell>
          <table:table-cell office:value-type="float" office:value="10.8037" calcext:value-type="float">
            <text:p>10.8037</text:p>
          </table:table-cell>
          <table:table-cell office:value-type="float" office:value="10.7373" calcext:value-type="float">
            <text:p>10.7373</text:p>
          </table:table-cell>
          <table:table-cell office:value-type="float" office:value="0.081585" calcext:value-type="float">
            <text:p>0.081585</text:p>
          </table:table-cell>
          <table:table-cell office:value-type="float" office:value="5.18884" calcext:value-type="float">
            <text:p>5.18884</text:p>
          </table:table-cell>
          <table:table-cell office:value-type="float" office:value="5.15071" calcext:value-type="float">
            <text:p>5.15071</text:p>
          </table:table-cell>
          <table:table-cell office:value-type="float" office:value="0.382612" calcext:value-type="float">
            <text:p>0.382612</text:p>
          </table:table-cell>
          <table:table-cell office:value-type="float" office:value="0.507872" calcext:value-type="float">
            <text:p>0.507872</text:p>
          </table:table-cell>
          <table:table-cell office:value-type="float" office:value="0.448467" calcext:value-type="float">
            <text:p>0.448467</text:p>
          </table:table-cell>
          <table:table-cell office:value-type="float" office:value="0.216174" calcext:value-type="float">
            <text:p>0.216174</text:p>
          </table:table-cell>
          <table:table-cell office:value-type="float" office:value="1.65404" calcext:value-type="float">
            <text:p>1.65404</text:p>
          </table:table-cell>
          <table:table-cell table:formula="of:=[.T239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3.95" calcext:value-type="float">
            <text:p>23.9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11.9352" calcext:value-type="float">
            <text:p>-11.9352</text:p>
          </table:table-cell>
          <table:table-cell office:value-type="float" office:value="-12.0895" calcext:value-type="float">
            <text:p>-12.0895</text:p>
          </table:table-cell>
          <table:table-cell office:value-type="float" office:value="-12.1681" calcext:value-type="float">
            <text:p>-12.1681</text:p>
          </table:table-cell>
          <table:table-cell office:value-type="float" office:value="0.0674459" calcext:value-type="float">
            <text:p>0.0674459</text:p>
          </table:table-cell>
          <table:table-cell office:value-type="float" office:value="10.9161" calcext:value-type="float">
            <text:p>10.9161</text:p>
          </table:table-cell>
          <table:table-cell office:value-type="float" office:value="10.812" calcext:value-type="float">
            <text:p>10.812</text:p>
          </table:table-cell>
          <table:table-cell office:value-type="float" office:value="10.7783" calcext:value-type="float">
            <text:p>10.7783</text:p>
          </table:table-cell>
          <table:table-cell office:value-type="float" office:value="0.0814326" calcext:value-type="float">
            <text:p>0.0814326</text:p>
          </table:table-cell>
          <table:table-cell office:value-type="float" office:value="5.1466" calcext:value-type="float">
            <text:p>5.1466</text:p>
          </table:table-cell>
          <table:table-cell office:value-type="float" office:value="5.16179" calcext:value-type="float">
            <text:p>5.16179</text:p>
          </table:table-cell>
          <table:table-cell office:value-type="float" office:value="0.381814" calcext:value-type="float">
            <text:p>0.381814</text:p>
          </table:table-cell>
          <table:table-cell office:value-type="float" office:value="0.368318" calcext:value-type="float">
            <text:p>0.368318</text:p>
          </table:table-cell>
          <table:table-cell office:value-type="float" office:value="0.373177" calcext:value-type="float">
            <text:p>0.373177</text:p>
          </table:table-cell>
          <table:table-cell office:value-type="float" office:value="0.215738" calcext:value-type="float">
            <text:p>0.215738</text:p>
          </table:table-cell>
          <table:table-cell office:value-type="float" office:value="0.88062" calcext:value-type="float">
            <text:p>0.88062</text:p>
          </table:table-cell>
          <table:table-cell table:formula="of:=[.T240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4.05" calcext:value-type="float">
            <text:p>24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10.9703" calcext:value-type="float">
            <text:p>-10.9703</text:p>
          </table:table-cell>
          <table:table-cell office:value-type="float" office:value="-11.566" calcext:value-type="float">
            <text:p>-11.566</text:p>
          </table:table-cell>
          <table:table-cell office:value-type="float" office:value="-11.6516" calcext:value-type="float">
            <text:p>-11.6516</text:p>
          </table:table-cell>
          <table:table-cell office:value-type="float" office:value="0.0674915" calcext:value-type="float">
            <text:p>0.0674915</text:p>
          </table:table-cell>
          <table:table-cell office:value-type="float" office:value="10.9676" calcext:value-type="float">
            <text:p>10.9676</text:p>
          </table:table-cell>
          <table:table-cell office:value-type="float" office:value="10.8956" calcext:value-type="float">
            <text:p>10.8956</text:p>
          </table:table-cell>
          <table:table-cell office:value-type="float" office:value="10.8121" calcext:value-type="float">
            <text:p>10.8121</text:p>
          </table:table-cell>
          <table:table-cell office:value-type="float" office:value="0.0814305" calcext:value-type="float">
            <text:p>0.0814305</text:p>
          </table:table-cell>
          <table:table-cell office:value-type="float" office:value="5.1701" calcext:value-type="float">
            <text:p>5.1701</text:p>
          </table:table-cell>
          <table:table-cell office:value-type="float" office:value="5.17092" calcext:value-type="float">
            <text:p>5.17092</text:p>
          </table:table-cell>
          <table:table-cell office:value-type="float" office:value="0.381023" calcext:value-type="float">
            <text:p>0.381023</text:p>
          </table:table-cell>
          <table:table-cell office:value-type="float" office:value="0.36561" calcext:value-type="float">
            <text:p>0.36561</text:p>
          </table:table-cell>
          <table:table-cell office:value-type="float" office:value="0.304546" calcext:value-type="float">
            <text:p>0.304546</text:p>
          </table:table-cell>
          <table:table-cell office:value-type="float" office:value="0.215327" calcext:value-type="float">
            <text:p>0.215327</text:p>
          </table:table-cell>
          <table:table-cell office:value-type="float" office:value="2.66895" calcext:value-type="float">
            <text:p>2.66895</text:p>
          </table:table-cell>
          <table:table-cell table:formula="of:=[.T241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4.15" calcext:value-type="float">
            <text:p>24.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11.3472" calcext:value-type="float">
            <text:p>-11.3472</text:p>
          </table:table-cell>
          <table:table-cell office:value-type="float" office:value="-11.0686" calcext:value-type="float">
            <text:p>-11.0686</text:p>
          </table:table-cell>
          <table:table-cell office:value-type="float" office:value="-11.1342" calcext:value-type="float">
            <text:p>-11.1342</text:p>
          </table:table-cell>
          <table:table-cell office:value-type="float" office:value="0.067473" calcext:value-type="float">
            <text:p>0.067473</text:p>
          </table:table-cell>
          <table:table-cell office:value-type="float" office:value="10.5111" calcext:value-type="float">
            <text:p>10.5111</text:p>
          </table:table-cell>
          <table:table-cell office:value-type="float" office:value="10.8503" calcext:value-type="float">
            <text:p>10.8503</text:p>
          </table:table-cell>
          <table:table-cell office:value-type="float" office:value="10.8394" calcext:value-type="float">
            <text:p>10.8394</text:p>
          </table:table-cell>
          <table:table-cell office:value-type="float" office:value="0.0813551" calcext:value-type="float">
            <text:p>0.0813551</text:p>
          </table:table-cell>
          <table:table-cell office:value-type="float" office:value="5.19143" calcext:value-type="float">
            <text:p>5.19143</text:p>
          </table:table-cell>
          <table:table-cell office:value-type="float" office:value="5.17836" calcext:value-type="float">
            <text:p>5.17836</text:p>
          </table:table-cell>
          <table:table-cell office:value-type="float" office:value="0.380238" calcext:value-type="float">
            <text:p>0.380238</text:p>
          </table:table-cell>
          <table:table-cell office:value-type="float" office:value="0.0239224" calcext:value-type="float">
            <text:p>0.0239224</text:p>
          </table:table-cell>
          <table:table-cell office:value-type="float" office:value="0.242681" calcext:value-type="float">
            <text:p>0.242681</text:p>
          </table:table-cell>
          <table:table-cell office:value-type="float" office:value="0.215121" calcext:value-type="float">
            <text:p>0.215121</text:p>
          </table:table-cell>
          <table:table-cell office:value-type="float" office:value="9.33615" calcext:value-type="float">
            <text:p>9.33615</text:p>
          </table:table-cell>
          <table:table-cell table:formula="of:=[.T242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4.25" calcext:value-type="float">
            <text:p>24.2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10.6563" calcext:value-type="float">
            <text:p>-10.6563</text:p>
          </table:table-cell>
          <table:table-cell office:value-type="float" office:value="-10.5232" calcext:value-type="float">
            <text:p>-10.5232</text:p>
          </table:table-cell>
          <table:table-cell office:value-type="float" office:value="-10.6161" calcext:value-type="float">
            <text:p>-10.6161</text:p>
          </table:table-cell>
          <table:table-cell office:value-type="float" office:value="0.0676062" calcext:value-type="float">
            <text:p>0.0676062</text:p>
          </table:table-cell>
          <table:table-cell office:value-type="float" office:value="10.8369" calcext:value-type="float">
            <text:p>10.8369</text:p>
          </table:table-cell>
          <table:table-cell office:value-type="float" office:value="10.8202" calcext:value-type="float">
            <text:p>10.8202</text:p>
          </table:table-cell>
          <table:table-cell office:value-type="float" office:value="10.8609" calcext:value-type="float">
            <text:p>10.8609</text:p>
          </table:table-cell>
          <table:table-cell office:value-type="float" office:value="0.0812179" calcext:value-type="float">
            <text:p>0.0812179</text:p>
          </table:table-cell>
          <table:table-cell office:value-type="float" office:value="5.21457" calcext:value-type="float">
            <text:p>5.21457</text:p>
          </table:table-cell>
          <table:table-cell office:value-type="float" office:value="5.18435" calcext:value-type="float">
            <text:p>5.18435</text:p>
          </table:table-cell>
          <table:table-cell office:value-type="float" office:value="0.379462" calcext:value-type="float">
            <text:p>0.379462</text:p>
          </table:table-cell>
          <table:table-cell office:value-type="float" office:value="-0.153163" calcext:value-type="float">
            <text:p>-0.153163</text:p>
          </table:table-cell>
          <table:table-cell office:value-type="float" office:value="0.187679" calcext:value-type="float">
            <text:p>0.187679</text:p>
          </table:table-cell>
          <table:table-cell office:value-type="float" office:value="0.215682" calcext:value-type="float">
            <text:p>0.215682</text:p>
          </table:table-cell>
          <table:table-cell office:value-type="float" office:value="0.165507" calcext:value-type="float">
            <text:p>0.165507</text:p>
          </table:table-cell>
          <table:table-cell table:formula="of:=[.T243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4.35" calcext:value-type="float">
            <text:p>24.3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9.90413" calcext:value-type="float">
            <text:p>-9.90413</text:p>
          </table:table-cell>
          <table:table-cell office:value-type="float" office:value="-10.0382" calcext:value-type="float">
            <text:p>-10.0382</text:p>
          </table:table-cell>
          <table:table-cell office:value-type="float" office:value="-10.0976" calcext:value-type="float">
            <text:p>-10.0976</text:p>
          </table:table-cell>
          <table:table-cell office:value-type="float" office:value="0.0675935" calcext:value-type="float">
            <text:p>0.0675935</text:p>
          </table:table-cell>
          <table:table-cell office:value-type="float" office:value="11.2255" calcext:value-type="float">
            <text:p>11.2255</text:p>
          </table:table-cell>
          <table:table-cell office:value-type="float" office:value="10.8691" calcext:value-type="float">
            <text:p>10.8691</text:p>
          </table:table-cell>
          <table:table-cell office:value-type="float" office:value="10.8772" calcext:value-type="float">
            <text:p>10.8772</text:p>
          </table:table-cell>
          <table:table-cell office:value-type="float" office:value="0.0810873" calcext:value-type="float">
            <text:p>0.0810873</text:p>
          </table:table-cell>
          <table:table-cell office:value-type="float" office:value="5.13783" calcext:value-type="float">
            <text:p>5.13783</text:p>
          </table:table-cell>
          <table:table-cell office:value-type="float" office:value="5.1891" calcext:value-type="float">
            <text:p>5.1891</text:p>
          </table:table-cell>
          <table:table-cell office:value-type="float" office:value="0.378691" calcext:value-type="float">
            <text:p>0.378691</text:p>
          </table:table-cell>
          <table:table-cell office:value-type="float" office:value="-0.0721377" calcext:value-type="float">
            <text:p>-0.0721377</text:p>
          </table:table-cell>
          <table:table-cell office:value-type="float" office:value="0.139618" calcext:value-type="float">
            <text:p>0.139618</text:p>
          </table:table-cell>
          <table:table-cell office:value-type="float" office:value="0.21611" calcext:value-type="float">
            <text:p>0.21611</text:p>
          </table:table-cell>
          <table:table-cell office:value-type="float" office:value="6.72856" calcext:value-type="float">
            <text:p>6.72856</text:p>
          </table:table-cell>
          <table:table-cell table:formula="of:=[.T244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4.45" calcext:value-type="float">
            <text:p>24.4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10.195" calcext:value-type="float">
            <text:p>-10.195</text:p>
          </table:table-cell>
          <table:table-cell office:value-type="float" office:value="-9.54447" calcext:value-type="float">
            <text:p>-9.54447</text:p>
          </table:table-cell>
          <table:table-cell office:value-type="float" office:value="-9.57852" calcext:value-type="float">
            <text:p>-9.57852</text:p>
          </table:table-cell>
          <table:table-cell office:value-type="float" office:value="0.067526" calcext:value-type="float">
            <text:p>0.067526</text:p>
          </table:table-cell>
          <table:table-cell office:value-type="float" office:value="10.3498" calcext:value-type="float">
            <text:p>10.3498</text:p>
          </table:table-cell>
          <table:table-cell office:value-type="float" office:value="10.8971" calcext:value-type="float">
            <text:p>10.8971</text:p>
          </table:table-cell>
          <table:table-cell office:value-type="float" office:value="10.8891" calcext:value-type="float">
            <text:p>10.8891</text:p>
          </table:table-cell>
          <table:table-cell office:value-type="float" office:value="0.0809334" calcext:value-type="float">
            <text:p>0.0809334</text:p>
          </table:table-cell>
          <table:table-cell office:value-type="float" office:value="5.11231" calcext:value-type="float">
            <text:p>5.11231</text:p>
          </table:table-cell>
          <table:table-cell office:value-type="float" office:value="5.19278" calcext:value-type="float">
            <text:p>5.19278</text:p>
          </table:table-cell>
          <table:table-cell office:value-type="float" office:value="0.377939" calcext:value-type="float">
            <text:p>0.377939</text:p>
          </table:table-cell>
          <table:table-cell office:value-type="float" office:value="-0.093337" calcext:value-type="float">
            <text:p>-0.093337</text:p>
          </table:table-cell>
          <table:table-cell office:value-type="float" office:value="0.0985664" calcext:value-type="float">
            <text:p>0.0985664</text:p>
          </table:table-cell>
          <table:table-cell office:value-type="float" office:value="0.215951" calcext:value-type="float">
            <text:p>0.215951</text:p>
          </table:table-cell>
          <table:table-cell office:value-type="float" office:value="4.0358" calcext:value-type="float">
            <text:p>4.0358</text:p>
          </table:table-cell>
          <table:table-cell table:formula="of:=[.T245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4.55" calcext:value-type="float">
            <text:p>24.5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9.2226" calcext:value-type="float">
            <text:p>-9.2226</text:p>
          </table:table-cell>
          <table:table-cell office:value-type="float" office:value="-9.03711" calcext:value-type="float">
            <text:p>-9.03711</text:p>
          </table:table-cell>
          <table:table-cell office:value-type="float" office:value="-9.05915" calcext:value-type="float">
            <text:p>-9.05915</text:p>
          </table:table-cell>
          <table:table-cell office:value-type="float" office:value="0.0674133" calcext:value-type="float">
            <text:p>0.0674133</text:p>
          </table:table-cell>
          <table:table-cell office:value-type="float" office:value="10.3527" calcext:value-type="float">
            <text:p>10.3527</text:p>
          </table:table-cell>
          <table:table-cell office:value-type="float" office:value="10.9034" calcext:value-type="float">
            <text:p>10.9034</text:p>
          </table:table-cell>
          <table:table-cell office:value-type="float" office:value="10.8972" calcext:value-type="float">
            <text:p>10.8972</text:p>
          </table:table-cell>
          <table:table-cell office:value-type="float" office:value="0.0807785" calcext:value-type="float">
            <text:p>0.0807785</text:p>
          </table:table-cell>
          <table:table-cell office:value-type="float" office:value="5.10017" calcext:value-type="float">
            <text:p>5.10017</text:p>
          </table:table-cell>
          <table:table-cell office:value-type="float" office:value="5.19557" calcext:value-type="float">
            <text:p>5.19557</text:p>
          </table:table-cell>
          <table:table-cell office:value-type="float" office:value="0.377208" calcext:value-type="float">
            <text:p>0.377208</text:p>
          </table:table-cell>
          <table:table-cell office:value-type="float" office:value="-0.13197" calcext:value-type="float">
            <text:p>-0.13197</text:p>
          </table:table-cell>
          <table:table-cell office:value-type="float" office:value="0.0645787" calcext:value-type="float">
            <text:p>0.0645787</text:p>
          </table:table-cell>
          <table:table-cell office:value-type="float" office:value="0.215824" calcext:value-type="float">
            <text:p>0.215824</text:p>
          </table:table-cell>
          <table:table-cell office:value-type="float" office:value="2.70425" calcext:value-type="float">
            <text:p>2.70425</text:p>
          </table:table-cell>
          <table:table-cell table:formula="of:=[.T246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4.65" calcext:value-type="float">
            <text:p>24.6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8.83914" calcext:value-type="float">
            <text:p>-8.83914</text:p>
          </table:table-cell>
          <table:table-cell office:value-type="float" office:value="-8.53184" calcext:value-type="float">
            <text:p>-8.53184</text:p>
          </table:table-cell>
          <table:table-cell office:value-type="float" office:value="-8.53953" calcext:value-type="float">
            <text:p>-8.53953</text:p>
          </table:table-cell>
          <table:table-cell office:value-type="float" office:value="0.0672868" calcext:value-type="float">
            <text:p>0.0672868</text:p>
          </table:table-cell>
          <table:table-cell office:value-type="float" office:value="10.0319" calcext:value-type="float">
            <text:p>10.0319</text:p>
          </table:table-cell>
          <table:table-cell office:value-type="float" office:value="10.8924" calcext:value-type="float">
            <text:p>10.8924</text:p>
          </table:table-cell>
          <table:table-cell office:value-type="float" office:value="10.9023" calcext:value-type="float">
            <text:p>10.9023</text:p>
          </table:table-cell>
          <table:table-cell office:value-type="float" office:value="0.0806286" calcext:value-type="float">
            <text:p>0.0806286</text:p>
          </table:table-cell>
          <table:table-cell office:value-type="float" office:value="5.08792" calcext:value-type="float">
            <text:p>5.08792</text:p>
          </table:table-cell>
          <table:table-cell office:value-type="float" office:value="5.19759" calcext:value-type="float">
            <text:p>5.19759</text:p>
          </table:table-cell>
          <table:table-cell office:value-type="float" office:value="0.376493" calcext:value-type="float">
            <text:p>0.376493</text:p>
          </table:table-cell>
          <table:table-cell office:value-type="float" office:value="-0.200263" calcext:value-type="float">
            <text:p>-0.200263</text:p>
          </table:table-cell>
          <table:table-cell office:value-type="float" office:value="0.0376992" calcext:value-type="float">
            <text:p>0.0376992</text:p>
          </table:table-cell>
          <table:table-cell office:value-type="float" office:value="0.215771" calcext:value-type="float">
            <text:p>0.215771</text:p>
          </table:table-cell>
          <table:table-cell office:value-type="float" office:value="6.39452" calcext:value-type="float">
            <text:p>6.39452</text:p>
          </table:table-cell>
          <table:table-cell table:formula="of:=[.T247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4.75" calcext:value-type="float">
            <text:p>24.7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7.91543" calcext:value-type="float">
            <text:p>-7.91543</text:p>
          </table:table-cell>
          <table:table-cell office:value-type="float" office:value="-8.10383" calcext:value-type="float">
            <text:p>-8.10383</text:p>
          </table:table-cell>
          <table:table-cell office:value-type="float" office:value="-8.01974" calcext:value-type="float">
            <text:p>-8.01974</text:p>
          </table:table-cell>
          <table:table-cell office:value-type="float" office:value="0.067344" calcext:value-type="float">
            <text:p>0.067344</text:p>
          </table:table-cell>
          <table:table-cell office:value-type="float" office:value="11.1157" calcext:value-type="float">
            <text:p>11.1157</text:p>
          </table:table-cell>
          <table:table-cell office:value-type="float" office:value="10.8318" calcext:value-type="float">
            <text:p>10.8318</text:p>
          </table:table-cell>
          <table:table-cell office:value-type="float" office:value="10.905" calcext:value-type="float">
            <text:p>10.905</text:p>
          </table:table-cell>
          <table:table-cell office:value-type="float" office:value="0.080623" calcext:value-type="float">
            <text:p>0.080623</text:p>
          </table:table-cell>
          <table:table-cell office:value-type="float" office:value="4.96032" calcext:value-type="float">
            <text:p>4.96032</text:p>
          </table:table-cell>
          <table:table-cell office:value-type="float" office:value="5.19896" calcext:value-type="float">
            <text:p>5.19896</text:p>
          </table:table-cell>
          <table:table-cell office:value-type="float" office:value="0.376034" calcext:value-type="float">
            <text:p>0.376034</text:p>
          </table:table-cell>
          <table:table-cell office:value-type="float" office:value="-0.311368" calcext:value-type="float">
            <text:p>-0.311368</text:p>
          </table:table-cell>
          <table:table-cell office:value-type="float" office:value="0.0179617" calcext:value-type="float">
            <text:p>0.0179617</text:p>
          </table:table-cell>
          <table:table-cell office:value-type="float" office:value="0.216516" calcext:value-type="float">
            <text:p>0.216516</text:p>
          </table:table-cell>
          <table:table-cell office:value-type="float" office:value="1.62231" calcext:value-type="float">
            <text:p>1.62231</text:p>
          </table:table-cell>
          <table:table-cell table:formula="of:=[.T248]" office:value-type="float" office:value="7.815" calcext:value-type="float">
            <text:p>7.815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4.85" calcext:value-type="float">
            <text:p>24.8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6"/>Radar </text:p>
          </table:table-cell>
          <table:table-cell office:value-type="float" office:value="-7.25987" calcext:value-type="float">
            <text:p>-7.25987</text:p>
          </table:table-cell>
          <table:table-cell office:value-type="float" office:value="-7.51892" calcext:value-type="float">
            <text:p>-7.51892</text:p>
          </table:table-cell>
          <table:table-cell office:value-type="float" office:value="-7.49981" calcext:value-type="float">
            <text:p>-7.49981</text:p>
          </table:table-cell>
          <table:table-cell office:value-type="float" office:value="0.0672205" calcext:value-type="float">
            <text:p>0.0672205</text:p>
          </table:table-cell>
          <table:table-cell office:value-type="float" office:value="10.6458" calcext:value-type="float">
            <text:p>10.6458</text:p>
          </table:table-cell>
          <table:table-cell office:value-type="float" office:value="10.8692" calcext:value-type="float">
            <text:p>10.8692</text:p>
          </table:table-cell>
          <table:table-cell office:value-type="float" office:value="10.9061" calcext:value-type="float">
            <text:p>10.9061</text:p>
          </table:table-cell>
          <table:table-cell office:value-type="float" office:value="0.0804951" calcext:value-type="float">
            <text:p>0.0804951</text:p>
          </table:table-cell>
          <table:table-cell office:value-type="float" office:value="5.07062" calcext:value-type="float">
            <text:p>5.07062</text:p>
          </table:table-cell>
          <table:table-cell office:value-type="float" office:value="5.19975" calcext:value-type="float">
            <text:p>5.19975</text:p>
          </table:table-cell>
          <table:table-cell office:value-type="float" office:value="0.375365" calcext:value-type="float">
            <text:p>0.375365</text:p>
          </table:table-cell>
          <table:table-cell office:value-type="float" office:value="-0.219646" calcext:value-type="float">
            <text:p>-0.219646</text:p>
          </table:table-cell>
          <table:table-cell office:value-type="float" office:value="0.00539029" calcext:value-type="float">
            <text:p>0.00539029</text:p>
          </table:table-cell>
          <table:table-cell office:value-type="float" office:value="0.216637" calcext:value-type="float">
            <text:p>0.216637</text:p>
          </table:table-cell>
          <table:table-cell office:value-type="float" office:value="2.32282" calcext:value-type="float">
            <text:p>2.32282</text:p>
          </table:table-cell>
          <table:table-cell table:formula="of:=[.T249]" office:value-type="float" office:value="7.815" calcext:value-type="float">
            <text:p>7.815</text:p>
          </table:table-cell>
        </table:table-row>
      </table:table>
      <table:named-expressions/>
      <table:database-ranges>
        <table:database-range table:name="__Anonymous_Sheet_DB__0" table:target-range-address="NIS_Lidar.A1:NIS_Lidar.AMJ1048576">
          <table:sort>
            <table:sort-by table:field-number="3" table:data-type="automatic"/>
            <table:sort-by table:field-number="1" table:data-type="automatic"/>
          </table:sort>
        </table:database-range>
        <table:database-range table:name="__Anonymous_Sheet_DB__1" table:target-range-address="NIS_Radar.A1:NIS_Radar.AMJ1048576">
          <table:sort>
            <table:sort-by table:field-number="3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7T17:38:05.912382796</dc:date>
    <meta:editing-duration>PT8M40S</meta:editing-duration>
    <meta:editing-cycles>2</meta:editing-cycles>
    <meta:generator>LibreOffice/5.1.6.2$Linux_X86_64 LibreOffice_project/10m0$Build-2</meta:generator>
    <meta:document-statistic meta:table-count="2" meta:cell-count="1002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4cm" svg:height="9.006cm" xlink:href=".." xlink:type="simple" chart:class="chart:scatter" chart:style-name="ch1">
        <chart:title svg:x="6.988cm" svg:y="0.316cm" chart:style-name="ch2">
          <text:p>NIS Lidar</text:p>
        </chart:title>
        <chart:legend chart:legend-position="end" svg:x="13.01cm" svg:y="3.955cm" style:legend-expansion="high" chart:style-name="ch3"/>
        <chart:plot-area chart:style-name="ch4" table:cell-range-address="NIS_Lidar.B1:NIS_Lidar.B251 NIS_Lidar.S1:NIS_Lidar.T251" chart:data-source-has-labels="row" svg:x="1.33cm" svg:y="1.275cm" svg:width="11.361cm" svg:height="6.57cm">
          <chartooo:coordinate-region svg:x="1.766cm" svg:y="1.474cm" svg:width="10.553cm" svg:height="5.724cm"/>
          <chart:axis chart:dimension="x" chart:name="primary-x" chart:style-name="ch5">
            <chart:title svg:x="6.212cm" svg:y="8.025cm" chart:style-name="ch6">
              <text:p>Time (sec)</text:p>
            </chart:title>
          </chart:axis>
          <chart:axis chart:dimension="y" chart:name="primary-y" chart:style-name="ch7">
            <chart:title svg:x="0.451cm" svg:y="4.882cm" chart:style-name="ch8">
              <text:p>NIS</text:p>
            </chart:title>
            <chart:grid chart:style-name="ch9" chart:class="major"/>
          </chart:axis>
          <chart:series chart:style-name="ch10" chart:values-cell-range-address="NIS_Lidar.S2:NIS_Lidar.S251" chart:label-cell-address="NIS_Lidar.S1:NIS_Lidar.S1" chart:class="chart:scatter">
            <chart:domain table:cell-range-address="NIS_Lidar.B2:NIS_Lidar.B251"/>
            <chart:data-point chart:repeated="250"/>
          </chart:series>
          <chart:series chart:style-name="ch11" chart:values-cell-range-address="NIS_Lidar.T2:NIS_Lidar.T251" chart:label-cell-address="NIS_Lidar.T1:NIS_Lidar.T1" chart:class="chart:scatter">
            <chart:data-point chart:repeated="2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IS Lidar </text:p>
                <draw:g>
                  <svg:desc>NIS_Lidar.S1:NIS_Lidar.S1</svg:desc>
                </draw:g>
              </table:table-cell>
              <table:table-cell office:value-type="string">
                <text:p>95% Value</text:p>
                <draw:g>
                  <svg:desc>NIS_Lidar.T1:NIS_Lidar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NIS_Lidar.B2:NIS_Lidar.B251</svg:desc>
                </draw:g>
              </table:table-cell>
              <table:table-cell office:value-type="float" office:value="0">
                <text:p>0</text:p>
                <draw:g>
                  <svg:desc>NIS_Lidar.S2:NIS_Lidar.S251</svg:desc>
                </draw:g>
              </table:table-cell>
              <table:table-cell office:value-type="float" office:value="5.991">
                <text:p>5.991</text:p>
                <draw:g>
                  <svg:desc>NIS_Lidar.T2:NIS_Lidar.T2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1.14804">
                <text:p>1.1480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1.7639">
                <text:p>1.763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1.32621">
                <text:p>1.3262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3.20047">
                <text:p>3.2004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2.05902">
                <text:p>2.0590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255662">
                <text:p>0.25566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14.8964">
                <text:p>14.896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1.37044">
                <text:p>1.3704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777822">
                <text:p>0.77782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2.77494">
                <text:p>2.7749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0.835331">
                <text:p>0.83533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3.14351">
                <text:p>3.1435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1.27126">
                <text:p>1.2712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0.818163">
                <text:p>0.81816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0.815042">
                <text:p>0.81504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0.955408">
                <text:p>0.95540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2.54035">
                <text:p>2.5403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1.32049">
                <text:p>1.3204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1.50457">
                <text:p>1.5045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1.79624">
                <text:p>1.7962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0.450032">
                <text:p>0.45003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0.790679">
                <text:p>0.79067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3.39085">
                <text:p>3.3908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2.69691">
                <text:p>2.6969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0.842889">
                <text:p>0.84288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0.817241">
                <text:p>0.81724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2.09176">
                <text:p>2.0917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1.52596">
                <text:p>1.5259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1.00381">
                <text:p>1.0038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0.173984">
                <text:p>0.17398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0.639389">
                <text:p>0.63938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0.532024">
                <text:p>0.53202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0.917659">
                <text:p>0.91765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0.245336">
                <text:p>0.24533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1.52088">
                <text:p>1.5208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0.606041">
                <text:p>0.60604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0.690735">
                <text:p>0.69073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2.10763">
                <text:p>2.1076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3.96562">
                <text:p>3.9656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">
                <text:p>4.1</text:p>
              </table:table-cell>
              <table:table-cell office:value-type="float" office:value="1.13527">
                <text:p>1.1352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">
                <text:p>4.2</text:p>
              </table:table-cell>
              <table:table-cell office:value-type="float" office:value="1.53408">
                <text:p>1.5340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">
                <text:p>4.3</text:p>
              </table:table-cell>
              <table:table-cell office:value-type="float" office:value="4.25647">
                <text:p>4.2564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">
                <text:p>4.4</text:p>
              </table:table-cell>
              <table:table-cell office:value-type="float" office:value="4.21842">
                <text:p>4.2184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">
                <text:p>4.5</text:p>
              </table:table-cell>
              <table:table-cell office:value-type="float" office:value="2.83361">
                <text:p>2.8336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">
                <text:p>4.6</text:p>
              </table:table-cell>
              <table:table-cell office:value-type="float" office:value="0.603837">
                <text:p>0.60383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">
                <text:p>4.7</text:p>
              </table:table-cell>
              <table:table-cell office:value-type="float" office:value="0.785143">
                <text:p>0.78514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">
                <text:p>4.8</text:p>
              </table:table-cell>
              <table:table-cell office:value-type="float" office:value="1.8704">
                <text:p>1.870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">
                <text:p>4.9</text:p>
              </table:table-cell>
              <table:table-cell office:value-type="float" office:value="0.00301631">
                <text:p>0.0030163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4.41927">
                <text:p>4.4192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">
                <text:p>5.1</text:p>
              </table:table-cell>
              <table:table-cell office:value-type="float" office:value="1.1827">
                <text:p>1.182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">
                <text:p>5.2</text:p>
              </table:table-cell>
              <table:table-cell office:value-type="float" office:value="1.64027">
                <text:p>1.6402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">
                <text:p>5.3</text:p>
              </table:table-cell>
              <table:table-cell office:value-type="float" office:value="1.1261">
                <text:p>1.126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">
                <text:p>5.4</text:p>
              </table:table-cell>
              <table:table-cell office:value-type="float" office:value="1.19434">
                <text:p>1.1943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">
                <text:p>5.5</text:p>
              </table:table-cell>
              <table:table-cell office:value-type="float" office:value="0.334972">
                <text:p>0.33497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">
                <text:p>5.6</text:p>
              </table:table-cell>
              <table:table-cell office:value-type="float" office:value="1.38259">
                <text:p>1.3825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">
                <text:p>5.7</text:p>
              </table:table-cell>
              <table:table-cell office:value-type="float" office:value="2.00407">
                <text:p>2.0040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">
                <text:p>5.8</text:p>
              </table:table-cell>
              <table:table-cell office:value-type="float" office:value="3.44891">
                <text:p>3.4489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">
                <text:p>5.9</text:p>
              </table:table-cell>
              <table:table-cell office:value-type="float" office:value="0.00300024">
                <text:p>0.0030002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0.801659">
                <text:p>0.80165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">
                <text:p>6.1</text:p>
              </table:table-cell>
              <table:table-cell office:value-type="float" office:value="0.095123">
                <text:p>0.09512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2">
                <text:p>6.2</text:p>
              </table:table-cell>
              <table:table-cell office:value-type="float" office:value="1.75301">
                <text:p>1.7530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3">
                <text:p>6.3</text:p>
              </table:table-cell>
              <table:table-cell office:value-type="float" office:value="3.93678">
                <text:p>3.9367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4">
                <text:p>6.4</text:p>
              </table:table-cell>
              <table:table-cell office:value-type="float" office:value="0.890676">
                <text:p>0.89067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5">
                <text:p>6.5</text:p>
              </table:table-cell>
              <table:table-cell office:value-type="float" office:value="1.10716">
                <text:p>1.1071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6">
                <text:p>6.6</text:p>
              </table:table-cell>
              <table:table-cell office:value-type="float" office:value="0.464392">
                <text:p>0.46439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7">
                <text:p>6.7</text:p>
              </table:table-cell>
              <table:table-cell office:value-type="float" office:value="0.350076">
                <text:p>0.35007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8">
                <text:p>6.8</text:p>
              </table:table-cell>
              <table:table-cell office:value-type="float" office:value="2.6503">
                <text:p>2.650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9">
                <text:p>6.9</text:p>
              </table:table-cell>
              <table:table-cell office:value-type="float" office:value="0.874567">
                <text:p>0.87456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  <table:table-cell office:value-type="float" office:value="0.7929">
                <text:p>0.792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1">
                <text:p>7.1</text:p>
              </table:table-cell>
              <table:table-cell office:value-type="float" office:value="1.43645">
                <text:p>1.4364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2">
                <text:p>7.2</text:p>
              </table:table-cell>
              <table:table-cell office:value-type="float" office:value="1.91976">
                <text:p>1.9197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">
                <text:p>7.3</text:p>
              </table:table-cell>
              <table:table-cell office:value-type="float" office:value="0.694329">
                <text:p>0.69432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4">
                <text:p>7.4</text:p>
              </table:table-cell>
              <table:table-cell office:value-type="float" office:value="0.718579">
                <text:p>0.71857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5">
                <text:p>7.5</text:p>
              </table:table-cell>
              <table:table-cell office:value-type="float" office:value="1.79811">
                <text:p>1.7981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6">
                <text:p>7.6</text:p>
              </table:table-cell>
              <table:table-cell office:value-type="float" office:value="0.173286">
                <text:p>0.17328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7">
                <text:p>7.7</text:p>
              </table:table-cell>
              <table:table-cell office:value-type="float" office:value="1.85021">
                <text:p>1.8502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8">
                <text:p>7.8</text:p>
              </table:table-cell>
              <table:table-cell office:value-type="float" office:value="0.14342">
                <text:p>0.1434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9">
                <text:p>7.9</text:p>
              </table:table-cell>
              <table:table-cell office:value-type="float" office:value="1.95747">
                <text:p>1.9574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0.684167">
                <text:p>0.68416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1">
                <text:p>8.1</text:p>
              </table:table-cell>
              <table:table-cell office:value-type="float" office:value="0.657432">
                <text:p>0.65743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2">
                <text:p>8.2</text:p>
              </table:table-cell>
              <table:table-cell office:value-type="float" office:value="3.2888">
                <text:p>3.288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3">
                <text:p>8.3</text:p>
              </table:table-cell>
              <table:table-cell office:value-type="float" office:value="1.69385">
                <text:p>1.6938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4">
                <text:p>8.4</text:p>
              </table:table-cell>
              <table:table-cell office:value-type="float" office:value="1.09649">
                <text:p>1.0964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5">
                <text:p>8.5</text:p>
              </table:table-cell>
              <table:table-cell office:value-type="float" office:value="2.16806">
                <text:p>2.1680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6">
                <text:p>8.6</text:p>
              </table:table-cell>
              <table:table-cell office:value-type="float" office:value="2.73804">
                <text:p>2.7380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7">
                <text:p>8.7</text:p>
              </table:table-cell>
              <table:table-cell office:value-type="float" office:value="0.137455">
                <text:p>0.13745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8">
                <text:p>8.8</text:p>
              </table:table-cell>
              <table:table-cell office:value-type="float" office:value="3.67292">
                <text:p>3.6729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9">
                <text:p>8.9</text:p>
              </table:table-cell>
              <table:table-cell office:value-type="float" office:value="0.862281">
                <text:p>0.86228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">
                <text:p>9</text:p>
              </table:table-cell>
              <table:table-cell office:value-type="float" office:value="0.472306">
                <text:p>0.47230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1">
                <text:p>9.1</text:p>
              </table:table-cell>
              <table:table-cell office:value-type="float" office:value="1.05249">
                <text:p>1.0524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2">
                <text:p>9.2</text:p>
              </table:table-cell>
              <table:table-cell office:value-type="float" office:value="1.20427">
                <text:p>1.2042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3">
                <text:p>9.3</text:p>
              </table:table-cell>
              <table:table-cell office:value-type="float" office:value="1.97429">
                <text:p>1.9742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4">
                <text:p>9.4</text:p>
              </table:table-cell>
              <table:table-cell office:value-type="float" office:value="0.644432">
                <text:p>0.64443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5">
                <text:p>9.5</text:p>
              </table:table-cell>
              <table:table-cell office:value-type="float" office:value="1.1265">
                <text:p>1.126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6">
                <text:p>9.6</text:p>
              </table:table-cell>
              <table:table-cell office:value-type="float" office:value="2.07705">
                <text:p>2.0770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7">
                <text:p>9.7</text:p>
              </table:table-cell>
              <table:table-cell office:value-type="float" office:value="2.61661">
                <text:p>2.6166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8">
                <text:p>9.8</text:p>
              </table:table-cell>
              <table:table-cell office:value-type="float" office:value="1.22252">
                <text:p>1.2225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9">
                <text:p>9.9</text:p>
              </table:table-cell>
              <table:table-cell office:value-type="float" office:value="6.18047">
                <text:p>6.1804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">
                <text:p>10</text:p>
              </table:table-cell>
              <table:table-cell office:value-type="float" office:value="0.0740466">
                <text:p>0.074046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1">
                <text:p>10.1</text:p>
              </table:table-cell>
              <table:table-cell office:value-type="float" office:value="0.523373">
                <text:p>0.52337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2">
                <text:p>10.2</text:p>
              </table:table-cell>
              <table:table-cell office:value-type="float" office:value="2.24562">
                <text:p>2.2456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3">
                <text:p>10.3</text:p>
              </table:table-cell>
              <table:table-cell office:value-type="float" office:value="1.94497">
                <text:p>1.9449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4">
                <text:p>10.4</text:p>
              </table:table-cell>
              <table:table-cell office:value-type="float" office:value="0.89618">
                <text:p>0.8961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5">
                <text:p>10.5</text:p>
              </table:table-cell>
              <table:table-cell office:value-type="float" office:value="2.72877">
                <text:p>2.7287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6">
                <text:p>10.6</text:p>
              </table:table-cell>
              <table:table-cell office:value-type="float" office:value="0.321136">
                <text:p>0.32113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7">
                <text:p>10.7</text:p>
              </table:table-cell>
              <table:table-cell office:value-type="float" office:value="1.05608">
                <text:p>1.0560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8">
                <text:p>10.8</text:p>
              </table:table-cell>
              <table:table-cell office:value-type="float" office:value="3.50681">
                <text:p>3.5068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9">
                <text:p>10.9</text:p>
              </table:table-cell>
              <table:table-cell office:value-type="float" office:value="1.48606">
                <text:p>1.4860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">
                <text:p>11</text:p>
              </table:table-cell>
              <table:table-cell office:value-type="float" office:value="3.31508">
                <text:p>3.3150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1">
                <text:p>11.1</text:p>
              </table:table-cell>
              <table:table-cell office:value-type="float" office:value="0.361613">
                <text:p>0.36161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2">
                <text:p>11.2</text:p>
              </table:table-cell>
              <table:table-cell office:value-type="float" office:value="0.532009">
                <text:p>0.53200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3">
                <text:p>11.3</text:p>
              </table:table-cell>
              <table:table-cell office:value-type="float" office:value="4.57968">
                <text:p>4.5796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4">
                <text:p>11.4</text:p>
              </table:table-cell>
              <table:table-cell office:value-type="float" office:value="2.87743">
                <text:p>2.8774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5">
                <text:p>11.5</text:p>
              </table:table-cell>
              <table:table-cell office:value-type="float" office:value="1.14477">
                <text:p>1.1447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6">
                <text:p>11.6</text:p>
              </table:table-cell>
              <table:table-cell office:value-type="float" office:value="2.05916">
                <text:p>2.0591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7">
                <text:p>11.7</text:p>
              </table:table-cell>
              <table:table-cell office:value-type="float" office:value="0.783361">
                <text:p>0.78336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8">
                <text:p>11.8</text:p>
              </table:table-cell>
              <table:table-cell office:value-type="float" office:value="4.07367">
                <text:p>4.0736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9">
                <text:p>11.9</text:p>
              </table:table-cell>
              <table:table-cell office:value-type="float" office:value="0.248837">
                <text:p>0.24883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">
                <text:p>12</text:p>
              </table:table-cell>
              <table:table-cell office:value-type="float" office:value="0.602875">
                <text:p>0.60287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1">
                <text:p>12.1</text:p>
              </table:table-cell>
              <table:table-cell office:value-type="float" office:value="0.886623">
                <text:p>0.88662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2">
                <text:p>12.2</text:p>
              </table:table-cell>
              <table:table-cell office:value-type="float" office:value="0.476503">
                <text:p>0.47650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3">
                <text:p>12.3</text:p>
              </table:table-cell>
              <table:table-cell office:value-type="float" office:value="2.35853">
                <text:p>2.3585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4">
                <text:p>12.4</text:p>
              </table:table-cell>
              <table:table-cell office:value-type="float" office:value="0.285886">
                <text:p>0.28588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5">
                <text:p>12.5</text:p>
              </table:table-cell>
              <table:table-cell office:value-type="float" office:value="1.63503">
                <text:p>1.6350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6">
                <text:p>12.6</text:p>
              </table:table-cell>
              <table:table-cell office:value-type="float" office:value="0.647915">
                <text:p>0.6479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7">
                <text:p>12.7</text:p>
              </table:table-cell>
              <table:table-cell office:value-type="float" office:value="2.3268">
                <text:p>2.326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8">
                <text:p>12.8</text:p>
              </table:table-cell>
              <table:table-cell office:value-type="float" office:value="2.90046">
                <text:p>2.9004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9">
                <text:p>12.9</text:p>
              </table:table-cell>
              <table:table-cell office:value-type="float" office:value="0.563737">
                <text:p>0.56373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">
                <text:p>13</text:p>
              </table:table-cell>
              <table:table-cell office:value-type="float" office:value="0.00346843">
                <text:p>0.0034684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1">
                <text:p>13.1</text:p>
              </table:table-cell>
              <table:table-cell office:value-type="float" office:value="1.25203">
                <text:p>1.2520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2">
                <text:p>13.2</text:p>
              </table:table-cell>
              <table:table-cell office:value-type="float" office:value="0.706056">
                <text:p>0.70605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3">
                <text:p>13.3</text:p>
              </table:table-cell>
              <table:table-cell office:value-type="float" office:value="1.62944">
                <text:p>1.6294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4">
                <text:p>13.4</text:p>
              </table:table-cell>
              <table:table-cell office:value-type="float" office:value="4.67532">
                <text:p>4.6753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5">
                <text:p>13.5</text:p>
              </table:table-cell>
              <table:table-cell office:value-type="float" office:value="3.81553">
                <text:p>3.8155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6">
                <text:p>13.6</text:p>
              </table:table-cell>
              <table:table-cell office:value-type="float" office:value="1.43367">
                <text:p>1.4336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7">
                <text:p>13.7</text:p>
              </table:table-cell>
              <table:table-cell office:value-type="float" office:value="1.55343">
                <text:p>1.5534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8">
                <text:p>13.8</text:p>
              </table:table-cell>
              <table:table-cell office:value-type="float" office:value="3.07351">
                <text:p>3.0735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.9">
                <text:p>13.9</text:p>
              </table:table-cell>
              <table:table-cell office:value-type="float" office:value="1.1559">
                <text:p>1.155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">
                <text:p>14</text:p>
              </table:table-cell>
              <table:table-cell office:value-type="float" office:value="1.2772">
                <text:p>1.277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1">
                <text:p>14.1</text:p>
              </table:table-cell>
              <table:table-cell office:value-type="float" office:value="0.345313">
                <text:p>0.34531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2">
                <text:p>14.2</text:p>
              </table:table-cell>
              <table:table-cell office:value-type="float" office:value="0.672354">
                <text:p>0.67235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3">
                <text:p>14.3</text:p>
              </table:table-cell>
              <table:table-cell office:value-type="float" office:value="2.0872">
                <text:p>2.087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4">
                <text:p>14.4</text:p>
              </table:table-cell>
              <table:table-cell office:value-type="float" office:value="1.45613">
                <text:p>1.4561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5">
                <text:p>14.5</text:p>
              </table:table-cell>
              <table:table-cell office:value-type="float" office:value="5.25998">
                <text:p>5.2599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6">
                <text:p>14.6</text:p>
              </table:table-cell>
              <table:table-cell office:value-type="float" office:value="0.469037">
                <text:p>0.46903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7">
                <text:p>14.7</text:p>
              </table:table-cell>
              <table:table-cell office:value-type="float" office:value="1.18299">
                <text:p>1.1829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8">
                <text:p>14.8</text:p>
              </table:table-cell>
              <table:table-cell office:value-type="float" office:value="0.237016">
                <text:p>0.23701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.9">
                <text:p>14.9</text:p>
              </table:table-cell>
              <table:table-cell office:value-type="float" office:value="1.76363">
                <text:p>1.7636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">
                <text:p>15</text:p>
              </table:table-cell>
              <table:table-cell office:value-type="float" office:value="0.181109">
                <text:p>0.18110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1">
                <text:p>15.1</text:p>
              </table:table-cell>
              <table:table-cell office:value-type="float" office:value="5.25793">
                <text:p>5.2579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2">
                <text:p>15.2</text:p>
              </table:table-cell>
              <table:table-cell office:value-type="float" office:value="0.415131">
                <text:p>0.41513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3">
                <text:p>15.3</text:p>
              </table:table-cell>
              <table:table-cell office:value-type="float" office:value="0.706482">
                <text:p>0.70648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4">
                <text:p>15.4</text:p>
              </table:table-cell>
              <table:table-cell office:value-type="float" office:value="3.58719">
                <text:p>3.5871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5">
                <text:p>15.5</text:p>
              </table:table-cell>
              <table:table-cell office:value-type="float" office:value="3.65297">
                <text:p>3.6529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.6">
                <text:p>15.6</text:p>
              </table:table-cell>
              <table:table-cell office:value-type="float" office:value="3.08437">
                <text:p>3.0843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.7">
                <text:p>15.7</text:p>
              </table:table-cell>
              <table:table-cell office:value-type="float" office:value="3.28117">
                <text:p>3.2811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.8">
                <text:p>15.8</text:p>
              </table:table-cell>
              <table:table-cell office:value-type="float" office:value="0.995709">
                <text:p>0.99570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.9">
                <text:p>15.9</text:p>
              </table:table-cell>
              <table:table-cell office:value-type="float" office:value="2.10438">
                <text:p>2.1043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">
                <text:p>16</text:p>
              </table:table-cell>
              <table:table-cell office:value-type="float" office:value="4.31875">
                <text:p>4.3187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.1">
                <text:p>16.1</text:p>
              </table:table-cell>
              <table:table-cell office:value-type="float" office:value="2.24749">
                <text:p>2.2474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.2">
                <text:p>16.2</text:p>
              </table:table-cell>
              <table:table-cell office:value-type="float" office:value="0.668707">
                <text:p>0.66870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.3">
                <text:p>16.3</text:p>
              </table:table-cell>
              <table:table-cell office:value-type="float" office:value="0.474928">
                <text:p>0.47492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.4">
                <text:p>16.4</text:p>
              </table:table-cell>
              <table:table-cell office:value-type="float" office:value="2.4229">
                <text:p>2.422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.5">
                <text:p>16.5</text:p>
              </table:table-cell>
              <table:table-cell office:value-type="float" office:value="5.1945">
                <text:p>5.194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.6">
                <text:p>16.6</text:p>
              </table:table-cell>
              <table:table-cell office:value-type="float" office:value="2.06881">
                <text:p>2.0688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.7">
                <text:p>16.7</text:p>
              </table:table-cell>
              <table:table-cell office:value-type="float" office:value="0.625427">
                <text:p>0.62542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.8">
                <text:p>16.8</text:p>
              </table:table-cell>
              <table:table-cell office:value-type="float" office:value="1.61132">
                <text:p>1.6113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.9">
                <text:p>16.9</text:p>
              </table:table-cell>
              <table:table-cell office:value-type="float" office:value="0.494988">
                <text:p>0.49498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">
                <text:p>17</text:p>
              </table:table-cell>
              <table:table-cell office:value-type="float" office:value="0.252159">
                <text:p>0.25215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1">
                <text:p>17.1</text:p>
              </table:table-cell>
              <table:table-cell office:value-type="float" office:value="2.17842">
                <text:p>2.1784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2">
                <text:p>17.2</text:p>
              </table:table-cell>
              <table:table-cell office:value-type="float" office:value="0.260643">
                <text:p>0.26064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3">
                <text:p>17.3</text:p>
              </table:table-cell>
              <table:table-cell office:value-type="float" office:value="3.06379">
                <text:p>3.0637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4">
                <text:p>17.4</text:p>
              </table:table-cell>
              <table:table-cell office:value-type="float" office:value="1.48605">
                <text:p>1.4860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.5">
                <text:p>17.5</text:p>
              </table:table-cell>
              <table:table-cell office:value-type="float" office:value="14.5193">
                <text:p>14.519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.6">
                <text:p>17.6</text:p>
              </table:table-cell>
              <table:table-cell office:value-type="float" office:value="0.703811">
                <text:p>0.70381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.7">
                <text:p>17.7</text:p>
              </table:table-cell>
              <table:table-cell office:value-type="float" office:value="1.39627">
                <text:p>1.3962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.8">
                <text:p>17.8</text:p>
              </table:table-cell>
              <table:table-cell office:value-type="float" office:value="1.9921">
                <text:p>1.992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.9">
                <text:p>17.9</text:p>
              </table:table-cell>
              <table:table-cell office:value-type="float" office:value="0.279699">
                <text:p>0.27969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">
                <text:p>18</text:p>
              </table:table-cell>
              <table:table-cell office:value-type="float" office:value="1.13177">
                <text:p>1.1317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.1">
                <text:p>18.1</text:p>
              </table:table-cell>
              <table:table-cell office:value-type="float" office:value="5.74961">
                <text:p>5.7496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.2">
                <text:p>18.2</text:p>
              </table:table-cell>
              <table:table-cell office:value-type="float" office:value="2.20223">
                <text:p>2.2022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.3">
                <text:p>18.3</text:p>
              </table:table-cell>
              <table:table-cell office:value-type="float" office:value="0.689135">
                <text:p>0.68913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.4">
                <text:p>18.4</text:p>
              </table:table-cell>
              <table:table-cell office:value-type="float" office:value="2.03943">
                <text:p>2.0394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.5">
                <text:p>18.5</text:p>
              </table:table-cell>
              <table:table-cell office:value-type="float" office:value="3.42099">
                <text:p>3.4209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.6">
                <text:p>18.6</text:p>
              </table:table-cell>
              <table:table-cell office:value-type="float" office:value="5.40965">
                <text:p>5.4096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.7">
                <text:p>18.7</text:p>
              </table:table-cell>
              <table:table-cell office:value-type="float" office:value="2.58947">
                <text:p>2.5894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.8">
                <text:p>18.8</text:p>
              </table:table-cell>
              <table:table-cell office:value-type="float" office:value="0.305277">
                <text:p>0.30527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.9">
                <text:p>18.9</text:p>
              </table:table-cell>
              <table:table-cell office:value-type="float" office:value="0.621017">
                <text:p>0.62101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">
                <text:p>19</text:p>
              </table:table-cell>
              <table:table-cell office:value-type="float" office:value="0.559781">
                <text:p>0.55978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.1">
                <text:p>19.1</text:p>
              </table:table-cell>
              <table:table-cell office:value-type="float" office:value="0.535703">
                <text:p>0.53570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.2">
                <text:p>19.2</text:p>
              </table:table-cell>
              <table:table-cell office:value-type="float" office:value="2.11455">
                <text:p>2.1145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.3">
                <text:p>19.3</text:p>
              </table:table-cell>
              <table:table-cell office:value-type="float" office:value="4.55483">
                <text:p>4.5548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.4">
                <text:p>19.4</text:p>
              </table:table-cell>
              <table:table-cell office:value-type="float" office:value="1.48897">
                <text:p>1.4889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.5">
                <text:p>19.5</text:p>
              </table:table-cell>
              <table:table-cell office:value-type="float" office:value="5.61831">
                <text:p>5.6183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.6">
                <text:p>19.6</text:p>
              </table:table-cell>
              <table:table-cell office:value-type="float" office:value="1.21106">
                <text:p>1.2110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.7">
                <text:p>19.7</text:p>
              </table:table-cell>
              <table:table-cell office:value-type="float" office:value="1.15262">
                <text:p>1.1526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.8">
                <text:p>19.8</text:p>
              </table:table-cell>
              <table:table-cell office:value-type="float" office:value="0.0590802">
                <text:p>0.059080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.9">
                <text:p>19.9</text:p>
              </table:table-cell>
              <table:table-cell office:value-type="float" office:value="0.494791">
                <text:p>0.49479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">
                <text:p>20</text:p>
              </table:table-cell>
              <table:table-cell office:value-type="float" office:value="2.64585">
                <text:p>2.6458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.1">
                <text:p>20.1</text:p>
              </table:table-cell>
              <table:table-cell office:value-type="float" office:value="1.7368">
                <text:p>1.736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.2">
                <text:p>20.2</text:p>
              </table:table-cell>
              <table:table-cell office:value-type="float" office:value="3.12383">
                <text:p>3.1238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.3">
                <text:p>20.3</text:p>
              </table:table-cell>
              <table:table-cell office:value-type="float" office:value="0.0528339">
                <text:p>0.052833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.4">
                <text:p>20.4</text:p>
              </table:table-cell>
              <table:table-cell office:value-type="float" office:value="0.305975">
                <text:p>0.30597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.5">
                <text:p>20.5</text:p>
              </table:table-cell>
              <table:table-cell office:value-type="float" office:value="0.781741">
                <text:p>0.78174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.6">
                <text:p>20.6</text:p>
              </table:table-cell>
              <table:table-cell office:value-type="float" office:value="0.126146">
                <text:p>0.12614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.7">
                <text:p>20.7</text:p>
              </table:table-cell>
              <table:table-cell office:value-type="float" office:value="1.60427">
                <text:p>1.6042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.8">
                <text:p>20.8</text:p>
              </table:table-cell>
              <table:table-cell office:value-type="float" office:value="0.185372">
                <text:p>0.18537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.9">
                <text:p>20.9</text:p>
              </table:table-cell>
              <table:table-cell office:value-type="float" office:value="3.87324">
                <text:p>3.8732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">
                <text:p>21</text:p>
              </table:table-cell>
              <table:table-cell office:value-type="float" office:value="1.95423">
                <text:p>1.9542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.1">
                <text:p>21.1</text:p>
              </table:table-cell>
              <table:table-cell office:value-type="float" office:value="0.466588">
                <text:p>0.46658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.2">
                <text:p>21.2</text:p>
              </table:table-cell>
              <table:table-cell office:value-type="float" office:value="0.888456">
                <text:p>0.88845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.3">
                <text:p>21.3</text:p>
              </table:table-cell>
              <table:table-cell office:value-type="float" office:value="1.22555">
                <text:p>1.2255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.4">
                <text:p>21.4</text:p>
              </table:table-cell>
              <table:table-cell office:value-type="float" office:value="0.0663337">
                <text:p>0.066333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.5">
                <text:p>21.5</text:p>
              </table:table-cell>
              <table:table-cell office:value-type="float" office:value="0.111819">
                <text:p>0.11181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.6">
                <text:p>21.6</text:p>
              </table:table-cell>
              <table:table-cell office:value-type="float" office:value="4.24374">
                <text:p>4.2437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.7">
                <text:p>21.7</text:p>
              </table:table-cell>
              <table:table-cell office:value-type="float" office:value="1.0275">
                <text:p>1.027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.8">
                <text:p>21.8</text:p>
              </table:table-cell>
              <table:table-cell office:value-type="float" office:value="0.311679">
                <text:p>0.31167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.9">
                <text:p>21.9</text:p>
              </table:table-cell>
              <table:table-cell office:value-type="float" office:value="2.15481">
                <text:p>2.1548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">
                <text:p>22</text:p>
              </table:table-cell>
              <table:table-cell office:value-type="float" office:value="0.121174">
                <text:p>0.12117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.1">
                <text:p>22.1</text:p>
              </table:table-cell>
              <table:table-cell office:value-type="float" office:value="4.26774">
                <text:p>4.2677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.2">
                <text:p>22.2</text:p>
              </table:table-cell>
              <table:table-cell office:value-type="float" office:value="3.31885">
                <text:p>3.3188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.3">
                <text:p>22.3</text:p>
              </table:table-cell>
              <table:table-cell office:value-type="float" office:value="1.40232">
                <text:p>1.4023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.4">
                <text:p>22.4</text:p>
              </table:table-cell>
              <table:table-cell office:value-type="float" office:value="0.632022">
                <text:p>0.63202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.5">
                <text:p>22.5</text:p>
              </table:table-cell>
              <table:table-cell office:value-type="float" office:value="0.463229">
                <text:p>0.46322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.6">
                <text:p>22.6</text:p>
              </table:table-cell>
              <table:table-cell office:value-type="float" office:value="5.82387">
                <text:p>5.8238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.7">
                <text:p>22.7</text:p>
              </table:table-cell>
              <table:table-cell office:value-type="float" office:value="0.808261">
                <text:p>0.80826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.8">
                <text:p>22.8</text:p>
              </table:table-cell>
              <table:table-cell office:value-type="float" office:value="3.69232">
                <text:p>3.6923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.9">
                <text:p>22.9</text:p>
              </table:table-cell>
              <table:table-cell office:value-type="float" office:value="1.48292">
                <text:p>1.4829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">
                <text:p>23</text:p>
              </table:table-cell>
              <table:table-cell office:value-type="float" office:value="1.88914">
                <text:p>1.8891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.1">
                <text:p>23.1</text:p>
              </table:table-cell>
              <table:table-cell office:value-type="float" office:value="1.5768">
                <text:p>1.576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.2">
                <text:p>23.2</text:p>
              </table:table-cell>
              <table:table-cell office:value-type="float" office:value="0.438081">
                <text:p>0.43808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.3">
                <text:p>23.3</text:p>
              </table:table-cell>
              <table:table-cell office:value-type="float" office:value="1.46137">
                <text:p>1.4613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.4">
                <text:p>23.4</text:p>
              </table:table-cell>
              <table:table-cell office:value-type="float" office:value="0.318216">
                <text:p>0.31821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.5">
                <text:p>23.5</text:p>
              </table:table-cell>
              <table:table-cell office:value-type="float" office:value="2.01619">
                <text:p>2.0161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.6">
                <text:p>23.6</text:p>
              </table:table-cell>
              <table:table-cell office:value-type="float" office:value="8.27198">
                <text:p>8.2719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.7">
                <text:p>23.7</text:p>
              </table:table-cell>
              <table:table-cell office:value-type="float" office:value="0.413076">
                <text:p>0.41307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.8">
                <text:p>23.8</text:p>
              </table:table-cell>
              <table:table-cell office:value-type="float" office:value="4.29081">
                <text:p>4.2908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.9">
                <text:p>23.9</text:p>
              </table:table-cell>
              <table:table-cell office:value-type="float" office:value="1.6577">
                <text:p>1.657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">
                <text:p>24</text:p>
              </table:table-cell>
              <table:table-cell office:value-type="float" office:value="2.27166">
                <text:p>2.2716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.1">
                <text:p>24.1</text:p>
              </table:table-cell>
              <table:table-cell office:value-type="float" office:value="0.833062">
                <text:p>0.83306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.2">
                <text:p>24.2</text:p>
              </table:table-cell>
              <table:table-cell office:value-type="float" office:value="2.70717">
                <text:p>2.7071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.3">
                <text:p>24.3</text:p>
              </table:table-cell>
              <table:table-cell office:value-type="float" office:value="1.01551">
                <text:p>1.0155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.4">
                <text:p>24.4</text:p>
              </table:table-cell>
              <table:table-cell office:value-type="float" office:value="2.14952">
                <text:p>2.1495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.5">
                <text:p>24.5</text:p>
              </table:table-cell>
              <table:table-cell office:value-type="float" office:value="0.743752">
                <text:p>0.74375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.6">
                <text:p>24.6</text:p>
              </table:table-cell>
              <table:table-cell office:value-type="float" office:value="1.08432">
                <text:p>1.0843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.7">
                <text:p>24.7</text:p>
              </table:table-cell>
              <table:table-cell office:value-type="float" office:value="5.63683">
                <text:p>5.6368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.8">
                <text:p>24.8</text:p>
              </table:table-cell>
              <table:table-cell office:value-type="float" office:value="4.98359">
                <text:p>4.9835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.9">
                <text:p>24.9</text:p>
              </table:table-cell>
              <table:table-cell office:value-type="float" office:value="0.509479">
                <text:p>0.509479</text:p>
              </table:table-cell>
              <table:table-cell office:value-type="float" office:value="5.991">
                <text:p>5.9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85cm" svg:y="0.316cm" chart:style-name="ch2">
          <text:p>NIS Radar</text:p>
        </chart:title>
        <chart:legend chart:legend-position="end" svg:x="13.016cm" svg:y="3.952cm" style:legend-expansion="high" chart:style-name="ch3"/>
        <chart:plot-area chart:style-name="ch4" table:cell-range-address="NIS_Radar.B1:NIS_Radar.B250 NIS_Radar.S1:NIS_Radar.T250" chart:data-source-has-labels="row" svg:x="1.331cm" svg:y="1.275cm" svg:width="11.365cm" svg:height="6.564cm">
          <chartooo:coordinate-region svg:x="1.767cm" svg:y="1.474cm" svg:width="10.557cm" svg:height="5.718cm"/>
          <chart:axis chart:dimension="x" chart:name="primary-x" chart:style-name="ch5">
            <chart:title svg:x="6.215cm" svg:y="8.019cm" chart:style-name="ch6">
              <text:p>Time (sec)</text:p>
            </chart:title>
          </chart:axis>
          <chart:axis chart:dimension="y" chart:name="primary-y" chart:style-name="ch7">
            <chart:title svg:x="0.451cm" svg:y="4.879cm" chart:style-name="ch8">
              <text:p>NIS</text:p>
            </chart:title>
            <chart:grid chart:style-name="ch9" chart:class="major"/>
          </chart:axis>
          <chart:series chart:style-name="ch10" chart:values-cell-range-address="NIS_Radar.S2:NIS_Radar.S250" chart:label-cell-address="NIS_Radar.S1:NIS_Radar.S1" chart:class="chart:scatter">
            <chart:domain table:cell-range-address="NIS_Radar.B2:NIS_Radar.B250"/>
            <chart:data-point chart:repeated="249"/>
          </chart:series>
          <chart:series chart:style-name="ch11" chart:values-cell-range-address="NIS_Radar.T2:NIS_Radar.T250" chart:label-cell-address="NIS_Radar.T1:NIS_Radar.T1" chart:class="chart:scatter">
            <chart:data-point chart:repeated="2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IS Radar</text:p>
                <draw:g>
                  <svg:desc>NIS_Radar.S1:NIS_Radar.S1</svg:desc>
                </draw:g>
              </table:table-cell>
              <table:table-cell office:value-type="string">
                <text:p>95% Value</text:p>
                <draw:g>
                  <svg:desc>NIS_Radar.T1:NIS_Radar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">
                <text:p>0.05</text:p>
                <draw:g>
                  <svg:desc>NIS_Radar.B2:NIS_Radar.B250</svg:desc>
                </draw:g>
              </table:table-cell>
              <table:table-cell office:value-type="float" office:value="0">
                <text:p>0</text:p>
                <draw:g>
                  <svg:desc>NIS_Radar.S2:NIS_Radar.S250</svg:desc>
                </draw:g>
              </table:table-cell>
              <table:table-cell office:value-type="float" office:value="7.815">
                <text:p>7.815</text:p>
                <draw:g>
                  <svg:desc>NIS_Radar.T2:NIS_Radar.T2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">
                <text:p>0.15</text:p>
              </table:table-cell>
              <table:table-cell office:value-type="float" office:value="6.30461">
                <text:p>6.3046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">
                <text:p>0.25</text:p>
              </table:table-cell>
              <table:table-cell office:value-type="float" office:value="6.59462">
                <text:p>6.5946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5">
                <text:p>0.35</text:p>
              </table:table-cell>
              <table:table-cell office:value-type="float" office:value="14.5849">
                <text:p>14.584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5">
                <text:p>0.45</text:p>
              </table:table-cell>
              <table:table-cell office:value-type="float" office:value="3.42801">
                <text:p>3.4280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5">
                <text:p>0.55</text:p>
              </table:table-cell>
              <table:table-cell office:value-type="float" office:value="1.87774">
                <text:p>1.8777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5">
                <text:p>0.65</text:p>
              </table:table-cell>
              <table:table-cell office:value-type="float" office:value="2.28355">
                <text:p>2.2835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5">
                <text:p>0.75</text:p>
              </table:table-cell>
              <table:table-cell office:value-type="float" office:value="2.47745">
                <text:p>2.4774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5">
                <text:p>0.85</text:p>
              </table:table-cell>
              <table:table-cell office:value-type="float" office:value="3.09239">
                <text:p>3.0923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5">
                <text:p>0.95</text:p>
              </table:table-cell>
              <table:table-cell office:value-type="float" office:value="1.81361">
                <text:p>1.8136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5">
                <text:p>1.05</text:p>
              </table:table-cell>
              <table:table-cell office:value-type="float" office:value="5.48697">
                <text:p>5.4869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5">
                <text:p>1.15</text:p>
              </table:table-cell>
              <table:table-cell office:value-type="float" office:value="0.766829">
                <text:p>0.76682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5">
                <text:p>1.25</text:p>
              </table:table-cell>
              <table:table-cell office:value-type="float" office:value="3.82737">
                <text:p>3.8273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5">
                <text:p>1.35</text:p>
              </table:table-cell>
              <table:table-cell office:value-type="float" office:value="3.71378">
                <text:p>3.7137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5">
                <text:p>1.45</text:p>
              </table:table-cell>
              <table:table-cell office:value-type="float" office:value="2.36875">
                <text:p>2.3687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5">
                <text:p>1.55</text:p>
              </table:table-cell>
              <table:table-cell office:value-type="float" office:value="6.16639">
                <text:p>6.1663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5">
                <text:p>1.65</text:p>
              </table:table-cell>
              <table:table-cell office:value-type="float" office:value="6.34259">
                <text:p>6.3425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5">
                <text:p>1.75</text:p>
              </table:table-cell>
              <table:table-cell office:value-type="float" office:value="4.11358">
                <text:p>4.1135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5">
                <text:p>1.85</text:p>
              </table:table-cell>
              <table:table-cell office:value-type="float" office:value="4.44085">
                <text:p>4.4408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5">
                <text:p>1.95</text:p>
              </table:table-cell>
              <table:table-cell office:value-type="float" office:value="4.08506">
                <text:p>4.0850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05">
                <text:p>2.05</text:p>
              </table:table-cell>
              <table:table-cell office:value-type="float" office:value="1.80003">
                <text:p>1.8000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5">
                <text:p>2.15</text:p>
              </table:table-cell>
              <table:table-cell office:value-type="float" office:value="0.978867">
                <text:p>0.97886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5">
                <text:p>2.25</text:p>
              </table:table-cell>
              <table:table-cell office:value-type="float" office:value="1.33589">
                <text:p>1.3358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5">
                <text:p>2.35</text:p>
              </table:table-cell>
              <table:table-cell office:value-type="float" office:value="1.03236">
                <text:p>1.0323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5">
                <text:p>2.45</text:p>
              </table:table-cell>
              <table:table-cell office:value-type="float" office:value="3.59969">
                <text:p>3.5996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5">
                <text:p>2.55</text:p>
              </table:table-cell>
              <table:table-cell office:value-type="float" office:value="11.1434">
                <text:p>11.143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5">
                <text:p>2.65</text:p>
              </table:table-cell>
              <table:table-cell office:value-type="float" office:value="0.274617">
                <text:p>0.27461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5">
                <text:p>2.75</text:p>
              </table:table-cell>
              <table:table-cell office:value-type="float" office:value="1.40464">
                <text:p>1.4046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5">
                <text:p>2.85</text:p>
              </table:table-cell>
              <table:table-cell office:value-type="float" office:value="3.9883">
                <text:p>3.988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5">
                <text:p>2.95</text:p>
              </table:table-cell>
              <table:table-cell office:value-type="float" office:value="2.7052">
                <text:p>2.705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05">
                <text:p>3.05</text:p>
              </table:table-cell>
              <table:table-cell office:value-type="float" office:value="0.855166">
                <text:p>0.85516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5">
                <text:p>3.15</text:p>
              </table:table-cell>
              <table:table-cell office:value-type="float" office:value="1.88789">
                <text:p>1.8878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5">
                <text:p>3.25</text:p>
              </table:table-cell>
              <table:table-cell office:value-type="float" office:value="0.593565">
                <text:p>0.59356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5">
                <text:p>3.35</text:p>
              </table:table-cell>
              <table:table-cell office:value-type="float" office:value="5.06593">
                <text:p>5.0659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5">
                <text:p>3.45</text:p>
              </table:table-cell>
              <table:table-cell office:value-type="float" office:value="1.77741">
                <text:p>1.7774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5">
                <text:p>3.55</text:p>
              </table:table-cell>
              <table:table-cell office:value-type="float" office:value="3.36539">
                <text:p>3.3653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5">
                <text:p>3.65</text:p>
              </table:table-cell>
              <table:table-cell office:value-type="float" office:value="1.42497">
                <text:p>1.4249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5">
                <text:p>3.75</text:p>
              </table:table-cell>
              <table:table-cell office:value-type="float" office:value="0.704915">
                <text:p>0.70491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5">
                <text:p>3.85</text:p>
              </table:table-cell>
              <table:table-cell office:value-type="float" office:value="0.346453">
                <text:p>0.34645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5">
                <text:p>3.95</text:p>
              </table:table-cell>
              <table:table-cell office:value-type="float" office:value="0.512205">
                <text:p>0.51220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05">
                <text:p>4.05</text:p>
              </table:table-cell>
              <table:table-cell office:value-type="float" office:value="4.32056">
                <text:p>4.3205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5">
                <text:p>4.15</text:p>
              </table:table-cell>
              <table:table-cell office:value-type="float" office:value="0.274576">
                <text:p>0.27457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5">
                <text:p>4.25</text:p>
              </table:table-cell>
              <table:table-cell office:value-type="float" office:value="2.3143">
                <text:p>2.314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5">
                <text:p>4.35</text:p>
              </table:table-cell>
              <table:table-cell office:value-type="float" office:value="0.64284">
                <text:p>0.6428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5">
                <text:p>4.45</text:p>
              </table:table-cell>
              <table:table-cell office:value-type="float" office:value="1.03819">
                <text:p>1.0381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5">
                <text:p>4.55</text:p>
              </table:table-cell>
              <table:table-cell office:value-type="float" office:value="2.87936">
                <text:p>2.8793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5">
                <text:p>4.65</text:p>
              </table:table-cell>
              <table:table-cell office:value-type="float" office:value="7.02254">
                <text:p>7.0225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5">
                <text:p>4.75</text:p>
              </table:table-cell>
              <table:table-cell office:value-type="float" office:value="3.20057">
                <text:p>3.2005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5">
                <text:p>4.85</text:p>
              </table:table-cell>
              <table:table-cell office:value-type="float" office:value="4.8799">
                <text:p>4.879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5">
                <text:p>4.95</text:p>
              </table:table-cell>
              <table:table-cell office:value-type="float" office:value="11.5714">
                <text:p>11.571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05">
                <text:p>5.05</text:p>
              </table:table-cell>
              <table:table-cell office:value-type="float" office:value="3.37708">
                <text:p>3.3770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5">
                <text:p>5.15</text:p>
              </table:table-cell>
              <table:table-cell office:value-type="float" office:value="3.74137">
                <text:p>3.7413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5">
                <text:p>5.25</text:p>
              </table:table-cell>
              <table:table-cell office:value-type="float" office:value="2.14929">
                <text:p>2.1492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5">
                <text:p>5.35</text:p>
              </table:table-cell>
              <table:table-cell office:value-type="float" office:value="1.28657">
                <text:p>1.2865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5">
                <text:p>5.45</text:p>
              </table:table-cell>
              <table:table-cell office:value-type="float" office:value="0.998942">
                <text:p>0.99894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5">
                <text:p>5.55</text:p>
              </table:table-cell>
              <table:table-cell office:value-type="float" office:value="1.44024">
                <text:p>1.4402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5">
                <text:p>5.65</text:p>
              </table:table-cell>
              <table:table-cell office:value-type="float" office:value="3.31877">
                <text:p>3.3187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5">
                <text:p>5.75</text:p>
              </table:table-cell>
              <table:table-cell office:value-type="float" office:value="8.43365">
                <text:p>8.4336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5">
                <text:p>5.85</text:p>
              </table:table-cell>
              <table:table-cell office:value-type="float" office:value="1.34081">
                <text:p>1.3408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5">
                <text:p>5.95</text:p>
              </table:table-cell>
              <table:table-cell office:value-type="float" office:value="1.72358">
                <text:p>1.7235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05">
                <text:p>6.05</text:p>
              </table:table-cell>
              <table:table-cell office:value-type="float" office:value="0.296832">
                <text:p>0.29683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5">
                <text:p>6.15</text:p>
              </table:table-cell>
              <table:table-cell office:value-type="float" office:value="6.77307">
                <text:p>6.7730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25">
                <text:p>6.25</text:p>
              </table:table-cell>
              <table:table-cell office:value-type="float" office:value="5.89608">
                <text:p>5.8960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35">
                <text:p>6.35</text:p>
              </table:table-cell>
              <table:table-cell office:value-type="float" office:value="2.56234">
                <text:p>2.5623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45">
                <text:p>6.45</text:p>
              </table:table-cell>
              <table:table-cell office:value-type="float" office:value="1.84055">
                <text:p>1.8405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55">
                <text:p>6.55</text:p>
              </table:table-cell>
              <table:table-cell office:value-type="float" office:value="6.78081">
                <text:p>6.7808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65">
                <text:p>6.65</text:p>
              </table:table-cell>
              <table:table-cell office:value-type="float" office:value="1.6939">
                <text:p>1.693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75">
                <text:p>6.75</text:p>
              </table:table-cell>
              <table:table-cell office:value-type="float" office:value="3.13864">
                <text:p>3.1386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85">
                <text:p>6.85</text:p>
              </table:table-cell>
              <table:table-cell office:value-type="float" office:value="3.226">
                <text:p>3.22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95">
                <text:p>6.95</text:p>
              </table:table-cell>
              <table:table-cell office:value-type="float" office:value="9.99015">
                <text:p>9.9901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05">
                <text:p>7.05</text:p>
              </table:table-cell>
              <table:table-cell office:value-type="float" office:value="3.33727">
                <text:p>3.3372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15">
                <text:p>7.15</text:p>
              </table:table-cell>
              <table:table-cell office:value-type="float" office:value="5.83398">
                <text:p>5.8339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25">
                <text:p>7.25</text:p>
              </table:table-cell>
              <table:table-cell office:value-type="float" office:value="2.02153">
                <text:p>2.0215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5">
                <text:p>7.35</text:p>
              </table:table-cell>
              <table:table-cell office:value-type="float" office:value="1.23134">
                <text:p>1.2313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45">
                <text:p>7.45</text:p>
              </table:table-cell>
              <table:table-cell office:value-type="float" office:value="0.380449">
                <text:p>0.38044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55">
                <text:p>7.55</text:p>
              </table:table-cell>
              <table:table-cell office:value-type="float" office:value="2.5724">
                <text:p>2.572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65">
                <text:p>7.65</text:p>
              </table:table-cell>
              <table:table-cell office:value-type="float" office:value="1.73119">
                <text:p>1.7311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75">
                <text:p>7.75</text:p>
              </table:table-cell>
              <table:table-cell office:value-type="float" office:value="2.61451">
                <text:p>2.6145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85">
                <text:p>7.85</text:p>
              </table:table-cell>
              <table:table-cell office:value-type="float" office:value="1.00748">
                <text:p>1.0074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95">
                <text:p>7.95</text:p>
              </table:table-cell>
              <table:table-cell office:value-type="float" office:value="1.13274">
                <text:p>1.1327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.05">
                <text:p>8.05</text:p>
              </table:table-cell>
              <table:table-cell office:value-type="float" office:value="4.22037">
                <text:p>4.2203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15">
                <text:p>8.15</text:p>
              </table:table-cell>
              <table:table-cell office:value-type="float" office:value="5.37712">
                <text:p>5.3771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25">
                <text:p>8.25</text:p>
              </table:table-cell>
              <table:table-cell office:value-type="float" office:value="1.01467">
                <text:p>1.0146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35">
                <text:p>8.35</text:p>
              </table:table-cell>
              <table:table-cell office:value-type="float" office:value="2.53831">
                <text:p>2.5383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45">
                <text:p>8.45</text:p>
              </table:table-cell>
              <table:table-cell office:value-type="float" office:value="1.50136">
                <text:p>1.5013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55">
                <text:p>8.55</text:p>
              </table:table-cell>
              <table:table-cell office:value-type="float" office:value="4.40299">
                <text:p>4.4029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65">
                <text:p>8.65</text:p>
              </table:table-cell>
              <table:table-cell office:value-type="float" office:value="0.0644779">
                <text:p>0.064477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75">
                <text:p>8.75</text:p>
              </table:table-cell>
              <table:table-cell office:value-type="float" office:value="3.43521">
                <text:p>3.4352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85">
                <text:p>8.85</text:p>
              </table:table-cell>
              <table:table-cell office:value-type="float" office:value="0.24135">
                <text:p>0.2413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95">
                <text:p>8.95</text:p>
              </table:table-cell>
              <table:table-cell office:value-type="float" office:value="0.52722">
                <text:p>0.5272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.05">
                <text:p>9.05</text:p>
              </table:table-cell>
              <table:table-cell office:value-type="float" office:value="2.85228">
                <text:p>2.8522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15">
                <text:p>9.15</text:p>
              </table:table-cell>
              <table:table-cell office:value-type="float" office:value="1.89449">
                <text:p>1.8944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25">
                <text:p>9.25</text:p>
              </table:table-cell>
              <table:table-cell office:value-type="float" office:value="1.69615">
                <text:p>1.6961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35">
                <text:p>9.35</text:p>
              </table:table-cell>
              <table:table-cell office:value-type="float" office:value="4.66608">
                <text:p>4.6660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45">
                <text:p>9.45</text:p>
              </table:table-cell>
              <table:table-cell office:value-type="float" office:value="1.48756">
                <text:p>1.4875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55">
                <text:p>9.55</text:p>
              </table:table-cell>
              <table:table-cell office:value-type="float" office:value="1.384">
                <text:p>1.38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65">
                <text:p>9.65</text:p>
              </table:table-cell>
              <table:table-cell office:value-type="float" office:value="7.24757">
                <text:p>7.2475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75">
                <text:p>9.75</text:p>
              </table:table-cell>
              <table:table-cell office:value-type="float" office:value="3.3741">
                <text:p>3.374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85">
                <text:p>9.85</text:p>
              </table:table-cell>
              <table:table-cell office:value-type="float" office:value="2.42303">
                <text:p>2.4230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95">
                <text:p>9.95</text:p>
              </table:table-cell>
              <table:table-cell office:value-type="float" office:value="3.26672">
                <text:p>3.2667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.05">
                <text:p>10.05</text:p>
              </table:table-cell>
              <table:table-cell office:value-type="float" office:value="1.98676">
                <text:p>1.9867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15">
                <text:p>10.15</text:p>
              </table:table-cell>
              <table:table-cell office:value-type="float" office:value="5.03907">
                <text:p>5.0390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25">
                <text:p>10.25</text:p>
              </table:table-cell>
              <table:table-cell office:value-type="float" office:value="1.15351">
                <text:p>1.1535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35">
                <text:p>10.35</text:p>
              </table:table-cell>
              <table:table-cell office:value-type="float" office:value="1.88368">
                <text:p>1.8836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45">
                <text:p>10.45</text:p>
              </table:table-cell>
              <table:table-cell office:value-type="float" office:value="1.04301">
                <text:p>1.0430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55">
                <text:p>10.55</text:p>
              </table:table-cell>
              <table:table-cell office:value-type="float" office:value="2.63043">
                <text:p>2.6304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65">
                <text:p>10.65</text:p>
              </table:table-cell>
              <table:table-cell office:value-type="float" office:value="1.6084">
                <text:p>1.608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75">
                <text:p>10.75</text:p>
              </table:table-cell>
              <table:table-cell office:value-type="float" office:value="3.17789">
                <text:p>3.1778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85">
                <text:p>10.85</text:p>
              </table:table-cell>
              <table:table-cell office:value-type="float" office:value="1.14009">
                <text:p>1.1400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95">
                <text:p>10.95</text:p>
              </table:table-cell>
              <table:table-cell office:value-type="float" office:value="1.00658">
                <text:p>1.0065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.05">
                <text:p>11.05</text:p>
              </table:table-cell>
              <table:table-cell office:value-type="float" office:value="3.48017">
                <text:p>3.4801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15">
                <text:p>11.15</text:p>
              </table:table-cell>
              <table:table-cell office:value-type="float" office:value="3.89786">
                <text:p>3.8978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25">
                <text:p>11.25</text:p>
              </table:table-cell>
              <table:table-cell office:value-type="float" office:value="2.94772">
                <text:p>2.9477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35">
                <text:p>11.35</text:p>
              </table:table-cell>
              <table:table-cell office:value-type="float" office:value="3.27811">
                <text:p>3.2781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45">
                <text:p>11.45</text:p>
              </table:table-cell>
              <table:table-cell office:value-type="float" office:value="0.969934">
                <text:p>0.96993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55">
                <text:p>11.55</text:p>
              </table:table-cell>
              <table:table-cell office:value-type="float" office:value="1.29773">
                <text:p>1.2977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65">
                <text:p>11.65</text:p>
              </table:table-cell>
              <table:table-cell office:value-type="float" office:value="0.578306">
                <text:p>0.57830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75">
                <text:p>11.75</text:p>
              </table:table-cell>
              <table:table-cell office:value-type="float" office:value="2.63711">
                <text:p>2.6371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85">
                <text:p>11.85</text:p>
              </table:table-cell>
              <table:table-cell office:value-type="float" office:value="1.90201">
                <text:p>1.9020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95">
                <text:p>11.95</text:p>
              </table:table-cell>
              <table:table-cell office:value-type="float" office:value="3.13506">
                <text:p>3.1350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.05">
                <text:p>12.05</text:p>
              </table:table-cell>
              <table:table-cell office:value-type="float" office:value="5.48272">
                <text:p>5.4827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15">
                <text:p>12.15</text:p>
              </table:table-cell>
              <table:table-cell office:value-type="float" office:value="6.42143">
                <text:p>6.4214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25">
                <text:p>12.25</text:p>
              </table:table-cell>
              <table:table-cell office:value-type="float" office:value="1.42523">
                <text:p>1.4252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35">
                <text:p>12.35</text:p>
              </table:table-cell>
              <table:table-cell office:value-type="float" office:value="4.26628">
                <text:p>4.2662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45">
                <text:p>12.45</text:p>
              </table:table-cell>
              <table:table-cell office:value-type="float" office:value="3.52593">
                <text:p>3.5259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55">
                <text:p>12.55</text:p>
              </table:table-cell>
              <table:table-cell office:value-type="float" office:value="2.61629">
                <text:p>2.6162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65">
                <text:p>12.65</text:p>
              </table:table-cell>
              <table:table-cell office:value-type="float" office:value="0.104255">
                <text:p>0.10425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75">
                <text:p>12.75</text:p>
              </table:table-cell>
              <table:table-cell office:value-type="float" office:value="2.5875">
                <text:p>2.587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85">
                <text:p>12.85</text:p>
              </table:table-cell>
              <table:table-cell office:value-type="float" office:value="1.02997">
                <text:p>1.0299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95">
                <text:p>12.95</text:p>
              </table:table-cell>
              <table:table-cell office:value-type="float" office:value="4.39999">
                <text:p>4.3999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.05">
                <text:p>13.05</text:p>
              </table:table-cell>
              <table:table-cell office:value-type="float" office:value="1.03858">
                <text:p>1.0385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15">
                <text:p>13.15</text:p>
              </table:table-cell>
              <table:table-cell office:value-type="float" office:value="0.111912">
                <text:p>0.11191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25">
                <text:p>13.25</text:p>
              </table:table-cell>
              <table:table-cell office:value-type="float" office:value="4.37558">
                <text:p>4.3755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35">
                <text:p>13.35</text:p>
              </table:table-cell>
              <table:table-cell office:value-type="float" office:value="0.861563">
                <text:p>0.86156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45">
                <text:p>13.45</text:p>
              </table:table-cell>
              <table:table-cell office:value-type="float" office:value="1.07061">
                <text:p>1.0706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55">
                <text:p>13.55</text:p>
              </table:table-cell>
              <table:table-cell office:value-type="float" office:value="5.15226">
                <text:p>5.1522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65">
                <text:p>13.65</text:p>
              </table:table-cell>
              <table:table-cell office:value-type="float" office:value="5.89699">
                <text:p>5.8969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75">
                <text:p>13.75</text:p>
              </table:table-cell>
              <table:table-cell office:value-type="float" office:value="4.09363">
                <text:p>4.0936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85">
                <text:p>13.85</text:p>
              </table:table-cell>
              <table:table-cell office:value-type="float" office:value="5.64857">
                <text:p>5.6485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.95">
                <text:p>13.95</text:p>
              </table:table-cell>
              <table:table-cell office:value-type="float" office:value="2.59766">
                <text:p>2.5976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.05">
                <text:p>14.05</text:p>
              </table:table-cell>
              <table:table-cell office:value-type="float" office:value="4.56017">
                <text:p>4.5601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15">
                <text:p>14.15</text:p>
              </table:table-cell>
              <table:table-cell office:value-type="float" office:value="3.28703">
                <text:p>3.2870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25">
                <text:p>14.25</text:p>
              </table:table-cell>
              <table:table-cell office:value-type="float" office:value="1.36808">
                <text:p>1.3680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35">
                <text:p>14.35</text:p>
              </table:table-cell>
              <table:table-cell office:value-type="float" office:value="0.202455">
                <text:p>0.20245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45">
                <text:p>14.45</text:p>
              </table:table-cell>
              <table:table-cell office:value-type="float" office:value="4.40664">
                <text:p>4.4066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55">
                <text:p>14.55</text:p>
              </table:table-cell>
              <table:table-cell office:value-type="float" office:value="0.515658">
                <text:p>0.51565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65">
                <text:p>14.65</text:p>
              </table:table-cell>
              <table:table-cell office:value-type="float" office:value="0.368118">
                <text:p>0.36811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75">
                <text:p>14.75</text:p>
              </table:table-cell>
              <table:table-cell office:value-type="float" office:value="2.52517">
                <text:p>2.5251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85">
                <text:p>14.85</text:p>
              </table:table-cell>
              <table:table-cell office:value-type="float" office:value="4.16017">
                <text:p>4.1601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.95">
                <text:p>14.95</text:p>
              </table:table-cell>
              <table:table-cell office:value-type="float" office:value="0.3783">
                <text:p>0.378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.05">
                <text:p>15.05</text:p>
              </table:table-cell>
              <table:table-cell office:value-type="float" office:value="6.50031">
                <text:p>6.5003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15">
                <text:p>15.15</text:p>
              </table:table-cell>
              <table:table-cell office:value-type="float" office:value="0.902696">
                <text:p>0.90269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25">
                <text:p>15.25</text:p>
              </table:table-cell>
              <table:table-cell office:value-type="float" office:value="6.99652">
                <text:p>6.9965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35">
                <text:p>15.35</text:p>
              </table:table-cell>
              <table:table-cell office:value-type="float" office:value="1.08501">
                <text:p>1.0850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45">
                <text:p>15.45</text:p>
              </table:table-cell>
              <table:table-cell office:value-type="float" office:value="2.03712">
                <text:p>2.0371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55">
                <text:p>15.55</text:p>
              </table:table-cell>
              <table:table-cell office:value-type="float" office:value="1.27756">
                <text:p>1.2775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.65">
                <text:p>15.65</text:p>
              </table:table-cell>
              <table:table-cell office:value-type="float" office:value="1.90458">
                <text:p>1.9045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.75">
                <text:p>15.75</text:p>
              </table:table-cell>
              <table:table-cell office:value-type="float" office:value="2.03434">
                <text:p>2.0343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.85">
                <text:p>15.85</text:p>
              </table:table-cell>
              <table:table-cell office:value-type="float" office:value="2.65125">
                <text:p>2.6512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.95">
                <text:p>15.95</text:p>
              </table:table-cell>
              <table:table-cell office:value-type="float" office:value="1.92986">
                <text:p>1.9298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.05">
                <text:p>16.05</text:p>
              </table:table-cell>
              <table:table-cell office:value-type="float" office:value="2.8068">
                <text:p>2.806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.15">
                <text:p>16.15</text:p>
              </table:table-cell>
              <table:table-cell office:value-type="float" office:value="4.12252">
                <text:p>4.1225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.25">
                <text:p>16.25</text:p>
              </table:table-cell>
              <table:table-cell office:value-type="float" office:value="2.8556">
                <text:p>2.855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.35">
                <text:p>16.35</text:p>
              </table:table-cell>
              <table:table-cell office:value-type="float" office:value="0.248053">
                <text:p>0.24805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.45">
                <text:p>16.45</text:p>
              </table:table-cell>
              <table:table-cell office:value-type="float" office:value="4.47278">
                <text:p>4.4727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.55">
                <text:p>16.55</text:p>
              </table:table-cell>
              <table:table-cell office:value-type="float" office:value="2.06555">
                <text:p>2.0655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.65">
                <text:p>16.65</text:p>
              </table:table-cell>
              <table:table-cell office:value-type="float" office:value="2.36701">
                <text:p>2.3670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.75">
                <text:p>16.75</text:p>
              </table:table-cell>
              <table:table-cell office:value-type="float" office:value="5.24693">
                <text:p>5.2469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.85">
                <text:p>16.85</text:p>
              </table:table-cell>
              <table:table-cell office:value-type="float" office:value="7.70848">
                <text:p>7.7084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.95">
                <text:p>16.95</text:p>
              </table:table-cell>
              <table:table-cell office:value-type="float" office:value="1.72034">
                <text:p>1.7203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.05">
                <text:p>17.05</text:p>
              </table:table-cell>
              <table:table-cell office:value-type="float" office:value="0.790597">
                <text:p>0.79059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15">
                <text:p>17.15</text:p>
              </table:table-cell>
              <table:table-cell office:value-type="float" office:value="1.67646">
                <text:p>1.6764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25">
                <text:p>17.25</text:p>
              </table:table-cell>
              <table:table-cell office:value-type="float" office:value="3.96893">
                <text:p>3.9689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35">
                <text:p>17.35</text:p>
              </table:table-cell>
              <table:table-cell office:value-type="float" office:value="1.2139">
                <text:p>1.213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45">
                <text:p>17.45</text:p>
              </table:table-cell>
              <table:table-cell office:value-type="float" office:value="5.04795">
                <text:p>5.0479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.55">
                <text:p>17.55</text:p>
              </table:table-cell>
              <table:table-cell office:value-type="float" office:value="1.55393">
                <text:p>1.5539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.65">
                <text:p>17.65</text:p>
              </table:table-cell>
              <table:table-cell office:value-type="float" office:value="2.41575">
                <text:p>2.4157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.75">
                <text:p>17.75</text:p>
              </table:table-cell>
              <table:table-cell office:value-type="float" office:value="1.89435">
                <text:p>1.8943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.85">
                <text:p>17.85</text:p>
              </table:table-cell>
              <table:table-cell office:value-type="float" office:value="6.74101">
                <text:p>6.7410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.95">
                <text:p>17.95</text:p>
              </table:table-cell>
              <table:table-cell office:value-type="float" office:value="1.89008">
                <text:p>1.8900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.05">
                <text:p>18.05</text:p>
              </table:table-cell>
              <table:table-cell office:value-type="float" office:value="1.01028">
                <text:p>1.0102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.15">
                <text:p>18.15</text:p>
              </table:table-cell>
              <table:table-cell office:value-type="float" office:value="3.89648">
                <text:p>3.8964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.25">
                <text:p>18.25</text:p>
              </table:table-cell>
              <table:table-cell office:value-type="float" office:value="1.49307">
                <text:p>1.4930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.35">
                <text:p>18.35</text:p>
              </table:table-cell>
              <table:table-cell office:value-type="float" office:value="0.867154">
                <text:p>0.86715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.45">
                <text:p>18.45</text:p>
              </table:table-cell>
              <table:table-cell office:value-type="float" office:value="2.04115">
                <text:p>2.0411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.55">
                <text:p>18.55</text:p>
              </table:table-cell>
              <table:table-cell office:value-type="float" office:value="3.55632">
                <text:p>3.5563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.65">
                <text:p>18.65</text:p>
              </table:table-cell>
              <table:table-cell office:value-type="float" office:value="0.352402">
                <text:p>0.35240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.75">
                <text:p>18.75</text:p>
              </table:table-cell>
              <table:table-cell office:value-type="float" office:value="1.88565">
                <text:p>1.8856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.85">
                <text:p>18.85</text:p>
              </table:table-cell>
              <table:table-cell office:value-type="float" office:value="1.24593">
                <text:p>1.2459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.95">
                <text:p>18.95</text:p>
              </table:table-cell>
              <table:table-cell office:value-type="float" office:value="6.4872">
                <text:p>6.487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.05">
                <text:p>19.05</text:p>
              </table:table-cell>
              <table:table-cell office:value-type="float" office:value="0.303479">
                <text:p>0.30347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.15">
                <text:p>19.15</text:p>
              </table:table-cell>
              <table:table-cell office:value-type="float" office:value="10.8764">
                <text:p>10.876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.25">
                <text:p>19.25</text:p>
              </table:table-cell>
              <table:table-cell office:value-type="float" office:value="3.6374">
                <text:p>3.637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.35">
                <text:p>19.35</text:p>
              </table:table-cell>
              <table:table-cell office:value-type="float" office:value="0.727321">
                <text:p>0.72732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.45">
                <text:p>19.45</text:p>
              </table:table-cell>
              <table:table-cell office:value-type="float" office:value="1.30268">
                <text:p>1.3026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.55">
                <text:p>19.55</text:p>
              </table:table-cell>
              <table:table-cell office:value-type="float" office:value="0.880002">
                <text:p>0.88000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.65">
                <text:p>19.65</text:p>
              </table:table-cell>
              <table:table-cell office:value-type="float" office:value="1.96863">
                <text:p>1.9686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.75">
                <text:p>19.75</text:p>
              </table:table-cell>
              <table:table-cell office:value-type="float" office:value="1.74319">
                <text:p>1.7431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.85">
                <text:p>19.85</text:p>
              </table:table-cell>
              <table:table-cell office:value-type="float" office:value="5.11139">
                <text:p>5.1113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.95">
                <text:p>19.95</text:p>
              </table:table-cell>
              <table:table-cell office:value-type="float" office:value="2.26539">
                <text:p>2.2653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.05">
                <text:p>20.05</text:p>
              </table:table-cell>
              <table:table-cell office:value-type="float" office:value="2.75919">
                <text:p>2.7591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.15">
                <text:p>20.15</text:p>
              </table:table-cell>
              <table:table-cell office:value-type="float" office:value="1.75347">
                <text:p>1.7534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.25">
                <text:p>20.25</text:p>
              </table:table-cell>
              <table:table-cell office:value-type="float" office:value="7.42362">
                <text:p>7.4236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.35">
                <text:p>20.35</text:p>
              </table:table-cell>
              <table:table-cell office:value-type="float" office:value="8.48869">
                <text:p>8.4886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.45">
                <text:p>20.45</text:p>
              </table:table-cell>
              <table:table-cell office:value-type="float" office:value="0.172652">
                <text:p>0.17265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.55">
                <text:p>20.55</text:p>
              </table:table-cell>
              <table:table-cell office:value-type="float" office:value="1.04524">
                <text:p>1.0452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.65">
                <text:p>20.65</text:p>
              </table:table-cell>
              <table:table-cell office:value-type="float" office:value="2.62762">
                <text:p>2.6276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.75">
                <text:p>20.75</text:p>
              </table:table-cell>
              <table:table-cell office:value-type="float" office:value="2.18156">
                <text:p>2.1815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.85">
                <text:p>20.85</text:p>
              </table:table-cell>
              <table:table-cell office:value-type="float" office:value="1.09646">
                <text:p>1.0964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.95">
                <text:p>20.95</text:p>
              </table:table-cell>
              <table:table-cell office:value-type="float" office:value="0.593891">
                <text:p>0.59389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.05">
                <text:p>21.05</text:p>
              </table:table-cell>
              <table:table-cell office:value-type="float" office:value="8.92021">
                <text:p>8.9202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.15">
                <text:p>21.15</text:p>
              </table:table-cell>
              <table:table-cell office:value-type="float" office:value="2.2832">
                <text:p>2.283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.25">
                <text:p>21.25</text:p>
              </table:table-cell>
              <table:table-cell office:value-type="float" office:value="0.958183">
                <text:p>0.95818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.35">
                <text:p>21.35</text:p>
              </table:table-cell>
              <table:table-cell office:value-type="float" office:value="3.29669">
                <text:p>3.2966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.45">
                <text:p>21.45</text:p>
              </table:table-cell>
              <table:table-cell office:value-type="float" office:value="4.61835">
                <text:p>4.6183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.55">
                <text:p>21.55</text:p>
              </table:table-cell>
              <table:table-cell office:value-type="float" office:value="1.97024">
                <text:p>1.9702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.65">
                <text:p>21.65</text:p>
              </table:table-cell>
              <table:table-cell office:value-type="float" office:value="5.59079">
                <text:p>5.5907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.75">
                <text:p>21.75</text:p>
              </table:table-cell>
              <table:table-cell office:value-type="float" office:value="1.42911">
                <text:p>1.4291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.85">
                <text:p>21.85</text:p>
              </table:table-cell>
              <table:table-cell office:value-type="float" office:value="2.49401">
                <text:p>2.4940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.95">
                <text:p>21.95</text:p>
              </table:table-cell>
              <table:table-cell office:value-type="float" office:value="5.94012">
                <text:p>5.9401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.05">
                <text:p>22.05</text:p>
              </table:table-cell>
              <table:table-cell office:value-type="float" office:value="1.76014">
                <text:p>1.7601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.15">
                <text:p>22.15</text:p>
              </table:table-cell>
              <table:table-cell office:value-type="float" office:value="6.88301">
                <text:p>6.8830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.25">
                <text:p>22.25</text:p>
              </table:table-cell>
              <table:table-cell office:value-type="float" office:value="4.12538">
                <text:p>4.1253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.35">
                <text:p>22.35</text:p>
              </table:table-cell>
              <table:table-cell office:value-type="float" office:value="2.33599">
                <text:p>2.3359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.45">
                <text:p>22.45</text:p>
              </table:table-cell>
              <table:table-cell office:value-type="float" office:value="1.98621">
                <text:p>1.9862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.55">
                <text:p>22.55</text:p>
              </table:table-cell>
              <table:table-cell office:value-type="float" office:value="4.34638">
                <text:p>4.3463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.65">
                <text:p>22.65</text:p>
              </table:table-cell>
              <table:table-cell office:value-type="float" office:value="1.67828">
                <text:p>1.6782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.75">
                <text:p>22.75</text:p>
              </table:table-cell>
              <table:table-cell office:value-type="float" office:value="5.52521">
                <text:p>5.5252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.85">
                <text:p>22.85</text:p>
              </table:table-cell>
              <table:table-cell office:value-type="float" office:value="2.97062">
                <text:p>2.9706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.95">
                <text:p>22.95</text:p>
              </table:table-cell>
              <table:table-cell office:value-type="float" office:value="0.498987">
                <text:p>0.49898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.05">
                <text:p>23.05</text:p>
              </table:table-cell>
              <table:table-cell office:value-type="float" office:value="0.0718833">
                <text:p>0.071883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.15">
                <text:p>23.15</text:p>
              </table:table-cell>
              <table:table-cell office:value-type="float" office:value="0.571726">
                <text:p>0.57172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.25">
                <text:p>23.25</text:p>
              </table:table-cell>
              <table:table-cell office:value-type="float" office:value="0.330276">
                <text:p>0.33027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.35">
                <text:p>23.35</text:p>
              </table:table-cell>
              <table:table-cell office:value-type="float" office:value="7.93901">
                <text:p>7.9390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.45">
                <text:p>23.45</text:p>
              </table:table-cell>
              <table:table-cell office:value-type="float" office:value="6.44071">
                <text:p>6.4407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.55">
                <text:p>23.55</text:p>
              </table:table-cell>
              <table:table-cell office:value-type="float" office:value="0.58792">
                <text:p>0.5879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.65">
                <text:p>23.65</text:p>
              </table:table-cell>
              <table:table-cell office:value-type="float" office:value="2.50004">
                <text:p>2.5000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.75">
                <text:p>23.75</text:p>
              </table:table-cell>
              <table:table-cell office:value-type="float" office:value="0.21389">
                <text:p>0.21389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.85">
                <text:p>23.85</text:p>
              </table:table-cell>
              <table:table-cell office:value-type="float" office:value="1.65404">
                <text:p>1.65404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.95">
                <text:p>23.95</text:p>
              </table:table-cell>
              <table:table-cell office:value-type="float" office:value="0.88062">
                <text:p>0.8806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.05">
                <text:p>24.05</text:p>
              </table:table-cell>
              <table:table-cell office:value-type="float" office:value="2.66895">
                <text:p>2.6689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.15">
                <text:p>24.15</text:p>
              </table:table-cell>
              <table:table-cell office:value-type="float" office:value="9.33615">
                <text:p>9.3361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.25">
                <text:p>24.25</text:p>
              </table:table-cell>
              <table:table-cell office:value-type="float" office:value="0.165507">
                <text:p>0.165507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.35">
                <text:p>24.35</text:p>
              </table:table-cell>
              <table:table-cell office:value-type="float" office:value="6.72856">
                <text:p>6.72856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.45">
                <text:p>24.45</text:p>
              </table:table-cell>
              <table:table-cell office:value-type="float" office:value="4.0358">
                <text:p>4.035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.55">
                <text:p>24.55</text:p>
              </table:table-cell>
              <table:table-cell office:value-type="float" office:value="2.70425">
                <text:p>2.7042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.65">
                <text:p>24.65</text:p>
              </table:table-cell>
              <table:table-cell office:value-type="float" office:value="6.39452">
                <text:p>6.39452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.75">
                <text:p>24.75</text:p>
              </table:table-cell>
              <table:table-cell office:value-type="float" office:value="1.62231">
                <text:p>1.62231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.85">
                <text:p>24.85</text:p>
              </table:table-cell>
              <table:table-cell office:value-type="float" office:value="2.32282">
                <text:p>2.32282</text:p>
              </table:table-cell>
              <table:table-cell office:value-type="float" office:value="7.815">
                <text:p>7.8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